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63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02in" fo:break-before="auto" style:use-optimal-row-height="fals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style:font-name="Verdana" style:font-name-asian="Song" style:font-name-complex="Arial Unicode MS"/>
    </style:style>
    <style:style style:name="ce53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0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1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2">
      <style:table-cell-properties fo:border-bottom="0.06pt solid #000000" fo:background-color="#e6e6e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d7" fo:border="0.06pt solid #000000"/>
    </style:style>
    <style:style style:name="ce17" style:family="table-cell" style:parent-style-name="Default">
      <style:table-cell-properties fo:border-bottom="0.99pt solid #000000" fo:background-color="#c0c0c0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9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80" style:family="table-cell" style:parent-style-name="Default" style:data-style-name="N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7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6" style:family="table-cell" style:parent-style-name="Default">
      <style:table-cell-properties fo:border-bottom="0.99pt solid #000000" fo:background-color="#c0c0c0" style:diagonal-bl-tr="none" style:diagonal-tl-br="none" fo:border-left="none" fo:border-right="none" style:rotation-align="none" fo:border-top="0.99pt solid #000000"/>
    </style:style>
    <style:style style:name="ce39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6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</style:style>
    <style:style style:name="ce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96" style:family="table-cell" style:parent-style-name="Default"/>
    <style:style style:name="ce125" style:family="table-cell" style:parent-style-name="Default" style:data-style-name="N132">
      <style:table-cell-properties fo:border="none"/>
    </style:style>
    <style:style style:name="ce128" style:family="table-cell" style:parent-style-name="Default" style:data-style-name="N132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277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279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32">
      <style:table-cell-properties fo:border-bottom="0.06pt solid #000000" fo:border-left="none" fo:border-right="none" fo:border-top="0.06pt solid #000000"/>
    </style:style>
    <style:style style:name="ce10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6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fo:color="#ff0000" style:font-name="Verdana" style:font-name-asian="Song" style:font-name-complex="Arial Unicode MS"/>
    </style:style>
    <style:style style:name="ce288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font-name="Verdana" style:font-name-asian="Song" style:font-name-complex="Arial Unicode MS"/>
    </style:style>
    <style:style style:name="ce289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290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9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32">
      <style:table-cell-properties fo:border-bottom="0.06pt solid #000000" fo:border-left="none" fo:border-right="0.06pt solid #000000" fo:border-top="0.06pt solid #000000"/>
    </style:style>
    <style:style style:name="ce348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6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2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</style:style>
    <style:style style:name="ce13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4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13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373" style:family="table-cell" style:parent-style-name="Default">
      <style:table-cell-properties fo:border-bottom="none" fo:background-color="#ffffd7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4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14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5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/>
    </style:style>
    <style:style style:name="ce15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</style:style>
    <style:style style:name="ce1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  <style:text-properties style:use-window-font-color="true"/>
    </style:style>
    <style:style style:name="ce393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4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401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99pt solid #000000" fo:background-color="#c0c0c0" style:diagonal-bl-tr="none" style:diagonal-tl-br="none" fo:border-left="none" fo:border-right="0.99pt solid #000000" style:rotation-align="none" fo:border-top="0.99pt solid #000000"/>
    </style:style>
    <style:style style:name="ce404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style:glyph-orientation-vertical="0" fo:border-bottom="0.06pt solid #000000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417" style:family="table-cell" style:parent-style-name="Default">
      <style:table-cell-properties fo:border-bottom="none" fo:border-left="none" fo:border-right="0.06pt solid #000000" fo:border-top="none"/>
    </style:style>
    <style:style style:name="ce418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183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184" style:family="table-cell" style:parent-style-name="Default">
      <style:text-properties style:font-name="Courier" fo:font-size="12pt" style:font-size-asian="12pt" style:font-size-complex="12pt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8080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ext-properties fo:color="#00ff00"/>
    </style:style>
    <style:style style:name="ce188" style:family="table-cell" style:parent-style-name="Default">
      <style:text-properties fo:color="#0000ff"/>
    </style:style>
    <style:style style:name="ce1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order-left="none" fo:border-right="none" fo:border-top="0.06pt solid #000000"/>
    </style:style>
    <style:style style:name="ce2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order-bottom="0.06pt solid #000000" fo:background-color="#ffffd7" fo:border-left="0.06pt solid #000000" fo:border-right="none" fo:border-top="0.06pt solid #000000"/>
    </style:style>
    <style:style style:name="ce2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7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2">
      <style:table-cell-properties fo:border-bottom="0.06pt solid #000000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7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9" style:family="table-cell" style:parent-style-name="Default">
      <style:table-cell-properties fo:border-bottom="none" fo:border-left="0.06pt solid #000000" fo:border-right="0.06pt solid #000000" fo:border-top="none"/>
    </style:style>
    <style:style style:name="ce2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1" style:family="table-cell" style:parent-style-name="Default">
      <style:table-cell-properties fo:border-bottom="none" fo:border-left="none" fo:border-right="0.06pt solid #000000" fo:border-top="none"/>
    </style:style>
    <style:style style:name="ce232" style:family="table-cell" style:parent-style-name="Default">
      <style:table-cell-properties fo:border-bottom="0.06pt solid #000000" fo:border-left="none" fo:border-right="0.06pt solid #000000" fo:border-top="none"/>
    </style:style>
    <style:style style:name="ce585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8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87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8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591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c0c0c0"/>
    </style:style>
    <style:style style:name="ce329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color="#0000ff"/>
    </style:style>
    <style:style style:name="ce330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1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2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333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340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598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44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345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346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82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82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8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6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50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55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52" style:family="table-cell" style:parent-style-name="Default">
      <style:text-properties style:use-window-font-color="true"/>
    </style:style>
    <style:style style:name="ce35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354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use-window-font-color="true"/>
    </style:style>
    <style:style style:name="ce61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1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c0c0c0"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55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5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57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11" style:family="table-cell" style:parent-style-name="Defaul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61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3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64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65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580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588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95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9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97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01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0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606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81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9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38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645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ackground-color="transparent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style:font-name="Verdana"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style:font-name="Verdan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Layout" table:style-name="ta1" table:print="false">
        <office:forms form:automatic-focus="false" form:apply-design-mode="false"/>
        <table:table-column table:style-name="co1" table:number-columns-repeated="32" table:default-cell-style-name="Default"/>
        <table:table-column table:style-name="co1" table:number-columns-repeated="2" table:default-cell-style-name="ce173"/>
        <table:table-column table:style-name="co1" table:number-columns-repeated="990" table:default-cell-style-name="Default"/>
        <table:table-row table:style-name="ro1">
          <table:table-cell office:value-type="string" calcext:value-type="string">
            <text:p>For letter frequency data, see for example: </text:p>
          </table:table-cell>
          <table:table-cell table:number-columns-repeated="7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89" office:value-type="string" calcext:value-type="string">
            <text:p>Weight:</text:p>
          </table:table-cell>
          <table:table-cell table:style-name="ce198" table:number-columns-repeated="2"/>
          <table:table-cell table:style-name="ce445" office:value-type="float" office:value="0.5" calcext:value-type="float">
            <text:p>0.5</text:p>
          </table:table-cell>
          <table:table-cell table:style-name="ce216"/>
          <table:table-cell table:style-name="ce219" table:formula="of:=1-[.AE1]" office:value-type="float" office:value="0.5" calcext:value-type="float">
            <text:p>0.5</text:p>
          </table:table-cell>
          <table:table-cell table:style-name="ce216" table:number-columns-repeated="2"/>
          <table:table-cell table:style-name="ce145"/>
          <table:table-cell table:style-name="ce219" office:value-type="string" calcext:value-type="string">
            <text:p>Other source (sttmedia.com)</text:p>
          </table:table-cell>
          <table:table-cell table:style-name="ce216"/>
          <table:table-cell table:number-columns-repeated="986"/>
        </table:table-row>
        <table:table-row table:style-name="ro1">
          <table:table-cell office:value-type="string" calcext:value-type="string">
            <text:p>http://practicalcryptography.com/cryptanalysis/letter-frequencies-various-languages/ </text:p>
          </table:table-cell>
          <table:table-cell table:number-columns-repeated="7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0"/>
          <table:table-cell table:style-name="ce200" office:value-type="string" calcext:value-type="string">
            <text:p>%</text:p>
          </table:table-cell>
          <table:table-cell table:style-name="ce204" office:value-type="string" calcext:value-type="string">
            <text:p>#</text:p>
          </table:table-cell>
          <table:table-cell table:style-name="ce212" office:value-type="string" calcext:value-type="string">
            <text:p>% FI</text:p>
          </table:table-cell>
          <table:table-cell table:style-name="ce204" office:value-type="string" calcext:value-type="string">
            <text:p>#</text:p>
          </table:table-cell>
          <table:table-cell table:style-name="ce212" office:value-type="string" calcext:value-type="string">
            <text:p>% EN</text:p>
          </table:table-cell>
          <table:table-cell table:style-name="ce204" office:value-type="string" calcext:value-type="string">
            <text:p>#</text:p>
          </table:table-cell>
          <table:table-cell table:style-name="ce190" office:value-type="string" calcext:value-type="string">
            <text:p>Diff.</text:p>
          </table:table-cell>
          <table:table-cell table:style-name="ce145"/>
          <table:table-cell table:style-name="ce227" office:value-type="string" calcext:value-type="string">
            <text:p>FI</text:p>
          </table:table-cell>
          <table:table-cell table:style-name="ce227" office:value-type="string" calcext:value-type="string">
            <text:p>EN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1" office:value-type="string" calcext:value-type="string">
            <text:p>A</text:p>
          </table:table-cell>
          <table:table-cell table:style-name="ce201" table:formula="of:=[.AE$1]*[.AE3]+[.AG$1]*[.AG3]" office:value-type="float" office:value="9.87" calcext:value-type="float">
            <text:p>9.87</text:p>
          </table:table-cell>
          <table:table-cell table:style-name="ce441" office:value-type="float" office:value="2" calcext:value-type="float">
            <text:p>2</text:p>
          </table:table-cell>
          <table:table-cell table:style-name="ce447" office:value-type="float" office:value="11.62" calcext:value-type="float">
            <text:p>11.62</text:p>
          </table:table-cell>
          <table:table-cell table:style-name="ce217" office:value-type="float" office:value="1" calcext:value-type="float">
            <text:p>1</text:p>
          </table:table-cell>
          <table:table-cell table:style-name="ce449" office:value-type="float" office:value="8.12" calcext:value-type="float">
            <text:p>8.12</text:p>
          </table:table-cell>
          <table:table-cell table:style-name="ce217" office:value-type="float" office:value="2" calcext:value-type="float">
            <text:p>2</text:p>
          </table:table-cell>
          <table:table-cell table:style-name="ce220" table:formula="of:=[.AE3]-[.AG3]" office:value-type="float" office:value="3.5" calcext:value-type="float">
            <text:p>3.50</text:p>
          </table:table-cell>
          <table:table-cell table:style-name="ce220"/>
          <table:table-cell table:style-name="ce228" office:value-type="float" office:value="11.45" calcext:value-type="float">
            <text:p>11.45</text:p>
          </table:table-cell>
          <table:table-cell table:style-name="ce231" office:value-type="float" office:value="8.34" calcext:value-type="float">
            <text:p>8.34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1" office:value-type="string" calcext:value-type="string">
            <text:p>I</text:p>
          </table:table-cell>
          <table:table-cell table:style-name="ce201" table:formula="of:=[.AE$1]*[.AE4]+[.AG$1]*[.AG4]" office:value-type="float" office:value="9.01" calcext:value-type="float">
            <text:p>9.01</text:p>
          </table:table-cell>
          <table:table-cell table:style-name="ce441" office:value-type="float" office:value="3" calcext:value-type="float">
            <text:p>3</text:p>
          </table:table-cell>
          <table:table-cell table:style-name="ce447" office:value-type="float" office:value="10.71" calcext:value-type="float">
            <text:p>10.71</text:p>
          </table:table-cell>
          <table:table-cell table:style-name="ce217" office:value-type="float" office:value="2" calcext:value-type="float">
            <text:p>2</text:p>
          </table:table-cell>
          <table:table-cell table:style-name="ce449" office:value-type="float" office:value="7.31" calcext:value-type="float">
            <text:p>7.31</text:p>
          </table:table-cell>
          <table:table-cell table:style-name="ce217" office:value-type="float" office:value="4" calcext:value-type="float">
            <text:p>4</text:p>
          </table:table-cell>
          <table:table-cell table:style-name="ce220" table:formula="of:=[.AE4]-[.AG4]" office:value-type="float" office:value="3.4" calcext:value-type="float">
            <text:p>3.40</text:p>
          </table:table-cell>
          <table:table-cell table:style-name="ce220"/>
          <table:table-cell table:style-name="ce228" office:value-type="float" office:value="10.46" calcext:value-type="float">
            <text:p>10.46</text:p>
          </table:table-cell>
          <table:table-cell table:style-name="ce231" office:value-type="float" office:value="6.71" calcext:value-type="float">
            <text:p>6.71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3" office:value-type="string" calcext:value-type="string">
            <text:p>T</text:p>
          </table:table-cell>
          <table:table-cell table:style-name="ce202" table:formula="of:=[.AE$1]*[.AE5]+[.AG$1]*[.AG5]" office:value-type="float" office:value="9.49" calcext:value-type="float">
            <text:p>9.49</text:p>
          </table:table-cell>
          <table:table-cell table:style-name="ce442" office:value-type="float" office:value="1" calcext:value-type="float">
            <text:p>1</text:p>
          </table:table-cell>
          <table:table-cell table:style-name="ce448" office:value-type="float" office:value="9.88" calcext:value-type="float">
            <text:p>9.88</text:p>
          </table:table-cell>
          <table:table-cell table:style-name="ce218" office:value-type="float" office:value="1" calcext:value-type="float">
            <text:p>1</text:p>
          </table:table-cell>
          <table:table-cell table:style-name="ce448" office:value-type="float" office:value="9.1" calcext:value-type="float">
            <text:p>9.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table:formula="of:=[.AE5]-[.AG5]" office:value-type="float" office:value="0.780000000000001" calcext:value-type="float">
            <text:p>0.78</text:p>
          </table:table-cell>
          <table:table-cell table:style-name="ce221"/>
          <table:table-cell table:style-name="ce228" office:value-type="float" office:value="9.68" calcext:value-type="float">
            <text:p>9.68</text:p>
          </table:table-cell>
          <table:table-cell table:style-name="ce231" office:value-type="float" office:value="9.37" calcext:value-type="float">
            <text:p>9.37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184"/>
          <table:table-cell table:number-columns-repeated="2"/>
          <table:table-cell table:style-name="ce193" office:value-type="string" calcext:value-type="string">
            <text:p>N</text:p>
          </table:table-cell>
          <table:table-cell table:style-name="ce202" table:formula="of:=[.AE$1]*[.AE6]+[.AG$1]*[.AG6]" office:value-type="float" office:value="7.81" calcext:value-type="float">
            <text:p>7.81</text:p>
          </table:table-cell>
          <table:table-cell table:style-name="ce442" office:value-type="float" office:value="2" calcext:value-type="float">
            <text:p>2</text:p>
          </table:table-cell>
          <table:table-cell table:style-name="ce448" office:value-type="float" office:value="8.67" calcext:value-type="float">
            <text:p>8.67</text:p>
          </table:table-cell>
          <table:table-cell table:style-name="ce218" office:value-type="float" office:value="2" calcext:value-type="float">
            <text:p>2</text:p>
          </table:table-cell>
          <table:table-cell table:style-name="ce448" office:value-type="float" office:value="6.95" calcext:value-type="float">
            <text:p>6.95</text:p>
          </table:table-cell>
          <table:table-cell table:style-name="ce218" office:value-type="float" office:value="2" calcext:value-type="float">
            <text:p>2</text:p>
          </table:table-cell>
          <table:table-cell table:style-name="ce221" table:formula="of:=[.AE6]-[.AG6]" office:value-type="float" office:value="1.72" calcext:value-type="float">
            <text:p>1.72</text:p>
          </table:table-cell>
          <table:table-cell table:style-name="ce221"/>
          <table:table-cell table:style-name="ce228" office:value-type="float" office:value="9.14" calcext:value-type="float">
            <text:p>9.14</text:p>
          </table:table-cell>
          <table:table-cell table:style-name="ce231" office:value-type="float" office:value="6.8" calcext:value-type="float">
            <text:p>6.80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184"/>
          <table:table-cell table:number-columns-repeated="2"/>
          <table:table-cell table:style-name="ce191" office:value-type="string" calcext:value-type="string">
            <text:p>E</text:p>
          </table:table-cell>
          <table:table-cell table:style-name="ce201" table:formula="of:=[.AE$1]*[.AE7]+[.AG$1]*[.AG7]" office:value-type="float" office:value="10.115" calcext:value-type="float">
            <text:p>10.12</text:p>
          </table:table-cell>
          <table:table-cell table:style-name="ce441" office:value-type="float" office:value="1" calcext:value-type="float">
            <text:p>1</text:p>
          </table:table-cell>
          <table:table-cell table:style-name="ce449" office:value-type="float" office:value="8.21" calcext:value-type="float">
            <text:p>8.21</text:p>
          </table:table-cell>
          <table:table-cell table:style-name="ce217" office:value-type="float" office:value="3" calcext:value-type="float">
            <text:p>3</text:p>
          </table:table-cell>
          <table:table-cell table:style-name="ce447" office:value-type="float" office:value="12.02" calcext:value-type="float">
            <text:p>12.02</text:p>
          </table:table-cell>
          <table:table-cell table:style-name="ce217" office:value-type="float" office:value="1" calcext:value-type="float">
            <text:p>1</text:p>
          </table:table-cell>
          <table:table-cell table:style-name="ce222" table:formula="of:=[.AE7]-[.AG7]" office:value-type="float" office:value="-3.81" calcext:value-type="float">
            <text:p>-3.81</text:p>
          </table:table-cell>
          <table:table-cell table:style-name="ce220"/>
          <table:table-cell table:style-name="ce228" office:value-type="float" office:value="8.42" calcext:value-type="float">
            <text:p>8.42</text:p>
          </table:table-cell>
          <table:table-cell table:style-name="ce231" office:value-type="float" office:value="12.6" calcext:value-type="float">
            <text:p>12.60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14" table:number-columns-repeated="3"/>
          <table:table-cell table:number-columns-repeated="2"/>
          <table:table-cell table:style-name="ce114"/>
          <table:table-cell table:number-columns-repeated="5"/>
          <table:table-cell table:style-name="ce184"/>
          <table:table-cell table:number-columns-repeated="2"/>
          <table:table-cell table:style-name="ce193" office:value-type="string" calcext:value-type="string">
            <text:p>S</text:p>
          </table:table-cell>
          <table:table-cell table:style-name="ce202" table:formula="of:=[.AE$1]*[.AE8]+[.AG$1]*[.AG8]" office:value-type="float" office:value="7.07" calcext:value-type="float">
            <text:p>7.07</text:p>
          </table:table-cell>
          <table:table-cell table:style-name="ce442" office:value-type="float" office:value="3" calcext:value-type="float">
            <text:p>3</text:p>
          </table:table-cell>
          <table:table-cell table:style-name="ce448" office:value-type="float" office:value="7.86" calcext:value-type="float">
            <text:p>7.86</text:p>
          </table:table-cell>
          <table:table-cell table:style-name="ce218" office:value-type="float" office:value="3" calcext:value-type="float">
            <text:p>3</text:p>
          </table:table-cell>
          <table:table-cell table:style-name="ce448" office:value-type="float" office:value="6.28" calcext:value-type="float">
            <text:p>6.28</text:p>
          </table:table-cell>
          <table:table-cell table:style-name="ce218" office:value-type="float" office:value="3" calcext:value-type="float">
            <text:p>3</text:p>
          </table:table-cell>
          <table:table-cell table:style-name="ce221" table:formula="of:=[.AE8]-[.AG8]" office:value-type="float" office:value="1.58" calcext:value-type="float">
            <text:p>1.58</text:p>
          </table:table-cell>
          <table:table-cell table:style-name="ce221"/>
          <table:table-cell table:style-name="ce228" office:value-type="float" office:value="6.59" calcext:value-type="float">
            <text:p>6.59</text:p>
          </table:table-cell>
          <table:table-cell table:style-name="ce231" office:value-type="float" office:value="6.11" calcext:value-type="float">
            <text:p>6.11</text:p>
          </table:table-cell>
          <table:table-cell table:number-columns-repeated="986"/>
        </table:table-row>
        <table:table-row table:style-name="ro1">
          <table:table-cell table:style-name="ce51" office:value-type="string" calcext:value-type="string">
            <text:p>The basic idea:</text:p>
          </table:table-cell>
          <table:table-cell table:number-columns-repeated="8"/>
          <table:table-cell table:style-name="ce14"/>
          <table:table-cell office:value-type="string" calcext:value-type="string">
            <text:p>Pale Yellow cells are entered manually</text:p>
          </table:table-cell>
          <table:table-cell table:number-columns-repeated="13"/>
          <table:table-cell table:style-name="ce184"/>
          <table:table-cell table:number-columns-repeated="2"/>
          <table:table-cell table:style-name="ce193" office:value-type="string" calcext:value-type="string">
            <text:p>L</text:p>
          </table:table-cell>
          <table:table-cell table:style-name="ce202" table:formula="of:=[.AE$1]*[.AE9]+[.AG$1]*[.AG9]" office:value-type="float" office:value="4.87" calcext:value-type="float">
            <text:p>4.87</text:p>
          </table:table-cell>
          <table:table-cell table:style-name="ce442" office:value-type="float" office:value="4" calcext:value-type="float">
            <text:p>4</text:p>
          </table:table-cell>
          <table:table-cell table:style-name="ce448" office:value-type="float" office:value="5.76" calcext:value-type="float">
            <text:p>5.76</text:p>
          </table:table-cell>
          <table:table-cell table:style-name="ce218" office:value-type="float" office:value="4" calcext:value-type="float">
            <text:p>4</text:p>
          </table:table-cell>
          <table:table-cell table:style-name="ce448" office:value-type="float" office:value="3.98" calcext:value-type="float">
            <text:p>3.98</text:p>
          </table:table-cell>
          <table:table-cell table:style-name="ce442" office:value-type="float" office:value="7" calcext:value-type="float">
            <text:p>7</text:p>
          </table:table-cell>
          <table:table-cell table:style-name="ce221" table:formula="of:=[.AE9]-[.AG9]" office:value-type="float" office:value="1.78" calcext:value-type="float">
            <text:p>1.78</text:p>
          </table:table-cell>
          <table:table-cell table:style-name="ce221"/>
          <table:table-cell table:style-name="ce228" office:value-type="float" office:value="5.87" calcext:value-type="float">
            <text:p>5.87</text:p>
          </table:table-cell>
          <table:table-cell table:style-name="ce231" office:value-type="float" office:value="4.24" calcext:value-type="float">
            <text:p>4.2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1. Place the most frequent letters on the home row.</text:p>
          </table:table-cell>
          <table:table-cell table:number-columns-repeated="26"/>
          <table:table-cell table:style-name="ce191" office:value-type="string" calcext:value-type="string">
            <text:p>O</text:p>
          </table:table-cell>
          <table:table-cell table:style-name="ce201" table:formula="of:=[.AE$1]*[.AE10]+[.AG$1]*[.AG10]" office:value-type="float" office:value="6.495" calcext:value-type="float">
            <text:p>6.49</text:p>
          </table:table-cell>
          <table:table-cell table:style-name="ce441" office:value-type="float" office:value="4" calcext:value-type="float">
            <text:p>4</text:p>
          </table:table-cell>
          <table:table-cell table:style-name="ce449" office:value-type="float" office:value="5.31" calcext:value-type="float">
            <text:p>5.31</text:p>
          </table:table-cell>
          <table:table-cell table:style-name="ce217" office:value-type="float" office:value="4" calcext:value-type="float">
            <text:p>4</text:p>
          </table:table-cell>
          <table:table-cell table:style-name="ce449" office:value-type="float" office:value="7.68" calcext:value-type="float">
            <text:p>7.68</text:p>
          </table:table-cell>
          <table:table-cell table:style-name="ce217" office:value-type="float" office:value="3" calcext:value-type="float">
            <text:p>3</text:p>
          </table:table-cell>
          <table:table-cell table:style-name="ce220" table:formula="of:=[.AE10]-[.AG10]" office:value-type="float" office:value="-2.37" calcext:value-type="float">
            <text:p>-2.37</text:p>
          </table:table-cell>
          <table:table-cell table:style-name="ce220"/>
          <table:table-cell table:style-name="ce228" office:value-type="float" office:value="5.5" calcext:value-type="float">
            <text:p>5.50</text:p>
          </table:table-cell>
          <table:table-cell table:style-name="ce231" office:value-type="float" office:value="7.7" calcext:value-type="float">
            <text:p>7.7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. Fill the second row with the most frequent of the remaining</text:p>
          </table:table-cell>
          <table:table-cell table:number-columns-repeated="8"/>
          <table:table-cell table:style-name="ce17" office:value-type="string" calcext:value-type="string">
            <text:p>Order</text:p>
          </table:table-cell>
          <table:table-cell table:style-name="ce36" table:number-columns-repeated="13"/>
          <table:table-cell table:style-name="ce121"/>
          <table:table-cell table:number-columns-repeated="3"/>
          <table:table-cell table:style-name="ce431" office:value-type="string" calcext:value-type="string">
            <text:p>K</text:p>
          </table:table-cell>
          <table:table-cell table:style-name="ce202" table:formula="of:=[.AE$1]*[.AE11]+[.AG$1]*[.AG11]" office:value-type="float" office:value="2.98" calcext:value-type="float">
            <text:p>2.98</text:p>
          </table:table-cell>
          <table:table-cell table:style-name="ce442" office:value-type="float" office:value="8" calcext:value-type="float">
            <text:p>8</text:p>
          </table:table-cell>
          <table:table-cell table:style-name="ce448" office:value-type="float" office:value="5.27" calcext:value-type="float">
            <text:p>5.27</text:p>
          </table:table-cell>
          <table:table-cell table:style-name="ce442" office:value-type="float" office:value="5" calcext:value-type="float">
            <text:p>5</text:p>
          </table:table-cell>
          <table:table-cell table:style-name="ce448" office:value-type="float" office:value="0.69" calcext:value-type="float">
            <text:p>0.69</text:p>
          </table:table-cell>
          <table:table-cell table:style-name="ce442" office:value-type="float" office:value="16" calcext:value-type="float">
            <text:p>16</text:p>
          </table:table-cell>
          <table:table-cell table:style-name="ce223" table:formula="of:=[.AE11]-[.AG11]" office:value-type="float" office:value="4.58" calcext:value-type="float">
            <text:p>4.58</text:p>
          </table:table-cell>
          <table:table-cell table:style-name="ce221"/>
          <table:table-cell table:style-name="ce228" office:value-type="float" office:value="4.92" calcext:value-type="float">
            <text:p>4.92</text:p>
          </table:table-cell>
          <table:table-cell table:style-name="ce231" office:value-type="float" office:value="0.87" calcext:value-type="float">
            <text:p>0.8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<text:s text:c="4"/>letters, but minimize the bigrams.</text:p>
          </table:table-cell>
          <table:table-cell table:number-columns-repeated="8"/>
          <table:table-cell table:style-name="ce16" office:value-type="string" calcext:value-type="string">
            <text:p><text:s/></text:p>
          </table:table-cell>
          <table:table-cell table:style-name="ce39" office:value-type="float" office:value="14" calcext:value-type="float">
            <text:p>14</text:p>
          </table:table-cell>
          <table:table-cell table:style-name="ce279" office:value-type="float" office:value="7" calcext:value-type="float">
            <text:p>7</text:p>
          </table:table-cell>
          <table:table-cell table:style-name="ce290" office:value-type="float" office:value="6" calcext:value-type="float">
            <text:p>6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office:value-type="float" office:value="13" calcext:value-type="float">
            <text:p>13</text:p>
          </table:table-cell>
          <table:table-cell table:style-name="ce296"/>
          <table:table-cell table:style-name="ce373" office:value-type="string" calcext:value-type="string">
            <text:p><text:s/></text:p>
          </table:table-cell>
          <table:table-cell table:style-name="ce373"/>
          <table:table-cell table:style-name="ce296" office:value-type="float" office:value="13" calcext:value-type="float">
            <text:p>13</text:p>
          </table:table-cell>
          <table:table-cell table:style-name="ce296" office:value-type="float" office:value="10" calcext:value-type="float">
            <text:p>10</text:p>
          </table:table-cell>
          <table:table-cell table:style-name="ce290" office:value-type="float" office:value="6" calcext:value-type="float">
            <text:p>6</text:p>
          </table:table-cell>
          <table:table-cell table:style-name="ce27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404"/>
          <table:table-cell table:number-columns-repeated="3"/>
          <table:table-cell table:style-name="ce432" office:value-type="string" calcext:value-type="string">
            <text:p>U</text:p>
          </table:table-cell>
          <table:table-cell table:style-name="ce201" table:formula="of:=[.AE$1]*[.AE12]+[.AG$1]*[.AG12]" office:value-type="float" office:value="3.94" calcext:value-type="float">
            <text:p>3.94</text:p>
          </table:table-cell>
          <table:table-cell table:style-name="ce441" office:value-type="float" office:value="5" calcext:value-type="float">
            <text:p>5</text:p>
          </table:table-cell>
          <table:table-cell table:style-name="ce449" office:value-type="float" office:value="5" calcext:value-type="float">
            <text:p>5.00</text:p>
          </table:table-cell>
          <table:table-cell table:style-name="ce441" office:value-type="float" office:value="5" calcext:value-type="float">
            <text:p>5</text:p>
          </table:table-cell>
          <table:table-cell table:style-name="ce449" office:value-type="float" office:value="2.88" calcext:value-type="float">
            <text:p>2.88</text:p>
          </table:table-cell>
          <table:table-cell table:style-name="ce441" office:value-type="float" office:value="5" calcext:value-type="float">
            <text:p>5</text:p>
          </table:table-cell>
          <table:table-cell table:style-name="ce220" table:formula="of:=[.AE12]-[.AG12]" office:value-type="float" office:value="2.12" calcext:value-type="float">
            <text:p>2.12</text:p>
          </table:table-cell>
          <table:table-cell table:style-name="ce220"/>
          <table:table-cell table:style-name="ce228" office:value-type="float" office:value="4.67" calcext:value-type="float">
            <text:p>4.67</text:p>
          </table:table-cell>
          <table:table-cell table:style-name="ce231" office:value-type="float" office:value="2.85" calcext:value-type="float">
            <text:p>2.8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3. Fill the third row with remaining letters, </text:p>
          </table:table-cell>
          <table:table-cell table:number-columns-repeated="8"/>
          <table:table-cell table:style-name="ce18" office:value-type="string" calcext:value-type="string">
            <text:p><text:s/></text:p>
          </table:table-cell>
          <table:table-cell table:style-name="ce40" office:value-type="float" office:value="1" calcext:value-type="float">
            <text:p>1</text:p>
          </table:table-cell>
          <table:table-cell table:style-name="ce280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302" office:value-type="float" office:value="4" calcext:value-type="float">
            <text:p>4</text:p>
          </table:table-cell>
          <table:table-cell table:style-name="ce348" office:value-type="float" office:value="9" calcext:value-type="float">
            <text:p>9</text:p>
          </table:table-cell>
          <table:table-cell table:style-name="ce348"/>
          <table:table-cell table:style-name="ce349" table:number-columns-repeated="2"/>
          <table:table-cell table:style-name="ce348" office:value-type="float" office:value="9" calcext:value-type="float">
            <text:p>9</text:p>
          </table:table-cell>
          <table:table-cell table:style-name="ce399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style-name="ce280" office:value-type="float" office:value="3" calcext:value-type="float">
            <text:p>3</text:p>
          </table:table-cell>
          <table:table-cell table:style-name="ce401" office:value-type="float" office:value="1" calcext:value-type="float">
            <text:p>1</text:p>
          </table:table-cell>
          <table:table-cell table:style-name="ce405"/>
          <table:table-cell/>
          <table:table-cell table:style-name="ce187"/>
          <table:table-cell/>
          <table:table-cell table:style-name="ce432" office:value-type="string" calcext:value-type="string">
            <text:p>Ä</text:p>
          </table:table-cell>
          <table:table-cell table:style-name="ce201" table:formula="of:=[.AE$1]*[.AE13]+[.AG$1]*[.AG13]" office:value-type="float" office:value="2.405" calcext:value-type="float">
            <text:p>2.41</text:p>
          </table:table-cell>
          <table:table-cell table:style-name="ce441" office:value-type="float" office:value="6" calcext:value-type="float">
            <text:p>6</text:p>
          </table:table-cell>
          <table:table-cell table:style-name="ce449" office:value-type="float" office:value="4.81" calcext:value-type="float">
            <text:p>4.81</text:p>
          </table:table-cell>
          <table:table-cell table:style-name="ce441" office:value-type="float" office:value="6" calcext:value-type="float">
            <text:p>6</text:p>
          </table:table-cell>
          <table:table-cell table:style-name="ce449" office:value-type="float" office:value="0" calcext:value-type="float">
            <text:p>0.00</text:p>
          </table:table-cell>
          <table:table-cell table:style-name="ce441"/>
          <table:table-cell table:style-name="ce222" table:formula="of:=[.AE13]-[.AG13]" office:value-type="float" office:value="4.81" calcext:value-type="float">
            <text:p>4.81</text:p>
          </table:table-cell>
          <table:table-cell table:style-name="ce220"/>
          <table:table-cell table:style-name="ce228" office:value-type="float" office:value="5.21" calcext:value-type="float">
            <text:p>5.21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style-name="ce52" office:value-type="string" calcext:value-type="string">
            <text:p><text:s text:c="4"/>but avoid the worst bigrams.</text:p>
          </table:table-cell>
          <table:table-cell table:number-columns-repeated="8"/>
          <table:table-cell table:style-name="ce19" office:value-type="string" calcext:value-type="string">
            <text:p><text:s/></text:p>
          </table:table-cell>
          <table:table-cell table:style-name="ce41"/>
          <table:table-cell table:style-name="ce281" office:value-type="float" office:value="12" calcext:value-type="float">
            <text:p>12</text:p>
          </table:table-cell>
          <table:table-cell table:style-name="ce292" office:value-type="float" office:value="8" calcext:value-type="float">
            <text:p>8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11" calcext:value-type="float">
            <text:p>11</text:p>
          </table:table-cell>
          <table:table-cell table:style-name="ce304"/>
          <table:table-cell table:style-name="ce374" table:number-columns-repeated="2"/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5" calcext:value-type="float">
            <text:p>5</text:p>
          </table:table-cell>
          <table:table-cell table:style-name="ce292" office:value-type="float" office:value="8" calcext:value-type="float">
            <text:p>8</text:p>
          </table:table-cell>
          <table:table-cell table:style-name="ce281" office:value-type="float" office:value="12" calcext:value-type="float">
            <text:p>12</text:p>
          </table:table-cell>
          <table:table-cell table:style-name="ce41"/>
          <table:table-cell table:style-name="ce406"/>
          <table:table-cell table:number-columns-repeated="3"/>
          <table:table-cell table:style-name="ce431" office:value-type="string" calcext:value-type="string">
            <text:p>M</text:p>
          </table:table-cell>
          <table:table-cell table:style-name="ce202" table:formula="of:=[.AE$1]*[.AE14]+[.AG$1]*[.AG14]" office:value-type="float" office:value="3.06" calcext:value-type="float">
            <text:p>3.06</text:p>
          </table:table-cell>
          <table:table-cell table:style-name="ce442" office:value-type="float" office:value="7" calcext:value-type="float">
            <text:p>7</text:p>
          </table:table-cell>
          <table:table-cell table:style-name="ce448" office:value-type="float" office:value="3.51" calcext:value-type="float">
            <text:p>3.51</text:p>
          </table:table-cell>
          <table:table-cell table:style-name="ce442" office:value-type="float" office:value="6" calcext:value-type="float">
            <text:p>6</text:p>
          </table:table-cell>
          <table:table-cell table:style-name="ce448" office:value-type="float" office:value="2.61" calcext:value-type="float">
            <text:p>2.61</text:p>
          </table:table-cell>
          <table:table-cell table:style-name="ce442" office:value-type="float" office:value="9" calcext:value-type="float">
            <text:p>9</text:p>
          </table:table-cell>
          <table:table-cell table:style-name="ce221" table:formula="of:=[.AE14]-[.AG14]" office:value-type="float" office:value="0.9" calcext:value-type="float">
            <text:p>0.90</text:p>
          </table:table-cell>
          <table:table-cell table:style-name="ce221"/>
          <table:table-cell table:style-name="ce228" office:value-type="float" office:value="3.18" calcext:value-type="float">
            <text:p>3.18</text:p>
          </table:table-cell>
          <table:table-cell table:style-name="ce231" office:value-type="float" office:value="2.53" calcext:value-type="float">
            <text:p>2.5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4. Lots of trial and error.</text:p>
          </table:table-cell>
          <table:table-cell table:number-columns-repeated="24"/>
          <table:table-cell table:style-name="ce188"/>
          <table:table-cell/>
          <table:table-cell table:style-name="ce431" office:value-type="string" calcext:value-type="string">
            <text:p>V</text:p>
          </table:table-cell>
          <table:table-cell table:style-name="ce202" table:formula="of:=[.AE$1]*[.AE15]+[.AG$1]*[.AG15]" office:value-type="float" office:value="1.78" calcext:value-type="float">
            <text:p>1.78</text:p>
          </table:table-cell>
          <table:table-cell table:style-name="ce442" office:value-type="float" office:value="10" calcext:value-type="float">
            <text:p>10</text:p>
          </table:table-cell>
          <table:table-cell table:style-name="ce448" office:value-type="float" office:value="2.45" calcext:value-type="float">
            <text:p>2.45</text:p>
          </table:table-cell>
          <table:table-cell table:style-name="ce442" office:value-type="float" office:value="7" calcext:value-type="float">
            <text:p>7</text:p>
          </table:table-cell>
          <table:table-cell table:style-name="ce448" office:value-type="float" office:value="1.11" calcext:value-type="float">
            <text:p>1.11</text:p>
          </table:table-cell>
          <table:table-cell table:style-name="ce442" office:value-type="float" office:value="15" calcext:value-type="float">
            <text:p>15</text:p>
          </table:table-cell>
          <table:table-cell table:style-name="ce221" table:formula="of:=[.AE15]-[.AG15]" office:value-type="float" office:value="1.34" calcext:value-type="float">
            <text:p>1.34</text:p>
          </table:table-cell>
          <table:table-cell table:style-name="ce221"/>
          <table:table-cell table:style-name="ce228" office:value-type="float" office:value="2.45" calcext:value-type="float">
            <text:p>2.45</text:p>
          </table:table-cell>
          <table:table-cell table:style-name="ce231" office:value-type="float" office:value="1.06" calcext:value-type="float">
            <text:p>1.0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7" office:value-type="string" calcext:value-type="string">
            <text:p>Edit</text:p>
          </table:table-cell>
          <table:table-cell table:style-name="ce36" table:number-columns-repeated="13"/>
          <table:table-cell table:style-name="ce121"/>
          <table:table-cell table:style-name="ce138"/>
          <table:table-cell table:style-name="ce187"/>
          <table:table-cell/>
          <table:table-cell table:style-name="ce431" office:value-type="string" calcext:value-type="string">
            <text:p>R</text:p>
          </table:table-cell>
          <table:table-cell table:style-name="ce202" table:formula="of:=[.AE$1]*[.AE16]+[.AG$1]*[.AG16]" office:value-type="float" office:value="4.09" calcext:value-type="float">
            <text:p>4.09</text:p>
          </table:table-cell>
          <table:table-cell table:style-name="ce442" office:value-type="float" office:value="5" calcext:value-type="float">
            <text:p>5</text:p>
          </table:table-cell>
          <table:table-cell table:style-name="ce448" office:value-type="float" office:value="2.16" calcext:value-type="float">
            <text:p>2.16</text:p>
          </table:table-cell>
          <table:table-cell table:style-name="ce442" office:value-type="float" office:value="8" calcext:value-type="float">
            <text:p>8</text:p>
          </table:table-cell>
          <table:table-cell table:style-name="ce448" office:value-type="float" office:value="6.02" calcext:value-type="float">
            <text:p>6.02</text:p>
          </table:table-cell>
          <table:table-cell table:style-name="ce218" office:value-type="float" office:value="4" calcext:value-type="float">
            <text:p>4</text:p>
          </table:table-cell>
          <table:table-cell table:style-name="ce223" table:formula="of:=[.AE16]-[.AG16]" office:value-type="float" office:value="-3.86" calcext:value-type="float">
            <text:p>-3.86</text:p>
          </table:table-cell>
          <table:table-cell table:style-name="ce221"/>
          <table:table-cell table:style-name="ce228" office:value-type="float" office:value="2.15" calcext:value-type="float">
            <text:p>2.15</text:p>
          </table:table-cell>
          <table:table-cell table:style-name="ce231" office:value-type="float" office:value="5.68" calcext:value-type="float">
            <text:p>5.68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0" office:value-type="string" calcext:value-type="string">
            <text:p><text:s/></text:p>
          </table:table-cell>
          <table:table-cell table:style-name="ce42" office:value-type="string" calcext:value-type="string">
            <text:p>Q</text:p>
          </table:table-cell>
          <table:table-cell table:style-name="ce42" office:value-type="string" calcext:value-type="string">
            <text:p>W</text:p>
          </table:table-cell>
          <table:table-cell table:style-name="ce42" office:value-type="string" calcext:value-type="string">
            <text:p>E</text:p>
          </table:table-cell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T</text:p>
          </table:table-cell>
          <table:table-cell table:style-name="ce42"/>
          <table:table-cell table:style-name="ce349" office:value-type="string" calcext:value-type="string">
            <text:p><text:s/></text:p>
          </table:table-cell>
          <table:table-cell table:style-name="ce42"/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U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P</text:p>
          </table:table-cell>
          <table:table-cell table:style-name="ce407"/>
          <table:table-cell table:style-name="ce138"/>
          <table:table-cell table:number-columns-repeated="2"/>
          <table:table-cell table:style-name="ce431" office:value-type="string" calcext:value-type="string">
            <text:p>J</text:p>
          </table:table-cell>
          <table:table-cell table:style-name="ce202" table:formula="of:=[.AE$1]*[.AE17]+[.AG$1]*[.AG17]" office:value-type="float" office:value="1.015" calcext:value-type="float">
            <text:p>1.02</text:p>
          </table:table-cell>
          <table:table-cell table:style-name="ce442" office:value-type="float" office:value="16" calcext:value-type="float">
            <text:p>16</text:p>
          </table:table-cell>
          <table:table-cell table:style-name="ce448" office:value-type="float" office:value="1.93" calcext:value-type="float">
            <text:p>1.93</text:p>
          </table:table-cell>
          <table:table-cell table:style-name="ce442" office:value-type="float" office:value="9" calcext:value-type="float">
            <text:p>9</text:p>
          </table:table-cell>
          <table:table-cell table:style-name="ce448" office:value-type="float" office:value="0.1" calcext:value-type="float">
            <text:p>0.10</text:p>
          </table:table-cell>
          <table:table-cell table:style-name="ce442" office:value-type="float" office:value="19" calcext:value-type="float">
            <text:p>19</text:p>
          </table:table-cell>
          <table:table-cell table:style-name="ce221" table:formula="of:=[.AE17]-[.AG17]" office:value-type="float" office:value="1.83" calcext:value-type="float">
            <text:p>1.83</text:p>
          </table:table-cell>
          <table:table-cell table:style-name="ce221"/>
          <table:table-cell table:style-name="ce228" office:value-type="float" office:value="2.07" calcext:value-type="float">
            <text:p>2.07</text:p>
          </table:table-cell>
          <table:table-cell table:style-name="ce231" office:value-type="float" office:value="0.23" calcext:value-type="float">
            <text:p>0.2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1" office:value-type="string" calcext:value-type="string">
            <text:p><text:s/></text:p>
          </table:table-cell>
          <table:table-cell table:style-name="ce43" office:value-type="string" calcext:value-type="string">
            <text:p>A</text:p>
          </table:table-cell>
          <table:table-cell table:style-name="ce282" office:value-type="string" calcext:value-type="string">
            <text:p>S</text:p>
          </table:table-cell>
          <table:table-cell table:style-name="ce282" office:value-type="string" calcext:value-type="string">
            <text:p>D</text:p>
          </table:table-cell>
          <table:table-cell table:style-name="ce308" office:value-type="string" calcext:value-type="string">
            <text:p>F</text:p>
          </table:table-cell>
          <table:table-cell table:style-name="ce349" office:value-type="string" calcext:value-type="string">
            <text:p>G</text:p>
          </table:table-cell>
          <table:table-cell table:style-name="ce349" table:number-columns-repeated="3"/>
          <table:table-cell table:style-name="ce349" office:value-type="string" calcext:value-type="string">
            <text:p>H</text:p>
          </table:table-cell>
          <table:table-cell table:style-name="ce43" office:value-type="string" calcext:value-type="string">
            <text:p>J</text:p>
          </table:table-cell>
          <table:table-cell table:style-name="ce282" office:value-type="string" calcext:value-type="string">
            <text:p>K</text:p>
          </table:table-cell>
          <table:table-cell table:style-name="ce282" office:value-type="string" calcext:value-type="string">
            <text:p>L</text:p>
          </table:table-cell>
          <table:table-cell table:style-name="ce308" office:value-type="string" calcext:value-type="string">
            <text:p>T</text:p>
          </table:table-cell>
          <table:table-cell table:style-name="ce408"/>
          <table:table-cell table:style-name="ce138"/>
          <table:table-cell table:number-columns-repeated="2"/>
          <table:table-cell table:style-name="ce431" office:value-type="string" calcext:value-type="string">
            <text:p>H</text:p>
          </table:table-cell>
          <table:table-cell table:style-name="ce202" table:formula="of:=[.AE$1]*[.AE18]+[.AG$1]*[.AG18]" office:value-type="float" office:value="3.87" calcext:value-type="float">
            <text:p>3.87</text:p>
          </table:table-cell>
          <table:table-cell table:style-name="ce442" office:value-type="float" office:value="6" calcext:value-type="float">
            <text:p>6</text:p>
          </table:table-cell>
          <table:table-cell table:style-name="ce448" office:value-type="float" office:value="1.82" calcext:value-type="float">
            <text:p>1.82</text:p>
          </table:table-cell>
          <table:table-cell table:style-name="ce442" office:value-type="float" office:value="10" calcext:value-type="float">
            <text:p>10</text:p>
          </table:table-cell>
          <table:table-cell table:style-name="ce448" office:value-type="float" office:value="5.92" calcext:value-type="float">
            <text:p>5.92</text:p>
          </table:table-cell>
          <table:table-cell table:style-name="ce442" office:value-type="float" office:value="5" calcext:value-type="float">
            <text:p>5</text:p>
          </table:table-cell>
          <table:table-cell table:style-name="ce223" table:formula="of:=[.AE18]-[.AG18]" office:value-type="float" office:value="-4.1" calcext:value-type="float">
            <text:p>-4.10</text:p>
          </table:table-cell>
          <table:table-cell table:style-name="ce221"/>
          <table:table-cell table:style-name="ce228" office:value-type="float" office:value="1.49" calcext:value-type="float">
            <text:p>1.49</text:p>
          </table:table-cell>
          <table:table-cell table:style-name="ce231" office:value-type="float" office:value="6.11" calcext:value-type="float">
            <text:p>6.11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2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B</text:p>
          </table:table-cell>
          <table:table-cell table:style-name="ce44" table:number-columns-repeated="3"/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.</text:p>
          </table:table-cell>
          <table:table-cell table:style-name="ce44" office:value-type="string" calcext:value-type="string">
            <text:p>,</text:p>
          </table:table-cell>
          <table:table-cell table:style-name="ce44" office:value-type="string" calcext:value-type="string">
            <text:p><text:s/></text:p>
          </table:table-cell>
          <table:table-cell table:style-name="ce409"/>
          <table:table-cell table:style-name="ce138"/>
          <table:table-cell table:number-columns-repeated="2"/>
          <table:table-cell table:style-name="ce432" office:value-type="string" calcext:value-type="string">
            <text:p>Y</text:p>
          </table:table-cell>
          <table:table-cell table:style-name="ce201" table:formula="of:=[.AE$1]*[.AE19]+[.AG$1]*[.AG19]" office:value-type="float" office:value="1.96" calcext:value-type="float">
            <text:p>1.96</text:p>
          </table:table-cell>
          <table:table-cell table:style-name="ce441" office:value-type="float" office:value="7" calcext:value-type="float">
            <text:p>7</text:p>
          </table:table-cell>
          <table:table-cell table:style-name="ce449" office:value-type="float" office:value="1.81" calcext:value-type="float">
            <text:p>1.81</text:p>
          </table:table-cell>
          <table:table-cell table:style-name="ce441" office:value-type="float" office:value="7" calcext:value-type="float">
            <text:p>7</text:p>
          </table:table-cell>
          <table:table-cell table:style-name="ce449" office:value-type="float" office:value="2.11" calcext:value-type="float">
            <text:p>2.11</text:p>
          </table:table-cell>
          <table:table-cell table:style-name="ce441" office:value-type="float" office:value="6" calcext:value-type="float">
            <text:p>6</text:p>
          </table:table-cell>
          <table:table-cell table:style-name="ce220" table:formula="of:=[.AE19]-[.AG19]" office:value-type="float" office:value="-0.3" calcext:value-type="float">
            <text:p>-0.30</text:p>
          </table:table-cell>
          <table:table-cell table:style-name="ce220"/>
          <table:table-cell table:style-name="ce228" office:value-type="float" office:value="1.71" calcext:value-type="float">
            <text:p>1.71</text:p>
          </table:table-cell>
          <table:table-cell table:style-name="ce231" office:value-type="float" office:value="2.04" calcext:value-type="float">
            <text:p>2.0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1" table:formula="of:=[.J27]" office:value-type="float" office:value="50.605" calcext:value-type="float">
            <text:p>50.605</text:p>
          </table:table-cell>
          <table:table-cell table:style-name="ce90" table:formula="of:=[.K27]" office:value-type="float" office:value="9.96" calcext:value-type="float">
            <text:p>9.96</text:p>
          </table:table-cell>
          <table:table-cell table:style-name="ce90" table:formula="of:=[.L27]" office:value-type="float" office:value="8.205" calcext:value-type="float">
            <text:p>8.21</text:p>
          </table:table-cell>
          <table:table-cell table:style-name="ce90" table:formula="of:=[.M27]" office:value-type="float" office:value="14.065" calcext:value-type="float">
            <text:p>14.07</text:p>
          </table:table-cell>
          <table:table-cell table:style-name="ce90" table:formula="of:=[.N27]" office:value-type="float" office:value="18.375" calcext:value-type="float">
            <text:p>18.38</text:p>
          </table:table-cell>
          <table:table-cell table:style-name="ce90" table:number-columns-repeated="5"/>
          <table:table-cell table:style-name="ce90" table:formula="of:=[.T27]" office:value-type="float" office:value="21.655" calcext:value-type="float">
            <text:p>21.66</text:p>
          </table:table-cell>
          <table:table-cell table:style-name="ce90" table:formula="of:=[.U27]" office:value-type="float" office:value="11.99" calcext:value-type="float">
            <text:p>11.99</text:p>
          </table:table-cell>
          <table:table-cell table:style-name="ce90" table:formula="of:=[.V27]" office:value-type="float" office:value="11.365" calcext:value-type="float">
            <text:p>11.36</text:p>
          </table:table-cell>
          <table:table-cell table:style-name="ce90" table:formula="of:=[.W27]" office:value-type="float" office:value="11.23" calcext:value-type="float">
            <text:p>11.23</text:p>
          </table:table-cell>
          <table:table-cell table:style-name="ce175" table:formula="of:=[.X27]" office:value-type="float" office:value="56.24" calcext:value-type="float">
            <text:p>56.24</text:p>
          </table:table-cell>
          <table:table-cell table:style-name="ce185" table:formula="of:=[.Y27]" office:value-type="float" office:value="106.845" calcext:value-type="float">
            <text:p>106.845</text:p>
          </table:table-cell>
          <table:table-cell table:style-name="ce188"/>
          <table:table-cell/>
          <table:table-cell table:style-name="ce431" office:value-type="string" calcext:value-type="string">
            <text:p>P</text:p>
          </table:table-cell>
          <table:table-cell table:style-name="ce202" table:formula="of:=[.AE$1]*[.AE20]+[.AG$1]*[.AG20]" office:value-type="float" office:value="1.74" calcext:value-type="float">
            <text:p>1.74</text:p>
          </table:table-cell>
          <table:table-cell table:style-name="ce442" office:value-type="float" office:value="11" calcext:value-type="float">
            <text:p>11</text:p>
          </table:table-cell>
          <table:table-cell table:style-name="ce448" office:value-type="float" office:value="1.66" calcext:value-type="float">
            <text:p>1.66</text:p>
          </table:table-cell>
          <table:table-cell table:style-name="ce442" office:value-type="float" office:value="11" calcext:value-type="float">
            <text:p>11</text:p>
          </table:table-cell>
          <table:table-cell table:style-name="ce448" office:value-type="float" office:value="1.82" calcext:value-type="float">
            <text:p>1.82</text:p>
          </table:table-cell>
          <table:table-cell table:style-name="ce442" office:value-type="float" office:value="13" calcext:value-type="float">
            <text:p>13</text:p>
          </table:table-cell>
          <table:table-cell table:style-name="ce221" table:formula="of:=[.AE20]-[.AG20]" office:value-type="float" office:value="-0.16" calcext:value-type="float">
            <text:p>-0.16</text:p>
          </table:table-cell>
          <table:table-cell table:style-name="ce221"/>
          <table:table-cell table:style-name="ce228" office:value-type="float" office:value="1.77" calcext:value-type="float">
            <text:p>1.77</text:p>
          </table:table-cell>
          <table:table-cell table:style-name="ce231" office:value-type="float" office:value="1.66" calcext:value-type="float">
            <text:p>1.66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style-name="ce431" office:value-type="string" calcext:value-type="string">
            <text:p>D</text:p>
          </table:table-cell>
          <table:table-cell table:style-name="ce202" table:formula="of:=[.AE$1]*[.AE21]+[.AG$1]*[.AG21]" office:value-type="float" office:value="2.58" calcext:value-type="float">
            <text:p>2.58</text:p>
          </table:table-cell>
          <table:table-cell table:style-name="ce442" office:value-type="float" office:value="9" calcext:value-type="float">
            <text:p>9</text:p>
          </table:table-cell>
          <table:table-cell table:style-name="ce448" office:value-type="float" office:value="0.84" calcext:value-type="float">
            <text:p>0.84</text:p>
          </table:table-cell>
          <table:table-cell table:style-name="ce442" office:value-type="float" office:value="12" calcext:value-type="float">
            <text:p>12</text:p>
          </table:table-cell>
          <table:table-cell table:style-name="ce448" office:value-type="float" office:value="4.32" calcext:value-type="float">
            <text:p>4.32</text:p>
          </table:table-cell>
          <table:table-cell table:style-name="ce442" office:value-type="float" office:value="6" calcext:value-type="float">
            <text:p>6</text:p>
          </table:table-cell>
          <table:table-cell table:style-name="ce223" table:formula="of:=[.AE21]-[.AG21]" office:value-type="float" office:value="-3.48" calcext:value-type="float">
            <text:p>-3.48</text:p>
          </table:table-cell>
          <table:table-cell table:style-name="ce221"/>
          <table:table-cell table:style-name="ce228" office:value-type="float" office:value="0.91" calcext:value-type="float">
            <text:p>0.91</text:p>
          </table:table-cell>
          <table:table-cell table:style-name="ce231" office:value-type="float" office:value="1.14" calcext:value-type="float">
            <text:p>1.1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7" office:value-type="string" calcext:value-type="string">
            <text:p>Finger load / Letter frequency (%)</text:p>
          </table:table-cell>
          <table:table-cell table:style-name="ce36" table:number-columns-repeated="13"/>
          <table:table-cell table:style-name="ce121"/>
          <table:table-cell table:style-name="ce138"/>
          <table:table-cell table:style-name="ce188"/>
          <table:table-cell/>
          <table:table-cell table:style-name="ce432" office:value-type="string" calcext:value-type="string">
            <text:p>Ö</text:p>
          </table:table-cell>
          <table:table-cell table:style-name="ce201" table:formula="of:=[.AE$1]*[.AE22]+[.AG$1]*[.AG22]" office:value-type="float" office:value="0.235" calcext:value-type="float">
            <text:p>0.24</text:p>
          </table:table-cell>
          <table:table-cell table:style-name="ce441" office:value-type="float" office:value="8" calcext:value-type="float">
            <text:p>8</text:p>
          </table:table-cell>
          <table:table-cell table:style-name="ce449" office:value-type="float" office:value="0.47" calcext:value-type="float">
            <text:p>0.47</text:p>
          </table:table-cell>
          <table:table-cell table:style-name="ce441" office:value-type="float" office:value="8" calcext:value-type="float">
            <text:p>8</text:p>
          </table:table-cell>
          <table:table-cell table:style-name="ce449" office:value-type="float" office:value="0" calcext:value-type="float">
            <text:p>0.00</text:p>
          </table:table-cell>
          <table:table-cell table:style-name="ce441"/>
          <table:table-cell table:style-name="ce220" table:formula="of:=[.AE22]-[.AG22]" office:value-type="float" office:value="0.47" calcext:value-type="float">
            <text:p>0.47</text:p>
          </table:table-cell>
          <table:table-cell table:style-name="ce220"/>
          <table:table-cell table:style-name="ce228" office:value-type="float" office:value="0.39" calcext:value-type="float">
            <text:p>0.39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4"/>
          <table:table-cell table:style-name="ce46" table:formula="of:=VLOOKUP([.K17];[.$AB$3:.$AC$35];2;FALSE())" office:value-type="float" office:value="0.055" calcext:value-type="float">
            <text:p>0.06</text:p>
          </table:table-cell>
          <table:table-cell table:style-name="ce46" table:formula="of:=VLOOKUP([.L17];[.$AB$3:.$AC$35];2;FALSE())" office:value-type="float" office:value="1.05" calcext:value-type="float">
            <text:p>1.05</text:p>
          </table:table-cell>
          <table:table-cell table:style-name="ce46" table:formula="of:=VLOOKUP([.M17];[.$AB$3:.$AC$35];2;FALSE())" office:value-type="float" office:value="10.115" calcext:value-type="float">
            <text:p>10.12</text:p>
          </table:table-cell>
          <table:table-cell table:style-name="ce46" table:formula="of:=VLOOKUP([.N17];[.$AB$3:.$AC$35];2;FALSE())" office:value-type="float" office:value="4.09" calcext:value-type="float">
            <text:p>4.09</text:p>
          </table:table-cell>
          <table:table-cell table:style-name="ce46" table:formula="of:=VLOOKUP([.O17];[.$AB$3:.$AC$35];2;FALSE())" office:value-type="float" office:value="9.49" calcext:value-type="float">
            <text:p>9.49</text:p>
          </table:table-cell>
          <table:table-cell table:style-name="ce46" table:number-columns-repeated="3"/>
          <table:table-cell table:style-name="ce46" table:formula="of:=VLOOKUP([.S17];[.$AB$3:.$AC$35];2;FALSE())" office:value-type="float" office:value="1.96" calcext:value-type="float">
            <text:p>1.96</text:p>
          </table:table-cell>
          <table:table-cell table:style-name="ce46" table:formula="of:=VLOOKUP([.T17];[.$AB$3:.$AC$35];2;FALSE())" office:value-type="float" office:value="3.94" calcext:value-type="float">
            <text:p>3.94</text:p>
          </table:table-cell>
          <table:table-cell table:style-name="ce46" table:formula="of:=VLOOKUP([.U17];[.$AB$3:.$AC$35];2;FALSE())" office:value-type="float" office:value="9.01" calcext:value-type="float">
            <text:p>9.01</text:p>
          </table:table-cell>
          <table:table-cell table:style-name="ce46" table:formula="of:=VLOOKUP([.V17];[.$AB$3:.$AC$35];2;FALSE())" office:value-type="float" office:value="6.495" calcext:value-type="float">
            <text:p>6.49</text:p>
          </table:table-cell>
          <table:table-cell table:style-name="ce46" table:formula="of:=VLOOKUP([.W17];[.$AB$3:.$AC$35];2;FALSE())" office:value-type="float" office:value="1.74" calcext:value-type="float">
            <text:p>1.74</text:p>
          </table:table-cell>
          <table:table-cell table:style-name="ce411"/>
          <table:table-cell table:style-name="ce138"/>
          <table:table-cell table:number-columns-repeated="2"/>
          <table:table-cell table:style-name="ce431" office:value-type="string" calcext:value-type="string">
            <text:p>G</text:p>
          </table:table-cell>
          <table:table-cell table:style-name="ce202" table:formula="of:=[.AE$1]*[.AE23]+[.AG$1]*[.AG23]" office:value-type="float" office:value="1.07" calcext:value-type="float">
            <text:p>1.07</text:p>
          </table:table-cell>
          <table:table-cell table:style-name="ce442" office:value-type="float" office:value="14" calcext:value-type="float">
            <text:p>14</text:p>
          </table:table-cell>
          <table:table-cell table:style-name="ce448" office:value-type="float" office:value="0.11" calcext:value-type="float">
            <text:p>0.11</text:p>
          </table:table-cell>
          <table:table-cell table:style-name="ce442" office:value-type="float" office:value="13" calcext:value-type="float">
            <text:p>13</text:p>
          </table:table-cell>
          <table:table-cell table:style-name="ce448" office:value-type="float" office:value="2.03" calcext:value-type="float">
            <text:p>2.03</text:p>
          </table:table-cell>
          <table:table-cell table:style-name="ce442" office:value-type="float" office:value="12" calcext:value-type="float">
            <text:p>12</text:p>
          </table:table-cell>
          <table:table-cell table:style-name="ce221" table:formula="of:=[.AE23]-[.AG23]" office:value-type="float" office:value="-1.92" calcext:value-type="float">
            <text:p>-1.92</text:p>
          </table:table-cell>
          <table:table-cell table:style-name="ce221"/>
          <table:table-cell table:style-name="ce228" office:value-type="float" office:value="0.3" calcext:value-type="float">
            <text:p>0.30</text:p>
          </table:table-cell>
          <table:table-cell table:style-name="ce231" office:value-type="float" office:value="1.92" calcext:value-type="float">
            <text:p>1.92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5"/>
          <table:table-cell table:style-name="ce47" table:formula="of:=VLOOKUP([.K18];[.$AB$3:.$AC$35];2;FALSE())" office:value-type="float" office:value="9.87" calcext:value-type="float">
            <text:p>9.87</text:p>
          </table:table-cell>
          <table:table-cell table:style-name="ce283" table:formula="of:=VLOOKUP([.L18];[.$AB$3:.$AC$35];2;FALSE())" office:value-type="float" office:value="7.07" calcext:value-type="float">
            <text:p>7.07</text:p>
          </table:table-cell>
          <table:table-cell table:style-name="ce283" table:formula="of:=VLOOKUP([.M18];[.$AB$3:.$AC$35];2;FALSE())" office:value-type="float" office:value="2.58" calcext:value-type="float">
            <text:p>2.58</text:p>
          </table:table-cell>
          <table:table-cell table:style-name="ce317" table:formula="of:=VLOOKUP([.N18];[.$AB$3:.$AC$35];2;FALSE())" office:value-type="float" office:value="1.175" calcext:value-type="float">
            <text:p>1.17</text:p>
          </table:table-cell>
          <table:table-cell table:style-name="ce351" table:formula="of:=VLOOKUP([.O18];[.$AB$3:.$AC$35];2;FALSE())" office:value-type="float" office:value="1.07" calcext:value-type="float">
            <text:p>1.07</text:p>
          </table:table-cell>
          <table:table-cell table:style-name="ce351" table:number-columns-repeated="3"/>
          <table:table-cell table:style-name="ce351" table:formula="of:=VLOOKUP([.S18];[.$AB$3:.$AC$35];2;FALSE())" office:value-type="float" office:value="3.87" calcext:value-type="float">
            <text:p>3.87</text:p>
          </table:table-cell>
          <table:table-cell table:style-name="ce47" table:formula="of:=VLOOKUP([.T18];[.$AB$3:.$AC$35];2;FALSE())" office:value-type="float" office:value="1.015" calcext:value-type="float">
            <text:p>1.02</text:p>
          </table:table-cell>
          <table:table-cell table:style-name="ce283" table:formula="of:=VLOOKUP([.U18];[.$AB$3:.$AC$35];2;FALSE())" office:value-type="float" office:value="2.98" calcext:value-type="float">
            <text:p>2.98</text:p>
          </table:table-cell>
          <table:table-cell table:style-name="ce283" table:formula="of:=VLOOKUP([.V18];[.$AB$3:.$AC$35];2;FALSE())" office:value-type="float" office:value="4.87" calcext:value-type="float">
            <text:p>4.87</text:p>
          </table:table-cell>
          <table:table-cell table:style-name="ce317" table:formula="of:=VLOOKUP([.W18];[.$AB$3:.$AC$35];2;FALSE())" office:value-type="float" office:value="9.49" calcext:value-type="float">
            <text:p>9.49</text:p>
          </table:table-cell>
          <table:table-cell table:style-name="ce412"/>
          <table:table-cell table:style-name="ce138"/>
          <table:table-cell table:number-columns-repeated="2"/>
          <table:table-cell table:style-name="ce431" office:value-type="string" calcext:value-type="string">
            <text:p>B</text:p>
          </table:table-cell>
          <table:table-cell table:style-name="ce202" table:formula="of:=[.AE$1]*[.AE24]+[.AG$1]*[.AG24]" office:value-type="float" office:value="0.77" calcext:value-type="float">
            <text:p>0.77</text:p>
          </table:table-cell>
          <table:table-cell table:style-name="ce442" office:value-type="float" office:value="17" calcext:value-type="float">
            <text:p>17</text:p>
          </table:table-cell>
          <table:table-cell table:style-name="ce448" office:value-type="float" office:value="0.05" calcext:value-type="float">
            <text:p>0.05</text:p>
          </table:table-cell>
          <table:table-cell table:style-name="ce442" office:value-type="float" office:value="14" calcext:value-type="float">
            <text:p>14</text:p>
          </table:table-cell>
          <table:table-cell table:style-name="ce448" office:value-type="float" office:value="1.49" calcext:value-type="float">
            <text:p>1.49</text:p>
          </table:table-cell>
          <table:table-cell table:style-name="ce442" office:value-type="float" office:value="14" calcext:value-type="float">
            <text:p>14</text:p>
          </table:table-cell>
          <table:table-cell table:style-name="ce221" table:formula="of:=[.AE24]-[.AG24]" office:value-type="float" office:value="-1.44" calcext:value-type="float">
            <text:p>-1.44</text:p>
          </table:table-cell>
          <table:table-cell table:style-name="ce221"/>
          <table:table-cell table:style-name="ce228" office:value-type="float" office:value="0.12" calcext:value-type="float">
            <text:p>0.12</text:p>
          </table:table-cell>
          <table:table-cell table:style-name="ce231" office:value-type="float" office:value="1.54" calcext:value-type="float">
            <text:p>1.5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6"/>
          <table:table-cell table:style-name="ce46" table:formula="of:=VLOOKUP([.K19];[.$AB$3:.$AC$35];2;FALSE())" office:value-type="float" office:value="0.035" calcext:value-type="float">
            <text:p>0.04</text:p>
          </table:table-cell>
          <table:table-cell table:style-name="ce46" table:formula="of:=VLOOKUP([.L19];[.$AB$3:.$AC$35];2;FALSE())" office:value-type="float" office:value="0.085" calcext:value-type="float">
            <text:p>0.09</text:p>
          </table:table-cell>
          <table:table-cell table:style-name="ce46" table:formula="of:=VLOOKUP([.M19];[.$AB$3:.$AC$35];2;FALSE())" office:value-type="float" office:value="1.37" calcext:value-type="float">
            <text:p>1.37</text:p>
          </table:table-cell>
          <table:table-cell table:style-name="ce46" table:formula="of:=VLOOKUP([.N19];[.$AB$3:.$AC$35];2;FALSE())" office:value-type="float" office:value="1.78" calcext:value-type="float">
            <text:p>1.78</text:p>
          </table:table-cell>
          <table:table-cell table:style-name="ce46" table:formula="of:=VLOOKUP([.O19];[.$AB$3:.$AC$35];2;FALSE())" office:value-type="float" office:value="0.77" calcext:value-type="float">
            <text:p>0.77</text:p>
          </table:table-cell>
          <table:table-cell table:style-name="ce46" table:number-columns-repeated="3"/>
          <table:table-cell table:style-name="ce46" table:formula="of:=VLOOKUP([.S19];[.$AB$3:.$AC$35];2;FALSE())" office:value-type="float" office:value="7.81" calcext:value-type="float">
            <text:p>7.81</text:p>
          </table:table-cell>
          <table:table-cell table:style-name="ce46" table:formula="of:=VLOOKUP([.T19];[.$AB$3:.$AC$35];2;FALSE())" office:value-type="float" office:value="3.06" calcext:value-type="float">
            <text:p>3.06</text:p>
          </table:table-cell>
          <table:table-cell table:style-name="ce46" table:formula="of:=VLOOKUP([.U19];[.$AB$3:.$AC$35];2;FALSE())" office:value-type="float" office:value="0" calcext:value-type="float">
            <text:p>0.00</text:p>
          </table:table-cell>
          <table:table-cell table:style-name="ce46" table:formula="of:=VLOOKUP([.V19];[.$AB$3:.$AC$35];2;FALSE())" office:value-type="float" office:value="0" calcext:value-type="float">
            <text:p>0.00</text:p>
          </table:table-cell>
          <table:table-cell table:style-name="ce46" table:formula="of:=VLOOKUP([.W19];[.$AB$3:.$AC$35];2;FALSE())" office:value-type="float" office:value="0" calcext:value-type="float">
            <text:p>0.00</text:p>
          </table:table-cell>
          <table:table-cell table:style-name="ce413"/>
          <table:table-cell table:style-name="ce138"/>
          <table:table-cell table:number-columns-repeated="2"/>
          <table:table-cell table:style-name="ce431" office:value-type="string" calcext:value-type="string">
            <text:p>F</text:p>
          </table:table-cell>
          <table:table-cell table:style-name="ce202" table:formula="of:=[.AE$1]*[.AE25]+[.AG$1]*[.AG25]" office:value-type="float" office:value="1.175" calcext:value-type="float">
            <text:p>1.17</text:p>
          </table:table-cell>
          <table:table-cell table:style-name="ce442" office:value-type="float" office:value="13" calcext:value-type="float">
            <text:p>13</text:p>
          </table:table-cell>
          <table:table-cell table:style-name="ce448" office:value-type="float" office:value="0.05" calcext:value-type="float">
            <text:p>0.05</text:p>
          </table:table-cell>
          <table:table-cell table:style-name="ce442" office:value-type="float" office:value="15" calcext:value-type="float">
            <text:p>15</text:p>
          </table:table-cell>
          <table:table-cell table:style-name="ce448" office:value-type="float" office:value="2.3" calcext:value-type="float">
            <text:p>2.30</text:p>
          </table:table-cell>
          <table:table-cell table:style-name="ce442" office:value-type="float" office:value="10" calcext:value-type="float">
            <text:p>10</text:p>
          </table:table-cell>
          <table:table-cell table:style-name="ce221" table:formula="of:=[.AE25]-[.AG25]" office:value-type="float" office:value="-2.25" calcext:value-type="float">
            <text:p>-2.25</text:p>
          </table:table-cell>
          <table:table-cell table:style-name="ce221"/>
          <table:table-cell table:style-name="ce228" office:value-type="float" office:value="0.09" calcext:value-type="float">
            <text:p>0.09</text:p>
          </table:table-cell>
          <table:table-cell table:style-name="ce231" office:value-type="float" office:value="2.03" calcext:value-type="float">
            <text:p>2.0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2"/>
          <table:table-cell table:style-name="ce48" table:formula="of:=[.K23]+[.K24]+[.K25]" office:value-type="float" office:value="9.96" calcext:value-type="float">
            <text:p>9.96</text:p>
          </table:table-cell>
          <table:table-cell table:style-name="ce48" table:formula="of:=[.L23]+[.L24]+[.L25]" office:value-type="float" office:value="8.205" calcext:value-type="float">
            <text:p>8.21</text:p>
          </table:table-cell>
          <table:table-cell table:style-name="ce48" table:formula="of:=[.M23]+[.M24]+[.M25]" office:value-type="float" office:value="14.065" calcext:value-type="float">
            <text:p>14.07</text:p>
          </table:table-cell>
          <table:table-cell table:style-name="ce48" table:formula="of:=[.N23]+[.N24]+[.N25]" office:value-type="float" office:value="7.045" calcext:value-type="float">
            <text:p>7.05</text:p>
          </table:table-cell>
          <table:table-cell table:style-name="ce48" table:formula="of:=[.O23]+[.O24]+[.O25]" office:value-type="float" office:value="11.33" calcext:value-type="float">
            <text:p>11.33</text:p>
          </table:table-cell>
          <table:table-cell table:style-name="ce48" table:number-columns-repeated="3"/>
          <table:table-cell table:style-name="ce48" table:formula="of:=[.S23]+[.S24]+[.S25]" office:value-type="float" office:value="13.64" calcext:value-type="float">
            <text:p>13.64</text:p>
          </table:table-cell>
          <table:table-cell table:style-name="ce48" table:formula="of:=[.T23]+[.T24]+[.T25]" office:value-type="float" office:value="8.015" calcext:value-type="float">
            <text:p>8.02</text:p>
          </table:table-cell>
          <table:table-cell table:style-name="ce48" table:formula="of:=[.U23]+[.U24]+[.U25]" office:value-type="float" office:value="11.99" calcext:value-type="float">
            <text:p>11.99</text:p>
          </table:table-cell>
          <table:table-cell table:style-name="ce48" table:formula="of:=[.V23]+[.V24]+[.V25]" office:value-type="float" office:value="11.365" calcext:value-type="float">
            <text:p>11.36</text:p>
          </table:table-cell>
          <table:table-cell table:style-name="ce48" table:formula="of:=[.W23]+[.W24]+[.W25]" office:value-type="float" office:value="11.23" calcext:value-type="float">
            <text:p>11.23</text:p>
          </table:table-cell>
          <table:table-cell table:style-name="ce176"/>
          <table:table-cell table:style-name="ce186" table:formula="of:=[.J26]+[.K26]+[.L26]+[.M26]+[.N26]+[.O26]+[.Q26]+[.S26]+[.T26]+[.U26]+[.V26]+[.W26]+[.X26]" office:value-type="float" office:value="106.845" calcext:value-type="float">
            <text:p>106.845</text:p>
          </table:table-cell>
          <table:table-cell table:number-columns-repeated="2"/>
          <table:table-cell table:style-name="ce431" office:value-type="string" calcext:value-type="string">
            <text:p>C</text:p>
          </table:table-cell>
          <table:table-cell table:style-name="ce202" table:formula="of:=[.AE$1]*[.AE26]+[.AG$1]*[.AG26]" office:value-type="float" office:value="1.37" calcext:value-type="float">
            <text:p>1.37</text:p>
          </table:table-cell>
          <table:table-cell table:style-name="ce442" office:value-type="float" office:value="12" calcext:value-type="float">
            <text:p>12</text:p>
          </table:table-cell>
          <table:table-cell table:style-name="ce448" office:value-type="float" office:value="0.03" calcext:value-type="float">
            <text:p>0.03</text:p>
          </table:table-cell>
          <table:table-cell table:style-name="ce442" office:value-type="float" office:value="16" calcext:value-type="float">
            <text:p>16</text:p>
          </table:table-cell>
          <table:table-cell table:style-name="ce448" office:value-type="float" office:value="2.71" calcext:value-type="float">
            <text:p>2.71</text:p>
          </table:table-cell>
          <table:table-cell table:style-name="ce442" office:value-type="float" office:value="8" calcext:value-type="float">
            <text:p>8</text:p>
          </table:table-cell>
          <table:table-cell table:style-name="ce221" table:formula="of:=[.AE26]-[.AG26]" office:value-type="float" office:value="-2.68" calcext:value-type="float">
            <text:p>-2.68</text:p>
          </table:table-cell>
          <table:table-cell table:style-name="ce221"/>
          <table:table-cell table:style-name="ce228" office:value-type="float" office:value="0.27" calcext:value-type="float">
            <text:p>0.27</text:p>
          </table:table-cell>
          <table:table-cell table:style-name="ce231" office:value-type="float" office:value="2.73" calcext:value-type="float">
            <text:p>2.7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5" table:formula="of:=SUM([.K27:.N27])" office:value-type="float" office:value="50.605" calcext:value-type="float">
            <text:p>50.605</text:p>
          </table:table-cell>
          <table:table-cell table:style-name="ce49" table:formula="of:=[.K26]+[.J26]" office:value-type="float" office:value="9.96" calcext:value-type="float">
            <text:p>9.96</text:p>
          </table:table-cell>
          <table:table-cell table:style-name="ce49" table:formula="of:=[.L26]" office:value-type="float" office:value="8.205" calcext:value-type="float">
            <text:p>8.21</text:p>
          </table:table-cell>
          <table:table-cell table:style-name="ce49" table:formula="of:=[.M26]" office:value-type="float" office:value="14.065" calcext:value-type="float">
            <text:p>14.07</text:p>
          </table:table-cell>
          <table:table-cell table:style-name="ce49" table:formula="of:=[.O26]+[.N26]" office:value-type="float" office:value="18.375" calcext:value-type="float">
            <text:p>18.38</text:p>
          </table:table-cell>
          <table:table-cell table:style-name="ce49" table:number-columns-repeated="2"/>
          <table:table-cell table:style-name="ce49" office:value-type="string" calcext:value-type="string">
            <text:p>Per finger</text:p>
          </table:table-cell>
          <table:table-cell table:style-name="ce49" table:number-columns-repeated="2"/>
          <table:table-cell table:style-name="ce49" table:formula="of:=[.T26]+[.S26]" office:value-type="float" office:value="21.655" calcext:value-type="float">
            <text:p>21.66</text:p>
          </table:table-cell>
          <table:table-cell table:style-name="ce49" table:formula="of:=[.U26]" office:value-type="float" office:value="11.99" calcext:value-type="float">
            <text:p>11.99</text:p>
          </table:table-cell>
          <table:table-cell table:style-name="ce49" table:formula="of:=[.V26]" office:value-type="float" office:value="11.365" calcext:value-type="float">
            <text:p>11.36</text:p>
          </table:table-cell>
          <table:table-cell table:style-name="ce49" table:formula="of:=[.W26]+[.X26]" office:value-type="float" office:value="11.23" calcext:value-type="float">
            <text:p>11.23</text:p>
          </table:table-cell>
          <table:table-cell table:style-name="ce179" table:formula="of:=SUM([.T27:.W27])" office:value-type="float" office:value="56.24" calcext:value-type="float">
            <text:p>56.24</text:p>
          </table:table-cell>
          <table:table-cell table:style-name="ce185" table:formula="of:=[.K27]+[.L27]+[.M27]+[.N27]+[.T27]+[.U27]+[.V27]+[.W27]" office:value-type="float" office:value="106.845" calcext:value-type="float">
            <text:p>106.845</text:p>
          </table:table-cell>
          <table:table-cell table:number-columns-repeated="2"/>
          <table:table-cell table:style-name="ce431" office:value-type="string" calcext:value-type="string">
            <text:p>W</text:p>
          </table:table-cell>
          <table:table-cell table:style-name="ce202" table:formula="of:=[.AE$1]*[.AE27]+[.AG$1]*[.AG27]" office:value-type="float" office:value="1.05" calcext:value-type="float">
            <text:p>1.05</text:p>
          </table:table-cell>
          <table:table-cell table:style-name="ce442" office:value-type="float" office:value="15" calcext:value-type="float">
            <text:p>15</text:p>
          </table:table-cell>
          <table:table-cell table:style-name="ce448" office:value-type="float" office:value="0.01" calcext:value-type="float">
            <text:p>0.01</text:p>
          </table:table-cell>
          <table:table-cell table:style-name="ce442" office:value-type="float" office:value="17" calcext:value-type="float">
            <text:p>17</text:p>
          </table:table-cell>
          <table:table-cell table:style-name="ce448" office:value-type="float" office:value="2.09" calcext:value-type="float">
            <text:p>2.09</text:p>
          </table:table-cell>
          <table:table-cell table:style-name="ce442" office:value-type="float" office:value="11" calcext:value-type="float">
            <text:p>11</text:p>
          </table:table-cell>
          <table:table-cell table:style-name="ce221" table:formula="of:=[.AE27]-[.AG27]" office:value-type="float" office:value="-2.08" calcext:value-type="float">
            <text:p>-2.08</text:p>
          </table:table-cell>
          <table:table-cell table:style-name="ce221"/>
          <table:table-cell table:style-name="ce228" office:value-type="float" office:value="0.06" calcext:value-type="float">
            <text:p>0.06</text:p>
          </table:table-cell>
          <table:table-cell table:style-name="ce231" office:value-type="float" office:value="2.34" calcext:value-type="float">
            <text:p>2.34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style-name="ce432" office:value-type="string" calcext:value-type="string">
            <text:p>Å</text:p>
          </table:table-cell>
          <table:table-cell table:style-name="ce201" table:formula="of:=[.AE$1]*[.AE28]+[.AG$1]*[.AG28]" office:value-type="float" office:value="0" calcext:value-type="float">
            <text:p>0.00</text:p>
          </table:table-cell>
          <table:table-cell table:style-name="ce442"/>
          <table:table-cell table:style-name="ce449" office:value-type="float" office:value="0" calcext:value-type="float">
            <text:p>0.00</text:p>
          </table:table-cell>
          <table:table-cell table:style-name="ce441" office:value-type="float" office:value="9" calcext:value-type="float">
            <text:p>9</text:p>
          </table:table-cell>
          <table:table-cell table:style-name="ce449" office:value-type="float" office:value="0" calcext:value-type="float">
            <text:p>0.00</text:p>
          </table:table-cell>
          <table:table-cell table:style-name="ce442"/>
          <table:table-cell table:style-name="ce220" table:formula="of:=[.AE28]-[.AG28]" office:value-type="float" office:value="0" calcext:value-type="float">
            <text:p>0.00</text:p>
          </table:table-cell>
          <table:table-cell table:style-name="ce220"/>
          <table:table-cell table:style-name="ce228" office:value-type="float" office:value="0" calcext:value-type="float">
            <text:p>0.00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6" office:value-type="string" calcext:value-type="string">
            <text:p>Bigrams (%)</text:p>
          </table:table-cell>
          <table:table-cell table:style-name="ce95" table:number-columns-repeated="13"/>
          <table:table-cell table:style-name="ce180"/>
          <table:table-cell table:number-columns-repeated="3"/>
          <table:table-cell table:style-name="ce431" office:value-type="string" calcext:value-type="string">
            <text:p>Q</text:p>
          </table:table-cell>
          <table:table-cell table:style-name="ce202" table:formula="of:=[.AE$1]*[.AE29]+[.AG$1]*[.AG29]" office:value-type="float" office:value="0.055" calcext:value-type="float">
            <text:p>0.06</text:p>
          </table:table-cell>
          <table:table-cell table:style-name="ce442" office:value-type="float" office:value="19" calcext:value-type="float">
            <text:p>19</text:p>
          </table:table-cell>
          <table:table-cell table:style-name="ce448" office:value-type="float" office:value="0" calcext:value-type="float">
            <text:p>0.00</text:p>
          </table:table-cell>
          <table:table-cell table:style-name="ce442" office:value-type="float" office:value="18" calcext:value-type="float">
            <text:p>18</text:p>
          </table:table-cell>
          <table:table-cell table:style-name="ce448" office:value-type="float" office:value="0.11" calcext:value-type="float">
            <text:p>0.11</text:p>
          </table:table-cell>
          <table:table-cell table:style-name="ce442" office:value-type="float" office:value="18" calcext:value-type="float">
            <text:p>18</text:p>
          </table:table-cell>
          <table:table-cell table:style-name="ce221" table:formula="of:=[.AE29]-[.AG29]" office:value-type="float" office:value="-0.11" calcext:value-type="float">
            <text:p>-0.11</text:p>
          </table:table-cell>
          <table:table-cell table:style-name="ce221"/>
          <table:table-cell table:style-name="ce228" office:value-type="float" office:value="0.01" calcext:value-type="float">
            <text:p>0.01</text:p>
          </table:table-cell>
          <table:table-cell table:style-name="ce231" office:value-type="float" office:value="0.09" calcext:value-type="float">
            <text:p>0.09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0"/>
          <table:table-cell table:style-name="ce96" table:number-columns-repeated="5"/>
          <table:table-cell table:style-name="ce125" table:formula="of:=IF(ISNA([$Bigrams2Way.I33]);&quot;&quot;;[$Bigrams2Way.I33])" office:value-type="float" office:value="0.0496053044690216" calcext:value-type="float">
            <text:p>0.050</text:p>
          </table:table-cell>
          <table:table-cell table:style-name="ce375" office:value-type="string" calcext:value-type="string">
            <text:p>/ <text:s text:c="5"/>\</text:p>
          </table:table-cell>
          <table:table-cell table:style-name="ce125" table:formula="of:=IF(ISNA([$Bigrams2Way.K33]);&quot;&quot;;[$Bigrams2Way.K33])" office:value-type="float" office:value="0.0132585170246875" calcext:value-type="float">
            <text:p>0.013</text:p>
          </table:table-cell>
          <table:table-cell table:style-name="ce96" table:number-columns-repeated="5"/>
          <table:table-cell table:style-name="ce417"/>
          <table:table-cell table:number-columns-repeated="3"/>
          <table:table-cell table:style-name="ce431" office:value-type="string" calcext:value-type="string">
            <text:p>Z</text:p>
          </table:table-cell>
          <table:table-cell table:style-name="ce202" table:formula="of:=[.AE$1]*[.AE30]+[.AG$1]*[.AG30]" office:value-type="float" office:value="0.035" calcext:value-type="float">
            <text:p>0.04</text:p>
          </table:table-cell>
          <table:table-cell table:style-name="ce442" office:value-type="float" office:value="20" calcext:value-type="float">
            <text:p>20</text:p>
          </table:table-cell>
          <table:table-cell table:style-name="ce448" office:value-type="float" office:value="0" calcext:value-type="float">
            <text:p>0.00</text:p>
          </table:table-cell>
          <table:table-cell table:style-name="ce442" office:value-type="float" office:value="19" calcext:value-type="float">
            <text:p>19</text:p>
          </table:table-cell>
          <table:table-cell table:style-name="ce448" office:value-type="float" office:value="0.07" calcext:value-type="float">
            <text:p>0.07</text:p>
          </table:table-cell>
          <table:table-cell table:style-name="ce442" office:value-type="float" office:value="20" calcext:value-type="float">
            <text:p>20</text:p>
          </table:table-cell>
          <table:table-cell table:style-name="ce221" table:formula="of:=[.AE30]-[.AG30]" office:value-type="float" office:value="-0.07" calcext:value-type="float">
            <text:p>-0.07</text:p>
          </table:table-cell>
          <table:table-cell table:style-name="ce221"/>
          <table:table-cell table:style-name="ce228" office:value-type="float" office:value="0.04" calcext:value-type="float">
            <text:p>0.04</text:p>
          </table:table-cell>
          <table:table-cell table:style-name="ce231" office:value-type="float" office:value="0.06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1" office:value-type="string" calcext:value-type="string">
            <text:p>v</text:p>
          </table:table-cell>
          <table:table-cell table:style-name="ce125" table:formula="of:=IF(ISNA([$Bigrams2Way.D34]);&quot;&quot;;[$Bigrams2Way.D34])" office:value-type="float" office:value="0.00233451592898917" calcext:value-type="float">
            <text:p>0.002</text:p>
          </table:table-cell>
          <table:table-cell table:style-name="ce125" table:formula="of:=IF(ISNA([$Bigrams2Way.E34]);&quot;&quot;;[$Bigrams2Way.E34])" office:value-type="float" office:value="0.0359137780735567" calcext:value-type="float">
            <text:p>0.036</text:p>
          </table:table-cell>
          <table:table-cell table:style-name="ce125" table:formula="of:=IF(ISNA([$Bigrams2Way.F34]);&quot;&quot;;[$Bigrams2Way.F34])" office:value-type="float" office:value="1.24226038827257" calcext:value-type="float">
            <text:p>1.242</text:p>
          </table:table-cell>
          <table:table-cell table:style-name="ce125" table:formula="of:=IF(ISNA([$Bigrams2Way.G34]);&quot;&quot;;[$Bigrams2Way.G34])" office:value-type="float" office:value="0.136437027231416" calcext:value-type="float">
            <text:p>0.136</text:p>
          </table:table-cell>
          <table:table-cell table:style-name="ce125" table:formula="of:=IF(ISNA([$Bigrams2Way.H34]);&quot;&quot;;[$Bigrams2Way.H34])" office:value-type="float" office:value="0.013123546334078" calcext:value-type="float">
            <text:p>0.013</text:p>
          </table:table-cell>
          <table:table-cell table:style-name="ce125" table:formula="of:=IF(ISNA([$Bigrams2Way.I34]);&quot;&quot;;[$Bigrams2Way.I34])" office:value-type="float" office:value="0.527979885671818" calcext:value-type="float">
            <text:p>0.528</text:p>
          </table:table-cell>
          <table:table-cell table:style-name="ce375" office:value-type="string" calcext:value-type="string">
            <text:p>– <text:s text:c="4"/>–</text:p>
          </table:table-cell>
          <table:table-cell table:style-name="ce125" table:formula="of:=IF(ISNA([$Bigrams2Way.K34]);&quot;&quot;;[$Bigrams2Way.K34])" office:value-type="float" office:value="0.0076561778365575" calcext:value-type="float">
            <text:p>0.008</text:p>
          </table:table-cell>
          <table:table-cell table:style-name="ce125" table:formula="of:=IF(ISNA([$Bigrams2Way.L34]);&quot;&quot;;[$Bigrams2Way.L34])" office:value-type="float" office:value="0.141611325003733" calcext:value-type="float">
            <text:p>0.142</text:p>
          </table:table-cell>
          <table:table-cell table:style-name="ce125" table:formula="of:=IF(ISNA([$Bigrams2Way.M34]);&quot;&quot;;[$Bigrams2Way.M34])" office:value-type="float" office:value="0.111939953174469" calcext:value-type="float">
            <text:p>0.112</text:p>
          </table:table-cell>
          <table:table-cell table:style-name="ce125" table:formula="of:=IF(ISNA([$Bigrams2Way.N34]);&quot;&quot;;[$Bigrams2Way.N34])" office:value-type="float" office:value="0.781249005954417" calcext:value-type="float">
            <text:p>0.781</text:p>
          </table:table-cell>
          <table:table-cell table:style-name="ce125" table:formula="of:=IF(ISNA([$Bigrams2Way.O34]);&quot;&quot;;[$Bigrams2Way.O34])" office:value-type="float" office:value="0.874033805696462" calcext:value-type="float">
            <text:p>0.874</text:p>
          </table:table-cell>
          <table:table-cell table:style-name="ce125" table:formula="of:=IF(ISNA([$Bigrams2Way.P34]);&quot;&quot;;[$Bigrams2Way.P34])" office:value-type="float" office:value="0.0894836215512665" calcext:value-type="float">
            <text:p>0.089</text:p>
          </table:table-cell>
          <table:table-cell table:style-name="ce418" office:value-type="string" calcext:value-type="string">
            <text:p>v</text:p>
          </table:table-cell>
          <table:table-cell table:style-name="ce138" office:value-type="string" calcext:value-type="string">
            <text:p>Middle – Top</text:p>
          </table:table-cell>
          <table:table-cell table:number-columns-repeated="2"/>
          <table:table-cell table:style-name="ce431" office:value-type="string" calcext:value-type="string">
            <text:p>X</text:p>
          </table:table-cell>
          <table:table-cell table:style-name="ce202" table:formula="of:=[.AE$1]*[.AE31]+[.AG$1]*[.AG31]" office:value-type="float" office:value="0.085" calcext:value-type="float">
            <text:p>0.09</text:p>
          </table:table-cell>
          <table:table-cell table:style-name="ce442" office:value-type="float" office:value="18" calcext:value-type="float">
            <text:p>18</text:p>
          </table:table-cell>
          <table:table-cell table:style-name="ce448" office:value-type="float" office:value="0" calcext:value-type="float">
            <text:p>0.00</text:p>
          </table:table-cell>
          <table:table-cell table:style-name="ce442" office:value-type="float" office:value="20" calcext:value-type="float">
            <text:p>20</text:p>
          </table:table-cell>
          <table:table-cell table:style-name="ce448" office:value-type="float" office:value="0.17" calcext:value-type="float">
            <text:p>0.17</text:p>
          </table:table-cell>
          <table:table-cell table:style-name="ce442" office:value-type="float" office:value="17" calcext:value-type="float">
            <text:p>17</text:p>
          </table:table-cell>
          <table:table-cell table:style-name="ce221" table:formula="of:=[.AE31]-[.AG31]" office:value-type="float" office:value="-0.17" calcext:value-type="float">
            <text:p>-0.17</text:p>
          </table:table-cell>
          <table:table-cell table:style-name="ce221"/>
          <table:table-cell table:style-name="ce228" office:value-type="float" office:value="0.03" calcext:value-type="float">
            <text:p>0.03</text:p>
          </table:table-cell>
          <table:table-cell table:style-name="ce231" office:value-type="float" office:value="0.2" calcext:value-type="float">
            <text:p>0.2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1" office:value-type="string" calcext:value-type="string">
            <text:p>^v</text:p>
          </table:table-cell>
          <table:table-cell table:style-name="ce128" table:formula="of:=IF(ISNA([$Bigrams2Way.D35]);&quot;&quot;;[$Bigrams2Way.D35])" office:value-type="float" office:value="0.0000472594173841021" calcext:value-type="float">
            <text:p>0.000</text:p>
          </table:table-cell>
          <table:table-cell table:style-name="ce284" table:formula="of:=IF(ISNA([$Bigrams2Way.E35]);&quot;&quot;;[$Bigrams2Way.E35])" office:value-type="float" office:value="0.000163720124509211" calcext:value-type="float">
            <text:p>0.000</text:p>
          </table:table-cell>
          <table:table-cell table:style-name="ce284" table:formula="of:=IF(ISNA([$Bigrams2Way.F35]);&quot;&quot;;[$Bigrams2Way.F35])" office:value-type="float" office:value="0.585037754693378" calcext:value-type="float">
            <text:p>0.585</text:p>
          </table:table-cell>
          <table:table-cell table:style-name="ce347" table:formula="of:=IF(ISNA([$Bigrams2Way.G35]);&quot;&quot;;[$Bigrams2Way.G35])" office:value-type="float" office:value="0.0772487939171639" calcext:value-type="float">
            <text:p>0.077</text:p>
          </table:table-cell>
          <table:table-cell table:style-name="ce125" table:formula="of:=IF(ISNA([$Bigrams2Way.H35]);&quot;&quot;;[$Bigrams2Way.H35])" office:value-type="float" office:value="0.0144958333847186" calcext:value-type="float">
            <text:p>0.014</text:p>
          </table:table-cell>
          <table:table-cell table:style-name="ce125" table:formula="of:=IF(ISNA([$Bigrams2Way.I35]);&quot;&quot;;[$Bigrams2Way.I35])" office:value-type="float" office:value="0.00231201144452055" calcext:value-type="float">
            <text:p>0.002</text:p>
          </table:table-cell>
          <table:table-cell table:style-name="ce375" office:value-type="string" calcext:value-type="string">
            <text:p>– <text:s text:c="4"/>–</text:p>
          </table:table-cell>
          <table:table-cell table:style-name="ce125" table:formula="of:=IF(ISNA([$Bigrams2Way.K35]);&quot;&quot;;[$Bigrams2Way.K35])" office:value-type="float" office:value="0.0304890755580865" calcext:value-type="float">
            <text:p>0.030</text:p>
          </table:table-cell>
          <table:table-cell table:style-name="ce125" table:formula="of:=IF(ISNA([$Bigrams2Way.L35]);&quot;&quot;;[$Bigrams2Way.L35])" office:value-type="float" office:value="0.205923912473039" calcext:value-type="float">
            <text:p>0.206</text:p>
          </table:table-cell>
          <table:table-cell table:style-name="ce128" table:formula="of:=IF(ISNA([$Bigrams2Way.M35]);&quot;&quot;;[$Bigrams2Way.M35])" office:value-type="float" office:value="0.374273248775284" calcext:value-type="float">
            <text:p>0.374</text:p>
          </table:table-cell>
          <table:table-cell table:style-name="ce284" table:formula="of:=IF(ISNA([$Bigrams2Way.N35]);&quot;&quot;;[$Bigrams2Way.N35])">
            <text:p/>
          </table:table-cell>
          <table:table-cell table:style-name="ce284" table:formula="of:=IF(ISNA([$Bigrams2Way.O35]);&quot;&quot;;[$Bigrams2Way.O35])">
            <text:p/>
          </table:table-cell>
          <table:table-cell table:style-name="ce347" table:formula="of:=IF(ISNA([$Bigrams2Way.P35]);&quot;&quot;;[$Bigrams2Way.P35])">
            <text:p/>
          </table:table-cell>
          <table:table-cell table:style-name="ce418" office:value-type="string" calcext:value-type="string">
            <text:p>^v</text:p>
          </table:table-cell>
          <table:table-cell table:style-name="ce138" office:value-type="string" calcext:value-type="string">
            <text:p>Top – Bottom</text:p>
          </table:table-cell>
          <table:table-cell table:number-columns-repeated="2"/>
          <table:table-cell table:style-name="ce433" office:value-type="string" calcext:value-type="string">
            <text:p>.</text:p>
          </table:table-cell>
          <table:table-cell table:style-name="ce201" table:formula="of:=[.AE$1]*[.AE32]+[.AG$1]*[.AG32]" office:value-type="float" office:value="0" calcext:value-type="float">
            <text:p>0.00</text:p>
          </table:table-cell>
          <table:table-cell table:style-name="ce443"/>
          <table:table-cell table:style-name="ce449" office:value-type="float" office:value="0" calcext:value-type="float">
            <text:p>0.00</text:p>
          </table:table-cell>
          <table:table-cell table:style-name="ce443" office:value-type="float" office:value="12" calcext:value-type="float">
            <text:p>12</text:p>
          </table:table-cell>
          <table:table-cell table:style-name="ce449" office:value-type="float" office:value="0" calcext:value-type="float">
            <text:p>0.00</text:p>
          </table:table-cell>
          <table:table-cell table:style-name="ce443"/>
          <table:table-cell table:style-name="ce220" table:formula="of:=[.AE32]-[.AG32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181"/>
          <table:table-cell table:number-columns-repeated="986"/>
        </table:table-row>
        <table:table-row table:style-name="ro1">
          <table:table-cell table:number-columns-repeated="9"/>
          <table:table-cell table:style-name="ce31" office:value-type="string" calcext:value-type="string">
            <text:p>^</text:p>
          </table:table-cell>
          <table:table-cell table:style-name="ce125" table:formula="of:=IF(ISNA([$Bigrams2Way.D36]);&quot;&quot;;[$Bigrams2Way.D36])" office:value-type="float" office:value="0.028603388302187" calcext:value-type="float">
            <text:p>0.029</text:p>
          </table:table-cell>
          <table:table-cell table:style-name="ce125" table:formula="of:=IF(ISNA([$Bigrams2Way.E36]);&quot;&quot;;[$Bigrams2Way.E36])" office:value-type="float" office:value="0.0011651696833628" calcext:value-type="float">
            <text:p>0.001</text:p>
          </table:table-cell>
          <table:table-cell table:style-name="ce125" table:formula="of:=IF(ISNA([$Bigrams2Way.F36]);&quot;&quot;;[$Bigrams2Way.F36])" office:value-type="float" office:value="0.0054649658287407" calcext:value-type="float">
            <text:p>0.005</text:p>
          </table:table-cell>
          <table:table-cell table:style-name="ce125" table:formula="of:=IF(ISNA([$Bigrams2Way.G36]);&quot;&quot;;[$Bigrams2Way.G36])" office:value-type="float" office:value="0.000600869735312156" calcext:value-type="float">
            <text:p>0.001</text:p>
          </table:table-cell>
          <table:table-cell table:style-name="ce125" table:formula="of:=IF(ISNA([$Bigrams2Way.H36]);&quot;&quot;;[$Bigrams2Way.H36])" office:value-type="float" office:value="0.00106108644269544" calcext:value-type="float">
            <text:p>0.001</text:p>
          </table:table-cell>
          <table:table-cell table:style-name="ce125" table:formula="of:=IF(ISNA([$Bigrams2Way.I36]);&quot;&quot;;[$Bigrams2Way.I36])" office:value-type="float" office:value="0.00245627842260127" calcext:value-type="float">
            <text:p>0.002</text:p>
          </table:table-cell>
          <table:table-cell table:style-name="ce375" office:value-type="string" calcext:value-type="string">
            <text:p>– <text:s text:c="4"/>–</text:p>
          </table:table-cell>
          <table:table-cell table:style-name="ce125" table:formula="of:=IF(ISNA([$Bigrams2Way.K36]);&quot;&quot;;[$Bigrams2Way.K36])" office:value-type="float" office:value="0.199912587586328" calcext:value-type="float">
            <text:p>0.200</text:p>
          </table:table-cell>
          <table:table-cell table:style-name="ce125" table:formula="of:=IF(ISNA([$Bigrams2Way.L36]);&quot;&quot;;[$Bigrams2Way.L36])" office:value-type="float" office:value="0.128033826805668" calcext:value-type="float">
            <text:p>0.128</text:p>
          </table:table-cell>
          <table:table-cell table:style-name="ce125" table:formula="of:=IF(ISNA([$Bigrams2Way.M36]);&quot;&quot;;[$Bigrams2Way.M36])" office:value-type="float" office:value="0.00348538203207753" calcext:value-type="float">
            <text:p>0.003</text:p>
          </table:table-cell>
          <table:table-cell table:style-name="ce125" table:formula="of:=IF(ISNA([$Bigrams2Way.N36]);&quot;&quot;;[$Bigrams2Way.N36])">
            <text:p/>
          </table:table-cell>
          <table:table-cell table:style-name="ce125" table:formula="of:=IF(ISNA([$Bigrams2Way.O36]);&quot;&quot;;[$Bigrams2Way.O36])">
            <text:p/>
          </table:table-cell>
          <table:table-cell table:style-name="ce125" table:formula="of:=IF(ISNA([$Bigrams2Way.P36]);&quot;&quot;;[$Bigrams2Way.P36])">
            <text:p/>
          </table:table-cell>
          <table:table-cell table:style-name="ce418" office:value-type="string" calcext:value-type="string">
            <text:p>^</text:p>
          </table:table-cell>
          <table:table-cell table:style-name="ce138" office:value-type="string" calcext:value-type="string">
            <text:p>Middle – Bottom</text:p>
          </table:table-cell>
          <table:table-cell table:number-columns-repeated="2"/>
          <table:table-cell table:style-name="ce433" office:value-type="string" calcext:value-type="string">
            <text:p>,</text:p>
          </table:table-cell>
          <table:table-cell table:style-name="ce201" table:formula="of:=[.AE$1]*[.AE33]+[.AG$1]*[.AG33]" office:value-type="float" office:value="0" calcext:value-type="float">
            <text:p>0.00</text:p>
          </table:table-cell>
          <table:table-cell table:style-name="ce443"/>
          <table:table-cell table:style-name="ce449" office:value-type="float" office:value="0" calcext:value-type="float">
            <text:p>0.00</text:p>
          </table:table-cell>
          <table:table-cell table:style-name="ce443" office:value-type="float" office:value="14" calcext:value-type="float">
            <text:p>14</text:p>
          </table:table-cell>
          <table:table-cell table:style-name="ce449" office:value-type="float" office:value="0" calcext:value-type="float">
            <text:p>0.00</text:p>
          </table:table-cell>
          <table:table-cell table:style-name="ce443"/>
          <table:table-cell table:style-name="ce220" table:formula="of:=[.AE33]-[.AG33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181"/>
          <table:table-cell table:number-columns-repeated="986"/>
        </table:table-row>
        <table:table-row table:style-name="ro1">
          <table:table-cell table:number-columns-repeated="9"/>
          <table:table-cell table:style-name="ce30"/>
          <table:table-cell table:style-name="ce96" table:number-columns-repeated="5"/>
          <table:table-cell table:style-name="ce125" table:formula="of:=IF(ISNA([$Bigrams2Way.I37]);&quot;&quot;;[$Bigrams2Way.I37])" office:value-type="float" office:value="0.000693700733745214" calcext:value-type="float">
            <text:p>0.001</text:p>
          </table:table-cell>
          <table:table-cell table:style-name="ce375" office:value-type="string" calcext:value-type="string">
            <text:p>\ <text:s text:c="5"/>/</text:p>
          </table:table-cell>
          <table:table-cell table:style-name="ce125" table:formula="of:=IF(ISNA([$Bigrams2Way.K37]);&quot;&quot;;[$Bigrams2Way.K37])" office:value-type="float" office:value="0.192733372494137" calcext:value-type="float">
            <text:p>0.193</text:p>
          </table:table-cell>
          <table:table-cell table:style-name="ce96" table:number-columns-repeated="5"/>
          <table:table-cell table:style-name="ce417"/>
          <table:table-cell table:number-columns-repeated="3"/>
          <table:table-cell table:style-name="ce433" office:value-type="string" calcext:value-type="string">
            <text:p>'</text:p>
          </table:table-cell>
          <table:table-cell table:style-name="ce201" table:formula="of:=[.AE$1]*[.AE34]+[.AG$1]*[.AG34]" office:value-type="float" office:value="0" calcext:value-type="float">
            <text:p>0.00</text:p>
          </table:table-cell>
          <table:table-cell table:style-name="ce443"/>
          <table:table-cell table:style-name="ce449" office:value-type="float" office:value="0" calcext:value-type="float">
            <text:p>0.00</text:p>
          </table:table-cell>
          <table:table-cell table:style-name="ce443" office:value-type="float" office:value="15" calcext:value-type="float">
            <text:p>15</text:p>
          </table:table-cell>
          <table:table-cell table:style-name="ce449" office:value-type="float" office:value="0" calcext:value-type="float">
            <text:p>0.00</text:p>
          </table:table-cell>
          <table:table-cell table:style-name="ce443"/>
          <table:table-cell table:style-name="ce220" table:formula="of:=[.AE34]-[.AG34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181"/>
          <table:table-cell table:number-columns-repeated="986"/>
        </table:table-row>
        <table:table-row table:style-name="ro1">
          <table:table-cell table:number-columns-repeated="9"/>
          <table:table-cell table:style-name="ce79"/>
          <table:table-cell table:style-name="ce99" table:formula="of:=SUM([.K30:.K34])" office:value-type="float" office:value="0.0309851636485602" calcext:value-type="float">
            <text:p>0.03</text:p>
          </table:table-cell>
          <table:table-cell table:style-name="ce99" table:formula="of:=SUM([.L30:.L34])" office:value-type="float" office:value="0.0372426678814287" calcext:value-type="float">
            <text:p>0.04</text:p>
          </table:table-cell>
          <table:table-cell table:style-name="ce99" table:formula="of:=SUM([.M30:.M34])" office:value-type="float" office:value="1.83276310879469" calcext:value-type="float">
            <text:p>1.83</text:p>
          </table:table-cell>
          <table:table-cell table:style-name="ce99" table:formula="of:=SUM([.N30:.N34])" office:value-type="float" office:value="0.214286690883892" calcext:value-type="float">
            <text:p>0.21</text:p>
          </table:table-cell>
          <table:table-cell table:style-name="ce99" table:formula="of:=SUM([.O30:.O34])" office:value-type="float" office:value="0.028680466161492" calcext:value-type="float">
            <text:p>0.03</text:p>
          </table:table-cell>
          <table:table-cell table:style-name="ce99" table:formula="of:=SUM([.P30:.P34])" office:value-type="float" office:value="0.583047180741707" calcext:value-type="float">
            <text:p>0.58</text:p>
          </table:table-cell>
          <table:table-cell table:style-name="ce99"/>
          <table:table-cell table:style-name="ce99" table:formula="of:=SUM([.R30:.R34])" office:value-type="float" office:value="0.444049730499797" calcext:value-type="float">
            <text:p>0.44</text:p>
          </table:table-cell>
          <table:table-cell table:style-name="ce99" table:formula="of:=SUM([.S30:.S34])" office:value-type="float" office:value="0.475569064282439" calcext:value-type="float">
            <text:p>0.48</text:p>
          </table:table-cell>
          <table:table-cell table:style-name="ce99" table:formula="of:=SUM([.T30:.T34])" office:value-type="float" office:value="0.48969858398183" calcext:value-type="float">
            <text:p>0.49</text:p>
          </table:table-cell>
          <table:table-cell table:style-name="ce99" table:formula="of:=SUM([.U30:.U34])" office:value-type="float" office:value="0.781249005954417" calcext:value-type="float">
            <text:p>0.78</text:p>
          </table:table-cell>
          <table:table-cell table:style-name="ce99" table:formula="of:=SUM([.V30:.V34])" office:value-type="float" office:value="0.874033805696462" calcext:value-type="float">
            <text:p>0.87</text:p>
          </table:table-cell>
          <table:table-cell table:style-name="ce99" table:formula="of:=SUM([.W30:.W34])" office:value-type="float" office:value="0.0894836215512665" calcext:value-type="float">
            <text:p>0.09</text:p>
          </table:table-cell>
          <table:table-cell table:style-name="ce183"/>
          <table:table-cell table:number-columns-repeated="3"/>
          <table:table-cell table:style-name="ce434" office:value-type="string" calcext:value-type="string">
            <text:p><text:s/></text:p>
          </table:table-cell>
          <table:table-cell table:style-name="ce203" table:formula="of:=[.AE$1]*[.AE35]+[.AG$1]*[.AG35]" office:value-type="float" office:value="0" calcext:value-type="float">
            <text:p>0.00</text:p>
          </table:table-cell>
          <table:table-cell table:style-name="ce444"/>
          <table:table-cell table:style-name="ce450"/>
          <table:table-cell table:style-name="ce444"/>
          <table:table-cell table:style-name="ce450"/>
          <table:table-cell table:style-name="ce444"/>
          <table:table-cell table:style-name="ce224" table:formula="of:=[.AE35]-[.AG35]" office:value-type="float" office:value="0" calcext:value-type="float">
            <text:p>0.00</text:p>
          </table:table-cell>
          <table:table-cell table:style-name="ce225"/>
          <table:table-cell table:style-name="ce230"/>
          <table:table-cell table:style-name="ce232"/>
          <table:table-cell table:number-columns-repeated="986"/>
        </table:table-row>
        <table:table-row table:style-name="ro1">
          <table:table-cell table:number-columns-repeated="27"/>
          <table:table-cell table:style-name="ce143" table:number-columns-repeated="4"/>
          <table:table-cell table:style-name="ce170"/>
          <table:table-cell table:style-name="ce172"/>
          <table:table-cell table:style-name="ce174"/>
          <table:table-cell table:number-columns-repeated="990"/>
        </table:table-row>
        <table:table-row table:style-name="ro1">
          <table:table-cell table:style-name="ce53"/>
          <table:table-cell table:style-name="ce57" table:number-columns-repeated="3"/>
          <table:table-cell table:style-name="ce61" office:value-type="string" calcext:value-type="string">
            <text:p>Bigrams – The third row design help</text:p>
          </table:table-cell>
          <table:table-cell table:style-name="ce61" table:number-columns-repeated="3"/>
          <table:table-cell table:style-name="ce63"/>
          <table:table-cell table:style-name="ce80"/>
          <table:table-cell table:style-name="ce100"/>
          <table:table-cell table:style-name="ce107" table:number-columns-repeated="5"/>
          <table:table-cell table:style-name="ce141" office:value-type="string" calcext:value-type="string">
            <text:p>Bigrams – The second row design help</text:p>
          </table:table-cell>
          <table:table-cell table:style-name="ce107" table:number-columns-repeated="5"/>
          <table:table-cell table:style-name="ce164"/>
          <table:table-cell table:style-name="ce53"/>
          <table:table-cell table:style-name="ce57" table:number-columns-repeated="3"/>
          <table:table-cell table:style-name="ce61"/>
          <table:table-cell table:style-name="ce61" office:value-type="string" calcext:value-type="string">
            <text:p>Bigrams – The third row design help</text:p>
          </table:table-cell>
          <table:table-cell table:style-name="ce61" table:number-columns-repeated="2"/>
          <table:table-cell table:style-name="ce63"/>
          <table:table-cell table:style-name="ce80"/>
          <table:table-cell table:style-name="ce174"/>
          <table:table-cell table:number-columns-repeated="990"/>
        </table:table-row>
        <table:table-row table:style-name="ro1">
          <table:table-cell table:style-name="ce54" table:formula="of:=[.O48]" office:value-type="string" office:string-value="Z" calcext:value-type="string">
            <text:p>Z</text:p>
          </table:table-cell>
          <table:table-cell table:style-name="ce58" table:formula="of:=[.O47]" office:value-type="string" office:string-value="Q" calcext:value-type="string">
            <text:p>Q</text:p>
          </table:table-cell>
          <table:table-cell table:style-name="ce58" table:formula="of:=[.O46]" office:value-type="string" office:string-value="X" calcext:value-type="string">
            <text:p>X</text:p>
          </table:table-cell>
          <table:table-cell table:style-name="ce58" table:formula="of:=[.O45]" office:value-type="string" office:string-value="W" calcext:value-type="string">
            <text:p>W</text:p>
          </table:table-cell>
          <table:table-cell table:style-name="ce58" table:formula="of:=[.O44]" office:value-type="string" office:string-value="G" calcext:value-type="string">
            <text:p>G</text:p>
          </table:table-cell>
          <table:table-cell table:style-name="ce58" table:formula="of:=[.O43]" office:value-type="string" office:string-value="F" calcext:value-type="string">
            <text:p>F</text:p>
          </table:table-cell>
          <table:table-cell table:style-name="ce58" table:formula="of:=[.O42]" office:value-type="string" office:string-value="Ö" calcext:value-type="string">
            <text:p>Ö</text:p>
          </table:table-cell>
          <table:table-cell table:style-name="ce58" table:formula="of:=[.O41]" office:value-type="string" office:string-value="Y" calcext:value-type="string">
            <text:p>Y</text:p>
          </table:table-cell>
          <table:table-cell table:style-name="ce58" table:formula="of:=[.O40]" office:value-type="string" office:string-value="Ä" calcext:value-type="string">
            <text:p>Ä</text:p>
          </table:table-cell>
          <table:table-cell table:style-name="ce81" table:formula="of:=[.O39]" office:value-type="string" office:string-value="U" calcext:value-type="string">
            <text:p>U</text:p>
          </table:table-cell>
          <table:table-cell table:style-name="ce54" table:formula="of:=[.K18]" office:value-type="string" office:string-value="A" calcext:value-type="string">
            <text:p>A</text:p>
          </table:table-cell>
          <table:table-cell table:style-name="ce58" table:formula="of:=[.L18]" office:value-type="string" office:string-value="S" calcext:value-type="string">
            <text:p>S</text:p>
          </table:table-cell>
          <table:table-cell table:style-name="ce58" table:formula="of:=[.M18]" office:value-type="string" office:string-value="D" calcext:value-type="string">
            <text:p>D</text:p>
          </table:table-cell>
          <table:table-cell table:style-name="ce58" table:formula="of:=[.N18]" office:value-type="string" office:string-value="F" calcext:value-type="string">
            <text:p>F</text:p>
          </table:table-cell>
          <table:table-cell table:style-name="ce123" office:value-type="string" calcext:value-type="string">
            <text:p>/</text:p>
          </table:table-cell>
          <table:table-cell table:style-name="ce130" table:number-columns-repeated="3"/>
          <table:table-cell table:style-name="ce123" office:value-type="string" calcext:value-type="string">
            <text:p>\</text:p>
          </table:table-cell>
          <table:table-cell table:style-name="ce58" table:formula="of:=[.T18]" office:value-type="string" office:string-value="J" calcext:value-type="string">
            <text:p>J</text:p>
          </table:table-cell>
          <table:table-cell table:style-name="ce58" table:formula="of:=[.U18]" office:value-type="string" office:string-value="K" calcext:value-type="string">
            <text:p>K</text:p>
          </table:table-cell>
          <table:table-cell table:style-name="ce58" table:formula="of:=[.V18]" office:value-type="string" office:string-value="L" calcext:value-type="string">
            <text:p>L</text:p>
          </table:table-cell>
          <table:table-cell table:style-name="ce81" table:formula="of:=[.W18]" office:value-type="string" office:string-value="T" calcext:value-type="string">
            <text:p>T</text:p>
          </table:table-cell>
          <table:table-cell table:style-name="ce54" table:formula="of:=[.S39]" office:value-type="string" office:string-value="K" calcext:value-type="string">
            <text:p>K</text:p>
          </table:table-cell>
          <table:table-cell table:style-name="ce58" table:formula="of:=[.S40]" office:value-type="string" office:string-value="M" calcext:value-type="string">
            <text:p>M</text:p>
          </table:table-cell>
          <table:table-cell table:style-name="ce58" table:formula="of:=[.S41]" office:value-type="string" office:string-value="V" calcext:value-type="string">
            <text:p>V</text:p>
          </table:table-cell>
          <table:table-cell table:style-name="ce58" table:formula="of:=[.S42]" office:value-type="string" office:string-value="R" calcext:value-type="string">
            <text:p>R</text:p>
          </table:table-cell>
          <table:table-cell table:style-name="ce58" table:formula="of:=[.S43]" office:value-type="string" office:string-value="J" calcext:value-type="string">
            <text:p>J</text:p>
          </table:table-cell>
          <table:table-cell table:style-name="ce58" table:formula="of:=[.S44]" office:value-type="string" office:string-value="H" calcext:value-type="string">
            <text:p>H</text:p>
          </table:table-cell>
          <table:table-cell table:style-name="ce58" table:formula="of:=[.S45]" office:value-type="string" office:string-value="P" calcext:value-type="string">
            <text:p>P</text:p>
          </table:table-cell>
          <table:table-cell table:style-name="ce58" table:formula="of:=[.S46]" office:value-type="string" office:string-value="D" calcext:value-type="string">
            <text:p>D</text:p>
          </table:table-cell>
          <table:table-cell table:style-name="ce58" table:formula="of:=[.S47]" office:value-type="string" office:string-value="C" calcext:value-type="string">
            <text:p>C</text:p>
          </table:table-cell>
          <table:table-cell table:style-name="ce81" table:formula="of:=[.S48]" office:value-type="string" office:string-value="B" calcext:value-type="string">
            <text:p>B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39];[Bigrams2Way.$A$30:.$AC$30];0))" office:value-type="float" office:value="0.00439954065646662" calcext:value-type="float">
            <text:p>0.004</text:p>
          </table:table-cell>
          <table:table-cell table:style-name="ce9" table:formula="of:=INDEX([Bigrams2Way.$A$1:.$AC$29];MATCH([.B$38];[Bigrams2Way.$A$30:.$AC$30];0);MATCH([.$O39];[Bigrams2Way.$A$30:.$AC$30];0))" office:value-type="float" office:value="0.0790280644424014" calcext:value-type="float">
            <text:p>0.079</text:p>
          </table:table-cell>
          <table:table-cell table:style-name="ce9" table:formula="of:=INDEX([Bigrams2Way.$A$1:.$AC$29];MATCH([.C$38];[Bigrams2Way.$A$30:.$AC$30];0);MATCH([.$O39];[Bigrams2Way.$A$30:.$AC$30];0))" office:value-type="float" office:value="0.00599823605349838" calcext:value-type="float">
            <text:p>0.006</text:p>
          </table:table-cell>
          <table:table-cell table:style-name="ce9" table:formula="of:=INDEX([Bigrams2Way.$A$1:.$AC$29];MATCH([.D$38];[Bigrams2Way.$A$30:.$AC$30];0);MATCH([.$O39];[Bigrams2Way.$A$30:.$AC$30];0))" office:value-type="float" office:value="0.0013129745014289" calcext:value-type="float">
            <text:p>0.001</text:p>
          </table:table-cell>
          <table:table-cell table:style-name="ce9" table:formula="of:=INDEX([Bigrams2Way.$A$1:.$AC$29];MATCH([.E$38];[Bigrams2Way.$A$30:.$AC$30];0);MATCH([.$O39];[Bigrams2Way.$A$30:.$AC$30];0))" office:value-type="float" office:value="0.121946353359834" calcext:value-type="float">
            <text:p>0.122</text:p>
          </table:table-cell>
          <table:table-cell table:style-name="ce9" table:formula="of:=INDEX([Bigrams2Way.$A$1:.$AC$29];MATCH([.F$38];[Bigrams2Way.$A$30:.$AC$30];0);MATCH([.$O39];[Bigrams2Way.$A$30:.$AC$30];0))" office:value-type="float" office:value="0.0638997127707638" calcext:value-type="float">
            <text:p>0.064</text:p>
          </table:table-cell>
          <table:table-cell table:style-name="ce9" table:formula="of:=INDEX([Bigrams2Way.$A$1:.$AC$29];MATCH([.G$38];[Bigrams2Way.$A$30:.$AC$30];0);MATCH([.$O39];[Bigrams2Way.$A$30:.$AC$30];0))" office:value-type="float" office:value="0.000236297086920511" calcext:value-type="float">
            <text:p>0.000</text:p>
          </table:table-cell>
          <table:table-cell table:style-name="ce9" table:formula="of:=INDEX([Bigrams2Way.$A$1:.$AC$29];MATCH([.H$38];[Bigrams2Way.$A$30:.$AC$30];0);MATCH([.$O39];[Bigrams2Way.$A$30:.$AC$30];0))" office:value-type="float" office:value="0.0076561778365575" calcext:value-type="float">
            <text:p>0.008</text:p>
          </table:table-cell>
          <table:table-cell table:style-name="ce9" table:formula="of:=INDEX([Bigrams2Way.$A$1:.$AC$29];MATCH([.I$38];[Bigrams2Way.$A$30:.$AC$30];0);MATCH([.$O39];[Bigrams2Way.$A$30:.$AC$30];0))" office:value-type="float" office:value="0.00635639163816173" calcext:value-type="float">
            <text:p>0.006</text:p>
          </table:table-cell>
          <table:table-cell table:style-name="ce35"/>
          <table:table-cell table:style-name="ce5" table:formula="of:=INDEX([Bigrams2Way.$A$1:.$AC$29];MATCH([.K$38];[Bigrams2Way.$A$30:.$AC$30];0);MATCH([.$O39];[Bigrams2Way.$A$30:.$AC$30];0))" office:value-type="float" office:value="0.352225281006746" calcext:value-type="float">
            <text:p>0.352</text:p>
          </table:table-cell>
          <table:table-cell table:style-name="ce9" table:formula="of:=INDEX([Bigrams2Way.$A$1:.$AC$29];MATCH([.L$38];[Bigrams2Way.$A$30:.$AC$30];0);MATCH([.$O39];[Bigrams2Way.$A$30:.$AC$30];0))" office:value-type="float" office:value="0.860910457851937" calcext:value-type="float">
            <text:p>0.861</text:p>
          </table:table-cell>
          <table:table-cell table:style-name="ce286" table:formula="of:=INDEX([Bigrams2Way.$A$1:.$AC$29];MATCH([.M$38];[Bigrams2Way.$A$30:.$AC$30];0);MATCH([.$O39];[Bigrams2Way.$A$30:.$AC$30];0))" office:value-type="float" office:value="0.209808245724125" calcext:value-type="float">
            <text:p>0.210</text:p>
          </table:table-cell>
          <table:table-cell table:style-name="ce9" table:formula="of:=INDEX([Bigrams2Way.$A$1:.$AC$29];MATCH([.N$38];[Bigrams2Way.$A$30:.$AC$30];0);MATCH([.$O39];[Bigrams2Way.$A$30:.$AC$30];0))" office:value-type="float" office:value="0.0638997127707638" calcext:value-type="float">
            <text:p>0.064</text:p>
          </table:table-cell>
          <table:table-cell table:style-name="ce361" office:value-type="string" calcext:value-type="string">
            <text:p>U</text:p>
          </table:table-cell>
          <table:table-cell table:style-name="ce131" table:formula="of:=VLOOKUP([.O39];[.$AB$3:.$AC$35];2;FALSE())" office:value-type="float" office:value="3.94" calcext:value-type="float">
            <text:p>3.94</text:p>
          </table:table-cell>
          <table:table-cell table:style-name="ce142"/>
          <table:table-cell table:style-name="ce151" table:formula="of:=VLOOKUP([.S39];[.$AB$3:.$AC$35];2;FALSE())" office:value-type="float" office:value="2.98" calcext:value-type="float">
            <text:p>2.98</text:p>
          </table:table-cell>
          <table:table-cell table:style-name="ce393" office:value-type="string" calcext:value-type="string">
            <text:p>K</text:p>
          </table:table-cell>
          <table:table-cell table:style-name="ce9" table:formula="of:=INDEX([Bigrams2Way.$A$1:.$AC$29];MATCH([.T$38];[Bigrams2Way.$A$30:.$AC$30];0);MATCH([.$S39];[Bigrams2Way.$A$30:.$AC$30];0))" office:value-type="float" office:value="0.00228589300990009" calcext:value-type="float">
            <text:p>0.002</text:p>
          </table:table-cell>
          <table:table-cell table:style-name="ce9" table:formula="of:=INDEX([Bigrams2Way.$A$1:.$AC$29];MATCH([.U$38];[Bigrams2Way.$A$30:.$AC$30];0);MATCH([.$S39];[Bigrams2Way.$A$30:.$AC$30];0))" office:value-type="float" office:value="0.328814147795231" calcext:value-type="float">
            <text:p>0.329</text:p>
          </table:table-cell>
          <table:table-cell table:style-name="ce9" table:formula="of:=INDEX([Bigrams2Way.$A$1:.$AC$29];MATCH([.V$38];[Bigrams2Way.$A$30:.$AC$30];0);MATCH([.$S39];[Bigrams2Way.$A$30:.$AC$30];0))" office:value-type="float" office:value="0.121834251726342" calcext:value-type="float">
            <text:p>0.122</text:p>
          </table:table-cell>
          <table:table-cell table:style-name="ce35" table:formula="of:=INDEX([Bigrams2Way.$A$1:.$AC$29];MATCH([.W$38];[Bigrams2Way.$A$30:.$AC$30];0);MATCH([.$S39];[Bigrams2Way.$A$30:.$AC$30];0))" office:value-type="float" office:value="0.122943524321092" calcext:value-type="float">
            <text:p>0.123</text:p>
          </table:table-cell>
          <table:table-cell table:style-name="ce5"/>
          <table:table-cell table:style-name="ce9" table:formula="of:=INDEX([Bigrams2Way.$A$1:.$AC$29];MATCH([.Y$38];[Bigrams2Way.$A$30:.$AC$30];0);MATCH([.$S39];[Bigrams2Way.$A$30:.$AC$30];0))" office:value-type="float" office:value="0.0131158518257934" calcext:value-type="float">
            <text:p>0.013</text:p>
          </table:table-cell>
          <table:table-cell table:style-name="ce9" table:formula="of:=INDEX([Bigrams2Way.$A$1:.$AC$29];MATCH([.Z$38];[Bigrams2Way.$A$30:.$AC$30];0);MATCH([.$S39];[Bigrams2Way.$A$30:.$AC$30];0))" office:value-type="float" office:value="0.00366260484726792" calcext:value-type="float">
            <text:p>0.004</text:p>
          </table:table-cell>
          <table:table-cell table:style-name="ce9" table:formula="of:=INDEX([Bigrams2Way.$A$1:.$AC$29];MATCH([.AA$38];[Bigrams2Way.$A$30:.$AC$30];0);MATCH([.$S39];[Bigrams2Way.$A$30:.$AC$30];0))" office:value-type="float" office:value="0.176138760670839" calcext:value-type="float">
            <text:p>0.176</text:p>
          </table:table-cell>
          <table:table-cell table:style-name="ce9" table:formula="of:=INDEX([Bigrams2Way.$A$1:.$AC$29];MATCH([.AB$38];[Bigrams2Way.$A$30:.$AC$30];0);MATCH([.$S39];[Bigrams2Way.$A$30:.$AC$30];0))" office:value-type="float" office:value="0.00228589300990009" calcext:value-type="float">
            <text:p>0.002</text:p>
          </table:table-cell>
          <table:table-cell table:style-name="ce9" table:formula="of:=INDEX([Bigrams2Way.$A$1:.$AC$29];MATCH([.AC$38];[Bigrams2Way.$A$30:.$AC$30];0);MATCH([.$S39];[Bigrams2Way.$A$30:.$AC$30];0))" office:value-type="float" office:value="0.0193196134143651" calcext:value-type="float">
            <text:p>0.019</text:p>
          </table:table-cell>
          <table:table-cell table:style-name="ce9" table:formula="of:=INDEX([Bigrams2Way.$A$1:.$AC$29];MATCH([.AD$38];[Bigrams2Way.$A$30:.$AC$30];0);MATCH([.$S39];[Bigrams2Way.$A$30:.$AC$30];0))" office:value-type="float" office:value="0.00405160809394489" calcext:value-type="float">
            <text:p>0.004</text:p>
          </table:table-cell>
          <table:table-cell table:style-name="ce9" table:formula="of:=INDEX([Bigrams2Way.$A$1:.$AC$29];MATCH([.AE$38];[Bigrams2Way.$A$30:.$AC$30];0);MATCH([.$S39];[Bigrams2Way.$A$30:.$AC$30];0))" office:value-type="float" office:value="0.002546782862421" calcext:value-type="float">
            <text:p>0.003</text:p>
          </table:table-cell>
          <table:table-cell table:style-name="ce9" table:formula="of:=INDEX([Bigrams2Way.$A$1:.$AC$29];MATCH([.AF$38];[Bigrams2Way.$A$30:.$AC$30];0);MATCH([.$S39];[Bigrams2Way.$A$30:.$AC$30];0))" office:value-type="float" office:value="0.0734630695558704" calcext:value-type="float">
            <text:p>0.073</text:p>
          </table:table-cell>
          <table:table-cell table:style-name="ce35" table:formula="of:=INDEX([Bigrams2Way.$A$1:.$AC$29];MATCH([.AG$38];[Bigrams2Way.$A$30:.$AC$30];0);MATCH([.$S39];[Bigrams2Way.$A$30:.$AC$30];0))" office:value-type="float" office:value="0.00163816430200046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0];[Bigrams2Way.$A$30:.$AC$30];0))" office:value-type="float" office:value="0.000266115528841432" calcext:value-type="float">
            <text:p>0.000</text:p>
          </table:table-cell>
          <table:table-cell table:style-name="ce9" table:formula="of:=INDEX([Bigrams2Way.$A$1:.$AC$29];MATCH([.B$38];[Bigrams2Way.$A$30:.$AC$30];0);MATCH([.$O40];[Bigrams2Way.$A$30:.$AC$30];0))" office:value-type="float" office:value="0.000135589518923436" calcext:value-type="float">
            <text:p>0.000</text:p>
          </table:table-cell>
          <table:table-cell table:style-name="ce9" table:formula="of:=INDEX([Bigrams2Way.$A$1:.$AC$29];MATCH([.C$38];[Bigrams2Way.$A$30:.$AC$30];0);MATCH([.$O40];[Bigrams2Way.$A$30:.$AC$30];0))" office:value-type="float" office:value="0.000330253309577" calcext:value-type="float">
            <text:p>0.000</text:p>
          </table:table-cell>
          <table:table-cell table:style-name="ce9" table:formula="of:=INDEX([Bigrams2Way.$A$1:.$AC$29];MATCH([.D$38];[Bigrams2Way.$A$30:.$AC$30];0);MATCH([.$O40];[Bigrams2Way.$A$30:.$AC$30];0))" office:value-type="float" office:value="0.00115616788957536" calcext:value-type="float">
            <text:p>0.001</text:p>
          </table:table-cell>
          <table:table-cell table:style-name="ce9" table:formula="of:=INDEX([Bigrams2Way.$A$1:.$AC$29];MATCH([.E$38];[Bigrams2Way.$A$30:.$AC$30];0);MATCH([.$O40];[Bigrams2Way.$A$30:.$AC$30];0))" office:value-type="float" office:value="0.00269997552412269" calcext:value-type="float">
            <text:p>0.003</text:p>
          </table:table-cell>
          <table:table-cell table:style-name="ce9" table:formula="of:=INDEX([Bigrams2Way.$A$1:.$AC$29];MATCH([.F$38];[Bigrams2Way.$A$30:.$AC$30];0);MATCH([.$O40];[Bigrams2Way.$A$30:.$AC$30];0))" office:value-type="float" office:value="0.00296102754395868" calcext:value-type="float">
            <text:p>0.003</text:p>
          </table:table-cell>
          <table:table-cell table:style-name="ce9" table:formula="of:=INDEX([Bigrams2Way.$A$1:.$AC$29];MATCH([.G$38];[Bigrams2Way.$A$30:.$AC$30];0);MATCH([.$O40];[Bigrams2Way.$A$30:.$AC$30];0))" office:value-type="float" office:value="0.0045369040688738" calcext:value-type="float">
            <text:p>0.005</text:p>
          </table:table-cell>
          <table:table-cell table:style-name="ce9" table:formula="of:=INDEX([Bigrams2Way.$A$1:.$AC$29];MATCH([.H$38];[Bigrams2Way.$A$30:.$AC$30];0);MATCH([.$O40];[Bigrams2Way.$A$30:.$AC$30];0))" office:value-type="float" office:value="0.0904072654557875" calcext:value-type="float">
            <text:p>0.090</text:p>
          </table:table-cell>
          <table:table-cell table:style-name="ce9"/>
          <table:table-cell table:style-name="ce35" table:formula="of:=INDEX([Bigrams2Way.$A$1:.$AC$29];MATCH([.J$38];[Bigrams2Way.$A$30:.$AC$30];0);MATCH([.$O40];[Bigrams2Way.$A$30:.$AC$30];0))" office:value-type="float" office:value="0.00635639163816173" calcext:value-type="float">
            <text:p>0.006</text:p>
          </table:table-cell>
          <table:table-cell table:style-name="ce5" table:formula="of:=INDEX([Bigrams2Way.$A$1:.$AC$29];MATCH([.K$38];[Bigrams2Way.$A$30:.$AC$30];0);MATCH([.$O40];[Bigrams2Way.$A$30:.$AC$30];0))" office:value-type="float" office:value="0.0321949154808078" calcext:value-type="float">
            <text:p>0.032</text:p>
          </table:table-cell>
          <table:table-cell table:style-name="ce9" table:formula="of:=INDEX([Bigrams2Way.$A$1:.$AC$29];MATCH([.L$38];[Bigrams2Way.$A$30:.$AC$30];0);MATCH([.$O40];[Bigrams2Way.$A$30:.$AC$30];0))" office:value-type="float" office:value="0.281780900480039" calcext:value-type="float">
            <text:p>0.282</text:p>
          </table:table-cell>
          <table:table-cell table:style-name="ce9" table:formula="of:=INDEX([Bigrams2Way.$A$1:.$AC$29];MATCH([.M$38];[Bigrams2Way.$A$30:.$AC$30];0);MATCH([.$O40];[Bigrams2Way.$A$30:.$AC$30];0))" office:value-type="float" office:value="0.0204779556422208" calcext:value-type="float">
            <text:p>0.020</text:p>
          </table:table-cell>
          <table:table-cell table:style-name="ce286" table:formula="of:=INDEX([Bigrams2Way.$A$1:.$AC$29];MATCH([.N$38];[Bigrams2Way.$A$30:.$AC$30];0);MATCH([.$O40];[Bigrams2Way.$A$30:.$AC$30];0))" office:value-type="float" office:value="0.00296102754395868" calcext:value-type="float">
            <text:p>0.003</text:p>
          </table:table-cell>
          <table:table-cell table:style-name="ce361" office:value-type="string" calcext:value-type="string">
            <text:p>Ä</text:p>
          </table:table-cell>
          <table:table-cell table:style-name="ce131" table:formula="of:=VLOOKUP([.O40];[.$AB$3:.$AC$35];2;FALSE())" office:value-type="float" office:value="2.405" calcext:value-type="float">
            <text:p>2.41</text:p>
          </table:table-cell>
          <table:table-cell table:style-name="ce142"/>
          <table:table-cell table:style-name="ce151" table:formula="of:=VLOOKUP([.S40];[.$AB$3:.$AC$35];2;FALSE())" office:value-type="float" office:value="3.06" calcext:value-type="float">
            <text:p>3.06</text:p>
          </table:table-cell>
          <table:table-cell table:style-name="ce393" office:value-type="string" calcext:value-type="string">
            <text:p>M</text:p>
          </table:table-cell>
          <table:table-cell table:style-name="ce9" table:formula="of:=INDEX([Bigrams2Way.$A$1:.$AC$29];MATCH([.T$38];[Bigrams2Way.$A$30:.$AC$30];0);MATCH([.$S40];[Bigrams2Way.$A$30:.$AC$30];0))" office:value-type="float" office:value="0.00348538203207753" calcext:value-type="float">
            <text:p>0.003</text:p>
          </table:table-cell>
          <table:table-cell table:style-name="ce400" table:formula="of:=INDEX([Bigrams2Way.$A$1:.$AC$29];MATCH([.U$38];[Bigrams2Way.$A$30:.$AC$30];0);MATCH([.$S40];[Bigrams2Way.$A$30:.$AC$30];0))" office:value-type="float" office:value="0.0131158518257934" calcext:value-type="float">
            <text:p>0.013</text:p>
          </table:table-cell>
          <table:table-cell table:style-name="ce400" table:formula="of:=INDEX([Bigrams2Way.$A$1:.$AC$29];MATCH([.V$38];[Bigrams2Way.$A$30:.$AC$30];0);MATCH([.$S40];[Bigrams2Way.$A$30:.$AC$30];0))" office:value-type="float" office:value="0.123306531512535" calcext:value-type="float">
            <text:p>0.123</text:p>
          </table:table-cell>
          <table:table-cell table:style-name="ce35" table:formula="of:=INDEX([Bigrams2Way.$A$1:.$AC$29];MATCH([.W$38];[Bigrams2Way.$A$30:.$AC$30];0);MATCH([.$S40];[Bigrams2Way.$A$30:.$AC$30];0))" office:value-type="float" office:value="0.0510093494880725" calcext:value-type="float">
            <text:p>0.051</text:p>
          </table:table-cell>
          <table:table-cell table:style-name="ce5" table:formula="of:=INDEX([Bigrams2Way.$A$1:.$AC$29];MATCH([.X$38];[Bigrams2Way.$A$30:.$AC$30];0);MATCH([.$S40];[Bigrams2Way.$A$30:.$AC$30];0))" office:value-type="float" office:value="0.0131158518257934" calcext:value-type="float">
            <text:p>0.013</text:p>
          </table:table-cell>
          <table:table-cell table:style-name="ce9"/>
          <table:table-cell table:style-name="ce9" table:formula="of:=INDEX([Bigrams2Way.$A$1:.$AC$29];MATCH([.Z$38];[Bigrams2Way.$A$30:.$AC$30];0);MATCH([.$S40];[Bigrams2Way.$A$30:.$AC$30];0))" office:value-type="float" office:value="0.002115984152162" calcext:value-type="float">
            <text:p>0.002</text:p>
          </table:table-cell>
          <table:table-cell table:style-name="ce9" table:formula="of:=INDEX([Bigrams2Way.$A$1:.$AC$29];MATCH([.AA$38];[Bigrams2Way.$A$30:.$AC$30];0);MATCH([.$S40];[Bigrams2Way.$A$30:.$AC$30];0))" office:value-type="float" office:value="0.122305511789334" calcext:value-type="float">
            <text:p>0.122</text:p>
          </table:table-cell>
          <table:table-cell table:style-name="ce9" table:formula="of:=INDEX([Bigrams2Way.$A$1:.$AC$29];MATCH([.AB$38];[Bigrams2Way.$A$30:.$AC$30];0);MATCH([.$S40];[Bigrams2Way.$A$30:.$AC$30];0))" office:value-type="float" office:value="0.00348538203207753" calcext:value-type="float">
            <text:p>0.003</text:p>
          </table:table-cell>
          <table:table-cell table:style-name="ce9" table:formula="of:=INDEX([Bigrams2Way.$A$1:.$AC$29];MATCH([.AC$38];[Bigrams2Way.$A$30:.$AC$30];0);MATCH([.$S40];[Bigrams2Way.$A$30:.$AC$30];0))" office:value-type="float" office:value="0.0345713691467298" calcext:value-type="float">
            <text:p>0.035</text:p>
          </table:table-cell>
          <table:table-cell table:style-name="ce9" table:formula="of:=INDEX([Bigrams2Way.$A$1:.$AC$29];MATCH([.AD$38];[Bigrams2Way.$A$30:.$AC$30];0);MATCH([.$S40];[Bigrams2Way.$A$30:.$AC$30];0))" office:value-type="float" office:value="0.188469149322385" calcext:value-type="float">
            <text:p>0.188</text:p>
          </table:table-cell>
          <table:table-cell table:style-name="ce9" table:formula="of:=INDEX([Bigrams2Way.$A$1:.$AC$29];MATCH([.AE$38];[Bigrams2Way.$A$30:.$AC$30];0);MATCH([.$S40];[Bigrams2Way.$A$30:.$AC$30];0))" office:value-type="float" office:value="0.0127721520417374" calcext:value-type="float">
            <text:p>0.013</text:p>
          </table:table-cell>
          <table:table-cell table:style-name="ce9" table:formula="of:=INDEX([Bigrams2Way.$A$1:.$AC$29];MATCH([.AF$38];[Bigrams2Way.$A$30:.$AC$30];0);MATCH([.$S40];[Bigrams2Way.$A$30:.$AC$30];0))" office:value-type="float" office:value="0.00814323775798804" calcext:value-type="float">
            <text:p>0.008</text:p>
          </table:table-cell>
          <table:table-cell table:style-name="ce35" table:formula="of:=INDEX([Bigrams2Way.$A$1:.$AC$29];MATCH([.AG$38];[Bigrams2Way.$A$30:.$AC$30];0);MATCH([.$S40];[Bigrams2Way.$A$30:.$AC$30];0))" office:value-type="float" office:value="0.0550438275285116" calcext:value-type="float">
            <text:p>0.05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1];[Bigrams2Way.$A$30:.$AC$30];0))" office:value-type="float" office:value="0.0027550254539222" calcext:value-type="float">
            <text:p>0.003</text:p>
          </table:table-cell>
          <table:table-cell table:style-name="ce9" table:formula="of:=INDEX([Bigrams2Way.$A$1:.$AC$29];MATCH([.B$38];[Bigrams2Way.$A$30:.$AC$30];0);MATCH([.$O41];[Bigrams2Way.$A$30:.$AC$30];0))" office:value-type="float" office:value="0.0000455715810489556" calcext:value-type="float">
            <text:p>0.000</text:p>
          </table:table-cell>
          <table:table-cell table:style-name="ce9" table:formula="of:=INDEX([Bigrams2Way.$A$1:.$AC$29];MATCH([.C$38];[Bigrams2Way.$A$30:.$AC$30];0);MATCH([.$O41];[Bigrams2Way.$A$30:.$AC$30];0))" office:value-type="float" office:value="0.00192645998068035" calcext:value-type="float">
            <text:p>0.002</text:p>
          </table:table-cell>
          <table:table-cell table:style-name="ce9" table:formula="of:=INDEX([Bigrams2Way.$A$1:.$AC$29];MATCH([.D$38];[Bigrams2Way.$A$30:.$AC$30];0);MATCH([.$O41];[Bigrams2Way.$A$30:.$AC$30];0))" office:value-type="float" office:value="0.00528774301355031" calcext:value-type="float">
            <text:p>0.005</text:p>
          </table:table-cell>
          <table:table-cell table:style-name="ce9" table:formula="of:=INDEX([Bigrams2Way.$A$1:.$AC$29];MATCH([.E$38];[Bigrams2Way.$A$30:.$AC$30];0);MATCH([.$O41];[Bigrams2Way.$A$30:.$AC$30];0))" office:value-type="float" office:value="0.0185373045136704" calcext:value-type="float">
            <text:p>0.019</text:p>
          </table:table-cell>
          <table:table-cell table:style-name="ce9" table:formula="of:=INDEX([Bigrams2Way.$A$1:.$AC$29];MATCH([.F$38];[Bigrams2Way.$A$30:.$AC$30];0);MATCH([.$O41];[Bigrams2Way.$A$30:.$AC$30];0))" office:value-type="float" office:value="0.00864516387180474" calcext:value-type="float">
            <text:p>0.009</text:p>
          </table:table-cell>
          <table:table-cell table:style-name="ce9" table:formula="of:=INDEX([Bigrams2Way.$A$1:.$AC$29];MATCH([.G$38];[Bigrams2Way.$A$30:.$AC$30];0);MATCH([.$O41];[Bigrams2Way.$A$30:.$AC$30];0))" office:value-type="float" office:value="0.106077137991288" calcext:value-type="float">
            <text:p>0.106</text:p>
          </table:table-cell>
          <table:table-cell table:style-name="ce9"/>
          <table:table-cell table:style-name="ce9" table:formula="of:=INDEX([Bigrams2Way.$A$1:.$AC$29];MATCH([.I$38];[Bigrams2Way.$A$30:.$AC$30];0);MATCH([.$O41];[Bigrams2Way.$A$30:.$AC$30];0))" office:value-type="float" office:value="0.0904072654557875" calcext:value-type="float">
            <text:p>0.090</text:p>
          </table:table-cell>
          <table:table-cell table:style-name="ce35" table:formula="of:=INDEX([Bigrams2Way.$A$1:.$AC$29];MATCH([.J$38];[Bigrams2Way.$A$30:.$AC$30];0);MATCH([.$O41];[Bigrams2Way.$A$30:.$AC$30];0))" office:value-type="float" office:value="0.0076561778365575" calcext:value-type="float">
            <text:p>0.008</text:p>
          </table:table-cell>
          <table:table-cell table:style-name="ce5" table:formula="of:=INDEX([Bigrams2Way.$A$1:.$AC$29];MATCH([.K$38];[Bigrams2Way.$A$30:.$AC$30];0);MATCH([.$O41];[Bigrams2Way.$A$30:.$AC$30];0))" office:value-type="float" office:value="0.161105013441028" calcext:value-type="float">
            <text:p>0.161</text:p>
          </table:table-cell>
          <table:table-cell table:style-name="ce286" table:formula="of:=INDEX([Bigrams2Way.$A$1:.$AC$29];MATCH([.L$38];[Bigrams2Way.$A$30:.$AC$30];0);MATCH([.$O41];[Bigrams2Way.$A$30:.$AC$30];0))" office:value-type="float" office:value="0.216164356281276" calcext:value-type="float">
            <text:p>0.216</text:p>
          </table:table-cell>
          <table:table-cell table:style-name="ce9" table:formula="of:=INDEX([Bigrams2Way.$A$1:.$AC$29];MATCH([.M$38];[Bigrams2Way.$A$30:.$AC$30];0);MATCH([.$O41];[Bigrams2Way.$A$30:.$AC$30];0))" office:value-type="float" office:value="0.0665612719696654" calcext:value-type="float">
            <text:p>0.067</text:p>
          </table:table-cell>
          <table:table-cell table:style-name="ce9" table:formula="of:=INDEX([Bigrams2Way.$A$1:.$AC$29];MATCH([.N$38];[Bigrams2Way.$A$30:.$AC$30];0);MATCH([.$O41];[Bigrams2Way.$A$30:.$AC$30];0))" office:value-type="float" office:value="0.00864516387180474" calcext:value-type="float">
            <text:p>0.009</text:p>
          </table:table-cell>
          <table:table-cell table:style-name="ce361" office:value-type="string" calcext:value-type="string">
            <text:p>Y</text:p>
          </table:table-cell>
          <table:table-cell table:style-name="ce131" table:formula="of:=VLOOKUP([.O41];[.$AB$3:.$AC$35];2;FALSE())" office:value-type="float" office:value="1.96" calcext:value-type="float">
            <text:p>1.96</text:p>
          </table:table-cell>
          <table:table-cell table:style-name="ce142"/>
          <table:table-cell table:style-name="ce151" table:formula="of:=VLOOKUP([.S41];[.$AB$3:.$AC$35];2;FALSE())" office:value-type="float" office:value="1.78" calcext:value-type="float">
            <text:p>1.78</text:p>
          </table:table-cell>
          <table:table-cell table:style-name="ce393" office:value-type="string" calcext:value-type="string">
            <text:p>V</text:p>
          </table:table-cell>
          <table:table-cell table:style-name="ce9" table:formula="of:=INDEX([Bigrams2Way.$A$1:.$AC$29];MATCH([.T$38];[Bigrams2Way.$A$30:.$AC$30];0);MATCH([.$S41];[Bigrams2Way.$A$30:.$AC$30];0))" office:value-type="float" office:value="0.000970505892709238" calcext:value-type="float">
            <text:p>0.001</text:p>
          </table:table-cell>
          <table:table-cell table:style-name="ce400" table:formula="of:=INDEX([Bigrams2Way.$A$1:.$AC$29];MATCH([.U$38];[Bigrams2Way.$A$30:.$AC$30];0);MATCH([.$S41];[Bigrams2Way.$A$30:.$AC$30];0))" office:value-type="float" office:value="0.00366260484726792" calcext:value-type="float">
            <text:p>0.004</text:p>
          </table:table-cell>
          <table:table-cell table:style-name="ce400" table:formula="of:=INDEX([Bigrams2Way.$A$1:.$AC$29];MATCH([.V$38];[Bigrams2Way.$A$30:.$AC$30];0);MATCH([.$S41];[Bigrams2Way.$A$30:.$AC$30];0))" office:value-type="float" office:value="0.043313206297619" calcext:value-type="float">
            <text:p>0.043</text:p>
          </table:table-cell>
          <table:table-cell table:style-name="ce35" table:formula="of:=INDEX([Bigrams2Way.$A$1:.$AC$29];MATCH([.W$38];[Bigrams2Way.$A$30:.$AC$30];0);MATCH([.$S41];[Bigrams2Way.$A$30:.$AC$30];0))" office:value-type="float" office:value="0.0315106169856467" calcext:value-type="float">
            <text:p>0.032</text:p>
          </table:table-cell>
          <table:table-cell table:style-name="ce5" table:formula="of:=INDEX([Bigrams2Way.$A$1:.$AC$29];MATCH([.X$38];[Bigrams2Way.$A$30:.$AC$30];0);MATCH([.$S41];[Bigrams2Way.$A$30:.$AC$30];0))" office:value-type="float" office:value="0.00366260484726792" calcext:value-type="float">
            <text:p>0.004</text:p>
          </table:table-cell>
          <table:table-cell table:style-name="ce9" table:formula="of:=INDEX([Bigrams2Way.$A$1:.$AC$29];MATCH([.Y$38];[Bigrams2Way.$A$30:.$AC$30];0);MATCH([.$S41];[Bigrams2Way.$A$30:.$AC$30];0))" office:value-type="float" office:value="0.002115984152162" calcext:value-type="float">
            <text:p>0.002</text:p>
          </table:table-cell>
          <table:table-cell table:style-name="ce9"/>
          <table:table-cell table:style-name="ce9" table:formula="of:=INDEX([Bigrams2Way.$A$1:.$AC$29];MATCH([.AA$38];[Bigrams2Way.$A$30:.$AC$30];0);MATCH([.$S41];[Bigrams2Way.$A$30:.$AC$30];0))" office:value-type="float" office:value="0.0772487939171639" calcext:value-type="float">
            <text:p>0.077</text:p>
          </table:table-cell>
          <table:table-cell table:style-name="ce9" table:formula="of:=INDEX([Bigrams2Way.$A$1:.$AC$29];MATCH([.AB$38];[Bigrams2Way.$A$30:.$AC$30];0);MATCH([.$S41];[Bigrams2Way.$A$30:.$AC$30];0))" office:value-type="float" office:value="0.000970505892709238" calcext:value-type="float">
            <text:p>0.001</text:p>
          </table:table-cell>
          <table:table-cell table:style-name="ce9" table:formula="of:=INDEX([Bigrams2Way.$A$1:.$AC$29];MATCH([.AC$38];[Bigrams2Way.$A$30:.$AC$30];0);MATCH([.$S41];[Bigrams2Way.$A$30:.$AC$30];0))" office:value-type="float" office:value="0.00629787997854335" calcext:value-type="float">
            <text:p>0.006</text:p>
          </table:table-cell>
          <table:table-cell table:style-name="ce9" table:formula="of:=INDEX([Bigrams2Way.$A$1:.$AC$29];MATCH([.AD$38];[Bigrams2Way.$A$30:.$AC$30];0);MATCH([.$S41];[Bigrams2Way.$A$30:.$AC$30];0))" office:value-type="float" office:value="0.00117698453770883" calcext:value-type="float">
            <text:p>0.001</text:p>
          </table:table-cell>
          <table:table-cell table:style-name="ce9" table:formula="of:=INDEX([Bigrams2Way.$A$1:.$AC$29];MATCH([.AE$38];[Bigrams2Way.$A$30:.$AC$30];0);MATCH([.$S41];[Bigrams2Way.$A$30:.$AC$30];0))" office:value-type="float" office:value="0.0133190110143248" calcext:value-type="float">
            <text:p>0.013</text:p>
          </table:table-cell>
          <table:table-cell table:style-name="ce9" table:formula="of:=INDEX([Bigrams2Way.$A$1:.$AC$29];MATCH([.AF$38];[Bigrams2Way.$A$30:.$AC$30];0);MATCH([.$S41];[Bigrams2Way.$A$30:.$AC$30];0))" office:value-type="float" office:value="0.000657130946483706" calcext:value-type="float">
            <text:p>0.001</text:p>
          </table:table-cell>
          <table:table-cell table:style-name="ce35" table:formula="of:=INDEX([Bigrams2Way.$A$1:.$AC$29];MATCH([.AG$38];[Bigrams2Way.$A$30:.$AC$30];0);MATCH([.$S41];[Bigrams2Way.$A$30:.$AC$30];0))" office:value-type="float" office:value="0.00245627842260127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2];[Bigrams2Way.$A$30:.$AC$30];0))" office:value-type="float" office:value="0.0000213792602451891" calcext:value-type="float">
            <text:p>0.000</text:p>
          </table:table-cell>
          <table:table-cell table:style-name="ce9" table:formula="of:=INDEX([Bigrams2Way.$A$1:.$AC$29];MATCH([.B$38];[Bigrams2Way.$A$30:.$AC$30];0);MATCH([.$O42];[Bigrams2Way.$A$30:.$AC$30];0))" office:value-type="float" office:value="0.00000112522422343101" calcext:value-type="float">
            <text:p>0.000</text:p>
          </table:table-cell>
          <table:table-cell table:style-name="ce9" table:formula="of:=INDEX([Bigrams2Way.$A$1:.$AC$29];MATCH([.C$38];[Bigrams2Way.$A$30:.$AC$30];0);MATCH([.$O42];[Bigrams2Way.$A$30:.$AC$30];0))" office:value-type="float" office:value="0.0000123774664577411" calcext:value-type="float">
            <text:p>0.000</text:p>
          </table:table-cell>
          <table:table-cell table:style-name="ce9" table:formula="of:=INDEX([Bigrams2Way.$A$1:.$AC$29];MATCH([.D$38];[Bigrams2Way.$A$30:.$AC$30];0);MATCH([.$O42];[Bigrams2Way.$A$30:.$AC$30];0))" office:value-type="float" office:value="0.000092268386321342" calcext:value-type="float">
            <text:p>0.000</text:p>
          </table:table-cell>
          <table:table-cell table:style-name="ce9" table:formula="of:=INDEX([Bigrams2Way.$A$1:.$AC$29];MATCH([.E$38];[Bigrams2Way.$A$30:.$AC$30];0);MATCH([.$O42];[Bigrams2Way.$A$30:.$AC$30];0))" office:value-type="float" office:value="0.000958691038363215" calcext:value-type="float">
            <text:p>0.001</text:p>
          </table:table-cell>
          <table:table-cell table:style-name="ce9" table:formula="of:=INDEX([Bigrams2Way.$A$1:.$AC$29];MATCH([.F$38];[Bigrams2Way.$A$30:.$AC$30];0);MATCH([.$O42];[Bigrams2Way.$A$30:.$AC$30];0))" office:value-type="float" office:value="0.000334191594359008" calcext:value-type="float">
            <text:p>0.000</text:p>
          </table:table-cell>
          <table:table-cell table:style-name="ce9"/>
          <table:table-cell table:style-name="ce9" table:formula="of:=INDEX([Bigrams2Way.$A$1:.$AC$29];MATCH([.H$38];[Bigrams2Way.$A$30:.$AC$30];0);MATCH([.$O42];[Bigrams2Way.$A$30:.$AC$30];0))" office:value-type="float" office:value="0.106077137991288" calcext:value-type="float">
            <text:p>0.106</text:p>
          </table:table-cell>
          <table:table-cell table:style-name="ce9" table:formula="of:=INDEX([Bigrams2Way.$A$1:.$AC$29];MATCH([.I$38];[Bigrams2Way.$A$30:.$AC$30];0);MATCH([.$O42];[Bigrams2Way.$A$30:.$AC$30];0))" office:value-type="float" office:value="0.0045369040688738" calcext:value-type="float">
            <text:p>0.005</text:p>
          </table:table-cell>
          <table:table-cell table:style-name="ce35" table:formula="of:=INDEX([Bigrams2Way.$A$1:.$AC$29];MATCH([.J$38];[Bigrams2Way.$A$30:.$AC$30];0);MATCH([.$O42];[Bigrams2Way.$A$30:.$AC$30];0))" office:value-type="float" office:value="0.000236297086920511" calcext:value-type="float">
            <text:p>0.000</text:p>
          </table:table-cell>
          <table:table-cell table:style-name="ce5" table:formula="of:=INDEX([Bigrams2Way.$A$1:.$AC$29];MATCH([.K$38];[Bigrams2Way.$A$30:.$AC$30];0);MATCH([.$O42];[Bigrams2Way.$A$30:.$AC$30];0))" office:value-type="float" office:value="0.00216605663010468" calcext:value-type="float">
            <text:p>0.002</text:p>
          </table:table-cell>
          <table:table-cell table:style-name="ce9" table:formula="of:=INDEX([Bigrams2Way.$A$1:.$AC$29];MATCH([.L$38];[Bigrams2Way.$A$30:.$AC$30];0);MATCH([.$O42];[Bigrams2Way.$A$30:.$AC$30];0))" office:value-type="float" office:value="0.0694814705726411" calcext:value-type="float">
            <text:p>0.069</text:p>
          </table:table-cell>
          <table:table-cell table:style-name="ce9" table:formula="of:=INDEX([Bigrams2Way.$A$1:.$AC$29];MATCH([.M$38];[Bigrams2Way.$A$30:.$AC$30];0);MATCH([.$O42];[Bigrams2Way.$A$30:.$AC$30];0))" office:value-type="float" office:value="0.00306173511195576" calcext:value-type="float">
            <text:p>0.003</text:p>
          </table:table-cell>
          <table:table-cell table:style-name="ce286" table:formula="of:=INDEX([Bigrams2Way.$A$1:.$AC$29];MATCH([.N$38];[Bigrams2Way.$A$30:.$AC$30];0);MATCH([.$O42];[Bigrams2Way.$A$30:.$AC$30];0))" office:value-type="float" office:value="0.000334191594359008" calcext:value-type="float">
            <text:p>0.000</text:p>
          </table:table-cell>
          <table:table-cell table:style-name="ce361" office:value-type="string" calcext:value-type="string">
            <text:p>Ö</text:p>
          </table:table-cell>
          <table:table-cell table:style-name="ce131" table:formula="of:=VLOOKUP([.O42];[.$AB$3:.$AC$35];2;FALSE())" office:value-type="float" office:value="0.235" calcext:value-type="float">
            <text:p>0.24</text:p>
          </table:table-cell>
          <table:table-cell table:style-name="ce142"/>
          <table:table-cell table:style-name="ce151" table:formula="of:=VLOOKUP([.S42];[.$AB$3:.$AC$35];2;FALSE())" office:value-type="float" office:value="4.09" calcext:value-type="float">
            <text:p>4.09</text:p>
          </table:table-cell>
          <table:table-cell table:style-name="ce394" office:value-type="string" calcext:value-type="string">
            <text:p>R</text:p>
          </table:table-cell>
          <table:table-cell table:style-name="ce9" table:formula="of:=INDEX([Bigrams2Way.$A$1:.$AC$29];MATCH([.T$38];[Bigrams2Way.$A$30:.$AC$30];0);MATCH([.$S42];[Bigrams2Way.$A$30:.$AC$30];0))" office:value-type="float" office:value="0.0778214703493963" calcext:value-type="float">
            <text:p>0.078</text:p>
          </table:table-cell>
          <table:table-cell table:style-name="ce9" table:formula="of:=INDEX([Bigrams2Way.$A$1:.$AC$29];MATCH([.U$38];[Bigrams2Way.$A$30:.$AC$30];0);MATCH([.$S42];[Bigrams2Way.$A$30:.$AC$30];0))" office:value-type="float" office:value="0.176138760670839" calcext:value-type="float">
            <text:p>0.176</text:p>
          </table:table-cell>
          <table:table-cell table:style-name="ce9" table:formula="of:=INDEX([Bigrams2Way.$A$1:.$AC$29];MATCH([.V$38];[Bigrams2Way.$A$30:.$AC$30];0);MATCH([.$S42];[Bigrams2Way.$A$30:.$AC$30];0))" office:value-type="float" office:value="0.0630909446725449" calcext:value-type="float">
            <text:p>0.063</text:p>
          </table:table-cell>
          <table:table-cell table:style-name="ce35" table:formula="of:=INDEX([Bigrams2Way.$A$1:.$AC$29];MATCH([.W$38];[Bigrams2Way.$A$30:.$AC$30];0);MATCH([.$S42];[Bigrams2Way.$A$30:.$AC$30];0))" office:value-type="float" office:value="0.527979885671818" calcext:value-type="float">
            <text:p>0.528</text:p>
          </table:table-cell>
          <table:table-cell table:style-name="ce5" table:formula="of:=INDEX([Bigrams2Way.$A$1:.$AC$29];MATCH([.X$38];[Bigrams2Way.$A$30:.$AC$30];0);MATCH([.$S42];[Bigrams2Way.$A$30:.$AC$30];0))" office:value-type="float" office:value="0.176138760670839" calcext:value-type="float">
            <text:p>0.176</text:p>
          </table:table-cell>
          <table:table-cell table:style-name="ce9" table:formula="of:=INDEX([Bigrams2Way.$A$1:.$AC$29];MATCH([.Y$38];[Bigrams2Way.$A$30:.$AC$30];0);MATCH([.$S42];[Bigrams2Way.$A$30:.$AC$30];0))" office:value-type="float" office:value="0.122305511789334" calcext:value-type="float">
            <text:p>0.122</text:p>
          </table:table-cell>
          <table:table-cell table:style-name="ce9" table:formula="of:=INDEX([Bigrams2Way.$A$1:.$AC$29];MATCH([.Z$38];[Bigrams2Way.$A$30:.$AC$30];0);MATCH([.$S42];[Bigrams2Way.$A$30:.$AC$30];0))" office:value-type="float" office:value="0.0772487939171639" calcext:value-type="float">
            <text:p>0.077</text:p>
          </table:table-cell>
          <table:table-cell table:style-name="ce9"/>
          <table:table-cell table:style-name="ce9" table:formula="of:=INDEX([Bigrams2Way.$A$1:.$AC$29];MATCH([.AB$38];[Bigrams2Way.$A$30:.$AC$30];0);MATCH([.$S42];[Bigrams2Way.$A$30:.$AC$30];0))" office:value-type="float" office:value="0.0778214703493963" calcext:value-type="float">
            <text:p>0.078</text:p>
          </table:table-cell>
          <table:table-cell table:style-name="ce9" table:formula="of:=INDEX([Bigrams2Way.$A$1:.$AC$29];MATCH([.AC$38];[Bigrams2Way.$A$30:.$AC$30];0);MATCH([.$S42];[Bigrams2Way.$A$30:.$AC$30];0))" office:value-type="float" office:value="0.080175862779176" calcext:value-type="float">
            <text:p>0.080</text:p>
          </table:table-cell>
          <table:table-cell table:style-name="ce9" table:formula="of:=INDEX([Bigrams2Way.$A$1:.$AC$29];MATCH([.AD$38];[Bigrams2Way.$A$30:.$AC$30];0);MATCH([.$S42];[Bigrams2Way.$A$30:.$AC$30];0))" office:value-type="float" office:value="0.294729569101235" calcext:value-type="float">
            <text:p>0.295</text:p>
          </table:table-cell>
          <table:table-cell table:style-name="ce9" table:formula="of:=INDEX([Bigrams2Way.$A$1:.$AC$29];MATCH([.AE$38];[Bigrams2Way.$A$30:.$AC$30];0);MATCH([.$S42];[Bigrams2Way.$A$30:.$AC$30];0))" office:value-type="float" office:value="0.165249316741347" calcext:value-type="float">
            <text:p>0.165</text:p>
          </table:table-cell>
          <table:table-cell table:style-name="ce9" table:formula="of:=INDEX([Bigrams2Way.$A$1:.$AC$29];MATCH([.AF$38];[Bigrams2Way.$A$30:.$AC$30];0);MATCH([.$S42];[Bigrams2Way.$A$30:.$AC$30];0))" office:value-type="float" office:value="0.145757706188112" calcext:value-type="float">
            <text:p>0.146</text:p>
          </table:table-cell>
          <table:table-cell table:style-name="ce35" table:formula="of:=INDEX([Bigrams2Way.$A$1:.$AC$29];MATCH([.AG$38];[Bigrams2Way.$A$30:.$AC$30];0);MATCH([.$S42];[Bigrams2Way.$A$30:.$AC$30];0))" office:value-type="float" office:value="0.092384247644028" calcext:value-type="float">
            <text:p>0.09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3];[Bigrams2Way.$A$30:.$AC$30];0))" office:value-type="float" office:value="0.000204228196552727" calcext:value-type="float">
            <text:p>0.000</text:p>
          </table:table-cell>
          <table:table-cell table:style-name="ce9" table:formula="of:=INDEX([Bigrams2Way.$A$1:.$AC$29];MATCH([.B$38];[Bigrams2Way.$A$30:.$AC$30];0);MATCH([.$O43];[Bigrams2Way.$A$30:.$AC$30];0))" office:value-type="float" office:value="0.0000382576235966541" calcext:value-type="float">
            <text:p>0.000</text:p>
          </table:table-cell>
          <table:table-cell table:style-name="ce9" table:formula="of:=INDEX([Bigrams2Way.$A$1:.$AC$29];MATCH([.C$38];[Bigrams2Way.$A$30:.$AC$30];0);MATCH([.$O43];[Bigrams2Way.$A$30:.$AC$30];0))" office:value-type="float" office:value="0.00146415499216529" calcext:value-type="float">
            <text:p>0.001</text:p>
          </table:table-cell>
          <table:table-cell table:style-name="ce9" table:formula="of:=INDEX([Bigrams2Way.$A$1:.$AC$29];MATCH([.D$38];[Bigrams2Way.$A$30:.$AC$30];0);MATCH([.$O43];[Bigrams2Way.$A$30:.$AC$30];0))" office:value-type="float" office:value="0.00161099675332303" calcext:value-type="float">
            <text:p>0.002</text:p>
          </table:table-cell>
          <table:table-cell table:style-name="ce9" table:formula="of:=INDEX([Bigrams2Way.$A$1:.$AC$29];MATCH([.E$38];[Bigrams2Way.$A$30:.$AC$30];0);MATCH([.$O43];[Bigrams2Way.$A$30:.$AC$30];0))" office:value-type="float" office:value="0.00231201144452055" calcext:value-type="float">
            <text:p>0.002</text:p>
          </table:table-cell>
          <table:table-cell table:style-name="ce9"/>
          <table:table-cell table:style-name="ce9" table:formula="of:=INDEX([Bigrams2Way.$A$1:.$AC$29];MATCH([.G$38];[Bigrams2Way.$A$30:.$AC$30];0);MATCH([.$O43];[Bigrams2Way.$A$30:.$AC$30];0))" office:value-type="float" office:value="0.000334191594359008" calcext:value-type="float">
            <text:p>0.000</text:p>
          </table:table-cell>
          <table:table-cell table:style-name="ce9" table:formula="of:=INDEX([Bigrams2Way.$A$1:.$AC$29];MATCH([.H$38];[Bigrams2Way.$A$30:.$AC$30];0);MATCH([.$O43];[Bigrams2Way.$A$30:.$AC$30];0))" office:value-type="float" office:value="0.00864516387180474" calcext:value-type="float">
            <text:p>0.009</text:p>
          </table:table-cell>
          <table:table-cell table:style-name="ce9" table:formula="of:=INDEX([Bigrams2Way.$A$1:.$AC$29];MATCH([.I$38];[Bigrams2Way.$A$30:.$AC$30];0);MATCH([.$O43];[Bigrams2Way.$A$30:.$AC$30];0))" office:value-type="float" office:value="0.00296102754395868" calcext:value-type="float">
            <text:p>0.003</text:p>
          </table:table-cell>
          <table:table-cell table:style-name="ce35" table:formula="of:=INDEX([Bigrams2Way.$A$1:.$AC$29];MATCH([.J$38];[Bigrams2Way.$A$30:.$AC$30];0);MATCH([.$O43];[Bigrams2Way.$A$30:.$AC$30];0))" office:value-type="float" office:value="0.0638997127707638" calcext:value-type="float">
            <text:p>0.064</text:p>
          </table:table-cell>
          <table:table-cell table:style-name="ce247" table:formula="of:=INDEX([Bigrams2Way.$A$1:.$AC$29];MATCH([.K$38];[Bigrams2Way.$A$30:.$AC$30];0);MATCH([.$O43];[Bigrams2Way.$A$30:.$AC$30];0))" office:value-type="float" office:value="0.146606251097656" calcext:value-type="float">
            <text:p>0.147</text:p>
          </table:table-cell>
          <table:table-cell table:style-name="ce288" table:formula="of:=INDEX([Bigrams2Way.$A$1:.$AC$29];MATCH([.L$38];[Bigrams2Way.$A$30:.$AC$30];0);MATCH([.$O43];[Bigrams2Way.$A$30:.$AC$30];0))" office:value-type="float" office:value="0.0163986636567069" calcext:value-type="float">
            <text:p>0.016</text:p>
          </table:table-cell>
          <table:table-cell table:style-name="ce288" table:formula="of:=INDEX([Bigrams2Way.$A$1:.$AC$29];MATCH([.M$38];[Bigrams2Way.$A$30:.$AC$30];0);MATCH([.$O43];[Bigrams2Way.$A$30:.$AC$30];0))" office:value-type="float" office:value="0.0027703781482536" calcext:value-type="float">
            <text:p>0.003</text:p>
          </table:table-cell>
          <table:table-cell table:style-name="ce288" table:formula="of:=INDEX([Bigrams2Way.$A$1:.$AC$29];MATCH([.N$38];[Bigrams2Way.$A$30:.$AC$30];0);MATCH([.$O43];[Bigrams2Way.$A$30:.$AC$30];0))" office:value-type="float" office:value="0.155401248386766" calcext:value-type="float">
            <text:p>0.155</text:p>
          </table:table-cell>
          <table:table-cell table:style-name="ce361" office:value-type="string" calcext:value-type="string">
            <text:p>F</text:p>
          </table:table-cell>
          <table:table-cell table:style-name="ce132" table:formula="of:=VLOOKUP([.O43];[.$AB$3:.$AC$35];2;FALSE())" office:value-type="float" office:value="1.175" calcext:value-type="float">
            <text:p>1.17</text:p>
          </table:table-cell>
          <table:table-cell table:style-name="ce144"/>
          <table:table-cell table:style-name="ce152" table:formula="of:=VLOOKUP([.S43];[.$AB$3:.$AC$35];2;FALSE())" office:value-type="float" office:value="1.015" calcext:value-type="float">
            <text:p>1.02</text:p>
          </table:table-cell>
          <table:table-cell table:style-name="ce394" office:value-type="string" calcext:value-type="string">
            <text:p>J</text:p>
          </table:table-cell>
          <table:table-cell table:style-name="ce9" table:formula="of:=INDEX([Bigrams2Way.$A$1:.$AC$29];MATCH([.T$38];[Bigrams2Way.$A$30:.$AC$30];0);MATCH([.$S43];[Bigrams2Way.$A$30:.$AC$30];0))" office:value-type="float" office:value="0.000444463568255246" calcext:value-type="float">
            <text:p>0.000</text:p>
          </table:table-cell>
          <table:table-cell table:style-name="ce9" table:formula="of:=INDEX([Bigrams2Way.$A$1:.$AC$29];MATCH([.U$38];[Bigrams2Way.$A$30:.$AC$30];0);MATCH([.$S43];[Bigrams2Way.$A$30:.$AC$30];0))" office:value-type="float" office:value="0.00228589300990009" calcext:value-type="float">
            <text:p>0.002</text:p>
          </table:table-cell>
          <table:table-cell table:style-name="ce9" table:formula="of:=INDEX([Bigrams2Way.$A$1:.$AC$29];MATCH([.V$38];[Bigrams2Way.$A$30:.$AC$30];0);MATCH([.$S43];[Bigrams2Way.$A$30:.$AC$30];0))" office:value-type="float" office:value="0.0345291931323155" calcext:value-type="float">
            <text:p>0.035</text:p>
          </table:table-cell>
          <table:table-cell table:style-name="ce35" table:formula="of:=INDEX([Bigrams2Way.$A$1:.$AC$29];MATCH([.W$38];[Bigrams2Way.$A$30:.$AC$30];0);MATCH([.$S43];[Bigrams2Way.$A$30:.$AC$30];0))" office:value-type="float" office:value="0.0330804669446481" calcext:value-type="float">
            <text:p>0.033</text:p>
          </table:table-cell>
          <table:table-cell table:style-name="ce5" table:formula="of:=INDEX([Bigrams2Way.$A$1:.$AC$29];MATCH([.X$38];[Bigrams2Way.$A$30:.$AC$30];0);MATCH([.$S43];[Bigrams2Way.$A$30:.$AC$30];0))" office:value-type="float" office:value="0.00228589300990009" calcext:value-type="float">
            <text:p>0.002</text:p>
          </table:table-cell>
          <table:table-cell table:style-name="ce9" table:formula="of:=INDEX([Bigrams2Way.$A$1:.$AC$29];MATCH([.Y$38];[Bigrams2Way.$A$30:.$AC$30];0);MATCH([.$S43];[Bigrams2Way.$A$30:.$AC$30];0))" office:value-type="float" office:value="0.00348538203207753" calcext:value-type="float">
            <text:p>0.003</text:p>
          </table:table-cell>
          <table:table-cell table:style-name="ce9" table:formula="of:=INDEX([Bigrams2Way.$A$1:.$AC$29];MATCH([.Z$38];[Bigrams2Way.$A$30:.$AC$30];0);MATCH([.$S43];[Bigrams2Way.$A$30:.$AC$30];0))" office:value-type="float" office:value="0.000970505892709238" calcext:value-type="float">
            <text:p>0.001</text:p>
          </table:table-cell>
          <table:table-cell table:style-name="ce9" table:formula="of:=INDEX([Bigrams2Way.$A$1:.$AC$29];MATCH([.AA$38];[Bigrams2Way.$A$30:.$AC$30];0);MATCH([.$S43];[Bigrams2Way.$A$30:.$AC$30];0))" office:value-type="float" office:value="0.0778214703493963" calcext:value-type="float">
            <text:p>0.078</text:p>
          </table:table-cell>
          <table:table-cell table:style-name="ce9"/>
          <table:table-cell table:style-name="ce9" table:formula="of:=INDEX([Bigrams2Way.$A$1:.$AC$29];MATCH([.AC$38];[Bigrams2Way.$A$30:.$AC$30];0);MATCH([.$S43];[Bigrams2Way.$A$30:.$AC$30];0))" office:value-type="float" office:value="0.0304890755580865" calcext:value-type="float">
            <text:p>0.030</text:p>
          </table:table-cell>
          <table:table-cell table:style-name="ce9" table:formula="of:=INDEX([Bigrams2Way.$A$1:.$AC$29];MATCH([.AD$38];[Bigrams2Way.$A$30:.$AC$30];0);MATCH([.$S43];[Bigrams2Way.$A$30:.$AC$30];0))" office:value-type="float" office:value="0.00111003369641468" calcext:value-type="float">
            <text:p>0.001</text:p>
          </table:table-cell>
          <table:table-cell table:style-name="ce9" table:formula="of:=INDEX([Bigrams2Way.$A$1:.$AC$29];MATCH([.AE$38];[Bigrams2Way.$A$30:.$AC$30];0);MATCH([.$S43];[Bigrams2Way.$A$30:.$AC$30];0))" office:value-type="float" office:value="0.00553022883369969" calcext:value-type="float">
            <text:p>0.006</text:p>
          </table:table-cell>
          <table:table-cell table:style-name="ce9" table:formula="of:=INDEX([Bigrams2Way.$A$1:.$AC$29];MATCH([.AF$38];[Bigrams2Way.$A$30:.$AC$30];0);MATCH([.$S43];[Bigrams2Way.$A$30:.$AC$30];0))" office:value-type="float" office:value="0.000932810881224303" calcext:value-type="float">
            <text:p>0.001</text:p>
          </table:table-cell>
          <table:table-cell table:style-name="ce35" table:formula="of:=INDEX([Bigrams2Way.$A$1:.$AC$29];MATCH([.AG$38];[Bigrams2Way.$A$30:.$AC$30];0);MATCH([.$S43];[Bigrams2Way.$A$30:.$AC$30];0))" office:value-type="float" office:value="0.0130634990584574" calcext:value-type="float">
            <text:p>0.01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4];[Bigrams2Way.$A$30:.$AC$30];0))" office:value-type="float" office:value="0.00036401003627993" calcext:value-type="float">
            <text:p>0.000</text:p>
          </table:table-cell>
          <table:table-cell table:style-name="ce9" table:formula="of:=INDEX([Bigrams2Way.$A$1:.$AC$29];MATCH([.B$38];[Bigrams2Way.$A$30:.$AC$30];0);MATCH([.$O44];[Bigrams2Way.$A$30:.$AC$30];0))" office:value-type="float" office:value="0.0000590742717301275" calcext:value-type="float">
            <text:p>0.000</text:p>
          </table:table-cell>
          <table:table-cell table:style-name="ce9" table:formula="of:=INDEX([Bigrams2Way.$A$1:.$AC$29];MATCH([.C$38];[Bigrams2Way.$A$30:.$AC$30];0);MATCH([.$O44];[Bigrams2Way.$A$30:.$AC$30];0))" office:value-type="float" office:value="0.000435461774467798" calcext:value-type="float">
            <text:p>0.000</text:p>
          </table:table-cell>
          <table:table-cell table:style-name="ce9" table:formula="of:=INDEX([Bigrams2Way.$A$1:.$AC$29];MATCH([.D$38];[Bigrams2Way.$A$30:.$AC$30];0);MATCH([.$O44];[Bigrams2Way.$A$30:.$AC$30];0))" office:value-type="float" office:value="0.0011244994440042" calcext:value-type="float">
            <text:p>0.001</text:p>
          </table:table-cell>
          <table:table-cell table:style-name="ce9"/>
          <table:table-cell table:style-name="ce9" table:formula="of:=INDEX([Bigrams2Way.$A$1:.$AC$29];MATCH([.F$38];[Bigrams2Way.$A$30:.$AC$30];0);MATCH([.$O44];[Bigrams2Way.$A$30:.$AC$30];0))" office:value-type="float" office:value="0.00231201144452055" calcext:value-type="float">
            <text:p>0.002</text:p>
          </table:table-cell>
          <table:table-cell table:style-name="ce9" table:formula="of:=INDEX([Bigrams2Way.$A$1:.$AC$29];MATCH([.G$38];[Bigrams2Way.$A$30:.$AC$30];0);MATCH([.$O44];[Bigrams2Way.$A$30:.$AC$30];0))" office:value-type="float" office:value="0.000958691038363215" calcext:value-type="float">
            <text:p>0.001</text:p>
          </table:table-cell>
          <table:table-cell table:style-name="ce9" table:formula="of:=INDEX([Bigrams2Way.$A$1:.$AC$29];MATCH([.H$38];[Bigrams2Way.$A$30:.$AC$30];0);MATCH([.$O44];[Bigrams2Way.$A$30:.$AC$30];0))" office:value-type="float" office:value="0.0185373045136704" calcext:value-type="float">
            <text:p>0.019</text:p>
          </table:table-cell>
          <table:table-cell table:style-name="ce9" table:formula="of:=INDEX([Bigrams2Way.$A$1:.$AC$29];MATCH([.I$38];[Bigrams2Way.$A$30:.$AC$30];0);MATCH([.$O44];[Bigrams2Way.$A$30:.$AC$30];0))" office:value-type="float" office:value="0.00269997552412269" calcext:value-type="float">
            <text:p>0.003</text:p>
          </table:table-cell>
          <table:table-cell table:style-name="ce35" table:formula="of:=INDEX([Bigrams2Way.$A$1:.$AC$29];MATCH([.J$38];[Bigrams2Way.$A$30:.$AC$30];0);MATCH([.$O44];[Bigrams2Way.$A$30:.$AC$30];0))" office:value-type="float" office:value="0.121946353359834" calcext:value-type="float">
            <text:p>0.122</text:p>
          </table:table-cell>
          <table:table-cell table:style-name="ce247" table:formula="of:=INDEX([Bigrams2Way.$A$1:.$AC$29];MATCH([.K$38];[Bigrams2Way.$A$30:.$AC$30];0);MATCH([.$O44];[Bigrams2Way.$A$30:.$AC$30];0))" office:value-type="float" office:value="0.234135672560471" calcext:value-type="float">
            <text:p>0.234</text:p>
          </table:table-cell>
          <table:table-cell table:style-name="ce288" table:formula="of:=INDEX([Bigrams2Way.$A$1:.$AC$29];MATCH([.L$38];[Bigrams2Way.$A$30:.$AC$30];0);MATCH([.$O44];[Bigrams2Way.$A$30:.$AC$30];0))" office:value-type="float" office:value="0.0320541067668554" calcext:value-type="float">
            <text:p>0.032</text:p>
          </table:table-cell>
          <table:table-cell table:style-name="ce288" table:formula="of:=INDEX([Bigrams2Way.$A$1:.$AC$29];MATCH([.M$38];[Bigrams2Way.$A$30:.$AC$30];0);MATCH([.$O44];[Bigrams2Way.$A$30:.$AC$30];0))" office:value-type="float" office:value="0.0198642582607436" calcext:value-type="float">
            <text:p>0.020</text:p>
          </table:table-cell>
          <table:table-cell table:style-name="ce288" table:formula="of:=INDEX([Bigrams2Way.$A$1:.$AC$29];MATCH([.N$38];[Bigrams2Way.$A$30:.$AC$30];0);MATCH([.$O44];[Bigrams2Way.$A$30:.$AC$30];0))" office:value-type="float" office:value="0.00231201144452055" calcext:value-type="float">
            <text:p>0.002</text:p>
          </table:table-cell>
          <table:table-cell table:style-name="ce361" office:value-type="string" calcext:value-type="string">
            <text:p>G</text:p>
          </table:table-cell>
          <table:table-cell table:style-name="ce132" table:formula="of:=VLOOKUP([.O44];[.$AB$3:.$AC$35];2;FALSE())" office:value-type="float" office:value="1.07" calcext:value-type="float">
            <text:p>1.07</text:p>
          </table:table-cell>
          <table:table-cell/>
          <table:table-cell table:style-name="ce152" table:formula="of:=VLOOKUP([.S44];[.$AB$3:.$AC$35];2;FALSE())" office:value-type="float" office:value="3.87" calcext:value-type="float">
            <text:p>3.87</text:p>
          </table:table-cell>
          <table:table-cell table:style-name="ce394" office:value-type="string" calcext:value-type="string">
            <text:p>H</text:p>
          </table:table-cell>
          <table:table-cell table:style-name="ce9" table:formula="of:=INDEX([Bigrams2Way.$A$1:.$AC$29];MATCH([.T$38];[Bigrams2Way.$A$30:.$AC$30];0);MATCH([.$S44];[Bigrams2Way.$A$30:.$AC$30];0))" office:value-type="float" office:value="0.0304890755580865" calcext:value-type="float">
            <text:p>0.030</text:p>
          </table:table-cell>
          <table:table-cell table:style-name="ce9" table:formula="of:=INDEX([Bigrams2Way.$A$1:.$AC$29];MATCH([.U$38];[Bigrams2Way.$A$30:.$AC$30];0);MATCH([.$S44];[Bigrams2Way.$A$30:.$AC$30];0))" office:value-type="float" office:value="0.0193196134143651" calcext:value-type="float">
            <text:p>0.019</text:p>
          </table:table-cell>
          <table:table-cell table:style-name="ce9" table:formula="of:=INDEX([Bigrams2Way.$A$1:.$AC$29];MATCH([.V$38];[Bigrams2Way.$A$30:.$AC$30];0);MATCH([.$S44];[Bigrams2Way.$A$30:.$AC$30];0))" office:value-type="float" office:value="0.01807992076081" calcext:value-type="float">
            <text:p>0.018</text:p>
          </table:table-cell>
          <table:table-cell table:style-name="ce35" table:formula="of:=INDEX([Bigrams2Way.$A$1:.$AC$29];MATCH([.W$38];[Bigrams2Way.$A$30:.$AC$30];0);MATCH([.$S44];[Bigrams2Way.$A$30:.$AC$30];0))" office:value-type="float" office:value="2.02352422306193" calcext:value-type="float">
            <text:p>2.024</text:p>
          </table:table-cell>
          <table:table-cell table:style-name="ce5" table:formula="of:=INDEX([Bigrams2Way.$A$1:.$AC$29];MATCH([.X$38];[Bigrams2Way.$A$30:.$AC$30];0);MATCH([.$S44];[Bigrams2Way.$A$30:.$AC$30];0))" office:value-type="float" office:value="0.0193196134143651" calcext:value-type="float">
            <text:p>0.019</text:p>
          </table:table-cell>
          <table:table-cell table:style-name="ce9" table:formula="of:=INDEX([Bigrams2Way.$A$1:.$AC$29];MATCH([.Y$38];[Bigrams2Way.$A$30:.$AC$30];0);MATCH([.$S44];[Bigrams2Way.$A$30:.$AC$30];0))" office:value-type="float" office:value="0.0345713691467298" calcext:value-type="float">
            <text:p>0.035</text:p>
          </table:table-cell>
          <table:table-cell table:style-name="ce9" table:formula="of:=INDEX([Bigrams2Way.$A$1:.$AC$29];MATCH([.Z$38];[Bigrams2Way.$A$30:.$AC$30];0);MATCH([.$S44];[Bigrams2Way.$A$30:.$AC$30];0))" office:value-type="float" office:value="0.00629787997854335" calcext:value-type="float">
            <text:p>0.006</text:p>
          </table:table-cell>
          <table:table-cell table:style-name="ce9" table:formula="of:=INDEX([Bigrams2Way.$A$1:.$AC$29];MATCH([.AA$38];[Bigrams2Way.$A$30:.$AC$30];0);MATCH([.$S44];[Bigrams2Way.$A$30:.$AC$30];0))" office:value-type="float" office:value="0.080175862779176" calcext:value-type="float">
            <text:p>0.080</text:p>
          </table:table-cell>
          <table:table-cell table:style-name="ce9" table:formula="of:=INDEX([Bigrams2Way.$A$1:.$AC$29];MATCH([.AB$38];[Bigrams2Way.$A$30:.$AC$30];0);MATCH([.$S44];[Bigrams2Way.$A$30:.$AC$30];0))" office:value-type="float" office:value="0.0304890755580865" calcext:value-type="float">
            <text:p>0.030</text:p>
          </table:table-cell>
          <table:table-cell table:style-name="ce9"/>
          <table:table-cell table:style-name="ce9" table:formula="of:=INDEX([Bigrams2Way.$A$1:.$AC$29];MATCH([.AD$38];[Bigrams2Way.$A$30:.$AC$30];0);MATCH([.$S44];[Bigrams2Way.$A$30:.$AC$30];0))" office:value-type="float" office:value="0.0537489327248241" calcext:value-type="float">
            <text:p>0.054</text:p>
          </table:table-cell>
          <table:table-cell table:style-name="ce9" table:formula="of:=INDEX([Bigrams2Way.$A$1:.$AC$29];MATCH([.AE$38];[Bigrams2Way.$A$30:.$AC$30];0);MATCH([.$S44];[Bigrams2Way.$A$30:.$AC$30];0))" office:value-type="float" office:value="0.0822132105464656" calcext:value-type="float">
            <text:p>0.082</text:p>
          </table:table-cell>
          <table:table-cell table:style-name="ce9" table:formula="of:=INDEX([Bigrams2Way.$A$1:.$AC$29];MATCH([.AF$38];[Bigrams2Way.$A$30:.$AC$30];0);MATCH([.$S44];[Bigrams2Way.$A$30:.$AC$30];0))" office:value-type="float" office:value="0.328272546005242" calcext:value-type="float">
            <text:p>0.328</text:p>
          </table:table-cell>
          <table:table-cell table:style-name="ce35" table:formula="of:=INDEX([Bigrams2Way.$A$1:.$AC$29];MATCH([.AG$38];[Bigrams2Way.$A$30:.$AC$30];0);MATCH([.$S44];[Bigrams2Way.$A$30:.$AC$30];0))" office:value-type="float" office:value="0.00404155718610048" calcext:value-type="float">
            <text:p>0.004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5];[Bigrams2Way.$A$30:.$AC$30];0))" office:value-type="float" office:value="0.000198039463323857" calcext:value-type="float">
            <text:p>0.000</text:p>
          </table:table-cell>
          <table:table-cell table:style-name="ce9" table:formula="of:=INDEX([Bigrams2Way.$A$1:.$AC$29];MATCH([.B$38];[Bigrams2Way.$A$30:.$AC$30];0);MATCH([.$O45];[Bigrams2Way.$A$30:.$AC$30];0))" office:value-type="float" office:value="0.0000275679934740596" calcext:value-type="float">
            <text:p>0.000</text:p>
          </table:table-cell>
          <table:table-cell table:style-name="ce9" table:formula="of:=INDEX([Bigrams2Way.$A$1:.$AC$29];MATCH([.C$38];[Bigrams2Way.$A$30:.$AC$30];0);MATCH([.$O45];[Bigrams2Way.$A$30:.$AC$30];0))" office:value-type="float" office:value="0.000163720124509211" calcext:value-type="float">
            <text:p>0.000</text:p>
          </table:table-cell>
          <table:table-cell table:style-name="ce9"/>
          <table:table-cell table:style-name="ce9" table:formula="of:=INDEX([Bigrams2Way.$A$1:.$AC$29];MATCH([.E$38];[Bigrams2Way.$A$30:.$AC$30];0);MATCH([.$O45];[Bigrams2Way.$A$30:.$AC$30];0))" office:value-type="float" office:value="0.0011244994440042" calcext:value-type="float">
            <text:p>0.001</text:p>
          </table:table-cell>
          <table:table-cell table:style-name="ce9" table:formula="of:=INDEX([Bigrams2Way.$A$1:.$AC$29];MATCH([.F$38];[Bigrams2Way.$A$30:.$AC$30];0);MATCH([.$O45];[Bigrams2Way.$A$30:.$AC$30];0))" office:value-type="float" office:value="0.00161099675332303" calcext:value-type="float">
            <text:p>0.002</text:p>
          </table:table-cell>
          <table:table-cell table:style-name="ce9" table:formula="of:=INDEX([Bigrams2Way.$A$1:.$AC$29];MATCH([.G$38];[Bigrams2Way.$A$30:.$AC$30];0);MATCH([.$O45];[Bigrams2Way.$A$30:.$AC$30];0))" office:value-type="float" office:value="0.000092268386321342" calcext:value-type="float">
            <text:p>0.000</text:p>
          </table:table-cell>
          <table:table-cell table:style-name="ce9" table:formula="of:=INDEX([Bigrams2Way.$A$1:.$AC$29];MATCH([.H$38];[Bigrams2Way.$A$30:.$AC$30];0);MATCH([.$O45];[Bigrams2Way.$A$30:.$AC$30];0))" office:value-type="float" office:value="0.00528774301355031" calcext:value-type="float">
            <text:p>0.005</text:p>
          </table:table-cell>
          <table:table-cell table:style-name="ce9" table:formula="of:=INDEX([Bigrams2Way.$A$1:.$AC$29];MATCH([.I$38];[Bigrams2Way.$A$30:.$AC$30];0);MATCH([.$O45];[Bigrams2Way.$A$30:.$AC$30];0))" office:value-type="float" office:value="0.00115616788957536" calcext:value-type="float">
            <text:p>0.001</text:p>
          </table:table-cell>
          <table:table-cell table:style-name="ce35" table:formula="of:=INDEX([Bigrams2Way.$A$1:.$AC$29];MATCH([.J$38];[Bigrams2Way.$A$30:.$AC$30];0);MATCH([.$O45];[Bigrams2Way.$A$30:.$AC$30];0))" office:value-type="float" office:value="0.0013129745014289" calcext:value-type="float">
            <text:p>0.001</text:p>
          </table:table-cell>
          <table:table-cell table:style-name="ce247" table:formula="of:=INDEX([Bigrams2Way.$A$1:.$AC$29];MATCH([.K$38];[Bigrams2Way.$A$30:.$AC$30];0);MATCH([.$O45];[Bigrams2Way.$A$30:.$AC$30];0))" office:value-type="float" office:value="0.240724131522689" calcext:value-type="float">
            <text:p>0.241</text:p>
          </table:table-cell>
          <table:table-cell table:style-name="ce288" table:formula="of:=INDEX([Bigrams2Way.$A$1:.$AC$29];MATCH([.L$38];[Bigrams2Way.$A$30:.$AC$30];0);MATCH([.$O45];[Bigrams2Way.$A$30:.$AC$30];0))" office:value-type="float" office:value="0.0359137780735567" calcext:value-type="float">
            <text:p>0.036</text:p>
          </table:table-cell>
          <table:table-cell table:style-name="ce288" table:formula="of:=INDEX([Bigrams2Way.$A$1:.$AC$29];MATCH([.M$38];[Bigrams2Way.$A$30:.$AC$30];0);MATCH([.$O45];[Bigrams2Way.$A$30:.$AC$30];0))" office:value-type="float" office:value="0.00775760023699923" calcext:value-type="float">
            <text:p>0.008</text:p>
          </table:table-cell>
          <table:table-cell table:style-name="ce288" table:formula="of:=INDEX([Bigrams2Way.$A$1:.$AC$29];MATCH([.N$38];[Bigrams2Way.$A$30:.$AC$30];0);MATCH([.$O45];[Bigrams2Way.$A$30:.$AC$30];0))" office:value-type="float" office:value="0.00161099675332303" calcext:value-type="float">
            <text:p>0.002</text:p>
          </table:table-cell>
          <table:table-cell table:style-name="ce361" office:value-type="string" calcext:value-type="string">
            <text:p>W</text:p>
          </table:table-cell>
          <table:table-cell table:style-name="ce132" table:formula="of:=VLOOKUP([.O45];[.$AB$3:.$AC$35];2;FALSE())" office:value-type="float" office:value="1.05" calcext:value-type="float">
            <text:p>1.05</text:p>
          </table:table-cell>
          <table:table-cell/>
          <table:table-cell table:style-name="ce153" table:formula="of:=VLOOKUP([.S45];[.$AB$3:.$AC$35];2;FALSE())" office:value-type="float" office:value="1.74" calcext:value-type="float">
            <text:p>1.74</text:p>
          </table:table-cell>
          <table:table-cell table:style-name="ce394" office:value-type="string" calcext:value-type="string">
            <text:p>P</text:p>
          </table:table-cell>
          <table:table-cell table:style-name="ce9" table:formula="of:=INDEX([Bigrams2Way.$A$1:.$AC$29];MATCH([.T$38];[Bigrams2Way.$A$30:.$AC$30];0);MATCH([.$S45];[Bigrams2Way.$A$30:.$AC$30];0))" office:value-type="float" office:value="0.00111003369641468" calcext:value-type="float">
            <text:p>0.001</text:p>
          </table:table-cell>
          <table:table-cell table:style-name="ce9" table:formula="of:=INDEX([Bigrams2Way.$A$1:.$AC$29];MATCH([.U$38];[Bigrams2Way.$A$30:.$AC$30];0);MATCH([.$S45];[Bigrams2Way.$A$30:.$AC$30];0))" office:value-type="float" office:value="0.00405160809394489" calcext:value-type="float">
            <text:p>0.004</text:p>
          </table:table-cell>
          <table:table-cell table:style-name="ce9" table:formula="of:=INDEX([Bigrams2Way.$A$1:.$AC$29];MATCH([.V$38];[Bigrams2Way.$A$30:.$AC$30];0);MATCH([.$S45];[Bigrams2Way.$A$30:.$AC$30];0))" office:value-type="float" office:value="0.168760969428378" calcext:value-type="float">
            <text:p>0.169</text:p>
          </table:table-cell>
          <table:table-cell table:style-name="ce35" table:formula="of:=INDEX([Bigrams2Way.$A$1:.$AC$29];MATCH([.W$38];[Bigrams2Way.$A$30:.$AC$30];0);MATCH([.$S45];[Bigrams2Way.$A$30:.$AC$30];0))" office:value-type="float" office:value="0.0894836215512665" calcext:value-type="float">
            <text:p>0.089</text:p>
          </table:table-cell>
          <table:table-cell table:style-name="ce5" table:formula="of:=INDEX([Bigrams2Way.$A$1:.$AC$29];MATCH([.X$38];[Bigrams2Way.$A$30:.$AC$30];0);MATCH([.$S45];[Bigrams2Way.$A$30:.$AC$30];0))" office:value-type="float" office:value="0.00405160809394489" calcext:value-type="float">
            <text:p>0.004</text:p>
          </table:table-cell>
          <table:table-cell table:style-name="ce9" table:formula="of:=INDEX([Bigrams2Way.$A$1:.$AC$29];MATCH([.Y$38];[Bigrams2Way.$A$30:.$AC$30];0);MATCH([.$S45];[Bigrams2Way.$A$30:.$AC$30];0))" office:value-type="float" office:value="0.188469149322385" calcext:value-type="float">
            <text:p>0.188</text:p>
          </table:table-cell>
          <table:table-cell table:style-name="ce9" table:formula="of:=INDEX([Bigrams2Way.$A$1:.$AC$29];MATCH([.Z$38];[Bigrams2Way.$A$30:.$AC$30];0);MATCH([.$S45];[Bigrams2Way.$A$30:.$AC$30];0))" office:value-type="float" office:value="0.00117698453770883" calcext:value-type="float">
            <text:p>0.001</text:p>
          </table:table-cell>
          <table:table-cell table:style-name="ce9" table:formula="of:=INDEX([Bigrams2Way.$A$1:.$AC$29];MATCH([.AA$38];[Bigrams2Way.$A$30:.$AC$30];0);MATCH([.$S45];[Bigrams2Way.$A$30:.$AC$30];0))" office:value-type="float" office:value="0.294729569101235" calcext:value-type="float">
            <text:p>0.295</text:p>
          </table:table-cell>
          <table:table-cell table:style-name="ce9" table:formula="of:=INDEX([Bigrams2Way.$A$1:.$AC$29];MATCH([.AB$38];[Bigrams2Way.$A$30:.$AC$30];0);MATCH([.$S45];[Bigrams2Way.$A$30:.$AC$30];0))" office:value-type="float" office:value="0.00111003369641468" calcext:value-type="float">
            <text:p>0.001</text:p>
          </table:table-cell>
          <table:table-cell table:style-name="ce9" table:formula="of:=INDEX([Bigrams2Way.$A$1:.$AC$29];MATCH([.AC$38];[Bigrams2Way.$A$30:.$AC$30];0);MATCH([.$S45];[Bigrams2Way.$A$30:.$AC$30];0))" office:value-type="float" office:value="0.0537489327248241" calcext:value-type="float">
            <text:p>0.054</text:p>
          </table:table-cell>
          <table:table-cell table:style-name="ce9"/>
          <table:table-cell table:style-name="ce9" table:formula="of:=INDEX([Bigrams2Way.$A$1:.$AC$29];MATCH([.AE$38];[Bigrams2Way.$A$30:.$AC$30];0);MATCH([.$S45];[Bigrams2Way.$A$30:.$AC$30];0))" office:value-type="float" office:value="0.00386522131765197" calcext:value-type="float">
            <text:p>0.004</text:p>
          </table:table-cell>
          <table:table-cell table:style-name="ce9" table:formula="of:=INDEX([Bigrams2Way.$A$1:.$AC$29];MATCH([.AF$38];[Bigrams2Way.$A$30:.$AC$30];0);MATCH([.$S45];[Bigrams2Way.$A$30:.$AC$30];0))" office:value-type="float" office:value="0.00265407960844357" calcext:value-type="float">
            <text:p>0.003</text:p>
          </table:table-cell>
          <table:table-cell table:style-name="ce35" table:formula="of:=INDEX([Bigrams2Way.$A$1:.$AC$29];MATCH([.AG$38];[Bigrams2Way.$A$30:.$AC$30];0);MATCH([.$S45];[Bigrams2Way.$A$30:.$AC$30];0))" office:value-type="float" office:value="0.0018135371135406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6];[Bigrams2Way.$A$30:.$AC$30];0))" office:value-type="float" office:value="0.0000506350900543951" calcext:value-type="float">
            <text:p>0.000</text:p>
          </table:table-cell>
          <table:table-cell table:style-name="ce9" table:formula="of:=INDEX([Bigrams2Way.$A$1:.$AC$29];MATCH([.B$38];[Bigrams2Way.$A$30:.$AC$30];0);MATCH([.$O46];[Bigrams2Way.$A$30:.$AC$30];0))" office:value-type="float" office:value="0.0000185661996866116" calcext:value-type="float">
            <text:p>0.000</text:p>
          </table:table-cell>
          <table:table-cell table:style-name="ce9"/>
          <table:table-cell table:style-name="ce9" table:formula="of:=INDEX([Bigrams2Way.$A$1:.$AC$29];MATCH([.D$38];[Bigrams2Way.$A$30:.$AC$30];0);MATCH([.$O46];[Bigrams2Way.$A$30:.$AC$30];0))" office:value-type="float" office:value="0.000163720124509211" calcext:value-type="float">
            <text:p>0.000</text:p>
          </table:table-cell>
          <table:table-cell table:style-name="ce9" table:formula="of:=INDEX([Bigrams2Way.$A$1:.$AC$29];MATCH([.E$38];[Bigrams2Way.$A$30:.$AC$30];0);MATCH([.$O46];[Bigrams2Way.$A$30:.$AC$30];0))" office:value-type="float" office:value="0.000435461774467798" calcext:value-type="float">
            <text:p>0.000</text:p>
          </table:table-cell>
          <table:table-cell table:style-name="ce9" table:formula="of:=INDEX([Bigrams2Way.$A$1:.$AC$29];MATCH([.F$38];[Bigrams2Way.$A$30:.$AC$30];0);MATCH([.$O46];[Bigrams2Way.$A$30:.$AC$30];0))" office:value-type="float" office:value="0.00146415499216529" calcext:value-type="float">
            <text:p>0.001</text:p>
          </table:table-cell>
          <table:table-cell table:style-name="ce9" table:formula="of:=INDEX([Bigrams2Way.$A$1:.$AC$29];MATCH([.G$38];[Bigrams2Way.$A$30:.$AC$30];0);MATCH([.$O46];[Bigrams2Way.$A$30:.$AC$30];0))" office:value-type="float" office:value="0.0000123774664577411" calcext:value-type="float">
            <text:p>0.000</text:p>
          </table:table-cell>
          <table:table-cell table:style-name="ce9" table:formula="of:=INDEX([Bigrams2Way.$A$1:.$AC$29];MATCH([.H$38];[Bigrams2Way.$A$30:.$AC$30];0);MATCH([.$O46];[Bigrams2Way.$A$30:.$AC$30];0))" office:value-type="float" office:value="0.00192645998068035" calcext:value-type="float">
            <text:p>0.002</text:p>
          </table:table-cell>
          <table:table-cell table:style-name="ce9" table:formula="of:=INDEX([Bigrams2Way.$A$1:.$AC$29];MATCH([.I$38];[Bigrams2Way.$A$30:.$AC$30];0);MATCH([.$O46];[Bigrams2Way.$A$30:.$AC$30];0))" office:value-type="float" office:value="0.000330253309577" calcext:value-type="float">
            <text:p>0.000</text:p>
          </table:table-cell>
          <table:table-cell table:style-name="ce35" table:formula="of:=INDEX([Bigrams2Way.$A$1:.$AC$29];MATCH([.J$38];[Bigrams2Way.$A$30:.$AC$30];0);MATCH([.$O46];[Bigrams2Way.$A$30:.$AC$30];0))" office:value-type="float" office:value="0.00599823605349838" calcext:value-type="float">
            <text:p>0.006</text:p>
          </table:table-cell>
          <table:table-cell table:style-name="ce247" table:formula="of:=INDEX([Bigrams2Way.$A$1:.$AC$29];MATCH([.K$38];[Bigrams2Way.$A$30:.$AC$30];0);MATCH([.$O46];[Bigrams2Way.$A$30:.$AC$30];0))" office:value-type="float" office:value="0.0280455815280311" calcext:value-type="float">
            <text:p>0.028</text:p>
          </table:table-cell>
          <table:table-cell table:style-name="ce288" table:formula="of:=INDEX([Bigrams2Way.$A$1:.$AC$29];MATCH([.L$38];[Bigrams2Way.$A$30:.$AC$30];0);MATCH([.$O46];[Bigrams2Way.$A$30:.$AC$30];0))" office:value-type="float" office:value="0.0011651696833628" calcext:value-type="float">
            <text:p>0.001</text:p>
          </table:table-cell>
          <table:table-cell table:style-name="ce288" table:formula="of:=INDEX([Bigrams2Way.$A$1:.$AC$29];MATCH([.M$38];[Bigrams2Way.$A$30:.$AC$30];0);MATCH([.$O46];[Bigrams2Way.$A$30:.$AC$30];0))" office:value-type="float" office:value="0.000239110147479089" calcext:value-type="float">
            <text:p>0.000</text:p>
          </table:table-cell>
          <table:table-cell table:style-name="ce288" table:formula="of:=INDEX([Bigrams2Way.$A$1:.$AC$29];MATCH([.N$38];[Bigrams2Way.$A$30:.$AC$30];0);MATCH([.$O46];[Bigrams2Way.$A$30:.$AC$30];0))" office:value-type="float" office:value="0.00146415499216529" calcext:value-type="float">
            <text:p>0.001</text:p>
          </table:table-cell>
          <table:table-cell table:style-name="ce361" office:value-type="string" calcext:value-type="string">
            <text:p>X</text:p>
          </table:table-cell>
          <table:table-cell table:style-name="ce132" table:formula="of:=VLOOKUP([.O46];[.$AB$3:.$AC$35];2;FALSE())" office:value-type="float" office:value="0.085" calcext:value-type="float">
            <text:p>0.09</text:p>
          </table:table-cell>
          <table:table-cell table:style-name="ce145"/>
          <table:table-cell table:style-name="ce153" table:formula="of:=VLOOKUP([.S46];[.$AB$3:.$AC$35];2;FALSE())" office:value-type="float" office:value="2.58" calcext:value-type="float">
            <text:p>2.58</text:p>
          </table:table-cell>
          <table:table-cell table:style-name="ce394" office:value-type="string" calcext:value-type="string">
            <text:p>D</text:p>
          </table:table-cell>
          <table:table-cell table:style-name="ce9" table:formula="of:=INDEX([Bigrams2Way.$A$1:.$AC$29];MATCH([.T$38];[Bigrams2Way.$A$30:.$AC$30];0);MATCH([.$S46];[Bigrams2Way.$A$30:.$AC$30];0))" office:value-type="float" office:value="0.00553022883369969" calcext:value-type="float">
            <text:p>0.006</text:p>
          </table:table-cell>
          <table:table-cell table:style-name="ce9" table:formula="of:=INDEX([Bigrams2Way.$A$1:.$AC$29];MATCH([.U$38];[Bigrams2Way.$A$30:.$AC$30];0);MATCH([.$S46];[Bigrams2Way.$A$30:.$AC$30];0))" office:value-type="float" office:value="0.002546782862421" calcext:value-type="float">
            <text:p>0.003</text:p>
          </table:table-cell>
          <table:table-cell table:style-name="ce9" table:formula="of:=INDEX([Bigrams2Way.$A$1:.$AC$29];MATCH([.V$38];[Bigrams2Way.$A$30:.$AC$30];0);MATCH([.$S46];[Bigrams2Way.$A$30:.$AC$30];0))" office:value-type="float" office:value="0.15425071656529" calcext:value-type="float">
            <text:p>0.154</text:p>
          </table:table-cell>
          <table:table-cell table:style-name="ce35" table:formula="of:=INDEX([Bigrams2Way.$A$1:.$AC$29];MATCH([.W$38];[Bigrams2Way.$A$30:.$AC$30];0);MATCH([.$S46];[Bigrams2Way.$A$30:.$AC$30];0))" office:value-type="float" office:value="0.00737407089110647" calcext:value-type="float">
            <text:p>0.007</text:p>
          </table:table-cell>
          <table:table-cell table:style-name="ce5" table:formula="of:=INDEX([Bigrams2Way.$A$1:.$AC$29];MATCH([.X$38];[Bigrams2Way.$A$30:.$AC$30];0);MATCH([.$S46];[Bigrams2Way.$A$30:.$AC$30];0))" office:value-type="float" office:value="0.002546782862421" calcext:value-type="float">
            <text:p>0.003</text:p>
          </table:table-cell>
          <table:table-cell table:style-name="ce9" table:formula="of:=INDEX([Bigrams2Way.$A$1:.$AC$29];MATCH([.Y$38];[Bigrams2Way.$A$30:.$AC$30];0);MATCH([.$S46];[Bigrams2Way.$A$30:.$AC$30];0))" office:value-type="float" office:value="0.0127721520417374" calcext:value-type="float">
            <text:p>0.013</text:p>
          </table:table-cell>
          <table:table-cell table:style-name="ce9" table:formula="of:=INDEX([Bigrams2Way.$A$1:.$AC$29];MATCH([.Z$38];[Bigrams2Way.$A$30:.$AC$30];0);MATCH([.$S46];[Bigrams2Way.$A$30:.$AC$30];0))" office:value-type="float" office:value="0.0133190110143248" calcext:value-type="float">
            <text:p>0.013</text:p>
          </table:table-cell>
          <table:table-cell table:style-name="ce9" table:formula="of:=INDEX([Bigrams2Way.$A$1:.$AC$29];MATCH([.AA$38];[Bigrams2Way.$A$30:.$AC$30];0);MATCH([.$S46];[Bigrams2Way.$A$30:.$AC$30];0))" office:value-type="float" office:value="0.165249316741347" calcext:value-type="float">
            <text:p>0.165</text:p>
          </table:table-cell>
          <table:table-cell table:style-name="ce9" table:formula="of:=INDEX([Bigrams2Way.$A$1:.$AC$29];MATCH([.AB$38];[Bigrams2Way.$A$30:.$AC$30];0);MATCH([.$S46];[Bigrams2Way.$A$30:.$AC$30];0))" office:value-type="float" office:value="0.00553022883369969" calcext:value-type="float">
            <text:p>0.006</text:p>
          </table:table-cell>
          <table:table-cell table:style-name="ce9" table:formula="of:=INDEX([Bigrams2Way.$A$1:.$AC$29];MATCH([.AC$38];[Bigrams2Way.$A$30:.$AC$30];0);MATCH([.$S46];[Bigrams2Way.$A$30:.$AC$30];0))" office:value-type="float" office:value="0.0822132105464656" calcext:value-type="float">
            <text:p>0.082</text:p>
          </table:table-cell>
          <table:table-cell table:style-name="ce9" table:formula="of:=INDEX([Bigrams2Way.$A$1:.$AC$29];MATCH([.AD$38];[Bigrams2Way.$A$30:.$AC$30];0);MATCH([.$S46];[Bigrams2Way.$A$30:.$AC$30];0))" office:value-type="float" office:value="0.00386522131765197" calcext:value-type="float">
            <text:p>0.004</text:p>
          </table:table-cell>
          <table:table-cell table:style-name="ce9"/>
          <table:table-cell table:style-name="ce9" table:formula="of:=INDEX([Bigrams2Way.$A$1:.$AC$29];MATCH([.AF$38];[Bigrams2Way.$A$30:.$AC$30];0);MATCH([.$S46];[Bigrams2Way.$A$30:.$AC$30];0))" office:value-type="float" office:value="0.0054649658287407" calcext:value-type="float">
            <text:p>0.005</text:p>
          </table:table-cell>
          <table:table-cell table:style-name="ce35" table:formula="of:=INDEX([Bigrams2Way.$A$1:.$AC$29];MATCH([.AG$38];[Bigrams2Way.$A$30:.$AC$30];0);MATCH([.$S46];[Bigrams2Way.$A$30:.$AC$30];0))" office:value-type="float" office:value="0.00469587507202561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7];[Bigrams2Way.$A$30:.$AC$30];0))" office:value-type="float" office:value="0.0000472594173841021" calcext:value-type="float">
            <text:p>0.000</text:p>
          </table:table-cell>
          <table:table-cell table:style-name="ce9"/>
          <table:table-cell table:style-name="ce9" table:formula="of:=INDEX([Bigrams2Way.$A$1:.$AC$29];MATCH([.C$38];[Bigrams2Way.$A$30:.$AC$30];0);MATCH([.$O47];[Bigrams2Way.$A$30:.$AC$30];0))" office:value-type="float" office:value="0.0000185661996866116" calcext:value-type="float">
            <text:p>0.000</text:p>
          </table:table-cell>
          <table:table-cell table:style-name="ce9" table:formula="of:=INDEX([Bigrams2Way.$A$1:.$AC$29];MATCH([.D$38];[Bigrams2Way.$A$30:.$AC$30];0);MATCH([.$O47];[Bigrams2Way.$A$30:.$AC$30];0))" office:value-type="float" office:value="0.0000275679934740596" calcext:value-type="float">
            <text:p>0.000</text:p>
          </table:table-cell>
          <table:table-cell table:style-name="ce9" table:formula="of:=INDEX([Bigrams2Way.$A$1:.$AC$29];MATCH([.E$38];[Bigrams2Way.$A$30:.$AC$30];0);MATCH([.$O47];[Bigrams2Way.$A$30:.$AC$30];0))" office:value-type="float" office:value="0.0000590742717301275" calcext:value-type="float">
            <text:p>0.000</text:p>
          </table:table-cell>
          <table:table-cell table:style-name="ce9" table:formula="of:=INDEX([Bigrams2Way.$A$1:.$AC$29];MATCH([.F$38];[Bigrams2Way.$A$30:.$AC$30];0);MATCH([.$O47];[Bigrams2Way.$A$30:.$AC$30];0))" office:value-type="float" office:value="0.0000382576235966541" calcext:value-type="float">
            <text:p>0.000</text:p>
          </table:table-cell>
          <table:table-cell table:style-name="ce9" table:formula="of:=INDEX([Bigrams2Way.$A$1:.$AC$29];MATCH([.G$38];[Bigrams2Way.$A$30:.$AC$30];0);MATCH([.$O47];[Bigrams2Way.$A$30:.$AC$30];0))" office:value-type="float" office:value="0.00000112522422343101" calcext:value-type="float">
            <text:p>0.000</text:p>
          </table:table-cell>
          <table:table-cell table:style-name="ce9" table:formula="of:=INDEX([Bigrams2Way.$A$1:.$AC$29];MATCH([.H$38];[Bigrams2Way.$A$30:.$AC$30];0);MATCH([.$O47];[Bigrams2Way.$A$30:.$AC$30];0))" office:value-type="float" office:value="0.0000455715810489556" calcext:value-type="float">
            <text:p>0.000</text:p>
          </table:table-cell>
          <table:table-cell table:style-name="ce9" table:formula="of:=INDEX([Bigrams2Way.$A$1:.$AC$29];MATCH([.I$38];[Bigrams2Way.$A$30:.$AC$30];0);MATCH([.$O47];[Bigrams2Way.$A$30:.$AC$30];0))" office:value-type="float" office:value="0.000135589518923436" calcext:value-type="float">
            <text:p>0.000</text:p>
          </table:table-cell>
          <table:table-cell table:style-name="ce35" table:formula="of:=INDEX([Bigrams2Way.$A$1:.$AC$29];MATCH([.J$38];[Bigrams2Way.$A$30:.$AC$30];0);MATCH([.$O47];[Bigrams2Way.$A$30:.$AC$30];0))" office:value-type="float" office:value="0.0790280644424014" calcext:value-type="float">
            <text:p>0.079</text:p>
          </table:table-cell>
          <table:table-cell table:style-name="ce247" table:formula="of:=INDEX([Bigrams2Way.$A$1:.$AC$29];MATCH([.K$38];[Bigrams2Way.$A$30:.$AC$30];0);MATCH([.$O47];[Bigrams2Way.$A$30:.$AC$30];0))" office:value-type="float" office:value="0.00233451592898917" calcext:value-type="float">
            <text:p>0.002</text:p>
          </table:table-cell>
          <table:table-cell table:style-name="ce288" table:formula="of:=INDEX([Bigrams2Way.$A$1:.$AC$29];MATCH([.L$38];[Bigrams2Way.$A$30:.$AC$30];0);MATCH([.$O47];[Bigrams2Way.$A$30:.$AC$30];0))" office:value-type="float" office:value="0.00414644131636111" calcext:value-type="float">
            <text:p>0.004</text:p>
          </table:table-cell>
          <table:table-cell table:style-name="ce288" table:formula="of:=INDEX([Bigrams2Way.$A$1:.$AC$29];MATCH([.M$38];[Bigrams2Way.$A$30:.$AC$30];0);MATCH([.$O47];[Bigrams2Way.$A$30:.$AC$30];0))" office:value-type="float" office:value="0.000646279149046031" calcext:value-type="float">
            <text:p>0.001</text:p>
          </table:table-cell>
          <table:table-cell table:style-name="ce288" table:formula="of:=INDEX([Bigrams2Way.$A$1:.$AC$29];MATCH([.N$38];[Bigrams2Way.$A$30:.$AC$30];0);MATCH([.$O47];[Bigrams2Way.$A$30:.$AC$30];0))" office:value-type="float" office:value="0.0000382576235966541" calcext:value-type="float">
            <text:p>0.000</text:p>
          </table:table-cell>
          <table:table-cell table:style-name="ce361" office:value-type="string" calcext:value-type="string">
            <text:p>Q</text:p>
          </table:table-cell>
          <table:table-cell table:style-name="ce132" table:formula="of:=VLOOKUP([.O47];[.$AB$3:.$AC$35];2;FALSE())" office:value-type="float" office:value="0.055" calcext:value-type="float">
            <text:p>0.06</text:p>
          </table:table-cell>
          <table:table-cell/>
          <table:table-cell table:style-name="ce153" table:formula="of:=VLOOKUP([.S47];[.$AB$3:.$AC$35];2;FALSE())" office:value-type="float" office:value="1.37" calcext:value-type="float">
            <text:p>1.37</text:p>
          </table:table-cell>
          <table:table-cell table:style-name="ce361" office:value-type="string" calcext:value-type="string">
            <text:p>C</text:p>
          </table:table-cell>
          <table:table-cell table:style-name="ce9" table:formula="of:=INDEX([Bigrams2Way.$A$1:.$AC$29];MATCH([.T$38];[Bigrams2Way.$A$30:.$AC$30];0);MATCH([.$S47];[Bigrams2Way.$A$30:.$AC$30];0))" office:value-type="float" office:value="0.000932810881224303" calcext:value-type="float">
            <text:p>0.001</text:p>
          </table:table-cell>
          <table:table-cell table:style-name="ce9" table:formula="of:=INDEX([Bigrams2Way.$A$1:.$AC$29];MATCH([.U$38];[Bigrams2Way.$A$30:.$AC$30];0);MATCH([.$S47];[Bigrams2Way.$A$30:.$AC$30];0))" office:value-type="float" office:value="0.0734630695558704" calcext:value-type="float">
            <text:p>0.073</text:p>
          </table:table-cell>
          <table:table-cell table:style-name="ce9" table:formula="of:=INDEX([Bigrams2Way.$A$1:.$AC$29];MATCH([.V$38];[Bigrams2Way.$A$30:.$AC$30];0);MATCH([.$S47];[Bigrams2Way.$A$30:.$AC$30];0))" office:value-type="float" office:value="0.0876069161951902" calcext:value-type="float">
            <text:p>0.088</text:p>
          </table:table-cell>
          <table:table-cell table:style-name="ce35" table:formula="of:=INDEX([Bigrams2Way.$A$1:.$AC$29];MATCH([.W$38];[Bigrams2Way.$A$30:.$AC$30];0);MATCH([.$S47];[Bigrams2Way.$A$30:.$AC$30];0))" office:value-type="float" office:value="0.251571795966782" calcext:value-type="float">
            <text:p>0.252</text:p>
          </table:table-cell>
          <table:table-cell table:style-name="ce5" table:formula="of:=INDEX([Bigrams2Way.$A$1:.$AC$29];MATCH([.X$38];[Bigrams2Way.$A$30:.$AC$30];0);MATCH([.$S47];[Bigrams2Way.$A$30:.$AC$30];0))" office:value-type="float" office:value="0.0734630695558704" calcext:value-type="float">
            <text:p>0.073</text:p>
          </table:table-cell>
          <table:table-cell table:style-name="ce9" table:formula="of:=INDEX([Bigrams2Way.$A$1:.$AC$29];MATCH([.Y$38];[Bigrams2Way.$A$30:.$AC$30];0);MATCH([.$S47];[Bigrams2Way.$A$30:.$AC$30];0))" office:value-type="float" office:value="0.00814323775798804" calcext:value-type="float">
            <text:p>0.008</text:p>
          </table:table-cell>
          <table:table-cell table:style-name="ce9" table:formula="of:=INDEX([Bigrams2Way.$A$1:.$AC$29];MATCH([.Z$38];[Bigrams2Way.$A$30:.$AC$30];0);MATCH([.$S47];[Bigrams2Way.$A$30:.$AC$30];0))" office:value-type="float" office:value="0.000657130946483706" calcext:value-type="float">
            <text:p>0.001</text:p>
          </table:table-cell>
          <table:table-cell table:style-name="ce9" table:formula="of:=INDEX([Bigrams2Way.$A$1:.$AC$29];MATCH([.AA$38];[Bigrams2Way.$A$30:.$AC$30];0);MATCH([.$S47];[Bigrams2Way.$A$30:.$AC$30];0))" office:value-type="float" office:value="0.145757706188112" calcext:value-type="float">
            <text:p>0.146</text:p>
          </table:table-cell>
          <table:table-cell table:style-name="ce9" table:formula="of:=INDEX([Bigrams2Way.$A$1:.$AC$29];MATCH([.AB$38];[Bigrams2Way.$A$30:.$AC$30];0);MATCH([.$S47];[Bigrams2Way.$A$30:.$AC$30];0))" office:value-type="float" office:value="0.000932810881224303" calcext:value-type="float">
            <text:p>0.001</text:p>
          </table:table-cell>
          <table:table-cell table:style-name="ce9" table:formula="of:=INDEX([Bigrams2Way.$A$1:.$AC$29];MATCH([.AC$38];[Bigrams2Way.$A$30:.$AC$30];0);MATCH([.$S47];[Bigrams2Way.$A$30:.$AC$30];0))" office:value-type="float" office:value="0.328272546005242" calcext:value-type="float">
            <text:p>0.328</text:p>
          </table:table-cell>
          <table:table-cell table:style-name="ce9" table:formula="of:=INDEX([Bigrams2Way.$A$1:.$AC$29];MATCH([.AD$38];[Bigrams2Way.$A$30:.$AC$30];0);MATCH([.$S47];[Bigrams2Way.$A$30:.$AC$30];0))" office:value-type="float" office:value="0.00265407960844357" calcext:value-type="float">
            <text:p>0.003</text:p>
          </table:table-cell>
          <table:table-cell table:style-name="ce9" table:formula="of:=INDEX([Bigrams2Way.$A$1:.$AC$29];MATCH([.AE$38];[Bigrams2Way.$A$30:.$AC$30];0);MATCH([.$S47];[Bigrams2Way.$A$30:.$AC$30];0))" office:value-type="float" office:value="0.0054649658287407" calcext:value-type="float">
            <text:p>0.005</text:p>
          </table:table-cell>
          <table:table-cell table:style-name="ce9"/>
          <table:table-cell table:style-name="ce35" table:formula="of:=INDEX([Bigrams2Way.$A$1:.$AC$29];MATCH([.AG$38];[Bigrams2Way.$A$30:.$AC$30];0);MATCH([.$S47];[Bigrams2Way.$A$30:.$AC$30];0))" office:value-type="float" office:value="0.00273943448210925" calcext:value-type="float">
            <text:p>0.00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/>
          <table:table-cell table:style-name="ce9" table:formula="of:=INDEX([Bigrams2Way.$A$1:.$AC$29];MATCH([.B$38];[Bigrams2Way.$A$30:.$AC$30];0);MATCH([.$O48];[Bigrams2Way.$A$30:.$AC$30];0))" office:value-type="float" office:value="0.0000472594173841021" calcext:value-type="float">
            <text:p>0.000</text:p>
          </table:table-cell>
          <table:table-cell table:style-name="ce9" table:formula="of:=INDEX([Bigrams2Way.$A$1:.$AC$29];MATCH([.C$38];[Bigrams2Way.$A$30:.$AC$30];0);MATCH([.$O48];[Bigrams2Way.$A$30:.$AC$30];0))" office:value-type="float" office:value="0.0000506350900543951" calcext:value-type="float">
            <text:p>0.000</text:p>
          </table:table-cell>
          <table:table-cell table:style-name="ce9" table:formula="of:=INDEX([Bigrams2Way.$A$1:.$AC$29];MATCH([.D$38];[Bigrams2Way.$A$30:.$AC$30];0);MATCH([.$O48];[Bigrams2Way.$A$30:.$AC$30];0))" office:value-type="float" office:value="0.000198039463323857" calcext:value-type="float">
            <text:p>0.000</text:p>
          </table:table-cell>
          <table:table-cell table:style-name="ce9" table:formula="of:=INDEX([Bigrams2Way.$A$1:.$AC$29];MATCH([.E$38];[Bigrams2Way.$A$30:.$AC$30];0);MATCH([.$O48];[Bigrams2Way.$A$30:.$AC$30];0))" office:value-type="float" office:value="0.00036401003627993" calcext:value-type="float">
            <text:p>0.000</text:p>
          </table:table-cell>
          <table:table-cell table:style-name="ce9" table:formula="of:=INDEX([Bigrams2Way.$A$1:.$AC$29];MATCH([.F$38];[Bigrams2Way.$A$30:.$AC$30];0);MATCH([.$O48];[Bigrams2Way.$A$30:.$AC$30];0))" office:value-type="float" office:value="0.000204228196552727" calcext:value-type="float">
            <text:p>0.000</text:p>
          </table:table-cell>
          <table:table-cell table:style-name="ce9" table:formula="of:=INDEX([Bigrams2Way.$A$1:.$AC$29];MATCH([.G$38];[Bigrams2Way.$A$30:.$AC$30];0);MATCH([.$O48];[Bigrams2Way.$A$30:.$AC$30];0))" office:value-type="float" office:value="0.0000213792602451891" calcext:value-type="float">
            <text:p>0.000</text:p>
          </table:table-cell>
          <table:table-cell table:style-name="ce9" table:formula="of:=INDEX([Bigrams2Way.$A$1:.$AC$29];MATCH([.H$38];[Bigrams2Way.$A$30:.$AC$30];0);MATCH([.$O48];[Bigrams2Way.$A$30:.$AC$30];0))" office:value-type="float" office:value="0.0027550254539222" calcext:value-type="float">
            <text:p>0.003</text:p>
          </table:table-cell>
          <table:table-cell table:style-name="ce9" table:formula="of:=INDEX([Bigrams2Way.$A$1:.$AC$29];MATCH([.I$38];[Bigrams2Way.$A$30:.$AC$30];0);MATCH([.$O48];[Bigrams2Way.$A$30:.$AC$30];0))" office:value-type="float" office:value="0.000266115528841432" calcext:value-type="float">
            <text:p>0.000</text:p>
          </table:table-cell>
          <table:table-cell table:style-name="ce35" table:formula="of:=INDEX([Bigrams2Way.$A$1:.$AC$29];MATCH([.J$38];[Bigrams2Way.$A$30:.$AC$30];0);MATCH([.$O48];[Bigrams2Way.$A$30:.$AC$30];0))" office:value-type="float" office:value="0.00439954065646662" calcext:value-type="float">
            <text:p>0.004</text:p>
          </table:table-cell>
          <table:table-cell table:style-name="ce247" table:formula="of:=INDEX([Bigrams2Way.$A$1:.$AC$29];MATCH([.K$38];[Bigrams2Way.$A$30:.$AC$30];0);MATCH([.$O48];[Bigrams2Way.$A$30:.$AC$30];0))" office:value-type="float" office:value="0.028603388302187" calcext:value-type="float">
            <text:p>0.029</text:p>
          </table:table-cell>
          <table:table-cell table:style-name="ce288" table:formula="of:=INDEX([Bigrams2Way.$A$1:.$AC$29];MATCH([.L$38];[Bigrams2Way.$A$30:.$AC$30];0);MATCH([.$O48];[Bigrams2Way.$A$30:.$AC$30];0))" office:value-type="float" office:value="0.00131651234141428" calcext:value-type="float">
            <text:p>0.001</text:p>
          </table:table-cell>
          <table:table-cell table:style-name="ce288" table:formula="of:=INDEX([Bigrams2Way.$A$1:.$AC$29];MATCH([.M$38];[Bigrams2Way.$A$30:.$AC$30];0);MATCH([.$O48];[Bigrams2Way.$A$30:.$AC$30];0))" office:value-type="float" office:value="0.000691450285298352" calcext:value-type="float">
            <text:p>0.001</text:p>
          </table:table-cell>
          <table:table-cell table:style-name="ce288" table:formula="of:=INDEX([Bigrams2Way.$A$1:.$AC$29];MATCH([.N$38];[Bigrams2Way.$A$30:.$AC$30];0);MATCH([.$O48];[Bigrams2Way.$A$30:.$AC$30];0))" office:value-type="float" office:value="0.000204228196552727" calcext:value-type="float">
            <text:p>0.000</text:p>
          </table:table-cell>
          <table:table-cell table:style-name="ce361" office:value-type="string" calcext:value-type="string">
            <text:p>Z</text:p>
          </table:table-cell>
          <table:table-cell table:style-name="ce132" table:formula="of:=VLOOKUP([.O48];[.$AB$3:.$AC$35];2;FALSE())" office:value-type="float" office:value="0.035" calcext:value-type="float">
            <text:p>0.04</text:p>
          </table:table-cell>
          <table:table-cell table:style-name="ce145"/>
          <table:table-cell table:style-name="ce152" table:formula="of:=VLOOKUP([.S48];[.$AB$3:.$AC$35];2;FALSE())" office:value-type="float" office:value="0.77" calcext:value-type="float">
            <text:p>0.77</text:p>
          </table:table-cell>
          <table:table-cell table:style-name="ce394" office:value-type="string" calcext:value-type="string">
            <text:p>B</text:p>
          </table:table-cell>
          <table:table-cell table:style-name="ce9" table:formula="of:=INDEX([Bigrams2Way.$A$1:.$AC$29];MATCH([.T$38];[Bigrams2Way.$A$30:.$AC$30];0);MATCH([.$S48];[Bigrams2Way.$A$30:.$AC$30];0))" office:value-type="float" office:value="0.0130634990584574" calcext:value-type="float">
            <text:p>0.013</text:p>
          </table:table-cell>
          <table:table-cell table:style-name="ce9" table:formula="of:=INDEX([Bigrams2Way.$A$1:.$AC$29];MATCH([.U$38];[Bigrams2Way.$A$30:.$AC$30];0);MATCH([.$S48];[Bigrams2Way.$A$30:.$AC$30];0))" office:value-type="float" office:value="0.00163816430200046" calcext:value-type="float">
            <text:p>0.002</text:p>
          </table:table-cell>
          <table:table-cell table:style-name="ce9" table:formula="of:=INDEX([Bigrams2Way.$A$1:.$AC$29];MATCH([.V$38];[Bigrams2Way.$A$30:.$AC$30];0);MATCH([.$S48];[Bigrams2Way.$A$30:.$AC$30];0))" office:value-type="float" office:value="0.138134113584814" calcext:value-type="float">
            <text:p>0.138</text:p>
          </table:table-cell>
          <table:table-cell table:style-name="ce35" table:formula="of:=INDEX([Bigrams2Way.$A$1:.$AC$29];MATCH([.W$38];[Bigrams2Way.$A$30:.$AC$30];0);MATCH([.$S48];[Bigrams2Way.$A$30:.$AC$30];0))" office:value-type="float" office:value="0.0144958333847186" calcext:value-type="float">
            <text:p>0.014</text:p>
          </table:table-cell>
          <table:table-cell table:style-name="ce9" table:formula="of:=INDEX([Bigrams2Way.$A$1:.$AC$29];MATCH([.X$38];[Bigrams2Way.$A$30:.$AC$30];0);MATCH([.$S48];[Bigrams2Way.$A$30:.$AC$30];0))" office:value-type="float" office:value="0.00163816430200046" calcext:value-type="float">
            <text:p>0.002</text:p>
          </table:table-cell>
          <table:table-cell table:style-name="ce9" table:formula="of:=INDEX([Bigrams2Way.$A$1:.$AC$29];MATCH([.Y$38];[Bigrams2Way.$A$30:.$AC$30];0);MATCH([.$S48];[Bigrams2Way.$A$30:.$AC$30];0))" office:value-type="float" office:value="0.0550438275285116" calcext:value-type="float">
            <text:p>0.055</text:p>
          </table:table-cell>
          <table:table-cell table:style-name="ce9" table:formula="of:=INDEX([Bigrams2Way.$A$1:.$AC$29];MATCH([.Z$38];[Bigrams2Way.$A$30:.$AC$30];0);MATCH([.$S48];[Bigrams2Way.$A$30:.$AC$30];0))" office:value-type="float" office:value="0.00245627842260127" calcext:value-type="float">
            <text:p>0.002</text:p>
          </table:table-cell>
          <table:table-cell table:style-name="ce9" table:formula="of:=INDEX([Bigrams2Way.$A$1:.$AC$29];MATCH([.AA$38];[Bigrams2Way.$A$30:.$AC$30];0);MATCH([.$S48];[Bigrams2Way.$A$30:.$AC$30];0))" office:value-type="float" office:value="0.092384247644028" calcext:value-type="float">
            <text:p>0.092</text:p>
          </table:table-cell>
          <table:table-cell table:style-name="ce9" table:formula="of:=INDEX([Bigrams2Way.$A$1:.$AC$29];MATCH([.AB$38];[Bigrams2Way.$A$30:.$AC$30];0);MATCH([.$S48];[Bigrams2Way.$A$30:.$AC$30];0))" office:value-type="float" office:value="0.0130634990584574" calcext:value-type="float">
            <text:p>0.013</text:p>
          </table:table-cell>
          <table:table-cell table:style-name="ce9" table:formula="of:=INDEX([Bigrams2Way.$A$1:.$AC$29];MATCH([.AC$38];[Bigrams2Way.$A$30:.$AC$30];0);MATCH([.$S48];[Bigrams2Way.$A$30:.$AC$30];0))" office:value-type="float" office:value="0.00404155718610048" calcext:value-type="float">
            <text:p>0.004</text:p>
          </table:table-cell>
          <table:table-cell table:style-name="ce9" table:formula="of:=INDEX([Bigrams2Way.$A$1:.$AC$29];MATCH([.AD$38];[Bigrams2Way.$A$30:.$AC$30];0);MATCH([.$S48];[Bigrams2Way.$A$30:.$AC$30];0))" office:value-type="float" office:value="0.00181353711354062" calcext:value-type="float">
            <text:p>0.002</text:p>
          </table:table-cell>
          <table:table-cell table:style-name="ce9" table:formula="of:=INDEX([Bigrams2Way.$A$1:.$AC$29];MATCH([.AE$38];[Bigrams2Way.$A$30:.$AC$30];0);MATCH([.$S48];[Bigrams2Way.$A$30:.$AC$30];0))" office:value-type="float" office:value="0.00469587507202561" calcext:value-type="float">
            <text:p>0.005</text:p>
          </table:table-cell>
          <table:table-cell table:style-name="ce9" table:formula="of:=INDEX([Bigrams2Way.$A$1:.$AC$29];MATCH([.AF$38];[Bigrams2Way.$A$30:.$AC$30];0);MATCH([.$S48];[Bigrams2Way.$A$30:.$AC$30];0))" office:value-type="float" office:value="0.00273943448210925" calcext:value-type="float">
            <text:p>0.003</text:p>
          </table:table-cell>
          <table:table-cell table:style-name="ce35"/>
          <table:table-cell table:style-name="Default"/>
          <table:table-cell table:number-columns-repeated="990"/>
        </table:table-row>
        <table:table-row table:style-name="ro1">
          <table:table-cell table:style-name="ce6"/>
          <table:table-cell table:style-name="ce10" table:formula="of:=INDEX([Bigrams2Way.$A$1:.$AC$29];MATCH([.B$38];[Bigrams2Way.$A$30:.$AC$30];0);MATCH([.$O49];[Bigrams2Way.$A$30:.$AC$30];0))" office:value-type="float" office:value="0.0000472594173841021" calcext:value-type="float">
            <text:p>0.000</text:p>
          </table:table-cell>
          <table:table-cell table:style-name="ce10" table:formula="of:=INDEX([Bigrams2Way.$A$1:.$AC$29];MATCH([.C$38];[Bigrams2Way.$A$30:.$AC$30];0);MATCH([.$O49];[Bigrams2Way.$A$30:.$AC$30];0))" office:value-type="float" office:value="0.0000506350900543951" calcext:value-type="float">
            <text:p>0.000</text:p>
          </table:table-cell>
          <table:table-cell table:style-name="ce10" table:formula="of:=INDEX([Bigrams2Way.$A$1:.$AC$29];MATCH([.D$38];[Bigrams2Way.$A$30:.$AC$30];0);MATCH([.$O49];[Bigrams2Way.$A$30:.$AC$30];0))" office:value-type="float" office:value="0.000198039463323857" calcext:value-type="float">
            <text:p>0.000</text:p>
          </table:table-cell>
          <table:table-cell table:style-name="ce10" table:formula="of:=INDEX([Bigrams2Way.$A$1:.$AC$29];MATCH([.E$38];[Bigrams2Way.$A$30:.$AC$30];0);MATCH([.$O49];[Bigrams2Way.$A$30:.$AC$30];0))" office:value-type="float" office:value="0.00036401003627993" calcext:value-type="float">
            <text:p>0.000</text:p>
          </table:table-cell>
          <table:table-cell table:style-name="ce10" table:formula="of:=INDEX([Bigrams2Way.$A$1:.$AC$29];MATCH([.F$38];[Bigrams2Way.$A$30:.$AC$30];0);MATCH([.$O49];[Bigrams2Way.$A$30:.$AC$30];0))" office:value-type="float" office:value="0.000204228196552727" calcext:value-type="float">
            <text:p>0.000</text:p>
          </table:table-cell>
          <table:table-cell table:style-name="ce10" table:formula="of:=INDEX([Bigrams2Way.$A$1:.$AC$29];MATCH([.G$38];[Bigrams2Way.$A$30:.$AC$30];0);MATCH([.$O49];[Bigrams2Way.$A$30:.$AC$30];0))" office:value-type="float" office:value="0.0000213792602451891" calcext:value-type="float">
            <text:p>0.000</text:p>
          </table:table-cell>
          <table:table-cell table:style-name="ce10" table:formula="of:=INDEX([Bigrams2Way.$A$1:.$AC$29];MATCH([.H$38];[Bigrams2Way.$A$30:.$AC$30];0);MATCH([.$O49];[Bigrams2Way.$A$30:.$AC$30];0))" office:value-type="float" office:value="0.0027550254539222" calcext:value-type="float">
            <text:p>0.003</text:p>
          </table:table-cell>
          <table:table-cell table:style-name="ce10" table:formula="of:=INDEX([Bigrams2Way.$A$1:.$AC$29];MATCH([.I$38];[Bigrams2Way.$A$30:.$AC$30];0);MATCH([.$O49];[Bigrams2Way.$A$30:.$AC$30];0))" office:value-type="float" office:value="0.000266115528841432" calcext:value-type="float">
            <text:p>0.000</text:p>
          </table:table-cell>
          <table:table-cell table:style-name="ce37" table:formula="of:=INDEX([Bigrams2Way.$A$1:.$AC$29];MATCH([.J$38];[Bigrams2Way.$A$30:.$AC$30];0);MATCH([.$O49];[Bigrams2Way.$A$30:.$AC$30];0))" office:value-type="float" office:value="0.00439954065646662" calcext:value-type="float">
            <text:p>0.004</text:p>
          </table:table-cell>
          <table:table-cell table:style-name="ce277" table:formula="of:=INDEX([Bigrams2Way.$A$1:.$AC$29];MATCH([.K$38];[Bigrams2Way.$A$30:.$AC$30];0);MATCH([.$O49];[Bigrams2Way.$A$30:.$AC$30];0))" office:value-type="float" office:value="0.028603388302187" calcext:value-type="float">
            <text:p>0.029</text:p>
          </table:table-cell>
          <table:table-cell table:style-name="ce289" table:formula="of:=INDEX([Bigrams2Way.$A$1:.$AC$29];MATCH([.L$38];[Bigrams2Way.$A$30:.$AC$30];0);MATCH([.$O49];[Bigrams2Way.$A$30:.$AC$30];0))" office:value-type="float" office:value="0.00131651234141428" calcext:value-type="float">
            <text:p>0.001</text:p>
          </table:table-cell>
          <table:table-cell table:style-name="ce289" table:formula="of:=INDEX([Bigrams2Way.$A$1:.$AC$29];MATCH([.M$38];[Bigrams2Way.$A$30:.$AC$30];0);MATCH([.$O49];[Bigrams2Way.$A$30:.$AC$30];0))" office:value-type="float" office:value="0.000691450285298352" calcext:value-type="float">
            <text:p>0.001</text:p>
          </table:table-cell>
          <table:table-cell table:style-name="ce289" table:formula="of:=INDEX([Bigrams2Way.$A$1:.$AC$29];MATCH([.N$38];[Bigrams2Way.$A$30:.$AC$30];0);MATCH([.$O49];[Bigrams2Way.$A$30:.$AC$30];0))" office:value-type="float" office:value="0.000204228196552727" calcext:value-type="float">
            <text:p>0.000</text:p>
          </table:table-cell>
          <table:table-cell table:style-name="ce362" office:value-type="string" calcext:value-type="string">
            <text:p>z</text:p>
          </table:table-cell>
          <table:table-cell table:style-name="ce133" table:formula="of:=VLOOKUP([.O49];[.$AB$3:.$AC$35];2;FALSE())" office:value-type="float" office:value="0.035" calcext:value-type="float">
            <text:p>0.04</text:p>
          </table:table-cell>
          <table:table-cell table:style-name="ce146"/>
          <table:table-cell table:style-name="ce154" table:formula="of:=VLOOKUP([.S49];[.$AB$3:.$AC$35];2;FALSE())" office:value-type="float" office:value="0.035" calcext:value-type="float">
            <text:p>0.04</text:p>
          </table:table-cell>
          <table:table-cell table:style-name="ce395" office:value-type="string" calcext:value-type="string">
            <text:p>z</text:p>
          </table:table-cell>
          <table:table-cell table:style-name="ce10" table:formula="of:=INDEX([Bigrams2Way.$A$1:.$AC$29];MATCH([.T$38];[Bigrams2Way.$A$30:.$AC$30];0);MATCH([.$S49];[Bigrams2Way.$A$30:.$AC$30];0))" office:value-type="float" office:value="0.000475969846511315" calcext:value-type="float">
            <text:p>0.000</text:p>
          </table:table-cell>
          <table:table-cell table:style-name="ce10" table:formula="of:=INDEX([Bigrams2Way.$A$1:.$AC$29];MATCH([.U$38];[Bigrams2Way.$A$30:.$AC$30];0);MATCH([.$S49];[Bigrams2Way.$A$30:.$AC$30];0))" office:value-type="float" office:value="0.000565425172274079" calcext:value-type="float">
            <text:p>0.001</text:p>
          </table:table-cell>
          <table:table-cell table:style-name="ce10" table:formula="of:=INDEX([Bigrams2Way.$A$1:.$AC$29];MATCH([.V$38];[Bigrams2Way.$A$30:.$AC$30];0);MATCH([.$S49];[Bigrams2Way.$A$30:.$AC$30];0))" office:value-type="float" office:value="0.0015127018010879" calcext:value-type="float">
            <text:p>0.002</text:p>
          </table:table-cell>
          <table:table-cell table:style-name="ce37" table:formula="of:=INDEX([Bigrams2Way.$A$1:.$AC$29];MATCH([.W$38];[Bigrams2Way.$A$30:.$AC$30];0);MATCH([.$S49];[Bigrams2Way.$A$30:.$AC$30];0))" office:value-type="float" office:value="0.00472135478436788" calcext:value-type="float">
            <text:p>0.005</text:p>
          </table:table-cell>
          <table:table-cell table:style-name="ce10" table:formula="of:=INDEX([Bigrams2Way.$A$1:.$AC$29];MATCH([.X$38];[Bigrams2Way.$A$30:.$AC$30];0);MATCH([.$S49];[Bigrams2Way.$A$30:.$AC$30];0))" office:value-type="float" office:value="0.000565425172274079" calcext:value-type="float">
            <text:p>0.001</text:p>
          </table:table-cell>
          <table:table-cell table:style-name="ce10" table:formula="of:=INDEX([Bigrams2Way.$A$1:.$AC$29];MATCH([.Y$38];[Bigrams2Way.$A$30:.$AC$30];0);MATCH([.$S49];[Bigrams2Way.$A$30:.$AC$30];0))" office:value-type="float" office:value="0.000567113008609226" calcext:value-type="float">
            <text:p>0.001</text:p>
          </table:table-cell>
          <table:table-cell table:style-name="ce10" table:formula="of:=INDEX([Bigrams2Way.$A$1:.$AC$29];MATCH([.Z$38];[Bigrams2Way.$A$30:.$AC$30];0);MATCH([.$S49];[Bigrams2Way.$A$30:.$AC$30];0))" office:value-type="float" office:value="0.000282993892192897" calcext:value-type="float">
            <text:p>0.000</text:p>
          </table:table-cell>
          <table:table-cell table:style-name="ce10" table:formula="of:=INDEX([Bigrams2Way.$A$1:.$AC$29];MATCH([.AA$38];[Bigrams2Way.$A$30:.$AC$30];0);MATCH([.$S49];[Bigrams2Way.$A$30:.$AC$30];0))" office:value-type="float" office:value="0.00163647646566531" calcext:value-type="float">
            <text:p>0.002</text:p>
          </table:table-cell>
          <table:table-cell table:style-name="ce10" table:formula="of:=INDEX([Bigrams2Way.$A$1:.$AC$29];MATCH([.AB$38];[Bigrams2Way.$A$30:.$AC$30];0);MATCH([.$S49];[Bigrams2Way.$A$30:.$AC$30];0))" office:value-type="float" office:value="0.000475969846511315" calcext:value-type="float">
            <text:p>0.000</text:p>
          </table:table-cell>
          <table:table-cell table:style-name="ce10" table:formula="of:=INDEX([Bigrams2Way.$A$1:.$AC$29];MATCH([.AC$38];[Bigrams2Way.$A$30:.$AC$30];0);MATCH([.$S49];[Bigrams2Way.$A$30:.$AC$30];0))" office:value-type="float" office:value="0.00145137708091092" calcext:value-type="float">
            <text:p>0.001</text:p>
          </table:table-cell>
          <table:table-cell table:style-name="ce10" table:formula="of:=INDEX([Bigrams2Way.$A$1:.$AC$29];MATCH([.AD$38];[Bigrams2Way.$A$30:.$AC$30];0);MATCH([.$S49];[Bigrams2Way.$A$30:.$AC$30];0))" office:value-type="float" office:value="0.00047653245862303" calcext:value-type="float">
            <text:p>0.000</text:p>
          </table:table-cell>
          <table:table-cell table:style-name="ce10" table:formula="of:=INDEX([Bigrams2Way.$A$1:.$AC$29];MATCH([.AE$38];[Bigrams2Way.$A$30:.$AC$30];0);MATCH([.$S49];[Bigrams2Way.$A$30:.$AC$30];0))" office:value-type="float" office:value="0.000691450285298352" calcext:value-type="float">
            <text:p>0.001</text:p>
          </table:table-cell>
          <table:table-cell table:style-name="ce10" table:formula="of:=INDEX([Bigrams2Way.$A$1:.$AC$29];MATCH([.AF$38];[Bigrams2Way.$A$30:.$AC$30];0);MATCH([.$S49];[Bigrams2Way.$A$30:.$AC$30];0))" office:value-type="float" office:value="0.000918583411116333" calcext:value-type="float">
            <text:p>0.001</text:p>
          </table:table-cell>
          <table:table-cell table:style-name="ce37" table:formula="of:=INDEX([Bigrams2Way.$A$1:.$AC$29];MATCH([.AG$38];[Bigrams2Way.$A$30:.$AC$30];0);MATCH([.$S49];[Bigrams2Way.$A$30:.$AC$30];0))" office:value-type="float" office:value="0.000624499444004208" calcext:value-type="float">
            <text:p>0.001</text:p>
          </table:table-cell>
          <table:table-cell table:style-name="Default"/>
          <table:table-cell table:number-columns-repeated="990"/>
        </table:table-row>
        <table:table-row table:style-name="ro1">
          <table:table-cell table:number-columns-repeated="25"/>
          <table:table-cell table:style-name="ce143"/>
          <table:table-cell table:number-columns-repeated="3"/>
          <table:table-cell table:style-name="ce143" table:number-columns-repeated="2"/>
          <table:table-cell table:style-name="ce170"/>
          <table:table-cell table:style-name="ce172"/>
          <table:table-cell table:style-name="ce174"/>
          <table:table-cell table:number-columns-repeated="990"/>
        </table:table-row>
        <table:table-row table:style-name="ro1">
          <table:table-cell table:style-name="ce53"/>
          <table:table-cell table:style-name="ce57" table:number-columns-repeated="3"/>
          <table:table-cell table:style-name="ce61" table:number-columns-repeated="4"/>
          <table:table-cell table:style-name="ce63"/>
          <table:table-cell table:style-name="ce80"/>
          <table:table-cell table:style-name="ce100"/>
          <table:table-cell table:style-name="ce107" table:number-columns-repeated="5"/>
          <table:table-cell table:style-name="ce141" office:value-type="string" calcext:value-type="string">
            <text:p>Maximum bigrams - both Finnish and English combined (as text, not formula)</text:p>
          </table:table-cell>
          <table:table-cell table:style-name="ce107" table:number-columns-repeated="5"/>
          <table:table-cell table:style-name="ce164"/>
          <table:table-cell table:style-name="ce53"/>
          <table:table-cell table:style-name="ce57" table:number-columns-repeated="3"/>
          <table:table-cell table:style-name="ce61" table:number-columns-repeated="4"/>
          <table:table-cell table:style-name="ce63"/>
          <table:table-cell table:style-name="ce80"/>
          <table:table-cell table:style-name="ce174"/>
          <table:table-cell table:number-columns-repeated="990"/>
        </table:table-row>
        <table:table-row table:style-name="ro1">
          <table:table-cell table:style-name="ce54" office:value-type="string" calcext:value-type="string">
            <text:p>Z</text:p>
          </table:table-cell>
          <table:table-cell table:style-name="ce58" office:value-type="string" calcext:value-type="string">
            <text:p>Q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W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Ö</text:p>
          </table:table-cell>
          <table:table-cell table:style-name="ce58" office:value-type="string" calcext:value-type="string">
            <text:p>Y</text:p>
          </table:table-cell>
          <table:table-cell table:style-name="ce58" office:value-type="string" calcext:value-type="string">
            <text:p>Ä</text:p>
          </table:table-cell>
          <table:table-cell table:style-name="ce81" office:value-type="string" calcext:value-type="string">
            <text:p>U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A</text:p>
          </table:table-cell>
          <table:table-cell table:style-name="ce123" office:value-type="string" calcext:value-type="string">
            <text:p>/</text:p>
          </table:table-cell>
          <table:table-cell table:style-name="ce130" table:number-columns-repeated="3"/>
          <table:table-cell table:style-name="ce123" office:value-type="string" calcext:value-type="string">
            <text:p>\</text:p>
          </table:table-cell>
          <table:table-cell table:style-name="ce58" office:value-type="string" calcext:value-type="string">
            <text:p>L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N</text:p>
          </table:table-cell>
          <table:table-cell table:style-name="ce81" office:value-type="string" calcext:value-type="string">
            <text:p>T</text:p>
          </table:table-cell>
          <table:table-cell table:style-name="ce54" office:value-type="string" calcext:value-type="string">
            <text:p>K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J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D</text:p>
          </table:table-cell>
          <table:table-cell table:style-name="ce58" office:value-type="string" calcext:value-type="string">
            <text:p>C</text:p>
          </table:table-cell>
          <table:table-cell table:style-name="ce81" office:value-type="string" calcext:value-type="string">
            <text:p>B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479908131293323" calcext:value-type="float">
            <text:p>0.005</text:p>
          </table:table-cell>
          <table:table-cell table:style-name="ce9" office:value-type="float" office:value="0.148" calcext:value-type="float">
            <text:p>0.148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016259490028578" calcext:value-type="float">
            <text:p>0.002</text:p>
          </table:table-cell>
          <table:table-cell table:style-name="ce9" office:value-type="float" office:value="0.214" calcext:value-type="float">
            <text:p>0.214</text:p>
          </table:table-cell>
          <table:table-cell table:style-name="ce9" office:value-type="float" office:value="0.115" calcext:value-type="float">
            <text:p>0.115</text:p>
          </table:table-cell>
          <table:table-cell table:style-name="ce9" office:value-type="float" office:value="0.000472594173841021" calcext:value-type="float">
            <text:p>0.000</text:p>
          </table:table-cell>
          <table:table-cell table:style-name="ce9" office:value-type="float" office:value="0.00931235567311499" calcext:value-type="float">
            <text:p>0.009</text:p>
          </table:table-cell>
          <table:table-cell table:style-name="ce9" office:value-type="float" office:value="0.0127127832763235" calcext:value-type="float">
            <text:p>0.013</text:p>
          </table:table-cell>
          <table:table-cell table:style-name="ce9"/>
          <table:table-cell table:style-name="ce5" office:value-type="float" office:value="0.301393558694441" calcext:value-type="float">
            <text:p>0.301</text:p>
          </table:table-cell>
          <table:table-cell table:style-name="ce9" office:value-type="float" office:value="0.881" calcext:value-type="float">
            <text:p>0.881</text:p>
          </table:table-cell>
          <table:table-cell table:style-name="ce9" office:value-type="float" office:value="0.263499382521955" calcext:value-type="float">
            <text:p>0.263</text:p>
          </table:table-cell>
          <table:table-cell table:style-name="ce9" office:value-type="float" office:value="0.449450562013492" calcext:value-type="float">
            <text:p>0.449</text:p>
          </table:table-cell>
          <table:table-cell table:style-name="ce127" office:value-type="string" calcext:value-type="string">
            <text:p>U</text:p>
          </table:table-cell>
          <table:table-cell table:style-name="ce134"/>
          <table:table-cell table:style-name="ce147"/>
          <table:table-cell table:style-name="ce151"/>
          <table:table-cell table:style-name="ce159" office:value-type="string" calcext:value-type="string">
            <text:p>K</text:p>
          </table:table-cell>
          <table:table-cell table:style-name="ce9" office:value-type="float" office:value="0.212668503452683" calcext:value-type="float">
            <text:p>0.213</text:p>
          </table:table-cell>
          <table:table-cell table:style-name="ce9" office:value-type="float" office:value="0.887121151631885" calcext:value-type="float">
            <text:p>0.887</text:p>
          </table:table-cell>
          <table:table-cell table:style-name="ce9" office:value-type="float" office:value="0.809614581897735" calcext:value-type="float">
            <text:p>0.810</text:p>
          </table:table-cell>
          <table:table-cell table:style-name="ce35" office:value-type="float" office:value="0.244887048642183" calcext:value-type="float">
            <text:p>0.245</text:p>
          </table:table-cell>
          <table:table-cell table:style-name="ce9"/>
          <table:table-cell table:style-name="ce9" office:value-type="float" office:value="0.0242317036515867" calcext:value-type="float">
            <text:p>0.024</text:p>
          </table:table-cell>
          <table:table-cell table:style-name="ce9" office:value-type="float" office:value="0.00732520969453583" calcext:value-type="float">
            <text:p>0.007</text:p>
          </table:table-cell>
          <table:table-cell table:style-name="ce9" office:value-type="float" office:value="0.252277521341678" calcext:value-type="float">
            <text:p>0.252</text:p>
          </table:table-cell>
          <table:table-cell table:style-name="ce9" office:value-type="float" office:value="0.00457178601980017" calcext:value-type="float">
            <text:p>0.005</text:p>
          </table:table-cell>
          <table:table-cell table:style-name="ce9" office:value-type="float" office:value="0.0356392268287302" calcext:value-type="float">
            <text:p>0.036</text:p>
          </table:table-cell>
          <table:table-cell table:style-name="ce9" office:value-type="float" office:value="0.00610321618788977" calcext:value-type="float">
            <text:p>0.006</text:p>
          </table:table-cell>
          <table:table-cell table:style-name="ce9" office:value-type="float" office:value="0.00409356572484199" calcext:value-type="float">
            <text:p>0.004</text:p>
          </table:table-cell>
          <table:table-cell table:style-name="ce9" office:value-type="float" office:value="0.118" calcext:value-type="float">
            <text:p>0.118</text:p>
          </table:table-cell>
          <table:table-cell table:style-name="ce35" office:value-type="float" office:value="0.0022763286040009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532231057682864" calcext:value-type="float">
            <text:p>0.001</text:p>
          </table:table-cell>
          <table:table-cell table:style-name="ce9" office:value-type="float" office:value="0.000271179037846872" calcext:value-type="float">
            <text:p>0.000</text:p>
          </table:table-cell>
          <table:table-cell table:style-name="ce9" office:value-type="float" office:value="0.000660506619153999" calcext:value-type="float">
            <text:p>0.001</text:p>
          </table:table-cell>
          <table:table-cell table:style-name="ce9" office:value-type="float" office:value="0.00231233577915071" calcext:value-type="float">
            <text:p>0.002</text:p>
          </table:table-cell>
          <table:table-cell table:style-name="ce9" office:value-type="float" office:value="0.00539995104824539" calcext:value-type="float">
            <text:p>0.005</text:p>
          </table:table-cell>
          <table:table-cell table:style-name="ce9" office:value-type="float" office:value="0.00592205508791737" calcext:value-type="float">
            <text:p>0.006</text:p>
          </table:table-cell>
          <table:table-cell table:style-name="ce9" office:value-type="float" office:value="0.0090738081377476" calcext:value-type="float">
            <text:p>0.009</text:p>
          </table:table-cell>
          <table:table-cell table:style-name="ce9" office:value-type="float" office:value="0.180814530911575" calcext:value-type="float">
            <text:p>0.181</text:p>
          </table:table-cell>
          <table:table-cell table:style-name="ce9"/>
          <table:table-cell table:style-name="ce9" office:value-type="float" office:value="0.0127127832763235" calcext:value-type="float">
            <text:p>0.013</text:p>
          </table:table-cell>
          <table:table-cell table:style-name="ce5" office:value-type="float" office:value="0.315893198037573" calcext:value-type="float">
            <text:p>0.316</text:p>
          </table:table-cell>
          <table:table-cell table:style-name="ce9" office:value-type="float" office:value="0.109280651355395" calcext:value-type="float">
            <text:p>0.109</text:p>
          </table:table-cell>
          <table:table-cell table:style-name="ce9" office:value-type="float" office:value="0.107794230156243" calcext:value-type="float">
            <text:p>0.108</text:p>
          </table:table-cell>
          <table:table-cell table:style-name="ce9" office:value-type="float" office:value="0.0643898309616157" calcext:value-type="float">
            <text:p>0.064</text:p>
          </table:table-cell>
          <table:table-cell table:style-name="ce127" office:value-type="string" calcext:value-type="string">
            <text:p>Ä</text:p>
          </table:table-cell>
          <table:table-cell table:style-name="ce134"/>
          <table:table-cell table:style-name="ce147"/>
          <table:table-cell table:style-name="ce151"/>
          <table:table-cell table:style-name="ce159" office:value-type="string" calcext:value-type="string">
            <text:p>M</text:p>
          </table:table-cell>
          <table:table-cell table:style-name="ce9" office:value-type="float" office:value="0.218613063025069" calcext:value-type="float">
            <text:p>0.219</text:p>
          </table:table-cell>
          <table:table-cell table:style-name="ce9" office:value-type="float" office:value="0.158" calcext:value-type="float">
            <text:p>0.158</text:p>
          </table:table-cell>
          <table:table-cell table:style-name="ce9" office:value-type="float" office:value="0.362825175172656" calcext:value-type="float">
            <text:p>0.363</text:p>
          </table:table-cell>
          <table:table-cell table:style-name="ce35" office:value-type="float" office:value="0.0750186989761449" calcext:value-type="float">
            <text:p>0.075</text:p>
          </table:table-cell>
          <table:table-cell table:style-name="ce9" office:value-type="float" office:value="0.0242317036515867" calcext:value-type="float">
            <text:p>0.024</text:p>
          </table:table-cell>
          <table:table-cell table:style-name="ce9"/>
          <table:table-cell table:style-name="ce9" office:value-type="float" office:value="0.004231968304324" calcext:value-type="float">
            <text:p>0.004</text:p>
          </table:table-cell>
          <table:table-cell table:style-name="ce9" office:value-type="float" office:value="0.178" calcext:value-type="float">
            <text:p>0.178</text:p>
          </table:table-cell>
          <table:table-cell table:style-name="ce9" office:value-type="float" office:value="0.00697076406415507" calcext:value-type="float">
            <text:p>0.007</text:p>
          </table:table-cell>
          <table:table-cell table:style-name="ce9" office:value-type="float" office:value="0.0551427382934597" calcext:value-type="float">
            <text:p>0.055</text:p>
          </table:table-cell>
          <table:table-cell table:style-name="ce9" office:value-type="float" office:value="0.255" calcext:value-type="float">
            <text:p>0.255</text:p>
          </table:table-cell>
          <table:table-cell table:style-name="ce9" office:value-type="float" office:value="0.019" calcext:value-type="float">
            <text:p>0.019</text:p>
          </table:table-cell>
          <table:table-cell table:style-name="ce9" office:value-type="float" office:value="0.00928647551597607" calcext:value-type="float">
            <text:p>0.009</text:p>
          </table:table-cell>
          <table:table-cell table:style-name="ce35" office:value-type="float" office:value="0.093" calcext:value-type="float">
            <text:p>0.09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4" calcext:value-type="float">
            <text:p>0.004</text:p>
          </table:table-cell>
          <table:table-cell table:style-name="ce9" office:value-type="float" office:value="0.0000911431620979112" calcext:value-type="float">
            <text:p>0.000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557548602710062" calcext:value-type="float">
            <text:p>0.006</text:p>
          </table:table-cell>
          <table:table-cell table:style-name="ce9" office:value-type="float" office:value="0.029" calcext:value-type="float">
            <text:p>0.029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212154275982575" calcext:value-type="float">
            <text:p>0.212</text:p>
          </table:table-cell>
          <table:table-cell table:style-name="ce9"/>
          <table:table-cell table:style-name="ce9" office:value-type="float" office:value="0.180814530911575" calcext:value-type="float">
            <text:p>0.181</text:p>
          </table:table-cell>
          <table:table-cell table:style-name="ce9" office:value-type="float" office:value="0.00931235567311499" calcext:value-type="float">
            <text:p>0.009</text:p>
          </table:table-cell>
          <table:table-cell table:style-name="ce5" office:value-type="float" office:value="0.128273311022687" calcext:value-type="float">
            <text:p>0.128</text:p>
          </table:table-cell>
          <table:table-cell table:style-name="ce9" office:value-type="float" office:value="0.186" calcext:value-type="float">
            <text:p>0.186</text:p>
          </table:table-cell>
          <table:table-cell table:style-name="ce9" office:value-type="float" office:value="0.237" calcext:value-type="float">
            <text:p>0.237</text:p>
          </table:table-cell>
          <table:table-cell table:style-name="ce9" office:value-type="float" office:value="0.233" calcext:value-type="float">
            <text:p>0.233</text:p>
          </table:table-cell>
          <table:table-cell table:style-name="ce127" office:value-type="string" calcext:value-type="string">
            <text:p>Y</text:p>
          </table:table-cell>
          <table:table-cell table:style-name="ce134"/>
          <table:table-cell table:style-name="ce147"/>
          <table:table-cell table:style-name="ce151"/>
          <table:table-cell table:style-name="ce160" office:value-type="string" calcext:value-type="string">
            <text:p>V</text:p>
          </table:table-cell>
          <table:table-cell table:style-name="ce9" office:value-type="float" office:value="0.0516264125952379" calcext:value-type="float">
            <text:p>0.052</text:p>
          </table:table-cell>
          <table:table-cell table:style-name="ce9" office:value-type="float" office:value="0.088406616786527" calcext:value-type="float">
            <text:p>0.088</text:p>
          </table:table-cell>
          <table:table-cell table:style-name="ce9" office:value-type="float" office:value="0.338168136764613" calcext:value-type="float">
            <text:p>0.338</text:p>
          </table:table-cell>
          <table:table-cell table:style-name="ce35" office:value-type="float" office:value="0.0620212339712935" calcext:value-type="float">
            <text:p>0.062</text:p>
          </table:table-cell>
          <table:table-cell table:style-name="ce9" office:value-type="float" office:value="0.00732520969453583" calcext:value-type="float">
            <text:p>0.007</text:p>
          </table:table-cell>
          <table:table-cell table:style-name="ce9" office:value-type="float" office:value="0.004231968304324" calcext:value-type="float">
            <text:p>0.004</text:p>
          </table:table-cell>
          <table:table-cell table:style-name="ce9"/>
          <table:table-cell table:style-name="ce9" office:value-type="float" office:value="0.0844975878343277" calcext:value-type="float">
            <text:p>0.084</text:p>
          </table:table-cell>
          <table:table-cell table:style-name="ce9" office:value-type="float" office:value="0.00194101178541848" calcext:value-type="float">
            <text:p>0.002</text:p>
          </table:table-cell>
          <table:table-cell table:style-name="ce9" office:value-type="float" office:value="0.0125957599570867" calcext:value-type="float">
            <text:p>0.013</text:p>
          </table:table-cell>
          <table:table-cell table:style-name="ce9" office:value-type="float" office:value="0.00235396907541766" calcext:value-type="float">
            <text:p>0.002</text:p>
          </table:table-cell>
          <table:table-cell table:style-name="ce9" office:value-type="float" office:value="0.019" calcext:value-type="float">
            <text:p>0.019</text:p>
          </table:table-cell>
          <table:table-cell table:style-name="ce9" office:value-type="float" office:value="0.00131426189296741" calcext:value-type="float">
            <text:p>0.001</text:p>
          </table:table-cell>
          <table:table-cell table:style-name="ce35" office:value-type="float" office:value="0.004" calcext:value-type="float">
            <text:p>0.004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0427585204903782" calcext:value-type="float">
            <text:p>0.000</text:p>
          </table:table-cell>
          <table:table-cell table:style-name="ce9" office:value-type="float" office:value="0.00000225044844686201" calcext:value-type="float">
            <text:p>0.000</text:p>
          </table:table-cell>
          <table:table-cell table:style-name="ce9" office:value-type="float" office:value="0.0000247549329154821" calcext:value-type="float">
            <text:p>0.000</text:p>
          </table:table-cell>
          <table:table-cell table:style-name="ce9" office:value-type="float" office:value="0.000184536772642684" calcext:value-type="float">
            <text:p>0.000</text:p>
          </table:table-cell>
          <table:table-cell table:style-name="ce9" office:value-type="float" office:value="0.00191738207672643" calcext:value-type="float">
            <text:p>0.002</text:p>
          </table:table-cell>
          <table:table-cell table:style-name="ce9" office:value-type="float" office:value="0.000668383188718016" calcext:value-type="float">
            <text:p>0.001</text:p>
          </table:table-cell>
          <table:table-cell table:style-name="ce9"/>
          <table:table-cell table:style-name="ce9" office:value-type="float" office:value="0.212154275982575" calcext:value-type="float">
            <text:p>0.212</text:p>
          </table:table-cell>
          <table:table-cell table:style-name="ce9" office:value-type="float" office:value="0.0090738081377476" calcext:value-type="float">
            <text:p>0.009</text:p>
          </table:table-cell>
          <table:table-cell table:style-name="ce9" office:value-type="float" office:value="0.000472594173841021" calcext:value-type="float">
            <text:p>0.000</text:p>
          </table:table-cell>
          <table:table-cell table:style-name="ce5" office:value-type="float" office:value="0.0636516838710449" calcext:value-type="float">
            <text:p>0.064</text:p>
          </table:table-cell>
          <table:table-cell table:style-name="ce9" office:value-type="float" office:value="0.00585341641028808" calcext:value-type="float">
            <text:p>0.006</text:p>
          </table:table-cell>
          <table:table-cell table:style-name="ce9" office:value-type="float" office:value="0.0027331696387139" calcext:value-type="float">
            <text:p>0.003</text:p>
          </table:table-cell>
          <table:table-cell table:style-name="ce9" office:value-type="float" office:value="0.00433211326020936" calcext:value-type="float">
            <text:p>0.004</text:p>
          </table:table-cell>
          <table:table-cell table:style-name="ce127" office:value-type="string" calcext:value-type="string">
            <text:p>Ö</text:p>
          </table:table-cell>
          <table:table-cell table:style-name="ce134"/>
          <table:table-cell table:style-name="ce147"/>
          <table:table-cell table:style-name="ce151"/>
          <table:table-cell table:style-name="ce159" office:value-type="string" calcext:value-type="string">
            <text:p>R</text:p>
          </table:table-cell>
          <table:table-cell table:style-name="ce9" office:value-type="float" office:value="0.096" calcext:value-type="float">
            <text:p>0.096</text:p>
          </table:table-cell>
          <table:table-cell table:style-name="ce9" office:value-type="float" office:value="0.403" calcext:value-type="float">
            <text:p>0.403</text:p>
          </table:table-cell>
          <table:table-cell table:style-name="ce9" office:value-type="float" office:value="0.169" calcext:value-type="float">
            <text:p>0.169</text:p>
          </table:table-cell>
          <table:table-cell table:style-name="ce35" office:value-type="float" office:value="0.788" calcext:value-type="float">
            <text:p>0.788</text:p>
          </table:table-cell>
          <table:table-cell table:style-name="ce9" office:value-type="float" office:value="0.252277521341678" calcext:value-type="float">
            <text:p>0.252</text:p>
          </table:table-cell>
          <table:table-cell table:style-name="ce9" office:value-type="float" office:value="0.178" calcext:value-type="float">
            <text:p>0.178</text:p>
          </table:table-cell>
          <table:table-cell table:style-name="ce9" office:value-type="float" office:value="0.0844975878343277" calcext:value-type="float">
            <text:p>0.084</text:p>
          </table:table-cell>
          <table:table-cell table:style-name="ce9"/>
          <table:table-cell table:style-name="ce9" office:value-type="float" office:value="0.154642940698793" calcext:value-type="float">
            <text:p>0.155</text:p>
          </table:table-cell>
          <table:table-cell table:style-name="ce9" office:value-type="float" office:value="0.099" calcext:value-type="float">
            <text:p>0.099</text:p>
          </table:table-cell>
          <table:table-cell table:style-name="ce9" office:value-type="float" office:value="0.516" calcext:value-type="float">
            <text:p>0.516</text:p>
          </table:table-cell>
          <table:table-cell table:style-name="ce9" office:value-type="float" office:value="0.274" calcext:value-type="float">
            <text:p>0.274</text:p>
          </table:table-cell>
          <table:table-cell table:style-name="ce9" office:value-type="float" office:value="0.27" calcext:value-type="float">
            <text:p>0.270</text:p>
          </table:table-cell>
          <table:table-cell table:style-name="ce35" office:value-type="float" office:value="0.139" calcext:value-type="float">
            <text:p>0.139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408456393105454" calcext:value-type="float">
            <text:p>0.000</text:p>
          </table:table-cell>
          <table:table-cell table:style-name="ce9" office:value-type="float" office:value="0.0000765152471933082" calcext:value-type="float">
            <text:p>0.000</text:p>
          </table:table-cell>
          <table:table-cell table:number-columns-repeated="2" table:style-name="ce9" office:value-type="float" office:value="0.002" calcext:value-type="float">
            <text:p>0.002</text:p>
          </table:table-cell>
          <table:table-cell table:style-name="ce9" office:value-type="float" office:value="0.0026240228890411" calcext:value-type="float">
            <text:p>0.003</text:p>
          </table:table-cell>
          <table:table-cell table:style-name="ce9"/>
          <table:table-cell table:style-name="ce9" office:value-type="float" office:value="0.000668383188718016" calcext:value-type="float">
            <text:p>0.001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0592205508791737" calcext:value-type="float">
            <text:p>0.006</text:p>
          </table:table-cell>
          <table:table-cell table:style-name="ce9" office:value-type="float" office:value="0.115" calcext:value-type="float">
            <text:p>0.115</text:p>
          </table:table-cell>
          <table:table-cell table:style-name="ce5" office:value-type="float" office:value="0.488" calcext:value-type="float">
            <text:p>0.488</text:p>
          </table:table-cell>
          <table:table-cell table:style-name="ce9" office:value-type="float" office:value="1.663" calcext:value-type="float">
            <text:p>1.663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238" calcext:value-type="float">
            <text:p>0.238</text:p>
          </table:table-cell>
          <table:table-cell table:style-name="ce127" office:value-type="string" calcext:value-type="string">
            <text:p>F</text:p>
          </table:table-cell>
          <table:table-cell table:style-name="ce135"/>
          <table:table-cell table:style-name="ce148"/>
          <table:table-cell table:style-name="ce152"/>
          <table:table-cell table:style-name="ce160" office:value-type="string" calcext:value-type="string">
            <text:p>J</text:p>
          </table:table-cell>
          <table:table-cell table:style-name="ce9" office:value-type="float" office:value="0.0690583862646309" calcext:value-type="float">
            <text:p>0.069</text:p>
          </table:table-cell>
          <table:table-cell table:style-name="ce9" office:value-type="float" office:value="0.0522666651783701" calcext:value-type="float">
            <text:p>0.052</text:p>
          </table:table-cell>
          <table:table-cell table:style-name="ce9" office:value-type="float" office:value="0.374466744988274" calcext:value-type="float">
            <text:p>0.374</text:p>
          </table:table-cell>
          <table:table-cell table:style-name="ce35" office:value-type="float" office:value="0.0661609338892962" calcext:value-type="float">
            <text:p>0.066</text:p>
          </table:table-cell>
          <table:table-cell table:style-name="ce9" office:value-type="float" office:value="0.00457178601980017" calcext:value-type="float">
            <text:p>0.005</text:p>
          </table:table-cell>
          <table:table-cell table:style-name="ce9" office:value-type="float" office:value="0.00697076406415507" calcext:value-type="float">
            <text:p>0.007</text:p>
          </table:table-cell>
          <table:table-cell table:style-name="ce9" office:value-type="float" office:value="0.00194101178541848" calcext:value-type="float">
            <text:p>0.002</text:p>
          </table:table-cell>
          <table:table-cell table:style-name="ce9" office:value-type="float" office:value="0.154642940698793" calcext:value-type="float">
            <text:p>0.155</text:p>
          </table:table-cell>
          <table:table-cell table:style-name="ce9"/>
          <table:table-cell table:style-name="ce9" office:value-type="float" office:value="0.0609781511161729" calcext:value-type="float">
            <text:p>0.061</text:p>
          </table:table-cell>
          <table:table-cell table:style-name="ce9" office:value-type="float" office:value="0.00222006739282937" calcext:value-type="float">
            <text:p>0.002</text:p>
          </table:table-cell>
          <table:table-cell table:style-name="ce9" office:value-type="float" office:value="0.00606045766739939" calcext:value-type="float">
            <text:p>0.006</text:p>
          </table:table-cell>
          <table:table-cell table:style-name="ce9" office:value-type="float" office:value="0.00186562176244861" calcext:value-type="float">
            <text:p>0.002</text:p>
          </table:table-cell>
          <table:table-cell table:style-name="ce35" office:value-type="float" office:value="0.023" calcext:value-type="float">
            <text:p>0.02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728020072559859" calcext:value-type="float">
            <text:p>0.001</text:p>
          </table:table-cell>
          <table:table-cell table:style-name="ce9" office:value-type="float" office:value="0.000118148543460255" calcext:value-type="float">
            <text:p>0.000</text:p>
          </table:table-cell>
          <table:table-cell table:style-name="ce9" office:value-type="float" office:value="0.000870923548935596" calcext:value-type="float">
            <text:p>0.001</text:p>
          </table:table-cell>
          <table:table-cell table:style-name="ce9" office:value-type="float" office:value="0.00124899888800841" calcext:value-type="float">
            <text:p>0.001</text:p>
          </table:table-cell>
          <table:table-cell table:style-name="ce9"/>
          <table:table-cell table:style-name="ce9" office:value-type="float" office:value="0.0026240228890411" calcext:value-type="float">
            <text:p>0.003</text:p>
          </table:table-cell>
          <table:table-cell table:style-name="ce9" office:value-type="float" office:value="0.00191738207672643" calcext:value-type="float">
            <text:p>0.002</text:p>
          </table:table-cell>
          <table:table-cell table:style-name="ce9" office:value-type="float" office:value="0.029" calcext:value-type="float">
            <text:p>0.029</text:p>
          </table:table-cell>
          <table:table-cell table:style-name="ce9" office:value-type="float" office:value="0.00539995104824539" calcext:value-type="float">
            <text:p>0.005</text:p>
          </table:table-cell>
          <table:table-cell table:style-name="ce9" office:value-type="float" office:value="0.214" calcext:value-type="float">
            <text:p>0.214</text:p>
          </table:table-cell>
          <table:table-cell table:style-name="ce5" office:value-type="float" office:value="0.407" calcext:value-type="float">
            <text:p>0.407</text:p>
          </table:table-cell>
          <table:table-cell table:style-name="ce9" office:value-type="float" office:value="0.226" calcext:value-type="float">
            <text:p>0.226</text:p>
          </table:table-cell>
          <table:table-cell table:style-name="ce9" office:value-type="float" office:value="0.505" calcext:value-type="float">
            <text:p>0.505</text:p>
          </table:table-cell>
          <table:table-cell table:style-name="ce9" office:value-type="float" office:value="0.353" calcext:value-type="float">
            <text:p>0.353</text:p>
          </table:table-cell>
          <table:table-cell table:style-name="ce127" office:value-type="string" calcext:value-type="string">
            <text:p>G</text:p>
          </table:table-cell>
          <table:table-cell table:style-name="ce135"/>
          <table:table-cell table:style-name="ce62"/>
          <table:table-cell table:style-name="ce152"/>
          <table:table-cell table:style-name="ce160" office:value-type="string" calcext:value-type="string">
            <text:p>H</text:p>
          </table:table-cell>
          <table:table-cell table:style-name="ce9" office:value-type="float" office:value="0.02115984152162" calcext:value-type="float">
            <text:p>0.021</text:p>
          </table:table-cell>
          <table:table-cell table:style-name="ce9" office:value-type="float" office:value="0.33" calcext:value-type="float">
            <text:p>0.330</text:p>
          </table:table-cell>
          <table:table-cell table:style-name="ce9" office:value-type="float" office:value="0.219067653611335" calcext:value-type="float">
            <text:p>0.219</text:p>
          </table:table-cell>
          <table:table-cell table:style-name="ce35" office:value-type="float" office:value="3.686" calcext:value-type="float">
            <text:p>3.686</text:p>
          </table:table-cell>
          <table:table-cell table:style-name="ce9" office:value-type="float" office:value="0.0356392268287302" calcext:value-type="float">
            <text:p>0.036</text:p>
          </table:table-cell>
          <table:table-cell table:style-name="ce9" office:value-type="float" office:value="0.0551427382934597" calcext:value-type="float">
            <text:p>0.055</text:p>
          </table:table-cell>
          <table:table-cell table:style-name="ce9" office:value-type="float" office:value="0.0125957599570867" calcext:value-type="float">
            <text:p>0.013</text:p>
          </table:table-cell>
          <table:table-cell table:style-name="ce9" office:value-type="float" office:value="0.099" calcext:value-type="float">
            <text:p>0.099</text:p>
          </table:table-cell>
          <table:table-cell table:style-name="ce9" office:value-type="float" office:value="0.0609781511161729" calcext:value-type="float">
            <text:p>0.061</text:p>
          </table:table-cell>
          <table:table-cell table:style-name="ce9"/>
          <table:table-cell table:style-name="ce9" office:value-type="float" office:value="0.095" calcext:value-type="float">
            <text:p>0.095</text:p>
          </table:table-cell>
          <table:table-cell table:style-name="ce9" office:value-type="float" office:value="0.156426421092931" calcext:value-type="float">
            <text:p>0.156</text:p>
          </table:table-cell>
          <table:table-cell table:style-name="ce9" office:value-type="float" office:value="0.599" calcext:value-type="float">
            <text:p>0.599</text:p>
          </table:table-cell>
          <table:table-cell table:style-name="ce35" office:value-type="float" office:value="0.005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396078926647713" calcext:value-type="float">
            <text:p>0.000</text:p>
          </table:table-cell>
          <table:table-cell table:style-name="ce9" office:value-type="float" office:value="0.0000551359869481191" calcext:value-type="float">
            <text:p>0.000</text:p>
          </table:table-cell>
          <table:table-cell table:style-name="ce9" office:value-type="float" office:value="0.000327440249018422" calcext:value-type="float">
            <text:p>0.000</text:p>
          </table:table-cell>
          <table:table-cell table:style-name="ce9"/>
          <table:table-cell table:style-name="ce9" office:value-type="float" office:value="0.00124899888800841" calcext:value-type="float">
            <text:p>0.00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0184536772642684" calcext:value-type="float">
            <text:p>0.000</text:p>
          </table:table-cell>
          <table:table-cell table:style-name="ce9" office:value-type="float" office:value="0.00557548602710062" calcext:value-type="float">
            <text:p>0.006</text:p>
          </table:table-cell>
          <table:table-cell table:style-name="ce9" office:value-type="float" office:value="0.00231233577915071" calcext:value-type="float">
            <text:p>0.002</text:p>
          </table:table-cell>
          <table:table-cell table:style-name="ce9" office:value-type="float" office:value="0.0016259490028578" calcext:value-type="float">
            <text:p>0.002</text:p>
          </table:table-cell>
          <table:table-cell table:style-name="ce5" office:value-type="float" office:value="0.375" calcext:value-type="float">
            <text:p>0.375</text:p>
          </table:table-cell>
          <table:table-cell table:style-name="ce9" office:value-type="float" office:value="0.552" calcext:value-type="float">
            <text:p>0.552</text:p>
          </table:table-cell>
          <table:table-cell table:style-name="ce9" office:value-type="float" office:value="0.478" calcext:value-type="float">
            <text:p>0.478</text:p>
          </table:table-cell>
          <table:table-cell table:style-name="ce9" office:value-type="float" office:value="0.445" calcext:value-type="float">
            <text:p>0.445</text:p>
          </table:table-cell>
          <table:table-cell table:style-name="ce127" office:value-type="string" calcext:value-type="string">
            <text:p>W</text:p>
          </table:table-cell>
          <table:table-cell table:style-name="ce135"/>
          <table:table-cell table:style-name="ce62"/>
          <table:table-cell table:style-name="ce152"/>
          <table:table-cell table:style-name="ce160" office:value-type="string" calcext:value-type="string">
            <text:p>P</text:p>
          </table:table-cell>
          <table:table-cell table:style-name="ce9" office:value-type="float" office:value="0.282" calcext:value-type="float">
            <text:p>0.282</text:p>
          </table:table-cell>
          <table:table-cell table:style-name="ce9" office:value-type="float" office:value="0.246" calcext:value-type="float">
            <text:p>0.246</text:p>
          </table:table-cell>
          <table:table-cell table:style-name="ce9" office:value-type="float" office:value="0.340813538913899" calcext:value-type="float">
            <text:p>0.341</text:p>
          </table:table-cell>
          <table:table-cell table:style-name="ce35" office:value-type="float" office:value="0.11" calcext:value-type="float">
            <text:p>0.110</text:p>
          </table:table-cell>
          <table:table-cell table:style-name="ce9" office:value-type="float" office:value="0.00610321618788977" calcext:value-type="float">
            <text:p>0.006</text:p>
          </table:table-cell>
          <table:table-cell table:style-name="ce9" office:value-type="float" office:value="0.255" calcext:value-type="float">
            <text:p>0.255</text:p>
          </table:table-cell>
          <table:table-cell table:style-name="ce9" office:value-type="float" office:value="0.00235396907541766" calcext:value-type="float">
            <text:p>0.002</text:p>
          </table:table-cell>
          <table:table-cell table:style-name="ce9" office:value-type="float" office:value="0.516" calcext:value-type="float">
            <text:p>0.516</text:p>
          </table:table-cell>
          <table:table-cell table:style-name="ce9" office:value-type="float" office:value="0.00222006739282937" calcext:value-type="float">
            <text:p>0.002</text:p>
          </table:table-cell>
          <table:table-cell table:style-name="ce9" office:value-type="float" office:value="0.095" calcext:value-type="float">
            <text:p>0.095</text:p>
          </table:table-cell>
          <table:table-cell table:style-name="ce9"/>
          <table:table-cell table:style-name="ce9" office:value-type="float" office:value="0.00473044263530393" calcext:value-type="float">
            <text:p>0.005</text:p>
          </table:table-cell>
          <table:table-cell table:style-name="ce9" office:value-type="float" office:value="0.00330815921688715" calcext:value-type="float">
            <text:p>0.003</text:p>
          </table:table-cell>
          <table:table-cell table:style-name="ce35" office:value-type="float" office:value="0.00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10127018010879" calcext:value-type="float">
            <text:p>0.000</text:p>
          </table:table-cell>
          <table:table-cell table:style-name="ce9" office:value-type="float" office:value="0.0000371323993732231" calcext:value-type="float">
            <text:p>0.000</text:p>
          </table:table-cell>
          <table:table-cell table:style-name="ce9"/>
          <table:table-cell table:style-name="ce9" office:value-type="float" office:value="0.000327440249018422" calcext:value-type="float">
            <text:p>0.000</text:p>
          </table:table-cell>
          <table:table-cell table:style-name="ce9" office:value-type="float" office:value="0.000870923548935596" calcext:value-type="float">
            <text:p>0.00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00247549329154821" calcext:value-type="float">
            <text:p>0.000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0660506619153999" calcext:value-type="float">
            <text:p>0.001</text:p>
          </table:table-cell>
          <table:table-cell table:style-name="ce9" office:value-type="float" office:value="0.009" calcext:value-type="float">
            <text:p>0.009</text:p>
          </table:table-cell>
          <table:table-cell table:style-name="ce5" office:value-type="float" office:value="0.061" calcext:value-type="float">
            <text:p>0.061</text:p>
          </table:table-cell>
          <table:table-cell table:style-name="ce9" office:value-type="float" office:value="0.022" calcext:value-type="float">
            <text:p>0.022</text:p>
          </table:table-cell>
          <table:table-cell table:style-name="ce9" office:value-type="float" office:value="0.236" calcext:value-type="float">
            <text:p>0.236</text:p>
          </table:table-cell>
          <table:table-cell table:style-name="ce9" office:value-type="float" office:value="0.049" calcext:value-type="float">
            <text:p>0.049</text:p>
          </table:table-cell>
          <table:table-cell table:style-name="ce127" office:value-type="string" calcext:value-type="string">
            <text:p>X</text:p>
          </table:table-cell>
          <table:table-cell table:style-name="ce135"/>
          <table:table-cell table:style-name="ce149"/>
          <table:table-cell table:style-name="ce152"/>
          <table:table-cell table:style-name="ce160" office:value-type="string" calcext:value-type="string">
            <text:p>D</text:p>
          </table:table-cell>
          <table:table-cell table:style-name="ce9" office:value-type="float" office:value="0.285" calcext:value-type="float">
            <text:p>0.285</text:p>
          </table:table-cell>
          <table:table-cell table:style-name="ce9" office:value-type="float" office:value="0.131" calcext:value-type="float">
            <text:p>0.131</text:p>
          </table:table-cell>
          <table:table-cell table:style-name="ce9" office:value-type="float" office:value="1.36" calcext:value-type="float">
            <text:p>1.360</text:p>
          </table:table-cell>
          <table:table-cell table:style-name="ce35" office:value-type="float" office:value="0.0107481417822129" calcext:value-type="float">
            <text:p>0.011</text:p>
          </table:table-cell>
          <table:table-cell table:style-name="ce9" office:value-type="float" office:value="0.00409356572484199" calcext:value-type="float">
            <text:p>0.004</text:p>
          </table:table-cell>
          <table:table-cell table:number-columns-repeated="2" table:style-name="ce9" office:value-type="float" office:value="0.019" calcext:value-type="float">
            <text:p>0.019</text:p>
          </table:table-cell>
          <table:table-cell table:style-name="ce9" office:value-type="float" office:value="0.274" calcext:value-type="float">
            <text:p>0.274</text:p>
          </table:table-cell>
          <table:table-cell table:style-name="ce9" office:value-type="float" office:value="0.00606045766739939" calcext:value-type="float">
            <text:p>0.006</text:p>
          </table:table-cell>
          <table:table-cell table:style-name="ce9" office:value-type="float" office:value="0.156426421092931" calcext:value-type="float">
            <text:p>0.156</text:p>
          </table:table-cell>
          <table:table-cell table:style-name="ce9" office:value-type="float" office:value="0.00473044263530393" calcext:value-type="float">
            <text:p>0.005</text:p>
          </table:table-cell>
          <table:table-cell table:style-name="ce9"/>
          <table:table-cell table:style-name="ce9" office:value-type="float" office:value="0.00592993165748139" calcext:value-type="float">
            <text:p>0.006</text:p>
          </table:table-cell>
          <table:table-cell table:style-name="ce35" office:value-type="float" office:value="0.005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0945188347682042" calcext:value-type="float">
            <text:p>0.000</text:p>
          </table:table-cell>
          <table:table-cell table:style-name="ce9"/>
          <table:table-cell table:style-name="ce9" office:value-type="float" office:value="0.0000371323993732231" calcext:value-type="float">
            <text:p>0.000</text:p>
          </table:table-cell>
          <table:table-cell table:style-name="ce9" office:value-type="float" office:value="0.0000551359869481191" calcext:value-type="float">
            <text:p>0.000</text:p>
          </table:table-cell>
          <table:table-cell table:style-name="ce9" office:value-type="float" office:value="0.000118148543460255" calcext:value-type="float">
            <text:p>0.000</text:p>
          </table:table-cell>
          <table:table-cell table:style-name="ce9" office:value-type="float" office:value="0.0000765152471933082" calcext:value-type="float">
            <text:p>0.000</text:p>
          </table:table-cell>
          <table:table-cell table:style-name="ce9" office:value-type="float" office:value="0.00000225044844686201" calcext:value-type="float">
            <text:p>0.000</text:p>
          </table:table-cell>
          <table:table-cell table:style-name="ce9" office:value-type="float" office:value="0.0000911431620979112" calcext:value-type="float">
            <text:p>0.000</text:p>
          </table:table-cell>
          <table:table-cell table:style-name="ce9" office:value-type="float" office:value="0.000271179037846872" calcext:value-type="float">
            <text:p>0.000</text:p>
          </table:table-cell>
          <table:table-cell table:style-name="ce9" office:value-type="float" office:value="0.148" calcext:value-type="float">
            <text:p>0.148</text:p>
          </table:table-cell>
          <table:table-cell table:style-name="ce5" office:value-type="float" office:value="0.011" calcext:value-type="float">
            <text:p>0.01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57" calcext:value-type="float">
            <text:p>0.057</text:p>
          </table:table-cell>
          <table:table-cell table:style-name="ce9" office:value-type="float" office:value="0.00266903185797834" calcext:value-type="float">
            <text:p>0.003</text:p>
          </table:table-cell>
          <table:table-cell table:style-name="ce127" office:value-type="string" calcext:value-type="string">
            <text:p>Q</text:p>
          </table:table-cell>
          <table:table-cell table:style-name="ce135"/>
          <table:table-cell table:style-name="ce62"/>
          <table:table-cell table:style-name="ce152"/>
          <table:table-cell table:style-name="ce160" office:value-type="string" calcext:value-type="string">
            <text:p>C</text:p>
          </table:table-cell>
          <table:table-cell table:style-name="ce9" office:value-type="float" office:value="0.161" calcext:value-type="float">
            <text:p>0.161</text:p>
          </table:table-cell>
          <table:table-cell table:style-name="ce9" office:value-type="float" office:value="0.178" calcext:value-type="float">
            <text:p>0.178</text:p>
          </table:table-cell>
          <table:table-cell table:style-name="ce9" office:value-type="float" office:value="0.417" calcext:value-type="float">
            <text:p>0.417</text:p>
          </table:table-cell>
          <table:table-cell table:style-name="ce35" office:value-type="float" office:value="0.487" calcext:value-type="float">
            <text:p>0.487</text:p>
          </table:table-cell>
          <table:table-cell table:style-name="ce9" office:value-type="float" office:value="0.118" calcext:value-type="float">
            <text:p>0.118</text:p>
          </table:table-cell>
          <table:table-cell table:style-name="ce9" office:value-type="float" office:value="0.00928647551597607" calcext:value-type="float">
            <text:p>0.009</text:p>
          </table:table-cell>
          <table:table-cell table:style-name="ce9" office:value-type="float" office:value="0.00131426189296741" calcext:value-type="float">
            <text:p>0.001</text:p>
          </table:table-cell>
          <table:table-cell table:style-name="ce9" office:value-type="float" office:value="0.27" calcext:value-type="float">
            <text:p>0.270</text:p>
          </table:table-cell>
          <table:table-cell table:style-name="ce9" office:value-type="float" office:value="0.00186562176244861" calcext:value-type="float">
            <text:p>0.002</text:p>
          </table:table-cell>
          <table:table-cell table:style-name="ce9" office:value-type="float" office:value="0.599" calcext:value-type="float">
            <text:p>0.599</text:p>
          </table:table-cell>
          <table:table-cell table:style-name="ce9" office:value-type="float" office:value="0.00330815921688715" calcext:value-type="float">
            <text:p>0.003</text:p>
          </table:table-cell>
          <table:table-cell table:style-name="ce9" office:value-type="float" office:value="0.00592993165748139" calcext:value-type="float">
            <text:p>0.006</text:p>
          </table:table-cell>
          <table:table-cell table:style-name="ce9"/>
          <table:table-cell table:style-name="ce35" office:value-type="float" office:value="0.003" calcext:value-type="float">
            <text:p>0.00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6"/>
          <table:table-cell table:style-name="ce10" office:value-type="float" office:value="0.0000945188347682042" calcext:value-type="float">
            <text:p>0.000</text:p>
          </table:table-cell>
          <table:table-cell table:style-name="ce10" office:value-type="float" office:value="0.00010127018010879" calcext:value-type="float">
            <text:p>0.000</text:p>
          </table:table-cell>
          <table:table-cell table:style-name="ce10" office:value-type="float" office:value="0.000396078926647713" calcext:value-type="float">
            <text:p>0.000</text:p>
          </table:table-cell>
          <table:table-cell table:style-name="ce10" office:value-type="float" office:value="0.000728020072559859" calcext:value-type="float">
            <text:p>0.001</text:p>
          </table:table-cell>
          <table:table-cell table:style-name="ce10" office:value-type="float" office:value="0.000408456393105454" calcext:value-type="float">
            <text:p>0.000</text:p>
          </table:table-cell>
          <table:table-cell table:style-name="ce10" office:value-type="float" office:value="0.0000427585204903782" calcext:value-type="float">
            <text:p>0.000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0.000532231057682864" calcext:value-type="float">
            <text:p>0.001</text:p>
          </table:table-cell>
          <table:table-cell table:style-name="ce10" office:value-type="float" office:value="0.00479908131293323" calcext:value-type="float">
            <text:p>0.005</text:p>
          </table:table-cell>
          <table:table-cell table:style-name="ce6" office:value-type="float" office:value="0.076" calcext:value-type="float">
            <text:p>0.076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55" calcext:value-type="float">
            <text:p>0.055</text:p>
          </table:table-cell>
          <table:table-cell table:style-name="ce10" office:value-type="float" office:value="0.037" calcext:value-type="float">
            <text:p>0.037</text:p>
          </table:table-cell>
          <table:table-cell table:style-name="ce129" office:value-type="string" calcext:value-type="string">
            <text:p>Z</text:p>
          </table:table-cell>
          <table:table-cell table:style-name="ce136"/>
          <table:table-cell table:style-name="ce150"/>
          <table:table-cell table:style-name="ce154"/>
          <table:table-cell table:style-name="ce162" office:value-type="string" calcext:value-type="string">
            <text:p>B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0" office:value-type="float" office:value="0.054" calcext:value-type="float">
            <text:p>0.054</text:p>
          </table:table-cell>
          <table:table-cell table:style-name="ce10" office:value-type="float" office:value="0.0337961095507502" calcext:value-type="float">
            <text:p>0.034</text:p>
          </table:table-cell>
          <table:table-cell table:style-name="ce37" office:value-type="float" office:value="0.02" calcext:value-type="float">
            <text:p>0.020</text:p>
          </table:table-cell>
          <table:table-cell table:style-name="ce10" office:value-type="float" office:value="0.00227632860400092" calcext:value-type="float">
            <text:p>0.002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0.139" calcext:value-type="float">
            <text:p>0.139</text:p>
          </table:table-cell>
          <table:table-cell table:style-name="ce10" office:value-type="float" office:value="0.023" calcext:value-type="float">
            <text:p>0.023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/>
          <table:table-cell table:style-name="Default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Default"/>
          <table:table-cell table:number-columns-repeated="991"/>
        </table:table-row>
        <table:table-row table:style-name="ro1" table:number-rows-repeated="1048131">
          <table:table-cell table:number-columns-repeated="1024"/>
        </table:table-row>
        <table:table-row table:style-name="ro2" table:number-rows-repeated="37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ayout.J23:Layout.X25 Layout.AE3:Layout.AE35 Layout.AG3:Layout.AG35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J30:Layout.X34 Layout.A39:Layout.N49 Layout.T39:Layout.AG49 Layout.A53:Layout.N62 Layout.T53:Layout.AG62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K26:Layout.W27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25" calcext:type="number" calcext:color="#ff0000"/>
            </calcext:color-scale>
          </calcext:conditional-format>
        </calcext:conditional-formats>
      </table:table>
      <table:table table:name="BigramsFI" table:style-name="ta2" table:print="false">
        <office:forms form:automatic-focus="false" form:apply-design-mode="false"/>
        <table:table-column table:style-name="co3" table:number-columns-repeated="2" table:default-cell-style-name="ce114"/>
        <table:table-column table:style-name="co3" table:default-cell-style-name="ce330"/>
        <table:table-column table:style-name="co3" table:default-cell-style-name="ce114"/>
        <table:table-column table:style-name="co3" table:default-cell-style-name="ce343"/>
        <table:table-column table:style-name="co3" table:number-columns-repeated="1019" table:default-cell-style-name="ce114"/>
        <table:table-row table:style-name="ro4">
          <table:table-cell table:style-name="ce585" office:value-type="float" office:value="1.33031096606621" calcext:value-type="float">
            <text:p>1.330</text:p>
          </table:table-cell>
          <table:table-cell table:style-name="ce586" office:value-type="float" office:value="0.0504167965550495" calcext:value-type="float">
            <text:p>0.050</text:p>
          </table:table-cell>
          <table:table-cell table:style-name="ce586" office:value-type="float" office:value="0.0404158036571948" calcext:value-type="float">
            <text:p>0.040</text:p>
          </table:table-cell>
          <table:table-cell table:style-name="ce586" office:value-type="float" office:value="0.118711155571971" calcext:value-type="float">
            <text:p>0.119</text:p>
          </table:table-cell>
          <table:table-cell table:style-name="ce587" office:value-type="float" office:value="0.127852477163124" calcext:value-type="float">
            <text:p>0.128</text:p>
          </table:table-cell>
          <table:table-cell table:style-name="ce586" office:value-type="float" office:value="0.0204982096782426" calcext:value-type="float">
            <text:p>0.020</text:p>
          </table:table-cell>
          <table:table-cell table:style-name="ce586" office:value-type="float" office:value="0.0664512417389413" calcext:value-type="float">
            <text:p>0.066</text:p>
          </table:table-cell>
          <table:table-cell table:style-name="ce586" office:value-type="float" office:value="0.260645813891334" calcext:value-type="float">
            <text:p>0.261</text:p>
          </table:table-cell>
          <table:table-cell table:style-name="ce587" office:value-type="float" office:value="0.541451144969658" calcext:value-type="float">
            <text:p>0.541</text:p>
          </table:table-cell>
          <table:table-cell table:style-name="ce586" office:value-type="float" office:value="1.00257140740435" calcext:value-type="float">
            <text:p>1.003</text:p>
          </table:table-cell>
          <table:table-cell table:style-name="ce586" office:value-type="float" office:value="1.07625334000306" calcext:value-type="float">
            <text:p>1.076</text:p>
          </table:table-cell>
          <table:table-cell table:style-name="ce586" office:value-type="float" office:value="0.918633056009071" calcext:value-type="float">
            <text:p>0.919</text:p>
          </table:table-cell>
          <table:table-cell table:style-name="ce586" office:value-type="float" office:value="0.781548114092695" calcext:value-type="float">
            <text:p>0.782</text:p>
          </table:table-cell>
          <table:table-cell table:style-name="ce586" office:value-type="float" office:value="0.829886621507068" calcext:value-type="float">
            <text:p>0.830</text:p>
          </table:table-cell>
          <table:table-cell table:style-name="ce587" office:value-type="float" office:value="0.094311793511093" calcext:value-type="float">
            <text:p>0.094</text:p>
          </table:table-cell>
          <table:table-cell table:style-name="ce586" office:value-type="float" office:value="0.398474529019398" calcext:value-type="float">
            <text:p>0.398</text:p>
          </table:table-cell>
          <table:table-cell table:style-name="ce586" office:value-type="float" office:value="0.000755025453922203" calcext:value-type="float">
            <text:p>0.001</text:p>
          </table:table-cell>
          <table:table-cell table:style-name="ce586" office:value-type="float" office:value="0.453292077512286" calcext:value-type="float">
            <text:p>0.453</text:p>
          </table:table-cell>
          <table:table-cell table:style-name="ce586" office:value-type="float" office:value="1.15142506947359" calcext:value-type="float">
            <text:p>1.151</text:p>
          </table:table-cell>
          <table:table-cell table:style-name="ce586" office:value-type="float" office:value="1.89826001627344" calcext:value-type="float">
            <text:p>1.898</text:p>
          </table:table-cell>
          <table:table-cell table:style-name="ce587" office:value-type="float" office:value="0.102914132699223" calcext:value-type="float">
            <text:p>0.103</text:p>
          </table:table-cell>
          <table:table-cell table:style-name="ce586" office:value-type="float" office:value="0.923588543489061" calcext:value-type="float">
            <text:p>0.924</text:p>
          </table:table-cell>
          <table:table-cell table:style-name="ce586" office:value-type="float" office:value="0.0218552300917004" calcext:value-type="float">
            <text:p>0.022</text:p>
          </table:table-cell>
          <table:table-cell table:style-name="ce586" office:value-type="float" office:value="0.00238547535367373" calcext:value-type="float">
            <text:p>0.002</text:p>
          </table:table-cell>
          <table:table-cell table:style-name="ce587" office:value-type="float" office:value="0.0169368750110835" calcext:value-type="float">
            <text:p>0.017</text:p>
          </table:table-cell>
          <table:table-cell table:style-name="ce586" office:value-type="float" office:value="0.00945976004638444" calcext:value-type="float">
            <text:p>0.009</text:p>
          </table:table-cell>
          <table:table-cell table:style-name="ce587" office:value-type="float" office:value="0.000015753139128034" calcext:value-type="float">
            <text:p>0.000</text:p>
          </table:table-cell>
          <table:table-cell table:style-name="ce587" office:value-type="float" office:value="0.0582854895495025" calcext:value-type="float">
            <text:p>0.058</text:p>
          </table:table-cell>
          <table:table-cell table:style-name="ce587" office:value-type="float" office:value="0.00322489262435325" calcext:value-type="float">
            <text:p>0.003</text:p>
          </table:table-cell>
          <table:table-cell table:style-name="ce32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86" office:value-type="float" office:value="0.0547646629543869" calcext:value-type="float">
            <text:p>0.055</text:p>
          </table:table-cell>
          <table:table-cell table:style-name="ce585" office:value-type="float" office:value="0.00480583265827381" calcext:value-type="float">
            <text:p>0.005</text:p>
          </table:table-cell>
          <table:table-cell table:style-name="ce589" office:value-type="float" office:value="0.00117923498615569" calcext:value-type="float">
            <text:p>0.001</text:p>
          </table:table-cell>
          <table:table-cell table:style-name="ce589" office:value-type="float" office:value="0.00319338634609719" calcext:value-type="float">
            <text:p>0.003</text:p>
          </table:table-cell>
          <table:table-cell table:style-name="ce586" office:value-type="float" office:value="0.017711029276804" calcext:value-type="float">
            <text:p>0.018</text:p>
          </table:table-cell>
          <table:table-cell table:style-name="ce589" office:value-type="float" office:value="0.000887801912287062" calcext:value-type="float">
            <text:p>0.001</text:p>
          </table:table-cell>
          <table:table-cell table:style-name="ce589" office:value-type="float" office:value="0.00193200999163103" calcext:value-type="float">
            <text:p>0.002</text:p>
          </table:table-cell>
          <table:table-cell table:style-name="ce589" office:value-type="float" office:value="0.00152580404697244" calcext:value-type="float">
            <text:p>0.002</text:p>
          </table:table-cell>
          <table:table-cell table:style-name="ce586" office:value-type="float" office:value="0.0277502797982554" calcext:value-type="float">
            <text:p>0.028</text:p>
          </table:table-cell>
          <table:table-cell table:style-name="ce589" office:value-type="float" office:value="0.000219418723569046" calcext:value-type="float">
            <text:p>0.000</text:p>
          </table:table-cell>
          <table:table-cell table:style-name="ce589" office:value-type="float" office:value="0.00130075920228624" calcext:value-type="float">
            <text:p>0.001</text:p>
          </table:table-cell>
          <table:table-cell table:style-name="ce589" office:value-type="float" office:value="0.022587751061154" calcext:value-type="float">
            <text:p>0.023</text:p>
          </table:table-cell>
          <table:table-cell table:style-name="ce589" office:value-type="float" office:value="0.0157227580740014" calcext:value-type="float">
            <text:p>0.016</text:p>
          </table:table-cell>
          <table:table-cell table:style-name="ce589" office:value-type="float" office:value="0.0320025021386012" calcext:value-type="float">
            <text:p>0.032</text:p>
          </table:table-cell>
          <table:table-cell table:style-name="ce586" office:value-type="float" office:value="0.0213623818818376" calcext:value-type="float">
            <text:p>0.021</text:p>
          </table:table-cell>
          <table:table-cell table:style-name="ce589" office:value-type="float" office:value="0.000725769624112997" calcext:value-type="float">
            <text:p>0.001</text:p>
          </table:table-cell>
          <table:table-cell table:style-name="ce589" office:value-type="float" office:value="0.0000551359869481191" calcext:value-type="float">
            <text:p>0.000</text:p>
          </table:table-cell>
          <table:table-cell table:style-name="ce589" office:value-type="float" office:value="0.0136771004358038" calcext:value-type="float">
            <text:p>0.014</text:p>
          </table:table-cell>
          <table:table-cell table:style-name="ce589" office:value-type="float" office:value="0.0102462917785627" calcext:value-type="float">
            <text:p>0.010</text:p>
          </table:table-cell>
          <table:table-cell table:style-name="ce589" office:value-type="float" office:value="0.00766840308268229" calcext:value-type="float">
            <text:p>0.008</text:p>
          </table:table-cell>
          <table:table-cell table:style-name="ce586" office:value-type="float" office:value="0.0132168837284206" calcext:value-type="float">
            <text:p>0.013</text:p>
          </table:table-cell>
          <table:table-cell table:style-name="ce589" office:value-type="float" office:value="0.000317313231007543" calcext:value-type="float">
            <text:p>0.000</text:p>
          </table:table-cell>
          <table:table-cell table:style-name="ce589" office:value-type="float" office:value="0.000855170409807562" calcext:value-type="float">
            <text:p>0.001</text:p>
          </table:table-cell>
          <table:table-cell table:style-name="ce589" office:value-type="float" office:value="0.000501850003650227" calcext:value-type="float">
            <text:p>0.001</text:p>
          </table:table-cell>
          <table:table-cell table:style-name="ce586" office:value-type="float" office:value="0.00346006448705033" calcext:value-type="float">
            <text:p>0.003</text:p>
          </table:table-cell>
          <table:table-cell table:style-name="ce589" office:value-type="float" office:value="0.0010307053886628" calcext:value-type="float">
            <text:p>0.001</text:p>
          </table:table-cell>
          <table:table-cell table:style-name="ce586" office:value-type="float" office:value="0.00021266737822846" calcext:value-type="float">
            <text:p>0.000</text:p>
          </table:table-cell>
          <table:table-cell table:style-name="ce586" office:value-type="float" office:value="0.00742085375352746" calcext:value-type="float">
            <text:p>0.007</text:p>
          </table:table-cell>
          <table:table-cell table:style-name="ce586" office:value-type="float" office:value="0.000439962671361522" calcext:value-type="float">
            <text:p>0.000</text:p>
          </table:table-cell>
          <table:table-cell table:style-name="ce32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86" office:value-type="float" office:value="0.0534875334607927" calcext:value-type="float">
            <text:p>0.053</text:p>
          </table:table-cell>
          <table:table-cell table:style-name="ce589" office:value-type="float" office:value="0.00129963397806281" calcext:value-type="float">
            <text:p>0.001</text:p>
          </table:table-cell>
          <table:table-cell table:style-name="ce585" office:value-type="float" office:value="0.00503987929674746" calcext:value-type="float">
            <text:p>0.005</text:p>
          </table:table-cell>
          <table:table-cell table:style-name="ce589" office:value-type="float" office:value="0.00303698017904028" calcext:value-type="float">
            <text:p>0.003</text:p>
          </table:table-cell>
          <table:table-cell table:style-name="ce586" office:value-type="float" office:value="0.0202101522770442" calcext:value-type="float">
            <text:p>0.020</text:p>
          </table:table-cell>
          <table:table-cell table:style-name="ce589" office:value-type="float" office:value="0.00276130024429968" calcext:value-type="float">
            <text:p>0.003</text:p>
          </table:table-cell>
          <table:table-cell table:style-name="ce589" office:value-type="float" office:value="0.00130638532340339" calcext:value-type="float">
            <text:p>0.001</text:p>
          </table:table-cell>
          <table:table-cell table:style-name="ce589" office:value-type="float" office:value="0.00179473263637245" calcext:value-type="float">
            <text:p>0.002</text:p>
          </table:table-cell>
          <table:table-cell table:style-name="ce586" office:value-type="float" office:value="0.0487570908254888" calcext:value-type="float">
            <text:p>0.049</text:p>
          </table:table-cell>
          <table:table-cell table:style-name="ce589" office:value-type="float" office:value="0.000186787221089547" calcext:value-type="float">
            <text:p>0.000</text:p>
          </table:table-cell>
          <table:table-cell table:style-name="ce589" office:value-type="float" office:value="0.000937311778118026" calcext:value-type="float">
            <text:p>0.001</text:p>
          </table:table-cell>
          <table:table-cell table:style-name="ce589" office:value-type="float" office:value="0.00477432638001775" calcext:value-type="float">
            <text:p>0.005</text:p>
          </table:table-cell>
          <table:table-cell table:style-name="ce589" office:value-type="float" office:value="0.00472369128996335" calcext:value-type="float">
            <text:p>0.005</text:p>
          </table:table-cell>
          <table:table-cell table:style-name="ce589" office:value-type="float" office:value="0.035617847568485" calcext:value-type="float">
            <text:p>0.036</text:p>
          </table:table-cell>
          <table:table-cell table:style-name="ce586" office:value-type="float" office:value="0.0194382484597706" calcext:value-type="float">
            <text:p>0.019</text:p>
          </table:table-cell>
          <table:table-cell table:style-name="ce589" office:value-type="float" office:value="0.00167770931713563" calcext:value-type="float">
            <text:p>0.002</text:p>
          </table:table-cell>
          <table:table-cell table:style-name="ce589" office:value-type="float" office:value="0.0000270053813623441" calcext:value-type="float">
            <text:p>0.000</text:p>
          </table:table-cell>
          <table:table-cell table:style-name="ce589" office:value-type="float" office:value="0.0117372138746088" calcext:value-type="float">
            <text:p>0.012</text:p>
          </table:table-cell>
          <table:table-cell table:style-name="ce589" office:value-type="float" office:value="0.0251093785458628" calcext:value-type="float">
            <text:p>0.025</text:p>
          </table:table-cell>
          <table:table-cell table:style-name="ce589" office:value-type="float" office:value="0.00730495565851407" calcext:value-type="float">
            <text:p>0.007</text:p>
          </table:table-cell>
          <table:table-cell table:style-name="ce586" office:value-type="float" office:value="0.00869123190178107" calcext:value-type="float">
            <text:p>0.009</text:p>
          </table:table-cell>
          <table:table-cell table:style-name="ce589" office:value-type="float" office:value="0.000352195181933904" calcext:value-type="float">
            <text:p>0.000</text:p>
          </table:table-cell>
          <table:table-cell table:style-name="ce589" office:value-type="float" office:value="0.000802284871306305" calcext:value-type="float">
            <text:p>0.001</text:p>
          </table:table-cell>
          <table:table-cell table:style-name="ce589" office:value-type="float" office:value="0.000570488681279519" calcext:value-type="float">
            <text:p>0.001</text:p>
          </table:table-cell>
          <table:table-cell table:style-name="ce586" office:value-type="float" office:value="0.00386514520748549" calcext:value-type="float">
            <text:p>0.004</text:p>
          </table:table-cell>
          <table:table-cell table:style-name="ce589" office:value-type="float" office:value="0.000315062782560681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586" office:value-type="float" office:value="0.00479908131293323" calcext:value-type="float">
            <text:p>0.005</text:p>
          </table:table-cell>
          <table:table-cell table:style-name="ce586" office:value-type="float" office:value="0.000229545741579925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86" office:value-type="float" office:value="0.0918430515648853" calcext:value-type="float">
            <text:p>0.092</text:p>
          </table:table-cell>
          <table:table-cell table:style-name="ce589" office:value-type="float" office:value="0.00119836379795402" calcext:value-type="float">
            <text:p>0.001</text:p>
          </table:table-cell>
          <table:table-cell table:style-name="ce589" office:value-type="float" office:value="0.00289295147844111" calcext:value-type="float">
            <text:p>0.003</text:p>
          </table:table-cell>
          <table:table-cell table:style-name="ce585" office:value-type="float" office:value="0.00676259758282033" calcext:value-type="float">
            <text:p>0.007</text:p>
          </table:table-cell>
          <table:table-cell table:style-name="ce586" office:value-type="float" office:value="0.103840192235107" calcext:value-type="float">
            <text:p>0.104</text:p>
          </table:table-cell>
          <table:table-cell table:style-name="ce589" office:value-type="float" office:value="0.000670633637164878" calcext:value-type="float">
            <text:p>0.001</text:p>
          </table:table-cell>
          <table:table-cell table:style-name="ce589" office:value-type="float" office:value="0.00213004945495489" calcext:value-type="float">
            <text:p>0.002</text:p>
          </table:table-cell>
          <table:table-cell table:style-name="ce589" office:value-type="float" office:value="0.151625089331551" calcext:value-type="float">
            <text:p>0.152</text:p>
          </table:table-cell>
          <table:table-cell table:style-name="ce586" office:value-type="float" office:value="0.201693066377337" calcext:value-type="float">
            <text:p>0.202</text:p>
          </table:table-cell>
          <table:table-cell table:style-name="ce589" office:value-type="float" office:value="0.000318438455230974" calcext:value-type="float">
            <text:p>0.000</text:p>
          </table:table-cell>
          <table:table-cell table:style-name="ce589" office:value-type="float" office:value="0.00142115819419336" calcext:value-type="float">
            <text:p>0.001</text:p>
          </table:table-cell>
          <table:table-cell table:style-name="ce589" office:value-type="float" office:value="0.0177492869004006" calcext:value-type="float">
            <text:p>0.018</text:p>
          </table:table-cell>
          <table:table-cell table:style-name="ce589" office:value-type="float" office:value="0.00162932467552809" calcext:value-type="float">
            <text:p>0.002</text:p>
          </table:table-cell>
          <table:table-cell table:style-name="ce589" office:value-type="float" office:value="0.0905873013315363" calcext:value-type="float">
            <text:p>0.091</text:p>
          </table:table-cell>
          <table:table-cell table:style-name="ce586" office:value-type="float" office:value="0.13006804365906" calcext:value-type="float">
            <text:p>0.130</text:p>
          </table:table-cell>
          <table:table-cell table:style-name="ce589" office:value-type="float" office:value="0.000877674894276182" calcext:value-type="float">
            <text:p>0.001</text:p>
          </table:table-cell>
          <table:table-cell table:style-name="ce589" office:value-type="float" office:value="0.0000393828478200851" calcext:value-type="float">
            <text:p>0.000</text:p>
          </table:table-cell>
          <table:table-cell table:style-name="ce589" office:value-type="float" office:value="0.0345635124711301" calcext:value-type="float">
            <text:p>0.035</text:p>
          </table:table-cell>
          <table:table-cell table:style-name="ce589" office:value-type="float" office:value="0.00793283077518857" calcext:value-type="float">
            <text:p>0.008</text:p>
          </table:table-cell>
          <table:table-cell table:style-name="ce589" office:value-type="float" office:value="0.00523566831162446" calcext:value-type="float">
            <text:p>0.005</text:p>
          </table:table-cell>
          <table:table-cell table:style-name="ce586" office:value-type="float" office:value="0.133186039982187" calcext:value-type="float">
            <text:p>0.133</text:p>
          </table:table-cell>
          <table:table-cell table:style-name="ce589" office:value-type="float" office:value="0.00146166626623687" calcext:value-type="float">
            <text:p>0.001</text:p>
          </table:table-cell>
          <table:table-cell table:style-name="ce589" office:value-type="float" office:value="0.000343193388146456" calcext:value-type="float">
            <text:p>0.000</text:p>
          </table:table-cell>
          <table:table-cell table:style-name="ce589" office:value-type="float" office:value="0.000265552916729717" calcext:value-type="float">
            <text:p>0.000</text:p>
          </table:table-cell>
          <table:table-cell table:style-name="ce586" office:value-type="float" office:value="0.0378064086830583" calcext:value-type="float">
            <text:p>0.038</text:p>
          </table:table-cell>
          <table:table-cell table:style-name="ce589" office:value-type="float" office:value="0.000427585204903781" calcext:value-type="float">
            <text:p>0.000</text:p>
          </table:table-cell>
          <table:table-cell table:style-name="ce586" office:value-type="float" office:value="0.0000708891260761532" calcext:value-type="float">
            <text:p>0.000</text:p>
          </table:table-cell>
          <table:table-cell table:style-name="ce586" office:value-type="float" office:value="0.0116663247485326" calcext:value-type="float">
            <text:p>0.012</text:p>
          </table:table-cell>
          <table:table-cell table:style-name="ce586" office:value-type="float" office:value="0.00464042469742946" calcext:value-type="float">
            <text:p>0.005</text:p>
          </table:table-cell>
          <table:table-cell table:style-name="ce32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87" office:value-type="float" office:value="0.194251958587788" calcext:value-type="float">
            <text:p>0.194</text:p>
          </table:table-cell>
          <table:table-cell table:style-name="ce586" office:value-type="float" office:value="0.04865582064538" calcext:value-type="float">
            <text:p>0.049</text:p>
          </table:table-cell>
          <table:table-cell table:style-name="ce586" office:value-type="float" office:value="0.0218653571097113" calcext:value-type="float">
            <text:p>0.022</text:p>
          </table:table-cell>
          <table:table-cell table:style-name="ce586" office:value-type="float" office:value="0.447680584310035" calcext:value-type="float">
            <text:p>0.448</text:p>
          </table:table-cell>
          <table:table-cell table:style-name="ce585" office:value-type="float" office:value="0.596167423282437" calcext:value-type="float">
            <text:p>0.596</text:p>
          </table:table-cell>
          <table:table-cell table:style-name="ce586" office:value-type="float" office:value="0.0237692364957565" calcext:value-type="float">
            <text:p>0.024</text:p>
          </table:table-cell>
          <table:table-cell table:style-name="ce586" office:value-type="float" office:value="0.0605505659112691" calcext:value-type="float">
            <text:p>0.061</text:p>
          </table:table-cell>
          <table:table-cell table:style-name="ce586" office:value-type="float" office:value="0.312175457203357" calcext:value-type="float">
            <text:p>0.312</text:p>
          </table:table-cell>
          <table:table-cell table:style-name="ce587" office:value-type="float" office:value="0.470596900844431" calcext:value-type="float">
            <text:p>0.471</text:p>
          </table:table-cell>
          <table:table-cell table:style-name="ce586" office:value-type="float" office:value="0.150145419477739" calcext:value-type="float">
            <text:p>0.150</text:p>
          </table:table-cell>
          <table:table-cell table:style-name="ce586" office:value-type="float" office:value="0.533253886501963" calcext:value-type="float">
            <text:p>0.533</text:p>
          </table:table-cell>
          <table:table-cell table:style-name="ce586" office:value-type="float" office:value="0.640555268448344" calcext:value-type="float">
            <text:p>0.641</text:p>
          </table:table-cell>
          <table:table-cell table:style-name="ce586" office:value-type="float" office:value="0.436018760458397" calcext:value-type="float">
            <text:p>0.436</text:p>
          </table:table-cell>
          <table:table-cell table:style-name="ce586" office:value-type="float" office:value="0.918994252984792" calcext:value-type="float">
            <text:p>0.919</text:p>
          </table:table-cell>
          <table:table-cell table:style-name="ce587" office:value-type="float" office:value="0.0373113100247486" calcext:value-type="float">
            <text:p>0.037</text:p>
          </table:table-cell>
          <table:table-cell table:style-name="ce586" office:value-type="float" office:value="0.263994481180265" calcext:value-type="float">
            <text:p>0.264</text:p>
          </table:table-cell>
          <table:table-cell table:style-name="ce586" office:value-type="float" office:value="0.000104645852779083" calcext:value-type="float">
            <text:p>0.000</text:p>
          </table:table-cell>
          <table:table-cell table:style-name="ce586" office:value-type="float" office:value="0.227818522396958" calcext:value-type="float">
            <text:p>0.228</text:p>
          </table:table-cell>
          <table:table-cell table:style-name="ce586" office:value-type="float" office:value="1.11498130732511" calcext:value-type="float">
            <text:p>1.115</text:p>
          </table:table-cell>
          <table:table-cell table:style-name="ce586" office:value-type="float" office:value="1.05235920361851" calcext:value-type="float">
            <text:p>1.052</text:p>
          </table:table-cell>
          <table:table-cell table:style-name="ce587" office:value-type="float" office:value="0.11164024655193" calcext:value-type="float">
            <text:p>0.112</text:p>
          </table:table-cell>
          <table:table-cell table:style-name="ce586" office:value-type="float" office:value="0.199162437098841" calcext:value-type="float">
            <text:p>0.199</text:p>
          </table:table-cell>
          <table:table-cell table:style-name="ce586" office:value-type="float" office:value="0.0123999709422097" calcext:value-type="float">
            <text:p>0.012</text:p>
          </table:table-cell>
          <table:table-cell table:style-name="ce586" office:value-type="float" office:value="0.00218631066612644" calcext:value-type="float">
            <text:p>0.002</text:p>
          </table:table-cell>
          <table:table-cell table:style-name="ce587" office:value-type="float" office:value="0.0396405241672508" calcext:value-type="float">
            <text:p>0.040</text:p>
          </table:table-cell>
          <table:table-cell table:style-name="ce586" office:value-type="float" office:value="0.00803747662796765" calcext:value-type="float">
            <text:p>0.008</text:p>
          </table:table-cell>
          <table:table-cell table:style-name="ce587" office:value-type="float" office:value="0.00000450089689372401" calcext:value-type="float">
            <text:p>0.000</text:p>
          </table:table-cell>
          <table:table-cell table:style-name="ce587" office:value-type="float" office:value="0.0806920795106841" calcext:value-type="float">
            <text:p>0.081</text:p>
          </table:table-cell>
          <table:table-cell table:style-name="ce587" office:value-type="float" office:value="0.0025733877989867" calcext:value-type="float">
            <text:p>0.003</text:p>
          </table:table-cell>
          <table:table-cell table:style-name="ce32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86" office:value-type="float" office:value="0.0347142925170699" calcext:value-type="float">
            <text:p>0.035</text:p>
          </table:table-cell>
          <table:table-cell table:style-name="ce589" office:value-type="float" office:value="0.000499599555203365" calcext:value-type="float">
            <text:p>0.000</text:p>
          </table:table-cell>
          <table:table-cell table:style-name="ce589" office:value-type="float" office:value="0.000787656956401702" calcext:value-type="float">
            <text:p>0.001</text:p>
          </table:table-cell>
          <table:table-cell table:style-name="ce589" office:value-type="float" office:value="0.00187012265934233" calcext:value-type="float">
            <text:p>0.002</text:p>
          </table:table-cell>
          <table:table-cell table:style-name="ce586" office:value-type="float" office:value="0.0151162622175721" calcext:value-type="float">
            <text:p>0.015</text:p>
          </table:table-cell>
          <table:table-cell table:style-name="ce585" office:value-type="float" office:value="0.00940124838676603" calcext:value-type="float">
            <text:p>0.009</text:p>
          </table:table-cell>
          <table:table-cell table:style-name="ce589" office:value-type="float" office:value="0.00149654821716323" calcext:value-type="float">
            <text:p>0.001</text:p>
          </table:table-cell>
          <table:table-cell table:style-name="ce589" office:value-type="float" office:value="0.000701014691197515" calcext:value-type="float">
            <text:p>0.001</text:p>
          </table:table-cell>
          <table:table-cell table:style-name="ce586" office:value-type="float" office:value="0.019830951713748" calcext:value-type="float">
            <text:p>0.020</text:p>
          </table:table-cell>
          <table:table-cell table:style-name="ce589" office:value-type="float" office:value="0.000181161099972391" calcext:value-type="float">
            <text:p>0.000</text:p>
          </table:table-cell>
          <table:table-cell table:style-name="ce589" office:value-type="float" office:value="0.00116910796814481" calcext:value-type="float">
            <text:p>0.001</text:p>
          </table:table-cell>
          <table:table-cell table:style-name="ce589" office:value-type="float" office:value="0.0079812154167961" calcext:value-type="float">
            <text:p>0.008</text:p>
          </table:table-cell>
          <table:table-cell table:style-name="ce589" office:value-type="float" office:value="0.00217505842389213" calcext:value-type="float">
            <text:p>0.002</text:p>
          </table:table-cell>
          <table:table-cell table:style-name="ce589" office:value-type="float" office:value="0.0298263184904856" calcext:value-type="float">
            <text:p>0.030</text:p>
          </table:table-cell>
          <table:table-cell table:style-name="ce586" office:value-type="float" office:value="0.026835472504606" calcext:value-type="float">
            <text:p>0.027</text:p>
          </table:table-cell>
          <table:table-cell table:style-name="ce589" office:value-type="float" office:value="0.0010127018010879" calcext:value-type="float">
            <text:p>0.001</text:p>
          </table:table-cell>
          <table:table-cell table:style-name="ce589" office:value-type="float" office:value="0.0000382576235966541" calcext:value-type="float">
            <text:p>0.000</text:p>
          </table:table-cell>
          <table:table-cell table:style-name="ce589" office:value-type="float" office:value="0.00535831775197844" calcext:value-type="float">
            <text:p>0.005</text:p>
          </table:table-cell>
          <table:table-cell table:style-name="ce589" office:value-type="float" office:value="0.00679522908529983" calcext:value-type="float">
            <text:p>0.007</text:p>
          </table:table-cell>
          <table:table-cell table:style-name="ce589" office:value-type="float" office:value="0.00554735542151485" calcext:value-type="float">
            <text:p>0.006</text:p>
          </table:table-cell>
          <table:table-cell table:style-name="ce586" office:value-type="float" office:value="0.00435461774467798" calcext:value-type="float">
            <text:p>0.004</text:p>
          </table:table-cell>
          <table:table-cell table:style-name="ce589" office:value-type="float" office:value="0.000244173656484528" calcext:value-type="float">
            <text:p>0.000</text:p>
          </table:table-cell>
          <table:table-cell table:style-name="ce589" office:value-type="float" office:value="0.000749399332805048" calcext:value-type="float">
            <text:p>0.001</text:p>
          </table:table-cell>
          <table:table-cell table:style-name="ce589" office:value-type="float" office:value="0.000678510206728895" calcext:value-type="float">
            <text:p>0.001</text:p>
          </table:table-cell>
          <table:table-cell table:style-name="ce586" office:value-type="float" office:value="0.00219643768413732" calcext:value-type="float">
            <text:p>0.002</text:p>
          </table:table-cell>
          <table:table-cell table:style-name="ce589" office:value-type="float" office:value="0.000245298880707959" calcext:value-type="float">
            <text:p>0.000</text:p>
          </table:table-cell>
          <table:table-cell table:style-name="ce586" office:value-type="float" office:value="0.0000247549329154821" calcext:value-type="float">
            <text:p>0.000</text:p>
          </table:table-cell>
          <table:table-cell table:style-name="ce586" office:value-type="float" office:value="0.0050848882656847" calcext:value-type="float">
            <text:p>0.005</text:p>
          </table:table-cell>
          <table:table-cell table:style-name="ce586" office:value-type="float" office:value="0.000351069957710473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86" office:value-type="float" office:value="0.0488201033820009" calcext:value-type="float">
            <text:p>0.049</text:p>
          </table:table-cell>
          <table:table-cell table:style-name="ce589" office:value-type="float" office:value="0.00019016289375984" calcext:value-type="float">
            <text:p>0.000</text:p>
          </table:table-cell>
          <table:table-cell table:style-name="ce589" office:value-type="float" office:value="0.000836041598009235" calcext:value-type="float">
            <text:p>0.001</text:p>
          </table:table-cell>
          <table:table-cell table:style-name="ce589" office:value-type="float" office:value="0.00359846706653235" calcext:value-type="float">
            <text:p>0.004</text:p>
          </table:table-cell>
          <table:table-cell table:style-name="ce586" office:value-type="float" office:value="0.0267679590512001" calcext:value-type="float">
            <text:p>0.027</text:p>
          </table:table-cell>
          <table:table-cell table:style-name="ce589" office:value-type="float" office:value="0.00112747467187787" calcext:value-type="float">
            <text:p>0.001</text:p>
          </table:table-cell>
          <table:table-cell table:style-name="ce585" office:value-type="float" office:value="0.00418020799004618" calcext:value-type="float">
            <text:p>0.004</text:p>
          </table:table-cell>
          <table:table-cell table:style-name="ce589" office:value-type="float" office:value="0.000683011103622619" calcext:value-type="float">
            <text:p>0.001</text:p>
          </table:table-cell>
          <table:table-cell table:style-name="ce586" office:value-type="float" office:value="0.0373979522899528" calcext:value-type="float">
            <text:p>0.037</text:p>
          </table:table-cell>
          <table:table-cell table:style-name="ce589" office:value-type="float" office:value="0.000128275561471134" calcext:value-type="float">
            <text:p>0.000</text:p>
          </table:table-cell>
          <table:table-cell table:style-name="ce589" office:value-type="float" office:value="0.00209741795247539" calcext:value-type="float">
            <text:p>0.002</text:p>
          </table:table-cell>
          <table:table-cell table:style-name="ce589" office:value-type="float" office:value="0.00819050712235427" calcext:value-type="float">
            <text:p>0.008</text:p>
          </table:table-cell>
          <table:table-cell table:style-name="ce589" office:value-type="float" office:value="0.0015933175003783" calcext:value-type="float">
            <text:p>0.002</text:p>
          </table:table-cell>
          <table:table-cell table:style-name="ce589" office:value-type="float" office:value="0.150836307150926" calcext:value-type="float">
            <text:p>0.151</text:p>
          </table:table-cell>
          <table:table-cell table:style-name="ce586" office:value-type="float" office:value="0.0316491817324438" calcext:value-type="float">
            <text:p>0.032</text:p>
          </table:table-cell>
          <table:table-cell table:style-name="ce589" office:value-type="float" office:value="0.000417458186892902" calcext:value-type="float">
            <text:p>0.000</text:p>
          </table:table-cell>
          <table:table-cell table:style-name="ce589" office:value-type="float" office:value="0.00000900179378744803" calcext:value-type="float">
            <text:p>0.000</text:p>
          </table:table-cell>
          <table:table-cell table:style-name="ce589" office:value-type="float" office:value="0.0343497198686782" calcext:value-type="float">
            <text:p>0.034</text:p>
          </table:table-cell>
          <table:table-cell table:style-name="ce589" office:value-type="float" office:value="0.00462242110985456" calcext:value-type="float">
            <text:p>0.005</text:p>
          </table:table-cell>
          <table:table-cell table:style-name="ce589" office:value-type="float" office:value="0.00525029622652906" calcext:value-type="float">
            <text:p>0.005</text:p>
          </table:table-cell>
          <table:table-cell table:style-name="ce586" office:value-type="float" office:value="0.013429551106649" calcext:value-type="float">
            <text:p>0.013</text:p>
          </table:table-cell>
          <table:table-cell table:style-name="ce589" office:value-type="float" office:value="0.00070664081231467" calcext:value-type="float">
            <text:p>0.001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9" office:value-type="float" office:value="0.000176660203078667" calcext:value-type="float">
            <text:p>0.000</text:p>
          </table:table-cell>
          <table:table-cell table:style-name="ce586" office:value-type="float" office:value="0.00266340573686118" calcext:value-type="float">
            <text:p>0.003</text:p>
          </table:table-cell>
          <table:table-cell table:style-name="ce589" office:value-type="float" office:value="0.000414082514222609" calcext:value-type="float">
            <text:p>0.000</text:p>
          </table:table-cell>
          <table:table-cell table:style-name="ce586" office:value-type="float" office:value="0.00010127018010879" calcext:value-type="float">
            <text:p>0.000</text:p>
          </table:table-cell>
          <table:table-cell table:style-name="ce586" office:value-type="float" office:value="0.00488572357813742" calcext:value-type="float">
            <text:p>0.005</text:p>
          </table:table-cell>
          <table:table-cell table:style-name="ce586" office:value-type="float" office:value="0.000504100452097089" calcext:value-type="float">
            <text:p>0.001</text:p>
          </table:table-cell>
          <table:table-cell table:style-name="ce327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86" office:value-type="float" office:value="0.287025570585451" calcext:value-type="float">
            <text:p>0.287</text:p>
          </table:table-cell>
          <table:table-cell table:style-name="ce589" office:value-type="float" office:value="0.00155731032522851" calcext:value-type="float">
            <text:p>0.002</text:p>
          </table:table-cell>
          <table:table-cell table:style-name="ce589" office:value-type="float" office:value="0.0557503593741125" calcext:value-type="float">
            <text:p>0.056</text:p>
          </table:table-cell>
          <table:table-cell table:style-name="ce589" office:value-type="float" office:value="0.00480133176138009" calcext:value-type="float">
            <text:p>0.005</text:p>
          </table:table-cell>
          <table:table-cell table:style-name="ce586" office:value-type="float" office:value="0.14915184648845" calcext:value-type="float">
            <text:p>0.149</text:p>
          </table:table-cell>
          <table:table-cell table:style-name="ce589" office:value-type="float" office:value="0.00122199350664607" calcext:value-type="float">
            <text:p>0.001</text:p>
          </table:table-cell>
          <table:table-cell table:style-name="ce589" office:value-type="float" office:value="0.0099008479419694" calcext:value-type="float">
            <text:p>0.010</text:p>
          </table:table-cell>
          <table:table-cell table:style-name="ce585" office:value-type="float" office:value="0.00131538711719084" calcext:value-type="float">
            <text:p>0.001</text:p>
          </table:table-cell>
          <table:table-cell table:style-name="ce586" office:value-type="float" office:value="0.214899823087747" calcext:value-type="float">
            <text:p>0.215</text:p>
          </table:table-cell>
          <table:table-cell table:style-name="ce589" office:value-type="float" office:value="0.000258801571389131" calcext:value-type="float">
            <text:p>0.000</text:p>
          </table:table-cell>
          <table:table-cell table:style-name="ce589" office:value-type="float" office:value="0.00950814468799198" calcext:value-type="float">
            <text:p>0.010</text:p>
          </table:table-cell>
          <table:table-cell table:style-name="ce589" office:value-type="float" office:value="0.00812861979006557" calcext:value-type="float">
            <text:p>0.008</text:p>
          </table:table-cell>
          <table:table-cell table:style-name="ce589" office:value-type="float" office:value="0.00449639599683029" calcext:value-type="float">
            <text:p>0.004</text:p>
          </table:table-cell>
          <table:table-cell table:style-name="ce589" office:value-type="float" office:value="0.205042858890491" calcext:value-type="float">
            <text:p>0.205</text:p>
          </table:table-cell>
          <table:table-cell table:style-name="ce586" office:value-type="float" office:value="0.172594767959411" calcext:value-type="float">
            <text:p>0.173</text:p>
          </table:table-cell>
          <table:table-cell table:style-name="ce589" office:value-type="float" office:value="0.0105050933499518" calcext:value-type="float">
            <text:p>0.011</text:p>
          </table:table-cell>
          <table:table-cell table:style-name="ce589" office:value-type="float" office:value="0.0000281306055857751" calcext:value-type="float">
            <text:p>0.000</text:p>
          </table:table-cell>
          <table:table-cell table:style-name="ce589" office:value-type="float" office:value="0.047546349561077" calcext:value-type="float">
            <text:p>0.048</text:p>
          </table:table-cell>
          <table:table-cell table:style-name="ce589" office:value-type="float" office:value="0.0528967907434915" calcext:value-type="float">
            <text:p>0.053</text:p>
          </table:table-cell>
          <table:table-cell table:style-name="ce589" office:value-type="float" office:value="0.0804141491274966" calcext:value-type="float">
            <text:p>0.080</text:p>
          </table:table-cell>
          <table:table-cell table:style-name="ce586" office:value-type="float" office:value="0.0948305218780947" calcext:value-type="float">
            <text:p>0.095</text:p>
          </table:table-cell>
          <table:table-cell table:style-name="ce589" office:value-type="float" office:value="0.000645878704249396" calcext:value-type="float">
            <text:p>0.001</text:p>
          </table:table-cell>
          <table:table-cell table:style-name="ce589" office:value-type="float" office:value="0.00269941291201098" calcext:value-type="float">
            <text:p>0.003</text:p>
          </table:table-cell>
          <table:table-cell table:style-name="ce589" office:value-type="float" office:value="0.000553610317928054" calcext:value-type="float">
            <text:p>0.001</text:p>
          </table:table-cell>
          <table:table-cell table:style-name="ce586" office:value-type="float" office:value="0.166945017133564" calcext:value-type="float">
            <text:p>0.167</text:p>
          </table:table-cell>
          <table:table-cell table:style-name="ce589" office:value-type="float" office:value="0.00118373588304942" calcext:value-type="float">
            <text:p>0.001</text:p>
          </table:table-cell>
          <table:table-cell table:style-name="ce586" office:value-type="float" office:value="0.000195789014876995" calcext:value-type="float">
            <text:p>0.000</text:p>
          </table:table-cell>
          <table:table-cell table:style-name="ce586" office:value-type="float" office:value="0.159408265285023" calcext:value-type="float">
            <text:p>0.159</text:p>
          </table:table-cell>
          <table:table-cell table:style-name="ce586" office:value-type="float" office:value="0.0236454618311791" calcext:value-type="float">
            <text:p>0.024</text:p>
          </table:table-cell>
          <table:table-cell table:style-name="ce327"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87" office:value-type="float" office:value="1.03834791158834" calcext:value-type="float">
            <text:p>1.038</text:p>
          </table:table-cell>
          <table:table-cell table:style-name="ce586" office:value-type="float" office:value="0.0317301978765309" calcext:value-type="float">
            <text:p>0.032</text:p>
          </table:table-cell>
          <table:table-cell table:style-name="ce586" office:value-type="float" office:value="0.0188024967735321" calcext:value-type="float">
            <text:p>0.019</text:p>
          </table:table-cell>
          <table:table-cell table:style-name="ce586" office:value-type="float" office:value="0.148779397270494" calcext:value-type="float">
            <text:p>0.149</text:p>
          </table:table-cell>
          <table:table-cell table:style-name="ce587" office:value-type="float" office:value="0.524774196754187" calcext:value-type="float">
            <text:p>0.525</text:p>
          </table:table-cell>
          <table:table-cell table:style-name="ce586" office:value-type="float" office:value="0.0454219262272393" calcext:value-type="float">
            <text:p>0.045</text:p>
          </table:table-cell>
          <table:table-cell table:style-name="ce586" office:value-type="float" office:value="0.092622831951723" calcext:value-type="float">
            <text:p>0.093</text:p>
          </table:table-cell>
          <table:table-cell table:style-name="ce586" office:value-type="float" office:value="0.182634018480863" calcext:value-type="float">
            <text:p>0.183</text:p>
          </table:table-cell>
          <table:table-cell table:style-name="ce585" office:value-type="float" office:value="0.671556321028091" calcext:value-type="float">
            <text:p>0.672</text:p>
          </table:table-cell>
          <table:table-cell table:style-name="ce586" office:value-type="float" office:value="0.0424895919009781" calcext:value-type="float">
            <text:p>0.042</text:p>
          </table:table-cell>
          <table:table-cell table:style-name="ce586" office:value-type="float" office:value="0.688004848726206" calcext:value-type="float">
            <text:p>0.688</text:p>
          </table:table-cell>
          <table:table-cell table:style-name="ce586" office:value-type="float" office:value="1.10764484538834" calcext:value-type="float">
            <text:p>1.108</text:p>
          </table:table-cell>
          <table:table-cell table:style-name="ce586" office:value-type="float" office:value="0.656451311052754" calcext:value-type="float">
            <text:p>0.656</text:p>
          </table:table-cell>
          <table:table-cell table:style-name="ce586" office:value-type="float" office:value="0.564833304332554" calcext:value-type="float">
            <text:p>0.565</text:p>
          </table:table-cell>
          <table:table-cell table:style-name="ce587" office:value-type="float" office:value="0.758663303836556" calcext:value-type="float">
            <text:p>0.759</text:p>
          </table:table-cell>
          <table:table-cell table:style-name="ce586" office:value-type="float" office:value="0.313777776497523" calcext:value-type="float">
            <text:p>0.314</text:p>
          </table:table-cell>
          <table:table-cell table:style-name="ce586" office:value-type="float" office:value="0.000685261552069481" calcext:value-type="float">
            <text:p>0.001</text:p>
          </table:table-cell>
          <table:table-cell table:style-name="ce586" office:value-type="float" office:value="0.659826983723047" calcext:value-type="float">
            <text:p>0.660</text:p>
          </table:table-cell>
          <table:table-cell table:style-name="ce586" office:value-type="float" office:value="1.36298410184197" calcext:value-type="float">
            <text:p>1.363</text:p>
          </table:table-cell>
          <table:table-cell table:style-name="ce586" office:value-type="float" office:value="0.999062958275696" calcext:value-type="float">
            <text:p>0.999</text:p>
          </table:table-cell>
          <table:table-cell table:style-name="ce587" office:value-type="float" office:value="0.249456584213536" calcext:value-type="float">
            <text:p>0.249</text:p>
          </table:table-cell>
          <table:table-cell table:style-name="ce586" office:value-type="float" office:value="0.375686488046473" calcext:value-type="float">
            <text:p>0.376</text:p>
          </table:table-cell>
          <table:table-cell table:style-name="ce586" office:value-type="float" office:value="0.0237771130653205" calcext:value-type="float">
            <text:p>0.024</text:p>
          </table:table-cell>
          <table:table-cell table:style-name="ce586" office:value-type="float" office:value="0.0070484045355718" calcext:value-type="float">
            <text:p>0.007</text:p>
          </table:table-cell>
          <table:table-cell table:style-name="ce587" office:value-type="float" office:value="0.0921367350872008" calcext:value-type="float">
            <text:p>0.092</text:p>
          </table:table-cell>
          <table:table-cell table:style-name="ce586" office:value-type="float" office:value="0.00865860039930157" calcext:value-type="float">
            <text:p>0.009</text:p>
          </table:table-cell>
          <table:table-cell table:style-name="ce587" office:value-type="float" office:value="0.0000292558298092061" calcext:value-type="float">
            <text:p>0.000</text:p>
          </table:table-cell>
          <table:table-cell table:style-name="ce587" office:value-type="float" office:value="0.218552300917004" calcext:value-type="float">
            <text:p>0.219</text:p>
          </table:table-cell>
          <table:table-cell table:style-name="ce587" office:value-type="float" office:value="0.0363717477981837" calcext:value-type="float">
            <text:p>0.036</text:p>
          </table:table-cell>
          <table:table-cell table:style-name="ce325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86" office:value-type="float" office:value="0.545725871794472" calcext:value-type="float">
            <text:p>0.546</text:p>
          </table:table-cell>
          <table:table-cell table:style-name="ce589" office:value-type="float" office:value="0.00290757939334571" calcext:value-type="float">
            <text:p>0.003</text:p>
          </table:table-cell>
          <table:table-cell table:style-name="ce589" office:value-type="float" office:value="0.00167883454135906" calcext:value-type="float">
            <text:p>0.002</text:p>
          </table:table-cell>
          <table:table-cell table:style-name="ce589" office:value-type="float" office:value="0.00574201921216841" calcext:value-type="float">
            <text:p>0.006</text:p>
          </table:table-cell>
          <table:table-cell table:style-name="ce586" office:value-type="float" office:value="0.0888409533367714" calcext:value-type="float">
            <text:p>0.089</text:p>
          </table:table-cell>
          <table:table-cell table:style-name="ce589" office:value-type="float" office:value="0.00129963397806281" calcext:value-type="float">
            <text:p>0.001</text:p>
          </table:table-cell>
          <table:table-cell table:style-name="ce589" office:value-type="float" office:value="0.00283218937037583" calcext:value-type="float">
            <text:p>0.003</text:p>
          </table:table-cell>
          <table:table-cell table:style-name="ce589" office:value-type="float" office:value="0.0607193495447838" calcext:value-type="float">
            <text:p>0.061</text:p>
          </table:table-cell>
          <table:table-cell table:style-name="ce586" office:value-type="float" office:value="0.230709223426952" calcext:value-type="float">
            <text:p>0.231</text:p>
          </table:table-cell>
          <table:table-cell table:style-name="ce585" office:value-type="float" office:value="0.000444463568255246" calcext:value-type="float">
            <text:p>0.000</text:p>
          </table:table-cell>
          <table:table-cell table:style-name="ce589" office:value-type="float" office:value="0.00353995540691394" calcext:value-type="float">
            <text:p>0.004</text:p>
          </table:table-cell>
          <table:table-cell table:style-name="ce589" office:value-type="float" office:value="0.0686758100286644" calcext:value-type="float">
            <text:p>0.069</text:p>
          </table:table-cell>
          <table:table-cell table:style-name="ce589" office:value-type="float" office:value="0.00650042033876091" calcext:value-type="float">
            <text:p>0.007</text:p>
          </table:table-cell>
          <table:table-cell table:style-name="ce589" office:value-type="float" office:value="0.372717021320839" calcext:value-type="float">
            <text:p>0.373</text:p>
          </table:table-cell>
          <table:table-cell table:style-name="ce586" office:value-type="float" office:value="0.129784487154755" calcext:value-type="float">
            <text:p>0.130</text:p>
          </table:table-cell>
          <table:table-cell table:style-name="ce589" office:value-type="float" office:value="0.00187237310778919" calcext:value-type="float">
            <text:p>0.002</text:p>
          </table:table-cell>
          <table:table-cell table:style-name="ce589" office:value-type="float" office:value="0.0000821413683104632" calcext:value-type="float">
            <text:p>0.000</text:p>
          </table:table-cell>
          <table:table-cell table:style-name="ce589" office:value-type="float" office:value="0.153396192259231" calcext:value-type="float">
            <text:p>0.153</text:p>
          </table:table-cell>
          <table:table-cell table:style-name="ce589" office:value-type="float" office:value="0.0515724018325132" calcext:value-type="float">
            <text:p>0.052</text:p>
          </table:table-cell>
          <table:table-cell table:style-name="ce589" office:value-type="float" office:value="0.06582111617382" calcext:value-type="float">
            <text:p>0.066</text:p>
          </table:table-cell>
          <table:table-cell table:style-name="ce586" office:value-type="float" office:value="0.0559337709225317" calcext:value-type="float">
            <text:p>0.056</text:p>
          </table:table-cell>
          <table:table-cell table:style-name="ce589" office:value-type="float" office:value="0.00169796335315738" calcext:value-type="float">
            <text:p>0.002</text:p>
          </table:table-cell>
          <table:table-cell table:style-name="ce589" office:value-type="float" office:value="0.000809036216646891" calcext:value-type="float">
            <text:p>0.001</text:p>
          </table:table-cell>
          <table:table-cell table:style-name="ce589" office:value-type="float" office:value="0.00121074126441176" calcext:value-type="float">
            <text:p>0.001</text:p>
          </table:table-cell>
          <table:table-cell table:style-name="ce586" office:value-type="float" office:value="0.0185864537226333" calcext:value-type="float">
            <text:p>0.019</text:p>
          </table:table-cell>
          <table:table-cell table:style-name="ce589" office:value-type="float" office:value="0.000872048773159028" calcext:value-type="float">
            <text:p>0.001</text:p>
          </table:table-cell>
          <table:table-cell table:style-name="ce586" office:value-type="float" office:value="0.00001125224223431" calcext:value-type="float">
            <text:p>0.000</text:p>
          </table:table-cell>
          <table:table-cell table:style-name="ce586" office:value-type="float" office:value="0.139885625008495" calcext:value-type="float">
            <text:p>0.140</text:p>
          </table:table-cell>
          <table:table-cell table:style-name="ce586" office:value-type="float" office:value="0.0121220405590222" calcext:value-type="float">
            <text:p>0.012</text:p>
          </table:table-cell>
          <table:table-cell table:style-name="ce327"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86" office:value-type="float" office:value="0.688502197832962" calcext:value-type="float">
            <text:p>0.689</text:p>
          </table:table-cell>
          <table:table-cell table:style-name="ce589" office:value-type="float" office:value="0.00097556940171468" calcext:value-type="float">
            <text:p>0.001</text:p>
          </table:table-cell>
          <table:table-cell table:style-name="ce589" office:value-type="float" office:value="0.0279888273336228" calcext:value-type="float">
            <text:p>0.028</text:p>
          </table:table-cell>
          <table:table-cell table:style-name="ce589" office:value-type="float" office:value="0.00267240753064863" calcext:value-type="float">
            <text:p>0.003</text:p>
          </table:table-cell>
          <table:table-cell table:style-name="ce586" office:value-type="float" office:value="0.261527989682504" calcext:value-type="float">
            <text:p>0.262</text:p>
          </table:table-cell>
          <table:table-cell table:style-name="ce589" office:value-type="float" office:value="0.00165745528111387" calcext:value-type="float">
            <text:p>0.002</text:p>
          </table:table-cell>
          <table:table-cell table:style-name="ce589" office:value-type="float" office:value="0.00235621952386452" calcext:value-type="float">
            <text:p>0.002</text:p>
          </table:table-cell>
          <table:table-cell table:style-name="ce589" office:value-type="float" office:value="0.0261310821407382" calcext:value-type="float">
            <text:p>0.026</text:p>
          </table:table-cell>
          <table:table-cell table:style-name="ce586" office:value-type="float" office:value="0.733493163182627" calcext:value-type="float">
            <text:p>0.733</text:p>
          </table:table-cell>
          <table:table-cell table:style-name="ce589" office:value-type="float" office:value="0.00103183061288623" calcext:value-type="float">
            <text:p>0.001</text:p>
          </table:table-cell>
          <table:table-cell table:style-name="ce585" office:value-type="float" office:value="0.328814147795231" calcext:value-type="float">
            <text:p>0.329</text:p>
          </table:table-cell>
          <table:table-cell table:style-name="ce589" office:value-type="float" office:value="0.195509959269584" calcext:value-type="float">
            <text:p>0.196</text:p>
          </table:table-cell>
          <table:table-cell table:style-name="ce589" office:value-type="float" office:value="0.0115402996355084" calcext:value-type="float">
            <text:p>0.012</text:p>
          </table:table-cell>
          <table:table-cell table:style-name="ce589" office:value-type="float" office:value="0.795673053769425" calcext:value-type="float">
            <text:p>0.796</text:p>
          </table:table-cell>
          <table:table-cell table:style-name="ce586" office:value-type="float" office:value="0.33733096994238" calcext:value-type="float">
            <text:p>0.337</text:p>
          </table:table-cell>
          <table:table-cell table:style-name="ce589" office:value-type="float" office:value="0.00236184564498168" calcext:value-type="float">
            <text:p>0.002</text:p>
          </table:table-cell>
          <table:table-cell table:style-name="ce589" office:value-type="float" office:value="0.0000697639018527222" calcext:value-type="float">
            <text:p>0.000</text:p>
          </table:table-cell>
          <table:table-cell table:style-name="ce589" office:value-type="float" office:value="0.202993825579623" calcext:value-type="float">
            <text:p>0.203</text:p>
          </table:table-cell>
          <table:table-cell table:style-name="ce589" office:value-type="float" office:value="0.299065469776162" calcext:value-type="float">
            <text:p>0.299</text:p>
          </table:table-cell>
          <table:table-cell table:style-name="ce589" office:value-type="float" office:value="0.207986445458987" calcext:value-type="float">
            <text:p>0.208</text:p>
          </table:table-cell>
          <table:table-cell table:style-name="ce586" office:value-type="float" office:value="0.376723944780476" calcext:value-type="float">
            <text:p>0.377</text:p>
          </table:table-cell>
          <table:table-cell table:style-name="ce589" office:value-type="float" office:value="0.00184986862332057" calcext:value-type="float">
            <text:p>0.002</text:p>
          </table:table-cell>
          <table:table-cell table:style-name="ce589" office:value-type="float" office:value="0.00135251951656407" calcext:value-type="float">
            <text:p>0.001</text:p>
          </table:table-cell>
          <table:table-cell table:style-name="ce589" office:value-type="float" office:value="0.0012051151432946" calcext:value-type="float">
            <text:p>0.001</text:p>
          </table:table-cell>
          <table:table-cell table:style-name="ce586" office:value-type="float" office:value="0.147223212169489" calcext:value-type="float">
            <text:p>0.147</text:p>
          </table:table-cell>
          <table:table-cell table:style-name="ce589" office:value-type="float" office:value="0.000967692832150662" calcext:value-type="float">
            <text:p>0.001</text:p>
          </table:table-cell>
          <table:table-cell table:style-name="ce586" office:value-type="float" office:value="0.000258801571389131" calcext:value-type="float">
            <text:p>0.000</text:p>
          </table:table-cell>
          <table:table-cell table:style-name="ce586" office:value-type="float" office:value="0.224991959147699" calcext:value-type="float">
            <text:p>0.225</text:p>
          </table:table-cell>
          <table:table-cell table:style-name="ce586" office:value-type="float" office:value="0.0289688976322312" calcext:value-type="float">
            <text:p>0.029</text:p>
          </table:table-cell>
          <table:table-cell table:style-name="ce327"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86" office:value-type="float" office:value="1.20895778401762" calcext:value-type="float">
            <text:p>1.209</text:p>
          </table:table-cell>
          <table:table-cell table:style-name="ce589" office:value-type="float" office:value="0.0136804761084741" calcext:value-type="float">
            <text:p>0.014</text:p>
          </table:table-cell>
          <table:table-cell table:style-name="ce589" office:value-type="float" office:value="0.00943950601036268" calcext:value-type="float">
            <text:p>0.009</text:p>
          </table:table-cell>
          <table:table-cell table:style-name="ce589" office:value-type="float" office:value="0.00575214623017929" calcext:value-type="float">
            <text:p>0.006</text:p>
          </table:table-cell>
          <table:table-cell table:style-name="ce586" office:value-type="float" office:value="0.901573531557633" calcext:value-type="float">
            <text:p>0.902</text:p>
          </table:table-cell>
          <table:table-cell table:style-name="ce589" office:value-type="float" office:value="0.00884876329306141" calcext:value-type="float">
            <text:p>0.009</text:p>
          </table:table-cell>
          <table:table-cell table:style-name="ce589" office:value-type="float" office:value="0.0265316619642796" calcext:value-type="float">
            <text:p>0.027</text:p>
          </table:table-cell>
          <table:table-cell table:style-name="ce589" office:value-type="float" office:value="0.0130312217315544" calcext:value-type="float">
            <text:p>0.013</text:p>
          </table:table-cell>
          <table:table-cell table:style-name="ce586" office:value-type="float" office:value="0.685439337496783" calcext:value-type="float">
            <text:p>0.685</text:p>
          </table:table-cell>
          <table:table-cell table:style-name="ce589" office:value-type="float" office:value="0.000382576235966541" calcext:value-type="float">
            <text:p>0.000</text:p>
          </table:table-cell>
          <table:table-cell table:style-name="ce589" office:value-type="float" office:value="0.0171585441830994" calcext:value-type="float">
            <text:p>0.017</text:p>
          </table:table-cell>
          <table:table-cell table:style-name="ce585" office:value-type="float" office:value="1.04845355033898" calcext:value-type="float">
            <text:p>1.048</text:p>
          </table:table-cell>
          <table:table-cell table:style-name="ce589" office:value-type="float" office:value="0.00754800409077517" calcext:value-type="float">
            <text:p>0.008</text:p>
          </table:table-cell>
          <table:table-cell table:style-name="ce589" office:value-type="float" office:value="0.246454485985422" calcext:value-type="float">
            <text:p>0.246</text:p>
          </table:table-cell>
          <table:table-cell table:style-name="ce586" office:value-type="float" office:value="0.68939337541792" calcext:value-type="float">
            <text:p>0.689</text:p>
          </table:table-cell>
          <table:table-cell table:style-name="ce589" office:value-type="float" office:value="0.0204959592297957" calcext:value-type="float">
            <text:p>0.020</text:p>
          </table:table-cell>
          <table:table-cell table:style-name="ce589" office:value-type="float" office:value="0.000196914239100426" calcext:value-type="float">
            <text:p>0.000</text:p>
          </table:table-cell>
          <table:table-cell table:style-name="ce589" office:value-type="float" office:value="0.0272202991890194" calcext:value-type="float">
            <text:p>0.027</text:p>
          </table:table-cell>
          <table:table-cell table:style-name="ce589" office:value-type="float" office:value="0.0553329011872196" calcext:value-type="float">
            <text:p>0.055</text:p>
          </table:table-cell>
          <table:table-cell table:style-name="ce589" office:value-type="float" office:value="0.047342683976636" calcext:value-type="float">
            <text:p>0.047</text:p>
          </table:table-cell>
          <table:table-cell table:style-name="ce586" office:value-type="float" office:value="0.356087332522752" calcext:value-type="float">
            <text:p>0.356</text:p>
          </table:table-cell>
          <table:table-cell table:style-name="ce589" office:value-type="float" office:value="0.0024282338741641" calcext:value-type="float">
            <text:p>0.002</text:p>
          </table:table-cell>
          <table:table-cell table:style-name="ce589" office:value-type="float" office:value="0.00134914384389377" calcext:value-type="float">
            <text:p>0.001</text:p>
          </table:table-cell>
          <table:table-cell table:style-name="ce589" office:value-type="float" office:value="0.00087542444582932" calcext:value-type="float">
            <text:p>0.001</text:p>
          </table:table-cell>
          <table:table-cell table:style-name="ce586" office:value-type="float" office:value="0.138105520287028" calcext:value-type="float">
            <text:p>0.138</text:p>
          </table:table-cell>
          <table:table-cell table:style-name="ce589" office:value-type="float" office:value="0.000917057742096267" calcext:value-type="float">
            <text:p>0.001</text:p>
          </table:table-cell>
          <table:table-cell table:style-name="ce586" office:value-type="float" office:value="0.000286932176974906" calcext:value-type="float">
            <text:p>0.000</text:p>
          </table:table-cell>
          <table:table-cell table:style-name="ce586" office:value-type="float" office:value="0.215658224214339" calcext:value-type="float">
            <text:p>0.216</text:p>
          </table:table-cell>
          <table:table-cell table:style-name="ce586" office:value-type="float" office:value="0.0211452136067154" calcext:value-type="float">
            <text:p>0.021</text:p>
          </table:table-cell>
          <table:table-cell table:style-name="ce327"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86" office:value-type="float" office:value="0.512535132875928" calcext:value-type="float">
            <text:p>0.513</text:p>
          </table:table-cell>
          <table:table-cell table:style-name="ce589" office:value-type="float" office:value="0.00136489698302181" calcext:value-type="float">
            <text:p>0.001</text:p>
          </table:table-cell>
          <table:table-cell table:style-name="ce589" office:value-type="float" office:value="0.00456278422601272" calcext:value-type="float">
            <text:p>0.005</text:p>
          </table:table-cell>
          <table:table-cell table:style-name="ce589" office:value-type="float" office:value="0.00491497940794662" calcext:value-type="float">
            <text:p>0.005</text:p>
          </table:table-cell>
          <table:table-cell table:style-name="ce586" office:value-type="float" office:value="0.266257307093585" calcext:value-type="float">
            <text:p>0.266</text:p>
          </table:table-cell>
          <table:table-cell table:style-name="ce589" office:value-type="float" office:value="0.00148867164759922" calcext:value-type="float">
            <text:p>0.001</text:p>
          </table:table-cell>
          <table:table-cell table:style-name="ce589" office:value-type="float" office:value="0.00433886460554995" calcext:value-type="float">
            <text:p>0.004</text:p>
          </table:table-cell>
          <table:table-cell table:style-name="ce589" office:value-type="float" office:value="0.0506463422966294" calcext:value-type="float">
            <text:p>0.051</text:p>
          </table:table-cell>
          <table:table-cell table:style-name="ce586" office:value-type="float" office:value="0.547385577524033" calcext:value-type="float">
            <text:p>0.547</text:p>
          </table:table-cell>
          <table:table-cell table:style-name="ce589" office:value-type="float" office:value="0.000470343725394159" calcext:value-type="float">
            <text:p>0.000</text:p>
          </table:table-cell>
          <table:table-cell table:style-name="ce589" office:value-type="float" office:value="0.0126914040160783" calcext:value-type="float">
            <text:p>0.013</text:p>
          </table:table-cell>
          <table:table-cell table:style-name="ce589" office:value-type="float" office:value="0.211065058934294" calcext:value-type="float">
            <text:p>0.211</text:p>
          </table:table-cell>
          <table:table-cell table:style-name="ce585" office:value-type="float" office:value="0.244070135855972" calcext:value-type="float">
            <text:p>0.244</text:p>
          </table:table-cell>
          <table:table-cell table:style-name="ce589" office:value-type="float" office:value="0.356707331069862" calcext:value-type="float">
            <text:p>0.357</text:p>
          </table:table-cell>
          <table:table-cell table:style-name="ce586" office:value-type="float" office:value="0.29128229382269" calcext:value-type="float">
            <text:p>0.291</text:p>
          </table:table-cell>
          <table:table-cell table:style-name="ce589" office:value-type="float" office:value="0.00211204586737999" calcext:value-type="float">
            <text:p>0.002</text:p>
          </table:table-cell>
          <table:table-cell table:style-name="ce589" office:value-type="float" office:value="0.0000933936105447732" calcext:value-type="float">
            <text:p>0.000</text:p>
          </table:table-cell>
          <table:table-cell table:style-name="ce589" office:value-type="float" office:value="0.0623993093103663" calcext:value-type="float">
            <text:p>0.062</text:p>
          </table:table-cell>
          <table:table-cell table:style-name="ce589" office:value-type="float" office:value="0.0681300762803004" calcext:value-type="float">
            <text:p>0.068</text:p>
          </table:table-cell>
          <table:table-cell table:style-name="ce589" office:value-type="float" office:value="0.068567788503215" calcext:value-type="float">
            <text:p>0.069</text:p>
          </table:table-cell>
          <table:table-cell table:style-name="ce586" office:value-type="float" office:value="0.149326256243082" calcext:value-type="float">
            <text:p>0.149</text:p>
          </table:table-cell>
          <table:table-cell table:style-name="ce589" office:value-type="float" office:value="0.00114660348367619" calcext:value-type="float">
            <text:p>0.001</text:p>
          </table:table-cell>
          <table:table-cell table:style-name="ce589" office:value-type="float" office:value="0.000832665925338942" calcext:value-type="float">
            <text:p>0.001</text:p>
          </table:table-cell>
          <table:table-cell table:style-name="ce589" office:value-type="float" office:value="0.00147741940536491" calcext:value-type="float">
            <text:p>0.001</text:p>
          </table:table-cell>
          <table:table-cell table:style-name="ce586" office:value-type="float" office:value="0.0798425352219937" calcext:value-type="float">
            <text:p>0.080</text:p>
          </table:table-cell>
          <table:table-cell table:style-name="ce589" office:value-type="float" office:value="0.000921558638989992" calcext:value-type="float">
            <text:p>0.001</text:p>
          </table:table-cell>
          <table:table-cell table:style-name="ce586" office:value-type="float" office:value="0.0000562612111715502" calcext:value-type="float">
            <text:p>0.000</text:p>
          </table:table-cell>
          <table:table-cell table:style-name="ce586" office:value-type="float" office:value="0.202005878711451" calcext:value-type="float">
            <text:p>0.202</text:p>
          </table:table-cell>
          <table:table-cell table:style-name="ce586" office:value-type="float" office:value="0.0140923081742499" calcext:value-type="float">
            <text:p>0.014</text:p>
          </table:table-cell>
          <table:table-cell table:style-name="ce327"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86" office:value-type="float" office:value="1.70543821767364" calcext:value-type="float">
            <text:p>1.705</text:p>
          </table:table-cell>
          <table:table-cell table:style-name="ce589" office:value-type="float" office:value="0.00179360741214902" calcext:value-type="float">
            <text:p>0.002</text:p>
          </table:table-cell>
          <table:table-cell table:style-name="ce589" office:value-type="float" office:value="0.00246761672198419" calcext:value-type="float">
            <text:p>0.002</text:p>
          </table:table-cell>
          <table:table-cell table:style-name="ce589" office:value-type="float" office:value="0.00526717458988053" calcext:value-type="float">
            <text:p>0.005</text:p>
          </table:table-cell>
          <table:table-cell table:style-name="ce586" office:value-type="float" office:value="2.13503082259202" calcext:value-type="float">
            <text:p>2.135</text:p>
          </table:table-cell>
          <table:table-cell table:style-name="ce589" office:value-type="float" office:value="0.00155505987678165" calcext:value-type="float">
            <text:p>0.002</text:p>
          </table:table-cell>
          <table:table-cell table:style-name="ce589" office:value-type="float" office:value="0.0109124245188339" calcext:value-type="float">
            <text:p>0.011</text:p>
          </table:table-cell>
          <table:table-cell table:style-name="ce589" office:value-type="float" office:value="0.014024794720844" calcext:value-type="float">
            <text:p>0.014</text:p>
          </table:table-cell>
          <table:table-cell table:style-name="ce586" office:value-type="float" office:value="1.94561395249231" calcext:value-type="float">
            <text:p>1.946</text:p>
          </table:table-cell>
          <table:table-cell table:style-name="ce589" office:value-type="float" office:value="0.00174972366743521" calcext:value-type="float">
            <text:p>0.002</text:p>
          </table:table-cell>
          <table:table-cell table:style-name="ce589" office:value-type="float" office:value="0.0139415281283101" calcext:value-type="float">
            <text:p>0.014</text:p>
          </table:table-cell>
          <table:table-cell table:style-name="ce589" office:value-type="float" office:value="0.00501287391538512" calcext:value-type="float">
            <text:p>0.005</text:p>
          </table:table-cell>
          <table:table-cell table:style-name="ce589" office:value-type="float" office:value="0.00611784410279436" calcext:value-type="float">
            <text:p>0.006</text:p>
          </table:table-cell>
          <table:table-cell table:style-name="ce585" office:value-type="float" office:value="0.615748575218584" calcext:value-type="float">
            <text:p>0.616</text:p>
          </table:table-cell>
          <table:table-cell table:style-name="ce586" office:value-type="float" office:value="1.05580013929376" calcext:value-type="float">
            <text:p>1.056</text:p>
          </table:table-cell>
          <table:table-cell table:style-name="ce589" office:value-type="float" office:value="0.00342855820879427" calcext:value-type="float">
            <text:p>0.003</text:p>
          </table:table-cell>
          <table:table-cell table:style-name="ce589" office:value-type="float" office:value="0.000102395404332221" calcext:value-type="float">
            <text:p>0.000</text:p>
          </table:table-cell>
          <table:table-cell table:style-name="ce589" office:value-type="float" office:value="0.0398138086976592" calcext:value-type="float">
            <text:p>0.040</text:p>
          </table:table-cell>
          <table:table-cell table:style-name="ce589" office:value-type="float" office:value="0.0240370398609331" calcext:value-type="float">
            <text:p>0.024</text:p>
          </table:table-cell>
          <table:table-cell table:style-name="ce589" office:value-type="float" office:value="0.0310651903604831" calcext:value-type="float">
            <text:p>0.031</text:p>
          </table:table-cell>
          <table:table-cell table:style-name="ce586" office:value-type="float" office:value="0.506256381709183" calcext:value-type="float">
            <text:p>0.506</text:p>
          </table:table-cell>
          <table:table-cell table:style-name="ce589" office:value-type="float" office:value="0.00274329665672479" calcext:value-type="float">
            <text:p>0.003</text:p>
          </table:table-cell>
          <table:table-cell table:style-name="ce589" office:value-type="float" office:value="0.00370648859198172" calcext:value-type="float">
            <text:p>0.004</text:p>
          </table:table-cell>
          <table:table-cell table:style-name="ce589" office:value-type="float" office:value="0.00120061424640088" calcext:value-type="float">
            <text:p>0.001</text:p>
          </table:table-cell>
          <table:table-cell table:style-name="ce586" office:value-type="float" office:value="0.114605212380671" calcext:value-type="float">
            <text:p>0.115</text:p>
          </table:table-cell>
          <table:table-cell table:style-name="ce589" office:value-type="float" office:value="0.000958691038363215" calcext:value-type="float">
            <text:p>0.001</text:p>
          </table:table-cell>
          <table:table-cell table:style-name="ce586" office:value-type="float" office:value="0.000375824890625955" calcext:value-type="float">
            <text:p>0.000</text:p>
          </table:table-cell>
          <table:table-cell table:style-name="ce586" office:value-type="float" office:value="0.568060447405354" calcext:value-type="float">
            <text:p>0.568</text:p>
          </table:table-cell>
          <table:table-cell table:style-name="ce586" office:value-type="float" office:value="0.057062370818633" calcext:value-type="float">
            <text:p>0.057</text:p>
          </table:table-cell>
          <table:table-cell table:style-name="ce327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87" office:value-type="float" office:value="0.291370061312118" calcext:value-type="float">
            <text:p>0.291</text:p>
          </table:table-cell>
          <table:table-cell table:style-name="ce586" office:value-type="float" office:value="0.0347311708804213" calcext:value-type="float">
            <text:p>0.035</text:p>
          </table:table-cell>
          <table:table-cell table:style-name="ce586" office:value-type="float" office:value="0.0493399569732261" calcext:value-type="float">
            <text:p>0.049</text:p>
          </table:table-cell>
          <table:table-cell table:style-name="ce586" office:value-type="float" office:value="0.117801974399439" calcext:value-type="float">
            <text:p>0.118</text:p>
          </table:table-cell>
          <table:table-cell table:style-name="ce587" office:value-type="float" office:value="0.118987960730935" calcext:value-type="float">
            <text:p>0.119</text:p>
          </table:table-cell>
          <table:table-cell table:style-name="ce586" office:value-type="float" office:value="0.0256629888637909" calcext:value-type="float">
            <text:p>0.026</text:p>
          </table:table-cell>
          <table:table-cell table:style-name="ce586" office:value-type="float" office:value="0.0392815776399763" calcext:value-type="float">
            <text:p>0.039</text:p>
          </table:table-cell>
          <table:table-cell table:style-name="ce586" office:value-type="float" office:value="0.106778152682485" calcext:value-type="float">
            <text:p>0.107</text:p>
          </table:table-cell>
          <table:table-cell table:style-name="ce587" office:value-type="float" office:value="0.315293453526484" calcext:value-type="float">
            <text:p>0.315</text:p>
          </table:table-cell>
          <table:table-cell table:style-name="ce586" office:value-type="float" office:value="0.524632418502035" calcext:value-type="float">
            <text:p>0.525</text:p>
          </table:table-cell>
          <table:table-cell table:style-name="ce586" office:value-type="float" office:value="0.62065680328119" calcext:value-type="float">
            <text:p>0.621</text:p>
          </table:table-cell>
          <table:table-cell table:style-name="ce586" office:value-type="float" office:value="0.306674235975003" calcext:value-type="float">
            <text:p>0.307</text:p>
          </table:table-cell>
          <table:table-cell table:style-name="ce586" office:value-type="float" office:value="0.158250409559113" calcext:value-type="float">
            <text:p>0.158</text:p>
          </table:table-cell>
          <table:table-cell table:style-name="ce586" office:value-type="float" office:value="0.463084903928806" calcext:value-type="float">
            <text:p>0.463</text:p>
          </table:table-cell>
          <table:table-cell table:style-name="ce585" office:value-type="float" office:value="0.176743469671201" calcext:value-type="float">
            <text:p>0.177</text:p>
          </table:table-cell>
          <table:table-cell table:style-name="ce586" office:value-type="float" office:value="0.161560819224447" calcext:value-type="float">
            <text:p>0.162</text:p>
          </table:table-cell>
          <table:table-cell table:style-name="ce586" office:value-type="float" office:value="0.000185661996866116" calcext:value-type="float">
            <text:p>0.000</text:p>
          </table:table-cell>
          <table:table-cell table:style-name="ce586" office:value-type="float" office:value="0.238882852185955" calcext:value-type="float">
            <text:p>0.239</text:p>
          </table:table-cell>
          <table:table-cell table:style-name="ce586" office:value-type="float" office:value="0.268383980875869" calcext:value-type="float">
            <text:p>0.268</text:p>
          </table:table-cell>
          <table:table-cell table:style-name="ce586" office:value-type="float" office:value="0.680497352707474" calcext:value-type="float">
            <text:p>0.680</text:p>
          </table:table-cell>
          <table:table-cell table:style-name="ce587" office:value-type="float" office:value="0.620042430855196" calcext:value-type="float">
            <text:p>0.620</text:p>
          </table:table-cell>
          <table:table-cell table:style-name="ce586" office:value-type="float" office:value="0.188838504848861" calcext:value-type="float">
            <text:p>0.189</text:p>
          </table:table-cell>
          <table:table-cell table:style-name="ce586" office:value-type="float" office:value="0.00785969120066556" calcext:value-type="float">
            <text:p>0.008</text:p>
          </table:table-cell>
          <table:table-cell table:style-name="ce586" office:value-type="float" office:value="0.00187237310778919" calcext:value-type="float">
            <text:p>0.002</text:p>
          </table:table-cell>
          <table:table-cell table:style-name="ce587" office:value-type="float" office:value="0.0182623891462852" calcext:value-type="float">
            <text:p>0.018</text:p>
          </table:table-cell>
          <table:table-cell table:style-name="ce586" office:value-type="float" office:value="0.00495211180731984" calcext:value-type="float">
            <text:p>0.005</text:p>
          </table:table-cell>
          <table:table-cell table:style-name="ce587" office:value-type="float" office:value="0.0000483846416075331" calcext:value-type="float">
            <text:p>0.000</text:p>
          </table:table-cell>
          <table:table-cell table:style-name="ce587" office:value-type="float" office:value="0.108509872762345" calcext:value-type="float">
            <text:p>0.109</text:p>
          </table:table-cell>
          <table:table-cell table:style-name="ce587" office:value-type="float" office:value="0.00572739129726381" calcext:value-type="float">
            <text:p>0.006</text:p>
          </table:table-cell>
          <table:table-cell table:style-name="ce325"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86" office:value-type="float" office:value="0.365329924294014" calcext:value-type="float">
            <text:p>0.365</text:p>
          </table:table-cell>
          <table:table-cell table:style-name="ce589" office:value-type="float" office:value="0.000901304602968233" calcext:value-type="float">
            <text:p>0.001</text:p>
          </table:table-cell>
          <table:table-cell table:style-name="ce589" office:value-type="float" office:value="0.00163044989975152" calcext:value-type="float">
            <text:p>0.002</text:p>
          </table:table-cell>
          <table:table-cell table:style-name="ce589" office:value-type="float" office:value="0.00385276774102775" calcext:value-type="float">
            <text:p>0.004</text:p>
          </table:table-cell>
          <table:table-cell table:style-name="ce586" office:value-type="float" office:value="0.0681638330070033" calcext:value-type="float">
            <text:p>0.068</text:p>
          </table:table-cell>
          <table:table-cell table:style-name="ce589" office:value-type="float" office:value="0.00104645852779083" calcext:value-type="float">
            <text:p>0.001</text:p>
          </table:table-cell>
          <table:table-cell table:style-name="ce589" office:value-type="float" office:value="0.00278605517721516" calcext:value-type="float">
            <text:p>0.003</text:p>
          </table:table-cell>
          <table:table-cell table:style-name="ce589" office:value-type="float" office:value="0.00199277209969631" calcext:value-type="float">
            <text:p>0.002</text:p>
          </table:table-cell>
          <table:table-cell table:style-name="ce586" office:value-type="float" office:value="0.158795018083253" calcext:value-type="float">
            <text:p>0.159</text:p>
          </table:table-cell>
          <table:table-cell table:style-name="ce589" office:value-type="float" office:value="0.00034769428504018" calcext:value-type="float">
            <text:p>0.000</text:p>
          </table:table-cell>
          <table:table-cell table:style-name="ce589" office:value-type="float" office:value="0.00374137054290809" calcext:value-type="float">
            <text:p>0.004</text:p>
          </table:table-cell>
          <table:table-cell table:style-name="ce589" office:value-type="float" office:value="0.0350259796269603" calcext:value-type="float">
            <text:p>0.035</text:p>
          </table:table-cell>
          <table:table-cell table:style-name="ce589" office:value-type="float" office:value="0.119826252777391" calcext:value-type="float">
            <text:p>0.120</text:p>
          </table:table-cell>
          <table:table-cell table:style-name="ce589" office:value-type="float" office:value="0.337384980705105" calcext:value-type="float">
            <text:p>0.337</text:p>
          </table:table-cell>
          <table:table-cell table:style-name="ce586" office:value-type="float" office:value="0.19961815290933" calcext:value-type="float">
            <text:p>0.200</text:p>
          </table:table-cell>
          <table:table-cell table:style-name="ce585" office:value-type="float" office:value="0.119439175644531" calcext:value-type="float">
            <text:p>0.119</text:p>
          </table:table-cell>
          <table:table-cell table:style-name="ce589" office:value-type="float" office:value="0.0000686386776292912" calcext:value-type="float">
            <text:p>0.000</text:p>
          </table:table-cell>
          <table:table-cell table:style-name="ce589" office:value-type="float" office:value="0.0185144393723337" calcext:value-type="float">
            <text:p>0.019</text:p>
          </table:table-cell>
          <table:table-cell table:style-name="ce589" office:value-type="float" office:value="0.0735851633154939" calcext:value-type="float">
            <text:p>0.074</text:p>
          </table:table-cell>
          <table:table-cell table:style-name="ce589" office:value-type="float" office:value="0.052243035469678" calcext:value-type="float">
            <text:p>0.052</text:p>
          </table:table-cell>
          <table:table-cell table:style-name="ce586" office:value-type="float" office:value="0.110049179499999" calcext:value-type="float">
            <text:p>0.110</text:p>
          </table:table-cell>
          <table:table-cell table:style-name="ce589" office:value-type="float" office:value="0.000996948661959869" calcext:value-type="float">
            <text:p>0.001</text:p>
          </table:table-cell>
          <table:table-cell table:style-name="ce589" office:value-type="float" office:value="0.000618873322887052" calcext:value-type="float">
            <text:p>0.001</text:p>
          </table:table-cell>
          <table:table-cell table:style-name="ce589" office:value-type="float" office:value="0.00157306346435654" calcext:value-type="float">
            <text:p>0.002</text:p>
          </table:table-cell>
          <table:table-cell table:style-name="ce586" office:value-type="float" office:value="0.0325954953043493" calcext:value-type="float">
            <text:p>0.033</text:p>
          </table:table-cell>
          <table:table-cell table:style-name="ce589" office:value-type="float" office:value="0.000640252583132241" calcext:value-type="float">
            <text:p>0.001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6" office:value-type="float" office:value="0.0836908020661277" calcext:value-type="float">
            <text:p>0.084</text:p>
          </table:table-cell>
          <table:table-cell table:style-name="ce586" office:value-type="float" office:value="0.00721268727219273" calcext:value-type="float">
            <text:p>0.007</text:p>
          </table:table-cell>
          <table:table-cell table:style-name="ce327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86" office:value-type="float" office:value="0.00191400640405614" calcext:value-type="float">
            <text:p>0.002</text:p>
          </table:table-cell>
          <table:table-cell table:style-name="ce589" office:value-type="float" office:value="0.0000371323993732231" calcext:value-type="float">
            <text:p>0.000</text:p>
          </table:table-cell>
          <table:table-cell table:style-name="ce589" office:value-type="float" office:value="0.000675134534058602" calcext:value-type="float">
            <text:p>0.001</text:p>
          </table:table-cell>
          <table:table-cell table:style-name="ce589" office:value-type="float" office:value="0.000253175450271976" calcext:value-type="float">
            <text:p>0.000</text:p>
          </table:table-cell>
          <table:table-cell table:style-name="ce586" office:value-type="float" office:value="0.00107008823648288" calcext:value-type="float">
            <text:p>0.001</text:p>
          </table:table-cell>
          <table:table-cell table:style-name="ce589" office:value-type="float" office:value="0.0000382576235966541" calcext:value-type="float">
            <text:p>0.000</text:p>
          </table:table-cell>
          <table:table-cell table:style-name="ce589" office:value-type="float" office:value="0.000109146749672807" calcext:value-type="float">
            <text:p>0.000</text:p>
          </table:table-cell>
          <table:table-cell table:style-name="ce589" office:value-type="float" office:value="0.000100144955885359" calcext:value-type="float">
            <text:p>0.000</text:p>
          </table:table-cell>
          <table:table-cell table:style-name="ce586" office:value-type="float" office:value="0.00174522277054149" calcext:value-type="float">
            <text:p>0.002</text:p>
          </table:table-cell>
          <table:table-cell table:style-name="ce589" office:value-type="float" office:value="0.00000450089689372401" calcext:value-type="float">
            <text:p>0.000</text:p>
          </table:table-cell>
          <table:table-cell table:style-name="ce589" office:value-type="float" office:value="0.0000303810540326371" calcext:value-type="float">
            <text:p>0.000</text:p>
          </table:table-cell>
          <table:table-cell table:style-name="ce589" office:value-type="float" office:value="0.000322939352124698" calcext:value-type="float">
            <text:p>0.000</text:p>
          </table:table-cell>
          <table:table-cell table:style-name="ce589" office:value-type="float" office:value="0.000133901682588289" calcext:value-type="float">
            <text:p>0.000</text:p>
          </table:table-cell>
          <table:table-cell table:style-name="ce589" office:value-type="float" office:value="0.00145491492089629" calcext:value-type="float">
            <text:p>0.001</text:p>
          </table:table-cell>
          <table:table-cell table:style-name="ce586" office:value-type="float" office:value="0.000398329375094575" calcext:value-type="float">
            <text:p>0.000</text:p>
          </table:table-cell>
          <table:table-cell table:style-name="ce589" office:value-type="float" office:value="0.0000438837447138091" calcext:value-type="float">
            <text:p>0.000</text:p>
          </table:table-cell>
          <table:table-cell table:style-name="ce585" office:value-type="float" office:value="0.0000315062782560681" calcext:value-type="float">
            <text:p>0.000</text:p>
          </table:table-cell>
          <table:table-cell table:style-name="ce589" office:value-type="float" office:value="0.00051647791855483" calcext:value-type="float">
            <text:p>0.001</text:p>
          </table:table-cell>
          <table:table-cell table:style-name="ce589" office:value-type="float" office:value="0.00117360886503854" calcext:value-type="float">
            <text:p>0.001</text:p>
          </table:table-cell>
          <table:table-cell table:style-name="ce589" office:value-type="float" office:value="0.000228420517356494" calcext:value-type="float">
            <text:p>0.000</text:p>
          </table:table-cell>
          <table:table-cell table:style-name="ce586" office:value-type="float" office:value="0.000261052019835993" calcext:value-type="float">
            <text:p>0.000</text:p>
          </table:table-cell>
          <table:table-cell table:style-name="ce589" office:value-type="float" office:value="0.000010127018010879" calcext:value-type="float">
            <text:p>0.000</text:p>
          </table:table-cell>
          <table:table-cell table:style-name="ce589" office:value-type="float" office:value="0.00000787656956401702" calcext:value-type="float">
            <text:p>0.000</text:p>
          </table:table-cell>
          <table:table-cell table:style-name="ce589" office:value-type="float" office:value="0.0000258801571389131" calcext:value-type="float">
            <text:p>0.000</text:p>
          </table:table-cell>
          <table:table-cell table:style-name="ce586" office:value-type="float" office:value="0.0000776404714167392" calcext:value-type="float">
            <text:p>0.000</text:p>
          </table:table-cell>
          <table:table-cell table:style-name="ce589" office:value-type="float" office:value="0.0000911431620979112" calcext:value-type="float">
            <text:p>0.000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271179037846872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86" office:value-type="float" office:value="0.622188233449279" calcext:value-type="float">
            <text:p>0.622</text:p>
          </table:table-cell>
          <table:table-cell table:style-name="ce589" office:value-type="float" office:value="0.0320913948522522" calcext:value-type="float">
            <text:p>0.032</text:p>
          </table:table-cell>
          <table:table-cell table:style-name="ce589" office:value-type="float" office:value="0.00977819850161542" calcext:value-type="float">
            <text:p>0.010</text:p>
          </table:table-cell>
          <table:table-cell table:style-name="ce589" office:value-type="float" office:value="0.021935121011564" calcext:value-type="float">
            <text:p>0.022</text:p>
          </table:table-cell>
          <table:table-cell table:style-name="ce586" office:value-type="float" office:value="0.637997633788485" calcext:value-type="float">
            <text:p>0.638</text:p>
          </table:table-cell>
          <table:table-cell table:style-name="ce589" office:value-type="float" office:value="0.0225157367108544" calcext:value-type="float">
            <text:p>0.023</text:p>
          </table:table-cell>
          <table:table-cell table:style-name="ce589" office:value-type="float" office:value="0.0260320624090763" calcext:value-type="float">
            <text:p>0.026</text:p>
          </table:table-cell>
          <table:table-cell table:style-name="ce589" office:value-type="float" office:value="0.013805375997275" calcext:value-type="float">
            <text:p>0.014</text:p>
          </table:table-cell>
          <table:table-cell table:style-name="ce586" office:value-type="float" office:value="0.259957176666594" calcext:value-type="float">
            <text:p>0.260</text:p>
          </table:table-cell>
          <table:table-cell table:style-name="ce589" office:value-type="float" office:value="0.00124674843956155" calcext:value-type="float">
            <text:p>0.001</text:p>
          </table:table-cell>
          <table:table-cell table:style-name="ce589" office:value-type="float" office:value="0.0492836957620545" calcext:value-type="float">
            <text:p>0.049</text:p>
          </table:table-cell>
          <table:table-cell table:style-name="ce589" office:value-type="float" office:value="0.0029615901560704" calcext:value-type="float">
            <text:p>0.003</text:p>
          </table:table-cell>
          <table:table-cell table:style-name="ce589" office:value-type="float" office:value="0.00421171426830224" calcext:value-type="float">
            <text:p>0.004</text:p>
          </table:table-cell>
          <table:table-cell table:style-name="ce589" office:value-type="float" office:value="0.12549963331193" calcext:value-type="float">
            <text:p>0.125</text:p>
          </table:table-cell>
          <table:table-cell table:style-name="ce586" office:value-type="float" office:value="0.281262172113037" calcext:value-type="float">
            <text:p>0.281</text:p>
          </table:table-cell>
          <table:table-cell table:style-name="ce589" office:value-type="float" office:value="0.0549446988301359" calcext:value-type="float">
            <text:p>0.055</text:p>
          </table:table-cell>
          <table:table-cell table:style-name="ce589" office:value-type="float" office:value="0.0000978945074384973" calcext:value-type="float">
            <text:p>0.000</text:p>
          </table:table-cell>
          <table:table-cell table:style-name="ce585" office:value-type="float" office:value="0.0713155860568336" calcext:value-type="float">
            <text:p>0.071</text:p>
          </table:table-cell>
          <table:table-cell table:style-name="ce589" office:value-type="float" office:value="0.0226935221381565" calcext:value-type="float">
            <text:p>0.023</text:p>
          </table:table-cell>
          <table:table-cell table:style-name="ce589" office:value-type="float" office:value="0.104544582598975" calcext:value-type="float">
            <text:p>0.105</text:p>
          </table:table-cell>
          <table:table-cell table:style-name="ce586" office:value-type="float" office:value="0.278438984536449" calcext:value-type="float">
            <text:p>0.278</text:p>
          </table:table-cell>
          <table:table-cell table:style-name="ce589" office:value-type="float" office:value="0.00210641974626284" calcext:value-type="float">
            <text:p>0.002</text:p>
          </table:table-cell>
          <table:table-cell table:style-name="ce589" office:value-type="float" office:value="0.00200064866926032" calcext:value-type="float">
            <text:p>0.002</text:p>
          </table:table-cell>
          <table:table-cell table:style-name="ce589" office:value-type="float" office:value="0.000364572648391645" calcext:value-type="float">
            <text:p>0.000</text:p>
          </table:table-cell>
          <table:table-cell table:style-name="ce586" office:value-type="float" office:value="0.0483745145895223" calcext:value-type="float">
            <text:p>0.048</text:p>
          </table:table-cell>
          <table:table-cell table:style-name="ce589" office:value-type="float" office:value="0.000570488681279519" calcext:value-type="float">
            <text:p>0.001</text:p>
          </table:table-cell>
          <table:table-cell table:style-name="ce586" office:value-type="float" office:value="0.000564862560162363" calcext:value-type="float">
            <text:p>0.001</text:p>
          </table:table-cell>
          <table:table-cell table:style-name="ce586" office:value-type="float" office:value="0.160567246235157" calcext:value-type="float">
            <text:p>0.161</text:p>
          </table:table-cell>
          <table:table-cell table:style-name="ce586" office:value-type="float" office:value="0.0165542987751169" calcext:value-type="float">
            <text:p>0.017</text:p>
          </table:table-cell>
          <table:table-cell table:style-name="ce327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86" office:value-type="float" office:value="0.98006579771151" calcext:value-type="float">
            <text:p>0.980</text:p>
          </table:table-cell>
          <table:table-cell table:style-name="ce589" office:value-type="float" office:value="0.00544608524140605" calcext:value-type="float">
            <text:p>0.005</text:p>
          </table:table-cell>
          <table:table-cell table:style-name="ce589" office:value-type="float" office:value="0.00373236874912064" calcext:value-type="float">
            <text:p>0.004</text:p>
          </table:table-cell>
          <table:table-cell table:style-name="ce589" office:value-type="float" office:value="0.0129794614172766" calcext:value-type="float">
            <text:p>0.013</text:p>
          </table:table-cell>
          <table:table-cell table:style-name="ce586" office:value-type="float" office:value="0.737746510747197" calcext:value-type="float">
            <text:p>0.738</text:p>
          </table:table-cell>
          <table:table-cell table:style-name="ce589" office:value-type="float" office:value="0.00300209822811392" calcext:value-type="float">
            <text:p>0.003</text:p>
          </table:table-cell>
          <table:table-cell table:style-name="ce589" office:value-type="float" office:value="0.0064857924238563" calcext:value-type="float">
            <text:p>0.006</text:p>
          </table:table-cell>
          <table:table-cell table:style-name="ce589" office:value-type="float" office:value="0.00382126146277169" calcext:value-type="float">
            <text:p>0.004</text:p>
          </table:table-cell>
          <table:table-cell table:style-name="ce586" office:value-type="float" office:value="1.94973227315007" calcext:value-type="float">
            <text:p>1.950</text:p>
          </table:table-cell>
          <table:table-cell table:style-name="ce589" office:value-type="float" office:value="0.000694263345856929" calcext:value-type="float">
            <text:p>0.001</text:p>
          </table:table-cell>
          <table:table-cell table:style-name="ce589" office:value-type="float" office:value="0.588055681855723" calcext:value-type="float">
            <text:p>0.588</text:p>
          </table:table-cell>
          <table:table-cell table:style-name="ce589" office:value-type="float" office:value="0.0351103714437176" calcext:value-type="float">
            <text:p>0.035</text:p>
          </table:table-cell>
          <table:table-cell table:style-name="ce589" office:value-type="float" office:value="0.0140956838469202" calcext:value-type="float">
            <text:p>0.014</text:p>
          </table:table-cell>
          <table:table-cell table:style-name="ce589" office:value-type="float" office:value="0.752989923302016" calcext:value-type="float">
            <text:p>0.753</text:p>
          </table:table-cell>
          <table:table-cell table:style-name="ce586" office:value-type="float" office:value="0.4917398640027" calcext:value-type="float">
            <text:p>0.492</text:p>
          </table:table-cell>
          <table:table-cell table:style-name="ce589" office:value-type="float" office:value="0.0248922102707406" calcext:value-type="float">
            <text:p>0.025</text:p>
          </table:table-cell>
          <table:table-cell table:style-name="ce589" office:value-type="float" office:value="0.000119273767683686" calcext:value-type="float">
            <text:p>0.000</text:p>
          </table:table-cell>
          <table:table-cell table:style-name="ce589" office:value-type="float" office:value="0.0739159792371826" calcext:value-type="float">
            <text:p>0.074</text:p>
          </table:table-cell>
          <table:table-cell table:style-name="ce585" office:value-type="float" office:value="0.820321090383681" calcext:value-type="float">
            <text:p>0.820</text:p>
          </table:table-cell>
          <table:table-cell table:style-name="ce589" office:value-type="float" office:value="0.221494762261276" calcext:value-type="float">
            <text:p>0.221</text:p>
          </table:table-cell>
          <table:table-cell table:style-name="ce586" office:value-type="float" office:value="0.561732186372779" calcext:value-type="float">
            <text:p>0.562</text:p>
          </table:table-cell>
          <table:table-cell table:style-name="ce589" office:value-type="float" office:value="0.00422296651053655" calcext:value-type="float">
            <text:p>0.004</text:p>
          </table:table-cell>
          <table:table-cell table:style-name="ce589" office:value-type="float" office:value="0.00405980899813906" calcext:value-type="float">
            <text:p>0.004</text:p>
          </table:table-cell>
          <table:table-cell table:style-name="ce589" office:value-type="float" office:value="0.00133676637743603" calcext:value-type="float">
            <text:p>0.001</text:p>
          </table:table-cell>
          <table:table-cell table:style-name="ce586" office:value-type="float" office:value="0.157483006638733" calcext:value-type="float">
            <text:p>0.157</text:p>
          </table:table-cell>
          <table:table-cell table:style-name="ce589" office:value-type="float" office:value="0.00114997915634649" calcext:value-type="float">
            <text:p>0.001</text:p>
          </table:table-cell>
          <table:table-cell table:style-name="ce586" office:value-type="float" office:value="0.000258801571389131" calcext:value-type="float">
            <text:p>0.000</text:p>
          </table:table-cell>
          <table:table-cell table:style-name="ce586" office:value-type="float" office:value="0.221174073357598" calcext:value-type="float">
            <text:p>0.221</text:p>
          </table:table-cell>
          <table:table-cell table:style-name="ce586" office:value-type="float" office:value="0.131905534815923" calcext:value-type="float">
            <text:p>0.132</text:p>
          </table:table-cell>
          <table:table-cell table:style-name="ce327"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86" office:value-type="float" office:value="0.916698795568993" calcext:value-type="float">
            <text:p>0.917</text:p>
          </table:table-cell>
          <table:table-cell table:style-name="ce589" office:value-type="float" office:value="0.00132326368675486" calcext:value-type="float">
            <text:p>0.001</text:p>
          </table:table-cell>
          <table:table-cell table:style-name="ce589" office:value-type="float" office:value="0.00883863627505053" calcext:value-type="float">
            <text:p>0.009</text:p>
          </table:table-cell>
          <table:table-cell table:style-name="ce589" office:value-type="float" office:value="0.00551247347058848" calcext:value-type="float">
            <text:p>0.006</text:p>
          </table:table-cell>
          <table:table-cell table:style-name="ce586" office:value-type="float" office:value="0.802833980727339" calcext:value-type="float">
            <text:p>0.803</text:p>
          </table:table-cell>
          <table:table-cell table:style-name="ce589" office:value-type="float" office:value="0.00566325351652824" calcext:value-type="float">
            <text:p>0.006</text:p>
          </table:table-cell>
          <table:table-cell table:style-name="ce589" office:value-type="float" office:value="0.00399679644162692" calcext:value-type="float">
            <text:p>0.004</text:p>
          </table:table-cell>
          <table:table-cell table:style-name="ce589" office:value-type="float" office:value="0.280634296996362" calcext:value-type="float">
            <text:p>0.281</text:p>
          </table:table-cell>
          <table:table-cell table:style-name="ce586" office:value-type="float" office:value="1.1646171982691" calcext:value-type="float">
            <text:p>1.165</text:p>
          </table:table-cell>
          <table:table-cell table:style-name="ce589" office:value-type="float" office:value="0.000339817715476163" calcext:value-type="float">
            <text:p>0.000</text:p>
          </table:table-cell>
          <table:table-cell table:style-name="ce589" office:value-type="float" office:value="0.0369006031831963" calcext:value-type="float">
            <text:p>0.037</text:p>
          </table:table-cell>
          <table:table-cell table:style-name="ce589" office:value-type="float" office:value="0.251052152162361" calcext:value-type="float">
            <text:p>0.251</text:p>
          </table:table-cell>
          <table:table-cell table:style-name="ce589" office:value-type="float" office:value="0.00645091047292994" calcext:value-type="float">
            <text:p>0.006</text:p>
          </table:table-cell>
          <table:table-cell table:style-name="ce589" office:value-type="float" office:value="0.82169161348782" calcext:value-type="float">
            <text:p>0.822</text:p>
          </table:table-cell>
          <table:table-cell table:style-name="ce586" office:value-type="float" office:value="0.380253773169379" calcext:value-type="float">
            <text:p>0.380</text:p>
          </table:table-cell>
          <table:table-cell table:style-name="ce589" office:value-type="float" office:value="0.016724207632855" calcext:value-type="float">
            <text:p>0.017</text:p>
          </table:table-cell>
          <table:table-cell table:style-name="ce589" office:value-type="float" office:value="0.000147404373269461" calcext:value-type="float">
            <text:p>0.000</text:p>
          </table:table-cell>
          <table:table-cell table:style-name="ce589" office:value-type="float" office:value="0.163415188744661" calcext:value-type="float">
            <text:p>0.163</text:p>
          </table:table-cell>
          <table:table-cell table:style-name="ce589" office:value-type="float" office:value="1.53993461277029" calcext:value-type="float">
            <text:p>1.540</text:p>
          </table:table-cell>
          <table:table-cell table:style-name="ce585" office:value-type="float" office:value="1.23013450390259" calcext:value-type="float">
            <text:p>1.230</text:p>
          </table:table-cell>
          <table:table-cell table:style-name="ce586" office:value-type="float" office:value="0.58632958789698" calcext:value-type="float">
            <text:p>0.586</text:p>
          </table:table-cell>
          <table:table-cell table:style-name="ce589" office:value-type="float" office:value="0.00188925147114065" calcext:value-type="float">
            <text:p>0.002</text:p>
          </table:table-cell>
          <table:table-cell table:style-name="ce589" office:value-type="float" office:value="0.00125687545757243" calcext:value-type="float">
            <text:p>0.001</text:p>
          </table:table-cell>
          <table:table-cell table:style-name="ce589" office:value-type="float" office:value="0.00189937848915153" calcext:value-type="float">
            <text:p>0.002</text:p>
          </table:table-cell>
          <table:table-cell table:style-name="ce586" office:value-type="float" office:value="0.235996652052855" calcext:value-type="float">
            <text:p>0.236</text:p>
          </table:table-cell>
          <table:table-cell table:style-name="ce589" office:value-type="float" office:value="0.000884426239616768" calcext:value-type="float">
            <text:p>0.001</text:p>
          </table:table-cell>
          <table:table-cell table:style-name="ce586" office:value-type="float" office:value="0.0000663882291824292" calcext:value-type="float">
            <text:p>0.000</text:p>
          </table:table-cell>
          <table:table-cell table:style-name="ce586" office:value-type="float" office:value="0.251857812706338" calcext:value-type="float">
            <text:p>0.252</text:p>
          </table:table-cell>
          <table:table-cell table:style-name="ce586" office:value-type="float" office:value="0.0285851961720412" calcext:value-type="float">
            <text:p>0.029</text:p>
          </table:table-cell>
          <table:table-cell table:style-name="ce327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87" office:value-type="float" office:value="0.346536429314269" calcext:value-type="float">
            <text:p>0.347</text:p>
          </table:table-cell>
          <table:table-cell table:style-name="ce586" office:value-type="float" office:value="0.0361298245901461" calcext:value-type="float">
            <text:p>0.036</text:p>
          </table:table-cell>
          <table:table-cell table:style-name="ce586" office:value-type="float" office:value="0.0109371794517494" calcext:value-type="float">
            <text:p>0.011</text:p>
          </table:table-cell>
          <table:table-cell table:style-name="ce586" office:value-type="float" office:value="0.0474304514660637" calcext:value-type="float">
            <text:p>0.047</text:p>
          </table:table-cell>
          <table:table-cell table:style-name="ce587" office:value-type="float" office:value="0.151859135970025" calcext:value-type="float">
            <text:p>0.152</text:p>
          </table:table-cell>
          <table:table-cell table:style-name="ce586" office:value-type="float" office:value="0.00844480779684968" calcext:value-type="float">
            <text:p>0.008</text:p>
          </table:table-cell>
          <table:table-cell table:style-name="ce586" office:value-type="float" office:value="0.016463155613019" calcext:value-type="float">
            <text:p>0.016</text:p>
          </table:table-cell>
          <table:table-cell table:style-name="ce586" office:value-type="float" office:value="0.0789187261345568" calcext:value-type="float">
            <text:p>0.079</text:p>
          </table:table-cell>
          <table:table-cell table:style-name="ce587" office:value-type="float" office:value="0.0519369744809048" calcext:value-type="float">
            <text:p>0.052</text:p>
          </table:table-cell>
          <table:table-cell table:style-name="ce586" office:value-type="float" office:value="0.107946135426406" calcext:value-type="float">
            <text:p>0.108</text:p>
          </table:table-cell>
          <table:table-cell table:style-name="ce586" office:value-type="float" office:value="0.644132356254631" calcext:value-type="float">
            <text:p>0.644</text:p>
          </table:table-cell>
          <table:table-cell table:style-name="ce586" office:value-type="float" office:value="0.439209896356047" calcext:value-type="float">
            <text:p>0.439</text:p>
          </table:table-cell>
          <table:table-cell table:style-name="ce586" office:value-type="float" office:value="0.346220241307485" calcext:value-type="float">
            <text:p>0.346</text:p>
          </table:table-cell>
          <table:table-cell table:style-name="ce586" office:value-type="float" office:value="0.198838372522493" calcext:value-type="float">
            <text:p>0.199</text:p>
          </table:table-cell>
          <table:table-cell table:style-name="ce587" office:value-type="float" office:value="0.155473356175685" calcext:value-type="float">
            <text:p>0.155</text:p>
          </table:table-cell>
          <table:table-cell table:style-name="ce586" office:value-type="float" office:value="0.256663645364612" calcext:value-type="float">
            <text:p>0.257</text:p>
          </table:table-cell>
          <table:table-cell table:style-name="ce586" office:value-type="float" office:value="0.00979507686496688" calcext:value-type="float">
            <text:p>0.010</text:p>
          </table:table-cell>
          <table:table-cell table:style-name="ce586" office:value-type="float" office:value="0.152548898418988" calcext:value-type="float">
            <text:p>0.153</text:p>
          </table:table-cell>
          <table:table-cell table:style-name="ce586" office:value-type="float" office:value="0.395088729331094" calcext:value-type="float">
            <text:p>0.395</text:p>
          </table:table-cell>
          <table:table-cell table:style-name="ce586" office:value-type="float" office:value="0.750139730344066" calcext:value-type="float">
            <text:p>0.750</text:p>
          </table:table-cell>
          <table:table-cell table:style-name="ce585" office:value-type="float" office:value="0.537998957052172" calcext:value-type="float">
            <text:p>0.538</text:p>
          </table:table-cell>
          <table:table-cell table:style-name="ce586" office:value-type="float" office:value="0.286575480896078" calcext:value-type="float">
            <text:p>0.287</text:p>
          </table:table-cell>
          <table:table-cell table:style-name="ce586" office:value-type="float" office:value="0.000787656956401702" calcext:value-type="float">
            <text:p>0.001</text:p>
          </table:table-cell>
          <table:table-cell table:style-name="ce586" office:value-type="float" office:value="0.000303810540326371" calcext:value-type="float">
            <text:p>0.000</text:p>
          </table:table-cell>
          <table:table-cell table:style-name="ce587" office:value-type="float" office:value="0.00355233287337168" calcext:value-type="float">
            <text:p>0.004</text:p>
          </table:table-cell>
          <table:table-cell table:style-name="ce586" office:value-type="float" office:value="0.0021739331996687" calcext:value-type="float">
            <text:p>0.002</text:p>
          </table:table-cell>
          <table:table-cell table:style-name="ce587" office:value-type="float" office:value="0.00000225044844686201" calcext:value-type="float">
            <text:p>0.000</text:p>
          </table:table-cell>
          <table:table-cell table:style-name="ce587" office:value-type="float" office:value="0.0120612784509569" calcext:value-type="float">
            <text:p>0.012</text:p>
          </table:table-cell>
          <table:table-cell table:style-name="ce587" office:value-type="float" office:value="0.0003701987695088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86" office:value-type="float" office:value="0.463760038462864" calcext:value-type="float">
            <text:p>0.464</text:p>
          </table:table-cell>
          <table:table-cell table:style-name="ce589" office:value-type="float" office:value="0.000595243614195001" calcext:value-type="float">
            <text:p>0.001</text:p>
          </table:table-cell>
          <table:table-cell table:style-name="ce589" office:value-type="float" office:value="0.000962066711033508" calcext:value-type="float">
            <text:p>0.001</text:p>
          </table:table-cell>
          <table:table-cell table:style-name="ce589" office:value-type="float" office:value="0.00617635576241278" calcext:value-type="float">
            <text:p>0.006</text:p>
          </table:table-cell>
          <table:table-cell table:style-name="ce586" office:value-type="float" office:value="0.158907540505597" calcext:value-type="float">
            <text:p>0.159</text:p>
          </table:table-cell>
          <table:table-cell table:style-name="ce589" office:value-type="float" office:value="0.000957565814139784" calcext:value-type="float">
            <text:p>0.001</text:p>
          </table:table-cell>
          <table:table-cell table:style-name="ce589" office:value-type="float" office:value="0.00158881660348458" calcext:value-type="float">
            <text:p>0.002</text:p>
          </table:table-cell>
          <table:table-cell table:style-name="ce589" office:value-type="float" office:value="0.0119498812528373" calcext:value-type="float">
            <text:p>0.012</text:p>
          </table:table-cell>
          <table:table-cell table:style-name="ce586" office:value-type="float" office:value="0.380535079225237" calcext:value-type="float">
            <text:p>0.381</text:p>
          </table:table-cell>
          <table:table-cell table:style-name="ce589" office:value-type="float" office:value="0.000243048432261097" calcext:value-type="float">
            <text:p>0.000</text:p>
          </table:table-cell>
          <table:table-cell table:style-name="ce589" office:value-type="float" office:value="0.00547534107121526" calcext:value-type="float">
            <text:p>0.005</text:p>
          </table:table-cell>
          <table:table-cell table:style-name="ce589" office:value-type="float" office:value="0.0491981787210738" calcext:value-type="float">
            <text:p>0.049</text:p>
          </table:table-cell>
          <table:table-cell table:style-name="ce589" office:value-type="float" office:value="0.00308536482064781" calcext:value-type="float">
            <text:p>0.003</text:p>
          </table:table-cell>
          <table:table-cell table:style-name="ce589" office:value-type="float" office:value="0.335424840107888" calcext:value-type="float">
            <text:p>0.335</text:p>
          </table:table-cell>
          <table:table-cell table:style-name="ce586" office:value-type="float" office:value="0.140757673781654" calcext:value-type="float">
            <text:p>0.141</text:p>
          </table:table-cell>
          <table:table-cell table:style-name="ce589" office:value-type="float" office:value="0.00135702041345779" calcext:value-type="float">
            <text:p>0.001</text:p>
          </table:table-cell>
          <table:table-cell table:style-name="ce589" office:value-type="float" office:value="0.000496223882533072" calcext:value-type="float">
            <text:p>0.000</text:p>
          </table:table-cell>
          <table:table-cell table:style-name="ce589" office:value-type="float" office:value="0.0823911680880649" calcext:value-type="float">
            <text:p>0.082</text:p>
          </table:table-cell>
          <table:table-cell table:style-name="ce589" office:value-type="float" office:value="0.0841836502759905" calcext:value-type="float">
            <text:p>0.084</text:p>
          </table:table-cell>
          <table:table-cell table:style-name="ce589" office:value-type="float" office:value="0.0601319825001528" calcext:value-type="float">
            <text:p>0.060</text:p>
          </table:table-cell>
          <table:table-cell table:style-name="ce586" office:value-type="float" office:value="0.16774055065953" calcext:value-type="float">
            <text:p>0.168</text:p>
          </table:table-cell>
          <table:table-cell table:style-name="ce585" office:value-type="float" office:value="0.00113535124144188" calcext:value-type="float">
            <text:p>0.001</text:p>
          </table:table-cell>
          <table:table-cell table:style-name="ce589" office:value-type="float" office:value="0.000293683522315492" calcext:value-type="float">
            <text:p>0.000</text:p>
          </table:table-cell>
          <table:table-cell table:style-name="ce589" office:value-type="float" office:value="0.000876549670052751" calcext:value-type="float">
            <text:p>0.001</text:p>
          </table:table-cell>
          <table:table-cell table:style-name="ce586" office:value-type="float" office:value="0.0622023950712659" calcext:value-type="float">
            <text:p>0.062</text:p>
          </table:table-cell>
          <table:table-cell table:style-name="ce589" office:value-type="float" office:value="0.000468093276947297" calcext:value-type="float">
            <text:p>0.000</text:p>
          </table:table-cell>
          <table:table-cell table:style-name="ce586" office:value-type="float" office:value="0.0000292558298092061" calcext:value-type="float">
            <text:p>0.000</text:p>
          </table:table-cell>
          <table:table-cell table:style-name="ce586" office:value-type="float" office:value="0.163005607127332" calcext:value-type="float">
            <text:p>0.163</text:p>
          </table:table-cell>
          <table:table-cell table:style-name="ce586" office:value-type="float" office:value="0.00692012897410067" calcext:value-type="float">
            <text:p>0.007</text:p>
          </table:table-cell>
          <table:table-cell table:style-name="ce327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86" office:value-type="float" office:value="0.0145930329536767" calcext:value-type="float">
            <text:p>0.015</text:p>
          </table:table-cell>
          <table:table-cell table:style-name="ce589" office:value-type="float" office:value="0.000513102245884537" calcext:value-type="float">
            <text:p>0.001</text:p>
          </table:table-cell>
          <table:table-cell table:style-name="ce589" office:value-type="float" office:value="0.000487222088745624" calcext:value-type="float">
            <text:p>0.000</text:p>
          </table:table-cell>
          <table:table-cell table:style-name="ce589" office:value-type="float" office:value="0.003172007085852" calcext:value-type="float">
            <text:p>0.003</text:p>
          </table:table-cell>
          <table:table-cell table:style-name="ce586" office:value-type="float" office:value="0.0120882838323193" calcext:value-type="float">
            <text:p>0.012</text:p>
          </table:table-cell>
          <table:table-cell table:style-name="ce589" office:value-type="float" office:value="0.000472594173841021" calcext:value-type="float">
            <text:p>0.000</text:p>
          </table:table-cell>
          <table:table-cell table:style-name="ce589" office:value-type="float" office:value="0.00103633150977995" calcext:value-type="float">
            <text:p>0.001</text:p>
          </table:table-cell>
          <table:table-cell table:style-name="ce589" office:value-type="float" office:value="0.00147179328424775" calcext:value-type="float">
            <text:p>0.001</text:p>
          </table:table-cell>
          <table:table-cell table:style-name="ce586" office:value-type="float" office:value="0.00563512291094246" calcext:value-type="float">
            <text:p>0.006</text:p>
          </table:table-cell>
          <table:table-cell table:style-name="ce589" office:value-type="float" office:value="0.0000798909198636012" calcext:value-type="float">
            <text:p>0.000</text:p>
          </table:table-cell>
          <table:table-cell table:style-name="ce589" office:value-type="float" office:value="0.00136264653457494" calcext:value-type="float">
            <text:p>0.001</text:p>
          </table:table-cell>
          <table:table-cell table:style-name="ce589" office:value-type="float" office:value="0.00140315460661846" calcext:value-type="float">
            <text:p>0.001</text:p>
          </table:table-cell>
          <table:table-cell table:style-name="ce589" office:value-type="float" office:value="0.00113872691411218" calcext:value-type="float">
            <text:p>0.001</text:p>
          </table:table-cell>
          <table:table-cell table:style-name="ce589" office:value-type="float" office:value="0.00860684008502374" calcext:value-type="float">
            <text:p>0.009</text:p>
          </table:table-cell>
          <table:table-cell table:style-name="ce586" office:value-type="float" office:value="0.0132573918004641" calcext:value-type="float">
            <text:p>0.013</text:p>
          </table:table-cell>
          <table:table-cell table:style-name="ce589" office:value-type="float" office:value="0.000309436661443526" calcext:value-type="float">
            <text:p>0.000</text:p>
          </table:table-cell>
          <table:table-cell table:style-name="ce589" office:value-type="float" office:value="0.0000472594173841021" calcext:value-type="float">
            <text:p>0.000</text:p>
          </table:table-cell>
          <table:table-cell table:style-name="ce589" office:value-type="float" office:value="0.0027691768138637" calcext:value-type="float">
            <text:p>0.003</text:p>
          </table:table-cell>
          <table:table-cell table:style-name="ce589" office:value-type="float" office:value="0.00876774714897438" calcext:value-type="float">
            <text:p>0.009</text:p>
          </table:table-cell>
          <table:table-cell table:style-name="ce589" office:value-type="float" office:value="0.00456165900178929" calcext:value-type="float">
            <text:p>0.005</text:p>
          </table:table-cell>
          <table:table-cell table:style-name="ce586" office:value-type="float" office:value="0.000838292046456097" calcext:value-type="float">
            <text:p>0.001</text:p>
          </table:table-cell>
          <table:table-cell table:style-name="ce589" office:value-type="float" office:value="0.000110271973896238" calcext:value-type="float">
            <text:p>0.000</text:p>
          </table:table-cell>
          <table:table-cell table:style-name="ce585" office:value-type="float" office:value="0.00173059485563688" calcext:value-type="float">
            <text:p>0.002</text:p>
          </table:table-cell>
          <table:table-cell table:style-name="ce589" office:value-type="float" office:value="0.000294808746538923" calcext:value-type="float">
            <text:p>0.000</text:p>
          </table:table-cell>
          <table:table-cell table:style-name="ce586" office:value-type="float" office:value="0.00201977748105865" calcext:value-type="float">
            <text:p>0.002</text:p>
          </table:table-cell>
          <table:table-cell table:style-name="ce589" office:value-type="float" office:value="0.000333066370135577" calcext:value-type="float">
            <text:p>0.000</text:p>
          </table:table-cell>
          <table:table-cell table:style-name="ce586" office:value-type="float" office:value="0.000001125224223431" calcext:value-type="float">
            <text:p>0.000</text:p>
          </table:table-cell>
          <table:table-cell table:style-name="ce586" office:value-type="float" office:value="0.00205128375931472" calcext:value-type="float">
            <text:p>0.002</text:p>
          </table:table-cell>
          <table:table-cell table:style-name="ce586" office:value-type="float" office:value="0.000154155718610047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86" office:value-type="float" office:value="0.00470568770238845" calcext:value-type="float">
            <text:p>0.005</text:p>
          </table:table-cell>
          <table:table-cell table:style-name="ce589" office:value-type="float" office:value="0.0000573864353949812" calcext:value-type="float">
            <text:p>0.000</text:p>
          </table:table-cell>
          <table:table-cell table:style-name="ce589" office:value-type="float" office:value="0.00012377466457741" calcext:value-type="float">
            <text:p>0.000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6" office:value-type="float" office:value="0.00691562807720695" calcext:value-type="float">
            <text:p>0.007</text:p>
          </table:table-cell>
          <table:table-cell table:style-name="ce589" office:value-type="float" office:value="0.000249799777601683" calcext:value-type="float">
            <text:p>0.000</text:p>
          </table:table-cell>
          <table:table-cell table:style-name="ce589" office:value-type="float" office:value="0.000694263345856929" calcext:value-type="float">
            <text:p>0.001</text:p>
          </table:table-cell>
          <table:table-cell table:style-name="ce589" office:value-type="float" office:value="0.0000720143502995842" calcext:value-type="float">
            <text:p>0.000</text:p>
          </table:table-cell>
          <table:table-cell table:style-name="ce586" office:value-type="float" office:value="0.00463367335208887" calcext:value-type="float">
            <text:p>0.005</text:p>
          </table:table-cell>
          <table:table-cell table:style-name="ce589" office:value-type="float" office:value="0.00000337567267029301" calcext:value-type="float">
            <text:p>0.000</text:p>
          </table:table-cell>
          <table:table-cell table:number-columns-repeated="2" table:style-name="ce589" office:value-type="float" office:value="0.000141778252152306" calcext:value-type="float">
            <text:p>0.000</text:p>
          </table:table-cell>
          <table:table-cell table:style-name="ce589" office:value-type="float" office:value="0.0004827211918519" calcext:value-type="float">
            <text:p>0.000</text:p>
          </table:table-cell>
          <table:table-cell table:style-name="ce589" office:value-type="float" office:value="0.00170358947427454" calcext:value-type="float">
            <text:p>0.002</text:p>
          </table:table-cell>
          <table:table-cell table:style-name="ce586" office:value-type="float" office:value="0.00316188006784112" calcext:value-type="float">
            <text:p>0.003</text:p>
          </table:table-cell>
          <table:table-cell table:style-name="ce589" office:value-type="float" office:value="0.0000708891260761532" calcext:value-type="float">
            <text:p>0.000</text:p>
          </table:table-cell>
          <table:table-cell table:style-name="ce589" office:value-type="float" office:value="0.00001125224223431" calcext:value-type="float">
            <text:p>0.000</text:p>
          </table:table-cell>
          <table:table-cell table:style-name="ce589" office:value-type="float" office:value="0.00115110438056992" calcext:value-type="float">
            <text:p>0.001</text:p>
          </table:table-cell>
          <table:table-cell table:style-name="ce589" office:value-type="float" office:value="0.000993572989289576" calcext:value-type="float">
            <text:p>0.001</text:p>
          </table:table-cell>
          <table:table-cell table:style-name="ce589" office:value-type="float" office:value="0.000427585204903781" calcext:value-type="float">
            <text:p>0.000</text:p>
          </table:table-cell>
          <table:table-cell table:style-name="ce586" office:value-type="float" office:value="0.00269266156667039" calcext:value-type="float">
            <text:p>0.003</text:p>
          </table:table-cell>
          <table:table-cell table:style-name="ce589" office:value-type="float" office:value="0.0000866422652041872" calcext:value-type="float">
            <text:p>0.000</text:p>
          </table:table-cell>
          <table:table-cell table:style-name="ce589" office:value-type="float" office:value="0.0000326315024794991" calcext:value-type="float">
            <text:p>0.000</text:p>
          </table:table-cell>
          <table:table-cell table:style-name="ce585" office:value-type="float" office:value="0.000648129152696258" calcext:value-type="float">
            <text:p>0.001</text:p>
          </table:table-cell>
          <table:table-cell table:style-name="ce586" office:value-type="float" office:value="0.000276805158964027" calcext:value-type="float">
            <text:p>0.000</text:p>
          </table:table-cell>
          <table:table-cell table:style-name="ce589" office:value-type="float" office:value="0.0000810161440870322" calcext:value-type="float">
            <text:p>0.000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563737335938933" calcext:value-type="float">
            <text:p>0.001</text:p>
          </table:table-cell>
          <table:table-cell table:style-name="ce586" office:value-type="float" office:value="0.000020254036021758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87" office:value-type="float" office:value="0.0722731518709733" calcext:value-type="float">
            <text:p>0.072</text:p>
          </table:table-cell>
          <table:table-cell table:style-name="ce586" office:value-type="float" office:value="0.00771341205161953" calcext:value-type="float">
            <text:p>0.008</text:p>
          </table:table-cell>
          <table:table-cell table:style-name="ce586" office:value-type="float" office:value="0.00259926795612562" calcext:value-type="float">
            <text:p>0.003</text:p>
          </table:table-cell>
          <table:table-cell table:style-name="ce586" office:value-type="float" office:value="0.0383161352562725" calcext:value-type="float">
            <text:p>0.038</text:p>
          </table:table-cell>
          <table:table-cell table:style-name="ce587" office:value-type="float" office:value="0.0415657828135413" calcext:value-type="float">
            <text:p>0.042</text:p>
          </table:table-cell>
          <table:table-cell table:style-name="ce586" office:value-type="float" office:value="0.00509389005947215" calcext:value-type="float">
            <text:p>0.005</text:p>
          </table:table-cell>
          <table:table-cell table:style-name="ce586" office:value-type="float" office:value="0.00541120329047969" calcext:value-type="float">
            <text:p>0.005</text:p>
          </table:table-cell>
          <table:table-cell table:style-name="ce586" office:value-type="float" office:value="0.0652776328739028" calcext:value-type="float">
            <text:p>0.065</text:p>
          </table:table-cell>
          <table:table-cell table:style-name="ce587" office:value-type="float" office:value="0.0361365759354867" calcext:value-type="float">
            <text:p>0.036</text:p>
          </table:table-cell>
          <table:table-cell table:style-name="ce586" office:value-type="float" office:value="0.00793058032674171" calcext:value-type="float">
            <text:p>0.008</text:p>
          </table:table-cell>
          <table:table-cell table:style-name="ce586" office:value-type="float" office:value="0.10211634872481" calcext:value-type="float">
            <text:p>0.102</text:p>
          </table:table-cell>
          <table:table-cell table:style-name="ce586" office:value-type="float" office:value="0.0669947250388585" calcext:value-type="float">
            <text:p>0.067</text:p>
          </table:table-cell>
          <table:table-cell table:style-name="ce586" office:value-type="float" office:value="0.154447151683916" calcext:value-type="float">
            <text:p>0.154</text:p>
          </table:table-cell>
          <table:table-cell table:style-name="ce586" office:value-type="float" office:value="0.186242612565406" calcext:value-type="float">
            <text:p>0.186</text:p>
          </table:table-cell>
          <table:table-cell table:style-name="ce587" office:value-type="float" office:value="0.0151297649082533" calcext:value-type="float">
            <text:p>0.015</text:p>
          </table:table-cell>
          <table:table-cell table:style-name="ce586" office:value-type="float" office:value="0.0467463151382176" calcext:value-type="float">
            <text:p>0.047</text:p>
          </table:table-cell>
          <table:table-cell table:style-name="ce586" office:value-type="float" office:value="0.000013502690681172" calcext:value-type="float">
            <text:p>0.000</text:p>
          </table:table-cell>
          <table:table-cell table:style-name="ce586" office:value-type="float" office:value="0.0429250536754459" calcext:value-type="float">
            <text:p>0.043</text:p>
          </table:table-cell>
          <table:table-cell table:style-name="ce586" office:value-type="float" office:value="0.120845705923819" calcext:value-type="float">
            <text:p>0.121</text:p>
          </table:table-cell>
          <table:table-cell table:style-name="ce586" office:value-type="float" office:value="0.394181798607008" calcext:value-type="float">
            <text:p>0.394</text:p>
          </table:table-cell>
          <table:table-cell table:style-name="ce587" office:value-type="float" office:value="0.00576002279974331" calcext:value-type="float">
            <text:p>0.006</text:p>
          </table:table-cell>
          <table:table-cell table:style-name="ce586" office:value-type="float" office:value="0.0312913604293928" calcext:value-type="float">
            <text:p>0.031</text:p>
          </table:table-cell>
          <table:table-cell table:style-name="ce586" office:value-type="float" office:value="0.00355570854604197" calcext:value-type="float">
            <text:p>0.004</text:p>
          </table:table-cell>
          <table:table-cell table:style-name="ce586" office:value-type="float" office:value="0.000576114802396674" calcext:value-type="float">
            <text:p>0.001</text:p>
          </table:table-cell>
          <table:table-cell table:style-name="ce585" office:value-type="float" office:value="0.112613565505198" calcext:value-type="float">
            <text:p>0.113</text:p>
          </table:table-cell>
          <table:table-cell table:style-name="ce586" office:value-type="float" office:value="0.00104645852779083" calcext:value-type="float">
            <text:p>0.001</text:p>
          </table:table-cell>
          <table:table-cell table:style-name="ce587" office:value-type="float" office:value="0.00000337567267029301" calcext:value-type="float">
            <text:p>0.000</text:p>
          </table:table-cell>
          <table:table-cell table:style-name="ce587" office:value-type="float" office:value="0.153049623198415" calcext:value-type="float">
            <text:p>0.153</text:p>
          </table:table-cell>
          <table:table-cell table:style-name="ce587" office:value-type="float" office:value="0.0203901881527932" calcext:value-type="float">
            <text:p>0.020</text:p>
          </table:table-cell>
          <table:table-cell table:style-name="ce325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86" office:value-type="float" office:value="0.0107470165579895" calcext:value-type="float">
            <text:p>0.011</text:p>
          </table:table-cell>
          <table:table-cell table:style-name="ce589" office:value-type="float" office:value="0.000218293499345615" calcext:value-type="float">
            <text:p>0.000</text:p>
          </table:table-cell>
          <table:table-cell table:style-name="ce589" office:value-type="float" office:value="0.000522104039671985" calcext:value-type="float">
            <text:p>0.001</text:p>
          </table:table-cell>
          <table:table-cell table:style-name="ce589" office:value-type="float" office:value="0.000955315365692922" calcext:value-type="float">
            <text:p>0.001</text:p>
          </table:table-cell>
          <table:table-cell table:style-name="ce586" office:value-type="float" office:value="0.0041700809720353" calcext:value-type="float">
            <text:p>0.004</text:p>
          </table:table-cell>
          <table:table-cell table:style-name="ce589" office:value-type="float" office:value="0.000163157512397495" calcext:value-type="float">
            <text:p>0.000</text:p>
          </table:table-cell>
          <table:table-cell table:style-name="ce589" office:value-type="float" office:value="0.00031393755833725" calcext:value-type="float">
            <text:p>0.000</text:p>
          </table:table-cell>
          <table:table-cell table:style-name="ce589" office:value-type="float" office:value="0.000719018278772411" calcext:value-type="float">
            <text:p>0.001</text:p>
          </table:table-cell>
          <table:table-cell table:style-name="ce586" office:value-type="float" office:value="0.00545058613829978" calcext:value-type="float">
            <text:p>0.005</text:p>
          </table:table-cell>
          <table:table-cell table:style-name="ce589" office:value-type="float" office:value="0.0000798909198636012" calcext:value-type="float">
            <text:p>0.000</text:p>
          </table:table-cell>
          <table:table-cell table:style-name="ce589" office:value-type="float" office:value="0.000163157512397495" calcext:value-type="float">
            <text:p>0.000</text:p>
          </table:table-cell>
          <table:table-cell table:style-name="ce589" office:value-type="float" office:value="0.00110834586007954" calcext:value-type="float">
            <text:p>0.001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9" office:value-type="float" office:value="0.00599969555933411" calcext:value-type="float">
            <text:p>0.006</text:p>
          </table:table-cell>
          <table:table-cell table:style-name="ce586" office:value-type="float" office:value="0.00308761526909467" calcext:value-type="float">
            <text:p>0.003</text:p>
          </table:table-cell>
          <table:table-cell table:style-name="ce589" office:value-type="float" office:value="0.000312812334113819" calcext:value-type="float">
            <text:p>0.000</text:p>
          </table:table-cell>
          <table:table-cell table:style-name="ce589" office:value-type="float" office:value="0.00000337567267029301" calcext:value-type="float">
            <text:p>0.000</text:p>
          </table:table-cell>
          <table:table-cell table:style-name="ce589" office:value-type="float" office:value="0.00170246425005111" calcext:value-type="float">
            <text:p>0.002</text:p>
          </table:table-cell>
          <table:table-cell table:style-name="ce589" office:value-type="float" office:value="0.00148304552648206" calcext:value-type="float">
            <text:p>0.001</text:p>
          </table:table-cell>
          <table:table-cell table:style-name="ce589" office:value-type="float" office:value="0.00455828332911899" calcext:value-type="float">
            <text:p>0.005</text:p>
          </table:table-cell>
          <table:table-cell table:style-name="ce586" office:value-type="float" office:value="0.00262514811326453" calcext:value-type="float">
            <text:p>0.003</text:p>
          </table:table-cell>
          <table:table-cell table:style-name="ce589" office:value-type="float" office:value="0.0000978945074384973" calcext:value-type="float">
            <text:p>0.000</text:p>
          </table:table-cell>
          <table:table-cell table:style-name="ce589" office:value-type="float" office:value="0.0000630125565121362" calcext:value-type="float">
            <text:p>0.000</text:p>
          </table:table-cell>
          <table:table-cell table:style-name="ce589" office:value-type="float" office:value="0.0000202540360217581" calcext:value-type="float">
            <text:p>0.000</text:p>
          </table:table-cell>
          <table:table-cell table:style-name="ce586" office:value-type="float" office:value="0.000463592380053573" calcext:value-type="float">
            <text:p>0.000</text:p>
          </table:table-cell>
          <table:table-cell table:style-name="ce585" office:value-type="float" office:value="0.0036839841075131" calcext:value-type="float">
            <text:p>0.004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507476124767382" calcext:value-type="float">
            <text:p>0.001</text:p>
          </table:table-cell>
          <table:table-cell table:style-name="ce586" office:value-type="float" office:value="0.0000236297086920511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87" office:value-type="float" office:value="0.000158656615503771" calcext:value-type="float">
            <text:p>0.000</text:p>
          </table:table-cell>
          <table:table-cell table:style-name="ce586" office:value-type="float" office:value="0.0000416332962669471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0010127018010879" calcext:value-type="float">
            <text:p>0.000</text:p>
          </table:table-cell>
          <table:table-cell table:style-name="ce587" office:value-type="float" office:value="0.000139527803705444" calcext:value-type="float">
            <text:p>0.000</text:p>
          </table:table-cell>
          <table:table-cell table:style-name="ce586" office:value-type="float" office:value="0.0000348819509263611" calcext:value-type="float">
            <text:p>0.000</text:p>
          </table:table-cell>
          <table:table-cell table:style-name="ce586" office:value-type="float" office:value="0.000315062782560681" calcext:value-type="float">
            <text:p>0.000</text:p>
          </table:table-cell>
          <table:table-cell table:style-name="ce586" office:value-type="float" office:value="0.000102395404332221" calcext:value-type="float">
            <text:p>0.000</text:p>
          </table:table-cell>
          <table:table-cell table:style-name="ce587" office:value-type="float" office:value="0.0000843918167573252" calcext:value-type="float">
            <text:p>0.000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6" office:value-type="float" office:value="0.000158656615503771" calcext:value-type="float">
            <text:p>0.000</text:p>
          </table:table-cell>
          <table:table-cell table:style-name="ce586" office:value-type="float" office:value="0.000200289911770719" calcext:value-type="float">
            <text:p>0.000</text:p>
          </table:table-cell>
          <table:table-cell table:style-name="ce586" office:value-type="float" office:value="0.000173284530408374" calcext:value-type="float">
            <text:p>0.000</text:p>
          </table:table-cell>
          <table:table-cell table:style-name="ce586" office:value-type="float" office:value="0.000155280942833478" calcext:value-type="float">
            <text:p>0.000</text:p>
          </table:table-cell>
          <table:table-cell table:style-name="ce587" office:value-type="float" office:value="0.0000180035875748961" calcext:value-type="float">
            <text:p>0.000</text:p>
          </table:table-cell>
          <table:table-cell table:style-name="ce586" office:value-type="float" office:value="0.0000967692832150663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0304935764549802" calcext:value-type="float">
            <text:p>0.000</text:p>
          </table:table-cell>
          <table:table-cell table:style-name="ce586" office:value-type="float" office:value="0.000110271973896238" calcext:value-type="float">
            <text:p>0.000</text:p>
          </table:table-cell>
          <table:table-cell table:style-name="ce586" office:value-type="float" office:value="0.000232921414250218" calcext:value-type="float">
            <text:p>0.000</text:p>
          </table:table-cell>
          <table:table-cell table:style-name="ce587" office:value-type="float" office:value="0.00000675134534058602" calcext:value-type="float">
            <text:p>0.000</text:p>
          </table:table-cell>
          <table:table-cell table:style-name="ce586" office:value-type="float" office:value="0.000103520628555652" calcext:value-type="float">
            <text:p>0.000</text:p>
          </table:table-cell>
          <table:table-cell table:style-name="ce586" office:value-type="float" office:value="0.000010127018010879" calcext:value-type="float">
            <text:p>0.000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7" office:value-type="float" office:value="0.00000900179378744803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585" office:value-type="float" office:value="0.00000900179378744803" calcext:value-type="float">
            <text:p>0.000</text:p>
          </table:table-cell>
          <table:table-cell table:style-name="ce587" office:value-type="float" office:value="0.0000337567267029301" calcext:value-type="float">
            <text:p>0.000</text:p>
          </table:table-cell>
          <table:table-cell table:style-name="ce587" office:value-type="float" office:value="0.000004500896893724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87" office:value-type="float" office:value="0.00610434141211319" calcext:value-type="float">
            <text:p>0.006</text:p>
          </table:table-cell>
          <table:table-cell table:style-name="ce586" office:value-type="float" office:value="0.00242598342571724" calcext:value-type="float">
            <text:p>0.002</text:p>
          </table:table-cell>
          <table:table-cell table:style-name="ce586" office:value-type="float" office:value="0.0000337567267029301" calcext:value-type="float">
            <text:p>0.000</text:p>
          </table:table-cell>
          <table:table-cell table:style-name="ce586" office:value-type="float" office:value="0.029289586535909" calcext:value-type="float">
            <text:p>0.029</text:p>
          </table:table-cell>
          <table:table-cell table:style-name="ce587" office:value-type="float" office:value="0.0271021506455591" calcext:value-type="float">
            <text:p>0.027</text:p>
          </table:table-cell>
          <table:table-cell table:style-name="ce586" office:value-type="float" office:value="0.000837166822232666" calcext:value-type="float">
            <text:p>0.001</text:p>
          </table:table-cell>
          <table:table-cell table:style-name="ce586" office:value-type="float" office:value="0.000514227470107968" calcext:value-type="float">
            <text:p>0.001</text:p>
          </table:table-cell>
          <table:table-cell table:style-name="ce586" office:value-type="float" office:value="0.223199476959774" calcext:value-type="float">
            <text:p>0.223</text:p>
          </table:table-cell>
          <table:table-cell table:style-name="ce587" office:value-type="float" office:value="0.0973408971205692" calcext:value-type="float">
            <text:p>0.097</text:p>
          </table:table-cell>
          <table:table-cell table:style-name="ce586" office:value-type="float" office:value="0.214744542144913" calcext:value-type="float">
            <text:p>0.215</text:p>
          </table:table-cell>
          <table:table-cell table:style-name="ce586" office:value-type="float" office:value="0.25552829412317" calcext:value-type="float">
            <text:p>0.256</text:p>
          </table:table-cell>
          <table:table-cell table:style-name="ce586" office:value-type="float" office:value="0.33052898951174" calcext:value-type="float">
            <text:p>0.331</text:p>
          </table:table-cell>
          <table:table-cell table:style-name="ce586" office:value-type="float" office:value="0.240881250406768" calcext:value-type="float">
            <text:p>0.241</text:p>
          </table:table-cell>
          <table:table-cell table:style-name="ce586" office:value-type="float" office:value="0.189995235350548" calcext:value-type="float">
            <text:p>0.190</text:p>
          </table:table-cell>
          <table:table-cell table:style-name="ce587" office:value-type="float" office:value="0.000770778593050237" calcext:value-type="float">
            <text:p>0.001</text:p>
          </table:table-cell>
          <table:table-cell table:style-name="ce586" office:value-type="float" office:value="0.147983863744528" calcext:value-type="float">
            <text:p>0.148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673998057592937" calcext:value-type="float">
            <text:p>0.067</text:p>
          </table:table-cell>
          <table:table-cell table:style-name="ce586" office:value-type="float" office:value="0.342387727602479" calcext:value-type="float">
            <text:p>0.342</text:p>
          </table:table-cell>
          <table:table-cell table:style-name="ce586" office:value-type="float" office:value="0.732272294900205" calcext:value-type="float">
            <text:p>0.732</text:p>
          </table:table-cell>
          <table:table-cell table:style-name="ce587" office:value-type="float" office:value="0.000651504825366551" calcext:value-type="float">
            <text:p>0.001</text:p>
          </table:table-cell>
          <table:table-cell table:style-name="ce586" office:value-type="float" office:value="0.243867595495754" calcext:value-type="float">
            <text:p>0.244</text:p>
          </table:table-cell>
          <table:table-cell table:style-name="ce586" office:value-type="float" office:value="0.000261052019835993" calcext:value-type="float">
            <text:p>0.000</text:p>
          </table:table-cell>
          <table:table-cell table:style-name="ce586" office:value-type="float" office:value="0.0000967692832150663" calcext:value-type="float">
            <text:p>0.000</text:p>
          </table:table-cell>
          <table:table-cell table:style-name="ce587" office:value-type="float" office:value="0.02776490771316" calcext:value-type="float">
            <text:p>0.028</text:p>
          </table:table-cell>
          <table:table-cell table:style-name="ce586" office:value-type="float" office:value="0.0000247549329154821" calcext:value-type="float">
            <text:p>0.000</text:p>
          </table:table-cell>
          <table:table-cell table:style-name="ce587" office:value-type="float" office:value="0.00000787656956401702" calcext:value-type="float">
            <text:p>0.000</text:p>
          </table:table-cell>
          <table:table-cell table:style-name="ce585" office:value-type="float" office:value="0.425142343114713" calcext:value-type="float">
            <text:p>0.425</text:p>
          </table:table-cell>
          <table:table-cell table:style-name="ce587" office:value-type="float" office:value="0.00818150532856682" calcext:value-type="float">
            <text:p>0.008</text:p>
          </table:table-cell>
          <table:table-cell table:style-name="ce325" office:value-type="string" calcext:value-type="string">
            <text:p>Ä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87" office:value-type="float" office:value="0.00110722063585611" calcext:value-type="float">
            <text:p>0.001</text:p>
          </table:table-cell>
          <table:table-cell table:style-name="ce586" office:value-type="float" office:value="0.000606495856429311" calcext:value-type="float">
            <text:p>0.001</text:p>
          </table:table-cell>
          <table:table-cell table:style-name="ce586" office:value-type="float" office:value="0.0000180035875748961" calcext:value-type="float">
            <text:p>0.000</text:p>
          </table:table-cell>
          <table:table-cell table:style-name="ce586" office:value-type="float" office:value="0.00148304552648206" calcext:value-type="float">
            <text:p>0.001</text:p>
          </table:table-cell>
          <table:table-cell table:style-name="ce598" office:value-type="float" office:value="0.000159781839727202" calcext:value-type="float">
            <text:p>0.000</text:p>
          </table:table-cell>
          <table:table-cell table:style-name="ce586" office:value-type="float" office:value="0.000317313231007543" calcext:value-type="float">
            <text:p>0.000</text:p>
          </table:table-cell>
          <table:table-cell table:style-name="ce586" office:value-type="float" office:value="0.00141328162462934" calcext:value-type="float">
            <text:p>0.001</text:p>
          </table:table-cell>
          <table:table-cell table:style-name="ce586" office:value-type="float" office:value="0.0041194458819809" calcext:value-type="float">
            <text:p>0.004</text:p>
          </table:table-cell>
          <table:table-cell table:style-name="ce598" office:value-type="float" office:value="0.0272799360728612" calcext:value-type="float">
            <text:p>0.027</text:p>
          </table:table-cell>
          <table:table-cell table:style-name="ce586" office:value-type="float" office:value="0.0056475003774002" calcext:value-type="float">
            <text:p>0.006</text:p>
          </table:table-cell>
          <table:table-cell table:style-name="ce586" office:value-type="float" office:value="0.0288923823850379" calcext:value-type="float">
            <text:p>0.029</text:p>
          </table:table-cell>
          <table:table-cell table:style-name="ce586" office:value-type="float" office:value="0.0387200907524842" calcext:value-type="float">
            <text:p>0.039</text:p>
          </table:table-cell>
          <table:table-cell table:style-name="ce586" office:value-type="float" office:value="0.0035388301826905" calcext:value-type="float">
            <text:p>0.004</text:p>
          </table:table-cell>
          <table:table-cell table:style-name="ce586" office:value-type="float" office:value="0.0163416313968885" calcext:value-type="float">
            <text:p>0.016</text:p>
          </table:table-cell>
          <table:table-cell table:style-name="ce598" office:value-type="float" office:value="0.000126025113024272" calcext:value-type="float">
            <text:p>0.000</text:p>
          </table:table-cell>
          <table:table-cell table:style-name="ce586" office:value-type="float" office:value="0.00923584042592167" calcext:value-type="float">
            <text:p>0.009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792495420562456" calcext:value-type="float">
            <text:p>0.008</text:p>
          </table:table-cell>
          <table:table-cell table:style-name="ce586" office:value-type="float" office:value="0.00705740632935925" calcext:value-type="float">
            <text:p>0.007</text:p>
          </table:table-cell>
          <table:table-cell table:style-name="ce586" office:value-type="float" office:value="0.087510938304676" calcext:value-type="float">
            <text:p>0.088</text:p>
          </table:table-cell>
          <table:table-cell table:style-name="ce598" office:value-type="float" office:value="0.000102395404332221" calcext:value-type="float">
            <text:p>0.000</text:p>
          </table:table-cell>
          <table:table-cell table:style-name="ce586" office:value-type="float" office:value="0.000561486887492071" calcext:value-type="float">
            <text:p>0.001</text:p>
          </table:table-cell>
          <table:table-cell table:style-name="ce586" office:value-type="float" office:value="0.0000303810540326371" calcext:value-type="float">
            <text:p>0.000</text:p>
          </table:table-cell>
          <table:table-cell table:style-name="ce586" office:value-type="float" office:value="0.00000450089689372401" calcext:value-type="float">
            <text:p>0.000</text:p>
          </table:table-cell>
          <table:table-cell table:style-name="ce598" office:value-type="float" office:value="0.191764087829782" calcext:value-type="float">
            <text:p>0.192</text:p>
          </table:table-cell>
          <table:table-cell table:style-name="ce586" office:value-type="float" office:value="0.0000191288117983271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7" office:value-type="float" office:value="0.000892302809180785" calcext:value-type="float">
            <text:p>0.001</text:p>
          </table:table-cell>
          <table:table-cell table:style-name="ce585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number-columns-repeated="995"/>
        </table:table-row>
        <table:table-row table:style-name="ro4">
          <table:table-cell table:number-columns-repeated="11"/>
          <table:table-cell table:style-name="ce352"/>
          <table:table-cell table:number-columns-repeated="17"/>
          <table:table-cell table:style-name="ce359" office:value-type="string" calcext:value-type="string">
            <text:p>Diagram XY = Horizontal,Vertical</text:p>
          </table:table-cell>
          <table:table-cell table:number-columns-repeated="99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1001"/>
        </table:table-row>
        <table:table-row table:style-name="ro4">
          <table:table-cell table:number-columns-repeated="2"/>
          <table:table-cell table:style-name="ce331" table:number-columns-repeated="13"/>
          <table:table-cell table:style-name="ce330"/>
          <table:table-cell table:style-name="ce354"/>
          <table:table-cell table:style-name="ce330" table:number-columns-repeated="4"/>
          <table:table-cell table:number-columns-repeated="1003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7];[.$A$30:.$AC$30];0))" office:value-type="float" office:value="0.00000337567267029301" calcext:value-type="float">
            <text:p>0.000</text:p>
          </table:table-cell>
          <table:table-cell table:style-name="ce344" table:formula="of:=INDEX([.$A$1:.$AC$29];MATCH([$Layout.L19];[.$A$30:.$AC$30];0);MATCH([$Layout.L17];[.$A$30:.$AC$30];0))" office:value-type="float" office:value="0.0000326315024794991" calcext:value-type="float">
            <text:p>0.000</text:p>
          </table:table-cell>
          <table:table-cell table:style-name="ce344" table:formula="of:=INDEX([.$A$1:.$AC$29];MATCH([$Layout.M19];[.$A$30:.$AC$30];0);MATCH([$Layout.M17];[.$A$30:.$AC$30];0))" office:value-type="float" office:value="0.0202101522770442" calcext:value-type="float">
            <text:p>0.020</text:p>
          </table:table-cell>
          <table:table-cell table:style-name="ce344" table:formula="of:=INDEX([.$A$1:.$AC$29];MATCH([$Layout.N19];[.$A$30:.$AC$30];0);MATCH([$Layout.N17];[.$A$30:.$AC$30];0))" office:value-type="float" office:value="0.0823911680880649" calcext:value-type="float">
            <text:p>0.082</text:p>
          </table:table-cell>
          <table:table-cell table:style-name="ce344" table:formula="of:=INDEX([.$A$1:.$AC$29];MATCH([$Layout.O19];[.$A$30:.$AC$30];0);MATCH([$Layout.O17];[.$A$30:.$AC$30];0))" office:value-type="float" office:value="0.00766840308268229" calcext:value-type="float">
            <text:p>0.008</text:p>
          </table:table-cell>
          <table:table-cell table:style-name="ce346" table:formula="of:=INDEX([.$A$1:.$AC$29];MATCH([$Layout.O17];[.$A$30:.$AC$30];0);MATCH([$Layout.N17];[.$A$30:.$AC$30];0))" office:value-type="float" office:value="0.163415188744661" calcext:value-type="float">
            <text:p>0.163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576002279974331" calcext:value-type="float">
            <text:p>0.006</text:p>
          </table:table-cell>
          <table:table-cell table:style-name="ce344" table:formula="of:=INDEX([.$A$1:.$AC$29];MATCH([$Layout.S19];[.$A$30:.$AC$30];0);MATCH([$Layout.S17];[.$A$30:.$AC$30];0))" office:value-type="float" office:value="0.114605212380671" calcext:value-type="float">
            <text:p>0.115</text:p>
          </table:table-cell>
          <table:table-cell table:style-name="ce344" table:formula="of:=INDEX([.$A$1:.$AC$29];MATCH([$Layout.T19];[.$A$30:.$AC$30];0);MATCH([$Layout.T17];[.$A$30:.$AC$30];0))" office:value-type="float" office:value="0.149326256243082" calcext:value-type="float">
            <text:p>0.149</text:p>
          </table:table-cell>
          <table:table-cell table:style-name="ce344" table:formula="of:=INDEX([.$A$1:.$AC$29];MATCH([$Layout.U19];[.$A$30:.$AC$30];0);MATCH([$Layout.U17];[.$A$30:.$AC$30];0))" office:value-type="string" office:string-value="" calcext:value-type="error">
            <text:p>#N/A</text:p>
          </table:table-cell>
          <table:table-cell table:style-name="ce344" table:formula="of:=INDEX([.$A$1:.$AC$29];MATCH([$Layout.V19];[.$A$30:.$AC$30];0);MATCH([$Layout.V17];[.$A$30:.$AC$30];0))" office:value-type="string" office:string-value="" calcext:value-type="error">
            <text:p>#N/A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3"/>
          <table:table-cell table:style-name="ce331" table:formula="of:=INDIRECT(([Layout.M18])&amp;CODE([Layout.M17])-64)" office:value-type="float" office:value="0.447680584310035" calcext:value-type="float">
            <text:p>0.448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7];[.$A$30:.$AC$30];0);MATCH([$Layout.K18];[.$A$30:.$AC$30];0))" office:value-type="float" office:value="0.00191400640405614" calcext:value-type="float">
            <text:p>0.002</text:p>
          </table:table-cell>
          <table:table-cell table:style-name="ce331" table:formula="of:=INDEX([.$A$1:.$AC$29];MATCH([$Layout.L17];[.$A$30:.$AC$30];0);MATCH([$Layout.L18];[.$A$30:.$AC$30];0))" office:value-type="float" office:value="0.00876774714897438" calcext:value-type="float">
            <text:p>0.009</text:p>
          </table:table-cell>
          <table:table-cell table:style-name="ce331" table:formula="of:=INDEX([.$A$1:.$AC$29];MATCH([$Layout.M17];[.$A$30:.$AC$30];0);MATCH([$Layout.M18];[.$A$30:.$AC$30];0))" office:value-type="float" office:value="0.447680584310035" calcext:value-type="float">
            <text:p>0.448</text:p>
          </table:table-cell>
          <table:table-cell table:style-name="ce331" table:formula="of:=INDEX([.$A$1:.$AC$29];MATCH([$Layout.N17];[.$A$30:.$AC$30];0);MATCH([$Layout.N18];[.$A$30:.$AC$30];0))" office:value-type="float" office:value="0.0225157367108544" calcext:value-type="float">
            <text:p>0.023</text:p>
          </table:table-cell>
          <table:table-cell table:style-name="ce331" table:formula="of:=INDEX([.$A$1:.$AC$29];MATCH([$Layout.O17];[.$A$30:.$AC$30];0);MATCH([$Layout.O18];[.$A$30:.$AC$30];0))" office:value-type="float" office:value="0.00399679644162692" calcext:value-type="float">
            <text:p>0.004</text:p>
          </table:table-cell>
          <table:table-cell table:style-name="ce82" table:formula="of:=INDEX([.$A$1:.$AC$29];MATCH([$Layout.N17];[.$A$30:.$AC$30];0);MATCH([$Layout.O17];[.$A$30:.$AC$30];0))" office:value-type="float" office:value="0.104544582598975" calcext:value-type="float">
            <text:p>0.105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00355233287337168" calcext:value-type="float">
            <text:p>0.004</text:p>
          </table:table-cell>
          <table:table-cell table:style-name="ce331" table:formula="of:=INDEX([.$A$1:.$AC$29];MATCH([$Layout.S18];[.$A$30:.$AC$30];0);MATCH([$Layout.S17];[.$A$30:.$AC$30];0))" office:value-type="float" office:value="0.166945017133564" calcext:value-type="float">
            <text:p>0.167</text:p>
          </table:table-cell>
          <table:table-cell table:style-name="ce331" table:formula="of:=INDEX([.$A$1:.$AC$29];MATCH([$Layout.T18];[.$A$30:.$AC$30];0);MATCH([$Layout.T17];[.$A$30:.$AC$30];0))" office:value-type="float" office:value="0.0559337709225317" calcext:value-type="float">
            <text:p>0.056</text:p>
          </table:table-cell>
          <table:table-cell table:style-name="ce331" table:formula="of:=INDEX([.$A$1:.$AC$29];MATCH([$Layout.U18];[.$A$30:.$AC$30];0);MATCH([$Layout.U17];[.$A$30:.$AC$30];0))" office:value-type="float" office:value="0.733493163182627" calcext:value-type="float">
            <text:p>0.733</text:p>
          </table:table-cell>
          <table:table-cell table:style-name="ce331" table:formula="of:=INDEX([.$A$1:.$AC$29];MATCH([$Layout.V18];[.$A$30:.$AC$30];0);MATCH([$Layout.V17];[.$A$30:.$AC$30];0))" office:value-type="float" office:value="0.68939337541792" calcext:value-type="float">
            <text:p>0.689</text:p>
          </table:table-cell>
          <table:table-cell table:style-name="ce182" table:formula="of:=INDEX([.$A$1:.$AC$29];MATCH([$Layout.W18];[.$A$30:.$AC$30];0);MATCH([$Layout.W17];[.$A$30:.$AC$30];0))" office:value-type="float" office:value="0.016724207632855" calcext:value-type="float">
            <text:p>0.017</text:p>
          </table:table-cell>
          <table:table-cell table:style-name="ce331"/>
          <table:table-cell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3"/>
          <table:table-cell table:style-name="ce615" table:formula="of:=ISERROR([.D34])" office:value-type="boolean" office:boolean-value="false" calcext:value-type="boolean">
            <text:p>FALSE</text:p>
          </table:table-cell>
          <table:table-cell table:style-name="Default" table:number-columns-repeated="3"/>
          <table:table-cell table:number-columns-repeated="998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7];[.$A$30:.$AC$30];0))" office:value-type="float" office:value="0.000755025453922203" calcext:value-type="float">
            <text:p>0.001</text:p>
          </table:table-cell>
          <table:table-cell table:style-name="ce331" table:formula="of:=INDEX([.$A$1:.$AC$29];MATCH([$Layout.L18];[.$A$30:.$AC$30];0);MATCH([$Layout.L17];[.$A$30:.$AC$30];0))" office:value-type="float" office:value="0.00405980899813906" calcext:value-type="float">
            <text:p>0.004</text:p>
          </table:table-cell>
          <table:table-cell table:style-name="ce331" table:formula="of:=INDEX([.$A$1:.$AC$29];MATCH([$Layout.M18];[.$A$30:.$AC$30];0);MATCH([$Layout.M17];[.$A$30:.$AC$30];0))" office:value-type="float" office:value="0.103840192235107" calcext:value-type="float">
            <text:p>0.104</text:p>
          </table:table-cell>
          <table:table-cell table:style-name="ce331" table:formula="of:=INDEX([.$A$1:.$AC$29];MATCH([$Layout.N18];[.$A$30:.$AC$30];0);MATCH([$Layout.N17];[.$A$30:.$AC$30];0))" office:value-type="float" office:value="0.00535831775197844" calcext:value-type="float">
            <text:p>0.005</text:p>
          </table:table-cell>
          <table:table-cell table:style-name="ce331" table:formula="of:=INDEX([.$A$1:.$AC$29];MATCH([$Layout.O18];[.$A$30:.$AC$30];0);MATCH([$Layout.O17];[.$A$30:.$AC$30];0))" office:value-type="float" office:value="0.00525029622652906" calcext:value-type="float">
            <text:p>0.005</text:p>
          </table:table-cell>
          <table:table-cell table:style-name="ce182" table:formula="of:=INDEX([.$A$1:.$AC$29];MATCH([$Layout.O18];[.$A$30:.$AC$30];0);MATCH([$Layout.N18];[.$A$30:.$AC$30];0))" office:value-type="float" office:value="0.00112747467187787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00258801571389131" calcext:value-type="float">
            <text:p>0.000</text:p>
          </table:table-cell>
          <table:table-cell table:style-name="ce331" table:formula="of:=INDEX([.$A$1:.$AC$29];MATCH([$Layout.S17];[.$A$30:.$AC$30];0);MATCH([$Layout.S18];[.$A$30:.$AC$30];0))" office:value-type="float" office:value="0.0652776328739028" calcext:value-type="float">
            <text:p>0.065</text:p>
          </table:table-cell>
          <table:table-cell table:style-name="ce331" table:formula="of:=INDEX([.$A$1:.$AC$29];MATCH([$Layout.T17];[.$A$30:.$AC$30];0);MATCH([$Layout.T18];[.$A$30:.$AC$30];0))" office:value-type="float" office:value="0.107946135426406" calcext:value-type="float">
            <text:p>0.108</text:p>
          </table:table-cell>
          <table:table-cell table:style-name="ce331" table:formula="of:=INDEX([.$A$1:.$AC$29];MATCH([$Layout.U17];[.$A$30:.$AC$30];0);MATCH([$Layout.U18];[.$A$30:.$AC$30];0))" office:value-type="float" office:value="0.688004848726206" calcext:value-type="float">
            <text:p>0.688</text:p>
          </table:table-cell>
          <table:table-cell table:style-name="ce331" table:formula="of:=INDEX([.$A$1:.$AC$29];MATCH([$Layout.V17];[.$A$30:.$AC$30];0);MATCH([$Layout.V18];[.$A$30:.$AC$30];0))" office:value-type="float" office:value="0.306674235975003" calcext:value-type="float">
            <text:p>0.307</text:p>
          </table:table-cell>
          <table:table-cell table:style-name="ce182" table:formula="of:=INDEX([.$A$1:.$AC$29];MATCH([$Layout.W17];[.$A$30:.$AC$30];0);MATCH([$Layout.W18];[.$A$30:.$AC$30];0))" office:value-type="float" office:value="0.052243035469678" calcext:value-type="float">
            <text:p>0.052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9];[.$A$30:.$AC$30];0);MATCH([$Layout.K18];[.$A$30:.$AC$30];0))" office:value-type="float" office:value="0.0107470165579895" calcext:value-type="float">
            <text:p>0.011</text:p>
          </table:table-cell>
          <table:table-cell table:style-name="ce331" table:formula="of:=INDEX([.$A$1:.$AC$29];MATCH([$Layout.L19];[.$A$30:.$AC$30];0);MATCH([$Layout.L18];[.$A$30:.$AC$30];0))" office:value-type="float" office:value="0.000993572989289576" calcext:value-type="float">
            <text:p>0.001</text:p>
          </table:table-cell>
          <table:table-cell table:style-name="ce331" table:formula="of:=INDEX([.$A$1:.$AC$29];MATCH([$Layout.M19];[.$A$30:.$AC$30];0);MATCH([$Layout.M18];[.$A$30:.$AC$30];0))" office:value-type="float" office:value="0.00303698017904028" calcext:value-type="float">
            <text:p>0.003</text:p>
          </table:table-cell>
          <table:table-cell table:style-name="ce331" table:formula="of:=INDEX([.$A$1:.$AC$29];MATCH([$Layout.N19];[.$A$30:.$AC$30];0);MATCH([$Layout.N18];[.$A$30:.$AC$30];0))" office:value-type="float" office:value="0.000957565814139784" calcext:value-type="float">
            <text:p>0.001</text:p>
          </table:table-cell>
          <table:table-cell table:style-name="ce331" table:formula="of:=INDEX([.$A$1:.$AC$29];MATCH([$Layout.O19];[.$A$30:.$AC$30];0);MATCH([$Layout.O18];[.$A$30:.$AC$30];0))" office:value-type="float" office:value="0.00193200999163103" calcext:value-type="float">
            <text:p>0.002</text:p>
          </table:table-cell>
          <table:table-cell table:style-name="ce82" table:formula="of:=INDEX([.$A$1:.$AC$29];MATCH([$Layout.N18];[.$A$30:.$AC$30];0);MATCH([$Layout.O18];[.$A$30:.$AC$30];0))" office:value-type="float" office:value="0.00149654821716323" calcext:value-type="float">
            <text:p>0.001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0607193495447838" calcext:value-type="float">
            <text:p>0.061</text:p>
          </table:table-cell>
          <table:table-cell table:style-name="ce331" table:formula="of:=INDEX([.$A$1:.$AC$29];MATCH([$Layout.S19];[.$A$30:.$AC$30];0);MATCH([$Layout.S18];[.$A$30:.$AC$30];0))" office:value-type="float" office:value="0.014024794720844" calcext:value-type="float">
            <text:p>0.014</text:p>
          </table:table-cell>
          <table:table-cell table:style-name="ce331" table:formula="of:=INDEX([.$A$1:.$AC$29];MATCH([$Layout.T19];[.$A$30:.$AC$30];0);MATCH([$Layout.T18];[.$A$30:.$AC$30];0))" office:value-type="float" office:value="0.000470343725394159" calcext:value-type="float">
            <text:p>0.000</text:p>
          </table:table-cell>
          <table:table-cell table:style-name="ce331" table:formula="of:=INDEX([.$A$1:.$AC$29];MATCH([$Layout.U19];[.$A$30:.$AC$30];0);MATCH([$Layout.U18];[.$A$30:.$AC$30];0))" office:value-type="string" office:string-value="" calcext:value-type="error">
            <text:p>#N/A</text:p>
          </table:table-cell>
          <table:table-cell table:style-name="ce331" table:formula="of:=INDEX([.$A$1:.$AC$29];MATCH([$Layout.V19];[.$A$30:.$AC$30];0);MATCH([$Layout.V18];[.$A$30:.$AC$30];0))" office:value-type="string" office:string-value="" calcext:value-type="error">
            <text:p>#N/A</text:p>
          </table:table-cell>
          <table:table-cell table:style-name="ce182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9];[.$A$30:.$AC$30];0))" office:value-type="float" office:value="0.00945976004638444" calcext:value-type="float">
            <text:p>0.009</text:p>
          </table:table-cell>
          <table:table-cell table:style-name="ce331" table:formula="of:=INDEX([.$A$1:.$AC$29];MATCH([$Layout.L18];[.$A$30:.$AC$30];0);MATCH([$Layout.L19];[.$A$30:.$AC$30];0))" office:value-type="float" office:value="0.00133676637743603" calcext:value-type="float">
            <text:p>0.001</text:p>
          </table:table-cell>
          <table:table-cell table:style-name="ce331" table:formula="of:=INDEX([.$A$1:.$AC$29];MATCH([$Layout.M18];[.$A$30:.$AC$30];0);MATCH([$Layout.M19];[.$A$30:.$AC$30];0))" office:value-type="float" office:value="0.00289295147844111" calcext:value-type="float">
            <text:p>0.003</text:p>
          </table:table-cell>
          <table:table-cell table:style-name="ce331" table:formula="of:=INDEX([.$A$1:.$AC$29];MATCH([$Layout.N18];[.$A$30:.$AC$30];0);MATCH([$Layout.N19];[.$A$30:.$AC$30];0))" office:value-type="float" office:value="0.000244173656484528" calcext:value-type="float">
            <text:p>0.000</text:p>
          </table:table-cell>
          <table:table-cell table:style-name="ce331" table:formula="of:=INDEX([.$A$1:.$AC$29];MATCH([$Layout.O18];[.$A$30:.$AC$30];0);MATCH([$Layout.O19];[.$A$30:.$AC$30];0))" office:value-type="float" office:value="0.00019016289375984" calcext:value-type="float">
            <text:p>0.000</text:p>
          </table:table-cell>
          <table:table-cell table:style-name="ce182" table:formula="of:=INDEX([.$A$1:.$AC$29];MATCH([$Layout.O19];[.$A$30:.$AC$30];0);MATCH([$Layout.N19];[.$A$30:.$AC$30];0))" office:value-type="float" office:value="0.000317313231007543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611784410279436" calcext:value-type="float">
            <text:p>0.006</text:p>
          </table:table-cell>
          <table:table-cell table:style-name="ce331" table:formula="of:=INDEX([.$A$1:.$AC$29];MATCH([$Layout.S18];[.$A$30:.$AC$30];0);MATCH([$Layout.S19];[.$A$30:.$AC$30];0))" office:value-type="float" office:value="0.205042858890491" calcext:value-type="float">
            <text:p>0.205</text:p>
          </table:table-cell>
          <table:table-cell table:style-name="ce331" table:formula="of:=INDEX([.$A$1:.$AC$29];MATCH([$Layout.T18];[.$A$30:.$AC$30];0);MATCH([$Layout.T19];[.$A$30:.$AC$30];0))" office:value-type="float" office:value="0.00650042033876091" calcext:value-type="float">
            <text:p>0.007</text:p>
          </table:table-cell>
          <table:table-cell table:style-name="ce331" table:formula="of:=INDEX([.$A$1:.$AC$29];MATCH([$Layout.U18];[.$A$30:.$AC$30];0);MATCH([$Layout.U19];[.$A$30:.$AC$30];0))" office:value-type="string" office:string-value="" calcext:value-type="error">
            <text:p>#N/A</text:p>
          </table:table-cell>
          <table:table-cell table:style-name="ce331" table:formula="of:=INDEX([.$A$1:.$AC$29];MATCH([$Layout.V18];[.$A$30:.$AC$30];0);MATCH([$Layout.V19];[.$A$30:.$AC$30];0))" office:value-type="string" office:string-value="" calcext:value-type="error">
            <text:p>#N/A</text:p>
          </table:table-cell>
          <table:table-cell table:style-name="ce182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31"/>
          <table:table-cell table:style-name="ce340" table:formula="of:=INDEX([.$A$1:.$AC$29];MATCH([$Layout.K17];[.$A$30:.$AC$30];0);MATCH([$Layout.K19];[.$A$30:.$AC$30];0))" office:value-type="float" office:value="0.0000911431620979112" calcext:value-type="float">
            <text:p>0.000</text:p>
          </table:table-cell>
          <table:table-cell table:style-name="ce345" table:formula="of:=INDEX([.$A$1:.$AC$29];MATCH([$Layout.L17];[.$A$30:.$AC$30];0);MATCH([$Layout.L19];[.$A$30:.$AC$30];0))" office:value-type="float" office:value="0.000294808746538923" calcext:value-type="float">
            <text:p>0.000</text:p>
          </table:table-cell>
          <table:table-cell table:style-name="ce345" table:formula="of:=INDEX([.$A$1:.$AC$29];MATCH([$Layout.M17];[.$A$30:.$AC$30];0);MATCH([$Layout.M19];[.$A$30:.$AC$30];0))" office:value-type="float" office:value="0.0218653571097113" calcext:value-type="float">
            <text:p>0.022</text:p>
          </table:table-cell>
          <table:table-cell table:style-name="ce345" table:formula="of:=INDEX([.$A$1:.$AC$29];MATCH([$Layout.N17];[.$A$30:.$AC$30];0);MATCH([$Layout.N19];[.$A$30:.$AC$30];0))" office:value-type="float" office:value="0.00210641974626284" calcext:value-type="float">
            <text:p>0.002</text:p>
          </table:table-cell>
          <table:table-cell table:style-name="ce345" table:formula="of:=INDEX([.$A$1:.$AC$29];MATCH([$Layout.O17];[.$A$30:.$AC$30];0);MATCH([$Layout.O19];[.$A$30:.$AC$30];0))" office:value-type="float" office:value="0.00132326368675486" calcext:value-type="float">
            <text:p>0.001</text:p>
          </table:table-cell>
          <table:table-cell table:style-name="ce83" table:formula="of:=INDEX([.$A$1:.$AC$29];MATCH([$Layout.N19];[.$A$30:.$AC$30];0);MATCH([$Layout.O19];[.$A$30:.$AC$30];0))" office:value-type="float" office:value="0.000595243614195001" calcext:value-type="float">
            <text:p>0.001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356707331069862" calcext:value-type="float">
            <text:p>0.357</text:p>
          </table:table-cell>
          <table:table-cell table:style-name="ce345" table:formula="of:=INDEX([.$A$1:.$AC$29];MATCH([$Layout.S17];[.$A$30:.$AC$30];0);MATCH([$Layout.S19];[.$A$30:.$AC$30];0))" office:value-type="float" office:value="0.186242612565406" calcext:value-type="float">
            <text:p>0.186</text:p>
          </table:table-cell>
          <table:table-cell table:style-name="ce345" table:formula="of:=INDEX([.$A$1:.$AC$29];MATCH([$Layout.T17];[.$A$30:.$AC$30];0);MATCH([$Layout.T19];[.$A$30:.$AC$30];0))" office:value-type="float" office:value="0.346220241307485" calcext:value-type="float">
            <text:p>0.346</text:p>
          </table:table-cell>
          <table:table-cell table:style-name="ce345" table:formula="of:=INDEX([.$A$1:.$AC$29];MATCH([$Layout.U17];[.$A$30:.$AC$30];0);MATCH([$Layout.U19];[.$A$30:.$AC$30];0))" office:value-type="string" office:string-value="" calcext:value-type="error">
            <text:p>#N/A</text:p>
          </table:table-cell>
          <table:table-cell table:style-name="ce345" table:formula="of:=INDEX([.$A$1:.$AC$29];MATCH([$Layout.V17];[.$A$30:.$AC$30];0);MATCH([$Layout.V19];[.$A$30:.$AC$30];0))" office:value-type="string" office:string-value="" calcext:value-type="error">
            <text:p>#N/A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14"/>
          <table:table-cell table:style-name="ce331" table:formula="of:=SUMIF([.D34:.D39];&quot;&gt;0&quot;)" office:value-type="float" office:value="0.0229703272971205" calcext:value-type="float">
            <text:p>0.023</text:p>
          </table:table-cell>
          <table:table-cell table:style-name="ce331" table:formula="of:=SUMIF([.E34:.E39];&quot;&gt;0&quot;)" office:value-type="float" office:value="0.0154853357628575" calcext:value-type="float">
            <text:p>0.015</text:p>
          </table:table-cell>
          <table:table-cell table:style-name="ce331" table:formula="of:=SUMIF([.F34:.F39];&quot;&gt;0&quot;)" office:value-type="float" office:value="0.599526217589379" calcext:value-type="float">
            <text:p>0.600</text:p>
          </table:table-cell>
          <table:table-cell table:style-name="ce331" table:formula="of:=SUMIF([.G34:.G39];&quot;&gt;0&quot;)" office:value-type="float" office:value="0.113573381767785" calcext:value-type="float">
            <text:p>0.114</text:p>
          </table:table-cell>
          <table:table-cell table:style-name="ce331" table:formula="of:=SUMIF([.H34:.H39];&quot;&gt;0&quot;)" office:value-type="float" office:value="0.020360932322984" calcext:value-type="float">
            <text:p>0.020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752138128564879" calcext:value-type="float">
            <text:p>0.752</text:p>
          </table:table-cell>
          <table:table-cell table:style-name="ce331" table:formula="of:=SUMIF([.M34:.M39];&quot;&gt;0&quot;)" office:value-type="float" office:value="0.66639716796366" calcext:value-type="float">
            <text:p>0.666</text:p>
          </table:table-cell>
          <table:table-cell table:style-name="ce331" table:formula="of:=SUMIF([.N34:.N39];&quot;&gt;0&quot;)" office:value-type="float" office:value="1.42149801190883" calcext:value-type="float">
            <text:p>1.421</text:p>
          </table:table-cell>
          <table:table-cell table:style-name="ce331" table:formula="of:=SUMIF([.O34:.O39];&quot;&gt;0&quot;)" office:value-type="float" office:value="0.996067611392923" calcext:value-type="float">
            <text:p>0.996</text:p>
          </table:table-cell>
          <table:table-cell table:style-name="ce331" table:formula="of:=SUMIF([.P34:.P39];&quot;&gt;0&quot;)" office:value-type="float" office:value="0.068967243102533" calcext:value-type="float">
            <text:p>0.06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1" table:number-columns-repeated="11"/>
          <table:table-cell table:number-columns-repeated="101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FI.A1:BigramsFI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EN" table:style-name="ta3" table:print="false">
        <office:forms form:automatic-focus="false" form:apply-design-mode="false"/>
        <table:table-column table:style-name="co3" table:number-columns-repeated="26" table:default-cell-style-name="ce311"/>
        <table:table-column table:style-name="co3" table:default-cell-style-name="ce366"/>
        <table:table-column table:style-name="co3" table:number-columns-repeated="989" table:default-cell-style-name="ce311"/>
        <table:table-column table:style-name="co3" table:number-columns-repeated="8" table:default-cell-style-name="Default"/>
        <table:table-row table:style-name="ro4">
          <table:table-cell table:style-name="ce555" office:value-type="float" office:value="0.003" calcext:value-type="float">
            <text:p>0.003</text:p>
          </table:table-cell>
          <table:table-cell table:style-name="ce556" office:value-type="float" office:value="0.146" calcext:value-type="float">
            <text:p>0.146</text:p>
          </table:table-cell>
          <table:table-cell table:style-name="ce556" office:value-type="float" office:value="0.538" calcext:value-type="float">
            <text:p>0.538</text:p>
          </table:table-cell>
          <table:table-cell table:style-name="ce556" office:value-type="float" office:value="0.151" calcext:value-type="float">
            <text:p>0.151</text:p>
          </table:table-cell>
          <table:table-cell table:style-name="ce557" office:value-type="float" office:value="0.688" calcext:value-type="float">
            <text:p>0.688</text:p>
          </table:table-cell>
          <table:table-cell table:style-name="ce556" office:value-type="float" office:value="0.164" calcext:value-type="float">
            <text:p>0.164</text:p>
          </table:table-cell>
          <table:table-cell table:style-name="ce556" office:value-type="float" office:value="0.148" calcext:value-type="float">
            <text:p>0.148</text:p>
          </table:table-cell>
          <table:table-cell table:style-name="ce556" office:value-type="float" office:value="0.926" calcext:value-type="float">
            <text:p>0.926</text:p>
          </table:table-cell>
          <table:table-cell table:style-name="ce557" office:value-type="float" office:value="0.286" calcext:value-type="float">
            <text:p>0.286</text:p>
          </table:table-cell>
          <table:table-cell table:style-name="ce556" office:value-type="float" office:value="0.026" calcext:value-type="float">
            <text:p>0.026</text:p>
          </table:table-cell>
          <table:table-cell table:style-name="ce556" office:value-type="float" office:value="0.017" calcext:value-type="float">
            <text:p>0.017</text:p>
          </table:table-cell>
          <table:table-cell table:style-name="ce556" office:value-type="float" office:value="0.528" calcext:value-type="float">
            <text:p>0.528</text:p>
          </table:table-cell>
          <table:table-cell table:style-name="ce556" office:value-type="float" office:value="0.565" calcext:value-type="float">
            <text:p>0.565</text:p>
          </table:table-cell>
          <table:table-cell table:style-name="ce556" office:value-type="float" office:value="0.347" calcext:value-type="float">
            <text:p>0.347</text:p>
          </table:table-cell>
          <table:table-cell table:style-name="ce557" office:value-type="float" office:value="0.057" calcext:value-type="float">
            <text:p>0.057</text:p>
          </table:table-cell>
          <table:table-cell table:style-name="ce556" office:value-type="float" office:value="0.324" calcext:value-type="float">
            <text:p>0.324</text:p>
          </table:table-cell>
          <table:table-cell table:style-name="ce556" office:value-type="float" office:value="0" calcext:value-type="float">
            <text:p>0.000</text:p>
          </table:table-cell>
          <table:table-cell table:style-name="ce556" office:value-type="float" office:value="0.686" calcext:value-type="float">
            <text:p>0.686</text:p>
          </table:table-cell>
          <table:table-cell table:style-name="ce556" office:value-type="float" office:value="0.218" calcext:value-type="float">
            <text:p>0.218</text:p>
          </table:table-cell>
          <table:table-cell table:style-name="ce556" office:value-type="float" office:value="0.53" calcext:value-type="float">
            <text:p>0.530</text:p>
          </table:table-cell>
          <table:table-cell table:style-name="ce557" office:value-type="float" office:value="0.136" calcext:value-type="float">
            <text:p>0.136</text:p>
          </table:table-cell>
          <table:table-cell table:style-name="ce556" office:value-type="float" office:value="0.14" calcext:value-type="float">
            <text:p>0.140</text:p>
          </table:table-cell>
          <table:table-cell table:style-name="ce556" office:value-type="float" office:value="0.385" calcext:value-type="float">
            <text:p>0.385</text:p>
          </table:table-cell>
          <table:table-cell table:style-name="ce556" office:value-type="float" office:value="0.03" calcext:value-type="float">
            <text:p>0.030</text:p>
          </table:table-cell>
          <table:table-cell table:style-name="ce557" office:value-type="float" office:value="0.016" calcext:value-type="float">
            <text:p>0.016</text:p>
          </table:table-cell>
          <table:table-cell table:style-name="ce556" office:value-type="float" office:value="0.025" calcext:value-type="float">
            <text:p>0.025</text:p>
          </table:table-cell>
          <table:table-cell table:style-name="ce557" table:number-columns-repeated="3"/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56" office:value-type="float" office:value="0.23" calcext:value-type="float">
            <text:p>0.230</text:p>
          </table:table-cell>
          <table:table-cell table:style-name="ce555" office:value-type="float" office:value="0.011" calcext:value-type="float">
            <text:p>0.011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6" office:value-type="float" office:value="0.027" calcext:value-type="float">
            <text:p>0.027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6" office:value-type="float" office:value="0.099" calcext:value-type="float">
            <text:p>0.099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7" calcext:value-type="float">
            <text:p>0.007</text:p>
          </table:table-cell>
          <table:table-cell table:style-name="ce559" office:value-type="float" office:value="0.09" calcext:value-type="float">
            <text:p>0.090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6" office:value-type="float" office:value="0.097" calcext:value-type="float">
            <text:p>0.097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27" calcext:value-type="float">
            <text:p>0.027</text:p>
          </table:table-cell>
          <table:table-cell table:style-name="ce559" office:value-type="float" office:value="0.008" calcext:value-type="float">
            <text:p>0.008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6" office:value-type="float" office:value="0.089" calcext:value-type="float">
            <text:p>0.089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04" calcext:value-type="float">
            <text:p>0.00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56" office:value-type="float" office:value="0.448" calcext:value-type="float">
            <text:p>0.448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5" office:value-type="float" office:value="0.083" calcext:value-type="float">
            <text:p>0.083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6" office:value-type="float" office:value="0.477" calcext:value-type="float">
            <text:p>0.477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office:value-type="float" office:value="0.699" calcext:value-type="float">
            <text:p>0.699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12" calcext:value-type="float">
            <text:p>0.012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9" office:value-type="float" office:value="0.416" calcext:value-type="float">
            <text:p>0.416</text:p>
          </table:table-cell>
          <table:table-cell table:style-name="ce556" office:value-type="float" office:value="0.166" calcext:value-type="float">
            <text:p>0.166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121" calcext:value-type="float">
            <text:p>0.121</text:p>
          </table:table-cell>
          <table:table-cell table:style-name="ce559" office:value-type="float" office:value="0.155" calcext:value-type="float">
            <text:p>0.155</text:p>
          </table:table-cell>
          <table:table-cell table:style-name="ce559" office:value-type="float" office:value="0.026" calcext:value-type="float">
            <text:p>0.026</text:p>
          </table:table-cell>
          <table:table-cell table:style-name="ce556" office:value-type="float" office:value="0.188" calcext:value-type="float">
            <text:p>0.188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26" calcext:value-type="float">
            <text:p>0.026</text:p>
          </table:table-cell>
          <table:table-cell table:style-name="ce556" office:value-type="float" office:value="0.014" calcext:value-type="float">
            <text:p>0.01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56" office:value-type="float" office:value="0.368" calcext:value-type="float">
            <text:p>0.368</text:p>
          </table:table-cell>
          <table:table-cell table:number-columns-repeated="2" table:style-name="ce559" office:value-type="float" office:value="0.002" calcext:value-type="float">
            <text:p>0.002</text:p>
          </table:table-cell>
          <table:table-cell table:style-name="ce555" office:value-type="float" office:value="0.043" calcext:value-type="float">
            <text:p>0.043</text:p>
          </table:table-cell>
          <table:table-cell table:style-name="ce556" office:value-type="float" office:value="1.168" calcext:value-type="float">
            <text:p>1.168</text:p>
          </table:table-cell>
          <table:table-cell table:style-name="ce559" office:value-type="float" office:value="0" calcext:value-type="float">
            <text:p>0.000</text:p>
          </table:table-cell>
          <table:table-cell table:number-columns-repeated="2" table:style-name="ce559" office:value-type="float" office:value="0.003" calcext:value-type="float">
            <text:p>0.003</text:p>
          </table:table-cell>
          <table:table-cell table:style-name="ce556" office:value-type="float" office:value="0.296" calcext:value-type="float">
            <text:p>0.296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253" calcext:value-type="float">
            <text:p>0.253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1.352" calcext:value-type="float">
            <text:p>1.352</text:p>
          </table:table-cell>
          <table:table-cell table:style-name="ce556" office:value-type="float" office:value="0.195" calcext:value-type="float">
            <text:p>0.195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189" calcext:value-type="float">
            <text:p>0.189</text:p>
          </table:table-cell>
          <table:table-cell table:style-name="ce559" office:value-type="float" office:value="0.005" calcext:value-type="float">
            <text:p>0.005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office:value-type="float" office:value="0.091" calcext:value-type="float">
            <text:p>0.09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07" calcext:value-type="float">
            <text:p>0.007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57" office:value-type="float" office:value="0.012" calcext:value-type="float">
            <text:p>0.012</text:p>
          </table:table-cell>
          <table:table-cell table:style-name="ce556" office:value-type="float" office:value="0.576" calcext:value-type="float">
            <text:p>0.576</text:p>
          </table:table-cell>
          <table:table-cell table:style-name="ce556" office:value-type="float" office:value="0.651" calcext:value-type="float">
            <text:p>0.651</text:p>
          </table:table-cell>
          <table:table-cell table:style-name="ce556" office:value-type="float" office:value="0.765" calcext:value-type="float">
            <text:p>0.765</text:p>
          </table:table-cell>
          <table:table-cell table:style-name="ce555" office:value-type="float" office:value="0.378" calcext:value-type="float">
            <text:p>0.378</text:p>
          </table:table-cell>
          <table:table-cell table:style-name="ce556" office:value-type="float" office:value="0.237" calcext:value-type="float">
            <text:p>0.237</text:p>
          </table:table-cell>
          <table:table-cell table:style-name="ce556" office:value-type="float" office:value="0.385" calcext:value-type="float">
            <text:p>0.385</text:p>
          </table:table-cell>
          <table:table-cell table:style-name="ce556" office:value-type="float" office:value="3.075" calcext:value-type="float">
            <text:p>3.075</text:p>
          </table:table-cell>
          <table:table-cell table:style-name="ce557" office:value-type="float" office:value="0.385" calcext:value-type="float">
            <text:p>0.385</text:p>
          </table:table-cell>
          <table:table-cell table:style-name="ce556" office:value-type="float" office:value="0.052" calcext:value-type="float">
            <text:p>0.052</text:p>
          </table:table-cell>
          <table:table-cell table:style-name="ce556" office:value-type="float" office:value="0.214" calcext:value-type="float">
            <text:p>0.214</text:p>
          </table:table-cell>
          <table:table-cell table:style-name="ce556" office:value-type="float" office:value="0.829" calcext:value-type="float">
            <text:p>0.829</text:p>
          </table:table-cell>
          <table:table-cell table:style-name="ce556" office:value-type="float" office:value="0.793" calcext:value-type="float">
            <text:p>0.793</text:p>
          </table:table-cell>
          <table:table-cell table:style-name="ce556" office:value-type="float" office:value="0.692" calcext:value-type="float">
            <text:p>0.692</text:p>
          </table:table-cell>
          <table:table-cell table:style-name="ce557" office:value-type="float" office:value="0.039" calcext:value-type="float">
            <text:p>0.039</text:p>
          </table:table-cell>
          <table:table-cell table:style-name="ce556" office:value-type="float" office:value="0.478" calcext:value-type="float">
            <text:p>0.478</text:p>
          </table:table-cell>
          <table:table-cell table:style-name="ce556" office:value-type="float" office:value="0" calcext:value-type="float">
            <text:p>0.000</text:p>
          </table:table-cell>
          <table:table-cell table:style-name="ce556" office:value-type="float" office:value="1.854" calcext:value-type="float">
            <text:p>1.854</text:p>
          </table:table-cell>
          <table:table-cell table:style-name="ce556" office:value-type="float" office:value="0.932" calcext:value-type="float">
            <text:p>0.932</text:p>
          </table:table-cell>
          <table:table-cell table:style-name="ce556" office:value-type="float" office:value="1.205" calcext:value-type="float">
            <text:p>1.205</text:p>
          </table:table-cell>
          <table:table-cell table:style-name="ce557" office:value-type="float" office:value="0.147" calcext:value-type="float">
            <text:p>0.147</text:p>
          </table:table-cell>
          <table:table-cell table:style-name="ce556" office:value-type="float" office:value="0.825" calcext:value-type="float">
            <text:p>0.825</text:p>
          </table:table-cell>
          <table:table-cell table:style-name="ce556" office:value-type="float" office:value="0.361" calcext:value-type="float">
            <text:p>0.361</text:p>
          </table:table-cell>
          <table:table-cell table:style-name="ce556" office:value-type="float" office:value="0.022" calcext:value-type="float">
            <text:p>0.022</text:p>
          </table:table-cell>
          <table:table-cell table:style-name="ce557" office:value-type="float" office:value="0.093" calcext:value-type="float">
            <text:p>0.093</text:p>
          </table:table-cell>
          <table:table-cell table:style-name="ce556" office:value-type="float" office:value="0.05" calcext:value-type="float">
            <text:p>0.050</text:p>
          </table:table-cell>
          <table:table-cell table:style-name="ce557" table:number-columns-repeated="3"/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56" office:value-type="float" office:value="0.074" calcext:value-type="float">
            <text:p>0.07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6" office:value-type="float" office:value="0.163" calcext:value-type="float">
            <text:p>0.163</text:p>
          </table:table-cell>
          <table:table-cell table:style-name="ce555" office:value-type="float" office:value="0.146" calcext:value-type="float">
            <text:p>0.146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6" office:value-type="float" office:value="0.203" calcext:value-type="float">
            <text:p>0.20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9" office:value-type="float" office:value="0.053" calcext:value-type="float">
            <text:p>0.053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9" office:value-type="float" office:value="0.067" calcext:value-type="float">
            <text:p>0.067</text:p>
          </table:table-cell>
          <table:table-cell table:style-name="ce556" office:value-type="float" office:value="1.175" calcext:value-type="float">
            <text:p>1.175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32" calcext:value-type="float">
            <text:p>0.032</text:p>
          </table:table-cell>
          <table:table-cell table:style-name="ce559" office:value-type="float" office:value="0.017" calcext:value-type="float">
            <text:p>0.017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6" office:value-type="float" office:value="0.019" calcext:value-type="float">
            <text:p>0.019</text:p>
          </table:table-cell>
          <table:table-cell table:style-name="ce559" office:value-type="float" office:value="0" calcext:value-type="float">
            <text:p>0.000</text:p>
          </table:table-cell>
          <table:table-cell table:number-columns-repeated="2" table:style-name="ce559" office:value-type="float" office:value="0.002" calcext:value-type="float">
            <text:p>0.002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56" office:value-type="float" office:value="0.205" calcext:value-type="float">
            <text:p>0.20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31" calcext:value-type="float">
            <text:p>0.031</text:p>
          </table:table-cell>
          <table:table-cell table:style-name="ce556" office:value-type="float" office:value="0.12" calcext:value-type="float">
            <text:p>0.12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5" office:value-type="float" office:value="0.025" calcext:value-type="float">
            <text:p>0.02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255" calcext:value-type="float">
            <text:p>0.25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953" calcext:value-type="float">
            <text:p>0.953</text:p>
          </table:table-cell>
          <table:table-cell table:style-name="ce556" office:value-type="float" office:value="0.094" calcext:value-type="float">
            <text:p>0.094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1" calcext:value-type="float">
            <text:p>0.100</text:p>
          </table:table-cell>
          <table:table-cell table:number-columns-repeated="2" table:style-name="ce559" office:value-type="float" office:value="0.002" calcext:value-type="float">
            <text:p>0.002</text:p>
          </table:table-cell>
          <table:table-cell table:style-name="ce556" office:value-type="float" office:value="0.128" calcext:value-type="float">
            <text:p>0.128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56" office:value-type="float" office:value="0.014" calcext:value-type="float">
            <text:p>0.014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598" calcext:value-type="float">
            <text:p>0.598</text:p>
          </table:table-cell>
          <table:table-cell table:style-name="ce559" office:value-type="float" office:value="0.005" calcext:value-type="float">
            <text:p>0.005</text:p>
          </table:table-cell>
          <table:table-cell table:style-name="ce556" office:value-type="float" office:value="0.026" calcext:value-type="float">
            <text:p>0.026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228" calcext:value-type="float">
            <text:p>0.228</text:p>
          </table:table-cell>
          <table:table-cell table:style-name="ce555" office:value-type="float" office:value="0.001" calcext:value-type="float">
            <text:p>0.001</text:p>
          </table:table-cell>
          <table:table-cell table:style-name="ce556" office:value-type="float" office:value="0.002" calcext:value-type="float">
            <text:p>0.002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11" calcext:value-type="float">
            <text:p>0.011</text:p>
          </table:table-cell>
          <table:table-cell table:style-name="ce556" office:value-type="float" office:value="0.021" calcext:value-type="float">
            <text:p>0.021</text:p>
          </table:table-cell>
          <table:table-cell table:style-name="ce559" office:value-type="float" office:value="0.094" calcext:value-type="float">
            <text:p>0.09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15" calcext:value-type="float">
            <text:p>0.015</text:p>
          </table:table-cell>
          <table:table-cell table:style-name="ce559" office:value-type="float" office:value="0.315" calcext:value-type="float">
            <text:p>0.315</text:p>
          </table:table-cell>
          <table:table-cell table:style-name="ce559" office:value-type="float" office:value="3.556" calcext:value-type="float">
            <text:p>3.556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379" calcext:value-type="float">
            <text:p>0.379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table:number-columns-repeated="3"/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57" office:value-type="float" office:value="0.316" calcext:value-type="float">
            <text:p>0.316</text:p>
          </table:table-cell>
          <table:table-cell table:style-name="ce556" office:value-type="float" office:value="0.107" calcext:value-type="float">
            <text:p>0.107</text:p>
          </table:table-cell>
          <table:table-cell table:style-name="ce556" office:value-type="float" office:value="0.281" calcext:value-type="float">
            <text:p>0.281</text:p>
          </table:table-cell>
          <table:table-cell table:style-name="ce556" office:value-type="float" office:value="0.493" calcext:value-type="float">
            <text:p>0.493</text:p>
          </table:table-cell>
          <table:table-cell table:style-name="ce557" office:value-type="float" office:value="0.183" calcext:value-type="float">
            <text:p>0.183</text:p>
          </table:table-cell>
          <table:table-cell table:style-name="ce556" office:value-type="float" office:value="0.285" calcext:value-type="float">
            <text:p>0.285</text:p>
          </table:table-cell>
          <table:table-cell table:style-name="ce556" office:value-type="float" office:value="0.152" calcext:value-type="float">
            <text:p>0.152</text:p>
          </table:table-cell>
          <table:table-cell table:style-name="ce556" office:value-type="float" office:value="0.763" calcext:value-type="float">
            <text:p>0.763</text:p>
          </table:table-cell>
          <table:table-cell table:style-name="ce555" office:value-type="float" office:value="0.023" calcext:value-type="float">
            <text:p>0.023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6" office:value-type="float" office:value="0.098" calcext:value-type="float">
            <text:p>0.098</text:p>
          </table:table-cell>
          <table:table-cell table:style-name="ce556" office:value-type="float" office:value="0.624" calcext:value-type="float">
            <text:p>0.624</text:p>
          </table:table-cell>
          <table:table-cell table:style-name="ce556" office:value-type="float" office:value="0.318" calcext:value-type="float">
            <text:p>0.318</text:p>
          </table:table-cell>
          <table:table-cell table:style-name="ce556" office:value-type="float" office:value="0.339" calcext:value-type="float">
            <text:p>0.339</text:p>
          </table:table-cell>
          <table:table-cell table:style-name="ce557" office:value-type="float" office:value="0.088" calcext:value-type="float">
            <text:p>0.088</text:p>
          </table:table-cell>
          <table:table-cell table:style-name="ce556" office:value-type="float" office:value="0.123" calcext:value-type="float">
            <text:p>0.123</text:p>
          </table:table-cell>
          <table:table-cell table:style-name="ce556" office:value-type="float" office:value="0" calcext:value-type="float">
            <text:p>0.000</text:p>
          </table:table-cell>
          <table:table-cell table:style-name="ce556" office:value-type="float" office:value="0.728" calcext:value-type="float">
            <text:p>0.728</text:p>
          </table:table-cell>
          <table:table-cell table:style-name="ce556" office:value-type="float" office:value="0.55" calcext:value-type="float">
            <text:p>0.550</text:p>
          </table:table-cell>
          <table:table-cell table:style-name="ce556" office:value-type="float" office:value="1.343" calcext:value-type="float">
            <text:p>1.343</text:p>
          </table:table-cell>
          <table:table-cell table:style-name="ce557" office:value-type="float" office:value="0.101" calcext:value-type="float">
            <text:p>0.101</text:p>
          </table:table-cell>
          <table:table-cell table:style-name="ce556" office:value-type="float" office:value="0.27" calcext:value-type="float">
            <text:p>0.270</text:p>
          </table:table-cell>
          <table:table-cell table:style-name="ce556" office:value-type="float" office:value="0.374" calcext:value-type="float">
            <text:p>0.374</text:p>
          </table:table-cell>
          <table:table-cell table:style-name="ce556" office:value-type="float" office:value="0.039" calcext:value-type="float">
            <text:p>0.039</text:p>
          </table:table-cell>
          <table:table-cell table:style-name="ce557" office:value-type="float" office:value="0.029" calcext:value-type="float">
            <text:p>0.029</text:p>
          </table:table-cell>
          <table:table-cell table:style-name="ce556" office:value-type="float" office:value="0.012" calcext:value-type="float">
            <text:p>0.012</text:p>
          </table:table-cell>
          <table:table-cell table:style-name="ce557" table:number-columns-repeated="3"/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56" office:value-type="float" office:value="0.012" calcext:value-type="float">
            <text:p>0.012</text:p>
          </table:table-cell>
          <table:table-cell table:style-name="ce559" office:value-type="float" office:value="0.023" calcext:value-type="float">
            <text:p>0.02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5" calcext:value-type="float">
            <text:p>0.005</text:p>
          </table:table-cell>
          <table:table-cell table:style-name="ce556" office:value-type="float" office:value="0.005" calcext:value-type="float">
            <text:p>0.005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5" office:value-type="float" office:value="0" calcext:value-type="float">
            <text:p>0.000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9" office:value-type="float" office:value="0.011" calcext:value-type="float">
            <text:p>0.011</text:p>
          </table:table-cell>
          <table:table-cell table:style-name="ce556" office:value-type="float" office:value="0.007" calcext:value-type="float">
            <text:p>0.007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6" office:value-type="float" office:value="0.001" calcext:value-type="float">
            <text:p>0.001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56" office:value-type="float" office:value="0.105" calcext:value-type="float">
            <text:p>0.10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118" calcext:value-type="float">
            <text:p>0.118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16" calcext:value-type="float">
            <text:p>0.016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43" calcext:value-type="float">
            <text:p>0.04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5" office:value-type="float" office:value="0" calcext:value-type="float">
            <text:p>0.000</text:p>
          </table:table-cell>
          <table:table-cell table:style-name="ce559" office:value-type="float" office:value="0.02" calcext:value-type="float">
            <text:p>0.02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52" calcext:value-type="float">
            <text:p>0.052</text:p>
          </table:table-cell>
          <table:table-cell table:style-name="ce556" office:value-type="float" office:value="0.064" calcext:value-type="float">
            <text:p>0.064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97" calcext:value-type="float">
            <text:p>0.097</text:p>
          </table:table-cell>
          <table:table-cell table:style-name="ce559" office:value-type="float" office:value="0.039" calcext:value-type="float">
            <text:p>0.039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05" calcext:value-type="float">
            <text:p>0.00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56" office:value-type="float" office:value="1.087" calcext:value-type="float">
            <text:p>1.087</text:p>
          </table:table-cell>
          <table:table-cell table:style-name="ce559" office:value-type="float" office:value="0.233" calcext:value-type="float">
            <text:p>0.233</text:p>
          </table:table-cell>
          <table:table-cell table:style-name="ce559" office:value-type="float" office:value="0.149" calcext:value-type="float">
            <text:p>0.149</text:p>
          </table:table-cell>
          <table:table-cell table:style-name="ce559" office:value-type="float" office:value="0.032" calcext:value-type="float">
            <text:p>0.032</text:p>
          </table:table-cell>
          <table:table-cell table:style-name="ce556" office:value-type="float" office:value="0.53" calcext:value-type="float">
            <text:p>0.530</text:p>
          </table:table-cell>
          <table:table-cell table:style-name="ce559" office:value-type="float" office:value="0.065" calcext:value-type="float">
            <text:p>0.065</text:p>
          </table:table-cell>
          <table:table-cell table:style-name="ce559" office:value-type="float" office:value="0.061" calcext:value-type="float">
            <text:p>0.061</text:p>
          </table:table-cell>
          <table:table-cell table:style-name="ce559" office:value-type="float" office:value="0.013" calcext:value-type="float">
            <text:p>0.013</text:p>
          </table:table-cell>
          <table:table-cell table:style-name="ce556" office:value-type="float" office:value="0.432" calcext:value-type="float">
            <text:p>0.432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11" calcext:value-type="float">
            <text:p>0.011</text:p>
          </table:table-cell>
          <table:table-cell table:style-name="ce555" office:value-type="float" office:value="0.577" calcext:value-type="float">
            <text:p>0.577</text:p>
          </table:table-cell>
          <table:table-cell table:style-name="ce559" office:value-type="float" office:value="0.005" calcext:value-type="float">
            <text:p>0.005</text:p>
          </table:table-cell>
          <table:table-cell table:style-name="ce559" office:value-type="float" office:value="0.064" calcext:value-type="float">
            <text:p>0.064</text:p>
          </table:table-cell>
          <table:table-cell table:style-name="ce556" office:value-type="float" office:value="0.365" calcext:value-type="float">
            <text:p>0.365</text:p>
          </table:table-cell>
          <table:table-cell table:style-name="ce559" office:value-type="float" office:value="0.263" calcext:value-type="float">
            <text:p>0.26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86" calcext:value-type="float">
            <text:p>0.086</text:p>
          </table:table-cell>
          <table:table-cell table:style-name="ce559" office:value-type="float" office:value="0.056" calcext:value-type="float">
            <text:p>0.056</text:p>
          </table:table-cell>
          <table:table-cell table:style-name="ce559" office:value-type="float" office:value="0.098" calcext:value-type="float">
            <text:p>0.098</text:p>
          </table:table-cell>
          <table:table-cell table:style-name="ce556" office:value-type="float" office:value="0.346" calcext:value-type="float">
            <text:p>0.346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15" calcext:value-type="float">
            <text:p>0.015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office:value-type="float" office:value="0.015" calcext:value-type="float">
            <text:p>0.015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table:number-columns-repeated="3"/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56" office:value-type="float" office:value="0.285" calcext:value-type="float">
            <text:p>0.285</text:p>
          </table:table-cell>
          <table:table-cell table:number-columns-repeated="2" table:style-name="ce559" office:value-type="float" office:value="0.003" calcext:value-type="float">
            <text:p>0.003</text:p>
          </table:table-cell>
          <table:table-cell table:style-name="ce559" office:value-type="float" office:value="0.018" calcext:value-type="float">
            <text:p>0.018</text:p>
          </table:table-cell>
          <table:table-cell table:style-name="ce556" office:value-type="float" office:value="0.374" calcext:value-type="float">
            <text:p>0.374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1" calcext:value-type="float">
            <text:p>0.010</text:p>
          </table:table-cell>
          <table:table-cell table:style-name="ce559" office:value-type="float" office:value="0.013" calcext:value-type="float">
            <text:p>0.013</text:p>
          </table:table-cell>
          <table:table-cell table:style-name="ce556" office:value-type="float" office:value="0.318" calcext:value-type="float">
            <text:p>0.318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9" office:value-type="float" office:value="0.023" calcext:value-type="float">
            <text:p>0.023</text:p>
          </table:table-cell>
          <table:table-cell table:style-name="ce555" office:value-type="float" office:value="0.096" calcext:value-type="float">
            <text:p>0.096</text:p>
          </table:table-cell>
          <table:table-cell table:style-name="ce559" office:value-type="float" office:value="0.028" calcext:value-type="float">
            <text:p>0.028</text:p>
          </table:table-cell>
          <table:table-cell table:style-name="ce556" office:value-type="float" office:value="0.546" calcext:value-type="float">
            <text:p>0.546</text:p>
          </table:table-cell>
          <table:table-cell table:style-name="ce559" office:value-type="float" office:value="0.016" calcext:value-type="float">
            <text:p>0.016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175" calcext:value-type="float">
            <text:p>0.175</text:p>
          </table:table-cell>
          <table:table-cell table:style-name="ce559" office:value-type="float" office:value="0.065" calcext:value-type="float">
            <text:p>0.065</text:p>
          </table:table-cell>
          <table:table-cell table:style-name="ce559" office:value-type="float" office:value="0.026" calcext:value-type="float">
            <text:p>0.026</text:p>
          </table:table-cell>
          <table:table-cell table:style-name="ce556" office:value-type="float" office:value="0.138" calcext:value-type="float">
            <text:p>0.138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24" calcext:value-type="float">
            <text:p>0.02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56" office:value-type="float" office:value="1.985" calcext:value-type="float">
            <text:p>1.985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8" calcext:value-type="float">
            <text:p>0.008</text:p>
          </table:table-cell>
          <table:table-cell table:style-name="ce556" office:value-type="float" office:value="1.454" calcext:value-type="float">
            <text:p>1.45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66" calcext:value-type="float">
            <text:p>0.066</text:p>
          </table:table-cell>
          <table:table-cell table:style-name="ce559" office:value-type="float" office:value="0.026" calcext:value-type="float">
            <text:p>0.026</text:p>
          </table:table-cell>
          <table:table-cell table:style-name="ce556" office:value-type="float" office:value="2.433" calcext:value-type="float">
            <text:p>2.43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51" calcext:value-type="float">
            <text:p>0.051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9" office:value-type="float" office:value="0.009" calcext:value-type="float">
            <text:p>0.009</text:p>
          </table:table-cell>
          <table:table-cell table:style-name="ce555" office:value-type="float" office:value="0.073" calcext:value-type="float">
            <text:p>0.073</text:p>
          </table:table-cell>
          <table:table-cell table:style-name="ce556" office:value-type="float" office:value="1.758" calcext:value-type="float">
            <text:p>1.758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16" calcext:value-type="float">
            <text:p>0.160</text:p>
          </table:table-cell>
          <table:table-cell table:style-name="ce559" office:value-type="float" office:value="0.009" calcext:value-type="float">
            <text:p>0.009</text:p>
          </table:table-cell>
          <table:table-cell table:style-name="ce559" office:value-type="float" office:value="0.01" calcext:value-type="float">
            <text:p>0.010</text:p>
          </table:table-cell>
          <table:table-cell table:style-name="ce556" office:value-type="float" office:value="0.394" calcext:value-type="float">
            <text:p>0.39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79" calcext:value-type="float">
            <text:p>0.079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13" calcext:value-type="float">
            <text:p>0.01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57" office:value-type="float" office:value="0.005" calcext:value-type="float">
            <text:p>0.005</text:p>
          </table:table-cell>
          <table:table-cell table:style-name="ce556" office:value-type="float" office:value="0.195" calcext:value-type="float">
            <text:p>0.195</text:p>
          </table:table-cell>
          <table:table-cell table:style-name="ce556" office:value-type="float" office:value="0.794" calcext:value-type="float">
            <text:p>0.794</text:p>
          </table:table-cell>
          <table:table-cell table:style-name="ce556" office:value-type="float" office:value="0.188" calcext:value-type="float">
            <text:p>0.188</text:p>
          </table:table-cell>
          <table:table-cell table:style-name="ce557" office:value-type="float" office:value="0.073" calcext:value-type="float">
            <text:p>0.073</text:p>
          </table:table-cell>
          <table:table-cell table:style-name="ce556" office:value-type="float" office:value="0.488" calcext:value-type="float">
            <text:p>0.488</text:p>
          </table:table-cell>
          <table:table-cell table:style-name="ce556" office:value-type="float" office:value="0.132" calcext:value-type="float">
            <text:p>0.132</text:p>
          </table:table-cell>
          <table:table-cell table:style-name="ce556" office:value-type="float" office:value="0.485" calcext:value-type="float">
            <text:p>0.485</text:p>
          </table:table-cell>
          <table:table-cell table:style-name="ce557" office:value-type="float" office:value="0.835" calcext:value-type="float">
            <text:p>0.835</text:p>
          </table:table-cell>
          <table:table-cell table:style-name="ce556" office:value-type="float" office:value="0.054" calcext:value-type="float">
            <text:p>0.054</text:p>
          </table:table-cell>
          <table:table-cell table:style-name="ce556" office:value-type="float" office:value="0.006" calcext:value-type="float">
            <text:p>0.006</text:p>
          </table:table-cell>
          <table:table-cell table:style-name="ce556" office:value-type="float" office:value="0.387" calcext:value-type="float">
            <text:p>0.387</text:p>
          </table:table-cell>
          <table:table-cell table:style-name="ce556" office:value-type="float" office:value="0.337" calcext:value-type="float">
            <text:p>0.337</text:p>
          </table:table-cell>
          <table:table-cell table:style-name="ce556" office:value-type="float" office:value="0.465" calcext:value-type="float">
            <text:p>0.465</text:p>
          </table:table-cell>
          <table:table-cell table:style-name="ce555" office:value-type="float" office:value="0.21" calcext:value-type="float">
            <text:p>0.210</text:p>
          </table:table-cell>
          <table:table-cell table:style-name="ce556" office:value-type="float" office:value="0.361" calcext:value-type="float">
            <text:p>0.361</text:p>
          </table:table-cell>
          <table:table-cell table:style-name="ce556" office:value-type="float" office:value="0" calcext:value-type="float">
            <text:p>0.000</text:p>
          </table:table-cell>
          <table:table-cell table:style-name="ce556" office:value-type="float" office:value="0.727" calcext:value-type="float">
            <text:p>0.727</text:p>
          </table:table-cell>
          <table:table-cell table:style-name="ce556" office:value-type="float" office:value="0.398" calcext:value-type="float">
            <text:p>0.398</text:p>
          </table:table-cell>
          <table:table-cell table:style-name="ce556" office:value-type="float" office:value="1.041" calcext:value-type="float">
            <text:p>1.041</text:p>
          </table:table-cell>
          <table:table-cell table:style-name="ce557" office:value-type="float" office:value="0.011" calcext:value-type="float">
            <text:p>0.011</text:p>
          </table:table-cell>
          <table:table-cell table:style-name="ce556" office:value-type="float" office:value="0.071" calcext:value-type="float">
            <text:p>0.071</text:p>
          </table:table-cell>
          <table:table-cell table:style-name="ce556" office:value-type="float" office:value="0.222" calcext:value-type="float">
            <text:p>0.222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7" office:value-type="float" office:value="0.15" calcext:value-type="float">
            <text:p>0.150</text:p>
          </table:table-cell>
          <table:table-cell table:style-name="ce556" office:value-type="float" office:value="0.007" calcext:value-type="float">
            <text:p>0.007</text:p>
          </table:table-cell>
          <table:table-cell table:style-name="ce557" table:number-columns-repeated="3"/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56" office:value-type="float" office:value="0.203" calcext:value-type="float">
            <text:p>0.203</text:p>
          </table:table-cell>
          <table:table-cell table:number-columns-repeated="2" table:style-name="ce559" office:value-type="float" office:value="0.001" calcext:value-type="float">
            <text:p>0.001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6" office:value-type="float" office:value="0.172" calcext:value-type="float">
            <text:p>0.172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office:value-type="float" office:value="0.089" calcext:value-type="float">
            <text:p>0.089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19" calcext:value-type="float">
            <text:p>0.019</text:p>
          </table:table-cell>
          <table:table-cell table:style-name="ce559" office:value-type="float" office:value="0.239" calcext:value-type="float">
            <text:p>0.239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6" office:value-type="float" office:value="0.224" calcext:value-type="float">
            <text:p>0.224</text:p>
          </table:table-cell>
          <table:table-cell table:style-name="ce555" office:value-type="float" office:value="0.137" calcext:value-type="float">
            <text:p>0.137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42" calcext:value-type="float">
            <text:p>0.042</text:p>
          </table:table-cell>
          <table:table-cell table:style-name="ce559" office:value-type="float" office:value="0.191" calcext:value-type="float">
            <text:p>0.191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6" office:value-type="float" office:value="0.136" calcext:value-type="float">
            <text:p>0.136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67" calcext:value-type="float">
            <text:p>0.067</text:p>
          </table:table-cell>
          <table:table-cell table:style-name="ce556" office:value-type="float" office:value="0.025" calcext:value-type="float">
            <text:p>0.02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56" office:value-type="float" office:value="0.002" calcext:value-type="float">
            <text:p>0.002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5" calcext:value-type="float">
            <text:p>0.005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6" office:value-type="float" office:value="0.057" calcext:value-type="float">
            <text:p>0.057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11" calcext:value-type="float">
            <text:p>0.011</text:p>
          </table:table-cell>
          <table:table-cell table:number-columns-repeated="4" table:style-name="ce559" office:value-type="float" office:value="0" calcext:value-type="float">
            <text:p>0.000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5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7" calcext:value-type="float">
            <text:p>0.007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" calcext:value-type="float">
            <text:p>0.000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56" office:value-type="float" office:value="1.075" calcext:value-type="float">
            <text:p>1.075</text:p>
          </table:table-cell>
          <table:table-cell table:style-name="ce559" office:value-type="float" office:value="0.112" calcext:value-type="float">
            <text:p>0.112</text:p>
          </table:table-cell>
          <table:table-cell table:style-name="ce559" office:value-type="float" office:value="0.149" calcext:value-type="float">
            <text:p>0.149</text:p>
          </table:table-cell>
          <table:table-cell table:style-name="ce559" office:value-type="float" office:value="0.085" calcext:value-type="float">
            <text:p>0.085</text:p>
          </table:table-cell>
          <table:table-cell table:style-name="ce556" office:value-type="float" office:value="2.048" calcext:value-type="float">
            <text:p>2.048</text:p>
          </table:table-cell>
          <table:table-cell table:style-name="ce559" office:value-type="float" office:value="0.213" calcext:value-type="float">
            <text:p>0.213</text:p>
          </table:table-cell>
          <table:table-cell table:style-name="ce559" office:value-type="float" office:value="0.197" calcext:value-type="float">
            <text:p>0.197</text:p>
          </table:table-cell>
          <table:table-cell table:style-name="ce559" office:value-type="float" office:value="0.084" calcext:value-type="float">
            <text:p>0.084</text:p>
          </table:table-cell>
          <table:table-cell table:style-name="ce556" office:value-type="float" office:value="0.315" calcext:value-type="float">
            <text:p>0.31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9" office:value-type="float" office:value="0.01" calcext:value-type="float">
            <text:p>0.010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9" office:value-type="float" office:value="0.009" calcext:value-type="float">
            <text:p>0.009</text:p>
          </table:table-cell>
          <table:table-cell table:style-name="ce556" office:value-type="float" office:value="1.277" calcext:value-type="float">
            <text:p>1.277</text:p>
          </table:table-cell>
          <table:table-cell table:style-name="ce559" office:value-type="float" office:value="0.474" calcext:value-type="float">
            <text:p>0.47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5" office:value-type="float" office:value="0.121" calcext:value-type="float">
            <text:p>0.121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9" office:value-type="float" office:value="0.426" calcext:value-type="float">
            <text:p>0.426</text:p>
          </table:table-cell>
          <table:table-cell table:style-name="ce556" office:value-type="float" office:value="0.543" calcext:value-type="float">
            <text:p>0.543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31" calcext:value-type="float">
            <text:p>0.03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08" calcext:value-type="float">
            <text:p>0.008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56" office:value-type="float" office:value="0.871" calcext:value-type="float">
            <text:p>0.871</text:p>
          </table:table-cell>
          <table:table-cell table:style-name="ce559" office:value-type="float" office:value="0.046" calcext:value-type="float">
            <text:p>0.046</text:p>
          </table:table-cell>
          <table:table-cell table:style-name="ce559" office:value-type="float" office:value="0.023" calcext:value-type="float">
            <text:p>0.023</text:p>
          </table:table-cell>
          <table:table-cell table:style-name="ce559" office:value-type="float" office:value="0.126" calcext:value-type="float">
            <text:p>0.126</text:p>
          </table:table-cell>
          <table:table-cell table:style-name="ce556" office:value-type="float" office:value="1.339" calcext:value-type="float">
            <text:p>1.339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9" office:value-type="float" office:value="0.051" calcext:value-type="float">
            <text:p>0.051</text:p>
          </table:table-cell>
          <table:table-cell table:style-name="ce559" office:value-type="float" office:value="0.015" calcext:value-type="float">
            <text:p>0.015</text:p>
          </table:table-cell>
          <table:table-cell table:style-name="ce556" office:value-type="float" office:value="1.128" calcext:value-type="float">
            <text:p>1.128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48" calcext:value-type="float">
            <text:p>0.048</text:p>
          </table:table-cell>
          <table:table-cell table:style-name="ce559" office:value-type="float" office:value="0.142" calcext:value-type="float">
            <text:p>0.142</text:p>
          </table:table-cell>
          <table:table-cell table:style-name="ce559" office:value-type="float" office:value="0.093" calcext:value-type="float">
            <text:p>0.093</text:p>
          </table:table-cell>
          <table:table-cell table:style-name="ce559" office:value-type="float" office:value="0.509" calcext:value-type="float">
            <text:p>0.509</text:p>
          </table:table-cell>
          <table:table-cell table:style-name="ce556" office:value-type="float" office:value="0.29" calcext:value-type="float">
            <text:p>0.290</text:p>
          </table:table-cell>
          <table:table-cell table:style-name="ce559" office:value-type="float" office:value="0.055" calcext:value-type="float">
            <text:p>0.05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397" calcext:value-type="float">
            <text:p>0.397</text:p>
          </table:table-cell>
          <table:table-cell table:style-name="ce555" office:value-type="float" office:value="0.405" calcext:value-type="float">
            <text:p>0.405</text:p>
          </table:table-cell>
          <table:table-cell table:style-name="ce559" office:value-type="float" office:value="0.337" calcext:value-type="float">
            <text:p>0.337</text:p>
          </table:table-cell>
          <table:table-cell table:style-name="ce556" office:value-type="float" office:value="0.454" calcext:value-type="float">
            <text:p>0.454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35" calcext:value-type="float">
            <text:p>0.03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97" calcext:value-type="float">
            <text:p>0.097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56" office:value-type="float" office:value="1.487" calcext:value-type="float">
            <text:p>1.487</text:p>
          </table:table-cell>
          <table:table-cell table:style-name="ce559" office:value-type="float" office:value="0.017" calcext:value-type="float">
            <text:p>0.017</text:p>
          </table:table-cell>
          <table:table-cell table:style-name="ce559" office:value-type="float" office:value="0.461" calcext:value-type="float">
            <text:p>0.461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6" office:value-type="float" office:value="0.413" calcext:value-type="float">
            <text:p>0.413</text:p>
          </table:table-cell>
          <table:table-cell table:style-name="ce559" office:value-type="float" office:value="0.082" calcext:value-type="float">
            <text:p>0.082</text:p>
          </table:table-cell>
          <table:table-cell table:style-name="ce559" office:value-type="float" office:value="0.015" calcext:value-type="float">
            <text:p>0.015</text:p>
          </table:table-cell>
          <table:table-cell table:style-name="ce559" office:value-type="float" office:value="0.13" calcext:value-type="float">
            <text:p>0.130</text:p>
          </table:table-cell>
          <table:table-cell table:style-name="ce556" office:value-type="float" office:value="1.123" calcext:value-type="float">
            <text:p>1.12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124" calcext:value-type="float">
            <text:p>0.124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1.041" calcext:value-type="float">
            <text:p>1.041</text:p>
          </table:table-cell>
          <table:table-cell table:style-name="ce556" office:value-type="float" office:value="0.442" calcext:value-type="float">
            <text:p>0.442</text:p>
          </table:table-cell>
          <table:table-cell table:style-name="ce559" office:value-type="float" office:value="0.106" calcext:value-type="float">
            <text:p>0.106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362" calcext:value-type="float">
            <text:p>0.362</text:p>
          </table:table-cell>
          <table:table-cell table:style-name="ce559" office:value-type="float" office:value="1.053" calcext:value-type="float">
            <text:p>1.053</text:p>
          </table:table-cell>
          <table:table-cell table:style-name="ce555" office:value-type="float" office:value="0.171" calcext:value-type="float">
            <text:p>0.171</text:p>
          </table:table-cell>
          <table:table-cell table:style-name="ce556" office:value-type="float" office:value="0.405" calcext:value-type="float">
            <text:p>0.40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7" calcext:value-type="float">
            <text:p>0.007</text:p>
          </table:table-cell>
          <table:table-cell table:style-name="ce559" office:value-type="float" office:value="0.047" calcext:value-type="float">
            <text:p>0.047</text:p>
          </table:table-cell>
          <table:table-cell table:style-name="ce556" office:value-type="float" office:value="0.017" calcext:value-type="float">
            <text:p>0.017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57" office:value-type="float" office:value="0.119" calcext:value-type="float">
            <text:p>0.119</text:p>
          </table:table-cell>
          <table:table-cell table:style-name="ce556" office:value-type="float" office:value="0.185" calcext:value-type="float">
            <text:p>0.185</text:p>
          </table:table-cell>
          <table:table-cell table:style-name="ce556" office:value-type="float" office:value="0.163" calcext:value-type="float">
            <text:p>0.163</text:p>
          </table:table-cell>
          <table:table-cell table:style-name="ce556" office:value-type="float" office:value="0.148" calcext:value-type="float">
            <text:p>0.148</text:p>
          </table:table-cell>
          <table:table-cell table:style-name="ce557" office:value-type="float" office:value="0.031" calcext:value-type="float">
            <text:p>0.031</text:p>
          </table:table-cell>
          <table:table-cell table:style-name="ce556" office:value-type="float" office:value="0.096" calcext:value-type="float">
            <text:p>0.096</text:p>
          </table:table-cell>
          <table:table-cell table:style-name="ce556" office:value-type="float" office:value="0.086" calcext:value-type="float">
            <text:p>0.086</text:p>
          </table:table-cell>
          <table:table-cell table:style-name="ce556" office:value-type="float" office:value="0.074" calcext:value-type="float">
            <text:p>0.074</text:p>
          </table:table-cell>
          <table:table-cell table:style-name="ce557" office:value-type="float" office:value="0.017" calcext:value-type="float">
            <text:p>0.017</text:p>
          </table:table-cell>
          <table:table-cell table:style-name="ce556" office:value-type="float" office:value="0.059" calcext:value-type="float">
            <text:p>0.059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6" office:value-type="float" office:value="0.135" calcext:value-type="float">
            <text:p>0.135</text:p>
          </table:table-cell>
          <table:table-cell table:style-name="ce556" office:value-type="float" office:value="0.115" calcext:value-type="float">
            <text:p>0.115</text:p>
          </table:table-cell>
          <table:table-cell table:style-name="ce556" office:value-type="float" office:value="0.079" calcext:value-type="float">
            <text:p>0.079</text:p>
          </table:table-cell>
          <table:table-cell table:style-name="ce557" office:value-type="float" office:value="0.87" calcext:value-type="float">
            <text:p>0.870</text:p>
          </table:table-cell>
          <table:table-cell table:style-name="ce556" office:value-type="float" office:value="0.105" calcext:value-type="float">
            <text:p>0.105</text:p>
          </table:table-cell>
          <table:table-cell table:style-name="ce556" office:value-type="float" office:value="0.148" calcext:value-type="float">
            <text:p>0.148</text:p>
          </table:table-cell>
          <table:table-cell table:style-name="ce556" office:value-type="float" office:value="0.128" calcext:value-type="float">
            <text:p>0.128</text:p>
          </table:table-cell>
          <table:table-cell table:style-name="ce556" office:value-type="float" office:value="0.311" calcext:value-type="float">
            <text:p>0.311</text:p>
          </table:table-cell>
          <table:table-cell table:style-name="ce556" office:value-type="float" office:value="0.255" calcext:value-type="float">
            <text:p>0.255</text:p>
          </table:table-cell>
          <table:table-cell table:style-name="ce555" office:value-type="float" office:value="0.001" calcext:value-type="float">
            <text:p>0.001</text:p>
          </table:table-cell>
          <table:table-cell table:style-name="ce556" office:value-type="float" office:value="0.002" calcext:value-type="float">
            <text:p>0.002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6" office:value-type="float" office:value="0.005" calcext:value-type="float">
            <text:p>0.005</text:p>
          </table:table-cell>
          <table:table-cell table:style-name="ce557" office:value-type="float" office:value="0.001" calcext:value-type="float">
            <text:p>0.001</text:p>
          </table:table-cell>
          <table:table-cell table:style-name="ce556" office:value-type="float" office:value="0.002" calcext:value-type="float">
            <text:p>0.002</text:p>
          </table:table-cell>
          <table:table-cell table:style-name="ce557" table:number-columns-repeated="3"/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56" office:value-type="float" office:value="0.205" calcext:value-type="float">
            <text:p>0.205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19" calcext:value-type="float">
            <text:p>0.019</text:p>
          </table:table-cell>
          <table:table-cell table:style-name="ce556" office:value-type="float" office:value="0.255" calcext:value-type="float">
            <text:p>0.255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288" calcext:value-type="float">
            <text:p>0.288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35" calcext:value-type="float">
            <text:p>0.035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52" calcext:value-type="float">
            <text:p>0.052</text:p>
          </table:table-cell>
          <table:table-cell table:style-name="ce556" office:value-type="float" office:value="0.178" calcext:value-type="float">
            <text:p>0.178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69" calcext:value-type="float">
            <text:p>0.069</text:p>
          </table:table-cell>
          <table:table-cell table:number-columns-repeated="2" table:style-name="ce559" office:value-type="float" office:value="0.001" calcext:value-type="float">
            <text:p>0.001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5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6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56" office:value-type="float" office:value="0.06" calcext:value-type="float">
            <text:p>0.060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08" calcext:value-type="float">
            <text:p>0.008</text:p>
          </table:table-cell>
          <table:table-cell table:style-name="ce556" office:value-type="float" office:value="0.117" calcext:value-type="float">
            <text:p>0.117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5" calcext:value-type="float">
            <text:p>0.005</text:p>
          </table:table-cell>
          <table:table-cell table:style-name="ce556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2" calcext:value-type="float">
            <text:p>0.002</text:p>
          </table:table-cell>
          <table:table-cell table:style-name="ce559" office:value-type="float" office:value="0.013" calcext:value-type="float">
            <text:p>0.013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.006" calcext:value-type="float">
            <text:p>0.006</text:p>
          </table:table-cell>
          <table:table-cell table:style-name="ce556" office:value-type="float" office:value="0.33" calcext:value-type="float">
            <text:p>0.33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13" calcext:value-type="float">
            <text:p>0.013</text:p>
          </table:table-cell>
          <table:table-cell table:style-name="ce559" office:value-type="float" office:value="0.024" calcext:value-type="float">
            <text:p>0.024</text:p>
          </table:table-cell>
          <table:table-cell table:style-name="ce559" office:value-type="float" office:value="0.082" calcext:value-type="float">
            <text:p>0.082</text:p>
          </table:table-cell>
          <table:table-cell table:style-name="ce556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5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56" office:value-type="float" office:value="0.019" calcext:value-type="float">
            <text:p>0.019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214" calcext:value-type="float">
            <text:p>0.214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22" calcext:value-type="float">
            <text:p>0.022</text:p>
          </table:table-cell>
          <table:table-cell table:number-columns-repeated="4" table:style-name="ce559" office:value-type="float" office:value="0" calcext:value-type="float">
            <text:p>0.000</text:p>
          </table:table-cell>
          <table:table-cell table:style-name="ce559" office:value-type="float" office:value="0.003" calcext:value-type="float">
            <text:p>0.003</text:p>
          </table:table-cell>
          <table:table-cell table:style-name="ce556" office:value-type="float" office:value="0.019" calcext:value-type="float">
            <text:p>0.019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6" office:value-type="float" office:value="0.004" calcext:value-type="float">
            <text:p>0.004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5" office:value-type="float" office:value="0.003" calcext:value-type="float">
            <text:p>0.003</text:p>
          </table:table-cell>
          <table:table-cell table:style-name="ce556" office:value-type="float" office:value="0" calcext:value-type="float">
            <text:p>0.000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table:number-columns-repeated="3"/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57" office:value-type="float" office:value="0.217" calcext:value-type="float">
            <text:p>0.217</text:p>
          </table:table-cell>
          <table:table-cell table:style-name="ce556" office:value-type="float" office:value="0.176" calcext:value-type="float">
            <text:p>0.176</text:p>
          </table:table-cell>
          <table:table-cell table:style-name="ce556" office:value-type="float" office:value="0.042" calcext:value-type="float">
            <text:p>0.042</text:p>
          </table:table-cell>
          <table:table-cell table:style-name="ce556" office:value-type="float" office:value="0.05" calcext:value-type="float">
            <text:p>0.050</text:p>
          </table:table-cell>
          <table:table-cell table:style-name="ce557" office:value-type="float" office:value="0.144" calcext:value-type="float">
            <text:p>0.144</text:p>
          </table:table-cell>
          <table:table-cell table:style-name="ce556" office:value-type="float" office:value="0.009" calcext:value-type="float">
            <text:p>0.009</text:p>
          </table:table-cell>
          <table:table-cell table:style-name="ce556" office:value-type="float" office:value="0.026" calcext:value-type="float">
            <text:p>0.026</text:p>
          </table:table-cell>
          <table:table-cell table:style-name="ce556" office:value-type="float" office:value="0.05" calcext:value-type="float">
            <text:p>0.050</text:p>
          </table:table-cell>
          <table:table-cell table:style-name="ce557" office:value-type="float" office:value="0" calcext:value-type="float">
            <text:p>0.000</text:p>
          </table:table-cell>
          <table:table-cell table:style-name="ce556" office:value-type="float" office:value="0" calcext:value-type="float">
            <text:p>0.000</text:p>
          </table:table-cell>
          <table:table-cell table:style-name="ce556" office:value-type="float" office:value="0.006" calcext:value-type="float">
            <text:p>0.006</text:p>
          </table:table-cell>
          <table:table-cell table:style-name="ce556" office:value-type="float" office:value="0.425" calcext:value-type="float">
            <text:p>0.425</text:p>
          </table:table-cell>
          <table:table-cell table:style-name="ce556" office:value-type="float" office:value="0.062" calcext:value-type="float">
            <text:p>0.062</text:p>
          </table:table-cell>
          <table:table-cell table:style-name="ce556" office:value-type="float" office:value="0.098" calcext:value-type="float">
            <text:p>0.098</text:p>
          </table:table-cell>
          <table:table-cell table:style-name="ce557" office:value-type="float" office:value="0.036" calcext:value-type="float">
            <text:p>0.036</text:p>
          </table:table-cell>
          <table:table-cell table:style-name="ce556" office:value-type="float" office:value="0.012" calcext:value-type="float">
            <text:p>0.012</text:p>
          </table:table-cell>
          <table:table-cell table:style-name="ce556" office:value-type="float" office:value="0" calcext:value-type="float">
            <text:p>0.000</text:p>
          </table:table-cell>
          <table:table-cell table:style-name="ce556" office:value-type="float" office:value="0.248" calcext:value-type="float">
            <text:p>0.248</text:p>
          </table:table-cell>
          <table:table-cell table:style-name="ce556" office:value-type="float" office:value="0.057" calcext:value-type="float">
            <text:p>0.057</text:p>
          </table:table-cell>
          <table:table-cell table:style-name="ce556" office:value-type="float" office:value="0.227" calcext:value-type="float">
            <text:p>0.227</text:p>
          </table:table-cell>
          <table:table-cell table:style-name="ce557" office:value-type="float" office:value="0.005" calcext:value-type="float">
            <text:p>0.005</text:p>
          </table:table-cell>
          <table:table-cell table:style-name="ce556" office:value-type="float" office:value="0.005" calcext:value-type="float">
            <text:p>0.005</text:p>
          </table:table-cell>
          <table:table-cell table:style-name="ce556" office:value-type="float" office:value="0.002" calcext:value-type="float">
            <text:p>0.002</text:p>
          </table:table-cell>
          <table:table-cell table:style-name="ce556" office:value-type="float" office:value="0.003" calcext:value-type="float">
            <text:p>0.003</text:p>
          </table:table-cell>
          <table:table-cell table:style-name="ce555" office:value-type="float" office:value="0" calcext:value-type="float">
            <text:p>0.000</text:p>
          </table:table-cell>
          <table:table-cell table:style-name="ce556" office:value-type="float" office:value="0.002" calcext:value-type="float">
            <text:p>0.002</text:p>
          </table:table-cell>
          <table:table-cell table:style-name="ce557" table:number-columns-repeated="3"/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56" office:value-type="float" office:value="0.012" calcext:value-type="float">
            <text:p>0.012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6" office:value-type="float" office:value="0.005" calcext:value-type="float">
            <text:p>0.005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64" calcext:value-type="float">
            <text:p>0.064</text:p>
          </table:table-cell>
          <table:table-cell table:number-columns-repeated="4" table:style-name="ce559" office:value-type="float" office:value="0" calcext:value-type="float">
            <text:p>0.000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6" office:value-type="float" office:value="0.003" calcext:value-type="float">
            <text:p>0.003</text:p>
          </table:table-cell>
          <table:table-cell table:number-columns-repeated="2" table:style-name="ce559" office:value-type="float" office:value="0" calcext:value-type="float">
            <text:p>0.000</text:p>
          </table:table-cell>
          <table:table-cell table:style-name="ce559" office:value-type="float" office:value="0.001" calcext:value-type="float">
            <text:p>0.001</text:p>
          </table:table-cell>
          <table:table-cell table:style-name="ce559" office:value-type="float" office:value="0" calcext:value-type="float">
            <text:p>0.000</text:p>
          </table:table-cell>
          <table:table-cell table:style-name="ce559" office:value-type="float" office:value="0.004" calcext:value-type="float">
            <text:p>0.004</text:p>
          </table:table-cell>
          <table:table-cell table:style-name="ce556" office:value-type="float" office:value="0.002" calcext:value-type="float">
            <text:p>0.002</text:p>
          </table:table-cell>
          <table:table-cell table:number-columns-repeated="3" table:style-name="ce559" office:value-type="float" office:value="0" calcext:value-type="float">
            <text:p>0.000</text:p>
          </table:table-cell>
          <table:table-cell table:style-name="ce556" office:value-type="float" office:value="0.002" calcext:value-type="float">
            <text:p>0.002</text:p>
          </table:table-cell>
          <table:table-cell table:style-name="ce555" office:value-type="float" office:value="0.003" calcext:value-type="float">
            <text:p>0.003</text:p>
          </table:table-cell>
          <table:table-cell table:style-name="ce556" table:number-columns-repeated="3"/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57"/>
          <table:table-cell table:style-name="ce556"/>
          <table:table-cell table:style-name="ce623"/>
          <table:table-cell table:style-name="ce556"/>
          <table:table-cell table:style-name="ce557"/>
          <table:table-cell table:style-name="ce556" table:number-columns-repeated="3"/>
          <table:table-cell table:style-name="ce557"/>
          <table:table-cell table:style-name="ce556" table:number-columns-repeated="5"/>
          <table:table-cell table:style-name="ce557"/>
          <table:table-cell table:style-name="ce556"/>
          <table:table-cell table:style-name="ce623"/>
          <table:table-cell table:style-name="ce556" table:number-columns-repeated="3"/>
          <table:table-cell table:style-name="ce557"/>
          <table:table-cell table:style-name="ce556" table:number-columns-repeated="3"/>
          <table:table-cell table:style-name="ce557"/>
          <table:table-cell table:style-name="ce556"/>
          <table:table-cell table:style-name="ce555"/>
          <table:table-cell table:style-name="ce557" table:number-columns-repeated="2"/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style-name="ce366" table:number-columns-repeated="993"/>
        </table:table-row>
        <table:table-row table:style-name="ro4">
          <table:table-cell table:style-name="ce557"/>
          <table:table-cell table:style-name="ce556" table:number-columns-repeated="3"/>
          <table:table-cell table:style-name="ce557"/>
          <table:table-cell table:style-name="ce556" table:number-columns-repeated="3"/>
          <table:table-cell table:style-name="ce557"/>
          <table:table-cell table:style-name="ce556" table:number-columns-repeated="5"/>
          <table:table-cell table:style-name="ce557"/>
          <table:table-cell table:style-name="ce556"/>
          <table:table-cell table:style-name="ce623"/>
          <table:table-cell table:style-name="ce556" table:number-columns-repeated="3"/>
          <table:table-cell table:style-name="ce557"/>
          <table:table-cell table:style-name="ce556" table:number-columns-repeated="3"/>
          <table:table-cell table:style-name="ce557"/>
          <table:table-cell table:style-name="ce556"/>
          <table:table-cell table:style-name="ce557"/>
          <table:table-cell table:style-name="ce555"/>
          <table:table-cell table:style-name="ce557"/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57"/>
          <table:table-cell table:style-name="ce556" table:number-columns-repeated="3"/>
          <table:table-cell table:style-name="ce561"/>
          <table:table-cell table:style-name="ce556" table:number-columns-repeated="3"/>
          <table:table-cell table:style-name="ce561"/>
          <table:table-cell table:style-name="ce556" table:number-columns-repeated="5"/>
          <table:table-cell table:style-name="ce561"/>
          <table:table-cell table:style-name="ce556"/>
          <table:table-cell table:style-name="ce623"/>
          <table:table-cell table:style-name="ce556" table:number-columns-repeated="3"/>
          <table:table-cell table:style-name="ce561"/>
          <table:table-cell table:style-name="ce556" table:number-columns-repeated="3"/>
          <table:table-cell table:style-name="ce561"/>
          <table:table-cell table:style-name="ce556"/>
          <table:table-cell table:style-name="ce561"/>
          <table:table-cell table:style-name="ce557"/>
          <table:table-cell table:style-name="ce555"/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/>
          <table:table-cell table:number-columns-repeated="994"/>
        </table:table-row>
        <table:table-row table:style-name="ro4">
          <table:table-cell table:number-columns-repeated="26"/>
          <table:table-cell table:style-name="Default"/>
          <table:table-cell table:number-columns-repeated="2"/>
          <table:table-cell table:style-name="ce359" office:value-type="string" calcext:value-type="string">
            <text:p>Diagram XY = Horizontal,Vertical</text:p>
          </table:table-cell>
          <table:table-cell table:number-columns-repeated="99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332" table:formula="of:=INDEX([.$A$1:.$AC$29];MATCH([$Layout.K19];[.$A$30:.$AC$30];0);MATCH([$Layout.K17];[.$A$30:.$AC$30];0))" office:value-type="float" office:value="0" calcext:value-type="float">
            <text:p>0.000</text:p>
          </table:table-cell>
          <table:table-cell table:style-name="ce344" table:formula="of:=INDEX([.$A$1:.$AC$29];MATCH([$Layout.L19];[.$A$30:.$AC$30];0);MATCH([$Layout.L17];[.$A$30:.$AC$30];0))" office:value-type="float" office:value="0" calcext:value-type="float">
            <text:p>0.000</text:p>
          </table:table-cell>
          <table:table-cell table:style-name="ce344" table:formula="of:=INDEX([.$A$1:.$AC$29];MATCH([$Layout.M19];[.$A$30:.$AC$30];0);MATCH([$Layout.M17];[.$A$30:.$AC$30];0))" office:value-type="float" office:value="0.477" calcext:value-type="float">
            <text:p>0.477</text:p>
          </table:table-cell>
          <table:table-cell table:style-name="ce344" table:formula="of:=INDEX([.$A$1:.$AC$29];MATCH([$Layout.N19];[.$A$30:.$AC$30];0);MATCH([$Layout.N17];[.$A$30:.$AC$30];0))" office:value-type="float" office:value="0.069" calcext:value-type="float">
            <text:p>0.069</text:p>
          </table:table-cell>
          <table:table-cell table:style-name="ce344" table:formula="of:=INDEX([.$A$1:.$AC$29];MATCH([$Layout.O19];[.$A$30:.$AC$30];0);MATCH([$Layout.O17];[.$A$30:.$AC$30];0))" office:value-type="float" office:value="0.003" calcext:value-type="float">
            <text:p>0.003</text:p>
          </table:table-cell>
          <table:table-cell table:style-name="ce346" table:formula="of:=INDEX([.$A$1:.$AC$29];MATCH([$Layout.O17];[.$A$30:.$AC$30];0);MATCH([$Layout.N17];[.$A$30:.$AC$30];0))" office:value-type="float" office:value="0.362" calcext:value-type="float">
            <text:p>0.362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5" calcext:value-type="float">
            <text:p>0.005</text:p>
          </table:table-cell>
          <table:table-cell table:style-name="ce344" table:formula="of:=INDEX([.$A$1:.$AC$29];MATCH([$Layout.S19];[.$A$30:.$AC$30];0);MATCH([$Layout.S17];[.$A$30:.$AC$30];0))" office:value-type="float" office:value="0.013" calcext:value-type="float">
            <text:p>0.013</text:p>
          </table:table-cell>
          <table:table-cell table:style-name="ce344" table:formula="of:=INDEX([.$A$1:.$AC$29];MATCH([$Layout.T19];[.$A$30:.$AC$30];0);MATCH([$Layout.T17];[.$A$30:.$AC$30];0))" office:value-type="float" office:value="0.138" calcext:value-type="float">
            <text:p>0.138</text:p>
          </table:table-cell>
          <table:table-cell table:style-name="ce344" table:formula="of:=INDEX([.$A$1:.$AC$29];MATCH([$Layout.U19];[.$A$30:.$AC$30];0);MATCH([$Layout.U17];[.$A$30:.$AC$30];0))" office:value-type="string" office:string-value="" calcext:value-type="error">
            <text:p>#N/A</text:p>
          </table:table-cell>
          <table:table-cell table:style-name="ce344" table:formula="of:=INDEX([.$A$1:.$AC$29];MATCH([$Layout.V19];[.$A$30:.$AC$30];0);MATCH([$Layout.V17];[.$A$30:.$AC$30];0))" office:value-type="string" office:string-value="" calcext:value-type="error">
            <text:p>#N/A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7];[.$A$30:.$AC$30];0);MATCH([$Layout.K18];[.$A$30:.$AC$30];0))" office:value-type="float" office:value="0.002" calcext:value-type="float">
            <text:p>0.002</text:p>
          </table:table-cell>
          <table:table-cell table:style-name="ce331" table:formula="of:=INDEX([.$A$1:.$AC$29];MATCH([$Layout.L17];[.$A$30:.$AC$30];0);MATCH([$Layout.L18];[.$A$30:.$AC$30];0))" office:value-type="float" office:value="0.024" calcext:value-type="float">
            <text:p>0.024</text:p>
          </table:table-cell>
          <table:table-cell table:style-name="ce331" table:formula="of:=INDEX([.$A$1:.$AC$29];MATCH([$Layout.M17];[.$A$30:.$AC$30];0);MATCH([$Layout.M18];[.$A$30:.$AC$30];0))" office:value-type="float" office:value="0.765" calcext:value-type="float">
            <text:p>0.765</text:p>
          </table:table-cell>
          <table:table-cell table:style-name="ce331" table:formula="of:=INDEX([.$A$1:.$AC$29];MATCH([$Layout.N17];[.$A$30:.$AC$30];0);MATCH([$Layout.N18];[.$A$30:.$AC$30];0))" office:value-type="float" office:value="0.213" calcext:value-type="float">
            <text:p>0.213</text:p>
          </table:table-cell>
          <table:table-cell table:style-name="ce331" table:formula="of:=INDEX([.$A$1:.$AC$29];MATCH([$Layout.O17];[.$A$30:.$AC$30];0);MATCH([$Layout.O18];[.$A$30:.$AC$30];0))" office:value-type="float" office:value="0.015" calcext:value-type="float">
            <text:p>0.015</text:p>
          </table:table-cell>
          <table:table-cell table:style-name="ce82" table:formula="of:=INDEX([.$A$1:.$AC$29];MATCH([$Layout.N17];[.$A$30:.$AC$30];0);MATCH([$Layout.O17];[.$A$30:.$AC$30];0))" office:value-type="float" office:value="0.426" calcext:value-type="float">
            <text:p>0.426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001" calcext:value-type="float">
            <text:p>0.001</text:p>
          </table:table-cell>
          <table:table-cell table:style-name="ce331" table:formula="of:=INDEX([.$A$1:.$AC$29];MATCH([$Layout.S18];[.$A$30:.$AC$30];0);MATCH([$Layout.S17];[.$A$30:.$AC$30];0))" office:value-type="float" office:value="0.001" calcext:value-type="float">
            <text:p>0.001</text:p>
          </table:table-cell>
          <table:table-cell table:style-name="ce331" table:formula="of:=INDEX([.$A$1:.$AC$29];MATCH([$Layout.T18];[.$A$30:.$AC$30];0);MATCH([$Layout.T17];[.$A$30:.$AC$30];0))" office:value-type="float" office:value="0.001" calcext:value-type="float">
            <text:p>0.001</text:p>
          </table:table-cell>
          <table:table-cell table:style-name="ce331" table:formula="of:=INDEX([.$A$1:.$AC$29];MATCH([$Layout.U18];[.$A$30:.$AC$30];0);MATCH([$Layout.U17];[.$A$30:.$AC$30];0))" office:value-type="float" office:value="0.043" calcext:value-type="float">
            <text:p>0.043</text:p>
          </table:table-cell>
          <table:table-cell table:style-name="ce331" table:formula="of:=INDEX([.$A$1:.$AC$29];MATCH([$Layout.V18];[.$A$30:.$AC$30];0);MATCH([$Layout.V17];[.$A$30:.$AC$30];0))" office:value-type="float" office:value="0.365" calcext:value-type="float">
            <text:p>0.365</text:p>
          </table:table-cell>
          <table:table-cell table:style-name="ce182" table:formula="of:=INDEX([.$A$1:.$AC$29];MATCH([$Layout.W18];[.$A$30:.$AC$30];0);MATCH([$Layout.W17];[.$A$30:.$AC$30];0))" office:value-type="float" office:value="0.106" calcext:value-type="float">
            <text:p>0.106</text:p>
          </table:table-cell>
          <table:table-cell table:style-name="ce331"/>
          <table:table-cell table:style-name="ce114"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8];[.$A$30:.$AC$30];0);MATCH([$Layout.K17];[.$A$30:.$AC$30];0))" office:value-type="float" office:value="0" calcext:value-type="float">
            <text:p>0.000</text:p>
          </table:table-cell>
          <table:table-cell table:style-name="ce331" table:formula="of:=INDEX([.$A$1:.$AC$29];MATCH([$Layout.L18];[.$A$30:.$AC$30];0);MATCH([$Layout.L17];[.$A$30:.$AC$30];0))" office:value-type="float" office:value="0.035" calcext:value-type="float">
            <text:p>0.035</text:p>
          </table:table-cell>
          <table:table-cell table:style-name="ce331" table:formula="of:=INDEX([.$A$1:.$AC$29];MATCH([$Layout.M18];[.$A$30:.$AC$30];0);MATCH([$Layout.M17];[.$A$30:.$AC$30];0))" office:value-type="float" office:value="1.168" calcext:value-type="float">
            <text:p>1.168</text:p>
          </table:table-cell>
          <table:table-cell table:style-name="ce331" table:formula="of:=INDEX([.$A$1:.$AC$29];MATCH([$Layout.N18];[.$A$30:.$AC$30];0);MATCH([$Layout.N17];[.$A$30:.$AC$30];0))" office:value-type="float" office:value="0.032" calcext:value-type="float">
            <text:p>0.032</text:p>
          </table:table-cell>
          <table:table-cell table:style-name="ce331" table:formula="of:=INDEX([.$A$1:.$AC$29];MATCH([$Layout.O18];[.$A$30:.$AC$30];0);MATCH([$Layout.O17];[.$A$30:.$AC$30];0))" office:value-type="float" office:value="0.002" calcext:value-type="float">
            <text:p>0.002</text:p>
          </table:table-cell>
          <table:table-cell table:style-name="ce182" table:formula="of:=INDEX([.$A$1:.$AC$29];MATCH([$Layout.O18];[.$A$30:.$AC$30];0);MATCH([$Layout.N18];[.$A$30:.$AC$30];0))" office:value-type="float" office:value="0.001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" calcext:value-type="float">
            <text:p>0.000</text:p>
          </table:table-cell>
          <table:table-cell table:style-name="ce331" table:formula="of:=INDEX([.$A$1:.$AC$29];MATCH([$Layout.S17];[.$A$30:.$AC$30];0);MATCH([$Layout.S18];[.$A$30:.$AC$30];0))" office:value-type="float" office:value="0.05" calcext:value-type="float">
            <text:p>0.050</text:p>
          </table:table-cell>
          <table:table-cell table:style-name="ce331" table:formula="of:=INDEX([.$A$1:.$AC$29];MATCH([$Layout.T17];[.$A$30:.$AC$30];0);MATCH([$Layout.T18];[.$A$30:.$AC$30];0))" office:value-type="float" office:value="0.059" calcext:value-type="float">
            <text:p>0.059</text:p>
          </table:table-cell>
          <table:table-cell table:style-name="ce331" table:formula="of:=INDEX([.$A$1:.$AC$29];MATCH([$Layout.U17];[.$A$30:.$AC$30];0);MATCH([$Layout.U18];[.$A$30:.$AC$30];0))" office:value-type="float" office:value="0.098" calcext:value-type="float">
            <text:p>0.098</text:p>
          </table:table-cell>
          <table:table-cell table:style-name="ce331" table:formula="of:=INDEX([.$A$1:.$AC$29];MATCH([$Layout.V17];[.$A$30:.$AC$30];0);MATCH([$Layout.V18];[.$A$30:.$AC$30];0))" office:value-type="float" office:value="0.387" calcext:value-type="float">
            <text:p>0.387</text:p>
          </table:table-cell>
          <table:table-cell table:style-name="ce182" table:formula="of:=INDEX([.$A$1:.$AC$29];MATCH([$Layout.W17];[.$A$30:.$AC$30];0);MATCH([$Layout.W18];[.$A$30:.$AC$30];0))" office:value-type="float" office:value="0.004" calcext:value-type="float">
            <text:p>0.004</text:p>
          </table:table-cell>
          <table:table-cell table:style-name="ce331"/>
          <table:table-cell table:style-name="ce114"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9];[.$A$30:.$AC$30];0);MATCH([$Layout.K18];[.$A$30:.$AC$30];0))" office:value-type="float" office:value="0.012" calcext:value-type="float">
            <text:p>0.012</text:p>
          </table:table-cell>
          <table:table-cell table:style-name="ce331" table:formula="of:=INDEX([.$A$1:.$AC$29];MATCH([$Layout.L19];[.$A$30:.$AC$30];0);MATCH([$Layout.L18];[.$A$30:.$AC$30];0))" office:value-type="float" office:value="0" calcext:value-type="float">
            <text:p>0.000</text:p>
          </table:table-cell>
          <table:table-cell table:style-name="ce331" table:formula="of:=INDEX([.$A$1:.$AC$29];MATCH([$Layout.M19];[.$A$30:.$AC$30];0);MATCH([$Layout.M18];[.$A$30:.$AC$30];0))" office:value-type="float" office:value="0.003" calcext:value-type="float">
            <text:p>0.003</text:p>
          </table:table-cell>
          <table:table-cell table:style-name="ce331" table:formula="of:=INDEX([.$A$1:.$AC$29];MATCH([$Layout.N19];[.$A$30:.$AC$30];0);MATCH([$Layout.N18];[.$A$30:.$AC$30];0))" office:value-type="float" office:value="0" calcext:value-type="float">
            <text:p>0.000</text:p>
          </table:table-cell>
          <table:table-cell table:style-name="ce331" table:formula="of:=INDEX([.$A$1:.$AC$29];MATCH([$Layout.O19];[.$A$30:.$AC$30];0);MATCH([$Layout.O18];[.$A$30:.$AC$30];0))" office:value-type="float" office:value="0" calcext:value-type="float">
            <text:p>0.000</text:p>
          </table:table-cell>
          <table:table-cell table:style-name="ce82" table:formula="of:=INDEX([.$A$1:.$AC$29];MATCH([$Layout.N18];[.$A$30:.$AC$30];0);MATCH([$Layout.O18];[.$A$30:.$AC$30];0))" office:value-type="float" office:value="0.001" calcext:value-type="float">
            <text:p>0.001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" calcext:value-type="float">
            <text:p>0.000</text:p>
          </table:table-cell>
          <table:table-cell table:style-name="ce331" table:formula="of:=INDEX([.$A$1:.$AC$29];MATCH([$Layout.S19];[.$A$30:.$AC$30];0);MATCH([$Layout.S18];[.$A$30:.$AC$30];0))" office:value-type="float" office:value="0.026" calcext:value-type="float">
            <text:p>0.026</text:p>
          </table:table-cell>
          <table:table-cell table:style-name="ce331" table:formula="of:=INDEX([.$A$1:.$AC$29];MATCH([$Layout.T19];[.$A$30:.$AC$30];0);MATCH([$Layout.T18];[.$A$30:.$AC$30];0))" office:value-type="float" office:value="0" calcext:value-type="float">
            <text:p>0.000</text:p>
          </table:table-cell>
          <table:table-cell table:style-name="ce331" table:formula="of:=INDEX([.$A$1:.$AC$29];MATCH([$Layout.U19];[.$A$30:.$AC$30];0);MATCH([$Layout.U18];[.$A$30:.$AC$30];0))" office:value-type="string" office:string-value="" calcext:value-type="error">
            <text:p>#N/A</text:p>
          </table:table-cell>
          <table:table-cell table:style-name="ce331" table:formula="of:=INDEX([.$A$1:.$AC$29];MATCH([$Layout.V19];[.$A$30:.$AC$30];0);MATCH([$Layout.V18];[.$A$30:.$AC$30];0))" office:value-type="string" office:string-value="" calcext:value-type="error">
            <text:p>#N/A</text:p>
          </table:table-cell>
          <table:table-cell table:style-name="ce182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8];[.$A$30:.$AC$30];0);MATCH([$Layout.K19];[.$A$30:.$AC$30];0))" office:value-type="float" office:value="0.025" calcext:value-type="float">
            <text:p>0.025</text:p>
          </table:table-cell>
          <table:table-cell table:style-name="ce331" table:formula="of:=INDEX([.$A$1:.$AC$29];MATCH([$Layout.L18];[.$A$30:.$AC$30];0);MATCH([$Layout.L19];[.$A$30:.$AC$30];0))" office:value-type="float" office:value="0" calcext:value-type="float">
            <text:p>0.000</text:p>
          </table:table-cell>
          <table:table-cell table:style-name="ce331" table:formula="of:=INDEX([.$A$1:.$AC$29];MATCH([$Layout.M18];[.$A$30:.$AC$30];0);MATCH([$Layout.M19];[.$A$30:.$AC$30];0))" office:value-type="float" office:value="0.002" calcext:value-type="float">
            <text:p>0.002</text:p>
          </table:table-cell>
          <table:table-cell table:style-name="ce331" table:formula="of:=INDEX([.$A$1:.$AC$29];MATCH([$Layout.N18];[.$A$30:.$AC$30];0);MATCH([$Layout.N19];[.$A$30:.$AC$30];0))" office:value-type="float" office:value="0" calcext:value-type="float">
            <text:p>0.000</text:p>
          </table:table-cell>
          <table:table-cell table:style-name="ce331" table:formula="of:=INDEX([.$A$1:.$AC$29];MATCH([$Layout.O18];[.$A$30:.$AC$30];0);MATCH([$Layout.O19];[.$A$30:.$AC$30];0))" office:value-type="float" office:value="0" calcext:value-type="float">
            <text:p>0.000</text:p>
          </table:table-cell>
          <table:table-cell table:style-name="ce182" table:formula="of:=INDEX([.$A$1:.$AC$29];MATCH([$Layout.O19];[.$A$30:.$AC$30];0);MATCH([$Layout.N19];[.$A$30:.$AC$30];0))" office:value-type="float" office:value="0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9" calcext:value-type="float">
            <text:p>0.009</text:p>
          </table:table-cell>
          <table:table-cell table:style-name="ce331" table:formula="of:=INDEX([.$A$1:.$AC$29];MATCH([$Layout.S18];[.$A$30:.$AC$30];0);MATCH([$Layout.S19];[.$A$30:.$AC$30];0))" office:value-type="float" office:value="0.011" calcext:value-type="float">
            <text:p>0.011</text:p>
          </table:table-cell>
          <table:table-cell table:style-name="ce331" table:formula="of:=INDEX([.$A$1:.$AC$29];MATCH([$Layout.T18];[.$A$30:.$AC$30];0);MATCH([$Layout.T19];[.$A$30:.$AC$30];0))" office:value-type="float" office:value="0" calcext:value-type="float">
            <text:p>0.000</text:p>
          </table:table-cell>
          <table:table-cell table:style-name="ce331" table:formula="of:=INDEX([.$A$1:.$AC$29];MATCH([$Layout.U18];[.$A$30:.$AC$30];0);MATCH([$Layout.U19];[.$A$30:.$AC$30];0))" office:value-type="string" office:string-value="" calcext:value-type="error">
            <text:p>#N/A</text:p>
          </table:table-cell>
          <table:table-cell table:style-name="ce331" table:formula="of:=INDEX([.$A$1:.$AC$29];MATCH([$Layout.V18];[.$A$30:.$AC$30];0);MATCH([$Layout.V19];[.$A$30:.$AC$30];0))" office:value-type="string" office:string-value="" calcext:value-type="error">
            <text:p>#N/A</text:p>
          </table:table-cell>
          <table:table-cell table:style-name="ce182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>
          <table:table-cell table:number-columns-repeated="3"/>
          <table:table-cell table:style-name="ce340" table:formula="of:=INDEX([.$A$1:.$AC$29];MATCH([$Layout.K17];[.$A$30:.$AC$30];0);MATCH([$Layout.K19];[.$A$30:.$AC$30];0))" office:value-type="float" office:value="0" calcext:value-type="float">
            <text:p>0.000</text:p>
          </table:table-cell>
          <table:table-cell table:style-name="ce345" table:formula="of:=INDEX([.$A$1:.$AC$29];MATCH([$Layout.L17];[.$A$30:.$AC$30];0);MATCH([$Layout.L19];[.$A$30:.$AC$30];0))" office:value-type="float" office:value="0" calcext:value-type="float">
            <text:p>0.000</text:p>
          </table:table-cell>
          <table:table-cell table:style-name="ce345" table:formula="of:=INDEX([.$A$1:.$AC$29];MATCH([$Layout.M17];[.$A$30:.$AC$30];0);MATCH([$Layout.M19];[.$A$30:.$AC$30];0))" office:value-type="float" office:value="0.651" calcext:value-type="float">
            <text:p>0.651</text:p>
          </table:table-cell>
          <table:table-cell table:style-name="ce345" table:formula="of:=INDEX([.$A$1:.$AC$29];MATCH([$Layout.N17];[.$A$30:.$AC$30];0);MATCH([$Layout.N19];[.$A$30:.$AC$30];0))" office:value-type="float" office:value="0.001" calcext:value-type="float">
            <text:p>0.001</text:p>
          </table:table-cell>
          <table:table-cell table:style-name="ce345" table:formula="of:=INDEX([.$A$1:.$AC$29];MATCH([$Layout.O17];[.$A$30:.$AC$30];0);MATCH([$Layout.O19];[.$A$30:.$AC$30];0))" office:value-type="float" office:value="0.017" calcext:value-type="float">
            <text:p>0.017</text:p>
          </table:table-cell>
          <table:table-cell table:style-name="ce83" table:formula="of:=INDEX([.$A$1:.$AC$29];MATCH([$Layout.N19];[.$A$30:.$AC$30];0);MATCH([$Layout.O19];[.$A$30:.$AC$30];0))" office:value-type="float" office:value="0.004" calcext:value-type="float">
            <text:p>0.004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028" calcext:value-type="float">
            <text:p>0.028</text:p>
          </table:table-cell>
          <table:table-cell table:style-name="ce345" table:formula="of:=INDEX([.$A$1:.$AC$29];MATCH([$Layout.S17];[.$A$30:.$AC$30];0);MATCH([$Layout.S19];[.$A$30:.$AC$30];0))" office:value-type="float" office:value="0.098" calcext:value-type="float">
            <text:p>0.098</text:p>
          </table:table-cell>
          <table:table-cell table:style-name="ce345" table:formula="of:=INDEX([.$A$1:.$AC$29];MATCH([$Layout.T17];[.$A$30:.$AC$30];0);MATCH([$Layout.T19];[.$A$30:.$AC$30];0))" office:value-type="float" office:value="0.115" calcext:value-type="float">
            <text:p>0.115</text:p>
          </table:table-cell>
          <table:table-cell table:style-name="ce345" table:formula="of:=INDEX([.$A$1:.$AC$29];MATCH([$Layout.U17];[.$A$30:.$AC$30];0);MATCH([$Layout.U19];[.$A$30:.$AC$30];0))" office:value-type="string" office:string-value="" calcext:value-type="error">
            <text:p>#N/A</text:p>
          </table:table-cell>
          <table:table-cell table:style-name="ce345" table:formula="of:=INDEX([.$A$1:.$AC$29];MATCH([$Layout.V17];[.$A$30:.$AC$30];0);MATCH([$Layout.V19];[.$A$30:.$AC$30];0))" office:value-type="string" office:string-value="" calcext:value-type="error">
            <text:p>#N/A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>
          <table:table-cell table:number-columns-repeated="3"/>
          <table:table-cell table:style-name="ce331" table:formula="of:=SUMIF([.D34:.D39];&quot;&gt;0&quot;)" office:value-type="float" office:value="0.039" calcext:value-type="float">
            <text:p>0.039</text:p>
          </table:table-cell>
          <table:table-cell table:style-name="ce331" table:formula="of:=SUMIF([.E34:.E39];&quot;&gt;0&quot;)" office:value-type="float" office:value="0.059" calcext:value-type="float">
            <text:p>0.059</text:p>
          </table:table-cell>
          <table:table-cell table:style-name="ce331" table:formula="of:=SUMIF([.F34:.F39];&quot;&gt;0&quot;)" office:value-type="float" office:value="3.066" calcext:value-type="float">
            <text:p>3.066</text:p>
          </table:table-cell>
          <table:table-cell table:style-name="ce331" table:formula="of:=SUMIF([.G34:.G39];&quot;&gt;0&quot;)" office:value-type="float" office:value="0.315" calcext:value-type="float">
            <text:p>0.315</text:p>
          </table:table-cell>
          <table:table-cell table:style-name="ce331" table:formula="of:=SUMIF([.H34:.H39];&quot;&gt;0&quot;)" office:value-type="float" office:value="0.037" calcext:value-type="float">
            <text:p>0.037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199" calcext:value-type="float">
            <text:p>0.199</text:p>
          </table:table-cell>
          <table:table-cell table:style-name="ce331" table:formula="of:=SUMIF([.M34:.M39];&quot;&gt;0&quot;)" office:value-type="float" office:value="0.313" calcext:value-type="float">
            <text:p>0.313</text:p>
          </table:table-cell>
          <table:table-cell table:style-name="ce331" table:formula="of:=SUMIF([.N34:.N39];&quot;&gt;0&quot;)" office:value-type="float" office:value="0.141" calcext:value-type="float">
            <text:p>0.141</text:p>
          </table:table-cell>
          <table:table-cell table:style-name="ce331" table:formula="of:=SUMIF([.O34:.O39];&quot;&gt;0&quot;)" office:value-type="float" office:value="0.752" calcext:value-type="float">
            <text:p>0.752</text:p>
          </table:table-cell>
          <table:table-cell table:style-name="ce331" table:formula="of:=SUMIF([.P34:.P39];&quot;&gt;0&quot;)" office:value-type="float" office:value="0.11" calcext:value-type="float">
            <text:p>0.110</text:p>
          </table:table-cell>
          <table:table-cell table:style-name="ce114" table:number-columns-repeated="3"/>
          <table:table-cell table:number-columns-repeated="7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 table:number-rows-repeated="2">
          <table:table-cell table:number-columns-repeated="26"/>
          <table:table-cell table:style-name="ce311"/>
          <table:table-cell table:style-name="ce366"/>
          <table:table-cell table:number-columns-repeated="988"/>
          <table:table-cell table:style-name="ce311"/>
          <table:table-cell table:number-columns-repeated="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EN.A1:BigramsEN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Weighted" table:style-name="ta2" table:print="false">
        <office:forms form:automatic-focus="false" form:apply-design-mode="false"/>
        <table:table-column table:style-name="co3" table:number-columns-repeated="2" table:default-cell-style-name="ce114"/>
        <table:table-column table:style-name="co3" table:default-cell-style-name="ce330"/>
        <table:table-column table:style-name="co3" table:default-cell-style-name="ce114"/>
        <table:table-column table:style-name="co3" table:default-cell-style-name="ce343"/>
        <table:table-column table:style-name="co3" table:number-columns-repeated="1018" table:default-cell-style-name="ce114"/>
        <table:table-column table:style-name="co3" table:default-cell-style-name="Default"/>
        <table:table-row table:style-name="ro4">
          <table:table-cell table:style-name="ce563" table:formula="of:=[$Layout.$AE$1]*[BigramsFI.A1]+[$Layout.$AG$1]*[BigramsEN.A1]" office:value-type="float" office:value="0.666655483033105" calcext:value-type="float">
            <text:p>0.667</text:p>
          </table:table-cell>
          <table:table-cell table:style-name="ce564" table:formula="of:=[$Layout.$AE$1]*[BigramsFI.B1]+[$Layout.$AG$1]*[BigramsEN.B1]" office:value-type="float" office:value="0.0982083982775247" calcext:value-type="float">
            <text:p>0.098</text:p>
          </table:table-cell>
          <table:table-cell table:style-name="ce564" table:formula="of:=[$Layout.$AE$1]*[BigramsFI.C1]+[$Layout.$AG$1]*[BigramsEN.C1]" office:value-type="float" office:value="0.289207901828597" calcext:value-type="float">
            <text:p>0.289</text:p>
          </table:table-cell>
          <table:table-cell table:style-name="ce564" table:formula="of:=[$Layout.$AE$1]*[BigramsFI.D1]+[$Layout.$AG$1]*[BigramsEN.D1]" office:value-type="float" office:value="0.134855577785986" calcext:value-type="float">
            <text:p>0.135</text:p>
          </table:table-cell>
          <table:table-cell table:style-name="ce565" table:formula="of:=[$Layout.$AE$1]*[BigramsFI.E1]+[$Layout.$AG$1]*[BigramsEN.E1]" office:value-type="float" office:value="0.407926238581562" calcext:value-type="float">
            <text:p>0.408</text:p>
          </table:table-cell>
          <table:table-cell table:style-name="ce564" table:formula="of:=[$Layout.$AE$1]*[BigramsFI.F1]+[$Layout.$AG$1]*[BigramsEN.F1]" office:value-type="float" office:value="0.0922491048391213" calcext:value-type="float">
            <text:p>0.092</text:p>
          </table:table-cell>
          <table:table-cell table:style-name="ce564" table:formula="of:=[$Layout.$AE$1]*[BigramsFI.G1]+[$Layout.$AG$1]*[BigramsEN.G1]" office:value-type="float" office:value="0.107225620869471" calcext:value-type="float">
            <text:p>0.107</text:p>
          </table:table-cell>
          <table:table-cell table:style-name="ce564" table:formula="of:=[$Layout.$AE$1]*[BigramsFI.H1]+[$Layout.$AG$1]*[BigramsEN.H1]" office:value-type="float" office:value="0.593322906945667" calcext:value-type="float">
            <text:p>0.593</text:p>
          </table:table-cell>
          <table:table-cell table:style-name="ce565" table:formula="of:=[$Layout.$AE$1]*[BigramsFI.I1]+[$Layout.$AG$1]*[BigramsEN.I1]" office:value-type="float" office:value="0.413725572484829" calcext:value-type="float">
            <text:p>0.414</text:p>
          </table:table-cell>
          <table:table-cell table:style-name="ce564" table:formula="of:=[$Layout.$AE$1]*[BigramsFI.J1]+[$Layout.$AG$1]*[BigramsEN.J1]" office:value-type="float" office:value="0.514285703702175" calcext:value-type="float">
            <text:p>0.514</text:p>
          </table:table-cell>
          <table:table-cell table:style-name="ce564" table:formula="of:=[$Layout.$AE$1]*[BigramsFI.K1]+[$Layout.$AG$1]*[BigramsEN.K1]" office:value-type="float" office:value="0.54662667000153" calcext:value-type="float">
            <text:p>0.547</text:p>
          </table:table-cell>
          <table:table-cell table:style-name="ce564" table:formula="of:=[$Layout.$AE$1]*[BigramsFI.L1]+[$Layout.$AG$1]*[BigramsEN.L1]" office:value-type="float" office:value="0.723316528004536" calcext:value-type="float">
            <text:p>0.723</text:p>
          </table:table-cell>
          <table:table-cell table:style-name="ce564" table:formula="of:=[$Layout.$AE$1]*[BigramsFI.M1]+[$Layout.$AG$1]*[BigramsEN.M1]" office:value-type="float" office:value="0.673274057046348" calcext:value-type="float">
            <text:p>0.673</text:p>
          </table:table-cell>
          <table:table-cell table:style-name="ce564" table:formula="of:=[$Layout.$AE$1]*[BigramsFI.N1]+[$Layout.$AG$1]*[BigramsEN.N1]" office:value-type="float" office:value="0.588443310753534" calcext:value-type="float">
            <text:p>0.588</text:p>
          </table:table-cell>
          <table:table-cell table:style-name="ce565" table:formula="of:=[$Layout.$AE$1]*[BigramsFI.O1]+[$Layout.$AG$1]*[BigramsEN.O1]" office:value-type="float" office:value="0.0756558967555465" calcext:value-type="float">
            <text:p>0.076</text:p>
          </table:table-cell>
          <table:table-cell table:style-name="ce564" table:formula="of:=[$Layout.$AE$1]*[BigramsFI.P1]+[$Layout.$AG$1]*[BigramsEN.P1]" office:value-type="float" office:value="0.361237264509699" calcext:value-type="float">
            <text:p>0.361</text:p>
          </table:table-cell>
          <table:table-cell table:style-name="ce564" table:formula="of:=[$Layout.$AE$1]*[BigramsFI.Q1]+[$Layout.$AG$1]*[BigramsEN.Q1]" office:value-type="float" office:value="0.000377512726961102" calcext:value-type="float">
            <text:p>0.000</text:p>
          </table:table-cell>
          <table:table-cell table:style-name="ce564" table:formula="of:=[$Layout.$AE$1]*[BigramsFI.R1]+[$Layout.$AG$1]*[BigramsEN.R1]" office:value-type="float" office:value="0.569646038756143" calcext:value-type="float">
            <text:p>0.570</text:p>
          </table:table-cell>
          <table:table-cell table:style-name="ce564" table:formula="of:=[$Layout.$AE$1]*[BigramsFI.S1]+[$Layout.$AG$1]*[BigramsEN.S1]" office:value-type="float" office:value="0.684712534736795" calcext:value-type="float">
            <text:p>0.685</text:p>
          </table:table-cell>
          <table:table-cell table:style-name="ce564" table:formula="of:=[$Layout.$AE$1]*[BigramsFI.T1]+[$Layout.$AG$1]*[BigramsEN.T1]" office:value-type="float" office:value="1.21413000813672" calcext:value-type="float">
            <text:p>1.214</text:p>
          </table:table-cell>
          <table:table-cell table:style-name="ce565" table:formula="of:=[$Layout.$AE$1]*[BigramsFI.U1]+[$Layout.$AG$1]*[BigramsEN.U1]" office:value-type="float" office:value="0.119457066349612" calcext:value-type="float">
            <text:p>0.119</text:p>
          </table:table-cell>
          <table:table-cell table:style-name="ce564" table:formula="of:=[$Layout.$AE$1]*[BigramsFI.V1]+[$Layout.$AG$1]*[BigramsEN.V1]" office:value-type="float" office:value="0.531794271744531" calcext:value-type="float">
            <text:p>0.532</text:p>
          </table:table-cell>
          <table:table-cell table:style-name="ce564" table:formula="of:=[$Layout.$AE$1]*[BigramsFI.W1]+[$Layout.$AG$1]*[BigramsEN.W1]" office:value-type="float" office:value="0.20342761504585" calcext:value-type="float">
            <text:p>0.203</text:p>
          </table:table-cell>
          <table:table-cell table:style-name="ce564" table:formula="of:=[$Layout.$AE$1]*[BigramsFI.X1]+[$Layout.$AG$1]*[BigramsEN.X1]" office:value-type="float" office:value="0.0161927376768369" calcext:value-type="float">
            <text:p>0.016</text:p>
          </table:table-cell>
          <table:table-cell table:style-name="ce565" table:formula="of:=[$Layout.$AE$1]*[BigramsFI.Y1]+[$Layout.$AG$1]*[BigramsEN.Y1]" office:value-type="float" office:value="0.0164684375055418" calcext:value-type="float">
            <text:p>0.016</text:p>
          </table:table-cell>
          <table:table-cell table:style-name="ce564" table:formula="of:=[$Layout.$AE$1]*[BigramsFI.Z1]+[$Layout.$AG$1]*[BigramsEN.Z1]" office:value-type="float" office:value="0.0172298800231922" calcext:value-type="float">
            <text:p>0.017</text:p>
          </table:table-cell>
          <table:table-cell table:style-name="ce565" table:formula="of:=[$Layout.$AE$1]*[BigramsFI.AA1]+[$Layout.$AG$1]*[BigramsEN.AA1]" office:value-type="float" office:value="0.000007876569564017" calcext:value-type="float">
            <text:p>0.000</text:p>
          </table:table-cell>
          <table:table-cell table:style-name="ce565" table:formula="of:=[$Layout.$AE$1]*[BigramsFI.AB1]+[$Layout.$AG$1]*[BigramsEN.AB1]" office:value-type="float" office:value="0.0291427447747513" calcext:value-type="float">
            <text:p>0.029</text:p>
          </table:table-cell>
          <table:table-cell table:style-name="ce565" table:formula="of:=[$Layout.$AE$1]*[BigramsFI.AC1]+[$Layout.$AG$1]*[BigramsEN.AC1]" office:value-type="float" office:value="0.00161244631217663" calcext:value-type="float">
            <text:p>0.002</text:p>
          </table:table-cell>
          <table:table-cell table:style-name="ce32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2]+[$Layout.$AG$1]*[BigramsEN.A2]" office:value-type="float" office:value="0.142382331477193" calcext:value-type="float">
            <text:p>0.142</text:p>
          </table:table-cell>
          <table:table-cell table:style-name="ce563" table:formula="of:=[$Layout.$AE$1]*[BigramsFI.B2]+[$Layout.$AG$1]*[BigramsEN.B2]" office:value-type="float" office:value="0.00790291632913691" calcext:value-type="float">
            <text:p>0.008</text:p>
          </table:table-cell>
          <table:table-cell table:style-name="ce580" table:formula="of:=[$Layout.$AE$1]*[BigramsFI.C2]+[$Layout.$AG$1]*[BigramsEN.C2]" office:value-type="float" office:value="0.00108961749307785" calcext:value-type="float">
            <text:p>0.001</text:p>
          </table:table-cell>
          <table:table-cell table:style-name="ce580" table:formula="of:=[$Layout.$AE$1]*[BigramsFI.D2]+[$Layout.$AG$1]*[BigramsEN.D2]" office:value-type="float" office:value="0.00309669317304859" calcext:value-type="float">
            <text:p>0.003</text:p>
          </table:table-cell>
          <table:table-cell table:style-name="ce564" table:formula="of:=[$Layout.$AE$1]*[BigramsFI.E2]+[$Layout.$AG$1]*[BigramsEN.E2]" office:value-type="float" office:value="0.022355514638402" calcext:value-type="float">
            <text:p>0.022</text:p>
          </table:table-cell>
          <table:table-cell table:style-name="ce580" table:formula="of:=[$Layout.$AE$1]*[BigramsFI.F2]+[$Layout.$AG$1]*[BigramsEN.F2]" office:value-type="float" office:value="0.000443900956143531" calcext:value-type="float">
            <text:p>0.000</text:p>
          </table:table-cell>
          <table:table-cell table:style-name="ce580" table:formula="of:=[$Layout.$AE$1]*[BigramsFI.G2]+[$Layout.$AG$1]*[BigramsEN.G2]" office:value-type="float" office:value="0.000966004995815515" calcext:value-type="float">
            <text:p>0.001</text:p>
          </table:table-cell>
          <table:table-cell table:style-name="ce580" table:formula="of:=[$Layout.$AE$1]*[BigramsFI.H2]+[$Layout.$AG$1]*[BigramsEN.H2]" office:value-type="float" office:value="0.00276290202348622" calcext:value-type="float">
            <text:p>0.003</text:p>
          </table:table-cell>
          <table:table-cell table:style-name="ce564" table:formula="of:=[$Layout.$AE$1]*[BigramsFI.I2]+[$Layout.$AG$1]*[BigramsEN.I2]" office:value-type="float" office:value="0.0633751398991277" calcext:value-type="float">
            <text:p>0.063</text:p>
          </table:table-cell>
          <table:table-cell table:style-name="ce580" table:formula="of:=[$Layout.$AE$1]*[BigramsFI.J2]+[$Layout.$AG$1]*[BigramsEN.J2]" office:value-type="float" office:value="0.000109709361784523" calcext:value-type="float">
            <text:p>0.000</text:p>
          </table:table-cell>
          <table:table-cell table:style-name="ce580" table:formula="of:=[$Layout.$AE$1]*[BigramsFI.K2]+[$Layout.$AG$1]*[BigramsEN.K2]" office:value-type="float" office:value="0.00115037960114312" calcext:value-type="float">
            <text:p>0.001</text:p>
          </table:table-cell>
          <table:table-cell table:style-name="ce580" table:formula="of:=[$Layout.$AE$1]*[BigramsFI.L2]+[$Layout.$AG$1]*[BigramsEN.L2]" office:value-type="float" office:value="0.014793875530577" calcext:value-type="float">
            <text:p>0.015</text:p>
          </table:table-cell>
          <table:table-cell table:style-name="ce580" table:formula="of:=[$Layout.$AE$1]*[BigramsFI.M2]+[$Layout.$AG$1]*[BigramsEN.M2]" office:value-type="float" office:value="0.0528613790370007" calcext:value-type="float">
            <text:p>0.053</text:p>
          </table:table-cell>
          <table:table-cell table:style-name="ce580" table:formula="of:=[$Layout.$AE$1]*[BigramsFI.N2]+[$Layout.$AG$1]*[BigramsEN.N2]" office:value-type="float" office:value="0.0180012510693006" calcext:value-type="float">
            <text:p>0.018</text:p>
          </table:table-cell>
          <table:table-cell table:style-name="ce564" table:formula="of:=[$Layout.$AE$1]*[BigramsFI.O2]+[$Layout.$AG$1]*[BigramsEN.O2]" office:value-type="float" office:value="0.0591811909409188" calcext:value-type="float">
            <text:p>0.059</text:p>
          </table:table-cell>
          <table:table-cell table:style-name="ce580" table:formula="of:=[$Layout.$AE$1]*[BigramsFI.P2]+[$Layout.$AG$1]*[BigramsEN.P2]" office:value-type="float" office:value="0.000862884812056499" calcext:value-type="float">
            <text:p>0.001</text:p>
          </table:table-cell>
          <table:table-cell table:style-name="ce580" table:formula="of:=[$Layout.$AE$1]*[BigramsFI.Q2]+[$Layout.$AG$1]*[BigramsEN.Q2]" office:value-type="float" office:value="0.0000275679934740596" calcext:value-type="float">
            <text:p>0.000</text:p>
          </table:table-cell>
          <table:table-cell table:style-name="ce580" table:formula="of:=[$Layout.$AE$1]*[BigramsFI.R2]+[$Layout.$AG$1]*[BigramsEN.R2]" office:value-type="float" office:value="0.0203385502179019" calcext:value-type="float">
            <text:p>0.020</text:p>
          </table:table-cell>
          <table:table-cell table:style-name="ce580" table:formula="of:=[$Layout.$AE$1]*[BigramsFI.S2]+[$Layout.$AG$1]*[BigramsEN.S2]" office:value-type="float" office:value="0.00912314588928135" calcext:value-type="float">
            <text:p>0.009</text:p>
          </table:table-cell>
          <table:table-cell table:style-name="ce580" table:formula="of:=[$Layout.$AE$1]*[BigramsFI.T2]+[$Layout.$AG$1]*[BigramsEN.T2]" office:value-type="float" office:value="0.00533420154134115" calcext:value-type="float">
            <text:p>0.005</text:p>
          </table:table-cell>
          <table:table-cell table:style-name="ce564" table:formula="of:=[$Layout.$AE$1]*[BigramsFI.U2]+[$Layout.$AG$1]*[BigramsEN.U2]" office:value-type="float" office:value="0.0511084418642103" calcext:value-type="float">
            <text:p>0.051</text:p>
          </table:table-cell>
          <table:table-cell table:style-name="ce580" table:formula="of:=[$Layout.$AE$1]*[BigramsFI.V2]+[$Layout.$AG$1]*[BigramsEN.V2]" office:value-type="float" office:value="0.000158656615503772" calcext:value-type="float">
            <text:p>0.000</text:p>
          </table:table-cell>
          <table:table-cell table:style-name="ce580" table:formula="of:=[$Layout.$AE$1]*[BigramsFI.W2]+[$Layout.$AG$1]*[BigramsEN.W2]" office:value-type="float" office:value="0.000927585204903781" calcext:value-type="float">
            <text:p>0.001</text:p>
          </table:table-cell>
          <table:table-cell table:style-name="ce580" table:formula="of:=[$Layout.$AE$1]*[BigramsFI.X2]+[$Layout.$AG$1]*[BigramsEN.X2]" office:value-type="float" office:value="0.000250925001825114" calcext:value-type="float">
            <text:p>0.000</text:p>
          </table:table-cell>
          <table:table-cell table:style-name="ce564" table:formula="of:=[$Layout.$AE$1]*[BigramsFI.Y2]+[$Layout.$AG$1]*[BigramsEN.Y2]" office:value-type="float" office:value="0.00373003224352516" calcext:value-type="float">
            <text:p>0.004</text:p>
          </table:table-cell>
          <table:table-cell table:style-name="ce580" table:formula="of:=[$Layout.$AE$1]*[BigramsFI.Z2]+[$Layout.$AG$1]*[BigramsEN.Z2]" office:value-type="float" office:value="0.0005153526943314" calcext:value-type="float">
            <text:p>0.001</text:p>
          </table:table-cell>
          <table:table-cell table:style-name="ce564" table:formula="of:=[$Layout.$AE$1]*[BigramsFI.AA2]+[$Layout.$AG$1]*[BigramsEN.AA2]" office:value-type="float" office:value="0.00010633368911423" calcext:value-type="float">
            <text:p>0.000</text:p>
          </table:table-cell>
          <table:table-cell table:style-name="ce564" table:formula="of:=[$Layout.$AE$1]*[BigramsFI.AB2]+[$Layout.$AG$1]*[BigramsEN.AB2]" office:value-type="float" office:value="0.00371042687676373" calcext:value-type="float">
            <text:p>0.004</text:p>
          </table:table-cell>
          <table:table-cell table:style-name="ce564" table:formula="of:=[$Layout.$AE$1]*[BigramsFI.AC2]+[$Layout.$AG$1]*[BigramsEN.AC2]" office:value-type="float" office:value="0.000219981335680761" calcext:value-type="float">
            <text:p>0.000</text:p>
          </table:table-cell>
          <table:table-cell table:style-name="ce32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3]+[$Layout.$AG$1]*[BigramsEN.A3]" office:value-type="float" office:value="0.250743766730396" calcext:value-type="float">
            <text:p>0.251</text:p>
          </table:table-cell>
          <table:table-cell table:style-name="ce580" table:formula="of:=[$Layout.$AE$1]*[BigramsFI.B3]+[$Layout.$AG$1]*[BigramsEN.B3]" office:value-type="float" office:value="0.00164981698903141" calcext:value-type="float">
            <text:p>0.002</text:p>
          </table:table-cell>
          <table:table-cell table:style-name="ce563" table:formula="of:=[$Layout.$AE$1]*[BigramsFI.C3]+[$Layout.$AG$1]*[BigramsEN.C3]" office:value-type="float" office:value="0.0440199396483737" calcext:value-type="float">
            <text:p>0.044</text:p>
          </table:table-cell>
          <table:table-cell table:style-name="ce580" table:formula="of:=[$Layout.$AE$1]*[BigramsFI.D3]+[$Layout.$AG$1]*[BigramsEN.D3]" office:value-type="float" office:value="0.00301849008952014" calcext:value-type="float">
            <text:p>0.003</text:p>
          </table:table-cell>
          <table:table-cell table:style-name="ce564" table:formula="of:=[$Layout.$AE$1]*[BigramsFI.E3]+[$Layout.$AG$1]*[BigramsEN.E3]" office:value-type="float" office:value="0.248605076138522" calcext:value-type="float">
            <text:p>0.249</text:p>
          </table:table-cell>
          <table:table-cell table:style-name="ce580" table:formula="of:=[$Layout.$AE$1]*[BigramsFI.F3]+[$Layout.$AG$1]*[BigramsEN.F3]" office:value-type="float" office:value="0.00188065012214984" calcext:value-type="float">
            <text:p>0.002</text:p>
          </table:table-cell>
          <table:table-cell table:style-name="ce580" table:formula="of:=[$Layout.$AE$1]*[BigramsFI.G3]+[$Layout.$AG$1]*[BigramsEN.G3]" office:value-type="float" office:value="0.000653192661701695" calcext:value-type="float">
            <text:p>0.001</text:p>
          </table:table-cell>
          <table:table-cell table:style-name="ce580" table:formula="of:=[$Layout.$AE$1]*[BigramsFI.H3]+[$Layout.$AG$1]*[BigramsEN.H3]" office:value-type="float" office:value="0.00139736631818623" calcext:value-type="float">
            <text:p>0.001</text:p>
          </table:table-cell>
          <table:table-cell table:style-name="ce564" table:formula="of:=[$Layout.$AE$1]*[BigramsFI.I3]+[$Layout.$AG$1]*[BigramsEN.I3]" office:value-type="float" office:value="0.373878545412744" calcext:value-type="float">
            <text:p>0.374</text:p>
          </table:table-cell>
          <table:table-cell table:style-name="ce580" table:formula="of:=[$Layout.$AE$1]*[BigramsFI.J3]+[$Layout.$AG$1]*[BigramsEN.J3]" office:value-type="float" office:value="0.0000933936105447735" calcext:value-type="float">
            <text:p>0.000</text:p>
          </table:table-cell>
          <table:table-cell table:style-name="ce580" table:formula="of:=[$Layout.$AE$1]*[BigramsFI.K3]+[$Layout.$AG$1]*[BigramsEN.K3]" office:value-type="float" office:value="0.000468655889059013" calcext:value-type="float">
            <text:p>0.000</text:p>
          </table:table-cell>
          <table:table-cell table:style-name="ce580" table:formula="of:=[$Layout.$AE$1]*[BigramsFI.L3]+[$Layout.$AG$1]*[BigramsEN.L3]" office:value-type="float" office:value="0.00838716319000888" calcext:value-type="float">
            <text:p>0.008</text:p>
          </table:table-cell>
          <table:table-cell table:style-name="ce580" table:formula="of:=[$Layout.$AE$1]*[BigramsFI.M3]+[$Layout.$AG$1]*[BigramsEN.M3]" office:value-type="float" office:value="0.00436184564498168" calcext:value-type="float">
            <text:p>0.004</text:p>
          </table:table-cell>
          <table:table-cell table:style-name="ce580" table:formula="of:=[$Layout.$AE$1]*[BigramsFI.N3]+[$Layout.$AG$1]*[BigramsEN.N3]" office:value-type="float" office:value="0.225808923784243" calcext:value-type="float">
            <text:p>0.226</text:p>
          </table:table-cell>
          <table:table-cell table:style-name="ce564" table:formula="of:=[$Layout.$AE$1]*[BigramsFI.O3]+[$Layout.$AG$1]*[BigramsEN.O3]" office:value-type="float" office:value="0.0927191242298853" calcext:value-type="float">
            <text:p>0.093</text:p>
          </table:table-cell>
          <table:table-cell table:style-name="ce580" table:formula="of:=[$Layout.$AE$1]*[BigramsFI.P3]+[$Layout.$AG$1]*[BigramsEN.P3]" office:value-type="float" office:value="0.00133885465856781" calcext:value-type="float">
            <text:p>0.001</text:p>
          </table:table-cell>
          <table:table-cell table:style-name="ce580" table:formula="of:=[$Layout.$AE$1]*[BigramsFI.Q3]+[$Layout.$AG$1]*[BigramsEN.Q3]" office:value-type="float" office:value="0.0000135026906811721" calcext:value-type="float">
            <text:p>0.000</text:p>
          </table:table-cell>
          <table:table-cell table:style-name="ce580" table:formula="of:=[$Layout.$AE$1]*[BigramsFI.R3]+[$Layout.$AG$1]*[BigramsEN.R3]" office:value-type="float" office:value="0.0663686069373044" calcext:value-type="float">
            <text:p>0.066</text:p>
          </table:table-cell>
          <table:table-cell table:style-name="ce580" table:formula="of:=[$Layout.$AE$1]*[BigramsFI.S3]+[$Layout.$AG$1]*[BigramsEN.S3]" office:value-type="float" office:value="0.0900546892729314" calcext:value-type="float">
            <text:p>0.090</text:p>
          </table:table-cell>
          <table:table-cell table:style-name="ce580" table:formula="of:=[$Layout.$AE$1]*[BigramsFI.T3]+[$Layout.$AG$1]*[BigramsEN.T3]" office:value-type="float" office:value="0.016652477829257" calcext:value-type="float">
            <text:p>0.017</text:p>
          </table:table-cell>
          <table:table-cell table:style-name="ce564" table:formula="of:=[$Layout.$AE$1]*[BigramsFI.U3]+[$Layout.$AG$1]*[BigramsEN.U3]" office:value-type="float" office:value="0.0983456159508905" calcext:value-type="float">
            <text:p>0.098</text:p>
          </table:table-cell>
          <table:table-cell table:style-name="ce580" table:formula="of:=[$Layout.$AE$1]*[BigramsFI.V3]+[$Layout.$AG$1]*[BigramsEN.V3]" office:value-type="float" office:value="0.000176097590966952" calcext:value-type="float">
            <text:p>0.000</text:p>
          </table:table-cell>
          <table:table-cell table:style-name="ce580" table:formula="of:=[$Layout.$AE$1]*[BigramsFI.W3]+[$Layout.$AG$1]*[BigramsEN.W3]" office:value-type="float" office:value="0.000901142435653153" calcext:value-type="float">
            <text:p>0.001</text:p>
          </table:table-cell>
          <table:table-cell table:style-name="ce580" table:formula="of:=[$Layout.$AE$1]*[BigramsFI.X3]+[$Layout.$AG$1]*[BigramsEN.X3]" office:value-type="float" office:value="0.0132852443406398" calcext:value-type="float">
            <text:p>0.013</text:p>
          </table:table-cell>
          <table:table-cell table:style-name="ce564" table:formula="of:=[$Layout.$AE$1]*[BigramsFI.Y3]+[$Layout.$AG$1]*[BigramsEN.Y3]" office:value-type="float" office:value="0.00893257260374275" calcext:value-type="float">
            <text:p>0.009</text:p>
          </table:table-cell>
          <table:table-cell table:style-name="ce580" table:formula="of:=[$Layout.$AE$1]*[BigramsFI.Z3]+[$Layout.$AG$1]*[BigramsEN.Z3]" office:value-type="float" office:value="0.000157531391280341" calcext:value-type="float">
            <text:p>0.000</text:p>
          </table:table-cell>
          <table:table-cell table:style-name="ce564" table:formula="of:=[$Layout.$AE$1]*[BigramsFI.AA3]+[$Layout.$AG$1]*[BigramsEN.AA3]" office:value-type="float" office:value="0.00000112522422343101" calcext:value-type="float">
            <text:p>0.000</text:p>
          </table:table-cell>
          <table:table-cell table:style-name="ce564" table:formula="of:=[$Layout.$AE$1]*[BigramsFI.AB3]+[$Layout.$AG$1]*[BigramsEN.AB3]" office:value-type="float" office:value="0.00239954065646662" calcext:value-type="float">
            <text:p>0.002</text:p>
          </table:table-cell>
          <table:table-cell table:style-name="ce564" table:formula="of:=[$Layout.$AE$1]*[BigramsFI.AC3]+[$Layout.$AG$1]*[BigramsEN.AC3]" office:value-type="float" office:value="0.000114772870789963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4]+[$Layout.$AG$1]*[BigramsEN.A4]" office:value-type="float" office:value="0.229921525782443" calcext:value-type="float">
            <text:p>0.230</text:p>
          </table:table-cell>
          <table:table-cell table:style-name="ce580" table:formula="of:=[$Layout.$AE$1]*[BigramsFI.B4]+[$Layout.$AG$1]*[BigramsEN.B4]" office:value-type="float" office:value="0.00159918189897701" calcext:value-type="float">
            <text:p>0.002</text:p>
          </table:table-cell>
          <table:table-cell table:style-name="ce580" table:formula="of:=[$Layout.$AE$1]*[BigramsFI.C4]+[$Layout.$AG$1]*[BigramsEN.C4]" office:value-type="float" office:value="0.00244647573922056" calcext:value-type="float">
            <text:p>0.002</text:p>
          </table:table-cell>
          <table:table-cell table:style-name="ce563" table:formula="of:=[$Layout.$AE$1]*[BigramsFI.D4]+[$Layout.$AG$1]*[BigramsEN.D4]" office:value-type="float" office:value="0.0248812987914102" calcext:value-type="float">
            <text:p>0.025</text:p>
          </table:table-cell>
          <table:table-cell table:style-name="ce564" table:formula="of:=[$Layout.$AE$1]*[BigramsFI.E4]+[$Layout.$AG$1]*[BigramsEN.E4]" office:value-type="float" office:value="0.635920096117554" calcext:value-type="float">
            <text:p>0.636</text:p>
          </table:table-cell>
          <table:table-cell table:style-name="ce580" table:formula="of:=[$Layout.$AE$1]*[BigramsFI.F4]+[$Layout.$AG$1]*[BigramsEN.F4]" office:value-type="float" office:value="0.000335316818582439" calcext:value-type="float">
            <text:p>0.000</text:p>
          </table:table-cell>
          <table:table-cell table:style-name="ce580" table:formula="of:=[$Layout.$AE$1]*[BigramsFI.G4]+[$Layout.$AG$1]*[BigramsEN.G4]" office:value-type="float" office:value="0.00256502472747745" calcext:value-type="float">
            <text:p>0.003</text:p>
          </table:table-cell>
          <table:table-cell table:style-name="ce580" table:formula="of:=[$Layout.$AE$1]*[BigramsFI.H4]+[$Layout.$AG$1]*[BigramsEN.H4]" office:value-type="float" office:value="0.0773125446657755" calcext:value-type="float">
            <text:p>0.077</text:p>
          </table:table-cell>
          <table:table-cell table:style-name="ce564" table:formula="of:=[$Layout.$AE$1]*[BigramsFI.I4]+[$Layout.$AG$1]*[BigramsEN.I4]" office:value-type="float" office:value="0.248846533188669" calcext:value-type="float">
            <text:p>0.249</text:p>
          </table:table-cell>
          <table:table-cell table:style-name="ce580" table:formula="of:=[$Layout.$AE$1]*[BigramsFI.J4]+[$Layout.$AG$1]*[BigramsEN.J4]" office:value-type="float" office:value="0.000159219227615487" calcext:value-type="float">
            <text:p>0.000</text:p>
          </table:table-cell>
          <table:table-cell table:style-name="ce580" table:formula="of:=[$Layout.$AE$1]*[BigramsFI.K4]+[$Layout.$AG$1]*[BigramsEN.K4]" office:value-type="float" office:value="0.00121057909709668" calcext:value-type="float">
            <text:p>0.001</text:p>
          </table:table-cell>
          <table:table-cell table:style-name="ce580" table:formula="of:=[$Layout.$AE$1]*[BigramsFI.L4]+[$Layout.$AG$1]*[BigramsEN.L4]" office:value-type="float" office:value="0.1353746434502" calcext:value-type="float">
            <text:p>0.135</text:p>
          </table:table-cell>
          <table:table-cell table:style-name="ce580" table:formula="of:=[$Layout.$AE$1]*[BigramsFI.M4]+[$Layout.$AG$1]*[BigramsEN.M4]" office:value-type="float" office:value="0.00131466233776405" calcext:value-type="float">
            <text:p>0.001</text:p>
          </table:table-cell>
          <table:table-cell table:style-name="ce580" table:formula="of:=[$Layout.$AE$1]*[BigramsFI.N4]+[$Layout.$AG$1]*[BigramsEN.N4]" office:value-type="float" office:value="0.721293650665768" calcext:value-type="float">
            <text:p>0.721</text:p>
          </table:table-cell>
          <table:table-cell table:style-name="ce564" table:formula="of:=[$Layout.$AE$1]*[BigramsFI.O4]+[$Layout.$AG$1]*[BigramsEN.O4]" office:value-type="float" office:value="0.16253402182953" calcext:value-type="float">
            <text:p>0.163</text:p>
          </table:table-cell>
          <table:table-cell table:style-name="ce580" table:formula="of:=[$Layout.$AE$1]*[BigramsFI.P4]+[$Layout.$AG$1]*[BigramsEN.P4]" office:value-type="float" office:value="0.000938837447138091" calcext:value-type="float">
            <text:p>0.001</text:p>
          </table:table-cell>
          <table:table-cell table:style-name="ce580" table:formula="of:=[$Layout.$AE$1]*[BigramsFI.Q4]+[$Layout.$AG$1]*[BigramsEN.Q4]" office:value-type="float" office:value="0.0000196914239100426" calcext:value-type="float">
            <text:p>0.000</text:p>
          </table:table-cell>
          <table:table-cell table:style-name="ce580" table:formula="of:=[$Layout.$AE$1]*[BigramsFI.R4]+[$Layout.$AG$1]*[BigramsEN.R4]" office:value-type="float" office:value="0.111781756235565" calcext:value-type="float">
            <text:p>0.112</text:p>
          </table:table-cell>
          <table:table-cell table:style-name="ce580" table:formula="of:=[$Layout.$AE$1]*[BigramsFI.S4]+[$Layout.$AG$1]*[BigramsEN.S4]" office:value-type="float" office:value="0.00646641538759428" calcext:value-type="float">
            <text:p>0.006</text:p>
          </table:table-cell>
          <table:table-cell table:style-name="ce580" table:formula="of:=[$Layout.$AE$1]*[BigramsFI.T4]+[$Layout.$AG$1]*[BigramsEN.T4]" office:value-type="float" office:value="0.00311783415581223" calcext:value-type="float">
            <text:p>0.003</text:p>
          </table:table-cell>
          <table:table-cell table:style-name="ce564" table:formula="of:=[$Layout.$AE$1]*[BigramsFI.U4]+[$Layout.$AG$1]*[BigramsEN.U4]" office:value-type="float" office:value="0.112093019991094" calcext:value-type="float">
            <text:p>0.112</text:p>
          </table:table-cell>
          <table:table-cell table:style-name="ce580" table:formula="of:=[$Layout.$AE$1]*[BigramsFI.V4]+[$Layout.$AG$1]*[BigramsEN.V4]" office:value-type="float" office:value="0.000730833133118435" calcext:value-type="float">
            <text:p>0.001</text:p>
          </table:table-cell>
          <table:table-cell table:style-name="ce580" table:formula="of:=[$Layout.$AE$1]*[BigramsFI.W4]+[$Layout.$AG$1]*[BigramsEN.W4]" office:value-type="float" office:value="0.00217159669407323" calcext:value-type="float">
            <text:p>0.002</text:p>
          </table:table-cell>
          <table:table-cell table:style-name="ce580" table:formula="of:=[$Layout.$AE$1]*[BigramsFI.X4]+[$Layout.$AG$1]*[BigramsEN.X4]" office:value-type="float" office:value="0.000132776458364859" calcext:value-type="float">
            <text:p>0.000</text:p>
          </table:table-cell>
          <table:table-cell table:style-name="ce564" table:formula="of:=[$Layout.$AE$1]*[BigramsFI.Y4]+[$Layout.$AG$1]*[BigramsEN.Y4]" office:value-type="float" office:value="0.0224032043415291" calcext:value-type="float">
            <text:p>0.022</text:p>
          </table:table-cell>
          <table:table-cell table:style-name="ce580" table:formula="of:=[$Layout.$AE$1]*[BigramsFI.Z4]+[$Layout.$AG$1]*[BigramsEN.Z4]" office:value-type="float" office:value="0.000213792602451891" calcext:value-type="float">
            <text:p>0.000</text:p>
          </table:table-cell>
          <table:table-cell table:style-name="ce564" table:formula="of:=[$Layout.$AE$1]*[BigramsFI.AA4]+[$Layout.$AG$1]*[BigramsEN.AA4]" office:value-type="float" office:value="0.0000354445630380766" calcext:value-type="float">
            <text:p>0.000</text:p>
          </table:table-cell>
          <table:table-cell table:style-name="ce564" table:formula="of:=[$Layout.$AE$1]*[BigramsFI.AB4]+[$Layout.$AG$1]*[BigramsEN.AB4]" office:value-type="float" office:value="0.0058331623742663" calcext:value-type="float">
            <text:p>0.006</text:p>
          </table:table-cell>
          <table:table-cell table:style-name="ce564" table:formula="of:=[$Layout.$AE$1]*[BigramsFI.AC4]+[$Layout.$AG$1]*[BigramsEN.AC4]" office:value-type="float" office:value="0.00232021234871473" calcext:value-type="float">
            <text:p>0.002</text:p>
          </table:table-cell>
          <table:table-cell table:style-name="ce32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5]+[$Layout.$AG$1]*[BigramsEN.A5]" office:value-type="float" office:value="0.103125979293894" calcext:value-type="float">
            <text:p>0.103</text:p>
          </table:table-cell>
          <table:table-cell table:style-name="ce564" table:formula="of:=[$Layout.$AE$1]*[BigramsFI.B5]+[$Layout.$AG$1]*[BigramsEN.B5]" office:value-type="float" office:value="0.31232791032269" calcext:value-type="float">
            <text:p>0.312</text:p>
          </table:table-cell>
          <table:table-cell table:style-name="ce564" table:formula="of:=[$Layout.$AE$1]*[BigramsFI.C5]+[$Layout.$AG$1]*[BigramsEN.C5]" office:value-type="float" office:value="0.336432678554856" calcext:value-type="float">
            <text:p>0.336</text:p>
          </table:table-cell>
          <table:table-cell table:style-name="ce564" table:formula="of:=[$Layout.$AE$1]*[BigramsFI.D5]+[$Layout.$AG$1]*[BigramsEN.D5]" office:value-type="float" office:value="0.606340292155018" calcext:value-type="float">
            <text:p>0.606</text:p>
          </table:table-cell>
          <table:table-cell table:style-name="ce563" table:formula="of:=[$Layout.$AE$1]*[BigramsFI.E5]+[$Layout.$AG$1]*[BigramsEN.E5]" office:value-type="float" office:value="0.487083711641219" calcext:value-type="float">
            <text:p>0.487</text:p>
          </table:table-cell>
          <table:table-cell table:style-name="ce564" table:formula="of:=[$Layout.$AE$1]*[BigramsFI.F5]+[$Layout.$AG$1]*[BigramsEN.F5]" office:value-type="float" office:value="0.130384618247878" calcext:value-type="float">
            <text:p>0.130</text:p>
          </table:table-cell>
          <table:table-cell table:style-name="ce564" table:formula="of:=[$Layout.$AE$1]*[BigramsFI.G5]+[$Layout.$AG$1]*[BigramsEN.G5]" office:value-type="float" office:value="0.222775282955635" calcext:value-type="float">
            <text:p>0.223</text:p>
          </table:table-cell>
          <table:table-cell table:style-name="ce564" table:formula="of:=[$Layout.$AE$1]*[BigramsFI.H5]+[$Layout.$AG$1]*[BigramsEN.H5]" office:value-type="float" office:value="1.69358772860168" calcext:value-type="float">
            <text:p>1.694</text:p>
          </table:table-cell>
          <table:table-cell table:style-name="ce565" table:formula="of:=[$Layout.$AE$1]*[BigramsFI.I5]+[$Layout.$AG$1]*[BigramsEN.I5]" office:value-type="float" office:value="0.427798450422216" calcext:value-type="float">
            <text:p>0.428</text:p>
          </table:table-cell>
          <table:table-cell table:style-name="ce564" table:formula="of:=[$Layout.$AE$1]*[BigramsFI.J5]+[$Layout.$AG$1]*[BigramsEN.J5]" office:value-type="float" office:value="0.101072709738869" calcext:value-type="float">
            <text:p>0.101</text:p>
          </table:table-cell>
          <table:table-cell table:style-name="ce564" table:formula="of:=[$Layout.$AE$1]*[BigramsFI.K5]+[$Layout.$AG$1]*[BigramsEN.K5]" office:value-type="float" office:value="0.373626943250982" calcext:value-type="float">
            <text:p>0.374</text:p>
          </table:table-cell>
          <table:table-cell table:style-name="ce564" table:formula="of:=[$Layout.$AE$1]*[BigramsFI.L5]+[$Layout.$AG$1]*[BigramsEN.L5]" office:value-type="float" office:value="0.734777634224172" calcext:value-type="float">
            <text:p>0.735</text:p>
          </table:table-cell>
          <table:table-cell table:style-name="ce564" table:formula="of:=[$Layout.$AE$1]*[BigramsFI.M5]+[$Layout.$AG$1]*[BigramsEN.M5]" office:value-type="float" office:value="0.614509380229199" calcext:value-type="float">
            <text:p>0.615</text:p>
          </table:table-cell>
          <table:table-cell table:style-name="ce564" table:formula="of:=[$Layout.$AE$1]*[BigramsFI.N5]+[$Layout.$AG$1]*[BigramsEN.N5]" office:value-type="float" office:value="0.805497126492396" calcext:value-type="float">
            <text:p>0.805</text:p>
          </table:table-cell>
          <table:table-cell table:style-name="ce565" table:formula="of:=[$Layout.$AE$1]*[BigramsFI.O5]+[$Layout.$AG$1]*[BigramsEN.O5]" office:value-type="float" office:value="0.0381556550123743" calcext:value-type="float">
            <text:p>0.038</text:p>
          </table:table-cell>
          <table:table-cell table:style-name="ce564" table:formula="of:=[$Layout.$AE$1]*[BigramsFI.P5]+[$Layout.$AG$1]*[BigramsEN.P5]" office:value-type="float" office:value="0.370997240590133" calcext:value-type="float">
            <text:p>0.371</text:p>
          </table:table-cell>
          <table:table-cell table:style-name="ce564" table:formula="of:=[$Layout.$AE$1]*[BigramsFI.Q5]+[$Layout.$AG$1]*[BigramsEN.Q5]" office:value-type="float" office:value="0.0000523229263895415" calcext:value-type="float">
            <text:p>0.000</text:p>
          </table:table-cell>
          <table:table-cell table:style-name="ce564" table:formula="of:=[$Layout.$AE$1]*[BigramsFI.R5]+[$Layout.$AG$1]*[BigramsEN.R5]" office:value-type="float" office:value="1.04090926119848" calcext:value-type="float">
            <text:p>1.041</text:p>
          </table:table-cell>
          <table:table-cell table:style-name="ce564" table:formula="of:=[$Layout.$AE$1]*[BigramsFI.S5]+[$Layout.$AG$1]*[BigramsEN.S5]" office:value-type="float" office:value="1.02349065366256" calcext:value-type="float">
            <text:p>1.023</text:p>
          </table:table-cell>
          <table:table-cell table:style-name="ce564" table:formula="of:=[$Layout.$AE$1]*[BigramsFI.T5]+[$Layout.$AG$1]*[BigramsEN.T5]" office:value-type="float" office:value="1.12867960180926" calcext:value-type="float">
            <text:p>1.129</text:p>
          </table:table-cell>
          <table:table-cell table:style-name="ce565" table:formula="of:=[$Layout.$AE$1]*[BigramsFI.U5]+[$Layout.$AG$1]*[BigramsEN.U5]" office:value-type="float" office:value="0.129320123275965" calcext:value-type="float">
            <text:p>0.129</text:p>
          </table:table-cell>
          <table:table-cell table:style-name="ce564" table:formula="of:=[$Layout.$AE$1]*[BigramsFI.V5]+[$Layout.$AG$1]*[BigramsEN.V5]" office:value-type="float" office:value="0.512081218549421" calcext:value-type="float">
            <text:p>0.512</text:p>
          </table:table-cell>
          <table:table-cell table:style-name="ce564" table:formula="of:=[$Layout.$AE$1]*[BigramsFI.W5]+[$Layout.$AG$1]*[BigramsEN.W5]" office:value-type="float" office:value="0.186699985471105" calcext:value-type="float">
            <text:p>0.187</text:p>
          </table:table-cell>
          <table:table-cell table:style-name="ce564" table:formula="of:=[$Layout.$AE$1]*[BigramsFI.X5]+[$Layout.$AG$1]*[BigramsEN.X5]" office:value-type="float" office:value="0.0120931553330632" calcext:value-type="float">
            <text:p>0.012</text:p>
          </table:table-cell>
          <table:table-cell table:style-name="ce565" table:formula="of:=[$Layout.$AE$1]*[BigramsFI.Y5]+[$Layout.$AG$1]*[BigramsEN.Y5]" office:value-type="float" office:value="0.0663202620836254" calcext:value-type="float">
            <text:p>0.066</text:p>
          </table:table-cell>
          <table:table-cell table:style-name="ce564" table:formula="of:=[$Layout.$AE$1]*[BigramsFI.Z5]+[$Layout.$AG$1]*[BigramsEN.Z5]" office:value-type="float" office:value="0.0290187383139838" calcext:value-type="float">
            <text:p>0.029</text:p>
          </table:table-cell>
          <table:table-cell table:style-name="ce565" table:formula="of:=[$Layout.$AE$1]*[BigramsFI.AA5]+[$Layout.$AG$1]*[BigramsEN.AA5]" office:value-type="float" office:value="0.00000225044844686201" calcext:value-type="float">
            <text:p>0.000</text:p>
          </table:table-cell>
          <table:table-cell table:style-name="ce565" table:formula="of:=[$Layout.$AE$1]*[BigramsFI.AB5]+[$Layout.$AG$1]*[BigramsEN.AB5]" office:value-type="float" office:value="0.0403460397553421" calcext:value-type="float">
            <text:p>0.040</text:p>
          </table:table-cell>
          <table:table-cell table:style-name="ce565" table:formula="of:=[$Layout.$AE$1]*[BigramsFI.AC5]+[$Layout.$AG$1]*[BigramsEN.AC5]" office:value-type="float" office:value="0.00128669389949335" calcext:value-type="float">
            <text:p>0.001</text:p>
          </table:table-cell>
          <table:table-cell table:style-name="ce32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6]+[$Layout.$AG$1]*[BigramsEN.A6]" office:value-type="float" office:value="0.054357146258535" calcext:value-type="float">
            <text:p>0.054</text:p>
          </table:table-cell>
          <table:table-cell table:style-name="ce580" table:formula="of:=[$Layout.$AE$1]*[BigramsFI.B6]+[$Layout.$AG$1]*[BigramsEN.B6]" office:value-type="float" office:value="0.000249799777601683" calcext:value-type="float">
            <text:p>0.000</text:p>
          </table:table-cell>
          <table:table-cell table:style-name="ce580" table:formula="of:=[$Layout.$AE$1]*[BigramsFI.C6]+[$Layout.$AG$1]*[BigramsEN.C6]" office:value-type="float" office:value="0.000893828478200851" calcext:value-type="float">
            <text:p>0.001</text:p>
          </table:table-cell>
          <table:table-cell table:style-name="ce580" table:formula="of:=[$Layout.$AE$1]*[BigramsFI.D6]+[$Layout.$AG$1]*[BigramsEN.D6]" office:value-type="float" office:value="0.00243506132967117" calcext:value-type="float">
            <text:p>0.002</text:p>
          </table:table-cell>
          <table:table-cell table:style-name="ce564" table:formula="of:=[$Layout.$AE$1]*[BigramsFI.E6]+[$Layout.$AG$1]*[BigramsEN.E6]" office:value-type="float" office:value="0.0890581311087861" calcext:value-type="float">
            <text:p>0.089</text:p>
          </table:table-cell>
          <table:table-cell table:style-name="ce563" table:formula="of:=[$Layout.$AE$1]*[BigramsFI.F6]+[$Layout.$AG$1]*[BigramsEN.F6]" office:value-type="float" office:value="0.077700624193383" calcext:value-type="float">
            <text:p>0.078</text:p>
          </table:table-cell>
          <table:table-cell table:style-name="ce580" table:formula="of:=[$Layout.$AE$1]*[BigramsFI.G6]+[$Layout.$AG$1]*[BigramsEN.G6]" office:value-type="float" office:value="0.00124827410858162" calcext:value-type="float">
            <text:p>0.001</text:p>
          </table:table-cell>
          <table:table-cell table:style-name="ce580" table:formula="of:=[$Layout.$AE$1]*[BigramsFI.H6]+[$Layout.$AG$1]*[BigramsEN.H6]" office:value-type="float" office:value="0.00135050734559876" calcext:value-type="float">
            <text:p>0.001</text:p>
          </table:table-cell>
          <table:table-cell table:style-name="ce564" table:formula="of:=[$Layout.$AE$1]*[BigramsFI.I6]+[$Layout.$AG$1]*[BigramsEN.I6]" office:value-type="float" office:value="0.111415475856874" calcext:value-type="float">
            <text:p>0.111</text:p>
          </table:table-cell>
          <table:table-cell table:style-name="ce580" table:formula="of:=[$Layout.$AE$1]*[BigramsFI.J6]+[$Layout.$AG$1]*[BigramsEN.J6]" office:value-type="float" office:value="0.0000905805499861955" calcext:value-type="float">
            <text:p>0.000</text:p>
          </table:table-cell>
          <table:table-cell table:style-name="ce580" table:formula="of:=[$Layout.$AE$1]*[BigramsFI.K6]+[$Layout.$AG$1]*[BigramsEN.K6]" office:value-type="float" office:value="0.00158455398407241" calcext:value-type="float">
            <text:p>0.002</text:p>
          </table:table-cell>
          <table:table-cell table:style-name="ce580" table:formula="of:=[$Layout.$AE$1]*[BigramsFI.L6]+[$Layout.$AG$1]*[BigramsEN.L6]" office:value-type="float" office:value="0.030490607708398" calcext:value-type="float">
            <text:p>0.030</text:p>
          </table:table-cell>
          <table:table-cell table:style-name="ce580" table:formula="of:=[$Layout.$AE$1]*[BigramsFI.M6]+[$Layout.$AG$1]*[BigramsEN.M6]" office:value-type="float" office:value="0.00308752921194607" calcext:value-type="float">
            <text:p>0.003</text:p>
          </table:table-cell>
          <table:table-cell table:style-name="ce580" table:formula="of:=[$Layout.$AE$1]*[BigramsFI.N6]+[$Layout.$AG$1]*[BigramsEN.N6]" office:value-type="float" office:value="0.0484131592452428" calcext:value-type="float">
            <text:p>0.048</text:p>
          </table:table-cell>
          <table:table-cell table:style-name="ce564" table:formula="of:=[$Layout.$AE$1]*[BigramsFI.O6]+[$Layout.$AG$1]*[BigramsEN.O6]" office:value-type="float" office:value="0.600917736252303" calcext:value-type="float">
            <text:p>0.601</text:p>
          </table:table-cell>
          <table:table-cell table:style-name="ce580" table:formula="of:=[$Layout.$AE$1]*[BigramsFI.P6]+[$Layout.$AG$1]*[BigramsEN.P6]" office:value-type="float" office:value="0.00100635090054395" calcext:value-type="float">
            <text:p>0.001</text:p>
          </table:table-cell>
          <table:table-cell table:style-name="ce580" table:formula="of:=[$Layout.$AE$1]*[BigramsFI.Q6]+[$Layout.$AG$1]*[BigramsEN.Q6]" office:value-type="float" office:value="0.0000191288117983271" calcext:value-type="float">
            <text:p>0.000</text:p>
          </table:table-cell>
          <table:table-cell table:style-name="ce580" table:formula="of:=[$Layout.$AE$1]*[BigramsFI.R6]+[$Layout.$AG$1]*[BigramsEN.R6]" office:value-type="float" office:value="0.0186791588759892" calcext:value-type="float">
            <text:p>0.019</text:p>
          </table:table-cell>
          <table:table-cell table:style-name="ce580" table:formula="of:=[$Layout.$AE$1]*[BigramsFI.S6]+[$Layout.$AG$1]*[BigramsEN.S6]" office:value-type="float" office:value="0.0118976145426499" calcext:value-type="float">
            <text:p>0.012</text:p>
          </table:table-cell>
          <table:table-cell table:style-name="ce580" table:formula="of:=[$Layout.$AE$1]*[BigramsFI.T6]+[$Layout.$AG$1]*[BigramsEN.T6]" office:value-type="float" office:value="0.00577367771075743" calcext:value-type="float">
            <text:p>0.006</text:p>
          </table:table-cell>
          <table:table-cell table:style-name="ce564" table:formula="of:=[$Layout.$AE$1]*[BigramsFI.U6]+[$Layout.$AG$1]*[BigramsEN.U6]" office:value-type="float" office:value="0.011677308872339" calcext:value-type="float">
            <text:p>0.012</text:p>
          </table:table-cell>
          <table:table-cell table:style-name="ce580" table:formula="of:=[$Layout.$AE$1]*[BigramsFI.V6]+[$Layout.$AG$1]*[BigramsEN.V6]" office:value-type="float" office:value="0.000122086828242264" calcext:value-type="float">
            <text:p>0.000</text:p>
          </table:table-cell>
          <table:table-cell table:style-name="ce580" table:formula="of:=[$Layout.$AE$1]*[BigramsFI.W6]+[$Layout.$AG$1]*[BigramsEN.W6]" office:value-type="float" office:value="0.00137469966640252" calcext:value-type="float">
            <text:p>0.001</text:p>
          </table:table-cell>
          <table:table-cell table:style-name="ce580" table:formula="of:=[$Layout.$AE$1]*[BigramsFI.X6]+[$Layout.$AG$1]*[BigramsEN.X6]" office:value-type="float" office:value="0.00133925510336445" calcext:value-type="float">
            <text:p>0.001</text:p>
          </table:table-cell>
          <table:table-cell table:style-name="ce564" table:formula="of:=[$Layout.$AE$1]*[BigramsFI.Y6]+[$Layout.$AG$1]*[BigramsEN.Y6]" office:value-type="float" office:value="0.00159821884206866" calcext:value-type="float">
            <text:p>0.002</text:p>
          </table:table-cell>
          <table:table-cell table:style-name="ce580" table:formula="of:=[$Layout.$AE$1]*[BigramsFI.Z6]+[$Layout.$AG$1]*[BigramsEN.Z6]" office:value-type="float" office:value="0.00012264944035398" calcext:value-type="float">
            <text:p>0.000</text:p>
          </table:table-cell>
          <table:table-cell table:style-name="ce564" table:formula="of:=[$Layout.$AE$1]*[BigramsFI.AA6]+[$Layout.$AG$1]*[BigramsEN.AA6]" office:value-type="float" office:value="0.0000123774664577411" calcext:value-type="float">
            <text:p>0.000</text:p>
          </table:table-cell>
          <table:table-cell table:style-name="ce564" table:formula="of:=[$Layout.$AE$1]*[BigramsFI.AB6]+[$Layout.$AG$1]*[BigramsEN.AB6]" office:value-type="float" office:value="0.00254244413284235" calcext:value-type="float">
            <text:p>0.003</text:p>
          </table:table-cell>
          <table:table-cell table:style-name="ce564" table:formula="of:=[$Layout.$AE$1]*[BigramsFI.AC6]+[$Layout.$AG$1]*[BigramsEN.AC6]" office:value-type="float" office:value="0.000175534978855237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7]+[$Layout.$AG$1]*[BigramsEN.A7]" office:value-type="float" office:value="0.126910051691" calcext:value-type="float">
            <text:p>0.127</text:p>
          </table:table-cell>
          <table:table-cell table:style-name="ce580" table:formula="of:=[$Layout.$AE$1]*[BigramsFI.B7]+[$Layout.$AG$1]*[BigramsEN.B7]" office:value-type="float" office:value="0.00009508144687992" calcext:value-type="float">
            <text:p>0.000</text:p>
          </table:table-cell>
          <table:table-cell table:style-name="ce580" table:formula="of:=[$Layout.$AE$1]*[BigramsFI.C7]+[$Layout.$AG$1]*[BigramsEN.C7]" office:value-type="float" office:value="0.000918020799004618" calcext:value-type="float">
            <text:p>0.001</text:p>
          </table:table-cell>
          <table:table-cell table:style-name="ce580" table:formula="of:=[$Layout.$AE$1]*[BigramsFI.D7]+[$Layout.$AG$1]*[BigramsEN.D7]" office:value-type="float" office:value="0.0172992335332662" calcext:value-type="float">
            <text:p>0.017</text:p>
          </table:table-cell>
          <table:table-cell table:style-name="ce564" table:formula="of:=[$Layout.$AE$1]*[BigramsFI.E7]+[$Layout.$AG$1]*[BigramsEN.E7]" office:value-type="float" office:value="0.0733839795256001" calcext:value-type="float">
            <text:p>0.073</text:p>
          </table:table-cell>
          <table:table-cell table:style-name="ce580" table:formula="of:=[$Layout.$AE$1]*[BigramsFI.F7]+[$Layout.$AG$1]*[BigramsEN.F7]" office:value-type="float" office:value="0.00106373733593894" calcext:value-type="float">
            <text:p>0.001</text:p>
          </table:table-cell>
          <table:table-cell table:style-name="ce563" table:formula="of:=[$Layout.$AE$1]*[BigramsFI.G7]+[$Layout.$AG$1]*[BigramsEN.G7]" office:value-type="float" office:value="0.0145901039950231" calcext:value-type="float">
            <text:p>0.015</text:p>
          </table:table-cell>
          <table:table-cell table:style-name="ce580" table:formula="of:=[$Layout.$AE$1]*[BigramsFI.H7]+[$Layout.$AG$1]*[BigramsEN.H7]" office:value-type="float" office:value="0.00034150555181131" calcext:value-type="float">
            <text:p>0.000</text:p>
          </table:table-cell>
          <table:table-cell table:style-name="ce564" table:formula="of:=[$Layout.$AE$1]*[BigramsFI.I7]+[$Layout.$AG$1]*[BigramsEN.I7]" office:value-type="float" office:value="0.146198976144976" calcext:value-type="float">
            <text:p>0.146</text:p>
          </table:table-cell>
          <table:table-cell table:style-name="ce580" table:formula="of:=[$Layout.$AE$1]*[BigramsFI.J7]+[$Layout.$AG$1]*[BigramsEN.J7]" office:value-type="float" office:value="0.000064137780735567" calcext:value-type="float">
            <text:p>0.000</text:p>
          </table:table-cell>
          <table:table-cell table:style-name="ce580" table:formula="of:=[$Layout.$AE$1]*[BigramsFI.K7]+[$Layout.$AG$1]*[BigramsEN.K7]" office:value-type="float" office:value="0.0025487089762377" calcext:value-type="float">
            <text:p>0.003</text:p>
          </table:table-cell>
          <table:table-cell table:style-name="ce580" table:formula="of:=[$Layout.$AE$1]*[BigramsFI.L7]+[$Layout.$AG$1]*[BigramsEN.L7]" office:value-type="float" office:value="0.00709525356117714" calcext:value-type="float">
            <text:p>0.007</text:p>
          </table:table-cell>
          <table:table-cell table:style-name="ce580" table:formula="of:=[$Layout.$AE$1]*[BigramsFI.M7]+[$Layout.$AG$1]*[BigramsEN.M7]" office:value-type="float" office:value="0.00129665875018915" calcext:value-type="float">
            <text:p>0.001</text:p>
          </table:table-cell>
          <table:table-cell table:style-name="ce580" table:formula="of:=[$Layout.$AE$1]*[BigramsFI.N7]+[$Layout.$AG$1]*[BigramsEN.N7]" office:value-type="float" office:value="0.551918153575463" calcext:value-type="float">
            <text:p>0.552</text:p>
          </table:table-cell>
          <table:table-cell table:style-name="ce564" table:formula="of:=[$Layout.$AE$1]*[BigramsFI.O7]+[$Layout.$AG$1]*[BigramsEN.O7]" office:value-type="float" office:value="0.0628245908662219" calcext:value-type="float">
            <text:p>0.063</text:p>
          </table:table-cell>
          <table:table-cell table:style-name="ce580" table:formula="of:=[$Layout.$AE$1]*[BigramsFI.P7]+[$Layout.$AG$1]*[BigramsEN.P7]" office:value-type="float" office:value="0.000208729093446451" calcext:value-type="float">
            <text:p>0.000</text:p>
          </table:table-cell>
          <table:table-cell table:style-name="ce580" table:formula="of:=[$Layout.$AE$1]*[BigramsFI.Q7]+[$Layout.$AG$1]*[BigramsEN.Q7]" office:value-type="float" office:value="0.00000450089689372402" calcext:value-type="float">
            <text:p>0.000</text:p>
          </table:table-cell>
          <table:table-cell table:style-name="ce580" table:formula="of:=[$Layout.$AE$1]*[BigramsFI.R7]+[$Layout.$AG$1]*[BigramsEN.R7]" office:value-type="float" office:value="0.0671748599343391" calcext:value-type="float">
            <text:p>0.067</text:p>
          </table:table-cell>
          <table:table-cell table:style-name="ce580" table:formula="of:=[$Layout.$AE$1]*[BigramsFI.S7]+[$Layout.$AG$1]*[BigramsEN.S7]" office:value-type="float" office:value="0.00331121055492728" calcext:value-type="float">
            <text:p>0.003</text:p>
          </table:table-cell>
          <table:table-cell table:style-name="ce580" table:formula="of:=[$Layout.$AE$1]*[BigramsFI.T7]+[$Layout.$AG$1]*[BigramsEN.T7]" office:value-type="float" office:value="0.00362514811326453" calcext:value-type="float">
            <text:p>0.004</text:p>
          </table:table-cell>
          <table:table-cell table:style-name="ce564" table:formula="of:=[$Layout.$AE$1]*[BigramsFI.U7]+[$Layout.$AG$1]*[BigramsEN.U7]" office:value-type="float" office:value="0.0707147755533245" calcext:value-type="float">
            <text:p>0.071</text:p>
          </table:table-cell>
          <table:table-cell table:style-name="ce580" table:formula="of:=[$Layout.$AE$1]*[BigramsFI.V7]+[$Layout.$AG$1]*[BigramsEN.V7]" office:value-type="float" office:value="0.000353320406157335" calcext:value-type="float">
            <text:p>0.000</text:p>
          </table:table-cell>
          <table:table-cell table:style-name="ce580" table:formula="of:=[$Layout.$AE$1]*[BigramsFI.W7]+[$Layout.$AG$1]*[BigramsEN.W7]" office:value-type="float" office:value="0.00010633368911423" calcext:value-type="float">
            <text:p>0.000</text:p>
          </table:table-cell>
          <table:table-cell table:style-name="ce580" table:formula="of:=[$Layout.$AE$1]*[BigramsFI.X7]+[$Layout.$AG$1]*[BigramsEN.X7]" office:value-type="float" office:value="0.0000883301015393335" calcext:value-type="float">
            <text:p>0.000</text:p>
          </table:table-cell>
          <table:table-cell table:style-name="ce564" table:formula="of:=[$Layout.$AE$1]*[BigramsFI.Y7]+[$Layout.$AG$1]*[BigramsEN.Y7]" office:value-type="float" office:value="0.00283170286843059" calcext:value-type="float">
            <text:p>0.003</text:p>
          </table:table-cell>
          <table:table-cell table:style-name="ce580" table:formula="of:=[$Layout.$AE$1]*[BigramsFI.Z7]+[$Layout.$AG$1]*[BigramsEN.Z7]" office:value-type="float" office:value="0.000207041257111305" calcext:value-type="float">
            <text:p>0.000</text:p>
          </table:table-cell>
          <table:table-cell table:style-name="ce564" table:formula="of:=[$Layout.$AE$1]*[BigramsFI.AA7]+[$Layout.$AG$1]*[BigramsEN.AA7]" office:value-type="float" office:value="0.000050635090054395" calcext:value-type="float">
            <text:p>0.000</text:p>
          </table:table-cell>
          <table:table-cell table:style-name="ce564" table:formula="of:=[$Layout.$AE$1]*[BigramsFI.AB7]+[$Layout.$AG$1]*[BigramsEN.AB7]" office:value-type="float" office:value="0.00244286178906871" calcext:value-type="float">
            <text:p>0.002</text:p>
          </table:table-cell>
          <table:table-cell table:style-name="ce564" table:formula="of:=[$Layout.$AE$1]*[BigramsFI.AC7]+[$Layout.$AG$1]*[BigramsEN.AC7]" office:value-type="float" office:value="0.000252050226048545" calcext:value-type="float">
            <text:p>0.000</text:p>
          </table:table-cell>
          <table:table-cell table:style-name="ce327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8]+[$Layout.$AG$1]*[BigramsEN.A8]" office:value-type="float" office:value="0.150512785292726" calcext:value-type="float">
            <text:p>0.151</text:p>
          </table:table-cell>
          <table:table-cell table:style-name="ce580" table:formula="of:=[$Layout.$AE$1]*[BigramsFI.B8]+[$Layout.$AG$1]*[BigramsEN.B8]" office:value-type="float" office:value="0.00127865516261426" calcext:value-type="float">
            <text:p>0.001</text:p>
          </table:table-cell>
          <table:table-cell table:style-name="ce580" table:formula="of:=[$Layout.$AE$1]*[BigramsFI.C8]+[$Layout.$AG$1]*[BigramsEN.C8]" office:value-type="float" office:value="0.326875179687056" calcext:value-type="float">
            <text:p>0.327</text:p>
          </table:table-cell>
          <table:table-cell table:style-name="ce580" table:formula="of:=[$Layout.$AE$1]*[BigramsFI.D8]+[$Layout.$AG$1]*[BigramsEN.D8]" office:value-type="float" office:value="0.00490066588069005" calcext:value-type="float">
            <text:p>0.005</text:p>
          </table:table-cell>
          <table:table-cell table:style-name="ce564" table:formula="of:=[$Layout.$AE$1]*[BigramsFI.E8]+[$Layout.$AG$1]*[BigramsEN.E8]" office:value-type="float" office:value="0.087575923244225" calcext:value-type="float">
            <text:p>0.088</text:p>
          </table:table-cell>
          <table:table-cell table:style-name="ce580" table:formula="of:=[$Layout.$AE$1]*[BigramsFI.F8]+[$Layout.$AG$1]*[BigramsEN.F8]" office:value-type="float" office:value="0.000610996753323035" calcext:value-type="float">
            <text:p>0.001</text:p>
          </table:table-cell>
          <table:table-cell table:style-name="ce580" table:formula="of:=[$Layout.$AE$1]*[BigramsFI.G8]+[$Layout.$AG$1]*[BigramsEN.G8]" office:value-type="float" office:value="0.118950423970985" calcext:value-type="float">
            <text:p>0.119</text:p>
          </table:table-cell>
          <table:table-cell table:style-name="ce563" table:formula="of:=[$Layout.$AE$1]*[BigramsFI.H8]+[$Layout.$AG$1]*[BigramsEN.H8]" office:value-type="float" office:value="0.00115769355859542" calcext:value-type="float">
            <text:p>0.001</text:p>
          </table:table-cell>
          <table:table-cell table:style-name="ce564" table:formula="of:=[$Layout.$AE$1]*[BigramsFI.I8]+[$Layout.$AG$1]*[BigramsEN.I8]" office:value-type="float" office:value="0.108449911543874" calcext:value-type="float">
            <text:p>0.108</text:p>
          </table:table-cell>
          <table:table-cell table:style-name="ce580" table:formula="of:=[$Layout.$AE$1]*[BigramsFI.J8]+[$Layout.$AG$1]*[BigramsEN.J8]" office:value-type="float" office:value="0.000129400785694566" calcext:value-type="float">
            <text:p>0.000</text:p>
          </table:table-cell>
          <table:table-cell table:style-name="ce580" table:formula="of:=[$Layout.$AE$1]*[BigramsFI.K8]+[$Layout.$AG$1]*[BigramsEN.K8]" office:value-type="float" office:value="0.00625407234399599" calcext:value-type="float">
            <text:p>0.006</text:p>
          </table:table-cell>
          <table:table-cell table:style-name="ce580" table:formula="of:=[$Layout.$AE$1]*[BigramsFI.L8]+[$Layout.$AG$1]*[BigramsEN.L8]" office:value-type="float" office:value="0.00506430989503279" calcext:value-type="float">
            <text:p>0.005</text:p>
          </table:table-cell>
          <table:table-cell table:style-name="ce580" table:formula="of:=[$Layout.$AE$1]*[BigramsFI.M8]+[$Layout.$AG$1]*[BigramsEN.M8]" office:value-type="float" office:value="0.00274819799841515" calcext:value-type="float">
            <text:p>0.003</text:p>
          </table:table-cell>
          <table:table-cell table:style-name="ce580" table:formula="of:=[$Layout.$AE$1]*[BigramsFI.N8]+[$Layout.$AG$1]*[BigramsEN.N8]" office:value-type="float" office:value="0.108021429445246" calcext:value-type="float">
            <text:p>0.108</text:p>
          </table:table-cell>
          <table:table-cell table:style-name="ce564" table:formula="of:=[$Layout.$AE$1]*[BigramsFI.O8]+[$Layout.$AG$1]*[BigramsEN.O8]" office:value-type="float" office:value="0.0967973839797055" calcext:value-type="float">
            <text:p>0.097</text:p>
          </table:table-cell>
          <table:table-cell table:style-name="ce580" table:formula="of:=[$Layout.$AE$1]*[BigramsFI.P8]+[$Layout.$AG$1]*[BigramsEN.P8]" office:value-type="float" office:value="0.0522525466749759" calcext:value-type="float">
            <text:p>0.052</text:p>
          </table:table-cell>
          <table:table-cell table:style-name="ce580" table:formula="of:=[$Layout.$AE$1]*[BigramsFI.Q8]+[$Layout.$AG$1]*[BigramsEN.Q8]" office:value-type="float" office:value="0.0000140653027928876" calcext:value-type="float">
            <text:p>0.000</text:p>
          </table:table-cell>
          <table:table-cell table:style-name="ce580" table:formula="of:=[$Layout.$AE$1]*[BigramsFI.R8]+[$Layout.$AG$1]*[BigramsEN.R8]" office:value-type="float" office:value="0.0312731747805385" calcext:value-type="float">
            <text:p>0.031</text:p>
          </table:table-cell>
          <table:table-cell table:style-name="ce580" table:formula="of:=[$Layout.$AE$1]*[BigramsFI.S8]+[$Layout.$AG$1]*[BigramsEN.S8]" office:value-type="float" office:value="0.183948395371746" calcext:value-type="float">
            <text:p>0.184</text:p>
          </table:table-cell>
          <table:table-cell table:style-name="ce580" table:formula="of:=[$Layout.$AE$1]*[BigramsFI.T8]+[$Layout.$AG$1]*[BigramsEN.T8]" office:value-type="float" office:value="1.81820707456375" calcext:value-type="float">
            <text:p>1.818</text:p>
          </table:table-cell>
          <table:table-cell table:style-name="ce564" table:formula="of:=[$Layout.$AE$1]*[BigramsFI.U8]+[$Layout.$AG$1]*[BigramsEN.U8]" office:value-type="float" office:value="0.0479152609390474" calcext:value-type="float">
            <text:p>0.048</text:p>
          </table:table-cell>
          <table:table-cell table:style-name="ce580" table:formula="of:=[$Layout.$AE$1]*[BigramsFI.V8]+[$Layout.$AG$1]*[BigramsEN.V8]" office:value-type="float" office:value="0.000322939352124698" calcext:value-type="float">
            <text:p>0.000</text:p>
          </table:table-cell>
          <table:table-cell table:style-name="ce580" table:formula="of:=[$Layout.$AE$1]*[BigramsFI.W8]+[$Layout.$AG$1]*[BigramsEN.W8]" office:value-type="float" office:value="0.190849706456006" calcext:value-type="float">
            <text:p>0.191</text:p>
          </table:table-cell>
          <table:table-cell table:style-name="ce580" table:formula="of:=[$Layout.$AE$1]*[BigramsFI.X8]+[$Layout.$AG$1]*[BigramsEN.X8]" office:value-type="float" office:value="0.00227680515896403" calcext:value-type="float">
            <text:p>0.002</text:p>
          </table:table-cell>
          <table:table-cell table:style-name="ce564" table:formula="of:=[$Layout.$AE$1]*[BigramsFI.Y8]+[$Layout.$AG$1]*[BigramsEN.Y8]" office:value-type="float" office:value="0.083972508566782" calcext:value-type="float">
            <text:p>0.084</text:p>
          </table:table-cell>
          <table:table-cell table:style-name="ce580" table:formula="of:=[$Layout.$AE$1]*[BigramsFI.Z8]+[$Layout.$AG$1]*[BigramsEN.Z8]" office:value-type="float" office:value="0.00109186794152471" calcext:value-type="float">
            <text:p>0.001</text:p>
          </table:table-cell>
          <table:table-cell table:style-name="ce564" table:formula="of:=[$Layout.$AE$1]*[BigramsFI.AA8]+[$Layout.$AG$1]*[BigramsEN.AA8]" office:value-type="float" office:value="0.0000978945074384975" calcext:value-type="float">
            <text:p>0.000</text:p>
          </table:table-cell>
          <table:table-cell table:style-name="ce564" table:formula="of:=[$Layout.$AE$1]*[BigramsFI.AB8]+[$Layout.$AG$1]*[BigramsEN.AB8]" office:value-type="float" office:value="0.0797041326425115" calcext:value-type="float">
            <text:p>0.080</text:p>
          </table:table-cell>
          <table:table-cell table:style-name="ce564" table:formula="of:=[$Layout.$AE$1]*[BigramsFI.AC8]+[$Layout.$AG$1]*[BigramsEN.AC8]" office:value-type="float" office:value="0.0118227309155896" calcext:value-type="float">
            <text:p>0.012</text:p>
          </table:table-cell>
          <table:table-cell table:style-name="ce327"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9]+[$Layout.$AG$1]*[BigramsEN.A9]" office:value-type="float" office:value="0.67717395579417" calcext:value-type="float">
            <text:p>0.677</text:p>
          </table:table-cell>
          <table:table-cell table:style-name="ce564" table:formula="of:=[$Layout.$AE$1]*[BigramsFI.B9]+[$Layout.$AG$1]*[BigramsEN.B9]" office:value-type="float" office:value="0.0693650989382655" calcext:value-type="float">
            <text:p>0.069</text:p>
          </table:table-cell>
          <table:table-cell table:style-name="ce564" table:formula="of:=[$Layout.$AE$1]*[BigramsFI.C9]+[$Layout.$AG$1]*[BigramsEN.C9]" office:value-type="float" office:value="0.149901248386766" calcext:value-type="float">
            <text:p>0.150</text:p>
          </table:table-cell>
          <table:table-cell table:style-name="ce564" table:formula="of:=[$Layout.$AE$1]*[BigramsFI.D9]+[$Layout.$AG$1]*[BigramsEN.D9]" office:value-type="float" office:value="0.320889698635247" calcext:value-type="float">
            <text:p>0.321</text:p>
          </table:table-cell>
          <table:table-cell table:style-name="ce565" table:formula="of:=[$Layout.$AE$1]*[BigramsFI.E9]+[$Layout.$AG$1]*[BigramsEN.E9]" office:value-type="float" office:value="0.353887098377094" calcext:value-type="float">
            <text:p>0.354</text:p>
          </table:table-cell>
          <table:table-cell table:style-name="ce564" table:formula="of:=[$Layout.$AE$1]*[BigramsFI.F9]+[$Layout.$AG$1]*[BigramsEN.F9]" office:value-type="float" office:value="0.16521096311362" calcext:value-type="float">
            <text:p>0.165</text:p>
          </table:table-cell>
          <table:table-cell table:style-name="ce564" table:formula="of:=[$Layout.$AE$1]*[BigramsFI.G9]+[$Layout.$AG$1]*[BigramsEN.G9]" office:value-type="float" office:value="0.122311415975862" calcext:value-type="float">
            <text:p>0.122</text:p>
          </table:table-cell>
          <table:table-cell table:style-name="ce564" table:formula="of:=[$Layout.$AE$1]*[BigramsFI.H9]+[$Layout.$AG$1]*[BigramsEN.H9]" office:value-type="float" office:value="0.472817009240432" calcext:value-type="float">
            <text:p>0.473</text:p>
          </table:table-cell>
          <table:table-cell table:style-name="ce563" table:formula="of:=[$Layout.$AE$1]*[BigramsFI.I9]+[$Layout.$AG$1]*[BigramsEN.I9]" office:value-type="float" office:value="0.347278160514046" calcext:value-type="float">
            <text:p>0.347</text:p>
          </table:table-cell>
          <table:table-cell table:style-name="ce564" table:formula="of:=[$Layout.$AE$1]*[BigramsFI.J9]+[$Layout.$AG$1]*[BigramsEN.J9]" office:value-type="float" office:value="0.0227447959504891" calcext:value-type="float">
            <text:p>0.023</text:p>
          </table:table-cell>
          <table:table-cell table:style-name="ce564" table:formula="of:=[$Layout.$AE$1]*[BigramsFI.K9]+[$Layout.$AG$1]*[BigramsEN.K9]" office:value-type="float" office:value="0.393002424363103" calcext:value-type="float">
            <text:p>0.393</text:p>
          </table:table-cell>
          <table:table-cell table:style-name="ce564" table:formula="of:=[$Layout.$AE$1]*[BigramsFI.L9]+[$Layout.$AG$1]*[BigramsEN.L9]" office:value-type="float" office:value="0.86582242269417" calcext:value-type="float">
            <text:p>0.866</text:p>
          </table:table-cell>
          <table:table-cell table:style-name="ce564" table:formula="of:=[$Layout.$AE$1]*[BigramsFI.M9]+[$Layout.$AG$1]*[BigramsEN.M9]" office:value-type="float" office:value="0.487225655526377" calcext:value-type="float">
            <text:p>0.487</text:p>
          </table:table-cell>
          <table:table-cell table:style-name="ce564" table:formula="of:=[$Layout.$AE$1]*[BigramsFI.N9]+[$Layout.$AG$1]*[BigramsEN.N9]" office:value-type="float" office:value="0.451916652166277" calcext:value-type="float">
            <text:p>0.452</text:p>
          </table:table-cell>
          <table:table-cell table:style-name="ce565" table:formula="of:=[$Layout.$AE$1]*[BigramsFI.O9]+[$Layout.$AG$1]*[BigramsEN.O9]" office:value-type="float" office:value="0.423331651918278" calcext:value-type="float">
            <text:p>0.423</text:p>
          </table:table-cell>
          <table:table-cell table:style-name="ce564" table:formula="of:=[$Layout.$AE$1]*[BigramsFI.P9]+[$Layout.$AG$1]*[BigramsEN.P9]" office:value-type="float" office:value="0.218388888248762" calcext:value-type="float">
            <text:p>0.218</text:p>
          </table:table-cell>
          <table:table-cell table:style-name="ce564" table:formula="of:=[$Layout.$AE$1]*[BigramsFI.Q9]+[$Layout.$AG$1]*[BigramsEN.Q9]" office:value-type="float" office:value="0.000342630776034741" calcext:value-type="float">
            <text:p>0.000</text:p>
          </table:table-cell>
          <table:table-cell table:style-name="ce564" table:formula="of:=[$Layout.$AE$1]*[BigramsFI.R9]+[$Layout.$AG$1]*[BigramsEN.R9]" office:value-type="float" office:value="0.693913491861524" calcext:value-type="float">
            <text:p>0.694</text:p>
          </table:table-cell>
          <table:table-cell table:style-name="ce564" table:formula="of:=[$Layout.$AE$1]*[BigramsFI.S9]+[$Layout.$AG$1]*[BigramsEN.S9]" office:value-type="float" office:value="0.956492050920985" calcext:value-type="float">
            <text:p>0.956</text:p>
          </table:table-cell>
          <table:table-cell table:style-name="ce564" table:formula="of:=[$Layout.$AE$1]*[BigramsFI.T9]+[$Layout.$AG$1]*[BigramsEN.T9]" office:value-type="float" office:value="1.17103147913785" calcext:value-type="float">
            <text:p>1.171</text:p>
          </table:table-cell>
          <table:table-cell table:style-name="ce565" table:formula="of:=[$Layout.$AE$1]*[BigramsFI.U9]+[$Layout.$AG$1]*[BigramsEN.U9]" office:value-type="float" office:value="0.175228292106768" calcext:value-type="float">
            <text:p>0.175</text:p>
          </table:table-cell>
          <table:table-cell table:style-name="ce564" table:formula="of:=[$Layout.$AE$1]*[BigramsFI.V9]+[$Layout.$AG$1]*[BigramsEN.V9]" office:value-type="float" office:value="0.322843244023237" calcext:value-type="float">
            <text:p>0.323</text:p>
          </table:table-cell>
          <table:table-cell table:style-name="ce564" table:formula="of:=[$Layout.$AE$1]*[BigramsFI.W9]+[$Layout.$AG$1]*[BigramsEN.W9]" office:value-type="float" office:value="0.19888855653266" calcext:value-type="float">
            <text:p>0.199</text:p>
          </table:table-cell>
          <table:table-cell table:style-name="ce564" table:formula="of:=[$Layout.$AE$1]*[BigramsFI.X9]+[$Layout.$AG$1]*[BigramsEN.X9]" office:value-type="float" office:value="0.0230242022677859" calcext:value-type="float">
            <text:p>0.023</text:p>
          </table:table-cell>
          <table:table-cell table:style-name="ce565" table:formula="of:=[$Layout.$AE$1]*[BigramsFI.Y9]+[$Layout.$AG$1]*[BigramsEN.Y9]" office:value-type="float" office:value="0.0605683675436004" calcext:value-type="float">
            <text:p>0.061</text:p>
          </table:table-cell>
          <table:table-cell table:style-name="ce564" table:formula="of:=[$Layout.$AE$1]*[BigramsFI.Z9]+[$Layout.$AG$1]*[BigramsEN.Z9]" office:value-type="float" office:value="0.0103293001996508" calcext:value-type="float">
            <text:p>0.010</text:p>
          </table:table-cell>
          <table:table-cell table:style-name="ce565" table:formula="of:=[$Layout.$AE$1]*[BigramsFI.AA9]+[$Layout.$AG$1]*[BigramsEN.AA9]" office:value-type="float" office:value="0.0000146279149046031" calcext:value-type="float">
            <text:p>0.000</text:p>
          </table:table-cell>
          <table:table-cell table:style-name="ce565" table:formula="of:=[$Layout.$AE$1]*[BigramsFI.AB9]+[$Layout.$AG$1]*[BigramsEN.AB9]" office:value-type="float" office:value="0.109276150458502" calcext:value-type="float">
            <text:p>0.109</text:p>
          </table:table-cell>
          <table:table-cell table:style-name="ce565" table:formula="of:=[$Layout.$AE$1]*[BigramsFI.AC9]+[$Layout.$AG$1]*[BigramsEN.AC9]" office:value-type="float" office:value="0.0181858738990919" calcext:value-type="float">
            <text:p>0.018</text:p>
          </table:table-cell>
          <table:table-cell table:style-name="ce325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0]+[$Layout.$AG$1]*[BigramsEN.A10]" office:value-type="float" office:value="0.278862935897236" calcext:value-type="float">
            <text:p>0.279</text:p>
          </table:table-cell>
          <table:table-cell table:style-name="ce580" table:formula="of:=[$Layout.$AE$1]*[BigramsFI.B10]+[$Layout.$AG$1]*[BigramsEN.B10]" office:value-type="float" office:value="0.0129537896966729" calcext:value-type="float">
            <text:p>0.013</text:p>
          </table:table-cell>
          <table:table-cell table:style-name="ce580" table:formula="of:=[$Layout.$AE$1]*[BigramsFI.C10]+[$Layout.$AG$1]*[BigramsEN.C10]" office:value-type="float" office:value="0.00083941727067953" calcext:value-type="float">
            <text:p>0.001</text:p>
          </table:table-cell>
          <table:table-cell table:style-name="ce580" table:formula="of:=[$Layout.$AE$1]*[BigramsFI.D10]+[$Layout.$AG$1]*[BigramsEN.D10]" office:value-type="float" office:value="0.00537100960608421" calcext:value-type="float">
            <text:p>0.005</text:p>
          </table:table-cell>
          <table:table-cell table:style-name="ce564" table:formula="of:=[$Layout.$AE$1]*[BigramsFI.E10]+[$Layout.$AG$1]*[BigramsEN.E10]" office:value-type="float" office:value="0.0469204766683857" calcext:value-type="float">
            <text:p>0.047</text:p>
          </table:table-cell>
          <table:table-cell table:style-name="ce580" table:formula="of:=[$Layout.$AE$1]*[BigramsFI.F10]+[$Layout.$AG$1]*[BigramsEN.F10]" office:value-type="float" office:value="0.000649816989031405" calcext:value-type="float">
            <text:p>0.001</text:p>
          </table:table-cell>
          <table:table-cell table:style-name="ce580" table:formula="of:=[$Layout.$AE$1]*[BigramsFI.G10]+[$Layout.$AG$1]*[BigramsEN.G10]" office:value-type="float" office:value="0.00141609468518792" calcext:value-type="float">
            <text:p>0.001</text:p>
          </table:table-cell>
          <table:table-cell table:style-name="ce580" table:formula="of:=[$Layout.$AE$1]*[BigramsFI.H10]+[$Layout.$AG$1]*[BigramsEN.H10]" office:value-type="float" office:value="0.0303596747723919" calcext:value-type="float">
            <text:p>0.030</text:p>
          </table:table-cell>
          <table:table-cell table:style-name="ce564" table:formula="of:=[$Layout.$AE$1]*[BigramsFI.I10]+[$Layout.$AG$1]*[BigramsEN.I10]" office:value-type="float" office:value="0.115854611713476" calcext:value-type="float">
            <text:p>0.116</text:p>
          </table:table-cell>
          <table:table-cell table:style-name="ce563" table:formula="of:=[$Layout.$AE$1]*[BigramsFI.J10]+[$Layout.$AG$1]*[BigramsEN.J10]" office:value-type="float" office:value="0.000222231784127623" calcext:value-type="float">
            <text:p>0.000</text:p>
          </table:table-cell>
          <table:table-cell table:style-name="ce580" table:formula="of:=[$Layout.$AE$1]*[BigramsFI.K10]+[$Layout.$AG$1]*[BigramsEN.K10]" office:value-type="float" office:value="0.00176997770345697" calcext:value-type="float">
            <text:p>0.002</text:p>
          </table:table-cell>
          <table:table-cell table:style-name="ce580" table:formula="of:=[$Layout.$AE$1]*[BigramsFI.L10]+[$Layout.$AG$1]*[BigramsEN.L10]" office:value-type="float" office:value="0.0343379050143322" calcext:value-type="float">
            <text:p>0.034</text:p>
          </table:table-cell>
          <table:table-cell table:style-name="ce580" table:formula="of:=[$Layout.$AE$1]*[BigramsFI.M10]+[$Layout.$AG$1]*[BigramsEN.M10]" office:value-type="float" office:value="0.00325021016938046" calcext:value-type="float">
            <text:p>0.003</text:p>
          </table:table-cell>
          <table:table-cell table:style-name="ce580" table:formula="of:=[$Layout.$AE$1]*[BigramsFI.N10]+[$Layout.$AG$1]*[BigramsEN.N10]" office:value-type="float" office:value="0.19185851066042" calcext:value-type="float">
            <text:p>0.192</text:p>
          </table:table-cell>
          <table:table-cell table:style-name="ce564" table:formula="of:=[$Layout.$AE$1]*[BigramsFI.O10]+[$Layout.$AG$1]*[BigramsEN.O10]" office:value-type="float" office:value="0.0683922435773775" calcext:value-type="float">
            <text:p>0.068</text:p>
          </table:table-cell>
          <table:table-cell table:style-name="ce580" table:formula="of:=[$Layout.$AE$1]*[BigramsFI.P10]+[$Layout.$AG$1]*[BigramsEN.P10]" office:value-type="float" office:value="0.000936186553894595" calcext:value-type="float">
            <text:p>0.001</text:p>
          </table:table-cell>
          <table:table-cell table:style-name="ce580" table:formula="of:=[$Layout.$AE$1]*[BigramsFI.Q10]+[$Layout.$AG$1]*[BigramsEN.Q10]" office:value-type="float" office:value="0.0000410706841552316" calcext:value-type="float">
            <text:p>0.000</text:p>
          </table:table-cell>
          <table:table-cell table:style-name="ce580" table:formula="of:=[$Layout.$AE$1]*[BigramsFI.R10]+[$Layout.$AG$1]*[BigramsEN.R10]" office:value-type="float" office:value="0.0771980961296155" calcext:value-type="float">
            <text:p>0.077</text:p>
          </table:table-cell>
          <table:table-cell table:style-name="ce580" table:formula="of:=[$Layout.$AE$1]*[BigramsFI.S10]+[$Layout.$AG$1]*[BigramsEN.S10]" office:value-type="float" office:value="0.0257862009162566" calcext:value-type="float">
            <text:p>0.026</text:p>
          </table:table-cell>
          <table:table-cell table:style-name="ce580" table:formula="of:=[$Layout.$AE$1]*[BigramsFI.T10]+[$Layout.$AG$1]*[BigramsEN.T10]" office:value-type="float" office:value="0.03291055808691" calcext:value-type="float">
            <text:p>0.033</text:p>
          </table:table-cell>
          <table:table-cell table:style-name="ce564" table:formula="of:=[$Layout.$AE$1]*[BigramsFI.U10]+[$Layout.$AG$1]*[BigramsEN.U10]" office:value-type="float" office:value="0.0284668854612659" calcext:value-type="float">
            <text:p>0.028</text:p>
          </table:table-cell>
          <table:table-cell table:style-name="ce580" table:formula="of:=[$Layout.$AE$1]*[BigramsFI.V10]+[$Layout.$AG$1]*[BigramsEN.V10]" office:value-type="float" office:value="0.00084898167657869" calcext:value-type="float">
            <text:p>0.001</text:p>
          </table:table-cell>
          <table:table-cell table:style-name="ce580" table:formula="of:=[$Layout.$AE$1]*[BigramsFI.W10]+[$Layout.$AG$1]*[BigramsEN.W10]" office:value-type="float" office:value="0.000404518108323446" calcext:value-type="float">
            <text:p>0.000</text:p>
          </table:table-cell>
          <table:table-cell table:style-name="ce580" table:formula="of:=[$Layout.$AE$1]*[BigramsFI.X10]+[$Layout.$AG$1]*[BigramsEN.X10]" office:value-type="float" office:value="0.00060537063220588" calcext:value-type="float">
            <text:p>0.001</text:p>
          </table:table-cell>
          <table:table-cell table:style-name="ce564" table:formula="of:=[$Layout.$AE$1]*[BigramsFI.Y10]+[$Layout.$AG$1]*[BigramsEN.Y10]" office:value-type="float" office:value="0.00929322686131665" calcext:value-type="float">
            <text:p>0.009</text:p>
          </table:table-cell>
          <table:table-cell table:style-name="ce580" table:formula="of:=[$Layout.$AE$1]*[BigramsFI.Z10]+[$Layout.$AG$1]*[BigramsEN.Z10]" office:value-type="float" office:value="0.000436024386579514" calcext:value-type="float">
            <text:p>0.000</text:p>
          </table:table-cell>
          <table:table-cell table:style-name="ce564" table:formula="of:=[$Layout.$AE$1]*[BigramsFI.AA10]+[$Layout.$AG$1]*[BigramsEN.AA10]" office:value-type="float" office:value="0.000005626121117155" calcext:value-type="float">
            <text:p>0.000</text:p>
          </table:table-cell>
          <table:table-cell table:style-name="ce564" table:formula="of:=[$Layout.$AE$1]*[BigramsFI.AB10]+[$Layout.$AG$1]*[BigramsEN.AB10]" office:value-type="float" office:value="0.0699428125042475" calcext:value-type="float">
            <text:p>0.070</text:p>
          </table:table-cell>
          <table:table-cell table:style-name="ce564" table:formula="of:=[$Layout.$AE$1]*[BigramsFI.AC10]+[$Layout.$AG$1]*[BigramsEN.AC10]" office:value-type="float" office:value="0.0060610202795111" calcext:value-type="float">
            <text:p>0.006</text:p>
          </table:table-cell>
          <table:table-cell table:style-name="ce327"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1]+[$Layout.$AG$1]*[BigramsEN.A11]" office:value-type="float" office:value="0.396751098916481" calcext:value-type="float">
            <text:p>0.397</text:p>
          </table:table-cell>
          <table:table-cell table:style-name="ce580" table:formula="of:=[$Layout.$AE$1]*[BigramsFI.B11]+[$Layout.$AG$1]*[BigramsEN.B11]" office:value-type="float" office:value="0.00048778470085734" calcext:value-type="float">
            <text:p>0.000</text:p>
          </table:table-cell>
          <table:table-cell table:style-name="ce580" table:formula="of:=[$Layout.$AE$1]*[BigramsFI.C11]+[$Layout.$AG$1]*[BigramsEN.C11]" office:value-type="float" office:value="0.0729944136668114" calcext:value-type="float">
            <text:p>0.073</text:p>
          </table:table-cell>
          <table:table-cell table:style-name="ce580" table:formula="of:=[$Layout.$AE$1]*[BigramsFI.D11]+[$Layout.$AG$1]*[BigramsEN.D11]" office:value-type="float" office:value="0.00133620376532432" calcext:value-type="float">
            <text:p>0.001</text:p>
          </table:table-cell>
          <table:table-cell table:style-name="ce564" table:formula="of:=[$Layout.$AE$1]*[BigramsFI.E11]+[$Layout.$AG$1]*[BigramsEN.E11]" office:value-type="float" office:value="0.138763994841252" calcext:value-type="float">
            <text:p>0.139</text:p>
          </table:table-cell>
          <table:table-cell table:style-name="ce580" table:formula="of:=[$Layout.$AE$1]*[BigramsFI.F11]+[$Layout.$AG$1]*[BigramsEN.F11]" office:value-type="float" office:value="0.000828727640556935" calcext:value-type="float">
            <text:p>0.001</text:p>
          </table:table-cell>
          <table:table-cell table:style-name="ce580" table:formula="of:=[$Layout.$AE$1]*[BigramsFI.G11]+[$Layout.$AG$1]*[BigramsEN.G11]" office:value-type="float" office:value="0.00117810976193226" calcext:value-type="float">
            <text:p>0.001</text:p>
          </table:table-cell>
          <table:table-cell table:style-name="ce580" table:formula="of:=[$Layout.$AE$1]*[BigramsFI.H11]+[$Layout.$AG$1]*[BigramsEN.H11]" office:value-type="float" office:value="0.0130655410703691" calcext:value-type="float">
            <text:p>0.013</text:p>
          </table:table-cell>
          <table:table-cell table:style-name="ce564" table:formula="of:=[$Layout.$AE$1]*[BigramsFI.I11]+[$Layout.$AG$1]*[BigramsEN.I11]" office:value-type="float" office:value="0.388246581591314" calcext:value-type="float">
            <text:p>0.388</text:p>
          </table:table-cell>
          <table:table-cell table:style-name="ce580" table:formula="of:=[$Layout.$AE$1]*[BigramsFI.J11]+[$Layout.$AG$1]*[BigramsEN.J11]" office:value-type="float" office:value="0.000515915306443115" calcext:value-type="float">
            <text:p>0.001</text:p>
          </table:table-cell>
          <table:table-cell table:style-name="ce563" table:formula="of:=[$Layout.$AE$1]*[BigramsFI.K11]+[$Layout.$AG$1]*[BigramsEN.K11]" office:value-type="float" office:value="0.164407073897616" calcext:value-type="float">
            <text:p>0.164</text:p>
          </table:table-cell>
          <table:table-cell table:style-name="ce580" table:formula="of:=[$Layout.$AE$1]*[BigramsFI.L11]+[$Layout.$AG$1]*[BigramsEN.L11]" office:value-type="float" office:value="0.107754979634792" calcext:value-type="float">
            <text:p>0.108</text:p>
          </table:table-cell>
          <table:table-cell table:style-name="ce580" table:formula="of:=[$Layout.$AE$1]*[BigramsFI.M11]+[$Layout.$AG$1]*[BigramsEN.M11]" office:value-type="float" office:value="0.0057701498177542" calcext:value-type="float">
            <text:p>0.006</text:p>
          </table:table-cell>
          <table:table-cell table:style-name="ce580" table:formula="of:=[$Layout.$AE$1]*[BigramsFI.N11]+[$Layout.$AG$1]*[BigramsEN.N11]" office:value-type="float" office:value="0.423836526884713" calcext:value-type="float">
            <text:p>0.424</text:p>
          </table:table-cell>
          <table:table-cell table:style-name="ce564" table:formula="of:=[$Layout.$AE$1]*[BigramsFI.O11]+[$Layout.$AG$1]*[BigramsEN.O11]" office:value-type="float" office:value="0.20066548497119" calcext:value-type="float">
            <text:p>0.201</text:p>
          </table:table-cell>
          <table:table-cell table:style-name="ce580" table:formula="of:=[$Layout.$AE$1]*[BigramsFI.P11]+[$Layout.$AG$1]*[BigramsEN.P11]" office:value-type="float" office:value="0.00168092282249084" calcext:value-type="float">
            <text:p>0.002</text:p>
          </table:table-cell>
          <table:table-cell table:style-name="ce580" table:formula="of:=[$Layout.$AE$1]*[BigramsFI.Q11]+[$Layout.$AG$1]*[BigramsEN.Q11]" office:value-type="float" office:value="0.0000348819509263611" calcext:value-type="float">
            <text:p>0.000</text:p>
          </table:table-cell>
          <table:table-cell table:style-name="ce580" table:formula="of:=[$Layout.$AE$1]*[BigramsFI.R11]+[$Layout.$AG$1]*[BigramsEN.R11]" office:value-type="float" office:value="0.149996912789812" calcext:value-type="float">
            <text:p>0.150</text:p>
          </table:table-cell>
          <table:table-cell table:style-name="ce580" table:formula="of:=[$Layout.$AE$1]*[BigramsFI.S11]+[$Layout.$AG$1]*[BigramsEN.S11]" office:value-type="float" office:value="0.169032734888081" calcext:value-type="float">
            <text:p>0.169</text:p>
          </table:table-cell>
          <table:table-cell table:style-name="ce580" table:formula="of:=[$Layout.$AE$1]*[BigramsFI.T11]+[$Layout.$AG$1]*[BigramsEN.T11]" office:value-type="float" office:value="0.103993222729494" calcext:value-type="float">
            <text:p>0.104</text:p>
          </table:table-cell>
          <table:table-cell table:style-name="ce564" table:formula="of:=[$Layout.$AE$1]*[BigramsFI.U11]+[$Layout.$AG$1]*[BigramsEN.U11]" office:value-type="float" office:value="0.190861972390238" calcext:value-type="float">
            <text:p>0.191</text:p>
          </table:table-cell>
          <table:table-cell table:style-name="ce580" table:formula="of:=[$Layout.$AE$1]*[BigramsFI.V11]+[$Layout.$AG$1]*[BigramsEN.V11]" office:value-type="float" office:value="0.000924934311660285" calcext:value-type="float">
            <text:p>0.001</text:p>
          </table:table-cell>
          <table:table-cell table:style-name="ce580" table:formula="of:=[$Layout.$AE$1]*[BigramsFI.W11]+[$Layout.$AG$1]*[BigramsEN.W11]" office:value-type="float" office:value="0.00117625975828204" calcext:value-type="float">
            <text:p>0.001</text:p>
          </table:table-cell>
          <table:table-cell table:style-name="ce580" table:formula="of:=[$Layout.$AE$1]*[BigramsFI.X11]+[$Layout.$AG$1]*[BigramsEN.X11]" office:value-type="float" office:value="0.0006025575716473" calcext:value-type="float">
            <text:p>0.001</text:p>
          </table:table-cell>
          <table:table-cell table:style-name="ce564" table:formula="of:=[$Layout.$AE$1]*[BigramsFI.Y11]+[$Layout.$AG$1]*[BigramsEN.Y11]" office:value-type="float" office:value="0.0736116060847445" calcext:value-type="float">
            <text:p>0.074</text:p>
          </table:table-cell>
          <table:table-cell table:style-name="ce580" table:formula="of:=[$Layout.$AE$1]*[BigramsFI.Z11]+[$Layout.$AG$1]*[BigramsEN.Z11]" office:value-type="float" office:value="0.000483846416075331" calcext:value-type="float">
            <text:p>0.000</text:p>
          </table:table-cell>
          <table:table-cell table:style-name="ce564" table:formula="of:=[$Layout.$AE$1]*[BigramsFI.AA11]+[$Layout.$AG$1]*[BigramsEN.AA11]" office:value-type="float" office:value="0.000129400785694566" calcext:value-type="float">
            <text:p>0.000</text:p>
          </table:table-cell>
          <table:table-cell table:style-name="ce564" table:formula="of:=[$Layout.$AE$1]*[BigramsFI.AB11]+[$Layout.$AG$1]*[BigramsEN.AB11]" office:value-type="float" office:value="0.11249597957385" calcext:value-type="float">
            <text:p>0.112</text:p>
          </table:table-cell>
          <table:table-cell table:style-name="ce564" table:formula="of:=[$Layout.$AE$1]*[BigramsFI.AC11]+[$Layout.$AG$1]*[BigramsEN.AC11]" office:value-type="float" office:value="0.0144844488161156" calcext:value-type="float">
            <text:p>0.014</text:p>
          </table:table-cell>
          <table:table-cell table:style-name="ce327"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2]+[$Layout.$AG$1]*[BigramsEN.A12]" office:value-type="float" office:value="1.14797889200881" calcext:value-type="float">
            <text:p>1.148</text:p>
          </table:table-cell>
          <table:table-cell table:style-name="ce580" table:formula="of:=[$Layout.$AE$1]*[BigramsFI.B12]+[$Layout.$AG$1]*[BigramsEN.B12]" office:value-type="float" office:value="0.123340238054237" calcext:value-type="float">
            <text:p>0.123</text:p>
          </table:table-cell>
          <table:table-cell table:style-name="ce580" table:formula="of:=[$Layout.$AE$1]*[BigramsFI.C12]+[$Layout.$AG$1]*[BigramsEN.C12]" office:value-type="float" office:value="0.0792197530051813" calcext:value-type="float">
            <text:p>0.079</text:p>
          </table:table-cell>
          <table:table-cell table:style-name="ce580" table:formula="of:=[$Layout.$AE$1]*[BigramsFI.D12]+[$Layout.$AG$1]*[BigramsEN.D12]" office:value-type="float" office:value="0.0188760731150896" calcext:value-type="float">
            <text:p>0.019</text:p>
          </table:table-cell>
          <table:table-cell table:style-name="ce564" table:formula="of:=[$Layout.$AE$1]*[BigramsFI.E12]+[$Layout.$AG$1]*[BigramsEN.E12]" office:value-type="float" office:value="0.715786765778817" calcext:value-type="float">
            <text:p>0.716</text:p>
          </table:table-cell>
          <table:table-cell table:style-name="ce580" table:formula="of:=[$Layout.$AE$1]*[BigramsFI.F12]+[$Layout.$AG$1]*[BigramsEN.F12]" office:value-type="float" office:value="0.0369243816465307" calcext:value-type="float">
            <text:p>0.037</text:p>
          </table:table-cell>
          <table:table-cell table:style-name="ce580" table:formula="of:=[$Layout.$AE$1]*[BigramsFI.G12]+[$Layout.$AG$1]*[BigramsEN.G12]" office:value-type="float" office:value="0.0437658309821398" calcext:value-type="float">
            <text:p>0.044</text:p>
          </table:table-cell>
          <table:table-cell table:style-name="ce580" table:formula="of:=[$Layout.$AE$1]*[BigramsFI.H12]+[$Layout.$AG$1]*[BigramsEN.H12]" office:value-type="float" office:value="0.0130156108657772" calcext:value-type="float">
            <text:p>0.013</text:p>
          </table:table-cell>
          <table:table-cell table:style-name="ce564" table:formula="of:=[$Layout.$AE$1]*[BigramsFI.I12]+[$Layout.$AG$1]*[BigramsEN.I12]" office:value-type="float" office:value="0.558719668748392" calcext:value-type="float">
            <text:p>0.559</text:p>
          </table:table-cell>
          <table:table-cell table:style-name="ce580" table:formula="of:=[$Layout.$AE$1]*[BigramsFI.J12]+[$Layout.$AG$1]*[BigramsEN.J12]" office:value-type="float" office:value="0.000191288117983271" calcext:value-type="float">
            <text:p>0.000</text:p>
          </table:table-cell>
          <table:table-cell table:style-name="ce580" table:formula="of:=[$Layout.$AE$1]*[BigramsFI.K12]+[$Layout.$AG$1]*[BigramsEN.K12]" office:value-type="float" office:value="0.0140792720915497" calcext:value-type="float">
            <text:p>0.014</text:p>
          </table:table-cell>
          <table:table-cell table:style-name="ce563" table:formula="of:=[$Layout.$AE$1]*[BigramsFI.L12]+[$Layout.$AG$1]*[BigramsEN.L12]" office:value-type="float" office:value="0.81272677516949" calcext:value-type="float">
            <text:p>0.813</text:p>
          </table:table-cell>
          <table:table-cell table:style-name="ce580" table:formula="of:=[$Layout.$AE$1]*[BigramsFI.M12]+[$Layout.$AG$1]*[BigramsEN.M12]" office:value-type="float" office:value="0.00627400204538759" calcext:value-type="float">
            <text:p>0.006</text:p>
          </table:table-cell>
          <table:table-cell table:style-name="ce580" table:formula="of:=[$Layout.$AE$1]*[BigramsFI.N12]+[$Layout.$AG$1]*[BigramsEN.N12]" office:value-type="float" office:value="0.155227242992711" calcext:value-type="float">
            <text:p>0.155</text:p>
          </table:table-cell>
          <table:table-cell table:style-name="ce564" table:formula="of:=[$Layout.$AE$1]*[BigramsFI.O12]+[$Layout.$AG$1]*[BigramsEN.O12]" office:value-type="float" office:value="0.52719668770896" calcext:value-type="float">
            <text:p>0.527</text:p>
          </table:table-cell>
          <table:table-cell table:style-name="ce580" table:formula="of:=[$Layout.$AE$1]*[BigramsFI.P12]+[$Layout.$AG$1]*[BigramsEN.P12]" office:value-type="float" office:value="0.141747979614898" calcext:value-type="float">
            <text:p>0.142</text:p>
          </table:table-cell>
          <table:table-cell table:style-name="ce580" table:formula="of:=[$Layout.$AE$1]*[BigramsFI.Q12]+[$Layout.$AG$1]*[BigramsEN.Q12]" office:value-type="float" office:value="0.000098457119550213" calcext:value-type="float">
            <text:p>0.000</text:p>
          </table:table-cell>
          <table:table-cell table:style-name="ce580" table:formula="of:=[$Layout.$AE$1]*[BigramsFI.R12]+[$Layout.$AG$1]*[BigramsEN.R12]" office:value-type="float" office:value="0.0566101495945097" calcext:value-type="float">
            <text:p>0.057</text:p>
          </table:table-cell>
          <table:table-cell table:style-name="ce580" table:formula="of:=[$Layout.$AE$1]*[BigramsFI.S12]+[$Layout.$AG$1]*[BigramsEN.S12]" office:value-type="float" office:value="0.0556664505936098" calcext:value-type="float">
            <text:p>0.056</text:p>
          </table:table-cell>
          <table:table-cell table:style-name="ce580" table:formula="of:=[$Layout.$AE$1]*[BigramsFI.T12]+[$Layout.$AG$1]*[BigramsEN.T12]" office:value-type="float" office:value="0.072671341988318" calcext:value-type="float">
            <text:p>0.073</text:p>
          </table:table-cell>
          <table:table-cell table:style-name="ce564" table:formula="of:=[$Layout.$AE$1]*[BigramsFI.U12]+[$Layout.$AG$1]*[BigramsEN.U12]" office:value-type="float" office:value="0.351043666261376" calcext:value-type="float">
            <text:p>0.351</text:p>
          </table:table-cell>
          <table:table-cell table:style-name="ce580" table:formula="of:=[$Layout.$AE$1]*[BigramsFI.V12]+[$Layout.$AG$1]*[BigramsEN.V12]" office:value-type="float" office:value="0.00121411693708205" calcext:value-type="float">
            <text:p>0.001</text:p>
          </table:table-cell>
          <table:table-cell table:style-name="ce580" table:formula="of:=[$Layout.$AE$1]*[BigramsFI.W12]+[$Layout.$AG$1]*[BigramsEN.W12]" office:value-type="float" office:value="0.00817457192194689" calcext:value-type="float">
            <text:p>0.008</text:p>
          </table:table-cell>
          <table:table-cell table:style-name="ce580" table:formula="of:=[$Layout.$AE$1]*[BigramsFI.X12]+[$Layout.$AG$1]*[BigramsEN.X12]" office:value-type="float" office:value="0.00093771222291466" calcext:value-type="float">
            <text:p>0.001</text:p>
          </table:table-cell>
          <table:table-cell table:style-name="ce564" table:formula="of:=[$Layout.$AE$1]*[BigramsFI.Y12]+[$Layout.$AG$1]*[BigramsEN.Y12]" office:value-type="float" office:value="0.076552760143514" calcext:value-type="float">
            <text:p>0.077</text:p>
          </table:table-cell>
          <table:table-cell table:style-name="ce580" table:formula="of:=[$Layout.$AE$1]*[BigramsFI.Z12]+[$Layout.$AG$1]*[BigramsEN.Z12]" office:value-type="float" office:value="0.000958528871048134" calcext:value-type="float">
            <text:p>0.001</text:p>
          </table:table-cell>
          <table:table-cell table:style-name="ce564" table:formula="of:=[$Layout.$AE$1]*[BigramsFI.AA12]+[$Layout.$AG$1]*[BigramsEN.AA12]" office:value-type="float" office:value="0.000143466088487453" calcext:value-type="float">
            <text:p>0.000</text:p>
          </table:table-cell>
          <table:table-cell table:style-name="ce564" table:formula="of:=[$Layout.$AE$1]*[BigramsFI.AB12]+[$Layout.$AG$1]*[BigramsEN.AB12]" office:value-type="float" office:value="0.10782911210717" calcext:value-type="float">
            <text:p>0.108</text:p>
          </table:table-cell>
          <table:table-cell table:style-name="ce564" table:formula="of:=[$Layout.$AE$1]*[BigramsFI.AC12]+[$Layout.$AG$1]*[BigramsEN.AC12]" office:value-type="float" office:value="0.0105726068033577" calcext:value-type="float">
            <text:p>0.011</text:p>
          </table:table-cell>
          <table:table-cell table:style-name="ce327"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3]+[$Layout.$AG$1]*[BigramsEN.A13]" office:value-type="float" office:value="0.398767566437964" calcext:value-type="float">
            <text:p>0.399</text:p>
          </table:table-cell>
          <table:table-cell table:style-name="ce580" table:formula="of:=[$Layout.$AE$1]*[BigramsFI.B13]+[$Layout.$AG$1]*[BigramsEN.B13]" office:value-type="float" office:value="0.00218244849151091" calcext:value-type="float">
            <text:p>0.002</text:p>
          </table:table-cell>
          <table:table-cell table:style-name="ce580" table:formula="of:=[$Layout.$AE$1]*[BigramsFI.C13]+[$Layout.$AG$1]*[BigramsEN.C13]" office:value-type="float" office:value="0.00378139211300636" calcext:value-type="float">
            <text:p>0.004</text:p>
          </table:table-cell>
          <table:table-cell table:style-name="ce580" table:formula="of:=[$Layout.$AE$1]*[BigramsFI.D13]+[$Layout.$AG$1]*[BigramsEN.D13]" office:value-type="float" office:value="0.0114574897039733" calcext:value-type="float">
            <text:p>0.011</text:p>
          </table:table-cell>
          <table:table-cell table:style-name="ce564" table:formula="of:=[$Layout.$AE$1]*[BigramsFI.E13]+[$Layout.$AG$1]*[BigramsEN.E13]" office:value-type="float" office:value="0.320128653546793" calcext:value-type="float">
            <text:p>0.320</text:p>
          </table:table-cell>
          <table:table-cell table:style-name="ce580" table:formula="of:=[$Layout.$AE$1]*[BigramsFI.F13]+[$Layout.$AG$1]*[BigramsEN.F13]" office:value-type="float" office:value="0.00124433582379961" calcext:value-type="float">
            <text:p>0.001</text:p>
          </table:table-cell>
          <table:table-cell table:style-name="ce580" table:formula="of:=[$Layout.$AE$1]*[BigramsFI.G13]+[$Layout.$AG$1]*[BigramsEN.G13]" office:value-type="float" office:value="0.00716943230277498" calcext:value-type="float">
            <text:p>0.007</text:p>
          </table:table-cell>
          <table:table-cell table:style-name="ce580" table:formula="of:=[$Layout.$AE$1]*[BigramsFI.H13]+[$Layout.$AG$1]*[BigramsEN.H13]" office:value-type="float" office:value="0.0318231711483147" calcext:value-type="float">
            <text:p>0.032</text:p>
          </table:table-cell>
          <table:table-cell table:style-name="ce564" table:formula="of:=[$Layout.$AE$1]*[BigramsFI.I13]+[$Layout.$AG$1]*[BigramsEN.I13]" office:value-type="float" office:value="0.432692788762017" calcext:value-type="float">
            <text:p>0.433</text:p>
          </table:table-cell>
          <table:table-cell table:style-name="ce580" table:formula="of:=[$Layout.$AE$1]*[BigramsFI.J13]+[$Layout.$AG$1]*[BigramsEN.J13]" office:value-type="float" office:value="0.00023517186269708" calcext:value-type="float">
            <text:p>0.000</text:p>
          </table:table-cell>
          <table:table-cell table:style-name="ce580" table:formula="of:=[$Layout.$AE$1]*[BigramsFI.K13]+[$Layout.$AG$1]*[BigramsEN.K13]" office:value-type="float" office:value="0.00734570200803915" calcext:value-type="float">
            <text:p>0.007</text:p>
          </table:table-cell>
          <table:table-cell table:style-name="ce580" table:formula="of:=[$Layout.$AE$1]*[BigramsFI.L13]+[$Layout.$AG$1]*[BigramsEN.L13]" office:value-type="float" office:value="0.117032529467147" calcext:value-type="float">
            <text:p>0.117</text:p>
          </table:table-cell>
          <table:table-cell table:style-name="ce563" table:formula="of:=[$Layout.$AE$1]*[BigramsFI.M13]+[$Layout.$AG$1]*[BigramsEN.M13]" office:value-type="float" office:value="0.170035067927986" calcext:value-type="float">
            <text:p>0.170</text:p>
          </table:table-cell>
          <table:table-cell table:style-name="ce580" table:formula="of:=[$Layout.$AE$1]*[BigramsFI.N13]+[$Layout.$AG$1]*[BigramsEN.N13]" office:value-type="float" office:value="0.192353665534931" calcext:value-type="float">
            <text:p>0.192</text:p>
          </table:table-cell>
          <table:table-cell table:style-name="ce564" table:formula="of:=[$Layout.$AE$1]*[BigramsFI.O13]+[$Layout.$AG$1]*[BigramsEN.O13]" office:value-type="float" office:value="0.418641146911345" calcext:value-type="float">
            <text:p>0.419</text:p>
          </table:table-cell>
          <table:table-cell table:style-name="ce580" table:formula="of:=[$Layout.$AE$1]*[BigramsFI.P13]+[$Layout.$AG$1]*[BigramsEN.P13]" office:value-type="float" office:value="0.00905602293369" calcext:value-type="float">
            <text:p>0.009</text:p>
          </table:table-cell>
          <table:table-cell table:style-name="ce580" table:formula="of:=[$Layout.$AE$1]*[BigramsFI.Q13]+[$Layout.$AG$1]*[BigramsEN.Q13]" office:value-type="float" office:value="0.0000466968052723866" calcext:value-type="float">
            <text:p>0.000</text:p>
          </table:table-cell>
          <table:table-cell table:style-name="ce580" table:formula="of:=[$Layout.$AE$1]*[BigramsFI.R13]+[$Layout.$AG$1]*[BigramsEN.R13]" office:value-type="float" office:value="0.118699654655183" calcext:value-type="float">
            <text:p>0.119</text:p>
          </table:table-cell>
          <table:table-cell table:style-name="ce580" table:formula="of:=[$Layout.$AE$1]*[BigramsFI.S13]+[$Layout.$AG$1]*[BigramsEN.S13]" office:value-type="float" office:value="0.0665650381401502" calcext:value-type="float">
            <text:p>0.067</text:p>
          </table:table-cell>
          <table:table-cell table:style-name="ce580" table:formula="of:=[$Layout.$AE$1]*[BigramsFI.T13]+[$Layout.$AG$1]*[BigramsEN.T13]" office:value-type="float" office:value="0.0472838942516075" calcext:value-type="float">
            <text:p>0.047</text:p>
          </table:table-cell>
          <table:table-cell table:style-name="ce564" table:formula="of:=[$Layout.$AE$1]*[BigramsFI.U13]+[$Layout.$AG$1]*[BigramsEN.U13]" office:value-type="float" office:value="0.143663128121541" calcext:value-type="float">
            <text:p>0.144</text:p>
          </table:table-cell>
          <table:table-cell table:style-name="ce580" table:formula="of:=[$Layout.$AE$1]*[BigramsFI.V13]+[$Layout.$AG$1]*[BigramsEN.V13]" office:value-type="float" office:value="0.000573301741838095" calcext:value-type="float">
            <text:p>0.001</text:p>
          </table:table-cell>
          <table:table-cell table:style-name="ce580" table:formula="of:=[$Layout.$AE$1]*[BigramsFI.W13]+[$Layout.$AG$1]*[BigramsEN.W13]" office:value-type="float" office:value="0.000916332962669471" calcext:value-type="float">
            <text:p>0.001</text:p>
          </table:table-cell>
          <table:table-cell table:style-name="ce580" table:formula="of:=[$Layout.$AE$1]*[BigramsFI.X13]+[$Layout.$AG$1]*[BigramsEN.X13]" office:value-type="float" office:value="0.000738709702682455" calcext:value-type="float">
            <text:p>0.001</text:p>
          </table:table-cell>
          <table:table-cell table:style-name="ce564" table:formula="of:=[$Layout.$AE$1]*[BigramsFI.Y13]+[$Layout.$AG$1]*[BigramsEN.Y13]" office:value-type="float" office:value="0.0519212676109968" calcext:value-type="float">
            <text:p>0.052</text:p>
          </table:table-cell>
          <table:table-cell table:style-name="ce580" table:formula="of:=[$Layout.$AE$1]*[BigramsFI.Z13]+[$Layout.$AG$1]*[BigramsEN.Z13]" office:value-type="float" office:value="0.000460779319494996" calcext:value-type="float">
            <text:p>0.000</text:p>
          </table:table-cell>
          <table:table-cell table:style-name="ce564" table:formula="of:=[$Layout.$AE$1]*[BigramsFI.AA13]+[$Layout.$AG$1]*[BigramsEN.AA13]" office:value-type="float" office:value="0.0000281306055857751" calcext:value-type="float">
            <text:p>0.000</text:p>
          </table:table-cell>
          <table:table-cell table:style-name="ce564" table:formula="of:=[$Layout.$AE$1]*[BigramsFI.AB13]+[$Layout.$AG$1]*[BigramsEN.AB13]" office:value-type="float" office:value="0.101002939355726" calcext:value-type="float">
            <text:p>0.101</text:p>
          </table:table-cell>
          <table:table-cell table:style-name="ce564" table:formula="of:=[$Layout.$AE$1]*[BigramsFI.AC13]+[$Layout.$AG$1]*[BigramsEN.AC13]" office:value-type="float" office:value="0.00704615408712495" calcext:value-type="float">
            <text:p>0.007</text:p>
          </table:table-cell>
          <table:table-cell table:style-name="ce327"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4]+[$Layout.$AG$1]*[BigramsEN.A14]" office:value-type="float" office:value="1.84521910883682" calcext:value-type="float">
            <text:p>1.845</text:p>
          </table:table-cell>
          <table:table-cell table:style-name="ce580" table:formula="of:=[$Layout.$AE$1]*[BigramsFI.B14]+[$Layout.$AG$1]*[BigramsEN.B14]" office:value-type="float" office:value="0.00189680370607451" calcext:value-type="float">
            <text:p>0.002</text:p>
          </table:table-cell>
          <table:table-cell table:style-name="ce580" table:formula="of:=[$Layout.$AE$1]*[BigramsFI.C14]+[$Layout.$AG$1]*[BigramsEN.C14]" office:value-type="float" office:value="0.0017338083609921" calcext:value-type="float">
            <text:p>0.002</text:p>
          </table:table-cell>
          <table:table-cell table:style-name="ce580" table:formula="of:=[$Layout.$AE$1]*[BigramsFI.D14]+[$Layout.$AG$1]*[BigramsEN.D14]" office:value-type="float" office:value="0.00663358729494027" calcext:value-type="float">
            <text:p>0.007</text:p>
          </table:table-cell>
          <table:table-cell table:style-name="ce564" table:formula="of:=[$Layout.$AE$1]*[BigramsFI.E14]+[$Layout.$AG$1]*[BigramsEN.E14]" office:value-type="float" office:value="1.79451541129601" calcext:value-type="float">
            <text:p>1.795</text:p>
          </table:table-cell>
          <table:table-cell table:style-name="ce580" table:formula="of:=[$Layout.$AE$1]*[BigramsFI.F14]+[$Layout.$AG$1]*[BigramsEN.F14]" office:value-type="float" office:value="0.000777529938390825" calcext:value-type="float">
            <text:p>0.001</text:p>
          </table:table-cell>
          <table:table-cell table:style-name="ce580" table:formula="of:=[$Layout.$AE$1]*[BigramsFI.G14]+[$Layout.$AG$1]*[BigramsEN.G14]" office:value-type="float" office:value="0.038456212259417" calcext:value-type="float">
            <text:p>0.038</text:p>
          </table:table-cell>
          <table:table-cell table:style-name="ce580" table:formula="of:=[$Layout.$AE$1]*[BigramsFI.H14]+[$Layout.$AG$1]*[BigramsEN.H14]" office:value-type="float" office:value="0.020012397360422" calcext:value-type="float">
            <text:p>0.020</text:p>
          </table:table-cell>
          <table:table-cell table:style-name="ce564" table:formula="of:=[$Layout.$AE$1]*[BigramsFI.I14]+[$Layout.$AG$1]*[BigramsEN.I14]" office:value-type="float" office:value="2.18930697624616" calcext:value-type="float">
            <text:p>2.189</text:p>
          </table:table-cell>
          <table:table-cell table:style-name="ce580" table:formula="of:=[$Layout.$AE$1]*[BigramsFI.J14]+[$Layout.$AG$1]*[BigramsEN.J14]" office:value-type="float" office:value="0.000874861833717605" calcext:value-type="float">
            <text:p>0.001</text:p>
          </table:table-cell>
          <table:table-cell table:style-name="ce580" table:formula="of:=[$Layout.$AE$1]*[BigramsFI.K14]+[$Layout.$AG$1]*[BigramsEN.K14]" office:value-type="float" office:value="0.0324707640641551" calcext:value-type="float">
            <text:p>0.032</text:p>
          </table:table-cell>
          <table:table-cell table:style-name="ce580" table:formula="of:=[$Layout.$AE$1]*[BigramsFI.L14]+[$Layout.$AG$1]*[BigramsEN.L14]" office:value-type="float" office:value="0.00550643695769256" calcext:value-type="float">
            <text:p>0.006</text:p>
          </table:table-cell>
          <table:table-cell table:style-name="ce580" table:formula="of:=[$Layout.$AE$1]*[BigramsFI.M14]+[$Layout.$AG$1]*[BigramsEN.M14]" office:value-type="float" office:value="0.00755892205139718" calcext:value-type="float">
            <text:p>0.008</text:p>
          </table:table-cell>
          <table:table-cell table:style-name="ce563" table:formula="of:=[$Layout.$AE$1]*[BigramsFI.N14]+[$Layout.$AG$1]*[BigramsEN.N14]" office:value-type="float" office:value="0.344374287609292" calcext:value-type="float">
            <text:p>0.344</text:p>
          </table:table-cell>
          <table:table-cell table:style-name="ce564" table:formula="of:=[$Layout.$AE$1]*[BigramsFI.O14]+[$Layout.$AG$1]*[BigramsEN.O14]" office:value-type="float" office:value="1.40690006964688" calcext:value-type="float">
            <text:p>1.407</text:p>
          </table:table-cell>
          <table:table-cell table:style-name="ce580" table:formula="of:=[$Layout.$AE$1]*[BigramsFI.P14]+[$Layout.$AG$1]*[BigramsEN.P14]" office:value-type="float" office:value="0.00221427910439714" calcext:value-type="float">
            <text:p>0.002</text:p>
          </table:table-cell>
          <table:table-cell table:style-name="ce580" table:formula="of:=[$Layout.$AE$1]*[BigramsFI.Q14]+[$Layout.$AG$1]*[BigramsEN.Q14]" office:value-type="float" office:value="0.0000511977021661105" calcext:value-type="float">
            <text:p>0.000</text:p>
          </table:table-cell>
          <table:table-cell table:style-name="ce580" table:formula="of:=[$Layout.$AE$1]*[BigramsFI.R14]+[$Layout.$AG$1]*[BigramsEN.R14]" office:value-type="float" office:value="0.0999069043488296" calcext:value-type="float">
            <text:p>0.100</text:p>
          </table:table-cell>
          <table:table-cell table:style-name="ce580" table:formula="of:=[$Layout.$AE$1]*[BigramsFI.S14]+[$Layout.$AG$1]*[BigramsEN.S14]" office:value-type="float" office:value="0.0165185199304666" calcext:value-type="float">
            <text:p>0.017</text:p>
          </table:table-cell>
          <table:table-cell table:style-name="ce580" table:formula="of:=[$Layout.$AE$1]*[BigramsFI.T14]+[$Layout.$AG$1]*[BigramsEN.T14]" office:value-type="float" office:value="0.0205325951802416" calcext:value-type="float">
            <text:p>0.021</text:p>
          </table:table-cell>
          <table:table-cell table:style-name="ce564" table:formula="of:=[$Layout.$AE$1]*[BigramsFI.U14]+[$Layout.$AG$1]*[BigramsEN.U14]" office:value-type="float" office:value="0.450128190854592" calcext:value-type="float">
            <text:p>0.450</text:p>
          </table:table-cell>
          <table:table-cell table:style-name="ce580" table:formula="of:=[$Layout.$AE$1]*[BigramsFI.V14]+[$Layout.$AG$1]*[BigramsEN.V14]" office:value-type="float" office:value="0.0013716483283624" calcext:value-type="float">
            <text:p>0.001</text:p>
          </table:table-cell>
          <table:table-cell table:style-name="ce580" table:formula="of:=[$Layout.$AE$1]*[BigramsFI.W14]+[$Layout.$AG$1]*[BigramsEN.W14]" office:value-type="float" office:value="0.0413532442959909" calcext:value-type="float">
            <text:p>0.041</text:p>
          </table:table-cell>
          <table:table-cell table:style-name="ce580" table:formula="of:=[$Layout.$AE$1]*[BigramsFI.X14]+[$Layout.$AG$1]*[BigramsEN.X14]" office:value-type="float" office:value="0.00060030712320044" calcext:value-type="float">
            <text:p>0.001</text:p>
          </table:table-cell>
          <table:table-cell table:style-name="ce564" table:formula="of:=[$Layout.$AE$1]*[BigramsFI.Y14]+[$Layout.$AG$1]*[BigramsEN.Y14]" office:value-type="float" office:value="0.0638026061903355" calcext:value-type="float">
            <text:p>0.064</text:p>
          </table:table-cell>
          <table:table-cell table:style-name="ce580" table:formula="of:=[$Layout.$AE$1]*[BigramsFI.Z14]+[$Layout.$AG$1]*[BigramsEN.Z14]" office:value-type="float" office:value="0.000479345519181608" calcext:value-type="float">
            <text:p>0.000</text:p>
          </table:table-cell>
          <table:table-cell table:style-name="ce564" table:formula="of:=[$Layout.$AE$1]*[BigramsFI.AA14]+[$Layout.$AG$1]*[BigramsEN.AA14]" office:value-type="float" office:value="0.000187912445312978" calcext:value-type="float">
            <text:p>0.000</text:p>
          </table:table-cell>
          <table:table-cell table:style-name="ce564" table:formula="of:=[$Layout.$AE$1]*[BigramsFI.AB14]+[$Layout.$AG$1]*[BigramsEN.AB14]" office:value-type="float" office:value="0.284030223702677" calcext:value-type="float">
            <text:p>0.284</text:p>
          </table:table-cell>
          <table:table-cell table:style-name="ce564" table:formula="of:=[$Layout.$AE$1]*[BigramsFI.AC14]+[$Layout.$AG$1]*[BigramsEN.AC14]" office:value-type="float" office:value="0.0285311854093165" calcext:value-type="float">
            <text:p>0.029</text:p>
          </table:table-cell>
          <table:table-cell table:style-name="ce327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15]+[$Layout.$AG$1]*[BigramsEN.A15]" office:value-type="float" office:value="0.148185030656059" calcext:value-type="float">
            <text:p>0.148</text:p>
          </table:table-cell>
          <table:table-cell table:style-name="ce564" table:formula="of:=[$Layout.$AE$1]*[BigramsFI.B15]+[$Layout.$AG$1]*[BigramsEN.B15]" office:value-type="float" office:value="0.114865585440211" calcext:value-type="float">
            <text:p>0.115</text:p>
          </table:table-cell>
          <table:table-cell table:style-name="ce564" table:formula="of:=[$Layout.$AE$1]*[BigramsFI.C15]+[$Layout.$AG$1]*[BigramsEN.C15]" office:value-type="float" office:value="0.421669978486613" calcext:value-type="float">
            <text:p>0.422</text:p>
          </table:table-cell>
          <table:table-cell table:style-name="ce564" table:formula="of:=[$Layout.$AE$1]*[BigramsFI.D15]+[$Layout.$AG$1]*[BigramsEN.D15]" office:value-type="float" office:value="0.15290098719972" calcext:value-type="float">
            <text:p>0.153</text:p>
          </table:table-cell>
          <table:table-cell table:style-name="ce565" table:formula="of:=[$Layout.$AE$1]*[BigramsFI.E15]+[$Layout.$AG$1]*[BigramsEN.E15]" office:value-type="float" office:value="0.0959939803654675" calcext:value-type="float">
            <text:p>0.096</text:p>
          </table:table-cell>
          <table:table-cell table:style-name="ce564" table:formula="of:=[$Layout.$AE$1]*[BigramsFI.F15]+[$Layout.$AG$1]*[BigramsEN.F15]" office:value-type="float" office:value="0.256831494431895" calcext:value-type="float">
            <text:p>0.257</text:p>
          </table:table-cell>
          <table:table-cell table:style-name="ce564" table:formula="of:=[$Layout.$AE$1]*[BigramsFI.G15]+[$Layout.$AG$1]*[BigramsEN.G15]" office:value-type="float" office:value="0.0856407888199882" calcext:value-type="float">
            <text:p>0.086</text:p>
          </table:table-cell>
          <table:table-cell table:style-name="ce564" table:formula="of:=[$Layout.$AE$1]*[BigramsFI.H15]+[$Layout.$AG$1]*[BigramsEN.H15]" office:value-type="float" office:value="0.295889076341243" calcext:value-type="float">
            <text:p>0.296</text:p>
          </table:table-cell>
          <table:table-cell table:style-name="ce565" table:formula="of:=[$Layout.$AE$1]*[BigramsFI.I15]+[$Layout.$AG$1]*[BigramsEN.I15]" office:value-type="float" office:value="0.575146726763242" calcext:value-type="float">
            <text:p>0.575</text:p>
          </table:table-cell>
          <table:table-cell table:style-name="ce564" table:formula="of:=[$Layout.$AE$1]*[BigramsFI.J15]+[$Layout.$AG$1]*[BigramsEN.J15]" office:value-type="float" office:value="0.289316209251018" calcext:value-type="float">
            <text:p>0.289</text:p>
          </table:table-cell>
          <table:table-cell table:style-name="ce564" table:formula="of:=[$Layout.$AE$1]*[BigramsFI.K15]+[$Layout.$AG$1]*[BigramsEN.K15]" office:value-type="float" office:value="0.313328401640595" calcext:value-type="float">
            <text:p>0.313</text:p>
          </table:table-cell>
          <table:table-cell table:style-name="ce564" table:formula="of:=[$Layout.$AE$1]*[BigramsFI.L15]+[$Layout.$AG$1]*[BigramsEN.L15]" office:value-type="float" office:value="0.346837117987502" calcext:value-type="float">
            <text:p>0.347</text:p>
          </table:table-cell>
          <table:table-cell table:style-name="ce564" table:formula="of:=[$Layout.$AE$1]*[BigramsFI.M15]+[$Layout.$AG$1]*[BigramsEN.M15]" office:value-type="float" office:value="0.247625204779557" calcext:value-type="float">
            <text:p>0.248</text:p>
          </table:table-cell>
          <table:table-cell table:style-name="ce564" table:formula="of:=[$Layout.$AE$1]*[BigramsFI.N15]+[$Layout.$AG$1]*[BigramsEN.N15]" office:value-type="float" office:value="0.464042451964403" calcext:value-type="float">
            <text:p>0.464</text:p>
          </table:table-cell>
          <table:table-cell table:style-name="ce563" table:formula="of:=[$Layout.$AE$1]*[BigramsFI.O15]+[$Layout.$AG$1]*[BigramsEN.O15]" office:value-type="float" office:value="0.193371734835601" calcext:value-type="float">
            <text:p>0.193</text:p>
          </table:table-cell>
          <table:table-cell table:style-name="ce564" table:formula="of:=[$Layout.$AE$1]*[BigramsFI.P15]+[$Layout.$AG$1]*[BigramsEN.P15]" office:value-type="float" office:value="0.261280409612224" calcext:value-type="float">
            <text:p>0.261</text:p>
          </table:table-cell>
          <table:table-cell table:style-name="ce564" table:formula="of:=[$Layout.$AE$1]*[BigramsFI.Q15]+[$Layout.$AG$1]*[BigramsEN.Q15]" office:value-type="float" office:value="0.000092830998433058" calcext:value-type="float">
            <text:p>0.000</text:p>
          </table:table-cell>
          <table:table-cell table:style-name="ce564" table:formula="of:=[$Layout.$AE$1]*[BigramsFI.R15]+[$Layout.$AG$1]*[BigramsEN.R15]" office:value-type="float" office:value="0.482941426092978" calcext:value-type="float">
            <text:p>0.483</text:p>
          </table:table-cell>
          <table:table-cell table:style-name="ce564" table:formula="of:=[$Layout.$AE$1]*[BigramsFI.S15]+[$Layout.$AG$1]*[BigramsEN.S15]" office:value-type="float" office:value="0.333191990437935" calcext:value-type="float">
            <text:p>0.333</text:p>
          </table:table-cell>
          <table:table-cell table:style-name="ce564" table:formula="of:=[$Layout.$AE$1]*[BigramsFI.T15]+[$Layout.$AG$1]*[BigramsEN.T15]" office:value-type="float" office:value="0.860748676353737" calcext:value-type="float">
            <text:p>0.861</text:p>
          </table:table-cell>
          <table:table-cell table:style-name="ce565" table:formula="of:=[$Layout.$AE$1]*[BigramsFI.U15]+[$Layout.$AG$1]*[BigramsEN.U15]" office:value-type="float" office:value="0.315521215427598" calcext:value-type="float">
            <text:p>0.316</text:p>
          </table:table-cell>
          <table:table-cell table:style-name="ce564" table:formula="of:=[$Layout.$AE$1]*[BigramsFI.V15]+[$Layout.$AG$1]*[BigramsEN.V15]" office:value-type="float" office:value="0.129919252424431" calcext:value-type="float">
            <text:p>0.130</text:p>
          </table:table-cell>
          <table:table-cell table:style-name="ce564" table:formula="of:=[$Layout.$AE$1]*[BigramsFI.W15]+[$Layout.$AG$1]*[BigramsEN.W15]" office:value-type="float" office:value="0.114929845600333" calcext:value-type="float">
            <text:p>0.115</text:p>
          </table:table-cell>
          <table:table-cell table:style-name="ce564" table:formula="of:=[$Layout.$AE$1]*[BigramsFI.X15]+[$Layout.$AG$1]*[BigramsEN.X15]" office:value-type="float" office:value="0.0024361865538946" calcext:value-type="float">
            <text:p>0.002</text:p>
          </table:table-cell>
          <table:table-cell table:style-name="ce565" table:formula="of:=[$Layout.$AE$1]*[BigramsFI.Y15]+[$Layout.$AG$1]*[BigramsEN.Y15]" office:value-type="float" office:value="0.0841311945731426" calcext:value-type="float">
            <text:p>0.084</text:p>
          </table:table-cell>
          <table:table-cell table:style-name="ce564" table:formula="of:=[$Layout.$AE$1]*[BigramsFI.Z15]+[$Layout.$AG$1]*[BigramsEN.Z15]" office:value-type="float" office:value="0.00597605590365992" calcext:value-type="float">
            <text:p>0.006</text:p>
          </table:table-cell>
          <table:table-cell table:style-name="ce565" table:formula="of:=[$Layout.$AE$1]*[BigramsFI.AA15]+[$Layout.$AG$1]*[BigramsEN.AA15]" office:value-type="float" office:value="0.0000241923208037666" calcext:value-type="float">
            <text:p>0.000</text:p>
          </table:table-cell>
          <table:table-cell table:style-name="ce565" table:formula="of:=[$Layout.$AE$1]*[BigramsFI.AB15]+[$Layout.$AG$1]*[BigramsEN.AB15]" office:value-type="float" office:value="0.0542549363811725" calcext:value-type="float">
            <text:p>0.054</text:p>
          </table:table-cell>
          <table:table-cell table:style-name="ce565" table:formula="of:=[$Layout.$AE$1]*[BigramsFI.AC15]+[$Layout.$AG$1]*[BigramsEN.AC15]" office:value-type="float" office:value="0.00286369564863191" calcext:value-type="float">
            <text:p>0.003</text:p>
          </table:table-cell>
          <table:table-cell table:style-name="ce325"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6]+[$Layout.$AG$1]*[BigramsEN.A16]" office:value-type="float" office:value="0.284164962147007" calcext:value-type="float">
            <text:p>0.284</text:p>
          </table:table-cell>
          <table:table-cell table:style-name="ce580" table:formula="of:=[$Layout.$AE$1]*[BigramsFI.B16]+[$Layout.$AG$1]*[BigramsEN.B16]" office:value-type="float" office:value="0.000950652301484117" calcext:value-type="float">
            <text:p>0.001</text:p>
          </table:table-cell>
          <table:table-cell table:style-name="ce580" table:formula="of:=[$Layout.$AE$1]*[BigramsFI.C16]+[$Layout.$AG$1]*[BigramsEN.C16]" office:value-type="float" office:value="0.00131522494987576" calcext:value-type="float">
            <text:p>0.001</text:p>
          </table:table-cell>
          <table:table-cell table:style-name="ce580" table:formula="of:=[$Layout.$AE$1]*[BigramsFI.D16]+[$Layout.$AG$1]*[BigramsEN.D16]" office:value-type="float" office:value="0.00292638387051388" calcext:value-type="float">
            <text:p>0.003</text:p>
          </table:table-cell>
          <table:table-cell table:style-name="ce564" table:formula="of:=[$Layout.$AE$1]*[BigramsFI.E16]+[$Layout.$AG$1]*[BigramsEN.E16]" office:value-type="float" office:value="0.120081916503502" calcext:value-type="float">
            <text:p>0.120</text:p>
          </table:table-cell>
          <table:table-cell table:style-name="ce580" table:formula="of:=[$Layout.$AE$1]*[BigramsFI.F16]+[$Layout.$AG$1]*[BigramsEN.F16]" office:value-type="float" office:value="0.000523229263895415" calcext:value-type="float">
            <text:p>0.001</text:p>
          </table:table-cell>
          <table:table-cell table:style-name="ce580" table:formula="of:=[$Layout.$AE$1]*[BigramsFI.G16]+[$Layout.$AG$1]*[BigramsEN.G16]" office:value-type="float" office:value="0.00139302758860758" calcext:value-type="float">
            <text:p>0.001</text:p>
          </table:table-cell>
          <table:table-cell table:style-name="ce580" table:formula="of:=[$Layout.$AE$1]*[BigramsFI.H16]+[$Layout.$AG$1]*[BigramsEN.H16]" office:value-type="float" office:value="0.00149638604984816" calcext:value-type="float">
            <text:p>0.001</text:p>
          </table:table-cell>
          <table:table-cell table:style-name="ce564" table:formula="of:=[$Layout.$AE$1]*[BigramsFI.I16]+[$Layout.$AG$1]*[BigramsEN.I16]" office:value-type="float" office:value="0.123897509041627" calcext:value-type="float">
            <text:p>0.124</text:p>
          </table:table-cell>
          <table:table-cell table:style-name="ce580" table:formula="of:=[$Layout.$AE$1]*[BigramsFI.J16]+[$Layout.$AG$1]*[BigramsEN.J16]" office:value-type="float" office:value="0.00017384714252009" calcext:value-type="float">
            <text:p>0.000</text:p>
          </table:table-cell>
          <table:table-cell table:style-name="ce580" table:formula="of:=[$Layout.$AE$1]*[BigramsFI.K16]+[$Layout.$AG$1]*[BigramsEN.K16]" office:value-type="float" office:value="0.00237068527145405" calcext:value-type="float">
            <text:p>0.002</text:p>
          </table:table-cell>
          <table:table-cell table:style-name="ce580" table:formula="of:=[$Layout.$AE$1]*[BigramsFI.L16]+[$Layout.$AG$1]*[BigramsEN.L16]" office:value-type="float" office:value="0.0270129898134802" calcext:value-type="float">
            <text:p>0.027</text:p>
          </table:table-cell>
          <table:table-cell table:style-name="ce580" table:formula="of:=[$Layout.$AE$1]*[BigramsFI.M16]+[$Layout.$AG$1]*[BigramsEN.M16]" office:value-type="float" office:value="0.179413126388696" calcext:value-type="float">
            <text:p>0.179</text:p>
          </table:table-cell>
          <table:table-cell table:style-name="ce580" table:formula="of:=[$Layout.$AE$1]*[BigramsFI.N16]+[$Layout.$AG$1]*[BigramsEN.N16]" office:value-type="float" office:value="0.171692490352553" calcext:value-type="float">
            <text:p>0.172</text:p>
          </table:table-cell>
          <table:table-cell table:style-name="ce564" table:formula="of:=[$Layout.$AE$1]*[BigramsFI.O16]+[$Layout.$AG$1]*[BigramsEN.O16]" office:value-type="float" office:value="0.211809076454665" calcext:value-type="float">
            <text:p>0.212</text:p>
          </table:table-cell>
          <table:table-cell table:style-name="ce563" table:formula="of:=[$Layout.$AE$1]*[BigramsFI.P16]+[$Layout.$AG$1]*[BigramsEN.P16]" office:value-type="float" office:value="0.128219587822266" calcext:value-type="float">
            <text:p>0.128</text:p>
          </table:table-cell>
          <table:table-cell table:style-name="ce580" table:formula="of:=[$Layout.$AE$1]*[BigramsFI.Q16]+[$Layout.$AG$1]*[BigramsEN.Q16]" office:value-type="float" office:value="0.0000343193388146456" calcext:value-type="float">
            <text:p>0.000</text:p>
          </table:table-cell>
          <table:table-cell table:style-name="ce580" table:formula="of:=[$Layout.$AE$1]*[BigramsFI.R16]+[$Layout.$AG$1]*[BigramsEN.R16]" office:value-type="float" office:value="0.0302572196861669" calcext:value-type="float">
            <text:p>0.030</text:p>
          </table:table-cell>
          <table:table-cell table:style-name="ce580" table:formula="of:=[$Layout.$AE$1]*[BigramsFI.S16]+[$Layout.$AG$1]*[BigramsEN.S16]" office:value-type="float" office:value="0.132292581657747" calcext:value-type="float">
            <text:p>0.132</text:p>
          </table:table-cell>
          <table:table-cell table:style-name="ce580" table:formula="of:=[$Layout.$AE$1]*[BigramsFI.T16]+[$Layout.$AG$1]*[BigramsEN.T16]" office:value-type="float" office:value="0.028121517734839" calcext:value-type="float">
            <text:p>0.028</text:p>
          </table:table-cell>
          <table:table-cell table:style-name="ce564" table:formula="of:=[$Layout.$AE$1]*[BigramsFI.U16]+[$Layout.$AG$1]*[BigramsEN.U16]" office:value-type="float" office:value="0.12302458975" calcext:value-type="float">
            <text:p>0.123</text:p>
          </table:table-cell>
          <table:table-cell table:style-name="ce580" table:formula="of:=[$Layout.$AE$1]*[BigramsFI.V16]+[$Layout.$AG$1]*[BigramsEN.V16]" office:value-type="float" office:value="0.000498474330979935" calcext:value-type="float">
            <text:p>0.000</text:p>
          </table:table-cell>
          <table:table-cell table:style-name="ce580" table:formula="of:=[$Layout.$AE$1]*[BigramsFI.W16]+[$Layout.$AG$1]*[BigramsEN.W16]" office:value-type="float" office:value="0.000809436661443526" calcext:value-type="float">
            <text:p>0.001</text:p>
          </table:table-cell>
          <table:table-cell table:style-name="ce580" table:formula="of:=[$Layout.$AE$1]*[BigramsFI.X16]+[$Layout.$AG$1]*[BigramsEN.X16]" office:value-type="float" office:value="0.0342865317321783" calcext:value-type="float">
            <text:p>0.034</text:p>
          </table:table-cell>
          <table:table-cell table:style-name="ce564" table:formula="of:=[$Layout.$AE$1]*[BigramsFI.Y16]+[$Layout.$AG$1]*[BigramsEN.Y16]" office:value-type="float" office:value="0.0287977476521747" calcext:value-type="float">
            <text:p>0.029</text:p>
          </table:table-cell>
          <table:table-cell table:style-name="ce580" table:formula="of:=[$Layout.$AE$1]*[BigramsFI.Z16]+[$Layout.$AG$1]*[BigramsEN.Z16]" office:value-type="float" office:value="0.000320126291566121" calcext:value-type="float">
            <text:p>0.000</text:p>
          </table:table-cell>
          <table:table-cell table:style-name="ce564" table:formula="of:=[$Layout.$AE$1]*[BigramsFI.AA16]+[$Layout.$AG$1]*[BigramsEN.AA16]" office:value-type="float" office:value="0.00000168783633514651" calcext:value-type="float">
            <text:p>0.000</text:p>
          </table:table-cell>
          <table:table-cell table:style-name="ce564" table:formula="of:=[$Layout.$AE$1]*[BigramsFI.AB16]+[$Layout.$AG$1]*[BigramsEN.AB16]" office:value-type="float" office:value="0.0418454010330639" calcext:value-type="float">
            <text:p>0.042</text:p>
          </table:table-cell>
          <table:table-cell table:style-name="ce564" table:formula="of:=[$Layout.$AE$1]*[BigramsFI.AC16]+[$Layout.$AG$1]*[BigramsEN.AC16]" office:value-type="float" office:value="0.00360634363609637" calcext:value-type="float">
            <text:p>0.004</text:p>
          </table:table-cell>
          <table:table-cell table:style-name="ce327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7]+[$Layout.$AG$1]*[BigramsEN.A17]" office:value-type="float" office:value="0.00195700320202807" calcext:value-type="float">
            <text:p>0.002</text:p>
          </table:table-cell>
          <table:table-cell table:style-name="ce580" table:formula="of:=[$Layout.$AE$1]*[BigramsFI.B17]+[$Layout.$AG$1]*[BigramsEN.B17]" office:value-type="float" office:value="0.0000185661996866116" calcext:value-type="float">
            <text:p>0.000</text:p>
          </table:table-cell>
          <table:table-cell table:style-name="ce580" table:formula="of:=[$Layout.$AE$1]*[BigramsFI.C17]+[$Layout.$AG$1]*[BigramsEN.C17]" office:value-type="float" office:value="0.0028375672670293" calcext:value-type="float">
            <text:p>0.003</text:p>
          </table:table-cell>
          <table:table-cell table:style-name="ce580" table:formula="of:=[$Layout.$AE$1]*[BigramsFI.D17]+[$Layout.$AG$1]*[BigramsEN.D17]" office:value-type="float" office:value="0.000626587725135988" calcext:value-type="float">
            <text:p>0.001</text:p>
          </table:table-cell>
          <table:table-cell table:style-name="ce564" table:formula="of:=[$Layout.$AE$1]*[BigramsFI.E17]+[$Layout.$AG$1]*[BigramsEN.E17]" office:value-type="float" office:value="0.0290350441182414" calcext:value-type="float">
            <text:p>0.029</text:p>
          </table:table-cell>
          <table:table-cell table:style-name="ce580" table:formula="of:=[$Layout.$AE$1]*[BigramsFI.F17]+[$Layout.$AG$1]*[BigramsEN.F17]" office:value-type="float" office:value="0.0000191288117983271" calcext:value-type="float">
            <text:p>0.000</text:p>
          </table:table-cell>
          <table:table-cell table:style-name="ce580" table:formula="of:=[$Layout.$AE$1]*[BigramsFI.G17]+[$Layout.$AG$1]*[BigramsEN.G17]" office:value-type="float" office:value="0.0000545733748364035" calcext:value-type="float">
            <text:p>0.000</text:p>
          </table:table-cell>
          <table:table-cell table:style-name="ce580" table:formula="of:=[$Layout.$AE$1]*[BigramsFI.H17]+[$Layout.$AG$1]*[BigramsEN.H17]" office:value-type="float" office:value="0.0000500724779426795" calcext:value-type="float">
            <text:p>0.000</text:p>
          </table:table-cell>
          <table:table-cell table:style-name="ce564" table:formula="of:=[$Layout.$AE$1]*[BigramsFI.I17]+[$Layout.$AG$1]*[BigramsEN.I17]" office:value-type="float" office:value="0.00637261138527074" calcext:value-type="float">
            <text:p>0.006</text:p>
          </table:table-cell>
          <table:table-cell table:style-name="ce580" table:formula="of:=[$Layout.$AE$1]*[BigramsFI.J17]+[$Layout.$AG$1]*[BigramsEN.J17]" office:value-type="float" office:value="0.00000225044844686201" calcext:value-type="float">
            <text:p>0.000</text:p>
          </table:table-cell>
          <table:table-cell table:style-name="ce580" table:formula="of:=[$Layout.$AE$1]*[BigramsFI.K17]+[$Layout.$AG$1]*[BigramsEN.K17]" office:value-type="float" office:value="0.0000151905270163186" calcext:value-type="float">
            <text:p>0.000</text:p>
          </table:table-cell>
          <table:table-cell table:style-name="ce580" table:formula="of:=[$Layout.$AE$1]*[BigramsFI.L17]+[$Layout.$AG$1]*[BigramsEN.L17]" office:value-type="float" office:value="0.000161469676062349" calcext:value-type="float">
            <text:p>0.000</text:p>
          </table:table-cell>
          <table:table-cell table:style-name="ce580" table:formula="of:=[$Layout.$AE$1]*[BigramsFI.M17]+[$Layout.$AG$1]*[BigramsEN.M17]" office:value-type="float" office:value="0.0000669508412941445" calcext:value-type="float">
            <text:p>0.000</text:p>
          </table:table-cell>
          <table:table-cell table:style-name="ce580" table:formula="of:=[$Layout.$AE$1]*[BigramsFI.N17]+[$Layout.$AG$1]*[BigramsEN.N17]" office:value-type="float" office:value="0.00372745746044815" calcext:value-type="float">
            <text:p>0.004</text:p>
          </table:table-cell>
          <table:table-cell table:style-name="ce564" table:formula="of:=[$Layout.$AE$1]*[BigramsFI.O17]+[$Layout.$AG$1]*[BigramsEN.O17]" office:value-type="float" office:value="0.000699164687547288" calcext:value-type="float">
            <text:p>0.001</text:p>
          </table:table-cell>
          <table:table-cell table:style-name="ce580" table:formula="of:=[$Layout.$AE$1]*[BigramsFI.P17]+[$Layout.$AG$1]*[BigramsEN.P17]" office:value-type="float" office:value="0.0000219418723569046" calcext:value-type="float">
            <text:p>0.000</text:p>
          </table:table-cell>
          <table:table-cell table:style-name="ce563" table:formula="of:=[$Layout.$AE$1]*[BigramsFI.Q17]+[$Layout.$AG$1]*[BigramsEN.Q17]" office:value-type="float" office:value="0.0000157531391280341" calcext:value-type="float">
            <text:p>0.000</text:p>
          </table:table-cell>
          <table:table-cell table:style-name="ce580" table:formula="of:=[$Layout.$AE$1]*[BigramsFI.R17]+[$Layout.$AG$1]*[BigramsEN.R17]" office:value-type="float" office:value="0.000758238959277415" calcext:value-type="float">
            <text:p>0.001</text:p>
          </table:table-cell>
          <table:table-cell table:style-name="ce580" table:formula="of:=[$Layout.$AE$1]*[BigramsFI.S17]+[$Layout.$AG$1]*[BigramsEN.S17]" office:value-type="float" office:value="0.00408680443251927" calcext:value-type="float">
            <text:p>0.004</text:p>
          </table:table-cell>
          <table:table-cell table:style-name="ce580" table:formula="of:=[$Layout.$AE$1]*[BigramsFI.T17]+[$Layout.$AG$1]*[BigramsEN.T17]" office:value-type="float" office:value="0.000114210258678247" calcext:value-type="float">
            <text:p>0.000</text:p>
          </table:table-cell>
          <table:table-cell table:style-name="ce564" table:formula="of:=[$Layout.$AE$1]*[BigramsFI.U17]+[$Layout.$AG$1]*[BigramsEN.U17]" office:value-type="float" office:value="0.000130526009917997" calcext:value-type="float">
            <text:p>0.000</text:p>
          </table:table-cell>
          <table:table-cell table:style-name="ce580" table:formula="of:=[$Layout.$AE$1]*[BigramsFI.V17]+[$Layout.$AG$1]*[BigramsEN.V17]" office:value-type="float" office:value="0.0000050635090054395" calcext:value-type="float">
            <text:p>0.000</text:p>
          </table:table-cell>
          <table:table-cell table:style-name="ce580" table:formula="of:=[$Layout.$AE$1]*[BigramsFI.W17]+[$Layout.$AG$1]*[BigramsEN.W17]" office:value-type="float" office:value="0.00000393828478200851" calcext:value-type="float">
            <text:p>0.000</text:p>
          </table:table-cell>
          <table:table-cell table:style-name="ce580" table:formula="of:=[$Layout.$AE$1]*[BigramsFI.X17]+[$Layout.$AG$1]*[BigramsEN.X17]" office:value-type="float" office:value="0.0000129400785694566" calcext:value-type="float">
            <text:p>0.000</text:p>
          </table:table-cell>
          <table:table-cell table:style-name="ce564" table:formula="of:=[$Layout.$AE$1]*[BigramsFI.Y17]+[$Layout.$AG$1]*[BigramsEN.Y17]" office:value-type="float" office:value="0.0000388202357083696" calcext:value-type="float">
            <text:p>0.000</text:p>
          </table:table-cell>
          <table:table-cell table:style-name="ce580" table:formula="of:=[$Layout.$AE$1]*[BigramsFI.Z17]+[$Layout.$AG$1]*[BigramsEN.Z17]" office:value-type="float" office:value="0.0000455715810489556" calcext:value-type="float">
            <text:p>0.000</text:p>
          </table:table-cell>
          <table:table-cell table:style-name="ce564" table:formula="of:=[$Layout.$AE$1]*[BigramsFI.AA17]+[$Layout.$AG$1]*[BigramsEN.AA17]" office:value-type="float" office:value="0" calcext:value-type="float">
            <text:p>0.000</text:p>
          </table:table-cell>
          <table:table-cell table:style-name="ce564" table:formula="of:=[$Layout.$AE$1]*[BigramsFI.AB17]+[$Layout.$AG$1]*[BigramsEN.AB17]" office:value-type="float" office:value="0.000135589518923436" calcext:value-type="float">
            <text:p>0.000</text:p>
          </table:table-cell>
          <table:table-cell table:style-name="ce564" table:formula="of:=[$Layout.$AE$1]*[BigramsFI.AC17]+[$Layout.$AG$1]*[BigramsEN.AC17]" office:value-type="float" office:value="0.000001125224223431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8]+[$Layout.$AG$1]*[BigramsEN.A18]" office:value-type="float" office:value="0.84859411672464" calcext:value-type="float">
            <text:p>0.849</text:p>
          </table:table-cell>
          <table:table-cell table:style-name="ce580" table:formula="of:=[$Layout.$AE$1]*[BigramsFI.B18]+[$Layout.$AG$1]*[BigramsEN.B18]" office:value-type="float" office:value="0.0720456974261261" calcext:value-type="float">
            <text:p>0.072</text:p>
          </table:table-cell>
          <table:table-cell table:style-name="ce580" table:formula="of:=[$Layout.$AE$1]*[BigramsFI.C18]+[$Layout.$AG$1]*[BigramsEN.C18]" office:value-type="float" office:value="0.0793890992508077" calcext:value-type="float">
            <text:p>0.079</text:p>
          </table:table-cell>
          <table:table-cell table:style-name="ce580" table:formula="of:=[$Layout.$AE$1]*[BigramsFI.D18]+[$Layout.$AG$1]*[BigramsEN.D18]" office:value-type="float" office:value="0.053467560505782" calcext:value-type="float">
            <text:p>0.053</text:p>
          </table:table-cell>
          <table:table-cell table:style-name="ce564" table:formula="of:=[$Layout.$AE$1]*[BigramsFI.E18]+[$Layout.$AG$1]*[BigramsEN.E18]" office:value-type="float" office:value="1.34299881689424" calcext:value-type="float">
            <text:p>1.343</text:p>
          </table:table-cell>
          <table:table-cell table:style-name="ce580" table:formula="of:=[$Layout.$AE$1]*[BigramsFI.F18]+[$Layout.$AG$1]*[BigramsEN.F18]" office:value-type="float" office:value="0.117757868355427" calcext:value-type="float">
            <text:p>0.118</text:p>
          </table:table-cell>
          <table:table-cell table:style-name="ce580" table:formula="of:=[$Layout.$AE$1]*[BigramsFI.G18]+[$Layout.$AG$1]*[BigramsEN.G18]" office:value-type="float" office:value="0.111516031204538" calcext:value-type="float">
            <text:p>0.112</text:p>
          </table:table-cell>
          <table:table-cell table:style-name="ce580" table:formula="of:=[$Layout.$AE$1]*[BigramsFI.H18]+[$Layout.$AG$1]*[BigramsEN.H18]" office:value-type="float" office:value="0.0489026879986375" calcext:value-type="float">
            <text:p>0.049</text:p>
          </table:table-cell>
          <table:table-cell table:style-name="ce564" table:formula="of:=[$Layout.$AE$1]*[BigramsFI.I18]+[$Layout.$AG$1]*[BigramsEN.I18]" office:value-type="float" office:value="0.287478588333297" calcext:value-type="float">
            <text:p>0.287</text:p>
          </table:table-cell>
          <table:table-cell table:style-name="ce580" table:formula="of:=[$Layout.$AE$1]*[BigramsFI.J18]+[$Layout.$AG$1]*[BigramsEN.J18]" office:value-type="float" office:value="0.000623374219780775" calcext:value-type="float">
            <text:p>0.001</text:p>
          </table:table-cell>
          <table:table-cell table:style-name="ce580" table:formula="of:=[$Layout.$AE$1]*[BigramsFI.K18]+[$Layout.$AG$1]*[BigramsEN.K18]" office:value-type="float" office:value="0.0261418478810273" calcext:value-type="float">
            <text:p>0.026</text:p>
          </table:table-cell>
          <table:table-cell table:style-name="ce580" table:formula="of:=[$Layout.$AE$1]*[BigramsFI.L18]+[$Layout.$AG$1]*[BigramsEN.L18]" office:value-type="float" office:value="0.0064807950780352" calcext:value-type="float">
            <text:p>0.006</text:p>
          </table:table-cell>
          <table:table-cell table:style-name="ce580" table:formula="of:=[$Layout.$AE$1]*[BigramsFI.M18]+[$Layout.$AG$1]*[BigramsEN.M18]" office:value-type="float" office:value="0.00360585713415112" calcext:value-type="float">
            <text:p>0.004</text:p>
          </table:table-cell>
          <table:table-cell table:style-name="ce580" table:formula="of:=[$Layout.$AE$1]*[BigramsFI.N18]+[$Layout.$AG$1]*[BigramsEN.N18]" office:value-type="float" office:value="0.067249816655965" calcext:value-type="float">
            <text:p>0.067</text:p>
          </table:table-cell>
          <table:table-cell table:style-name="ce564" table:formula="of:=[$Layout.$AE$1]*[BigramsFI.O18]+[$Layout.$AG$1]*[BigramsEN.O18]" office:value-type="float" office:value="0.779131086056519" calcext:value-type="float">
            <text:p>0.779</text:p>
          </table:table-cell>
          <table:table-cell table:style-name="ce580" table:formula="of:=[$Layout.$AE$1]*[BigramsFI.P18]+[$Layout.$AG$1]*[BigramsEN.P18]" office:value-type="float" office:value="0.264472349415068" calcext:value-type="float">
            <text:p>0.264</text:p>
          </table:table-cell>
          <table:table-cell table:style-name="ce580" table:formula="of:=[$Layout.$AE$1]*[BigramsFI.Q18]+[$Layout.$AG$1]*[BigramsEN.Q18]" office:value-type="float" office:value="0.0000489472537192487" calcext:value-type="float">
            <text:p>0.000</text:p>
          </table:table-cell>
          <table:table-cell table:style-name="ce563" table:formula="of:=[$Layout.$AE$1]*[BigramsFI.R18]+[$Layout.$AG$1]*[BigramsEN.R18]" office:value-type="float" office:value="0.0961577930284168" calcext:value-type="float">
            <text:p>0.096</text:p>
          </table:table-cell>
          <table:table-cell table:style-name="ce580" table:formula="of:=[$Layout.$AE$1]*[BigramsFI.S18]+[$Layout.$AG$1]*[BigramsEN.S18]" office:value-type="float" office:value="0.0143467610690783" calcext:value-type="float">
            <text:p>0.014</text:p>
          </table:table-cell>
          <table:table-cell table:style-name="ce580" table:formula="of:=[$Layout.$AE$1]*[BigramsFI.T18]+[$Layout.$AG$1]*[BigramsEN.T18]" office:value-type="float" office:value="0.265272291299488" calcext:value-type="float">
            <text:p>0.265</text:p>
          </table:table-cell>
          <table:table-cell table:style-name="ce564" table:formula="of:=[$Layout.$AE$1]*[BigramsFI.U18]+[$Layout.$AG$1]*[BigramsEN.U18]" office:value-type="float" office:value="0.410719492268225" calcext:value-type="float">
            <text:p>0.411</text:p>
          </table:table-cell>
          <table:table-cell table:style-name="ce580" table:formula="of:=[$Layout.$AE$1]*[BigramsFI.V18]+[$Layout.$AG$1]*[BigramsEN.V18]" office:value-type="float" office:value="0.00155320987313142" calcext:value-type="float">
            <text:p>0.002</text:p>
          </table:table-cell>
          <table:table-cell table:style-name="ce580" table:formula="of:=[$Layout.$AE$1]*[BigramsFI.W18]+[$Layout.$AG$1]*[BigramsEN.W18]" office:value-type="float" office:value="0.0165003243346302" calcext:value-type="float">
            <text:p>0.017</text:p>
          </table:table-cell>
          <table:table-cell table:style-name="ce580" table:formula="of:=[$Layout.$AE$1]*[BigramsFI.X18]+[$Layout.$AG$1]*[BigramsEN.X18]" office:value-type="float" office:value="0.000182286324195823" calcext:value-type="float">
            <text:p>0.000</text:p>
          </table:table-cell>
          <table:table-cell table:style-name="ce564" table:formula="of:=[$Layout.$AE$1]*[BigramsFI.Y18]+[$Layout.$AG$1]*[BigramsEN.Y18]" office:value-type="float" office:value="0.0281872572947612" calcext:value-type="float">
            <text:p>0.028</text:p>
          </table:table-cell>
          <table:table-cell table:style-name="ce580" table:formula="of:=[$Layout.$AE$1]*[BigramsFI.Z18]+[$Layout.$AG$1]*[BigramsEN.Z18]" office:value-type="float" office:value="0.00028524434063976" calcext:value-type="float">
            <text:p>0.000</text:p>
          </table:table-cell>
          <table:table-cell table:style-name="ce564" table:formula="of:=[$Layout.$AE$1]*[BigramsFI.AA18]+[$Layout.$AG$1]*[BigramsEN.AA18]" office:value-type="float" office:value="0.000282431280081182" calcext:value-type="float">
            <text:p>0.000</text:p>
          </table:table-cell>
          <table:table-cell table:style-name="ce564" table:formula="of:=[$Layout.$AE$1]*[BigramsFI.AB18]+[$Layout.$AG$1]*[BigramsEN.AB18]" office:value-type="float" office:value="0.0802836231175785" calcext:value-type="float">
            <text:p>0.080</text:p>
          </table:table-cell>
          <table:table-cell table:style-name="ce564" table:formula="of:=[$Layout.$AE$1]*[BigramsFI.AC18]+[$Layout.$AG$1]*[BigramsEN.AC18]" office:value-type="float" office:value="0.00827714938755845" calcext:value-type="float">
            <text:p>0.008</text:p>
          </table:table-cell>
          <table:table-cell table:style-name="ce327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19]+[$Layout.$AG$1]*[BigramsEN.A19]" office:value-type="float" office:value="0.925532898855755" calcext:value-type="float">
            <text:p>0.926</text:p>
          </table:table-cell>
          <table:table-cell table:style-name="ce580" table:formula="of:=[$Layout.$AE$1]*[BigramsFI.B19]+[$Layout.$AG$1]*[BigramsEN.B19]" office:value-type="float" office:value="0.025723042620703" calcext:value-type="float">
            <text:p>0.026</text:p>
          </table:table-cell>
          <table:table-cell table:style-name="ce580" table:formula="of:=[$Layout.$AE$1]*[BigramsFI.C19]+[$Layout.$AG$1]*[BigramsEN.C19]" office:value-type="float" office:value="0.0133661843745603" calcext:value-type="float">
            <text:p>0.013</text:p>
          </table:table-cell>
          <table:table-cell table:style-name="ce580" table:formula="of:=[$Layout.$AE$1]*[BigramsFI.D19]+[$Layout.$AG$1]*[BigramsEN.D19]" office:value-type="float" office:value="0.0694897307086383" calcext:value-type="float">
            <text:p>0.069</text:p>
          </table:table-cell>
          <table:table-cell table:style-name="ce564" table:formula="of:=[$Layout.$AE$1]*[BigramsFI.E19]+[$Layout.$AG$1]*[BigramsEN.E19]" office:value-type="float" office:value="1.0383732553736" calcext:value-type="float">
            <text:p>1.038</text:p>
          </table:table-cell>
          <table:table-cell table:style-name="ce580" table:formula="of:=[$Layout.$AE$1]*[BigramsFI.F19]+[$Layout.$AG$1]*[BigramsEN.F19]" office:value-type="float" office:value="0.00450104911405696" calcext:value-type="float">
            <text:p>0.005</text:p>
          </table:table-cell>
          <table:table-cell table:style-name="ce580" table:formula="of:=[$Layout.$AE$1]*[BigramsFI.G19]+[$Layout.$AG$1]*[BigramsEN.G19]" office:value-type="float" office:value="0.0287428962119282" calcext:value-type="float">
            <text:p>0.029</text:p>
          </table:table-cell>
          <table:table-cell table:style-name="ce580" table:formula="of:=[$Layout.$AE$1]*[BigramsFI.H19]+[$Layout.$AG$1]*[BigramsEN.H19]" office:value-type="float" office:value="0.00941063073138584" calcext:value-type="float">
            <text:p>0.009</text:p>
          </table:table-cell>
          <table:table-cell table:style-name="ce564" table:formula="of:=[$Layout.$AE$1]*[BigramsFI.I19]+[$Layout.$AG$1]*[BigramsEN.I19]" office:value-type="float" office:value="1.53886613657504" calcext:value-type="float">
            <text:p>1.539</text:p>
          </table:table-cell>
          <table:table-cell table:style-name="ce580" table:formula="of:=[$Layout.$AE$1]*[BigramsFI.J19]+[$Layout.$AG$1]*[BigramsEN.J19]" office:value-type="float" office:value="0.000347131672928465" calcext:value-type="float">
            <text:p>0.000</text:p>
          </table:table-cell>
          <table:table-cell table:style-name="ce580" table:formula="of:=[$Layout.$AE$1]*[BigramsFI.K19]+[$Layout.$AG$1]*[BigramsEN.K19]" office:value-type="float" office:value="0.318027840927862" calcext:value-type="float">
            <text:p>0.318</text:p>
          </table:table-cell>
          <table:table-cell table:style-name="ce580" table:formula="of:=[$Layout.$AE$1]*[BigramsFI.L19]+[$Layout.$AG$1]*[BigramsEN.L19]" office:value-type="float" office:value="0.0885551857218588" calcext:value-type="float">
            <text:p>0.089</text:p>
          </table:table-cell>
          <table:table-cell table:style-name="ce580" table:formula="of:=[$Layout.$AE$1]*[BigramsFI.M19]+[$Layout.$AG$1]*[BigramsEN.M19]" office:value-type="float" office:value="0.0535478419234601" calcext:value-type="float">
            <text:p>0.054</text:p>
          </table:table-cell>
          <table:table-cell table:style-name="ce580" table:formula="of:=[$Layout.$AE$1]*[BigramsFI.N19]+[$Layout.$AG$1]*[BigramsEN.N19]" office:value-type="float" office:value="0.630994961651008" calcext:value-type="float">
            <text:p>0.631</text:p>
          </table:table-cell>
          <table:table-cell table:style-name="ce564" table:formula="of:=[$Layout.$AE$1]*[BigramsFI.O19]+[$Layout.$AG$1]*[BigramsEN.O19]" office:value-type="float" office:value="0.39086993200135" calcext:value-type="float">
            <text:p>0.391</text:p>
          </table:table-cell>
          <table:table-cell table:style-name="ce580" table:formula="of:=[$Layout.$AE$1]*[BigramsFI.P19]+[$Layout.$AG$1]*[BigramsEN.P19]" office:value-type="float" office:value="0.0399461051353703" calcext:value-type="float">
            <text:p>0.040</text:p>
          </table:table-cell>
          <table:table-cell table:style-name="ce580" table:formula="of:=[$Layout.$AE$1]*[BigramsFI.Q19]+[$Layout.$AG$1]*[BigramsEN.Q19]" office:value-type="float" office:value="0.000059636883841843" calcext:value-type="float">
            <text:p>0.000</text:p>
          </table:table-cell>
          <table:table-cell table:style-name="ce580" table:formula="of:=[$Layout.$AE$1]*[BigramsFI.R19]+[$Layout.$AG$1]*[BigramsEN.R19]" office:value-type="float" office:value="0.235457989618591" calcext:value-type="float">
            <text:p>0.235</text:p>
          </table:table-cell>
          <table:table-cell table:style-name="ce563" table:formula="of:=[$Layout.$AE$1]*[BigramsFI.S19]+[$Layout.$AG$1]*[BigramsEN.S19]" office:value-type="float" office:value="0.612660545191841" calcext:value-type="float">
            <text:p>0.613</text:p>
          </table:table-cell>
          <table:table-cell table:style-name="ce580" table:formula="of:=[$Layout.$AE$1]*[BigramsFI.T19]+[$Layout.$AG$1]*[BigramsEN.T19]" office:value-type="float" office:value="0.279247381130638" calcext:value-type="float">
            <text:p>0.279</text:p>
          </table:table-cell>
          <table:table-cell table:style-name="ce564" table:formula="of:=[$Layout.$AE$1]*[BigramsFI.U19]+[$Layout.$AG$1]*[BigramsEN.U19]" office:value-type="float" office:value="0.50786609318639" calcext:value-type="float">
            <text:p>0.508</text:p>
          </table:table-cell>
          <table:table-cell table:style-name="ce580" table:formula="of:=[$Layout.$AE$1]*[BigramsFI.V19]+[$Layout.$AG$1]*[BigramsEN.V19]" office:value-type="float" office:value="0.00261148325526828" calcext:value-type="float">
            <text:p>0.003</text:p>
          </table:table-cell>
          <table:table-cell table:style-name="ce580" table:formula="of:=[$Layout.$AE$1]*[BigramsFI.W19]+[$Layout.$AG$1]*[BigramsEN.W19]" office:value-type="float" office:value="0.0195299044990695" calcext:value-type="float">
            <text:p>0.020</text:p>
          </table:table-cell>
          <table:table-cell table:style-name="ce580" table:formula="of:=[$Layout.$AE$1]*[BigramsFI.X19]+[$Layout.$AG$1]*[BigramsEN.X19]" office:value-type="float" office:value="0.000668383188718015" calcext:value-type="float">
            <text:p>0.001</text:p>
          </table:table-cell>
          <table:table-cell table:style-name="ce564" table:formula="of:=[$Layout.$AE$1]*[BigramsFI.Y19]+[$Layout.$AG$1]*[BigramsEN.Y19]" office:value-type="float" office:value="0.127241503319367" calcext:value-type="float">
            <text:p>0.127</text:p>
          </table:table-cell>
          <table:table-cell table:style-name="ce580" table:formula="of:=[$Layout.$AE$1]*[BigramsFI.Z19]+[$Layout.$AG$1]*[BigramsEN.Z19]" office:value-type="float" office:value="0.000574989578173245" calcext:value-type="float">
            <text:p>0.001</text:p>
          </table:table-cell>
          <table:table-cell table:style-name="ce564" table:formula="of:=[$Layout.$AE$1]*[BigramsFI.AA19]+[$Layout.$AG$1]*[BigramsEN.AA19]" office:value-type="float" office:value="0.000129400785694566" calcext:value-type="float">
            <text:p>0.000</text:p>
          </table:table-cell>
          <table:table-cell table:style-name="ce564" table:formula="of:=[$Layout.$AE$1]*[BigramsFI.AB19]+[$Layout.$AG$1]*[BigramsEN.AB19]" office:value-type="float" office:value="0.110587036678799" calcext:value-type="float">
            <text:p>0.111</text:p>
          </table:table-cell>
          <table:table-cell table:style-name="ce564" table:formula="of:=[$Layout.$AE$1]*[BigramsFI.AC19]+[$Layout.$AG$1]*[BigramsEN.AC19]" office:value-type="float" office:value="0.0659527674079615" calcext:value-type="float">
            <text:p>0.066</text:p>
          </table:table-cell>
          <table:table-cell table:style-name="ce327"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20]+[$Layout.$AG$1]*[BigramsEN.A20]" office:value-type="float" office:value="1.2018493977845" calcext:value-type="float">
            <text:p>1.202</text:p>
          </table:table-cell>
          <table:table-cell table:style-name="ce580" table:formula="of:=[$Layout.$AE$1]*[BigramsFI.B20]+[$Layout.$AG$1]*[BigramsEN.B20]" office:value-type="float" office:value="0.00916163184337743" calcext:value-type="float">
            <text:p>0.009</text:p>
          </table:table-cell>
          <table:table-cell table:style-name="ce580" table:formula="of:=[$Layout.$AE$1]*[BigramsFI.C20]+[$Layout.$AG$1]*[BigramsEN.C20]" office:value-type="float" office:value="0.234919318137525" calcext:value-type="float">
            <text:p>0.235</text:p>
          </table:table-cell>
          <table:table-cell table:style-name="ce580" table:formula="of:=[$Layout.$AE$1]*[BigramsFI.D20]+[$Layout.$AG$1]*[BigramsEN.D20]" office:value-type="float" office:value="0.00425623673529424" calcext:value-type="float">
            <text:p>0.004</text:p>
          </table:table-cell>
          <table:table-cell table:style-name="ce564" table:formula="of:=[$Layout.$AE$1]*[BigramsFI.E20]+[$Layout.$AG$1]*[BigramsEN.E20]" office:value-type="float" office:value="0.60791699036367" calcext:value-type="float">
            <text:p>0.608</text:p>
          </table:table-cell>
          <table:table-cell table:style-name="ce580" table:formula="of:=[$Layout.$AE$1]*[BigramsFI.F20]+[$Layout.$AG$1]*[BigramsEN.F20]" office:value-type="float" office:value="0.0438316267582641" calcext:value-type="float">
            <text:p>0.044</text:p>
          </table:table-cell>
          <table:table-cell table:style-name="ce580" table:formula="of:=[$Layout.$AE$1]*[BigramsFI.G20]+[$Layout.$AG$1]*[BigramsEN.G20]" office:value-type="float" office:value="0.00949839822081346" calcext:value-type="float">
            <text:p>0.009</text:p>
          </table:table-cell>
          <table:table-cell table:style-name="ce580" table:formula="of:=[$Layout.$AE$1]*[BigramsFI.H20]+[$Layout.$AG$1]*[BigramsEN.H20]" office:value-type="float" office:value="0.205317148498181" calcext:value-type="float">
            <text:p>0.205</text:p>
          </table:table-cell>
          <table:table-cell table:style-name="ce564" table:formula="of:=[$Layout.$AE$1]*[BigramsFI.I20]+[$Layout.$AG$1]*[BigramsEN.I20]" office:value-type="float" office:value="1.14380859913455" calcext:value-type="float">
            <text:p>1.144</text:p>
          </table:table-cell>
          <table:table-cell table:style-name="ce580" table:formula="of:=[$Layout.$AE$1]*[BigramsFI.J20]+[$Layout.$AG$1]*[BigramsEN.J20]" office:value-type="float" office:value="0.000169908857738082" calcext:value-type="float">
            <text:p>0.000</text:p>
          </table:table-cell>
          <table:table-cell table:style-name="ce580" table:formula="of:=[$Layout.$AE$1]*[BigramsFI.K20]+[$Layout.$AG$1]*[BigramsEN.K20]" office:value-type="float" office:value="0.0189503015915982" calcext:value-type="float">
            <text:p>0.019</text:p>
          </table:table-cell>
          <table:table-cell table:style-name="ce580" table:formula="of:=[$Layout.$AE$1]*[BigramsFI.L20]+[$Layout.$AG$1]*[BigramsEN.L20]" office:value-type="float" office:value="0.187526076081181" calcext:value-type="float">
            <text:p>0.188</text:p>
          </table:table-cell>
          <table:table-cell table:style-name="ce580" table:formula="of:=[$Layout.$AE$1]*[BigramsFI.M20]+[$Layout.$AG$1]*[BigramsEN.M20]" office:value-type="float" office:value="0.00372545523646497" calcext:value-type="float">
            <text:p>0.004</text:p>
          </table:table-cell>
          <table:table-cell table:style-name="ce580" table:formula="of:=[$Layout.$AE$1]*[BigramsFI.N20]+[$Layout.$AG$1]*[BigramsEN.N20]" office:value-type="float" office:value="0.93134580674391" calcext:value-type="float">
            <text:p>0.931</text:p>
          </table:table-cell>
          <table:table-cell table:style-name="ce564" table:formula="of:=[$Layout.$AE$1]*[BigramsFI.O20]+[$Layout.$AG$1]*[BigramsEN.O20]" office:value-type="float" office:value="0.41112688658469" calcext:value-type="float">
            <text:p>0.411</text:p>
          </table:table-cell>
          <table:table-cell table:style-name="ce580" table:formula="of:=[$Layout.$AE$1]*[BigramsFI.P20]+[$Layout.$AG$1]*[BigramsEN.P20]" office:value-type="float" office:value="0.0613621038164275" calcext:value-type="float">
            <text:p>0.061</text:p>
          </table:table-cell>
          <table:table-cell table:style-name="ce580" table:formula="of:=[$Layout.$AE$1]*[BigramsFI.Q20]+[$Layout.$AG$1]*[BigramsEN.Q20]" office:value-type="float" office:value="0.0000737021866347305" calcext:value-type="float">
            <text:p>0.000</text:p>
          </table:table-cell>
          <table:table-cell table:style-name="ce580" table:formula="of:=[$Layout.$AE$1]*[BigramsFI.R20]+[$Layout.$AG$1]*[BigramsEN.R20]" office:value-type="float" office:value="0.262707594372331" calcext:value-type="float">
            <text:p>0.263</text:p>
          </table:table-cell>
          <table:table-cell table:style-name="ce580" table:formula="of:=[$Layout.$AE$1]*[BigramsFI.S20]+[$Layout.$AG$1]*[BigramsEN.S20]" office:value-type="float" office:value="1.29646730638515" calcext:value-type="float">
            <text:p>1.296</text:p>
          </table:table-cell>
          <table:table-cell table:style-name="ce563" table:formula="of:=[$Layout.$AE$1]*[BigramsFI.T20]+[$Layout.$AG$1]*[BigramsEN.T20]" office:value-type="float" office:value="0.700567251951295" calcext:value-type="float">
            <text:p>0.701</text:p>
          </table:table-cell>
          <table:table-cell table:style-name="ce564" table:formula="of:=[$Layout.$AE$1]*[BigramsFI.U20]+[$Layout.$AG$1]*[BigramsEN.U20]" office:value-type="float" office:value="0.49566479394849" calcext:value-type="float">
            <text:p>0.496</text:p>
          </table:table-cell>
          <table:table-cell table:style-name="ce580" table:formula="of:=[$Layout.$AE$1]*[BigramsFI.V20]+[$Layout.$AG$1]*[BigramsEN.V20]" office:value-type="float" office:value="0.000944625735570325" calcext:value-type="float">
            <text:p>0.001</text:p>
          </table:table-cell>
          <table:table-cell table:style-name="ce580" table:formula="of:=[$Layout.$AE$1]*[BigramsFI.W20]+[$Layout.$AG$1]*[BigramsEN.W20]" office:value-type="float" office:value="0.00412843772878622" calcext:value-type="float">
            <text:p>0.004</text:p>
          </table:table-cell>
          <table:table-cell table:style-name="ce580" table:formula="of:=[$Layout.$AE$1]*[BigramsFI.X20]+[$Layout.$AG$1]*[BigramsEN.X20]" office:value-type="float" office:value="0.0244496892445758" calcext:value-type="float">
            <text:p>0.024</text:p>
          </table:table-cell>
          <table:table-cell table:style-name="ce564" table:formula="of:=[$Layout.$AE$1]*[BigramsFI.Y20]+[$Layout.$AG$1]*[BigramsEN.Y20]" office:value-type="float" office:value="0.126498326026428" calcext:value-type="float">
            <text:p>0.126</text:p>
          </table:table-cell>
          <table:table-cell table:style-name="ce580" table:formula="of:=[$Layout.$AE$1]*[BigramsFI.Z20]+[$Layout.$AG$1]*[BigramsEN.Z20]" office:value-type="float" office:value="0.000442213119808384" calcext:value-type="float">
            <text:p>0.000</text:p>
          </table:table-cell>
          <table:table-cell table:style-name="ce564" table:formula="of:=[$Layout.$AE$1]*[BigramsFI.AA20]+[$Layout.$AG$1]*[BigramsEN.AA20]" office:value-type="float" office:value="0.0000331941145912146" calcext:value-type="float">
            <text:p>0.000</text:p>
          </table:table-cell>
          <table:table-cell table:style-name="ce564" table:formula="of:=[$Layout.$AE$1]*[BigramsFI.AB20]+[$Layout.$AG$1]*[BigramsEN.AB20]" office:value-type="float" office:value="0.125928906353169" calcext:value-type="float">
            <text:p>0.126</text:p>
          </table:table-cell>
          <table:table-cell table:style-name="ce564" table:formula="of:=[$Layout.$AE$1]*[BigramsFI.AC20]+[$Layout.$AG$1]*[BigramsEN.AC20]" office:value-type="float" office:value="0.0142925980860206" calcext:value-type="float">
            <text:p>0.014</text:p>
          </table:table-cell>
          <table:table-cell table:style-name="ce327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21]+[$Layout.$AG$1]*[BigramsEN.A21]" office:value-type="float" office:value="0.232768214657135" calcext:value-type="float">
            <text:p>0.233</text:p>
          </table:table-cell>
          <table:table-cell table:style-name="ce564" table:formula="of:=[$Layout.$AE$1]*[BigramsFI.B21]+[$Layout.$AG$1]*[BigramsEN.B21]" office:value-type="float" office:value="0.110564912295073" calcext:value-type="float">
            <text:p>0.111</text:p>
          </table:table-cell>
          <table:table-cell table:style-name="ce564" table:formula="of:=[$Layout.$AE$1]*[BigramsFI.C21]+[$Layout.$AG$1]*[BigramsEN.C21]" office:value-type="float" office:value="0.0869685897258747" calcext:value-type="float">
            <text:p>0.087</text:p>
          </table:table-cell>
          <table:table-cell table:style-name="ce564" table:formula="of:=[$Layout.$AE$1]*[BigramsFI.D21]+[$Layout.$AG$1]*[BigramsEN.D21]" office:value-type="float" office:value="0.0977152257330319" calcext:value-type="float">
            <text:p>0.098</text:p>
          </table:table-cell>
          <table:table-cell table:style-name="ce565" table:formula="of:=[$Layout.$AE$1]*[BigramsFI.E21]+[$Layout.$AG$1]*[BigramsEN.E21]" office:value-type="float" office:value="0.0914295679850125" calcext:value-type="float">
            <text:p>0.091</text:p>
          </table:table-cell>
          <table:table-cell table:style-name="ce564" table:formula="of:=[$Layout.$AE$1]*[BigramsFI.F21]+[$Layout.$AG$1]*[BigramsEN.F21]" office:value-type="float" office:value="0.0522224038984248" calcext:value-type="float">
            <text:p>0.052</text:p>
          </table:table-cell>
          <table:table-cell table:style-name="ce564" table:formula="of:=[$Layout.$AE$1]*[BigramsFI.G21]+[$Layout.$AG$1]*[BigramsEN.G21]" office:value-type="float" office:value="0.0512315778065095" calcext:value-type="float">
            <text:p>0.051</text:p>
          </table:table-cell>
          <table:table-cell table:style-name="ce564" table:formula="of:=[$Layout.$AE$1]*[BigramsFI.H21]+[$Layout.$AG$1]*[BigramsEN.H21]" office:value-type="float" office:value="0.0764593630672784" calcext:value-type="float">
            <text:p>0.076</text:p>
          </table:table-cell>
          <table:table-cell table:style-name="ce565" table:formula="of:=[$Layout.$AE$1]*[BigramsFI.I21]+[$Layout.$AG$1]*[BigramsEN.I21]" office:value-type="float" office:value="0.0344684872404524" calcext:value-type="float">
            <text:p>0.034</text:p>
          </table:table-cell>
          <table:table-cell table:style-name="ce564" table:formula="of:=[$Layout.$AE$1]*[BigramsFI.J21]+[$Layout.$AG$1]*[BigramsEN.J21]" office:value-type="float" office:value="0.083473067713203" calcext:value-type="float">
            <text:p>0.083</text:p>
          </table:table-cell>
          <table:table-cell table:style-name="ce564" table:formula="of:=[$Layout.$AE$1]*[BigramsFI.K21]+[$Layout.$AG$1]*[BigramsEN.K21]" office:value-type="float" office:value="0.323566178127316" calcext:value-type="float">
            <text:p>0.324</text:p>
          </table:table-cell>
          <table:table-cell table:style-name="ce564" table:formula="of:=[$Layout.$AE$1]*[BigramsFI.L21]+[$Layout.$AG$1]*[BigramsEN.L21]" office:value-type="float" office:value="0.287104948178024" calcext:value-type="float">
            <text:p>0.287</text:p>
          </table:table-cell>
          <table:table-cell table:style-name="ce564" table:formula="of:=[$Layout.$AE$1]*[BigramsFI.M21]+[$Layout.$AG$1]*[BigramsEN.M21]" office:value-type="float" office:value="0.230610120653743" calcext:value-type="float">
            <text:p>0.231</text:p>
          </table:table-cell>
          <table:table-cell table:style-name="ce564" table:formula="of:=[$Layout.$AE$1]*[BigramsFI.N21]+[$Layout.$AG$1]*[BigramsEN.N21]" office:value-type="float" office:value="0.138919186261247" calcext:value-type="float">
            <text:p>0.139</text:p>
          </table:table-cell>
          <table:table-cell table:style-name="ce565" table:formula="of:=[$Layout.$AE$1]*[BigramsFI.O21]+[$Layout.$AG$1]*[BigramsEN.O21]" office:value-type="float" office:value="0.512736678087843" calcext:value-type="float">
            <text:p>0.513</text:p>
          </table:table-cell>
          <table:table-cell table:style-name="ce564" table:formula="of:=[$Layout.$AE$1]*[BigramsFI.P21]+[$Layout.$AG$1]*[BigramsEN.P21]" office:value-type="float" office:value="0.180831822682306" calcext:value-type="float">
            <text:p>0.181</text:p>
          </table:table-cell>
          <table:table-cell table:style-name="ce564" table:formula="of:=[$Layout.$AE$1]*[BigramsFI.Q21]+[$Layout.$AG$1]*[BigramsEN.Q21]" office:value-type="float" office:value="0.0788975384324834" calcext:value-type="float">
            <text:p>0.079</text:p>
          </table:table-cell>
          <table:table-cell table:style-name="ce564" table:formula="of:=[$Layout.$AE$1]*[BigramsFI.R21]+[$Layout.$AG$1]*[BigramsEN.R21]" office:value-type="float" office:value="0.140274449209494" calcext:value-type="float">
            <text:p>0.140</text:p>
          </table:table-cell>
          <table:table-cell table:style-name="ce564" table:formula="of:=[$Layout.$AE$1]*[BigramsFI.S21]+[$Layout.$AG$1]*[BigramsEN.S21]" office:value-type="float" office:value="0.353044364665547" calcext:value-type="float">
            <text:p>0.353</text:p>
          </table:table-cell>
          <table:table-cell table:style-name="ce564" table:formula="of:=[$Layout.$AE$1]*[BigramsFI.T21]+[$Layout.$AG$1]*[BigramsEN.T21]" office:value-type="float" office:value="0.502569865172033" calcext:value-type="float">
            <text:p>0.503</text:p>
          </table:table-cell>
          <table:table-cell table:style-name="ce563" table:formula="of:=[$Layout.$AE$1]*[BigramsFI.U21]+[$Layout.$AG$1]*[BigramsEN.U21]" office:value-type="float" office:value="0.269499478526086" calcext:value-type="float">
            <text:p>0.269</text:p>
          </table:table-cell>
          <table:table-cell table:style-name="ce564" table:formula="of:=[$Layout.$AE$1]*[BigramsFI.V21]+[$Layout.$AG$1]*[BigramsEN.V21]" office:value-type="float" office:value="0.144287740448039" calcext:value-type="float">
            <text:p>0.144</text:p>
          </table:table-cell>
          <table:table-cell table:style-name="ce564" table:formula="of:=[$Layout.$AE$1]*[BigramsFI.W21]+[$Layout.$AG$1]*[BigramsEN.W21]" office:value-type="float" office:value="0.000893828478200851" calcext:value-type="float">
            <text:p>0.001</text:p>
          </table:table-cell>
          <table:table-cell table:style-name="ce564" table:formula="of:=[$Layout.$AE$1]*[BigramsFI.X21]+[$Layout.$AG$1]*[BigramsEN.X21]" office:value-type="float" office:value="0.00265190527016319" calcext:value-type="float">
            <text:p>0.003</text:p>
          </table:table-cell>
          <table:table-cell table:style-name="ce565" table:formula="of:=[$Layout.$AE$1]*[BigramsFI.Y21]+[$Layout.$AG$1]*[BigramsEN.Y21]" office:value-type="float" office:value="0.00227616643668584" calcext:value-type="float">
            <text:p>0.002</text:p>
          </table:table-cell>
          <table:table-cell table:style-name="ce564" table:formula="of:=[$Layout.$AE$1]*[BigramsFI.Z21]+[$Layout.$AG$1]*[BigramsEN.Z21]" office:value-type="float" office:value="0.00208696659983435" calcext:value-type="float">
            <text:p>0.002</text:p>
          </table:table-cell>
          <table:table-cell table:style-name="ce565" table:formula="of:=[$Layout.$AE$1]*[BigramsFI.AA21]+[$Layout.$AG$1]*[BigramsEN.AA21]" office:value-type="float" office:value="0.00000112522422343101" calcext:value-type="float">
            <text:p>0.000</text:p>
          </table:table-cell>
          <table:table-cell table:style-name="ce565" table:formula="of:=[$Layout.$AE$1]*[BigramsFI.AB21]+[$Layout.$AG$1]*[BigramsEN.AB21]" office:value-type="float" office:value="0.00603063922547845" calcext:value-type="float">
            <text:p>0.006</text:p>
          </table:table-cell>
          <table:table-cell table:style-name="ce565" table:formula="of:=[$Layout.$AE$1]*[BigramsFI.AC21]+[$Layout.$AG$1]*[BigramsEN.AC21]" office:value-type="float" office:value="0.0001850993847544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22]+[$Layout.$AG$1]*[BigramsEN.A22]" office:value-type="float" office:value="0.334380019231432" calcext:value-type="float">
            <text:p>0.334</text:p>
          </table:table-cell>
          <table:table-cell table:style-name="ce580" table:formula="of:=[$Layout.$AE$1]*[BigramsFI.B22]+[$Layout.$AG$1]*[BigramsEN.B22]" office:value-type="float" office:value="0.0022976218070975" calcext:value-type="float">
            <text:p>0.002</text:p>
          </table:table-cell>
          <table:table-cell table:style-name="ce580" table:formula="of:=[$Layout.$AE$1]*[BigramsFI.C22]+[$Layout.$AG$1]*[BigramsEN.C22]" office:value-type="float" office:value="0.000481033355516754" calcext:value-type="float">
            <text:p>0.000</text:p>
          </table:table-cell>
          <table:table-cell table:style-name="ce580" table:formula="of:=[$Layout.$AE$1]*[BigramsFI.D22]+[$Layout.$AG$1]*[BigramsEN.D22]" office:value-type="float" office:value="0.0125881778812064" calcext:value-type="float">
            <text:p>0.013</text:p>
          </table:table-cell>
          <table:table-cell table:style-name="ce564" table:formula="of:=[$Layout.$AE$1]*[BigramsFI.E22]+[$Layout.$AG$1]*[BigramsEN.E22]" office:value-type="float" office:value="0.206953770252798" calcext:value-type="float">
            <text:p>0.207</text:p>
          </table:table-cell>
          <table:table-cell table:style-name="ce580" table:formula="of:=[$Layout.$AE$1]*[BigramsFI.F22]+[$Layout.$AG$1]*[BigramsEN.F22]" office:value-type="float" office:value="0.000478782907069892" calcext:value-type="float">
            <text:p>0.000</text:p>
          </table:table-cell>
          <table:table-cell table:style-name="ce580" table:formula="of:=[$Layout.$AE$1]*[BigramsFI.G22]+[$Layout.$AG$1]*[BigramsEN.G22]" office:value-type="float" office:value="0.00079440830174229" calcext:value-type="float">
            <text:p>0.001</text:p>
          </table:table-cell>
          <table:table-cell table:style-name="ce580" table:formula="of:=[$Layout.$AE$1]*[BigramsFI.H22]+[$Layout.$AG$1]*[BigramsEN.H22]" office:value-type="float" office:value="0.00597494062641865" calcext:value-type="float">
            <text:p>0.006</text:p>
          </table:table-cell>
          <table:table-cell table:style-name="ce564" table:formula="of:=[$Layout.$AE$1]*[BigramsFI.I22]+[$Layout.$AG$1]*[BigramsEN.I22]" office:value-type="float" office:value="0.334267539612618" calcext:value-type="float">
            <text:p>0.334</text:p>
          </table:table-cell>
          <table:table-cell table:style-name="ce580" table:formula="of:=[$Layout.$AE$1]*[BigramsFI.J22]+[$Layout.$AG$1]*[BigramsEN.J22]" office:value-type="float" office:value="0.000121524216130549" calcext:value-type="float">
            <text:p>0.000</text:p>
          </table:table-cell>
          <table:table-cell table:style-name="ce580" table:formula="of:=[$Layout.$AE$1]*[BigramsFI.K22]+[$Layout.$AG$1]*[BigramsEN.K22]" office:value-type="float" office:value="0.00273767053560763" calcext:value-type="float">
            <text:p>0.003</text:p>
          </table:table-cell>
          <table:table-cell table:style-name="ce580" table:formula="of:=[$Layout.$AE$1]*[BigramsFI.L22]+[$Layout.$AG$1]*[BigramsEN.L22]" office:value-type="float" office:value="0.0420990893605369" calcext:value-type="float">
            <text:p>0.042</text:p>
          </table:table-cell>
          <table:table-cell table:style-name="ce580" table:formula="of:=[$Layout.$AE$1]*[BigramsFI.M22]+[$Layout.$AG$1]*[BigramsEN.M22]" office:value-type="float" office:value="0.00154268241032391" calcext:value-type="float">
            <text:p>0.002</text:p>
          </table:table-cell>
          <table:table-cell table:style-name="ce580" table:formula="of:=[$Layout.$AE$1]*[BigramsFI.N22]+[$Layout.$AG$1]*[BigramsEN.N22]" office:value-type="float" office:value="0.193712420053944" calcext:value-type="float">
            <text:p>0.194</text:p>
          </table:table-cell>
          <table:table-cell table:style-name="ce564" table:formula="of:=[$Layout.$AE$1]*[BigramsFI.O22]+[$Layout.$AG$1]*[BigramsEN.O22]" office:value-type="float" office:value="0.159378836890827" calcext:value-type="float">
            <text:p>0.159</text:p>
          </table:table-cell>
          <table:table-cell table:style-name="ce580" table:formula="of:=[$Layout.$AE$1]*[BigramsFI.P22]+[$Layout.$AG$1]*[BigramsEN.P22]" office:value-type="float" office:value="0.000678510206728895" calcext:value-type="float">
            <text:p>0.001</text:p>
          </table:table-cell>
          <table:table-cell table:style-name="ce580" table:formula="of:=[$Layout.$AE$1]*[BigramsFI.Q22]+[$Layout.$AG$1]*[BigramsEN.Q22]" office:value-type="float" office:value="0.000248111941266536" calcext:value-type="float">
            <text:p>0.000</text:p>
          </table:table-cell>
          <table:table-cell table:style-name="ce580" table:formula="of:=[$Layout.$AE$1]*[BigramsFI.R22]+[$Layout.$AG$1]*[BigramsEN.R22]" office:value-type="float" office:value="0.0756955840440325" calcext:value-type="float">
            <text:p>0.076</text:p>
          </table:table-cell>
          <table:table-cell table:style-name="ce580" table:formula="of:=[$Layout.$AE$1]*[BigramsFI.S22]+[$Layout.$AG$1]*[BigramsEN.S22]" office:value-type="float" office:value="0.0425918251379953" calcext:value-type="float">
            <text:p>0.043</text:p>
          </table:table-cell>
          <table:table-cell table:style-name="ce580" table:formula="of:=[$Layout.$AE$1]*[BigramsFI.T22]+[$Layout.$AG$1]*[BigramsEN.T22]" office:value-type="float" office:value="0.0305659912500764" calcext:value-type="float">
            <text:p>0.031</text:p>
          </table:table-cell>
          <table:table-cell table:style-name="ce564" table:formula="of:=[$Layout.$AE$1]*[BigramsFI.U22]+[$Layout.$AG$1]*[BigramsEN.U22]" office:value-type="float" office:value="0.085370275329765" calcext:value-type="float">
            <text:p>0.085</text:p>
          </table:table-cell>
          <table:table-cell table:style-name="ce563" table:formula="of:=[$Layout.$AE$1]*[BigramsFI.V22]+[$Layout.$AG$1]*[BigramsEN.V22]" office:value-type="float" office:value="0.00056767562072094" calcext:value-type="float">
            <text:p>0.001</text:p>
          </table:table-cell>
          <table:table-cell table:style-name="ce580" table:formula="of:=[$Layout.$AE$1]*[BigramsFI.W22]+[$Layout.$AG$1]*[BigramsEN.W22]" office:value-type="float" office:value="0.000146841761157746" calcext:value-type="float">
            <text:p>0.000</text:p>
          </table:table-cell>
          <table:table-cell table:style-name="ce580" table:formula="of:=[$Layout.$AE$1]*[BigramsFI.X22]+[$Layout.$AG$1]*[BigramsEN.X22]" office:value-type="float" office:value="0.00143827483502638" calcext:value-type="float">
            <text:p>0.001</text:p>
          </table:table-cell>
          <table:table-cell table:style-name="ce564" table:formula="of:=[$Layout.$AE$1]*[BigramsFI.Y22]+[$Layout.$AG$1]*[BigramsEN.Y22]" office:value-type="float" office:value="0.031101197535633" calcext:value-type="float">
            <text:p>0.031</text:p>
          </table:table-cell>
          <table:table-cell table:style-name="ce580" table:formula="of:=[$Layout.$AE$1]*[BigramsFI.Z22]+[$Layout.$AG$1]*[BigramsEN.Z22]" office:value-type="float" office:value="0.000234046638473649" calcext:value-type="float">
            <text:p>0.000</text:p>
          </table:table-cell>
          <table:table-cell table:style-name="ce564" table:formula="of:=[$Layout.$AE$1]*[BigramsFI.AA22]+[$Layout.$AG$1]*[BigramsEN.AA22]" office:value-type="float" office:value="0.0000146279149046031" calcext:value-type="float">
            <text:p>0.000</text:p>
          </table:table-cell>
          <table:table-cell table:style-name="ce564" table:formula="of:=[$Layout.$AE$1]*[BigramsFI.AB22]+[$Layout.$AG$1]*[BigramsEN.AB22]" office:value-type="float" office:value="0.081502803563666" calcext:value-type="float">
            <text:p>0.082</text:p>
          </table:table-cell>
          <table:table-cell table:style-name="ce564" table:formula="of:=[$Layout.$AE$1]*[BigramsFI.AC22]+[$Layout.$AG$1]*[BigramsEN.AC22]" office:value-type="float" office:value="0.00346006448705034" calcext:value-type="float">
            <text:p>0.003</text:p>
          </table:table-cell>
          <table:table-cell table:style-name="ce327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23]+[$Layout.$AG$1]*[BigramsEN.A23]" office:value-type="float" office:value="0.0372965164768384" calcext:value-type="float">
            <text:p>0.037</text:p>
          </table:table-cell>
          <table:table-cell table:style-name="ce580" table:formula="of:=[$Layout.$AE$1]*[BigramsFI.B23]+[$Layout.$AG$1]*[BigramsEN.B23]" office:value-type="float" office:value="0.000256551122942269" calcext:value-type="float">
            <text:p>0.000</text:p>
          </table:table-cell>
          <table:table-cell table:style-name="ce580" table:formula="of:=[$Layout.$AE$1]*[BigramsFI.C23]+[$Layout.$AG$1]*[BigramsEN.C23]" office:value-type="float" office:value="0.000243611044372812" calcext:value-type="float">
            <text:p>0.000</text:p>
          </table:table-cell>
          <table:table-cell table:style-name="ce580" table:formula="of:=[$Layout.$AE$1]*[BigramsFI.D23]+[$Layout.$AG$1]*[BigramsEN.D23]" office:value-type="float" office:value="0.005586003542926" calcext:value-type="float">
            <text:p>0.006</text:p>
          </table:table-cell>
          <table:table-cell table:style-name="ce564" table:formula="of:=[$Layout.$AE$1]*[BigramsFI.E23]+[$Layout.$AG$1]*[BigramsEN.E23]" office:value-type="float" office:value="0.0645441419161597" calcext:value-type="float">
            <text:p>0.065</text:p>
          </table:table-cell>
          <table:table-cell table:style-name="ce580" table:formula="of:=[$Layout.$AE$1]*[BigramsFI.F23]+[$Layout.$AG$1]*[BigramsEN.F23]" office:value-type="float" office:value="0.000236297086920511" calcext:value-type="float">
            <text:p>0.000</text:p>
          </table:table-cell>
          <table:table-cell table:style-name="ce580" table:formula="of:=[$Layout.$AE$1]*[BigramsFI.G23]+[$Layout.$AG$1]*[BigramsEN.G23]" office:value-type="float" office:value="0.00101816575488997" calcext:value-type="float">
            <text:p>0.001</text:p>
          </table:table-cell>
          <table:table-cell table:style-name="ce580" table:formula="of:=[$Layout.$AE$1]*[BigramsFI.H23]+[$Layout.$AG$1]*[BigramsEN.H23]" office:value-type="float" office:value="0.00323589664212388" calcext:value-type="float">
            <text:p>0.003</text:p>
          </table:table-cell>
          <table:table-cell table:style-name="ce564" table:formula="of:=[$Layout.$AE$1]*[BigramsFI.I23]+[$Layout.$AG$1]*[BigramsEN.I23]" office:value-type="float" office:value="0.00331756145547123" calcext:value-type="float">
            <text:p>0.003</text:p>
          </table:table-cell>
          <table:table-cell table:style-name="ce580" table:formula="of:=[$Layout.$AE$1]*[BigramsFI.J23]+[$Layout.$AG$1]*[BigramsEN.J23]" office:value-type="float" office:value="0.0000399454599318006" calcext:value-type="float">
            <text:p>0.000</text:p>
          </table:table-cell>
          <table:table-cell table:style-name="ce580" table:formula="of:=[$Layout.$AE$1]*[BigramsFI.K23]+[$Layout.$AG$1]*[BigramsEN.K23]" office:value-type="float" office:value="0.00168132326728747" calcext:value-type="float">
            <text:p>0.002</text:p>
          </table:table-cell>
          <table:table-cell table:style-name="ce580" table:formula="of:=[$Layout.$AE$1]*[BigramsFI.L23]+[$Layout.$AG$1]*[BigramsEN.L23]" office:value-type="float" office:value="0.00720157730330923" calcext:value-type="float">
            <text:p>0.007</text:p>
          </table:table-cell>
          <table:table-cell table:style-name="ce580" table:formula="of:=[$Layout.$AE$1]*[BigramsFI.M23]+[$Layout.$AG$1]*[BigramsEN.M23]" office:value-type="float" office:value="0.00106936345705609" calcext:value-type="float">
            <text:p>0.001</text:p>
          </table:table-cell>
          <table:table-cell table:style-name="ce580" table:formula="of:=[$Layout.$AE$1]*[BigramsFI.N23]+[$Layout.$AG$1]*[BigramsEN.N23]" office:value-type="float" office:value="0.00730342004251187" calcext:value-type="float">
            <text:p>0.007</text:p>
          </table:table-cell>
          <table:table-cell table:style-name="ce564" table:formula="of:=[$Layout.$AE$1]*[BigramsFI.O23]+[$Layout.$AG$1]*[BigramsEN.O23]" office:value-type="float" office:value="0.171628695900232" calcext:value-type="float">
            <text:p>0.172</text:p>
          </table:table-cell>
          <table:table-cell table:style-name="ce580" table:formula="of:=[$Layout.$AE$1]*[BigramsFI.P23]+[$Layout.$AG$1]*[BigramsEN.P23]" office:value-type="float" office:value="0.000654718330721763" calcext:value-type="float">
            <text:p>0.001</text:p>
          </table:table-cell>
          <table:table-cell table:style-name="ce580" table:formula="of:=[$Layout.$AE$1]*[BigramsFI.Q23]+[$Layout.$AG$1]*[BigramsEN.Q23]" office:value-type="float" office:value="0.0000236297086920511" calcext:value-type="float">
            <text:p>0.000</text:p>
          </table:table-cell>
          <table:table-cell table:style-name="ce580" table:formula="of:=[$Layout.$AE$1]*[BigramsFI.R23]+[$Layout.$AG$1]*[BigramsEN.R23]" office:value-type="float" office:value="0.00788458840693185" calcext:value-type="float">
            <text:p>0.008</text:p>
          </table:table-cell>
          <table:table-cell table:style-name="ce580" table:formula="of:=[$Layout.$AE$1]*[BigramsFI.S23]+[$Layout.$AG$1]*[BigramsEN.S23]" office:value-type="float" office:value="0.0163838735744872" calcext:value-type="float">
            <text:p>0.016</text:p>
          </table:table-cell>
          <table:table-cell table:style-name="ce580" table:formula="of:=[$Layout.$AE$1]*[BigramsFI.T23]+[$Layout.$AG$1]*[BigramsEN.T23]" office:value-type="float" office:value="0.0432808295008946" calcext:value-type="float">
            <text:p>0.043</text:p>
          </table:table-cell>
          <table:table-cell table:style-name="ce564" table:formula="of:=[$Layout.$AE$1]*[BigramsFI.U23]+[$Layout.$AG$1]*[BigramsEN.U23]" office:value-type="float" office:value="0.000419146023228049" calcext:value-type="float">
            <text:p>0.000</text:p>
          </table:table-cell>
          <table:table-cell table:style-name="ce580" table:formula="of:=[$Layout.$AE$1]*[BigramsFI.V23]+[$Layout.$AG$1]*[BigramsEN.V23]" office:value-type="float" office:value="0.000055135986948119" calcext:value-type="float">
            <text:p>0.000</text:p>
          </table:table-cell>
          <table:table-cell table:style-name="ce563" table:formula="of:=[$Layout.$AE$1]*[BigramsFI.W23]+[$Layout.$AG$1]*[BigramsEN.W23]" office:value-type="float" office:value="0.00086529742781844" calcext:value-type="float">
            <text:p>0.001</text:p>
          </table:table-cell>
          <table:table-cell table:style-name="ce580" table:formula="of:=[$Layout.$AE$1]*[BigramsFI.X23]+[$Layout.$AG$1]*[BigramsEN.X23]" office:value-type="float" office:value="0.000147404373269462" calcext:value-type="float">
            <text:p>0.000</text:p>
          </table:table-cell>
          <table:table-cell table:style-name="ce564" table:formula="of:=[$Layout.$AE$1]*[BigramsFI.Y23]+[$Layout.$AG$1]*[BigramsEN.Y23]" office:value-type="float" office:value="0.00250988874052933" calcext:value-type="float">
            <text:p>0.003</text:p>
          </table:table-cell>
          <table:table-cell table:style-name="ce580" table:formula="of:=[$Layout.$AE$1]*[BigramsFI.Z23]+[$Layout.$AG$1]*[BigramsEN.Z23]" office:value-type="float" office:value="0.000166533185067789" calcext:value-type="float">
            <text:p>0.000</text:p>
          </table:table-cell>
          <table:table-cell table:style-name="ce564" table:formula="of:=[$Layout.$AE$1]*[BigramsFI.AA23]+[$Layout.$AG$1]*[BigramsEN.AA23]" office:value-type="float" office:value="0.0000005626121117155" calcext:value-type="float">
            <text:p>0.000</text:p>
          </table:table-cell>
          <table:table-cell table:style-name="ce564" table:formula="of:=[$Layout.$AE$1]*[BigramsFI.AB23]+[$Layout.$AG$1]*[BigramsEN.AB23]" office:value-type="float" office:value="0.00102564187965736" calcext:value-type="float">
            <text:p>0.001</text:p>
          </table:table-cell>
          <table:table-cell table:style-name="ce564" table:formula="of:=[$Layout.$AE$1]*[BigramsFI.AC23]+[$Layout.$AG$1]*[BigramsEN.AC23]" office:value-type="float" office:value="0.0000770778593050235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24]+[$Layout.$AG$1]*[BigramsEN.A24]" office:value-type="float" office:value="0.0118528438511942" calcext:value-type="float">
            <text:p>0.012</text:p>
          </table:table-cell>
          <table:table-cell table:style-name="ce580" table:formula="of:=[$Layout.$AE$1]*[BigramsFI.B24]+[$Layout.$AG$1]*[BigramsEN.B24]" office:value-type="float" office:value="0.0000286932176974906" calcext:value-type="float">
            <text:p>0.000</text:p>
          </table:table-cell>
          <table:table-cell table:style-name="ce580" table:formula="of:=[$Layout.$AE$1]*[BigramsFI.C24]+[$Layout.$AG$1]*[BigramsEN.C24]" office:value-type="float" office:value="0.000061887332288705" calcext:value-type="float">
            <text:p>0.000</text:p>
          </table:table-cell>
          <table:table-cell table:style-name="ce580" table:formula="of:=[$Layout.$AE$1]*[BigramsFI.D24]+[$Layout.$AG$1]*[BigramsEN.D24]" office:value-type="float" office:value="0.00010633368911423" calcext:value-type="float">
            <text:p>0.000</text:p>
          </table:table-cell>
          <table:table-cell table:style-name="ce564" table:formula="of:=[$Layout.$AE$1]*[BigramsFI.E24]+[$Layout.$AG$1]*[BigramsEN.E24]" office:value-type="float" office:value="0.110457814038603" calcext:value-type="float">
            <text:p>0.110</text:p>
          </table:table-cell>
          <table:table-cell table:style-name="ce580" table:formula="of:=[$Layout.$AE$1]*[BigramsFI.F24]+[$Layout.$AG$1]*[BigramsEN.F24]" office:value-type="float" office:value="0.000124899888800842" calcext:value-type="float">
            <text:p>0.000</text:p>
          </table:table-cell>
          <table:table-cell table:style-name="ce580" table:formula="of:=[$Layout.$AE$1]*[BigramsFI.G24]+[$Layout.$AG$1]*[BigramsEN.G24]" office:value-type="float" office:value="0.000347131672928465" calcext:value-type="float">
            <text:p>0.000</text:p>
          </table:table-cell>
          <table:table-cell table:style-name="ce580" table:formula="of:=[$Layout.$AE$1]*[BigramsFI.H24]+[$Layout.$AG$1]*[BigramsEN.H24]" office:value-type="float" office:value="0.0000360071751497921" calcext:value-type="float">
            <text:p>0.000</text:p>
          </table:table-cell>
          <table:table-cell table:style-name="ce564" table:formula="of:=[$Layout.$AE$1]*[BigramsFI.I24]+[$Layout.$AG$1]*[BigramsEN.I24]" office:value-type="float" office:value="0.0133168366760444" calcext:value-type="float">
            <text:p>0.013</text:p>
          </table:table-cell>
          <table:table-cell table:style-name="ce580" table:formula="of:=[$Layout.$AE$1]*[BigramsFI.J24]+[$Layout.$AG$1]*[BigramsEN.J24]" office:value-type="float" office:value="0.00000168783633514651" calcext:value-type="float">
            <text:p>0.000</text:p>
          </table:table-cell>
          <table:table-cell table:style-name="ce580" table:formula="of:=[$Layout.$AE$1]*[BigramsFI.K24]+[$Layout.$AG$1]*[BigramsEN.K24]" office:value-type="float" office:value="0.000070889126076153" calcext:value-type="float">
            <text:p>0.000</text:p>
          </table:table-cell>
          <table:table-cell table:style-name="ce580" table:formula="of:=[$Layout.$AE$1]*[BigramsFI.L24]+[$Layout.$AG$1]*[BigramsEN.L24]" office:value-type="float" office:value="0.000070889126076153" calcext:value-type="float">
            <text:p>0.000</text:p>
          </table:table-cell>
          <table:table-cell table:style-name="ce580" table:formula="of:=[$Layout.$AE$1]*[BigramsFI.M24]+[$Layout.$AG$1]*[BigramsEN.M24]" office:value-type="float" office:value="0.00024136059592595" calcext:value-type="float">
            <text:p>0.000</text:p>
          </table:table-cell>
          <table:table-cell table:style-name="ce580" table:formula="of:=[$Layout.$AE$1]*[BigramsFI.N24]+[$Layout.$AG$1]*[BigramsEN.N24]" office:value-type="float" office:value="0.00235179473713727" calcext:value-type="float">
            <text:p>0.002</text:p>
          </table:table-cell>
          <table:table-cell table:style-name="ce564" table:formula="of:=[$Layout.$AE$1]*[BigramsFI.O24]+[$Layout.$AG$1]*[BigramsEN.O24]" office:value-type="float" office:value="0.0110809400339206" calcext:value-type="float">
            <text:p>0.011</text:p>
          </table:table-cell>
          <table:table-cell table:style-name="ce580" table:formula="of:=[$Layout.$AE$1]*[BigramsFI.P24]+[$Layout.$AG$1]*[BigramsEN.P24]" office:value-type="float" office:value="0.0000354445630380766" calcext:value-type="float">
            <text:p>0.000</text:p>
          </table:table-cell>
          <table:table-cell table:style-name="ce580" table:formula="of:=[$Layout.$AE$1]*[BigramsFI.Q24]+[$Layout.$AG$1]*[BigramsEN.Q24]" office:value-type="float" office:value="0.000005626121117155" calcext:value-type="float">
            <text:p>0.000</text:p>
          </table:table-cell>
          <table:table-cell table:style-name="ce580" table:formula="of:=[$Layout.$AE$1]*[BigramsFI.R24]+[$Layout.$AG$1]*[BigramsEN.R24]" office:value-type="float" office:value="0.00107555219028496" calcext:value-type="float">
            <text:p>0.001</text:p>
          </table:table-cell>
          <table:table-cell table:style-name="ce580" table:formula="of:=[$Layout.$AE$1]*[BigramsFI.S24]+[$Layout.$AG$1]*[BigramsEN.S24]" office:value-type="float" office:value="0.000496786494644788" calcext:value-type="float">
            <text:p>0.000</text:p>
          </table:table-cell>
          <table:table-cell table:style-name="ce580" table:formula="of:=[$Layout.$AE$1]*[BigramsFI.T24]+[$Layout.$AG$1]*[BigramsEN.T24]" office:value-type="float" office:value="0.000213792602451891" calcext:value-type="float">
            <text:p>0.000</text:p>
          </table:table-cell>
          <table:table-cell table:style-name="ce564" table:formula="of:=[$Layout.$AE$1]*[BigramsFI.U24]+[$Layout.$AG$1]*[BigramsEN.U24]" office:value-type="float" office:value="0.0033463307833352" calcext:value-type="float">
            <text:p>0.003</text:p>
          </table:table-cell>
          <table:table-cell table:style-name="ce580" table:formula="of:=[$Layout.$AE$1]*[BigramsFI.V24]+[$Layout.$AG$1]*[BigramsEN.V24]" office:value-type="float" office:value="0.0000433211326020936" calcext:value-type="float">
            <text:p>0.000</text:p>
          </table:table-cell>
          <table:table-cell table:style-name="ce580" table:formula="of:=[$Layout.$AE$1]*[BigramsFI.W24]+[$Layout.$AG$1]*[BigramsEN.W24]" office:value-type="float" office:value="0.0000163157512397496" calcext:value-type="float">
            <text:p>0.000</text:p>
          </table:table-cell>
          <table:table-cell table:style-name="ce563" table:formula="of:=[$Layout.$AE$1]*[BigramsFI.X24]+[$Layout.$AG$1]*[BigramsEN.X24]" office:value-type="float" office:value="0.00182406457634813" calcext:value-type="float">
            <text:p>0.002</text:p>
          </table:table-cell>
          <table:table-cell table:style-name="ce564" table:formula="of:=[$Layout.$AE$1]*[BigramsFI.Y24]+[$Layout.$AG$1]*[BigramsEN.Y24]" office:value-type="float" office:value="0.000138402579482014" calcext:value-type="float">
            <text:p>0.000</text:p>
          </table:table-cell>
          <table:table-cell table:style-name="ce580" table:formula="of:=[$Layout.$AE$1]*[BigramsFI.Z24]+[$Layout.$AG$1]*[BigramsEN.Z24]" office:value-type="float" office:value="0.0000405080720435161" calcext:value-type="float">
            <text:p>0.000</text:p>
          </table:table-cell>
          <table:table-cell table:style-name="ce564" table:formula="of:=[$Layout.$AE$1]*[BigramsFI.AA24]+[$Layout.$AG$1]*[BigramsEN.AA24]" office:value-type="float" office:value="0" calcext:value-type="float">
            <text:p>0.000</text:p>
          </table:table-cell>
          <table:table-cell table:style-name="ce564" table:formula="of:=[$Layout.$AE$1]*[BigramsFI.AB24]+[$Layout.$AG$1]*[BigramsEN.AB24]" office:value-type="float" office:value="0.000281868667969467" calcext:value-type="float">
            <text:p>0.000</text:p>
          </table:table-cell>
          <table:table-cell table:style-name="ce564" table:formula="of:=[$Layout.$AE$1]*[BigramsFI.AC24]+[$Layout.$AG$1]*[BigramsEN.AC24]" office:value-type="float" office:value="0.000010127018010879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25]+[$Layout.$AG$1]*[BigramsEN.A25]" office:value-type="float" office:value="0.144636575935487" calcext:value-type="float">
            <text:p>0.145</text:p>
          </table:table-cell>
          <table:table-cell table:style-name="ce564" table:formula="of:=[$Layout.$AE$1]*[BigramsFI.B25]+[$Layout.$AG$1]*[BigramsEN.B25]" office:value-type="float" office:value="0.0918567060258098" calcext:value-type="float">
            <text:p>0.092</text:p>
          </table:table-cell>
          <table:table-cell table:style-name="ce564" table:formula="of:=[$Layout.$AE$1]*[BigramsFI.C25]+[$Layout.$AG$1]*[BigramsEN.C25]" office:value-type="float" office:value="0.0222996339780628" calcext:value-type="float">
            <text:p>0.022</text:p>
          </table:table-cell>
          <table:table-cell table:style-name="ce564" table:formula="of:=[$Layout.$AE$1]*[BigramsFI.D25]+[$Layout.$AG$1]*[BigramsEN.D25]" office:value-type="float" office:value="0.0441580676281363" calcext:value-type="float">
            <text:p>0.044</text:p>
          </table:table-cell>
          <table:table-cell table:style-name="ce565" table:formula="of:=[$Layout.$AE$1]*[BigramsFI.E25]+[$Layout.$AG$1]*[BigramsEN.E25]" office:value-type="float" office:value="0.0927828914067707" calcext:value-type="float">
            <text:p>0.093</text:p>
          </table:table-cell>
          <table:table-cell table:style-name="ce564" table:formula="of:=[$Layout.$AE$1]*[BigramsFI.F25]+[$Layout.$AG$1]*[BigramsEN.F25]" office:value-type="float" office:value="0.00704694502973607" calcext:value-type="float">
            <text:p>0.007</text:p>
          </table:table-cell>
          <table:table-cell table:style-name="ce564" table:formula="of:=[$Layout.$AE$1]*[BigramsFI.G25]+[$Layout.$AG$1]*[BigramsEN.G25]" office:value-type="float" office:value="0.0157056016452398" calcext:value-type="float">
            <text:p>0.016</text:p>
          </table:table-cell>
          <table:table-cell table:style-name="ce564" table:formula="of:=[$Layout.$AE$1]*[BigramsFI.H25]+[$Layout.$AG$1]*[BigramsEN.H25]" office:value-type="float" office:value="0.0576388164369514" calcext:value-type="float">
            <text:p>0.058</text:p>
          </table:table-cell>
          <table:table-cell table:style-name="ce565" table:formula="of:=[$Layout.$AE$1]*[BigramsFI.I25]+[$Layout.$AG$1]*[BigramsEN.I25]" office:value-type="float" office:value="0.0180682879677434" calcext:value-type="float">
            <text:p>0.018</text:p>
          </table:table-cell>
          <table:table-cell table:style-name="ce564" table:formula="of:=[$Layout.$AE$1]*[BigramsFI.J25]+[$Layout.$AG$1]*[BigramsEN.J25]" office:value-type="float" office:value="0.00396529016337086" calcext:value-type="float">
            <text:p>0.004</text:p>
          </table:table-cell>
          <table:table-cell table:style-name="ce564" table:formula="of:=[$Layout.$AE$1]*[BigramsFI.K25]+[$Layout.$AG$1]*[BigramsEN.K25]" office:value-type="float" office:value="0.054058174362405" calcext:value-type="float">
            <text:p>0.054</text:p>
          </table:table-cell>
          <table:table-cell table:style-name="ce564" table:formula="of:=[$Layout.$AE$1]*[BigramsFI.L25]+[$Layout.$AG$1]*[BigramsEN.L25]" office:value-type="float" office:value="0.245997362519429" calcext:value-type="float">
            <text:p>0.246</text:p>
          </table:table-cell>
          <table:table-cell table:style-name="ce564" table:formula="of:=[$Layout.$AE$1]*[BigramsFI.M25]+[$Layout.$AG$1]*[BigramsEN.M25]" office:value-type="float" office:value="0.108223575841958" calcext:value-type="float">
            <text:p>0.108</text:p>
          </table:table-cell>
          <table:table-cell table:style-name="ce564" table:formula="of:=[$Layout.$AE$1]*[BigramsFI.N25]+[$Layout.$AG$1]*[BigramsEN.N25]" office:value-type="float" office:value="0.142121306282703" calcext:value-type="float">
            <text:p>0.142</text:p>
          </table:table-cell>
          <table:table-cell table:style-name="ce565" table:formula="of:=[$Layout.$AE$1]*[BigramsFI.O25]+[$Layout.$AG$1]*[BigramsEN.O25]" office:value-type="float" office:value="0.0255648824541267" calcext:value-type="float">
            <text:p>0.026</text:p>
          </table:table-cell>
          <table:table-cell table:style-name="ce564" table:formula="of:=[$Layout.$AE$1]*[BigramsFI.P25]+[$Layout.$AG$1]*[BigramsEN.P25]" office:value-type="float" office:value="0.0293731575691088" calcext:value-type="float">
            <text:p>0.029</text:p>
          </table:table-cell>
          <table:table-cell table:style-name="ce564" table:formula="of:=[$Layout.$AE$1]*[BigramsFI.Q25]+[$Layout.$AG$1]*[BigramsEN.Q25]" office:value-type="float" office:value="0.000006751345340586" calcext:value-type="float">
            <text:p>0.000</text:p>
          </table:table-cell>
          <table:table-cell table:style-name="ce564" table:formula="of:=[$Layout.$AE$1]*[BigramsFI.R25]+[$Layout.$AG$1]*[BigramsEN.R25]" office:value-type="float" office:value="0.145462526837723" calcext:value-type="float">
            <text:p>0.145</text:p>
          </table:table-cell>
          <table:table-cell table:style-name="ce564" table:formula="of:=[$Layout.$AE$1]*[BigramsFI.S25]+[$Layout.$AG$1]*[BigramsEN.S25]" office:value-type="float" office:value="0.0889228529619095" calcext:value-type="float">
            <text:p>0.089</text:p>
          </table:table-cell>
          <table:table-cell table:style-name="ce564" table:formula="of:=[$Layout.$AE$1]*[BigramsFI.T25]+[$Layout.$AG$1]*[BigramsEN.T25]" office:value-type="float" office:value="0.310590899303504" calcext:value-type="float">
            <text:p>0.311</text:p>
          </table:table-cell>
          <table:table-cell table:style-name="ce565" table:formula="of:=[$Layout.$AE$1]*[BigramsFI.U25]+[$Layout.$AG$1]*[BigramsEN.U25]" office:value-type="float" office:value="0.00538001139987166" calcext:value-type="float">
            <text:p>0.005</text:p>
          </table:table-cell>
          <table:table-cell table:style-name="ce564" table:formula="of:=[$Layout.$AE$1]*[BigramsFI.V25]+[$Layout.$AG$1]*[BigramsEN.V25]" office:value-type="float" office:value="0.0181456802146964" calcext:value-type="float">
            <text:p>0.018</text:p>
          </table:table-cell>
          <table:table-cell table:style-name="ce564" table:formula="of:=[$Layout.$AE$1]*[BigramsFI.W25]+[$Layout.$AG$1]*[BigramsEN.W25]" office:value-type="float" office:value="0.00277785427302099" calcext:value-type="float">
            <text:p>0.003</text:p>
          </table:table-cell>
          <table:table-cell table:style-name="ce564" table:formula="of:=[$Layout.$AE$1]*[BigramsFI.X25]+[$Layout.$AG$1]*[BigramsEN.X25]" office:value-type="float" office:value="0.00178805740119834" calcext:value-type="float">
            <text:p>0.002</text:p>
          </table:table-cell>
          <table:table-cell table:style-name="ce563" table:formula="of:=[$Layout.$AE$1]*[BigramsFI.Y25]+[$Layout.$AG$1]*[BigramsEN.Y25]" office:value-type="float" office:value="0.056306782752599" calcext:value-type="float">
            <text:p>0.056</text:p>
          </table:table-cell>
          <table:table-cell table:style-name="ce564" table:formula="of:=[$Layout.$AE$1]*[BigramsFI.Z25]+[$Layout.$AG$1]*[BigramsEN.Z25]" office:value-type="float" office:value="0.00152322926389542" calcext:value-type="float">
            <text:p>0.002</text:p>
          </table:table-cell>
          <table:table-cell table:style-name="ce565" table:formula="of:=[$Layout.$AE$1]*[BigramsFI.AA25]+[$Layout.$AG$1]*[BigramsEN.AA25]" office:value-type="float" office:value="0.00000168783633514651" calcext:value-type="float">
            <text:p>0.000</text:p>
          </table:table-cell>
          <table:table-cell table:style-name="ce565" table:formula="of:=[$Layout.$AE$1]*[BigramsFI.AB25]+[$Layout.$AG$1]*[BigramsEN.AB25]" office:value-type="float" office:value="0.0765248115992075" calcext:value-type="float">
            <text:p>0.077</text:p>
          </table:table-cell>
          <table:table-cell table:style-name="ce565" table:formula="of:=[$Layout.$AE$1]*[BigramsFI.AC25]+[$Layout.$AG$1]*[BigramsEN.AC25]" office:value-type="float" office:value="0.0101950940763966" calcext:value-type="float">
            <text:p>0.010</text:p>
          </table:table-cell>
          <table:table-cell table:style-name="ce325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64" table:formula="of:=[$Layout.$AE$1]*[BigramsFI.A26]+[$Layout.$AG$1]*[BigramsEN.A26]" office:value-type="float" office:value="0.0113735082789948" calcext:value-type="float">
            <text:p>0.011</text:p>
          </table:table-cell>
          <table:table-cell table:style-name="ce580" table:formula="of:=[$Layout.$AE$1]*[BigramsFI.B26]+[$Layout.$AG$1]*[BigramsEN.B26]" office:value-type="float" office:value="0.000109146749672808" calcext:value-type="float">
            <text:p>0.000</text:p>
          </table:table-cell>
          <table:table-cell table:style-name="ce580" table:formula="of:=[$Layout.$AE$1]*[BigramsFI.C26]+[$Layout.$AG$1]*[BigramsEN.C26]" office:value-type="float" office:value="0.000761052019835993" calcext:value-type="float">
            <text:p>0.001</text:p>
          </table:table-cell>
          <table:table-cell table:style-name="ce580" table:formula="of:=[$Layout.$AE$1]*[BigramsFI.D26]+[$Layout.$AG$1]*[BigramsEN.D26]" office:value-type="float" office:value="0.000477657682846461" calcext:value-type="float">
            <text:p>0.000</text:p>
          </table:table-cell>
          <table:table-cell table:style-name="ce564" table:formula="of:=[$Layout.$AE$1]*[BigramsFI.E26]+[$Layout.$AG$1]*[BigramsEN.E26]" office:value-type="float" office:value="0.00458504048601765" calcext:value-type="float">
            <text:p>0.005</text:p>
          </table:table-cell>
          <table:table-cell table:style-name="ce580" table:formula="of:=[$Layout.$AE$1]*[BigramsFI.F26]+[$Layout.$AG$1]*[BigramsEN.F26]" office:value-type="float" office:value="0.0000815787561987475" calcext:value-type="float">
            <text:p>0.000</text:p>
          </table:table-cell>
          <table:table-cell table:style-name="ce580" table:formula="of:=[$Layout.$AE$1]*[BigramsFI.G26]+[$Layout.$AG$1]*[BigramsEN.G26]" office:value-type="float" office:value="0.000156968779168625" calcext:value-type="float">
            <text:p>0.000</text:p>
          </table:table-cell>
          <table:table-cell table:style-name="ce580" table:formula="of:=[$Layout.$AE$1]*[BigramsFI.H26]+[$Layout.$AG$1]*[BigramsEN.H26]" office:value-type="float" office:value="0.000359509139386206" calcext:value-type="float">
            <text:p>0.000</text:p>
          </table:table-cell>
          <table:table-cell table:style-name="ce564" table:formula="of:=[$Layout.$AE$1]*[BigramsFI.I26]+[$Layout.$AG$1]*[BigramsEN.I26]" office:value-type="float" office:value="0.0347252930691499" calcext:value-type="float">
            <text:p>0.035</text:p>
          </table:table-cell>
          <table:table-cell table:style-name="ce580" table:formula="of:=[$Layout.$AE$1]*[BigramsFI.J26]+[$Layout.$AG$1]*[BigramsEN.J26]" office:value-type="float" office:value="0.0000399454599318006" calcext:value-type="float">
            <text:p>0.000</text:p>
          </table:table-cell>
          <table:table-cell table:style-name="ce580" table:formula="of:=[$Layout.$AE$1]*[BigramsFI.K26]+[$Layout.$AG$1]*[BigramsEN.K26]" office:value-type="float" office:value="0.0000815787561987475" calcext:value-type="float">
            <text:p>0.000</text:p>
          </table:table-cell>
          <table:table-cell table:style-name="ce580" table:formula="of:=[$Layout.$AE$1]*[BigramsFI.L26]+[$Layout.$AG$1]*[BigramsEN.L26]" office:value-type="float" office:value="0.00055417293003977" calcext:value-type="float">
            <text:p>0.001</text:p>
          </table:table-cell>
          <table:table-cell table:style-name="ce580" table:formula="of:=[$Layout.$AE$1]*[BigramsFI.M26]+[$Layout.$AG$1]*[BigramsEN.M26]" office:value-type="float" office:value="0.00010633368911423" calcext:value-type="float">
            <text:p>0.000</text:p>
          </table:table-cell>
          <table:table-cell table:style-name="ce580" table:formula="of:=[$Layout.$AE$1]*[BigramsFI.N26]+[$Layout.$AG$1]*[BigramsEN.N26]" office:value-type="float" office:value="0.00499984777966706" calcext:value-type="float">
            <text:p>0.005</text:p>
          </table:table-cell>
          <table:table-cell table:style-name="ce564" table:formula="of:=[$Layout.$AE$1]*[BigramsFI.O26]+[$Layout.$AG$1]*[BigramsEN.O26]" office:value-type="float" office:value="0.00304380763454733" calcext:value-type="float">
            <text:p>0.003</text:p>
          </table:table-cell>
          <table:table-cell table:style-name="ce580" table:formula="of:=[$Layout.$AE$1]*[BigramsFI.P26]+[$Layout.$AG$1]*[BigramsEN.P26]" office:value-type="float" office:value="0.00015640616705691" calcext:value-type="float">
            <text:p>0.000</text:p>
          </table:table-cell>
          <table:table-cell table:style-name="ce580" table:formula="of:=[$Layout.$AE$1]*[BigramsFI.Q26]+[$Layout.$AG$1]*[BigramsEN.Q26]" office:value-type="float" office:value="0.00000168783633514651" calcext:value-type="float">
            <text:p>0.000</text:p>
          </table:table-cell>
          <table:table-cell table:style-name="ce580" table:formula="of:=[$Layout.$AE$1]*[BigramsFI.R26]+[$Layout.$AG$1]*[BigramsEN.R26]" office:value-type="float" office:value="0.00135123212502556" calcext:value-type="float">
            <text:p>0.001</text:p>
          </table:table-cell>
          <table:table-cell table:style-name="ce580" table:formula="of:=[$Layout.$AE$1]*[BigramsFI.S26]+[$Layout.$AG$1]*[BigramsEN.S26]" office:value-type="float" office:value="0.00074152276324103" calcext:value-type="float">
            <text:p>0.001</text:p>
          </table:table-cell>
          <table:table-cell table:style-name="ce580" table:formula="of:=[$Layout.$AE$1]*[BigramsFI.T26]+[$Layout.$AG$1]*[BigramsEN.T26]" office:value-type="float" office:value="0.00427914166455949" calcext:value-type="float">
            <text:p>0.004</text:p>
          </table:table-cell>
          <table:table-cell table:style-name="ce564" table:formula="of:=[$Layout.$AE$1]*[BigramsFI.U26]+[$Layout.$AG$1]*[BigramsEN.U26]" office:value-type="float" office:value="0.00231257405663227" calcext:value-type="float">
            <text:p>0.002</text:p>
          </table:table-cell>
          <table:table-cell table:style-name="ce580" table:formula="of:=[$Layout.$AE$1]*[BigramsFI.V26]+[$Layout.$AG$1]*[BigramsEN.V26]" office:value-type="float" office:value="0.0000489472537192487" calcext:value-type="float">
            <text:p>0.000</text:p>
          </table:table-cell>
          <table:table-cell table:style-name="ce580" table:formula="of:=[$Layout.$AE$1]*[BigramsFI.W26]+[$Layout.$AG$1]*[BigramsEN.W26]" office:value-type="float" office:value="0.0000315062782560681" calcext:value-type="float">
            <text:p>0.000</text:p>
          </table:table-cell>
          <table:table-cell table:style-name="ce580" table:formula="of:=[$Layout.$AE$1]*[BigramsFI.X26]+[$Layout.$AG$1]*[BigramsEN.X26]" office:value-type="float" office:value="0.0000101270180108791" calcext:value-type="float">
            <text:p>0.000</text:p>
          </table:table-cell>
          <table:table-cell table:style-name="ce564" table:formula="of:=[$Layout.$AE$1]*[BigramsFI.Y26]+[$Layout.$AG$1]*[BigramsEN.Y26]" office:value-type="float" office:value="0.00123179619002679" calcext:value-type="float">
            <text:p>0.001</text:p>
          </table:table-cell>
          <table:table-cell table:style-name="ce563" table:formula="of:=[$Layout.$AE$1]*[BigramsFI.Z26]+[$Layout.$AG$1]*[BigramsEN.Z26]" office:value-type="float" office:value="0.00334199205375655" calcext:value-type="float">
            <text:p>0.003</text:p>
          </table:table-cell>
          <table:table-cell table:style-name="ce564" table:formula="of:=[$Layout.$AE$1]*[BigramsFI.AA26]+[$Layout.$AG$1]*[BigramsEN.AA26]" office:value-type="float" office:value="0" calcext:value-type="float">
            <text:p>0.000</text:p>
          </table:table-cell>
          <table:table-cell table:style-name="ce564" table:formula="of:=[$Layout.$AE$1]*[BigramsFI.AB26]+[$Layout.$AG$1]*[BigramsEN.AB26]" office:value-type="float" office:value="0.000253738062383691" calcext:value-type="float">
            <text:p>0.000</text:p>
          </table:table-cell>
          <table:table-cell table:style-name="ce564" table:formula="of:=[$Layout.$AE$1]*[BigramsFI.AC26]+[$Layout.$AG$1]*[BigramsEN.AC26]" office:value-type="float" office:value="0.0000118148543460256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27]+[$Layout.$AG$1]*[BigramsEN.A27]" office:value-type="float" office:value="0.0000793283077518855" calcext:value-type="float">
            <text:p>0.000</text:p>
          </table:table-cell>
          <table:table-cell table:style-name="ce564" table:formula="of:=[$Layout.$AE$1]*[BigramsFI.B27]+[$Layout.$AG$1]*[BigramsEN.B27]" office:value-type="float" office:value="0.0000208166481334736" calcext:value-type="float">
            <text:p>0.000</text:p>
          </table:table-cell>
          <table:table-cell table:style-name="ce588" table:formula="of:=[$Layout.$AE$1]*[BigramsFI.C27]+[$Layout.$AG$1]*[BigramsEN.C27]" office:value-type="float" office:value="0" calcext:value-type="float">
            <text:p>0.000</text:p>
          </table:table-cell>
          <table:table-cell table:style-name="ce564" table:formula="of:=[$Layout.$AE$1]*[BigramsFI.D27]+[$Layout.$AG$1]*[BigramsEN.D27]" office:value-type="float" office:value="0.0000050635090054395" calcext:value-type="float">
            <text:p>0.000</text:p>
          </table:table-cell>
          <table:table-cell table:style-name="ce565" table:formula="of:=[$Layout.$AE$1]*[BigramsFI.E27]+[$Layout.$AG$1]*[BigramsEN.E27]" office:value-type="float" office:value="0.000069763901852722" calcext:value-type="float">
            <text:p>0.000</text:p>
          </table:table-cell>
          <table:table-cell table:style-name="ce564" table:formula="of:=[$Layout.$AE$1]*[BigramsFI.F27]+[$Layout.$AG$1]*[BigramsEN.F27]" office:value-type="float" office:value="0.0000174409754631806" calcext:value-type="float">
            <text:p>0.000</text:p>
          </table:table-cell>
          <table:table-cell table:style-name="ce564" table:formula="of:=[$Layout.$AE$1]*[BigramsFI.G27]+[$Layout.$AG$1]*[BigramsEN.G27]" office:value-type="float" office:value="0.000157531391280341" calcext:value-type="float">
            <text:p>0.000</text:p>
          </table:table-cell>
          <table:table-cell table:style-name="ce564" table:formula="of:=[$Layout.$AE$1]*[BigramsFI.H27]+[$Layout.$AG$1]*[BigramsEN.H27]" office:value-type="float" office:value="0.0000511977021661105" calcext:value-type="float">
            <text:p>0.000</text:p>
          </table:table-cell>
          <table:table-cell table:style-name="ce565" table:formula="of:=[$Layout.$AE$1]*[BigramsFI.I27]+[$Layout.$AG$1]*[BigramsEN.I27]" office:value-type="float" office:value="0.0000421959083786626" calcext:value-type="float">
            <text:p>0.000</text:p>
          </table:table-cell>
          <table:table-cell table:style-name="ce564" table:formula="of:=[$Layout.$AE$1]*[BigramsFI.J27]+[$Layout.$AG$1]*[BigramsEN.J27]" office:value-type="float" office:value="0.00000168783633514651" calcext:value-type="float">
            <text:p>0.000</text:p>
          </table:table-cell>
          <table:table-cell table:style-name="ce564" table:formula="of:=[$Layout.$AE$1]*[BigramsFI.K27]+[$Layout.$AG$1]*[BigramsEN.K27]" office:value-type="float" office:value="0.0000793283077518855" calcext:value-type="float">
            <text:p>0.000</text:p>
          </table:table-cell>
          <table:table-cell table:style-name="ce564" table:formula="of:=[$Layout.$AE$1]*[BigramsFI.L27]+[$Layout.$AG$1]*[BigramsEN.L27]" office:value-type="float" office:value="0.00010014495588536" calcext:value-type="float">
            <text:p>0.000</text:p>
          </table:table-cell>
          <table:table-cell table:style-name="ce564" table:formula="of:=[$Layout.$AE$1]*[BigramsFI.M27]+[$Layout.$AG$1]*[BigramsEN.M27]" office:value-type="float" office:value="0.000086642265204187" calcext:value-type="float">
            <text:p>0.000</text:p>
          </table:table-cell>
          <table:table-cell table:style-name="ce564" table:formula="of:=[$Layout.$AE$1]*[BigramsFI.N27]+[$Layout.$AG$1]*[BigramsEN.N27]" office:value-type="float" office:value="0.000077640471416739" calcext:value-type="float">
            <text:p>0.000</text:p>
          </table:table-cell>
          <table:table-cell table:style-name="ce565" table:formula="of:=[$Layout.$AE$1]*[BigramsFI.O27]+[$Layout.$AG$1]*[BigramsEN.O27]" office:value-type="float" office:value="0.00000900179378744805" calcext:value-type="float">
            <text:p>0.000</text:p>
          </table:table-cell>
          <table:table-cell table:style-name="ce564" table:formula="of:=[$Layout.$AE$1]*[BigramsFI.P27]+[$Layout.$AG$1]*[BigramsEN.P27]" office:value-type="float" office:value="0.0000483846416075332" calcext:value-type="float">
            <text:p>0.000</text:p>
          </table:table-cell>
          <table:table-cell table:style-name="ce588" table:formula="of:=[$Layout.$AE$1]*[BigramsFI.Q27]+[$Layout.$AG$1]*[BigramsEN.Q27]" office:value-type="float" office:value="0" calcext:value-type="float">
            <text:p>0.000</text:p>
          </table:table-cell>
          <table:table-cell table:style-name="ce564" table:formula="of:=[$Layout.$AE$1]*[BigramsFI.R27]+[$Layout.$AG$1]*[BigramsEN.R27]" office:value-type="float" office:value="0.000152467882274901" calcext:value-type="float">
            <text:p>0.000</text:p>
          </table:table-cell>
          <table:table-cell table:style-name="ce564" table:formula="of:=[$Layout.$AE$1]*[BigramsFI.S27]+[$Layout.$AG$1]*[BigramsEN.S27]" office:value-type="float" office:value="0.000055135986948119" calcext:value-type="float">
            <text:p>0.000</text:p>
          </table:table-cell>
          <table:table-cell table:style-name="ce564" table:formula="of:=[$Layout.$AE$1]*[BigramsFI.T27]+[$Layout.$AG$1]*[BigramsEN.T27]" office:value-type="float" office:value="0.000116460707125109" calcext:value-type="float">
            <text:p>0.000</text:p>
          </table:table-cell>
          <table:table-cell table:style-name="ce565" table:formula="of:=[$Layout.$AE$1]*[BigramsFI.U27]+[$Layout.$AG$1]*[BigramsEN.U27]" office:value-type="float" office:value="0.00000337567267029301" calcext:value-type="float">
            <text:p>0.000</text:p>
          </table:table-cell>
          <table:table-cell table:style-name="ce564" table:formula="of:=[$Layout.$AE$1]*[BigramsFI.V27]+[$Layout.$AG$1]*[BigramsEN.V27]" office:value-type="float" office:value="0.000051760314277826" calcext:value-type="float">
            <text:p>0.000</text:p>
          </table:table-cell>
          <table:table-cell table:style-name="ce564" table:formula="of:=[$Layout.$AE$1]*[BigramsFI.W27]+[$Layout.$AG$1]*[BigramsEN.W27]" office:value-type="float" office:value="0.0000050635090054395" calcext:value-type="float">
            <text:p>0.000</text:p>
          </table:table-cell>
          <table:table-cell table:style-name="ce564" table:formula="of:=[$Layout.$AE$1]*[BigramsFI.X27]+[$Layout.$AG$1]*[BigramsEN.X27]" office:value-type="float" office:value="0.00000168783633514651" calcext:value-type="float">
            <text:p>0.000</text:p>
          </table:table-cell>
          <table:table-cell table:style-name="ce565" table:formula="of:=[$Layout.$AE$1]*[BigramsFI.Y27]+[$Layout.$AG$1]*[BigramsEN.Y27]" office:value-type="float" office:value="0.00000450089689372402" calcext:value-type="float">
            <text:p>0.000</text:p>
          </table:table-cell>
          <table:table-cell table:style-name="ce564" table:formula="of:=[$Layout.$AE$1]*[BigramsFI.Z27]+[$Layout.$AG$1]*[BigramsEN.Z27]" office:value-type="float" office:value="0.00000112522422343101" calcext:value-type="float">
            <text:p>0.000</text:p>
          </table:table-cell>
          <table:table-cell table:style-name="ce563" table:formula="of:=[$Layout.$AE$1]*[BigramsFI.AA27]+[$Layout.$AG$1]*[BigramsEN.AA27]" office:value-type="float" office:value="0.00000450089689372402" calcext:value-type="float">
            <text:p>0.000</text:p>
          </table:table-cell>
          <table:table-cell table:style-name="ce565" table:formula="of:=[$Layout.$AE$1]*[BigramsFI.AB27]+[$Layout.$AG$1]*[BigramsEN.AB27]" office:value-type="float" office:value="0.0000168783633514651" calcext:value-type="float">
            <text:p>0.000</text:p>
          </table:table-cell>
          <table:table-cell table:style-name="ce565" table:formula="of:=[$Layout.$AE$1]*[BigramsFI.AC27]+[$Layout.$AG$1]*[BigramsEN.AC27]" office:value-type="float" office:value="0.000002250448446862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28]+[$Layout.$AG$1]*[BigramsEN.A28]" office:value-type="float" office:value="0.0030521707060566" calcext:value-type="float">
            <text:p>0.003</text:p>
          </table:table-cell>
          <table:table-cell table:style-name="ce564" table:formula="of:=[$Layout.$AE$1]*[BigramsFI.B28]+[$Layout.$AG$1]*[BigramsEN.B28]" office:value-type="float" office:value="0.00121299171285862" calcext:value-type="float">
            <text:p>0.001</text:p>
          </table:table-cell>
          <table:table-cell table:style-name="ce564" table:formula="of:=[$Layout.$AE$1]*[BigramsFI.C28]+[$Layout.$AG$1]*[BigramsEN.C28]" office:value-type="float" office:value="0.0000168783633514651" calcext:value-type="float">
            <text:p>0.000</text:p>
          </table:table-cell>
          <table:table-cell table:style-name="ce564" table:formula="of:=[$Layout.$AE$1]*[BigramsFI.D28]+[$Layout.$AG$1]*[BigramsEN.D28]" office:value-type="float" office:value="0.0146447932679545" calcext:value-type="float">
            <text:p>0.015</text:p>
          </table:table-cell>
          <table:table-cell table:style-name="ce565" table:formula="of:=[$Layout.$AE$1]*[BigramsFI.E28]+[$Layout.$AG$1]*[BigramsEN.E28]" office:value-type="float" office:value="0.0135510753227796" calcext:value-type="float">
            <text:p>0.014</text:p>
          </table:table-cell>
          <table:table-cell table:style-name="ce564" table:formula="of:=[$Layout.$AE$1]*[BigramsFI.F28]+[$Layout.$AG$1]*[BigramsEN.F28]" office:value-type="float" office:value="0.000418583411116333" calcext:value-type="float">
            <text:p>0.000</text:p>
          </table:table-cell>
          <table:table-cell table:style-name="ce564" table:formula="of:=[$Layout.$AE$1]*[BigramsFI.G28]+[$Layout.$AG$1]*[BigramsEN.G28]" office:value-type="float" office:value="0.000257113735053984" calcext:value-type="float">
            <text:p>0.000</text:p>
          </table:table-cell>
          <table:table-cell table:style-name="ce564" table:formula="of:=[$Layout.$AE$1]*[BigramsFI.H28]+[$Layout.$AG$1]*[BigramsEN.H28]" office:value-type="float" office:value="0.111599738479887" calcext:value-type="float">
            <text:p>0.112</text:p>
          </table:table-cell>
          <table:table-cell table:style-name="ce565" table:formula="of:=[$Layout.$AE$1]*[BigramsFI.I28]+[$Layout.$AG$1]*[BigramsEN.I28]" office:value-type="float" office:value="0.0486704485602846" calcext:value-type="float">
            <text:p>0.049</text:p>
          </table:table-cell>
          <table:table-cell table:style-name="ce564" table:formula="of:=[$Layout.$AE$1]*[BigramsFI.J28]+[$Layout.$AG$1]*[BigramsEN.J28]" office:value-type="float" office:value="0.107372271072457" calcext:value-type="float">
            <text:p>0.107</text:p>
          </table:table-cell>
          <table:table-cell table:style-name="ce564" table:formula="of:=[$Layout.$AE$1]*[BigramsFI.K28]+[$Layout.$AG$1]*[BigramsEN.K28]" office:value-type="float" office:value="0.127764147061585" calcext:value-type="float">
            <text:p>0.128</text:p>
          </table:table-cell>
          <table:table-cell table:style-name="ce564" table:formula="of:=[$Layout.$AE$1]*[BigramsFI.L28]+[$Layout.$AG$1]*[BigramsEN.L28]" office:value-type="float" office:value="0.16526449475587" calcext:value-type="float">
            <text:p>0.165</text:p>
          </table:table-cell>
          <table:table-cell table:style-name="ce564" table:formula="of:=[$Layout.$AE$1]*[BigramsFI.M28]+[$Layout.$AG$1]*[BigramsEN.M28]" office:value-type="float" office:value="0.120440625203384" calcext:value-type="float">
            <text:p>0.120</text:p>
          </table:table-cell>
          <table:table-cell table:style-name="ce564" table:formula="of:=[$Layout.$AE$1]*[BigramsFI.N28]+[$Layout.$AG$1]*[BigramsEN.N28]" office:value-type="float" office:value="0.094997617675274" calcext:value-type="float">
            <text:p>0.095</text:p>
          </table:table-cell>
          <table:table-cell table:style-name="ce565" table:formula="of:=[$Layout.$AE$1]*[BigramsFI.O28]+[$Layout.$AG$1]*[BigramsEN.O28]" office:value-type="float" office:value="0.000385389296525119" calcext:value-type="float">
            <text:p>0.000</text:p>
          </table:table-cell>
          <table:table-cell table:style-name="ce564" table:formula="of:=[$Layout.$AE$1]*[BigramsFI.P28]+[$Layout.$AG$1]*[BigramsEN.P28]" office:value-type="float" office:value="0.073991931872264" calcext:value-type="float">
            <text:p>0.074</text:p>
          </table:table-cell>
          <table:table-cell table:style-name="ce588" table:formula="of:=[$Layout.$AE$1]*[BigramsFI.Q28]+[$Layout.$AG$1]*[BigramsEN.Q28]" office:value-type="float" office:value="0" calcext:value-type="float">
            <text:p>0.000</text:p>
          </table:table-cell>
          <table:table-cell table:style-name="ce564" table:formula="of:=[$Layout.$AE$1]*[BigramsFI.R28]+[$Layout.$AG$1]*[BigramsEN.R28]" office:value-type="float" office:value="0.0336999028796469" calcext:value-type="float">
            <text:p>0.034</text:p>
          </table:table-cell>
          <table:table-cell table:style-name="ce564" table:formula="of:=[$Layout.$AE$1]*[BigramsFI.S28]+[$Layout.$AG$1]*[BigramsEN.S28]" office:value-type="float" office:value="0.17119386380124" calcext:value-type="float">
            <text:p>0.171</text:p>
          </table:table-cell>
          <table:table-cell table:style-name="ce564" table:formula="of:=[$Layout.$AE$1]*[BigramsFI.T28]+[$Layout.$AG$1]*[BigramsEN.T28]" office:value-type="float" office:value="0.366136147450103" calcext:value-type="float">
            <text:p>0.366</text:p>
          </table:table-cell>
          <table:table-cell table:style-name="ce565" table:formula="of:=[$Layout.$AE$1]*[BigramsFI.U28]+[$Layout.$AG$1]*[BigramsEN.U28]" office:value-type="float" office:value="0.000325752412683276" calcext:value-type="float">
            <text:p>0.000</text:p>
          </table:table-cell>
          <table:table-cell table:style-name="ce564" table:formula="of:=[$Layout.$AE$1]*[BigramsFI.V28]+[$Layout.$AG$1]*[BigramsEN.V28]" office:value-type="float" office:value="0.121933797747877" calcext:value-type="float">
            <text:p>0.122</text:p>
          </table:table-cell>
          <table:table-cell table:style-name="ce564" table:formula="of:=[$Layout.$AE$1]*[BigramsFI.W28]+[$Layout.$AG$1]*[BigramsEN.W28]" office:value-type="float" office:value="0.000130526009917997" calcext:value-type="float">
            <text:p>0.000</text:p>
          </table:table-cell>
          <table:table-cell table:style-name="ce564" table:formula="of:=[$Layout.$AE$1]*[BigramsFI.X28]+[$Layout.$AG$1]*[BigramsEN.X28]" office:value-type="float" office:value="0.0000483846416075332" calcext:value-type="float">
            <text:p>0.000</text:p>
          </table:table-cell>
          <table:table-cell table:style-name="ce565" table:formula="of:=[$Layout.$AE$1]*[BigramsFI.Y28]+[$Layout.$AG$1]*[BigramsEN.Y28]" office:value-type="float" office:value="0.01388245385658" calcext:value-type="float">
            <text:p>0.014</text:p>
          </table:table-cell>
          <table:table-cell table:style-name="ce564" table:formula="of:=[$Layout.$AE$1]*[BigramsFI.Z28]+[$Layout.$AG$1]*[BigramsEN.Z28]" office:value-type="float" office:value="0.0000123774664577411" calcext:value-type="float">
            <text:p>0.000</text:p>
          </table:table-cell>
          <table:table-cell table:style-name="ce565" table:formula="of:=[$Layout.$AE$1]*[BigramsFI.AA28]+[$Layout.$AG$1]*[BigramsEN.AA28]" office:value-type="float" office:value="0.00000393828478200851" calcext:value-type="float">
            <text:p>0.000</text:p>
          </table:table-cell>
          <table:table-cell table:style-name="ce563" table:formula="of:=[$Layout.$AE$1]*[BigramsFI.AB28]+[$Layout.$AG$1]*[BigramsEN.AB28]" office:value-type="float" office:value="0.212571171557357" calcext:value-type="float">
            <text:p>0.213</text:p>
          </table:table-cell>
          <table:table-cell table:style-name="ce565" table:formula="of:=[$Layout.$AE$1]*[BigramsFI.AC28]+[$Layout.$AG$1]*[BigramsEN.AC28]" office:value-type="float" office:value="0.00409075266428341" calcext:value-type="float">
            <text:p>0.004</text:p>
          </table:table-cell>
          <table:table-cell table:style-name="ce325" office:value-type="string" calcext:value-type="string">
            <text:p>Ä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65" table:formula="of:=[$Layout.$AE$1]*[BigramsFI.A29]+[$Layout.$AG$1]*[BigramsEN.A29]" office:value-type="float" office:value="0.000553610317928055" calcext:value-type="float">
            <text:p>0.001</text:p>
          </table:table-cell>
          <table:table-cell table:style-name="ce564" table:formula="of:=[$Layout.$AE$1]*[BigramsFI.B29]+[$Layout.$AG$1]*[BigramsEN.B29]" office:value-type="float" office:value="0.000303247928214656" calcext:value-type="float">
            <text:p>0.000</text:p>
          </table:table-cell>
          <table:table-cell table:style-name="ce564" table:formula="of:=[$Layout.$AE$1]*[BigramsFI.C29]+[$Layout.$AG$1]*[BigramsEN.C29]" office:value-type="float" office:value="0.00000900179378744805" calcext:value-type="float">
            <text:p>0.000</text:p>
          </table:table-cell>
          <table:table-cell table:style-name="ce564" table:formula="of:=[$Layout.$AE$1]*[BigramsFI.D29]+[$Layout.$AG$1]*[BigramsEN.D29]" office:value-type="float" office:value="0.00074152276324103" calcext:value-type="float">
            <text:p>0.001</text:p>
          </table:table-cell>
          <table:table-cell table:style-name="ce595" table:formula="of:=[$Layout.$AE$1]*[BigramsFI.E29]+[$Layout.$AG$1]*[BigramsEN.E29]" office:value-type="float" office:value="0.000079890919863601" calcext:value-type="float">
            <text:p>0.000</text:p>
          </table:table-cell>
          <table:table-cell table:style-name="ce564" table:formula="of:=[$Layout.$AE$1]*[BigramsFI.F29]+[$Layout.$AG$1]*[BigramsEN.F29]" office:value-type="float" office:value="0.000158656615503772" calcext:value-type="float">
            <text:p>0.000</text:p>
          </table:table-cell>
          <table:table-cell table:style-name="ce564" table:formula="of:=[$Layout.$AE$1]*[BigramsFI.G29]+[$Layout.$AG$1]*[BigramsEN.G29]" office:value-type="float" office:value="0.00070664081231467" calcext:value-type="float">
            <text:p>0.001</text:p>
          </table:table-cell>
          <table:table-cell table:style-name="ce564" table:formula="of:=[$Layout.$AE$1]*[BigramsFI.H29]+[$Layout.$AG$1]*[BigramsEN.H29]" office:value-type="float" office:value="0.00205972294099045" calcext:value-type="float">
            <text:p>0.002</text:p>
          </table:table-cell>
          <table:table-cell table:style-name="ce595" table:formula="of:=[$Layout.$AE$1]*[BigramsFI.I29]+[$Layout.$AG$1]*[BigramsEN.I29]" office:value-type="float" office:value="0.0136399680364306" calcext:value-type="float">
            <text:p>0.014</text:p>
          </table:table-cell>
          <table:table-cell table:style-name="ce564" table:formula="of:=[$Layout.$AE$1]*[BigramsFI.J29]+[$Layout.$AG$1]*[BigramsEN.J29]" office:value-type="float" office:value="0.0028237501887001" calcext:value-type="float">
            <text:p>0.003</text:p>
          </table:table-cell>
          <table:table-cell table:style-name="ce564" table:formula="of:=[$Layout.$AE$1]*[BigramsFI.K29]+[$Layout.$AG$1]*[BigramsEN.K29]" office:value-type="float" office:value="0.014446191192519" calcext:value-type="float">
            <text:p>0.014</text:p>
          </table:table-cell>
          <table:table-cell table:style-name="ce564" table:formula="of:=[$Layout.$AE$1]*[BigramsFI.L29]+[$Layout.$AG$1]*[BigramsEN.L29]" office:value-type="float" office:value="0.0193600453762421" calcext:value-type="float">
            <text:p>0.019</text:p>
          </table:table-cell>
          <table:table-cell table:style-name="ce564" table:formula="of:=[$Layout.$AE$1]*[BigramsFI.M29]+[$Layout.$AG$1]*[BigramsEN.M29]" office:value-type="float" office:value="0.00176941509134525" calcext:value-type="float">
            <text:p>0.002</text:p>
          </table:table-cell>
          <table:table-cell table:style-name="ce564" table:formula="of:=[$Layout.$AE$1]*[BigramsFI.N29]+[$Layout.$AG$1]*[BigramsEN.N29]" office:value-type="float" office:value="0.00817081569844425" calcext:value-type="float">
            <text:p>0.008</text:p>
          </table:table-cell>
          <table:table-cell table:style-name="ce595" table:formula="of:=[$Layout.$AE$1]*[BigramsFI.O29]+[$Layout.$AG$1]*[BigramsEN.O29]" office:value-type="float" office:value="0.000063012556512136" calcext:value-type="float">
            <text:p>0.000</text:p>
          </table:table-cell>
          <table:table-cell table:style-name="ce564" table:formula="of:=[$Layout.$AE$1]*[BigramsFI.P29]+[$Layout.$AG$1]*[BigramsEN.P29]" office:value-type="float" office:value="0.00461792021296084" calcext:value-type="float">
            <text:p>0.005</text:p>
          </table:table-cell>
          <table:table-cell table:style-name="ce588" table:formula="of:=[$Layout.$AE$1]*[BigramsFI.Q29]+[$Layout.$AG$1]*[BigramsEN.Q29]" office:value-type="float" office:value="0" calcext:value-type="float">
            <text:p>0.000</text:p>
          </table:table-cell>
          <table:table-cell table:style-name="ce564" table:formula="of:=[$Layout.$AE$1]*[BigramsFI.R29]+[$Layout.$AG$1]*[BigramsEN.R29]" office:value-type="float" office:value="0.00396247710281228" calcext:value-type="float">
            <text:p>0.004</text:p>
          </table:table-cell>
          <table:table-cell table:style-name="ce564" table:formula="of:=[$Layout.$AE$1]*[BigramsFI.S29]+[$Layout.$AG$1]*[BigramsEN.S29]" office:value-type="float" office:value="0.00352870316467963" calcext:value-type="float">
            <text:p>0.004</text:p>
          </table:table-cell>
          <table:table-cell table:style-name="ce564" table:formula="of:=[$Layout.$AE$1]*[BigramsFI.T29]+[$Layout.$AG$1]*[BigramsEN.T29]" office:value-type="float" office:value="0.043755469152338" calcext:value-type="float">
            <text:p>0.044</text:p>
          </table:table-cell>
          <table:table-cell table:style-name="ce595" table:formula="of:=[$Layout.$AE$1]*[BigramsFI.U29]+[$Layout.$AG$1]*[BigramsEN.U29]" office:value-type="float" office:value="0.0000511977021661105" calcext:value-type="float">
            <text:p>0.000</text:p>
          </table:table-cell>
          <table:table-cell table:style-name="ce564" table:formula="of:=[$Layout.$AE$1]*[BigramsFI.V29]+[$Layout.$AG$1]*[BigramsEN.V29]" office:value-type="float" office:value="0.000280743443746036" calcext:value-type="float">
            <text:p>0.000</text:p>
          </table:table-cell>
          <table:table-cell table:style-name="ce564" table:formula="of:=[$Layout.$AE$1]*[BigramsFI.W29]+[$Layout.$AG$1]*[BigramsEN.W29]" office:value-type="float" office:value="0.0000151905270163186" calcext:value-type="float">
            <text:p>0.000</text:p>
          </table:table-cell>
          <table:table-cell table:style-name="ce564" table:formula="of:=[$Layout.$AE$1]*[BigramsFI.X29]+[$Layout.$AG$1]*[BigramsEN.X29]" office:value-type="float" office:value="0.00000225044844686201" calcext:value-type="float">
            <text:p>0.000</text:p>
          </table:table-cell>
          <table:table-cell table:style-name="ce595" table:formula="of:=[$Layout.$AE$1]*[BigramsFI.Y29]+[$Layout.$AG$1]*[BigramsEN.Y29]" office:value-type="float" office:value="0.095882043914891" calcext:value-type="float">
            <text:p>0.096</text:p>
          </table:table-cell>
          <table:table-cell table:style-name="ce564" table:formula="of:=[$Layout.$AE$1]*[BigramsFI.Z29]+[$Layout.$AG$1]*[BigramsEN.Z29]" office:value-type="float" office:value="0.00000956440589916355" calcext:value-type="float">
            <text:p>0.000</text:p>
          </table:table-cell>
          <table:table-cell table:style-name="ce588" table:formula="of:=[$Layout.$AE$1]*[BigramsFI.AA29]+[$Layout.$AG$1]*[BigramsEN.AA29]" office:value-type="float" office:value="0" calcext:value-type="float">
            <text:p>0.000</text:p>
          </table:table-cell>
          <table:table-cell table:style-name="ce565" table:formula="of:=[$Layout.$AE$1]*[BigramsFI.AB29]+[$Layout.$AG$1]*[BigramsEN.AB29]" office:value-type="float" office:value="0.000446151404590393" calcext:value-type="float">
            <text:p>0.000</text:p>
          </table:table-cell>
          <table:table-cell table:style-name="ce563" table:formula="of:=[$Layout.$AE$1]*[BigramsFI.AC29]+[$Layout.$AG$1]*[BigramsEN.AC29]" office:value-type="float" office:value="0.0066275706760086" calcext:value-type="float">
            <text:p>0.007</text:p>
          </table:table-cell>
          <table:table-cell table:style-name="ce325" office:value-type="string" calcext:value-type="string">
            <text:p>Ö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number-columns-repeated="995"/>
        </table:table-row>
        <table:table-row table:style-name="ro4">
          <table:table-cell table:number-columns-repeated="11"/>
          <table:table-cell table:style-name="ce352"/>
          <table:table-cell table:number-columns-repeated="17"/>
          <table:table-cell table:style-name="ce359" office:value-type="string" calcext:value-type="string">
            <text:p>Diagram XY = Horizontal,Vertical</text:p>
          </table:table-cell>
          <table:table-cell table:number-columns-repeated="99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1001"/>
        </table:table-row>
        <table:table-row table:style-name="ro4">
          <table:table-cell table:number-columns-repeated="2"/>
          <table:table-cell table:style-name="ce331" table:number-columns-repeated="13"/>
          <table:table-cell table:style-name="ce330"/>
          <table:table-cell table:style-name="ce354"/>
          <table:table-cell table:style-name="ce330" table:number-columns-repeated="4"/>
          <table:table-cell table:number-columns-repeated="1002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7];[.$A$30:.$AC$30];0))" office:value-type="float" office:value="0.00000168783633514651" calcext:value-type="float">
            <text:p>0.000</text:p>
          </table:table-cell>
          <table:table-cell table:style-name="ce344" table:formula="of:=INDEX([.$A$1:.$AC$29];MATCH([$Layout.L19];[.$A$30:.$AC$30];0);MATCH([$Layout.L17];[.$A$30:.$AC$30];0))" office:value-type="float" office:value="0.0000163157512397496" calcext:value-type="float">
            <text:p>0.000</text:p>
          </table:table-cell>
          <table:table-cell table:style-name="ce344" table:formula="of:=INDEX([.$A$1:.$AC$29];MATCH([$Layout.M19];[.$A$30:.$AC$30];0);MATCH([$Layout.M17];[.$A$30:.$AC$30];0))" office:value-type="float" office:value="0.248605076138522" calcext:value-type="float">
            <text:p>0.249</text:p>
          </table:table-cell>
          <table:table-cell table:style-name="ce344" table:formula="of:=INDEX([.$A$1:.$AC$29];MATCH([$Layout.N19];[.$A$30:.$AC$30];0);MATCH([$Layout.N17];[.$A$30:.$AC$30];0))" office:value-type="float" office:value="0.0756955840440325" calcext:value-type="float">
            <text:p>0.076</text:p>
          </table:table-cell>
          <table:table-cell table:style-name="ce346" table:formula="of:=INDEX([.$A$1:.$AC$29];MATCH([$Layout.O19];[.$A$30:.$AC$30];0);MATCH([$Layout.O17];[.$A$30:.$AC$30];0))" office:value-type="float" office:value="0.00533420154134115" calcext:value-type="float">
            <text:p>0.005</text:p>
          </table:table-cell>
          <table:table-cell table:style-name="ce346" table:formula="of:=INDEX([.$A$1:.$AC$29];MATCH([$Layout.O17];[.$A$30:.$AC$30];0);MATCH([$Layout.N17];[.$A$30:.$AC$30];0))" office:value-type="float" office:value="0.262707594372331" calcext:value-type="float">
            <text:p>0.263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538001139987166" calcext:value-type="float">
            <text:p>0.005</text:p>
          </table:table-cell>
          <table:table-cell table:style-name="ce332" table:formula="of:=INDEX([.$A$1:.$AC$29];MATCH([$Layout.S19];[.$A$30:.$AC$30];0);MATCH([$Layout.S17];[.$A$30:.$AC$30];0))" office:value-type="float" office:value="0.0638026061903355" calcext:value-type="float">
            <text:p>0.064</text:p>
          </table:table-cell>
          <table:table-cell table:style-name="ce344" table:formula="of:=INDEX([.$A$1:.$AC$29];MATCH([$Layout.T19];[.$A$30:.$AC$30];0);MATCH([$Layout.T17];[.$A$30:.$AC$30];0))" office:value-type="float" office:value="0.143663128121541" calcext:value-type="float">
            <text:p>0.144</text:p>
          </table:table-cell>
          <table:table-cell table:style-name="ce344" table:formula="of:=INDEX([.$A$1:.$AC$29];MATCH([$Layout.U19];[.$A$30:.$AC$30];0);MATCH([$Layout.U17];[.$A$30:.$AC$30];0))" office:value-type="string" office:string-value="" calcext:value-type="error">
            <text:p>#N/A</text:p>
          </table:table-cell>
          <table:table-cell table:style-name="ce344" table:formula="of:=INDEX([.$A$1:.$AC$29];MATCH([$Layout.V19];[.$A$30:.$AC$30];0);MATCH([$Layout.V17];[.$A$30:.$AC$30];0))" office:value-type="string" office:string-value="" calcext:value-type="error">
            <text:p>#N/A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7];[.$A$30:.$AC$30];0);MATCH([$Layout.K18];[.$A$30:.$AC$30];0))" office:value-type="float" office:value="0.00195700320202807" calcext:value-type="float">
            <text:p>0.002</text:p>
          </table:table-cell>
          <table:table-cell table:style-name="ce331" table:formula="of:=INDEX([.$A$1:.$AC$29];MATCH([$Layout.L17];[.$A$30:.$AC$30];0);MATCH([$Layout.L18];[.$A$30:.$AC$30];0))" office:value-type="float" office:value="0.0163838735744872" calcext:value-type="float">
            <text:p>0.016</text:p>
          </table:table-cell>
          <table:table-cell table:style-name="ce331" table:formula="of:=INDEX([.$A$1:.$AC$29];MATCH([$Layout.M17];[.$A$30:.$AC$30];0);MATCH([$Layout.M18];[.$A$30:.$AC$30];0))" office:value-type="float" office:value="0.606340292155018" calcext:value-type="float">
            <text:p>0.606</text:p>
          </table:table-cell>
          <table:table-cell table:style-name="ce331" table:formula="of:=INDEX([.$A$1:.$AC$29];MATCH([$Layout.N17];[.$A$30:.$AC$30];0);MATCH([$Layout.N18];[.$A$30:.$AC$30];0))" office:value-type="float" office:value="0.117757868355427" calcext:value-type="float">
            <text:p>0.118</text:p>
          </table:table-cell>
          <table:table-cell table:style-name="ce182" table:formula="of:=INDEX([.$A$1:.$AC$29];MATCH([$Layout.O17];[.$A$30:.$AC$30];0);MATCH([$Layout.O18];[.$A$30:.$AC$30];0))" office:value-type="float" office:value="0.00949839822081346" calcext:value-type="float">
            <text:p>0.009</text:p>
          </table:table-cell>
          <table:table-cell table:style-name="ce82" table:formula="of:=INDEX([.$A$1:.$AC$29];MATCH([$Layout.N17];[.$A$30:.$AC$30];0);MATCH([$Layout.O17];[.$A$30:.$AC$30];0))" office:value-type="float" office:value="0.265272291299488" calcext:value-type="float">
            <text:p>0.265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00227616643668584" calcext:value-type="float">
            <text:p>0.002</text:p>
          </table:table-cell>
          <table:table-cell table:style-name="ce333" table:formula="of:=INDEX([.$A$1:.$AC$29];MATCH([$Layout.S18];[.$A$30:.$AC$30];0);MATCH([$Layout.S17];[.$A$30:.$AC$30];0))" office:value-type="float" office:value="0.083972508566782" calcext:value-type="float">
            <text:p>0.084</text:p>
          </table:table-cell>
          <table:table-cell table:style-name="ce331" table:formula="of:=INDEX([.$A$1:.$AC$29];MATCH([$Layout.T18];[.$A$30:.$AC$30];0);MATCH([$Layout.T17];[.$A$30:.$AC$30];0))" office:value-type="float" office:value="0.0284668854612659" calcext:value-type="float">
            <text:p>0.028</text:p>
          </table:table-cell>
          <table:table-cell table:style-name="ce331" table:formula="of:=INDEX([.$A$1:.$AC$29];MATCH([$Layout.U18];[.$A$30:.$AC$30];0);MATCH([$Layout.U17];[.$A$30:.$AC$30];0))" office:value-type="float" office:value="0.388246581591314" calcext:value-type="float">
            <text:p>0.388</text:p>
          </table:table-cell>
          <table:table-cell table:style-name="ce331" table:formula="of:=INDEX([.$A$1:.$AC$29];MATCH([$Layout.V18];[.$A$30:.$AC$30];0);MATCH([$Layout.V17];[.$A$30:.$AC$30];0))" office:value-type="float" office:value="0.52719668770896" calcext:value-type="float">
            <text:p>0.527</text:p>
          </table:table-cell>
          <table:table-cell table:style-name="ce182" table:formula="of:=INDEX([.$A$1:.$AC$29];MATCH([$Layout.W18];[.$A$30:.$AC$30];0);MATCH([$Layout.W17];[.$A$30:.$AC$30];0))" office:value-type="float" office:value="0.0613621038164275" calcext:value-type="float">
            <text:p>0.061</text:p>
          </table:table-cell>
          <table:table-cell table:style-name="ce331"/>
          <table:table-cell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5"/>
          <table:table-cell table:style-name="Default" table:number-columns-repeated="4"/>
          <table:table-cell table:number-columns-repeated="995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7];[.$A$30:.$AC$30];0))" office:value-type="float" office:value="0.000377512726961102" calcext:value-type="float">
            <text:p>0.000</text:p>
          </table:table-cell>
          <table:table-cell table:style-name="ce331" table:formula="of:=INDEX([.$A$1:.$AC$29];MATCH([$Layout.L18];[.$A$30:.$AC$30];0);MATCH([$Layout.L17];[.$A$30:.$AC$30];0))" office:value-type="float" office:value="0.0195299044990695" calcext:value-type="float">
            <text:p>0.020</text:p>
          </table:table-cell>
          <table:table-cell table:style-name="ce331" table:formula="of:=INDEX([.$A$1:.$AC$29];MATCH([$Layout.M18];[.$A$30:.$AC$30];0);MATCH([$Layout.M17];[.$A$30:.$AC$30];0))" office:value-type="float" office:value="0.635920096117554" calcext:value-type="float">
            <text:p>0.636</text:p>
          </table:table-cell>
          <table:table-cell table:style-name="ce331" table:formula="of:=INDEX([.$A$1:.$AC$29];MATCH([$Layout.N18];[.$A$30:.$AC$30];0);MATCH([$Layout.N17];[.$A$30:.$AC$30];0))" office:value-type="float" office:value="0.0186791588759892" calcext:value-type="float">
            <text:p>0.019</text:p>
          </table:table-cell>
          <table:table-cell table:style-name="ce182" table:formula="of:=INDEX([.$A$1:.$AC$29];MATCH([$Layout.O18];[.$A$30:.$AC$30];0);MATCH([$Layout.O17];[.$A$30:.$AC$30];0))" office:value-type="float" office:value="0.00362514811326453" calcext:value-type="float">
            <text:p>0.004</text:p>
          </table:table-cell>
          <table:table-cell table:style-name="ce182" table:formula="of:=INDEX([.$A$1:.$AC$29];MATCH([$Layout.O18];[.$A$30:.$AC$30];0);MATCH([$Layout.N18];[.$A$30:.$AC$30];0))" office:value-type="float" office:value="0.00106373733593894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00129400785694566" calcext:value-type="float">
            <text:p>0.000</text:p>
          </table:table-cell>
          <table:table-cell table:style-name="ce333" table:formula="of:=INDEX([.$A$1:.$AC$29];MATCH([$Layout.S17];[.$A$30:.$AC$30];0);MATCH([$Layout.S18];[.$A$30:.$AC$30];0))" office:value-type="float" office:value="0.0576388164369514" calcext:value-type="float">
            <text:p>0.058</text:p>
          </table:table-cell>
          <table:table-cell table:style-name="ce331" table:formula="of:=INDEX([.$A$1:.$AC$29];MATCH([$Layout.T17];[.$A$30:.$AC$30];0);MATCH([$Layout.T18];[.$A$30:.$AC$30];0))" office:value-type="float" office:value="0.083473067713203" calcext:value-type="float">
            <text:p>0.083</text:p>
          </table:table-cell>
          <table:table-cell table:style-name="ce331" table:formula="of:=INDEX([.$A$1:.$AC$29];MATCH([$Layout.U17];[.$A$30:.$AC$30];0);MATCH([$Layout.U18];[.$A$30:.$AC$30];0))" office:value-type="float" office:value="0.393002424363103" calcext:value-type="float">
            <text:p>0.393</text:p>
          </table:table-cell>
          <table:table-cell table:style-name="ce331" table:formula="of:=INDEX([.$A$1:.$AC$29];MATCH([$Layout.V17];[.$A$30:.$AC$30];0);MATCH([$Layout.V18];[.$A$30:.$AC$30];0))" office:value-type="float" office:value="0.346837117987502" calcext:value-type="float">
            <text:p>0.347</text:p>
          </table:table-cell>
          <table:table-cell table:style-name="ce182" table:formula="of:=INDEX([.$A$1:.$AC$29];MATCH([$Layout.W17];[.$A$30:.$AC$30];0);MATCH([$Layout.W18];[.$A$30:.$AC$30];0))" office:value-type="float" office:value="0.028121517734839" calcext:value-type="float">
            <text:p>0.028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8];[.$A$30:.$AC$30];0))" office:value-type="float" office:value="0.0113735082789948" calcext:value-type="float">
            <text:p>0.011</text:p>
          </table:table-cell>
          <table:table-cell table:style-name="ce344" table:formula="of:=INDEX([.$A$1:.$AC$29];MATCH([$Layout.L19];[.$A$30:.$AC$30];0);MATCH([$Layout.L18];[.$A$30:.$AC$30];0))" office:value-type="float" office:value="0.000496786494644788" calcext:value-type="float">
            <text:p>0.000</text:p>
          </table:table-cell>
          <table:table-cell table:style-name="ce344" table:formula="of:=INDEX([.$A$1:.$AC$29];MATCH([$Layout.M19];[.$A$30:.$AC$30];0);MATCH([$Layout.M18];[.$A$30:.$AC$30];0))" office:value-type="float" office:value="0.00301849008952014" calcext:value-type="float">
            <text:p>0.003</text:p>
          </table:table-cell>
          <table:table-cell table:style-name="ce344" table:formula="of:=INDEX([.$A$1:.$AC$29];MATCH([$Layout.N19];[.$A$30:.$AC$30];0);MATCH([$Layout.N18];[.$A$30:.$AC$30];0))" office:value-type="float" office:value="0.000478782907069892" calcext:value-type="float">
            <text:p>0.000</text:p>
          </table:table-cell>
          <table:table-cell table:style-name="ce346" table:formula="of:=INDEX([.$A$1:.$AC$29];MATCH([$Layout.O19];[.$A$30:.$AC$30];0);MATCH([$Layout.O18];[.$A$30:.$AC$30];0))" office:value-type="float" office:value="0.000966004995815515" calcext:value-type="float">
            <text:p>0.001</text:p>
          </table:table-cell>
          <table:table-cell table:style-name="ce82" table:formula="of:=INDEX([.$A$1:.$AC$29];MATCH([$Layout.N18];[.$A$30:.$AC$30];0);MATCH([$Layout.O18];[.$A$30:.$AC$30];0))" office:value-type="float" office:value="0.00124827410858162" calcext:value-type="float">
            <text:p>0.001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0303596747723919" calcext:value-type="float">
            <text:p>0.030</text:p>
          </table:table-cell>
          <table:table-cell table:style-name="ce332" table:formula="of:=INDEX([.$A$1:.$AC$29];MATCH([$Layout.S19];[.$A$30:.$AC$30];0);MATCH([$Layout.S18];[.$A$30:.$AC$30];0))" office:value-type="float" office:value="0.020012397360422" calcext:value-type="float">
            <text:p>0.020</text:p>
          </table:table-cell>
          <table:table-cell table:style-name="ce344" table:formula="of:=INDEX([.$A$1:.$AC$29];MATCH([$Layout.T19];[.$A$30:.$AC$30];0);MATCH([$Layout.T18];[.$A$30:.$AC$30];0))" office:value-type="float" office:value="0.00023517186269708" calcext:value-type="float">
            <text:p>0.000</text:p>
          </table:table-cell>
          <table:table-cell table:style-name="ce344" table:formula="of:=INDEX([.$A$1:.$AC$29];MATCH([$Layout.U19];[.$A$30:.$AC$30];0);MATCH([$Layout.U18];[.$A$30:.$AC$30];0))" office:value-type="string" office:string-value="" calcext:value-type="error">
            <text:p>#N/A</text:p>
          </table:table-cell>
          <table:table-cell table:style-name="ce344" table:formula="of:=INDEX([.$A$1:.$AC$29];MATCH([$Layout.V19];[.$A$30:.$AC$30];0);MATCH([$Layout.V18];[.$A$30:.$AC$30];0))" office:value-type="string" office:string-value="" calcext:value-type="error">
            <text:p>#N/A</text:p>
          </table:table-cell>
          <table:table-cell table:style-name="ce346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9];[.$A$30:.$AC$30];0))" office:value-type="float" office:value="0.0172298800231922" calcext:value-type="float">
            <text:p>0.017</text:p>
          </table:table-cell>
          <table:table-cell table:style-name="ce331" table:formula="of:=INDEX([.$A$1:.$AC$29];MATCH([$Layout.L18];[.$A$30:.$AC$30];0);MATCH([$Layout.L19];[.$A$30:.$AC$30];0))" office:value-type="float" office:value="0.000668383188718015" calcext:value-type="float">
            <text:p>0.001</text:p>
          </table:table-cell>
          <table:table-cell table:style-name="ce331" table:formula="of:=INDEX([.$A$1:.$AC$29];MATCH([$Layout.M18];[.$A$30:.$AC$30];0);MATCH([$Layout.M19];[.$A$30:.$AC$30];0))" office:value-type="float" office:value="0.00244647573922056" calcext:value-type="float">
            <text:p>0.002</text:p>
          </table:table-cell>
          <table:table-cell table:style-name="ce331" table:formula="of:=INDEX([.$A$1:.$AC$29];MATCH([$Layout.N18];[.$A$30:.$AC$30];0);MATCH([$Layout.N19];[.$A$30:.$AC$30];0))" office:value-type="float" office:value="0.000122086828242264" calcext:value-type="float">
            <text:p>0.000</text:p>
          </table:table-cell>
          <table:table-cell table:style-name="ce182" table:formula="of:=INDEX([.$A$1:.$AC$29];MATCH([$Layout.O18];[.$A$30:.$AC$30];0);MATCH([$Layout.O19];[.$A$30:.$AC$30];0))" office:value-type="float" office:value="0.00009508144687992" calcext:value-type="float">
            <text:p>0.000</text:p>
          </table:table-cell>
          <table:table-cell table:style-name="ce182" table:formula="of:=INDEX([.$A$1:.$AC$29];MATCH([$Layout.O19];[.$A$30:.$AC$30];0);MATCH([$Layout.N19];[.$A$30:.$AC$30];0))" office:value-type="float" office:value="0.000158656615503772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755892205139718" calcext:value-type="float">
            <text:p>0.008</text:p>
          </table:table-cell>
          <table:table-cell table:style-name="ce333" table:formula="of:=INDEX([.$A$1:.$AC$29];MATCH([$Layout.S18];[.$A$30:.$AC$30];0);MATCH([$Layout.S19];[.$A$30:.$AC$30];0))" office:value-type="float" office:value="0.108021429445246" calcext:value-type="float">
            <text:p>0.108</text:p>
          </table:table-cell>
          <table:table-cell table:style-name="ce331" table:formula="of:=INDEX([.$A$1:.$AC$29];MATCH([$Layout.T18];[.$A$30:.$AC$30];0);MATCH([$Layout.T19];[.$A$30:.$AC$30];0))" office:value-type="float" office:value="0.00325021016938046" calcext:value-type="float">
            <text:p>0.003</text:p>
          </table:table-cell>
          <table:table-cell table:style-name="ce331" table:formula="of:=INDEX([.$A$1:.$AC$29];MATCH([$Layout.U18];[.$A$30:.$AC$30];0);MATCH([$Layout.U19];[.$A$30:.$AC$30];0))" office:value-type="string" office:string-value="" calcext:value-type="error">
            <text:p>#N/A</text:p>
          </table:table-cell>
          <table:table-cell table:style-name="ce331" table:formula="of:=INDEX([.$A$1:.$AC$29];MATCH([$Layout.V18];[.$A$30:.$AC$30];0);MATCH([$Layout.V19];[.$A$30:.$AC$30];0))" office:value-type="string" office:string-value="" calcext:value-type="error">
            <text:p>#N/A</text:p>
          </table:table-cell>
          <table:table-cell table:style-name="ce182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40" table:formula="of:=INDEX([.$A$1:.$AC$29];MATCH([$Layout.K17];[.$A$30:.$AC$30];0);MATCH([$Layout.K19];[.$A$30:.$AC$30];0))" office:value-type="float" office:value="0.0000455715810489556" calcext:value-type="float">
            <text:p>0.000</text:p>
          </table:table-cell>
          <table:table-cell table:style-name="ce345" table:formula="of:=INDEX([.$A$1:.$AC$29];MATCH([$Layout.L17];[.$A$30:.$AC$30];0);MATCH([$Layout.L19];[.$A$30:.$AC$30];0))" office:value-type="float" office:value="0.000147404373269462" calcext:value-type="float">
            <text:p>0.000</text:p>
          </table:table-cell>
          <table:table-cell table:style-name="ce345" table:formula="of:=INDEX([.$A$1:.$AC$29];MATCH([$Layout.M17];[.$A$30:.$AC$30];0);MATCH([$Layout.M19];[.$A$30:.$AC$30];0))" office:value-type="float" office:value="0.336432678554856" calcext:value-type="float">
            <text:p>0.336</text:p>
          </table:table-cell>
          <table:table-cell table:style-name="ce345" table:formula="of:=INDEX([.$A$1:.$AC$29];MATCH([$Layout.N17];[.$A$30:.$AC$30];0);MATCH([$Layout.N19];[.$A$30:.$AC$30];0))" office:value-type="float" office:value="0.00155320987313142" calcext:value-type="float">
            <text:p>0.002</text:p>
          </table:table-cell>
          <table:table-cell table:style-name="ce353" table:formula="of:=INDEX([.$A$1:.$AC$29];MATCH([$Layout.O17];[.$A$30:.$AC$30];0);MATCH([$Layout.O19];[.$A$30:.$AC$30];0))" office:value-type="float" office:value="0.00916163184337743" calcext:value-type="float">
            <text:p>0.009</text:p>
          </table:table-cell>
          <table:table-cell table:style-name="ce83" table:formula="of:=INDEX([.$A$1:.$AC$29];MATCH([$Layout.N19];[.$A$30:.$AC$30];0);MATCH([$Layout.O19];[.$A$30:.$AC$30];0))" office:value-type="float" office:value="0.0022976218070975" calcext:value-type="float">
            <text:p>0.002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192353665534931" calcext:value-type="float">
            <text:p>0.192</text:p>
          </table:table-cell>
          <table:table-cell table:style-name="ce340" table:formula="of:=INDEX([.$A$1:.$AC$29];MATCH([$Layout.S17];[.$A$30:.$AC$30];0);MATCH([$Layout.S19];[.$A$30:.$AC$30];0))" office:value-type="float" office:value="0.142121306282703" calcext:value-type="float">
            <text:p>0.142</text:p>
          </table:table-cell>
          <table:table-cell table:style-name="ce345" table:formula="of:=INDEX([.$A$1:.$AC$29];MATCH([$Layout.T17];[.$A$30:.$AC$30];0);MATCH([$Layout.T19];[.$A$30:.$AC$30];0))" office:value-type="float" office:value="0.230610120653743" calcext:value-type="float">
            <text:p>0.231</text:p>
          </table:table-cell>
          <table:table-cell table:style-name="ce345" table:formula="of:=INDEX([.$A$1:.$AC$29];MATCH([$Layout.U17];[.$A$30:.$AC$30];0);MATCH([$Layout.U19];[.$A$30:.$AC$30];0))" office:value-type="string" office:string-value="" calcext:value-type="error">
            <text:p>#N/A</text:p>
          </table:table-cell>
          <table:table-cell table:style-name="ce345" table:formula="of:=INDEX([.$A$1:.$AC$29];MATCH([$Layout.V17];[.$A$30:.$AC$30];0);MATCH([$Layout.V19];[.$A$30:.$AC$30];0))" office:value-type="string" office:string-value="" calcext:value-type="error">
            <text:p>#N/A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114"/>
          <table:table-cell table:style-name="ce331" table:formula="of:=SUMIF([.D34:.D39];&quot;&gt;0&quot;)" office:value-type="float" office:value="0.0309851636485602" calcext:value-type="float">
            <text:p>0.031</text:p>
          </table:table-cell>
          <table:table-cell table:style-name="ce331" table:formula="of:=SUMIF([.E34:.E39];&quot;&gt;0&quot;)" office:value-type="float" office:value="0.0372426678814287" calcext:value-type="float">
            <text:p>0.037</text:p>
          </table:table-cell>
          <table:table-cell table:style-name="ce331" table:formula="of:=SUMIF([.F34:.F39];&quot;&gt;0&quot;)" office:value-type="float" office:value="1.83276310879469" calcext:value-type="float">
            <text:p>1.833</text:p>
          </table:table-cell>
          <table:table-cell table:style-name="ce331" table:formula="of:=SUMIF([.G34:.G39];&quot;&gt;0&quot;)" office:value-type="float" office:value="0.214286690883892" calcext:value-type="float">
            <text:p>0.214</text:p>
          </table:table-cell>
          <table:table-cell table:style-name="ce331" table:formula="of:=SUMIF([.H34:.H39];&quot;&gt;0&quot;)" office:value-type="float" office:value="0.028680466161492" calcext:value-type="float">
            <text:p>0.029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475569064282439" calcext:value-type="float">
            <text:p>0.476</text:p>
          </table:table-cell>
          <table:table-cell table:style-name="ce331" table:formula="of:=SUMIF([.M34:.M39];&quot;&gt;0&quot;)" office:value-type="float" office:value="0.48969858398183" calcext:value-type="float">
            <text:p>0.490</text:p>
          </table:table-cell>
          <table:table-cell table:style-name="ce331" table:formula="of:=SUMIF([.N34:.N39];&quot;&gt;0&quot;)" office:value-type="float" office:value="0.781249005954417" calcext:value-type="float">
            <text:p>0.781</text:p>
          </table:table-cell>
          <table:table-cell table:style-name="ce331" table:formula="of:=SUMIF([.O34:.O39];&quot;&gt;0&quot;)" office:value-type="float" office:value="0.874033805696462" calcext:value-type="float">
            <text:p>0.874</text:p>
          </table:table-cell>
          <table:table-cell table:style-name="ce331" table:formula="of:=SUMIF([.P34:.P39];&quot;&gt;0&quot;)" office:value-type="float" office:value="0.0894836215512665" calcext:value-type="float">
            <text:p>0.089</text:p>
          </table:table-cell>
          <table:table-cell table:number-columns-repeated="1007"/>
          <table:table-cell table:style-name="ce114"/>
        </table:table-row>
        <table:table-row table:style-name="ro4">
          <table:table-cell table:number-columns-repeated="2"/>
          <table:table-cell table:style-name="ce331" table:number-columns-repeated="11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330" table:number-columns-repeated="12"/>
          <table:table-cell table:number-columns-repeated="100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Weighted.A1:BigramsWeighted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2Way" table:style-name="ta2" table:print="false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 table:style-name="ce596" table:formula="of:=INDEX([$BigramsWeighted.$A$1:$BigramsWeighted.$AC$29];ROW();COLUMN())+INDEX([$BigramsWeighted.$A$1:$BigramsWeighted.$AC$29];COLUMN();ROW())" office:value-type="float" office:value="1.33331096606621" calcext:value-type="float">
            <text:p>1.33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40590729754718" calcext:value-type="float">
            <text:p>0.24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39951668558994" calcext:value-type="float">
            <text:p>0.54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64777103568428" calcext:value-type="float">
            <text:p>0.365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511052217875456" calcext:value-type="float">
            <text:p>0.51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6606251097656" calcext:value-type="float">
            <text:p>0.14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34135672560471" calcext:value-type="float">
            <text:p>0.23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43835692238393" calcext:value-type="float">
            <text:p>0.74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1.090899528279" calcext:value-type="float">
            <text:p>1.09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93148639599411" calcext:value-type="float">
            <text:p>0.79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43377768918011" calcext:value-type="float">
            <text:p>0.94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87129542001335" calcext:value-type="float">
            <text:p>1.87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07204162348431" calcext:value-type="float">
            <text:p>1.07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43366241959035" calcext:value-type="float">
            <text:p>2.43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223840927411606" calcext:value-type="float">
            <text:p>0.22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45402226656706" calcext:value-type="float">
            <text:p>0.64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33451592898917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41824015548078" calcext:value-type="float">
            <text:p>1.41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61024543359255" calcext:value-type="float">
            <text:p>1.61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41597940592122" calcext:value-type="float">
            <text:p>2.416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352225281006746" calcext:value-type="float">
            <text:p>0.35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66174290975963" calcext:value-type="float">
            <text:p>0.86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40724131522689" calcext:value-type="float">
            <text:p>0.24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80455815280311" calcext:value-type="float">
            <text:p>0.028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61105013441028" calcext:value-type="float">
            <text:p>0.16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8603388302187" calcext:value-type="float">
            <text:p>0.029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872048773159025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321949154808078" calcext:value-type="float">
            <text:p>0.032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216605663010468" calcext:value-type="float">
            <text:p>0.002</text:p>
          </table:table-cell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240590729754718" calcext:value-type="float">
            <text:p>0.241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158058326582738" calcext:value-type="float">
            <text:p>0.01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73943448210925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69587507202561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34683424961092" calcext:value-type="float">
            <text:p>0.3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93700733745214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06108644269544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04155718610048" calcext:value-type="float">
            <text:p>0.00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32740238837393" calcext:value-type="float">
            <text:p>0.13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0634990584574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3816430200046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38134113584814" calcext:value-type="float">
            <text:p>0.13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50438275285116" calcext:value-type="float">
            <text:p>0.05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98980547753751" calcext:value-type="float">
            <text:p>0.02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74046776381129" calcext:value-type="float">
            <text:p>0.17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81353711354062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46134193160671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92384247644028" calcext:value-type="float">
            <text:p>0.09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8461885099844" calcext:value-type="float">
            <text:p>0.0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44958333847186" calcext:value-type="float">
            <text:p>0.01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61673354159283" calcext:value-type="float">
            <text:p>0.16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45627842260127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8413632784605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79618219522604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955867382693349" calcext:value-type="float">
            <text:p>0.09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24499444004208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27150337247704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492341858962235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523229263895417" calcext:value-type="float">
            <text:p>0.001</text:p>
          </table:table-cell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539951668558994" calcext:value-type="float">
            <text:p>0.54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73943448210925" calcext:value-type="float">
            <text:p>0.003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880398792967475" calcext:value-type="float">
            <text:p>0.08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54649658287407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85037754693378" calcext:value-type="float">
            <text:p>0.58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77447860035069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57121346070631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328272546005242" calcext:value-type="float">
            <text:p>0.3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23779793799511" calcext:value-type="float">
            <text:p>0.52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3281088122430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34630695558704" calcext:value-type="float">
            <text:p>0.07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76069161951902" calcext:value-type="float">
            <text:p>0.08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814323775798804" calcext:value-type="float">
            <text:p>0.00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27542732145235" calcext:value-type="float">
            <text:p>0.2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4389102716498" calcext:value-type="float">
            <text:p>0.51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65407960844357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85106995771047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45757706188112" calcext:value-type="float">
            <text:p>0.14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03420873647492" calcext:value-type="float">
            <text:p>0.1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51571795966782" calcext:value-type="float">
            <text:p>0.25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85314205676765" calcext:value-type="float">
            <text:p>0.18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5713094648370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447534800259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3471316729285" calcext:value-type="float">
            <text:p>0.01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12322065818056" calcext:value-type="float">
            <text:p>0.03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18583411116333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41641901981808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23774664577411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364777103568428" calcext:value-type="float">
            <text:p>0.36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69587507202561" calcext:value-type="float">
            <text:p>0.00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54649658287407" calcext:value-type="float">
            <text:p>0.005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497625975828203" calcext:value-type="float">
            <text:p>0.05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24226038827257" calcext:value-type="float">
            <text:p>1.24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7703781482536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98642582607436" calcext:value-type="float">
            <text:p>0.02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22132105464656" calcext:value-type="float">
            <text:p>0.08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69736231823915" calcext:value-type="float">
            <text:p>0.57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553022883369969" calcext:value-type="float">
            <text:p>0.00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546782862421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5425071656529" calcext:value-type="float">
            <text:p>0.15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27721520417374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727927237960709" calcext:value-type="float">
            <text:p>0.7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1543500902925" calcext:value-type="float">
            <text:p>0.31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86522131765197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46279149046031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5249316741347" calcext:value-type="float">
            <text:p>0.16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59561460962326" calcext:value-type="float">
            <text:p>0.07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737407089110647" calcext:value-type="float">
            <text:p>0.00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9808245724125" calcext:value-type="float">
            <text:p>0.21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3190110143248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775760023699923" calcext:value-type="float">
            <text:p>0.00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39110147479089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665612719696654" calcext:value-type="float">
            <text:p>0.06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91450285298352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40508072043516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04779556422208" calcext:value-type="float">
            <text:p>0.02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306173511195576" calcext:value-type="float">
            <text:p>0.003</text:p>
          </table:table-cell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511052217875456" calcext:value-type="float">
            <text:p>0.51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34683424961092" calcext:value-type="float">
            <text:p>0.33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85037754693378" calcext:value-type="float">
            <text:p>0.58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24226038827257" calcext:value-type="float">
            <text:p>1.242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974167423282437" calcext:value-type="float">
            <text:p>0.97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19442749356664" calcext:value-type="float">
            <text:p>0.21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96159262481235" calcext:value-type="float">
            <text:p>0.29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7811636518459" calcext:value-type="float">
            <text:p>1.781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781685548799309" calcext:value-type="float">
            <text:p>0.78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7993186407255" calcext:value-type="float">
            <text:p>0.14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2390938092234" calcext:value-type="float">
            <text:p>0.51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45056440000299" calcext:value-type="float">
            <text:p>1.45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34638033775991" calcext:value-type="float">
            <text:p>0.93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60001253778841" calcext:value-type="float">
            <text:p>2.6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34149635377842" calcext:value-type="float">
            <text:p>0.13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91079157093634" calcext:value-type="float">
            <text:p>0.49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9087367044631" calcext:value-type="float">
            <text:p>0.02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38390807809272" calcext:value-type="float">
            <text:p>2.38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06186390903615" calcext:value-type="float">
            <text:p>2.06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73659659217292" calcext:value-type="float">
            <text:p>1.737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220749691260978" calcext:value-type="float">
            <text:p>0.22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19034988802219" calcext:value-type="float">
            <text:p>0.71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51244127387265" calcext:value-type="float">
            <text:p>0.25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2550969371667" calcext:value-type="float">
            <text:p>0.123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59103153490396" calcext:value-type="float">
            <text:p>0.15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36037788000015" calcext:value-type="float">
            <text:p>0.03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72014350299584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538971150781216" calcext:value-type="float">
            <text:p>0.05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136658481935695" calcext:value-type="float">
            <text:p>0.001</text:p>
          </table:table-cell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146606251097656" calcext:value-type="float">
            <text:p>0.14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93700733745214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77447860035069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7703781482536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19442749356664" calcext:value-type="float">
            <text:p>0.219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155401248386766" calcext:value-type="float">
            <text:p>0.15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31201144452055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96150409892179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76626438970494" calcext:value-type="float">
            <text:p>0.27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740397539017601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41328162462934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674149893549288" calcext:value-type="float">
            <text:p>0.06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33186503574568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91906891836336" calcext:value-type="float">
            <text:p>0.04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57749230684199" calcext:value-type="float">
            <text:p>0.85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52958016443937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38257623596654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36437027231416" calcext:value-type="float">
            <text:p>0.13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63986636567069" calcext:value-type="float">
            <text:p>0.01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96053044690216" calcext:value-type="float">
            <text:p>0.05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638997127707638" calcext:value-type="float">
            <text:p>0.06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0086973531215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1099675332303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64516387180474" calcext:value-type="float">
            <text:p>0.00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0422819655272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29818441920921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96102754395868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334191594359008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234135672560471" calcext:value-type="float">
            <text:p>0.23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06108644269544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57121346070631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98642582607436" calcext:value-type="float">
            <text:p>0.02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96159262481235" calcext:value-type="float">
            <text:p>0.29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31201144452055" calcext:value-type="float">
            <text:p>0.002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291802079900462" calcext:value-type="float">
            <text:p>0.02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19291929522796" calcext:value-type="float">
            <text:p>0.11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68510392120838" calcext:value-type="float">
            <text:p>0.26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802324659234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72681873816996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08610845433169" calcext:value-type="float">
            <text:p>0.05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846609105296413" calcext:value-type="float">
            <text:p>0.00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59037436583488" calcext:value-type="float">
            <text:p>0.59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846537968621" calcext:value-type="float">
            <text:p>0.14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0175668205403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90742717301275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8690891138877" calcext:value-type="float">
            <text:p>0.17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20541067668554" calcext:value-type="float">
            <text:p>0.03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123546334078" calcext:value-type="float">
            <text:p>0.01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1946353359834" calcext:value-type="float">
            <text:p>0.12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477287078996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244994440042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35461774467798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85373045136704" calcext:value-type="float">
            <text:p>0.01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36401003627993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0816648133473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69997552412269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958691038363215" calcext:value-type="float">
            <text:p>0.001</text:p>
          </table:table-cell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743835692238393" calcext:value-type="float">
            <text:p>0.74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04155718610048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328272546005242" calcext:value-type="float">
            <text:p>0.32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22132105464656" calcext:value-type="float">
            <text:p>0.08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7811636518459" calcext:value-type="float">
            <text:p>1.78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96150409892179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19291929522796" calcext:value-type="float">
            <text:p>0.119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231538711719084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81266920784305" calcext:value-type="float">
            <text:p>0.58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04890755580865" calcext:value-type="float">
            <text:p>0.03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93196134143651" calcext:value-type="float">
            <text:p>0.01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807992076081" calcext:value-type="float">
            <text:p>0.01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5713691467298" calcext:value-type="float">
            <text:p>0.0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8033826805668" calcext:value-type="float">
            <text:p>0.1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92686460320948" calcext:value-type="float">
            <text:p>0.39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37489327248241" calcext:value-type="float">
            <text:p>0.05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64137780735567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0175862779176" calcext:value-type="float">
            <text:p>0.08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3359026103132" calcext:value-type="float">
            <text:p>0.19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2.02352422306193" calcext:value-type="float">
            <text:p>2.02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4374624006326" calcext:value-type="float">
            <text:p>0.12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629787997854335" calcext:value-type="float">
            <text:p>0.00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4085603098129" calcext:value-type="float">
            <text:p>0.19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31281233411382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1611325003733" calcext:value-type="float">
            <text:p>0.14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5137708091092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49092209604608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91303871122399" calcext:value-type="float">
            <text:p>0.19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388245385658" calcext:value-type="float">
            <text:p>0.014</text:p>
          </table:table-cell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1.090899528279" calcext:value-type="float">
            <text:p>1.09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32740238837393" calcext:value-type="float">
            <text:p>0.13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23779793799511" calcext:value-type="float">
            <text:p>0.52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69736231823915" calcext:value-type="float">
            <text:p>0.57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781685548799309" calcext:value-type="float">
            <text:p>0.78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76626438970494" calcext:value-type="float">
            <text:p>0.27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68510392120838" calcext:value-type="float">
            <text:p>0.26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81266920784305" calcext:value-type="float">
            <text:p>0.581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694556321028091" calcext:value-type="float">
            <text:p>0.69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38599407663965" calcext:value-type="float">
            <text:p>0.13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81249005954417" calcext:value-type="float">
            <text:p>0.78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42454209144256" calcext:value-type="float">
            <text:p>1.42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19918444288394" calcext:value-type="float">
            <text:p>0.92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64122362841243" calcext:value-type="float">
            <text:p>2.641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99847837868152" calcext:value-type="float">
            <text:p>0.99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42286397290388" calcext:value-type="float">
            <text:p>0.34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671524216130549" calcext:value-type="float">
            <text:p>0.00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81392080194821" calcext:value-type="float">
            <text:p>0.98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49535818749602" calcext:value-type="float">
            <text:p>2.49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3148400782724" calcext:value-type="float">
            <text:p>2.315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20969677934722" calcext:value-type="float">
            <text:p>0.21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57110783635855" calcext:value-type="float">
            <text:p>0.65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2206117988131" calcext:value-type="float">
            <text:p>0.2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63410389438303" calcext:value-type="float">
            <text:p>0.036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786366555113437" calcext:value-type="float">
            <text:p>0.07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450545932688007" calcext:value-type="float">
            <text:p>0.045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568238232832657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57946599018787" calcext:value-type="float">
            <text:p>0.158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318258419355225" calcext:value-type="float">
            <text:p>0.032</text:p>
          </table:table-cell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793148639599411" calcext:value-type="float">
            <text:p>0.79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0634990584574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3281088122430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553022883369969" calcext:value-type="float">
            <text:p>0.00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7993186407255" calcext:value-type="float">
            <text:p>0.14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740397539017601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802324659234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04890755580865" calcext:value-type="float">
            <text:p>0.03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38599407663965" calcext:value-type="float">
            <text:p>0.139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044446356825524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28589300990009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5291931323155" calcext:value-type="float">
            <text:p>0.0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48538203207753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2733372494137" calcext:value-type="float">
            <text:p>0.19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57708452828395" calcext:value-type="float">
            <text:p>0.35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100336964146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43321132602093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78214703493963" calcext:value-type="float">
            <text:p>0.07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261333325891851" calcext:value-type="float">
            <text:p>0.02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30804669446481" calcext:value-type="float">
            <text:p>0.03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11939953174469" calcext:value-type="float">
            <text:p>0.11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7050589270923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4446356825524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07058468541027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32585170246875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75969846511315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7313957452301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77315083576704" calcext:value-type="float">
            <text:p>0.17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8847704682112" calcext:value-type="float">
            <text:p>0.009</text:p>
          </table:table-cell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943377768918011" calcext:value-type="float">
            <text:p>0.94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3816430200046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34630695558704" calcext:value-type="float">
            <text:p>0.07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546782862421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2390938092234" calcext:value-type="float">
            <text:p>0.51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41328162462934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72681873816996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93196134143651" calcext:value-type="float">
            <text:p>0.01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81249005954417" calcext:value-type="float">
            <text:p>0.78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28589300990009" calcext:value-type="float">
            <text:p>0.002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328814147795231" calcext:value-type="float">
            <text:p>0.32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1834251726342" calcext:value-type="float">
            <text:p>0.12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1158518257934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456307290948868" calcext:value-type="float">
            <text:p>0.45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3993886611785" calcext:value-type="float">
            <text:p>0.51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05160809394489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0072477942679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6138760670839" calcext:value-type="float">
            <text:p>0.17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487060575815943" calcext:value-type="float">
            <text:p>0.48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2943524321092" calcext:value-type="float">
            <text:p>0.12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4428150517554" calcext:value-type="float">
            <text:p>0.51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66260484726792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85758302556951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73446697723453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766978044715" calcext:value-type="float">
            <text:p>0.12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565425172274079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087290934464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40260126635435" calcext:value-type="float">
            <text:p>0.24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89306400086346" calcext:value-type="float">
            <text:p>0.029</text:p>
          </table:table-cell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1.87129542001335" calcext:value-type="float">
            <text:p>1.87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38134113584814" calcext:value-type="float">
            <text:p>0.13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76069161951902" calcext:value-type="float">
            <text:p>0.08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5425071656529" calcext:value-type="float">
            <text:p>0.15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45056440000299" calcext:value-type="float">
            <text:p>1.45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674149893549288" calcext:value-type="float">
            <text:p>0.06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08610845433169" calcext:value-type="float">
            <text:p>0.05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807992076081" calcext:value-type="float">
            <text:p>0.01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42454209144256" calcext:value-type="float">
            <text:p>1.42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5291931323155" calcext:value-type="float">
            <text:p>0.0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1834251726342" calcext:value-type="float">
            <text:p>0.122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1.62545355033898" calcext:value-type="float">
            <text:p>1.62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3306531512535" calcext:value-type="float">
            <text:p>0.12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0733679950404" calcext:value-type="float">
            <text:p>0.16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74033805696462" calcext:value-type="float">
            <text:p>0.87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8760969428378" calcext:value-type="float">
            <text:p>0.16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59926795612562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630909446725449" calcext:value-type="float">
            <text:p>0.06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44221636315469" calcext:value-type="float">
            <text:p>0.14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60197418069499" calcext:value-type="float">
            <text:p>0.26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381486144394" calcext:value-type="float">
            <text:p>0.63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3313206297619" calcext:value-type="float">
            <text:p>0.04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53761492252561" calcext:value-type="float">
            <text:p>0.01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00860134899081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22550122662943" calcext:value-type="float">
            <text:p>0.32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5127018010879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43611044372813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7309360686304" calcext:value-type="float">
            <text:p>0.27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99326521795998" calcext:value-type="float">
            <text:p>0.030</text:p>
          </table:table-cell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1.07204162348431" calcext:value-type="float">
            <text:p>1.07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50438275285116" calcext:value-type="float">
            <text:p>0.05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814323775798804" calcext:value-type="float">
            <text:p>0.00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27721520417374" calcext:value-type="float">
            <text:p>0.01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34638033775991" calcext:value-type="float">
            <text:p>0.9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33186503574568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846609105296413" calcext:value-type="float">
            <text:p>0.00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5713691467298" calcext:value-type="float">
            <text:p>0.03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19918444288394" calcext:value-type="float">
            <text:p>0.92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48538203207753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1158518257934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3306531512535" calcext:value-type="float">
            <text:p>0.123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340070135855972" calcext:value-type="float">
            <text:p>0.34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9912587586328" calcext:value-type="float">
            <text:p>0.2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66266351690902" calcext:value-type="float">
            <text:p>0.66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88469149322385" calcext:value-type="float">
            <text:p>0.18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1364764656653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2305511789334" calcext:value-type="float">
            <text:p>0.12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011288006361" calcext:value-type="float">
            <text:p>0.12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10093494880725" calcext:value-type="float">
            <text:p>0.05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74273248775284" calcext:value-type="float">
            <text:p>0.37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115984152162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98569641972556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80070298608405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60144843452955" calcext:value-type="float">
            <text:p>0.16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567113008609226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1477287078996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2144356455911" calcext:value-type="float">
            <text:p>0.22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8155691784702" calcext:value-type="float">
            <text:p>0.009</text:p>
          </table:table-cell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2.43366241959035" calcext:value-type="float">
            <text:p>2.43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98980547753751" calcext:value-type="float">
            <text:p>0.02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27542732145235" calcext:value-type="float">
            <text:p>0.22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727927237960709" calcext:value-type="float">
            <text:p>0.7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60001253778841" calcext:value-type="float">
            <text:p>2.6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91906891836336" calcext:value-type="float">
            <text:p>0.04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59037436583488" calcext:value-type="float">
            <text:p>0.59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8033826805668" calcext:value-type="float">
            <text:p>0.1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64122362841243" calcext:value-type="float">
            <text:p>2.64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2733372494137" calcext:value-type="float">
            <text:p>0.19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456307290948868" calcext:value-type="float">
            <text:p>0.45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0733679950404" calcext:value-type="float">
            <text:p>0.16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9912587586328" calcext:value-type="float">
            <text:p>0.20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688748575218584" calcext:value-type="float">
            <text:p>0.68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87094252161128" calcext:value-type="float">
            <text:p>1.87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390676945695" calcext:value-type="float">
            <text:p>0.17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77865516261426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7156721004795" calcext:value-type="float">
            <text:p>0.16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647513481581475" calcext:value-type="float">
            <text:p>0.64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951878401924152" calcext:value-type="float">
            <text:p>0.95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89047377115838" calcext:value-type="float">
            <text:p>0.58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5084068382306" calcext:value-type="float">
            <text:p>0.19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86566643385027" calcext:value-type="float">
            <text:p>0.04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95210186033771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5923912473039" calcext:value-type="float">
            <text:p>0.20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547919329884866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6555291672971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79027841377951" calcext:value-type="float">
            <text:p>0.37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67020011077608" calcext:value-type="float">
            <text:p>0.037</text:p>
          </table:table-cell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223840927411606" calcext:value-type="float">
            <text:p>0.22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74046776381129" calcext:value-type="float">
            <text:p>0.17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4389102716498" calcext:value-type="float">
            <text:p>0.51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1543500902925" calcext:value-type="float">
            <text:p>0.315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34149635377842" calcext:value-type="float">
            <text:p>0.13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57749230684199" calcext:value-type="float">
            <text:p>0.85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846537968621" calcext:value-type="float">
            <text:p>0.14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92686460320948" calcext:value-type="float">
            <text:p>0.393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99847837868152" calcext:value-type="float">
            <text:p>0.99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57708452828395" calcext:value-type="float">
            <text:p>0.35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3993886611785" calcext:value-type="float">
            <text:p>0.51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74033805696462" calcext:value-type="float">
            <text:p>0.87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66266351690902" calcext:value-type="float">
            <text:p>0.66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87094252161128" calcext:value-type="float">
            <text:p>1.871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386743469671201" calcext:value-type="float">
            <text:p>0.38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73089486066889" calcext:value-type="float">
            <text:p>0.47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791995685980346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2620725121495" calcext:value-type="float">
            <text:p>1.26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24061922439285" calcext:value-type="float">
            <text:p>0.72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27187556293843" calcext:value-type="float">
            <text:p>1.272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828257893515441" calcext:value-type="float">
            <text:p>0.8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89298089315257" calcext:value-type="float">
            <text:p>0.28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86558541500565" calcext:value-type="float">
            <text:p>0.28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35171265878152" calcext:value-type="float">
            <text:p>0.01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09696077027269" calcext:value-type="float">
            <text:p>0.11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901986353820726" calcext:value-type="float">
            <text:p>0.009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331941145912146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546403256776976" calcext:value-type="float">
            <text:p>0.055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292670820514404" calcext:value-type="float">
            <text:p>0.003</text:p>
          </table:table-cell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645402226656706" calcext:value-type="float">
            <text:p>0.64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81353711354062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65407960844357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86522131765197" calcext:value-type="float">
            <text:p>0.00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91079157093634" calcext:value-type="float">
            <text:p>0.49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52958016443937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0175668205403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37489327248241" calcext:value-type="float">
            <text:p>0.05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42286397290388" calcext:value-type="float">
            <text:p>0.34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100336964146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05160809394489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8760969428378" calcext:value-type="float">
            <text:p>0.16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88469149322385" calcext:value-type="float">
            <text:p>0.18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390676945695" calcext:value-type="float">
            <text:p>0.17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73089486066889" calcext:value-type="float">
            <text:p>0.473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256439175644531" calcext:value-type="float">
            <text:p>0.25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6261211171550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94729569101235" calcext:value-type="float">
            <text:p>0.29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2238686793117" calcext:value-type="float">
            <text:p>0.17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94836215512665" calcext:value-type="float">
            <text:p>0.08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03856412432306" calcext:value-type="float">
            <text:p>0.3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769845377088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3219762952164" calcext:value-type="float">
            <text:p>0.03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581709052212834" calcext:value-type="float">
            <text:p>0.05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7653245862303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50072477942679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15837332905328" calcext:value-type="float">
            <text:p>0.11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2242638490572" calcext:value-type="float">
            <text:p>0.008</text:p>
          </table:table-cell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00233451592898917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46134193160671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85106995771047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46279149046031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9087367044631" calcext:value-type="float">
            <text:p>0.02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38257623596654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90742717301275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6413778073556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671524216130549" calcext:value-type="float">
            <text:p>0.00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43321132602093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0072477942679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59926795612562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1364764656653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77865516261426" calcext:value-type="float">
            <text:p>0.00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79199568598034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62612111715501" calcext:value-type="float">
            <text:p>0.00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0031506278256068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807186212996664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14644131636111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87912445312978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790280644424014" calcext:value-type="float">
            <text:p>0.07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5317545027197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27567993474059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18566199686611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45571581048955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47259417384102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3558951892343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1.41824015548078" calcext:value-type="float">
            <text:p>1.41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92384247644028" calcext:value-type="float">
            <text:p>0.09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45757706188112" calcext:value-type="float">
            <text:p>0.14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5249316741347" calcext:value-type="float">
            <text:p>0.16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38390807809272" calcext:value-type="float">
            <text:p>2.38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36437027231416" calcext:value-type="float">
            <text:p>0.13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8690891138877" calcext:value-type="float">
            <text:p>0.17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0175862779176" calcext:value-type="float">
            <text:p>0.08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81392080194821" calcext:value-type="float">
            <text:p>0.98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78214703493963" calcext:value-type="float">
            <text:p>0.07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6138760670839" calcext:value-type="float">
            <text:p>0.17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630909446725449" calcext:value-type="float">
            <text:p>0.06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2305511789334" calcext:value-type="float">
            <text:p>0.12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67156721004795" calcext:value-type="float">
            <text:p>0.16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2620725121495" calcext:value-type="float">
            <text:p>1.26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94729569101235" calcext:value-type="float">
            <text:p>0.29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807186212996664" calcext:value-type="float">
            <text:p>0.001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192315586056834" calcext:value-type="float">
            <text:p>0.19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4980475068767" calcext:value-type="float">
            <text:p>0.25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527979885671818" calcext:value-type="float">
            <text:p>0.5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50993941477719" calcext:value-type="float">
            <text:p>0.55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72487939171639" calcext:value-type="float">
            <text:p>0.07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24384912741562" calcext:value-type="float">
            <text:p>0.02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25783851448078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73649784132484" calcext:value-type="float">
            <text:p>0.17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3647646566531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43489916235608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13983525997225" calcext:value-type="float">
            <text:p>0.11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22396264903707" calcext:value-type="float">
            <text:p>0.012</text:p>
          </table:table-cell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1.61024543359255" calcext:value-type="float">
            <text:p>1.61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8461885099844" calcext:value-type="float">
            <text:p>0.03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03420873647492" calcext:value-type="float">
            <text:p>0.1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59561460962326" calcext:value-type="float">
            <text:p>0.07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06186390903615" calcext:value-type="float">
            <text:p>2.06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63986636567069" calcext:value-type="float">
            <text:p>0.01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20541067668554" calcext:value-type="float">
            <text:p>0.03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3359026103132" calcext:value-type="float">
            <text:p>0.19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49535818749602" calcext:value-type="float">
            <text:p>2.49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261333325891851" calcext:value-type="float">
            <text:p>0.02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487060575815943" calcext:value-type="float">
            <text:p>0.48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44221636315469" calcext:value-type="float">
            <text:p>0.14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011288006361" calcext:value-type="float">
            <text:p>0.12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647513481581475" calcext:value-type="float">
            <text:p>0.64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24061922439285" calcext:value-type="float">
            <text:p>0.72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72238686793117" calcext:value-type="float">
            <text:p>0.17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14644131636111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4980475068767" calcext:value-type="float">
            <text:p>0.25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1.22532109038368" calcext:value-type="float">
            <text:p>1.22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1.57571468751578" calcext:value-type="float">
            <text:p>1.57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60910457851937" calcext:value-type="float">
            <text:p>0.86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52033083932635" calcext:value-type="float">
            <text:p>0.04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59137780735567" calcext:value-type="float">
            <text:p>0.03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651696833628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16164356281276" calcext:value-type="float">
            <text:p>0.21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31651234141428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84536772642685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81780900480039" calcext:value-type="float">
            <text:p>0.28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694814705726411" calcext:value-type="float">
            <text:p>0.069</text:p>
          </table:table-cell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2.41597940592122" calcext:value-type="float">
            <text:p>2.41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44958333847186" calcext:value-type="float">
            <text:p>0.01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51571795966782" calcext:value-type="float">
            <text:p>0.25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737407089110647" calcext:value-type="float">
            <text:p>0.00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73659659217292" calcext:value-type="float">
            <text:p>1.73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96053044690216" calcext:value-type="float">
            <text:p>0.05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123546334078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2.02352422306193" calcext:value-type="float">
            <text:p>2.02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2.3148400782724" calcext:value-type="float">
            <text:p>2.31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30804669446481" calcext:value-type="float">
            <text:p>0.03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22943524321092" calcext:value-type="float">
            <text:p>0.12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260197418069499" calcext:value-type="float">
            <text:p>0.26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510093494880725" calcext:value-type="float">
            <text:p>0.05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951878401924152" calcext:value-type="float">
            <text:p>0.95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1.27187556293843" calcext:value-type="float">
            <text:p>1.27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894836215512665" calcext:value-type="float">
            <text:p>0.08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87912445312978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527979885671818" calcext:value-type="float">
            <text:p>0.52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1.57571468751578" calcext:value-type="float">
            <text:p>1.576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1.40113450390259" calcext:value-type="float">
            <text:p>1.4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98234659120523" calcext:value-type="float">
            <text:p>0.99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15106169856467" calcext:value-type="float">
            <text:p>0.03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74092672296809" calcext:value-type="float">
            <text:p>0.04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246634818470277" calcext:value-type="float">
            <text:p>0.02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37089225329932" calcext:value-type="float">
            <text:p>0.43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72135478436788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49654821716324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92065053803272" calcext:value-type="float">
            <text:p>0.49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580480672383586" calcext:value-type="float">
            <text:p>0.058</text:p>
          </table:table-cell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352225281006746" calcext:value-type="float">
            <text:p>0.35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61673354159283" calcext:value-type="float">
            <text:p>0.16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85314205676765" calcext:value-type="float">
            <text:p>0.18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9808245724125" calcext:value-type="float">
            <text:p>0.21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220749691260978" calcext:value-type="float">
            <text:p>0.22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638997127707638" calcext:value-type="float">
            <text:p>0.06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1946353359834" calcext:value-type="float">
            <text:p>0.12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4374624006326" calcext:value-type="float">
            <text:p>0.12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20969677934722" calcext:value-type="float">
            <text:p>0.21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11939953174469" calcext:value-type="float">
            <text:p>0.11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14428150517554" calcext:value-type="float">
            <text:p>0.51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381486144394" calcext:value-type="float">
            <text:p>0.63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74273248775284" calcext:value-type="float">
            <text:p>0.37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89047377115838" calcext:value-type="float">
            <text:p>0.589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828257893515441" calcext:value-type="float">
            <text:p>0.8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03856412432306" calcext:value-type="float">
            <text:p>0.30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790280644424014" calcext:value-type="float">
            <text:p>0.07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550993941477719" calcext:value-type="float">
            <text:p>0.55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860910457851937" calcext:value-type="float">
            <text:p>0.86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998234659120523" calcext:value-type="float">
            <text:p>0.998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538998957052172" calcext:value-type="float">
            <text:p>0.53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29658015777804" calcext:value-type="float">
            <text:p>0.23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13129745014289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599823605349838" calcext:value-type="float">
            <text:p>0.006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76561778365575" calcext:value-type="float">
            <text:p>0.00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439954065646662" calcext:value-type="float">
            <text:p>0.004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0450089689372402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635639163816173" calcext:value-type="float">
            <text:p>0.006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236297086920511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866174290975963" calcext:value-type="float">
            <text:p>0.86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45627842260127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5713094648370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3190110143248" calcext:value-type="float">
            <text:p>0.01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719034988802219" calcext:value-type="float">
            <text:p>0.71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0086973531215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477287078996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629787997854335" calcext:value-type="float">
            <text:p>0.00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657110783635855" calcext:value-type="float">
            <text:p>0.65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7050589270923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366260484726792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3313206297619" calcext:value-type="float">
            <text:p>0.04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115984152162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5084068382306" calcext:value-type="float">
            <text:p>0.19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89298089315257" calcext:value-type="float">
            <text:p>0.28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769845377088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5317545027197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772487939171639" calcext:value-type="float">
            <text:p>0.07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52033083932635" calcext:value-type="float">
            <text:p>0.04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15106169856467" calcext:value-type="float">
            <text:p>0.03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29658015777804" calcext:value-type="float">
            <text:p>0.23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11353512414418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01977748105865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8159596762847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492468777503294" calcext:value-type="float">
            <text:p>0.04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8299389219289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66388229182429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3436601311543" calcext:value-type="float">
            <text:p>0.2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374080793079637" calcext:value-type="float">
            <text:p>0.004</text:p>
          </table:table-cell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240724131522689" calcext:value-type="float">
            <text:p>0.24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8413632784605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447534800259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775760023699923" calcext:value-type="float">
            <text:p>0.00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51244127387265" calcext:value-type="float">
            <text:p>0.25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1099675332303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244994440042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194085603098129" calcext:value-type="float">
            <text:p>0.19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2206117988131" calcext:value-type="float">
            <text:p>0.2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4446356825524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85758302556951" calcext:value-type="float">
            <text:p>0.00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53761492252561" calcext:value-type="float">
            <text:p>0.01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98569641972556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86566643385027" calcext:value-type="float">
            <text:p>0.04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86558541500565" calcext:value-type="float">
            <text:p>0.287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27567993474059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24384912741562" calcext:value-type="float">
            <text:p>0.02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59137780735567" calcext:value-type="float">
            <text:p>0.03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474092672296809" calcext:value-type="float">
            <text:p>0.04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13129745014289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01977748105865" calcext:value-type="float">
            <text:p>0.00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173059485563688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6372012450921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528774301355031" calcext:value-type="float">
            <text:p>0.00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9803946332385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5626121117155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115616788957536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92268386321342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0280455815280311" calcext:value-type="float">
            <text:p>0.028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79618219522604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133471316729285" calcext:value-type="float">
            <text:p>0.01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39110147479089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2550969371667" calcext:value-type="float">
            <text:p>0.123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35461774467798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31281233411382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63410389438303" calcext:value-type="float">
            <text:p>0.03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07058468541027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7344669772345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00860134899081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80070298608405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295210186033771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35171265878152" calcext:value-type="float">
            <text:p>0.01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343219762952164" calcext:value-type="float">
            <text:p>0.03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185661996866116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2578385144807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165169683362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246634818470277" calcext:value-type="float">
            <text:p>0.02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599823605349838" calcext:value-type="float">
            <text:p>0.006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8159596762847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63720124509211" calcext:value-type="float">
            <text:p>0.00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364812915269626" calcext:value-type="float">
            <text:p>0.00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192645998068035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063509005439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1687836335146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33025330957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12377466457741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161105013441028" calcext:value-type="float">
            <text:p>0.16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955867382693349" calcext:value-type="float">
            <text:p>0.09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12322065818056" calcext:value-type="float">
            <text:p>0.03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665612719696654" calcext:value-type="float">
            <text:p>0.067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59103153490396" calcext:value-type="float">
            <text:p>0.15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64516387180474" calcext:value-type="float">
            <text:p>0.00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85373045136704" calcext:value-type="float">
            <text:p>0.01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41611325003733" calcext:value-type="float">
            <text:p>0.142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786366555113437" calcext:value-type="float">
            <text:p>0.07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32585170246875" calcext:value-type="float">
            <text:p>0.01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2766978044715" calcext:value-type="float">
            <text:p>0.12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22550122662943" calcext:value-type="float">
            <text:p>0.32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60144843452955" calcext:value-type="float">
            <text:p>0.16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5923912473039" calcext:value-type="float">
            <text:p>0.206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09696077027269" calcext:value-type="float">
            <text:p>0.11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581709052212834" calcext:value-type="float">
            <text:p>0.05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45571581048955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73649784132484" calcext:value-type="float">
            <text:p>0.17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16164356281276" calcext:value-type="float">
            <text:p>0.21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37089225329932" calcext:value-type="float">
            <text:p>0.437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76561778365575" calcext:value-type="float">
            <text:p>0.00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492468777503294" calcext:value-type="float">
            <text:p>0.04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528774301355031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192645998068035" calcext:value-type="float">
            <text:p>0.002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112613565505198" calcext:value-type="float">
            <text:p>0.11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7550254539222" calcext:value-type="float">
            <text:p>0.003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0618873322887052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904072654557875" calcext:value-type="float">
            <text:p>0.09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06077137991288" calcext:value-type="float">
            <text:p>0.106</text:p>
          </table:table-cell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97" table:formula="of:=INDEX([$BigramsWeighted.$A$1:$BigramsWeighted.$AC$29];ROW();COLUMN())+INDEX([$BigramsWeighted.$A$1:$BigramsWeighted.$AC$29];COLUMN();ROW())" office:value-type="float" office:value="0.028603388302187" calcext:value-type="float">
            <text:p>0.02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2449944400420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918583411116333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691450285298352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36037788000015" calcext:value-type="float">
            <text:p>0.03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04228196552727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36401003627993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45137708091092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450545932688007" calcext:value-type="float">
            <text:p>0.045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75969846511315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565425172274079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5127018010879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567113008609226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547919329884866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901986353820726" calcext:value-type="float">
            <text:p>0.009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47653245862303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472594173841021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63647646566531" calcext:value-type="float">
            <text:p>0.002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131651234141428" calcext:value-type="float">
            <text:p>0.001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472135478436788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439954065646662" calcext:value-type="float">
            <text:p>0.004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282993892192897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198039463323857" calcext:value-type="float">
            <text:p>0.000</text:p>
          </table:table-cell>
          <table:table-cell table:style-name="ce601" table:formula="of:=INDEX([$BigramsWeighted.$A$1:$BigramsWeighted.$AC$29];ROW();COLUMN())+INDEX([$BigramsWeighted.$A$1:$BigramsWeighted.$AC$29];COLUMN();ROW())" office:value-type="float" office:value="0.00005063509005439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7550254539222" calcext:value-type="float">
            <text:p>0.003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66839841075131" calcext:value-type="float">
            <text:p>0.00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6611552884143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213792602451891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0000872048773159025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27150337247704" calcext:value-type="float">
            <text:p>0.000</text:p>
          </table:table-cell>
          <table:table-cell table:style-name="ce604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405080720435161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72014350299584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29818441920921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0816648133473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49092209604608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568238232832657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7313957452301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0872909344645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43611044372813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1477287078996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65552916729717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33194114591214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500724779426797" calcext:value-type="float">
            <text:p>0.000</text:p>
          </table:table-cell>
          <table:table-cell table:style-name="ce604" table:formula="of:=INDEX([$BigramsWeighted.$A$1:$BigramsWeighted.$AC$29];ROW();COLUMN())+INDEX([$BigramsWeighted.$A$1:$BigramsWeighted.$AC$29];COLUMN();ROW())" office:value-type="float" office:value="0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43489916235608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84536772642685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49654821716324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045008968937240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66388229182429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5626121117155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168783633514651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061887332288705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0000900179378744803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208166481334736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02250448446862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0321949154808078" calcext:value-type="float">
            <text:p>0.03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492341858962235" calcext:value-type="float">
            <text:p>0.00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41641901981808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04779556422208" calcext:value-type="float">
            <text:p>0.02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538971150781216" calcext:value-type="float">
            <text:p>0.05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96102754395868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269997552412269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91303871122399" calcext:value-type="float">
            <text:p>0.191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157946599018787" calcext:value-type="float">
            <text:p>0.158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77315083576704" calcext:value-type="float">
            <text:p>0.177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40260126635435" calcext:value-type="float">
            <text:p>0.24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7309360686304" calcext:value-type="float">
            <text:p>0.27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2144356455911" calcext:value-type="float">
            <text:p>0.22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379027841377951" calcext:value-type="float">
            <text:p>0.379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546403256776976" calcext:value-type="float">
            <text:p>0.055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15837332905328" calcext:value-type="float">
            <text:p>0.116</text:p>
          </table:table-cell>
          <table:table-cell table:style-name="ce604" table:formula="of:=INDEX([$BigramsWeighted.$A$1:$BigramsWeighted.$AC$29];ROW();COLUMN())+INDEX([$BigramsWeighted.$A$1:$BigramsWeighted.$AC$29];COLUMN();ROW())" office:value-type="float" office:value="0.000135589518923436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113983525997225" calcext:value-type="float">
            <text:p>0.11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81780900480039" calcext:value-type="float">
            <text:p>0.28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492065053803272" calcext:value-type="float">
            <text:p>0.492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635639163816173" calcext:value-type="float">
            <text:p>0.00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203436601311543" calcext:value-type="float">
            <text:p>0.2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115616788957536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330253309577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904072654557875" calcext:value-type="float">
            <text:p>0.09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266115528841432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00208166481334736" calcext:value-type="float">
            <text:p>0.000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425142343114713" calcext:value-type="float">
            <text:p>0.425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45369040688738" calcext:value-type="float">
            <text:p>0.005</text:p>
          </table:table-cell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99" table:formula="of:=INDEX([$BigramsWeighted.$A$1:$BigramsWeighted.$AC$29];ROW();COLUMN())+INDEX([$BigramsWeighted.$A$1:$BigramsWeighted.$AC$29];COLUMN();ROW())" office:value-type="float" office:value="0.00216605663010468" calcext:value-type="float">
            <text:p>0.00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523229263895417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12377466457741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306173511195576" calcext:value-type="float">
            <text:p>0.003</text:p>
          </table:table-cell>
          <table:table-cell table:style-name="ce606" table:formula="of:=INDEX([$BigramsWeighted.$A$1:$BigramsWeighted.$AC$29];ROW();COLUMN())+INDEX([$BigramsWeighted.$A$1:$BigramsWeighted.$AC$29];COLUMN();ROW())" office:value-type="float" office:value="0.00136658481935695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334191594359008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958691038363215" calcext:value-type="float">
            <text:p>0.001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388245385658" calcext:value-type="float">
            <text:p>0.014</text:p>
          </table:table-cell>
          <table:table-cell table:style-name="ce606" table:formula="of:=INDEX([$BigramsWeighted.$A$1:$BigramsWeighted.$AC$29];ROW();COLUMN())+INDEX([$BigramsWeighted.$A$1:$BigramsWeighted.$AC$29];COLUMN();ROW())" office:value-type="float" office:value="0.0318258419355225" calcext:value-type="float">
            <text:p>0.03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8847704682112" calcext:value-type="float">
            <text:p>0.00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89306400086346" calcext:value-type="float">
            <text:p>0.02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299326521795998" calcext:value-type="float">
            <text:p>0.03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8155691784702" calcext:value-type="float">
            <text:p>0.00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367020011077608" calcext:value-type="float">
            <text:p>0.037</text:p>
          </table:table-cell>
          <table:table-cell table:style-name="ce606" table:formula="of:=INDEX([$BigramsWeighted.$A$1:$BigramsWeighted.$AC$29];ROW();COLUMN())+INDEX([$BigramsWeighted.$A$1:$BigramsWeighted.$AC$29];COLUMN();ROW())" office:value-type="float" office:value="0.00292670820514404" calcext:value-type="float">
            <text:p>0.003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82242638490572" calcext:value-type="float">
            <text:p>0.008</text:p>
          </table:table-cell>
          <table:table-cell table:style-name="ce604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122396264903707" calcext:value-type="float">
            <text:p>0.012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694814705726411" calcext:value-type="float">
            <text:p>0.069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580480672383586" calcext:value-type="float">
            <text:p>0.058</text:p>
          </table:table-cell>
          <table:table-cell table:style-name="ce606" table:formula="of:=INDEX([$BigramsWeighted.$A$1:$BigramsWeighted.$AC$29];ROW();COLUMN())+INDEX([$BigramsWeighted.$A$1:$BigramsWeighted.$AC$29];COLUMN();ROW())" office:value-type="float" office:value="0.000236297086920511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374080793079637" calcext:value-type="float">
            <text:p>0.004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92268386321342" calcext:value-type="float">
            <text:p>0.000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123774664577411" calcext:value-type="float">
            <text:p>0.000</text:p>
          </table:table-cell>
          <table:table-cell table:style-name="ce606" table:formula="of:=INDEX([$BigramsWeighted.$A$1:$BigramsWeighted.$AC$29];ROW();COLUMN())+INDEX([$BigramsWeighted.$A$1:$BigramsWeighted.$AC$29];COLUMN();ROW())" office:value-type="float" office:value="0.106077137991288" calcext:value-type="float">
            <text:p>0.106</text:p>
          </table:table-cell>
          <table:table-cell table:style-name="ce597" table:formula="of:=INDEX([$BigramsWeighted.$A$1:$BigramsWeighted.$AC$29];ROW();COLUMN())+INDEX([$BigramsWeighted.$A$1:$BigramsWeighted.$AC$29];COLUMN();ROW())" office:value-type="float" office:value="0.0000213792602451891" calcext:value-type="float">
            <text:p>0.000</text:p>
          </table:table-cell>
          <table:table-cell table:style-name="ce604" table:formula="of:=INDEX([$BigramsWeighted.$A$1:$BigramsWeighted.$AC$29];ROW();COLUMN())+INDEX([$BigramsWeighted.$A$1:$BigramsWeighted.$AC$29];COLUMN();ROW())" office:value-type="float" office:value="0.00000225044844686201" calcext:value-type="float">
            <text:p>0.000</text:p>
          </table:table-cell>
          <table:table-cell table:style-name="ce599" table:formula="of:=INDEX([$BigramsWeighted.$A$1:$BigramsWeighted.$AC$29];ROW();COLUMN())+INDEX([$BigramsWeighted.$A$1:$BigramsWeighted.$AC$29];COLUMN();ROW())" office:value-type="float" office:value="0.0045369040688738" calcext:value-type="float">
            <text:p>0.005</text:p>
          </table:table-cell>
          <table:table-cell table:style-name="ce596" table:formula="of:=INDEX([$BigramsWeighted.$A$1:$BigramsWeighted.$AC$29];ROW();COLUMN())+INDEX([$BigramsWeighted.$A$1:$BigramsWeighted.$AC$29];COLUMN();ROW())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 table:number-columns-repeated="2"/>
          <table:table-cell table:number-columns-repeated="993"/>
        </table:table-row>
        <table:table-row table:style-name="ro4"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59"/>
          <table:table-cell table:style-name="ce114"/>
          <table:table-cell table:number-columns-repeated="993"/>
        </table:table-row>
        <table:table-row table:style-name="ro4">
          <table:table-cell table:style-name="ce114"/>
          <table:table-cell/>
          <table:table-cell table:style-name="ce330"/>
          <table:table-cell table:style-name="ce114"/>
          <table:table-cell table:style-name="ce343"/>
          <table:table-cell/>
          <table:table-cell table:style-name="ce114" table:number-columns-repeated="16"/>
          <table:table-cell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 table:number-columns-repeated="6"/>
          <table:table-cell table:style-name="ce140" table:formula="of:=INDEX([.$A$1:.$AC$29];MATCH([$Layout.N18];[.$A$30:.$AC$30];0);MATCH([$Layout.O17];[.$A$30:.$AC$30];0))" office:value-type="float" office:value="0.0496053044690216" calcext:value-type="float">
            <text:p>0.050</text:p>
          </table:table-cell>
          <table:table-cell table:style-name="ce140" office:value-type="string" calcext:value-type="string">
            <text:p>/ <text:s text:c="5"/>\</text:p>
          </table:table-cell>
          <table:table-cell table:style-name="ce140" table:formula="of:=INDEX([.$A$1:.$AC$29];MATCH([$Layout.S17];[.$A$30:.$AC$30];0);MATCH([$Layout.T18];[.$A$30:.$AC$30];0))" office:value-type="float" office:value="0.0132585170246875" calcext:value-type="float">
            <text:p>0.013</text:p>
          </table:table-cell>
          <table:table-cell table:style-name="ce331" table:number-columns-repeated="4"/>
          <table:table-cell table:style-name="ce330"/>
          <table:table-cell table:style-name="ce354"/>
          <table:table-cell table:style-name="ce330" table:number-columns-repeated="4"/>
          <table:table-cell table:style-name="ce114" table:number-columns-repeated="10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2" table:formula="of:=INDEX([.$A$1:.$AC$29];MATCH([$Layout.K17];[.$A$30:.$AC$30];0);MATCH([$Layout.K18];[.$A$30:.$AC$30];0))" office:value-type="float" office:value="0.00233451592898917" calcext:value-type="float">
            <text:p>0.002</text:p>
          </table:table-cell>
          <table:table-cell table:style-name="ce344" table:formula="of:=INDEX([.$A$1:.$AC$29];MATCH([$Layout.L17];[.$A$30:.$AC$30];0);MATCH([$Layout.L18];[.$A$30:.$AC$30];0))" office:value-type="float" office:value="0.0359137780735567" calcext:value-type="float">
            <text:p>0.036</text:p>
          </table:table-cell>
          <table:table-cell table:style-name="ce344" table:formula="of:=INDEX([.$A$1:.$AC$29];MATCH([$Layout.M17];[.$A$30:.$AC$30];0);MATCH([$Layout.M18];[.$A$30:.$AC$30];0))" office:value-type="float" office:value="1.24226038827257" calcext:value-type="float">
            <text:p>1.242</text:p>
          </table:table-cell>
          <table:table-cell table:style-name="ce344" table:formula="of:=INDEX([.$A$1:.$AC$29];MATCH([$Layout.N17];[.$A$30:.$AC$30];0);MATCH([$Layout.N18];[.$A$30:.$AC$30];0))" office:value-type="float" office:value="0.136437027231416" calcext:value-type="float">
            <text:p>0.136</text:p>
          </table:table-cell>
          <table:table-cell table:style-name="ce346" table:formula="of:=INDEX([.$A$1:.$AC$29];MATCH([$Layout.O17];[.$A$30:.$AC$30];0);MATCH([$Layout.O18];[.$A$30:.$AC$30];0))" office:value-type="float" office:value="0.013123546334078" calcext:value-type="float">
            <text:p>0.013</text:p>
          </table:table-cell>
          <table:table-cell table:style-name="ce140" table:formula="of:=INDEX([.$A$1:.$AC$29];MATCH([$Layout.N17];[.$A$30:.$AC$30];0);MATCH([$Layout.O17];[.$A$30:.$AC$30];0))" office:value-type="float" office:value="0.527979885671818" calcext:value-type="float">
            <text:p>0.528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7];[.$A$30:.$AC$30];0);MATCH([$Layout.T17];[.$A$30:.$AC$30];0))" office:value-type="float" office:value="0.0076561778365575" calcext:value-type="float">
            <text:p>0.008</text:p>
          </table:table-cell>
          <table:table-cell table:style-name="ce332" table:formula="of:=INDEX([.$A$1:.$AC$29];MATCH([$Layout.S17];[.$A$30:.$AC$30];0);MATCH([$Layout.S18];[.$A$30:.$AC$30];0))" office:value-type="float" office:value="0.141611325003733" calcext:value-type="float">
            <text:p>0.142</text:p>
          </table:table-cell>
          <table:table-cell table:style-name="ce344" table:formula="of:=INDEX([.$A$1:.$AC$29];MATCH([$Layout.T17];[.$A$30:.$AC$30];0);MATCH([$Layout.T18];[.$A$30:.$AC$30];0))" office:value-type="float" office:value="0.111939953174469" calcext:value-type="float">
            <text:p>0.112</text:p>
          </table:table-cell>
          <table:table-cell table:style-name="ce344" table:formula="of:=INDEX([.$A$1:.$AC$29];MATCH([$Layout.U17];[.$A$30:.$AC$30];0);MATCH([$Layout.U18];[.$A$30:.$AC$30];0))" office:value-type="float" office:value="0.781249005954417" calcext:value-type="float">
            <text:p>0.781</text:p>
          </table:table-cell>
          <table:table-cell table:style-name="ce344" table:formula="of:=INDEX([.$A$1:.$AC$29];MATCH([$Layout.V17];[.$A$30:.$AC$30];0);MATCH([$Layout.V18];[.$A$30:.$AC$30];0))" office:value-type="float" office:value="0.874033805696462" calcext:value-type="float">
            <text:p>0.874</text:p>
          </table:table-cell>
          <table:table-cell table:style-name="ce346" table:formula="of:=INDEX([.$A$1:.$AC$29];MATCH([$Layout.W17];[.$A$30:.$AC$30];0);MATCH([$Layout.W18];[.$A$30:.$AC$30];0))" office:value-type="float" office:value="0.0894836215512665" calcext:value-type="float">
            <text:p>0.089</text:p>
          </table:table-cell>
          <table:table-cell table:style-name="ce331" office:value-type="string" calcext:value-type="string">
            <text:p>v</text:p>
          </table:table-cell>
          <table:table-cell table:style-name="ce356" office:value-type="string" calcext:value-type="string">
            <text:p>Middle – Top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3" table:formula="of:=INDEX([.$A$1:.$AC$29];MATCH([$Layout.K17];[.$A$30:.$AC$30];0);MATCH([$Layout.K19];[.$A$30:.$AC$30];0))" office:value-type="float" office:value="0.0000472594173841021" calcext:value-type="float">
            <text:p>0.000</text:p>
          </table:table-cell>
          <table:table-cell table:style-name="ce140" table:formula="of:=INDEX([.$A$1:.$AC$29];MATCH([$Layout.L17];[.$A$30:.$AC$30];0);MATCH([$Layout.L19];[.$A$30:.$AC$30];0))" office:value-type="float" office:value="0.000163720124509211" calcext:value-type="float">
            <text:p>0.000</text:p>
          </table:table-cell>
          <table:table-cell table:style-name="ce140" table:formula="of:=INDEX([.$A$1:.$AC$29];MATCH([$Layout.M17];[.$A$30:.$AC$30];0);MATCH([$Layout.M19];[.$A$30:.$AC$30];0))" office:value-type="float" office:value="0.585037754693378" calcext:value-type="float">
            <text:p>0.585</text:p>
          </table:table-cell>
          <table:table-cell table:style-name="ce381" table:formula="of:=INDEX([.$A$1:.$AC$29];MATCH([$Layout.N17];[.$A$30:.$AC$30];0);MATCH([$Layout.N19];[.$A$30:.$AC$30];0))" office:value-type="float" office:value="0.0772487939171639" calcext:value-type="float">
            <text:p>0.077</text:p>
          </table:table-cell>
          <table:table-cell table:style-name="ce182" table:formula="of:=INDEX([.$A$1:.$AC$29];MATCH([$Layout.O17];[.$A$30:.$AC$30];0);MATCH([$Layout.O19];[.$A$30:.$AC$30];0))" office:value-type="float" office:value="0.0144958333847186" calcext:value-type="float">
            <text:p>0.014</text:p>
          </table:table-cell>
          <table:table-cell table:style-name="ce140" table:formula="of:=INDEX([.$A$1:.$AC$29];MATCH([$Layout.N18];[.$A$30:.$AC$30];0);MATCH([$Layout.O18];[.$A$30:.$AC$30];0))" office:value-type="float" office:value="0.00231201144452055" calcext:value-type="float">
            <text:p>0.002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8];[.$A$30:.$AC$30];0);MATCH([$Layout.T18];[.$A$30:.$AC$30];0))" office:value-type="float" office:value="0.0304890755580865" calcext:value-type="float">
            <text:p>0.030</text:p>
          </table:table-cell>
          <table:table-cell table:style-name="ce333" table:formula="of:=INDEX([.$A$1:.$AC$29];MATCH([$Layout.S17];[.$A$30:.$AC$30];0);MATCH([$Layout.S19];[.$A$30:.$AC$30];0))" office:value-type="float" office:value="0.205923912473039" calcext:value-type="float">
            <text:p>0.206</text:p>
          </table:table-cell>
          <table:table-cell table:style-name="ce381" table:formula="of:=INDEX([.$A$1:.$AC$29];MATCH([$Layout.T17];[.$A$30:.$AC$30];0);MATCH([$Layout.T19];[.$A$30:.$AC$30];0))" office:value-type="float" office:value="0.374273248775284" calcext:value-type="float">
            <text:p>0.374</text:p>
          </table:table-cell>
          <table:table-cell table:style-name="ce140" table:formula="of:=INDEX([.$A$1:.$AC$29];MATCH([$Layout.U17];[.$A$30:.$AC$30];0);MATCH([$Layout.U19];[.$A$30:.$AC$30];0))" office:value-type="string" office:string-value="" calcext:value-type="error">
            <text:p>#N/A</text:p>
          </table:table-cell>
          <table:table-cell table:style-name="ce140" table:formula="of:=INDEX([.$A$1:.$AC$29];MATCH([$Layout.V17];[.$A$30:.$AC$30];0);MATCH([$Layout.V19];[.$A$30:.$AC$30];0))" office:value-type="string" office:string-value="" calcext:value-type="error">
            <text:p>#N/A</text:p>
          </table:table-cell>
          <table:table-cell table:style-name="ce182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v</text:p>
          </table:table-cell>
          <table:table-cell table:style-name="ce354" office:value-type="string" calcext:value-type="string">
            <text:p>Top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/>
          <table:table-cell table:number-columns-repeated="4"/>
          <table:table-cell table:style-name="ce114" table:number-columns-repeated="3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40" table:formula="of:=INDEX([.$A$1:.$AC$29];MATCH([$Layout.K18];[.$A$30:.$AC$30];0);MATCH([$Layout.K19];[.$A$30:.$AC$30];0))" office:value-type="float" office:value="0.028603388302187" calcext:value-type="float">
            <text:p>0.029</text:p>
          </table:table-cell>
          <table:table-cell table:style-name="ce345" table:formula="of:=INDEX([.$A$1:.$AC$29];MATCH([$Layout.L18];[.$A$30:.$AC$30];0);MATCH([$Layout.L19];[.$A$30:.$AC$30];0))" office:value-type="float" office:value="0.0011651696833628" calcext:value-type="float">
            <text:p>0.001</text:p>
          </table:table-cell>
          <table:table-cell table:style-name="ce345" table:formula="of:=INDEX([.$A$1:.$AC$29];MATCH([$Layout.M18];[.$A$30:.$AC$30];0);MATCH([$Layout.M19];[.$A$30:.$AC$30];0))" office:value-type="float" office:value="0.0054649658287407" calcext:value-type="float">
            <text:p>0.005</text:p>
          </table:table-cell>
          <table:table-cell table:style-name="ce345" table:formula="of:=INDEX([.$A$1:.$AC$29];MATCH([$Layout.N18];[.$A$30:.$AC$30];0);MATCH([$Layout.N19];[.$A$30:.$AC$30];0))" office:value-type="float" office:value="0.000600869735312156" calcext:value-type="float">
            <text:p>0.001</text:p>
          </table:table-cell>
          <table:table-cell table:style-name="ce353" table:formula="of:=INDEX([.$A$1:.$AC$29];MATCH([$Layout.O18];[.$A$30:.$AC$30];0);MATCH([$Layout.O19];[.$A$30:.$AC$30];0))" office:value-type="float" office:value="0.00106108644269544" calcext:value-type="float">
            <text:p>0.001</text:p>
          </table:table-cell>
          <table:table-cell table:style-name="ce140" table:formula="of:=INDEX([.$A$1:.$AC$29];MATCH([$Layout.N19];[.$A$30:.$AC$30];0);MATCH([$Layout.O19];[.$A$30:.$AC$30];0))" office:value-type="float" office:value="0.00245627842260127" calcext:value-type="float">
            <text:p>0.002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9];[.$A$30:.$AC$30];0);MATCH([$Layout.T19];[.$A$30:.$AC$30];0))" office:value-type="float" office:value="0.199912587586328" calcext:value-type="float">
            <text:p>0.200</text:p>
          </table:table-cell>
          <table:table-cell table:style-name="ce340" table:formula="of:=INDEX([.$A$1:.$AC$29];MATCH([$Layout.S18];[.$A$30:.$AC$30];0);MATCH([$Layout.S19];[.$A$30:.$AC$30];0))" office:value-type="float" office:value="0.128033826805668" calcext:value-type="float">
            <text:p>0.128</text:p>
          </table:table-cell>
          <table:table-cell table:style-name="ce345" table:formula="of:=INDEX([.$A$1:.$AC$29];MATCH([$Layout.T18];[.$A$30:.$AC$30];0);MATCH([$Layout.T19];[.$A$30:.$AC$30];0))" office:value-type="float" office:value="0.00348538203207753" calcext:value-type="float">
            <text:p>0.003</text:p>
          </table:table-cell>
          <table:table-cell table:style-name="ce345" table:formula="of:=INDEX([.$A$1:.$AC$29];MATCH([$Layout.U18];[.$A$30:.$AC$30];0);MATCH([$Layout.U19];[.$A$30:.$AC$30];0))" office:value-type="string" office:string-value="" calcext:value-type="error">
            <text:p>#N/A</text:p>
          </table:table-cell>
          <table:table-cell table:style-name="ce345" table:formula="of:=INDEX([.$A$1:.$AC$29];MATCH([$Layout.V18];[.$A$30:.$AC$30];0);MATCH([$Layout.V19];[.$A$30:.$AC$30];0))" office:value-type="string" office:string-value="" calcext:value-type="error">
            <text:p>#N/A</text:p>
          </table:table-cell>
          <table:table-cell table:style-name="ce353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</text:p>
          </table:table-cell>
          <table:table-cell table:style-name="ce356" office:value-type="string" calcext:value-type="string">
            <text:p>Middle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formula="of:=SUMIF([.D34:.D36];&quot;&gt;0&quot;)" office:value-type="float" office:value="0.0309851636485602" calcext:value-type="float">
            <text:p>0.031</text:p>
          </table:table-cell>
          <table:table-cell table:style-name="ce140" table:formula="of:=SUMIF([.E34:.E36];&quot;&gt;0&quot;)" office:value-type="float" office:value="0.0372426678814287" calcext:value-type="float">
            <text:p>0.037</text:p>
          </table:table-cell>
          <table:table-cell table:style-name="ce140" table:formula="of:=SUMIF([.F34:.F36];&quot;&gt;0&quot;)" office:value-type="float" office:value="1.83276310879469" calcext:value-type="float">
            <text:p>1.833</text:p>
          </table:table-cell>
          <table:table-cell table:style-name="ce140" table:formula="of:=SUMIF([.G34:.G36];&quot;&gt;0&quot;)" office:value-type="float" office:value="0.214286690883892" calcext:value-type="float">
            <text:p>0.214</text:p>
          </table:table-cell>
          <table:table-cell table:style-name="ce140" table:formula="of:=SUMIF([.H34:.H36];&quot;&gt;0&quot;)" office:value-type="float" office:value="0.028680466161492" calcext:value-type="float">
            <text:p>0.029</text:p>
          </table:table-cell>
          <table:table-cell table:style-name="ce140" table:formula="of:=INDEX([.$A$1:.$AC$29];MATCH([$Layout.N18];[.$A$30:.$AC$30];0);MATCH([$Layout.O19];[.$A$30:.$AC$30];0))" office:value-type="float" office:value="0.000693700733745214" calcext:value-type="float">
            <text:p>0.001</text:p>
          </table:table-cell>
          <table:table-cell table:style-name="ce140" office:value-type="string" calcext:value-type="string">
            <text:p>\ <text:s text:c="5"/>/</text:p>
          </table:table-cell>
          <table:table-cell table:style-name="ce140" table:formula="of:=INDEX([.$A$1:.$AC$29];MATCH([$Layout.S19];[.$A$30:.$AC$30];0);MATCH([$Layout.T18];[.$A$30:.$AC$30];0))" office:value-type="float" office:value="0.192733372494137" calcext:value-type="float">
            <text:p>0.193</text:p>
          </table:table-cell>
          <table:table-cell table:style-name="ce140" table:formula="of:=SUMIF([.L34:.L36];&quot;&gt;0&quot;)" office:value-type="float" office:value="0.475569064282439" calcext:value-type="float">
            <text:p>0.476</text:p>
          </table:table-cell>
          <table:table-cell table:style-name="ce140" table:formula="of:=SUMIF([.M34:.M36];&quot;&gt;0&quot;)" office:value-type="float" office:value="0.48969858398183" calcext:value-type="float">
            <text:p>0.490</text:p>
          </table:table-cell>
          <table:table-cell table:style-name="ce140" table:formula="of:=SUMIF([.N34:.N36];&quot;&gt;0&quot;)" office:value-type="float" office:value="0.781249005954417" calcext:value-type="float">
            <text:p>0.781</text:p>
          </table:table-cell>
          <table:table-cell table:style-name="ce140" table:formula="of:=SUMIF([.O34:.O36];&quot;&gt;0&quot;)" office:value-type="float" office:value="0.874033805696462" calcext:value-type="float">
            <text:p>0.874</text:p>
          </table:table-cell>
          <table:table-cell table:style-name="ce140" table:formula="of:=SUMIF([.P34:.P36];&quot;&gt;0&quot;)" office:value-type="float" office:value="0.0894836215512665" calcext:value-type="float">
            <text:p>0.089</text:p>
          </table:table-cell>
          <table:table-cell table:style-name="ce331"/>
          <table:table-cell table:style-name="ce383"/>
          <table:table-cell table:style-name="ce384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6"/>
          <table:table-cell table:style-name="ce331"/>
          <table:table-cell table:style-name="ce59"/>
          <table:table-cell table:style-name="ce331" table:number-columns-repeated="4"/>
          <table:table-cell table:style-name="ce140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5"/>
          <table:table-cell table:style-name="ce59"/>
          <table:table-cell table:style-name="ce163"/>
          <table:table-cell table:style-name="ce140" table:number-columns-repeated="6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3"/>
          <table:table-cell table:style-name="ce331" table:number-columns-repeated="6"/>
          <table:table-cell table:number-columns-repeated="2"/>
          <table:table-cell table:style-name="ce331" table:number-columns-repeated="5"/>
          <table:table-cell table:style-name="ce114" table:number-columns-repeated="15"/>
          <table:table-cell table:number-columns-repeated="99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2Way.A1:Bigrams2Way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4" calcext:type="number" calcext:color="#be480a"/>
              <calcext:color-scale-entry calcext:value="50" calcext:type="percent" calcext:color="#8d1d75"/>
              <calcext:color-scale-entry calcext:value="0" calcext:type="maximum" calcext:color="#ff0000"/>
            </calcext:color-scale>
          </calcext:conditional-format>
        </calcext:conditional-formats>
      </table:table>
      <table:table table:name="BigramList" table:style-name="ta3" table:print="false">
        <office:forms form:automatic-focus="false" form:apply-design-mode="false"/>
        <table:table-column table:style-name="co4" table:default-cell-style-name="ce334"/>
        <table:table-column table:style-name="co5" table:default-cell-style-name="ce645"/>
        <table:table-column table:style-name="co6" table:number-columns-repeated="2" table:default-cell-style-name="ce336"/>
        <table:table-column table:style-name="co4" table:default-cell-style-name="ce334"/>
        <table:table-column table:style-name="co5" table:default-cell-style-name="ce645"/>
        <table:table-column table:style-name="co7" table:number-columns-repeated="1018" table:default-cell-style-name="ce311"/>
        <table:table-row table:style-name="ro5">
          <table:table-cell office:value-type="string" calcext:value-type="string">
            <text:p>English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Finnish</text:p>
          </table:table-cell>
          <table:table-cell office:value-type="string" calcext:value-type="string">
            <text:p>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N</text:p>
          </table:table-cell>
          <table:table-cell office:value-type="float" office:value="1.454" calcext:value-type="float">
            <text:p>1.454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float" office:value="2.13503082259202" calcext:value-type="float">
            <text:p>2.1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S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float" office:value="1.94973227315007" calcext:value-type="float">
            <text:p>1.9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N</text:p>
          </table:table-cell>
          <table:table-cell office:value-type="float" office:value="2.433" calcext:value-type="float">
            <text:p>2.433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1.94561395249231" calcext:value-type="float">
            <text:p>1.94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A</text:p>
          </table:table-cell>
          <table:table-cell office:value-type="float" office:value="0.53" calcext:value-type="float">
            <text:p>0.530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float" office:value="1.89826001627344" calcext:value-type="float">
            <text:p>1.89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N</text:p>
          </table:table-cell>
          <table:table-cell office:value-type="float" office:value="1.985" calcext:value-type="float">
            <text:p>1.985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float" office:value="1.70543821767364" calcext:value-type="float">
            <text:p>1.7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T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  <table:table-cell table:style-name="ce337" office:value-type="string" calcext:value-type="string">
            <text:p>ST</text:p>
          </table:table-cell>
          <table:table-cell office:value-type="float" office:value="1.53993461277029" calcext:value-type="float">
            <text:p>1.5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I</text:p>
          </table:table-cell>
          <table:table-cell office:value-type="float" office:value="0.55" calcext:value-type="float">
            <text:p>0.550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1.36298410184197" calcext:value-type="float">
            <text:p>1.36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A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338" office:value-type="string" calcext:value-type="string">
            <text:p>AA</text:p>
          </table:table-cell>
          <table:table-cell office:value-type="float" office:value="1.33031096606621" calcext:value-type="float">
            <text:p>1.3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T</text:p>
          </table:table-cell>
          <table:table-cell office:value-type="float" office:value="0.171" calcext:value-type="float">
            <text:p>0.171</text:p>
          </table:table-cell>
          <table:table-cell table:number-columns-repeated="2"/>
          <table:table-cell table:style-name="ce338" office:value-type="string" calcext:value-type="string">
            <text:p>TT</text:p>
          </table:table-cell>
          <table:table-cell office:value-type="float" office:value="1.23013450390259" calcext:value-type="float">
            <text:p>1.2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L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.20895778401762" calcext:value-type="float">
            <text:p>1.2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T</text:p>
          </table:table-cell>
          <table:table-cell office:value-type="float" office:value="1.123" calcext:value-type="float">
            <text:p>1.123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float" office:value="1.1646171982691" calcext:value-type="float">
            <text:p>1.1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A</text:p>
          </table:table-cell>
          <table:table-cell office:value-type="float" office:value="0.218" calcext:value-type="float">
            <text:p>0.218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float" office:value="1.15142506947359" calcext:value-type="float">
            <text:p>1.1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E</text:p>
          </table:table-cell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1498130732511" calcext:value-type="float">
            <text:p>1.1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</text:p>
          </table:table-cell>
          <table:table-cell office:value-type="float" office:value="0.624" calcext:value-type="float">
            <text:p>0.624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1.10764484538834" calcext:value-type="float">
            <text:p>1.1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A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KA</text:p>
          </table:table-cell>
          <table:table-cell office:value-type="float" office:value="1.07625334000306" calcext:value-type="float">
            <text:p>1.07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N</text:p>
          </table:table-cell>
          <table:table-cell office:value-type="float" office:value="1.758" calcext:value-type="float">
            <text:p>1.758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float" office:value="1.05580013929376" calcext:value-type="float">
            <text:p>1.0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1.05235920361851" calcext:value-type="float">
            <text:p>1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L</text:p>
          </table:table-cell>
          <table:table-cell office:value-type="float" office:value="0.577" calcext:value-type="float">
            <text:p>0.577</text:p>
          </table:table-cell>
          <table:table-cell table:number-columns-repeated="2"/>
          <table:table-cell table:style-name="ce338" office:value-type="string" calcext:value-type="string">
            <text:p>LL</text:p>
          </table:table-cell>
          <table:table-cell office:value-type="float" office:value="1.04845355033898" calcext:value-type="float">
            <text:p>1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I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  <table:table-cell table:style-name="ce339" office:value-type="string" calcext:value-type="string">
            <text:p>AI</text:p>
          </table:table-cell>
          <table:table-cell office:value-type="float" office:value="1.03834791158834" calcext:value-type="float">
            <text:p>1.0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A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1.00257140740435" calcext:value-type="float">
            <text:p>1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I</text:p>
          </table:table-cell>
          <table:table-cell office:value-type="float" office:value="1.343" calcext:value-type="float">
            <text:p>1.343</text:p>
          </table:table-cell>
          <table:table-cell table:number-columns-repeated="2"/>
          <table:table-cell office:value-type="string" calcext:value-type="string">
            <text:p>TI</text:p>
          </table:table-cell>
          <table:table-cell office:value-type="float" office:value="0.999062958275696" calcext:value-type="float">
            <text:p>0.9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S</text:p>
          </table:table-cell>
          <table:table-cell office:value-type="float" office:value="0.871" calcext:value-type="float">
            <text:p>0.871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0.98006579771151" calcext:value-type="float">
            <text:p>0.9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A</text:p>
          </table:table-cell>
          <table:table-cell office:value-type="float" office:value="0.14" calcext:value-type="float">
            <text:p>0.140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float" office:value="0.923588543489061" calcext:value-type="float">
            <text:p>0.9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E</text:p>
          </table:table-cell>
          <table:table-cell office:value-type="float" office:value="0.692" calcext:value-type="float">
            <text:p>0.692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float" office:value="0.918994252984792" calcext:value-type="float">
            <text:p>0.9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A</text:p>
          </table:table-cell>
          <table:table-cell office:value-type="float" office:value="0.528" calcext:value-type="float">
            <text:p>0.528</text:p>
          </table:table-cell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0.918633056009071" calcext:value-type="float">
            <text:p>0.9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T</text:p>
          </table:table-cell>
          <table:table-cell office:value-type="float" office:value="1.487" calcext:value-type="float">
            <text:p>1.487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0.916698795568993" calcext:value-type="float">
            <text:p>0.9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L</text:p>
          </table:table-cell>
          <table:table-cell office:value-type="float" office:value="0.53" calcext:value-type="float">
            <text:p>0.530</text:p>
          </table:table-cell>
          <table:table-cell table:number-columns-repeated="2"/>
          <table:table-cell office:value-type="string" calcext:value-type="string">
            <text:p>EL</text:p>
          </table:table-cell>
          <table:table-cell office:value-type="float" office:value="0.901573531557633" calcext:value-type="float">
            <text:p>0.9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A</text:p>
          </table:table-cell>
          <table:table-cell office:value-type="float" office:value="0.347" calcext:value-type="float">
            <text:p>0.347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0.829886621507068" calcext:value-type="float">
            <text:p>0.8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T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  <table:table-cell table:style-name="ce337" office:value-type="string" calcext:value-type="string">
            <text:p>NT</text:p>
          </table:table-cell>
          <table:table-cell office:value-type="float" office:value="0.82169161348782" calcext:value-type="float">
            <text:p>0.8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S</text:p>
          </table:table-cell>
          <table:table-cell office:value-type="float" office:value="0.405" calcext:value-type="float">
            <text:p>0.405</text:p>
          </table:table-cell>
          <table:table-cell table:number-columns-repeated="2"/>
          <table:table-cell table:style-name="ce338" office:value-type="string" calcext:value-type="string">
            <text:p>SS</text:p>
          </table:table-cell>
          <table:table-cell office:value-type="float" office:value="0.820321090383681" calcext:value-type="float">
            <text:p>0.8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T</text:p>
          </table:table-cell>
          <table:table-cell office:value-type="float" office:value="0.413" calcext:value-type="float">
            <text:p>0.413</text:p>
          </table:table-cell>
          <table:table-cell table:number-columns-repeated="2"/>
          <table:table-cell office:value-type="string" calcext:value-type="string">
            <text:p>ET</text:p>
          </table:table-cell>
          <table:table-cell office:value-type="float" office:value="0.802833980727339" calcext:value-type="float">
            <text:p>0.8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K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NK</text:p>
          </table:table-cell>
          <table:table-cell office:value-type="float" office:value="0.795673053769425" calcext:value-type="float">
            <text:p>0.79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</text:p>
          </table:table-cell>
          <table:table-cell office:value-type="float" office:value="0.565" calcext:value-type="float">
            <text:p>0.565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0.781548114092695" calcext:value-type="float">
            <text:p>0.78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I</text:p>
          </table:table-cell>
          <table:table-cell office:value-type="float" office:value="0.088" calcext:value-type="float">
            <text:p>0.088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float" office:value="0.758663303836556" calcext:value-type="float">
            <text:p>0.7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S</text:p>
          </table:table-cell>
          <table:table-cell office:value-type="float" office:value="0.509" calcext:value-type="float">
            <text:p>0.509</text:p>
          </table:table-cell>
          <table:table-cell table:number-columns-repeated="2"/>
          <table:table-cell table:style-name="ce337" office:value-type="string" calcext:value-type="string">
            <text:p>NS</text:p>
          </table:table-cell>
          <table:table-cell office:value-type="float" office:value="0.752989923302016" calcext:value-type="float">
            <text:p>0.7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U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string" calcext:value-type="string">
            <text:p>TU</text:p>
          </table:table-cell>
          <table:table-cell office:value-type="float" office:value="0.750139730344066" calcext:value-type="float">
            <text:p>0.7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S</text:p>
          </table:table-cell>
          <table:table-cell office:value-type="float" office:value="1.339" calcext:value-type="float">
            <text:p>1.339</text:p>
          </table:table-cell>
          <table:table-cell table:number-columns-repeated="2"/>
          <table:table-cell office:value-type="string" calcext:value-type="string">
            <text:p>ES</text:p>
          </table:table-cell>
          <table:table-cell office:value-type="float" office:value="0.737746510747197" calcext:value-type="float">
            <text:p>0.7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K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office:value-type="string" calcext:value-type="string">
            <text:p>IK</text:p>
          </table:table-cell>
          <table:table-cell office:value-type="float" office:value="0.733493163182627" calcext:value-type="float">
            <text:p>0.73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TÄ</text:p>
          </table:table-cell>
          <table:table-cell office:value-type="float" office:value="0.732272294900205" calcext:value-type="float">
            <text:p>0.7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L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  <table:table-cell office:value-type="string" calcext:value-type="string">
            <text:p>OL</text:p>
          </table:table-cell>
          <table:table-cell office:value-type="float" office:value="0.68939337541792" calcext:value-type="float">
            <text:p>0.68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K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string" calcext:value-type="string">
            <text:p>AK</text:p>
          </table:table-cell>
          <table:table-cell office:value-type="float" office:value="0.688502197832962" calcext:value-type="float">
            <text:p>0.68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I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KI</text:p>
          </table:table-cell>
          <table:table-cell office:value-type="float" office:value="0.688004848726206" calcext:value-type="float">
            <text:p>0.68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L</text:p>
          </table:table-cell>
          <table:table-cell office:value-type="float" office:value="0.432" calcext:value-type="float">
            <text:p>0.432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float" office:value="0.685439337496783" calcext:value-type="float">
            <text:p>0.68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0.680497352707474" calcext:value-type="float">
            <text:p>0.6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I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float" office:value="0.671556321028091" calcext:value-type="float">
            <text:p>0.67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I</text:p>
          </table:table-cell>
          <table:table-cell office:value-type="float" office:value="0.728" calcext:value-type="float">
            <text:p>0.728</text:p>
          </table:table-cell>
          <table:table-cell table:number-columns-repeated="2"/>
          <table:table-cell office:value-type="string" calcext:value-type="string">
            <text:p>RI</text:p>
          </table:table-cell>
          <table:table-cell office:value-type="float" office:value="0.659826983723047" calcext:value-type="float">
            <text:p>0.66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I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float" office:value="0.656451311052754" calcext:value-type="float">
            <text:p>0.6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U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U</text:p>
          </table:table-cell>
          <table:table-cell office:value-type="float" office:value="0.644132356254631" calcext:value-type="float">
            <text:p>0.64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0.829" calcext:value-type="float">
            <text:p>0.829</text:p>
          </table:table-cell>
          <table:table-cell table:number-columns-repeated="2"/>
          <table:table-cell office:value-type="string" calcext:value-type="string">
            <text:p>LE</text:p>
          </table:table-cell>
          <table:table-cell office:value-type="float" office:value="0.640555268448344" calcext:value-type="float">
            <text:p>0.64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R</text:p>
          </table:table-cell>
          <table:table-cell office:value-type="float" office:value="2.048" calcext:value-type="float">
            <text:p>2.048</text:p>
          </table:table-cell>
          <table:table-cell table:number-columns-repeated="2"/>
          <table:table-cell office:value-type="string" calcext:value-type="string">
            <text:p>ER</text:p>
          </table:table-cell>
          <table:table-cell office:value-type="float" office:value="0.637997633788485" calcext:value-type="float">
            <text:p>0.6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R</text:p>
          </table:table-cell>
          <table:table-cell office:value-type="float" office:value="1.075" calcext:value-type="float">
            <text:p>1.075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float" office:value="0.622188233449279" calcext:value-type="float">
            <text:p>0.6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O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KO</text:p>
          </table:table-cell>
          <table:table-cell office:value-type="float" office:value="0.62065680328119" calcext:value-type="float">
            <text:p>0.6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O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UO</text:p>
          </table:table-cell>
          <table:table-cell office:value-type="float" office:value="0.620042430855196" calcext:value-type="float">
            <text:p>0.6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N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float" office:value="0.615748575218584" calcext:value-type="float">
            <text:p>0.6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E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  <table:table-cell table:style-name="ce338" office:value-type="string" calcext:value-type="string">
            <text:p>EE</text:p>
          </table:table-cell>
          <table:table-cell office:value-type="float" office:value="0.596167423282437" calcext:value-type="float">
            <text:p>0.59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S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office:value-type="string" calcext:value-type="string">
            <text:p>KS</text:p>
          </table:table-cell>
          <table:table-cell office:value-type="float" office:value="0.588055681855723" calcext:value-type="float">
            <text:p>0.58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T</text:p>
          </table:table-cell>
          <table:table-cell office:value-type="float" office:value="0.405" calcext:value-type="float">
            <text:p>0.405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float" office:value="0.58632958789698" calcext:value-type="float">
            <text:p>0.58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N</text:p>
          </table:table-cell>
          <table:table-cell office:value-type="float" office:value="0.568060447405354" calcext:value-type="float">
            <text:p>0.5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I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NI</text:p>
          </table:table-cell>
          <table:table-cell office:value-type="float" office:value="0.564833304332554" calcext:value-type="float">
            <text:p>0.5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S</text:p>
          </table:table-cell>
          <table:table-cell office:value-type="float" office:value="0.454" calcext:value-type="float">
            <text:p>0.454</text:p>
          </table:table-cell>
          <table:table-cell table:number-columns-repeated="2"/>
          <table:table-cell office:value-type="string" calcext:value-type="string">
            <text:p>US</text:p>
          </table:table-cell>
          <table:table-cell office:value-type="float" office:value="0.561732186372779" calcext:value-type="float">
            <text:p>0.5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M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string" calcext:value-type="string">
            <text:p>IM</text:p>
          </table:table-cell>
          <table:table-cell office:value-type="float" office:value="0.547385577524033" calcext:value-type="float">
            <text:p>0.5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J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AJ</text:p>
          </table:table-cell>
          <table:table-cell office:value-type="float" office:value="0.545725871794472" calcext:value-type="float">
            <text:p>0.54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A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  <table:table-cell table:style-name="ce339" office:value-type="string" calcext:value-type="string">
            <text:p>IA</text:p>
          </table:table-cell>
          <table:table-cell office:value-type="float" office:value="0.541451144969658" calcext:value-type="float">
            <text:p>0.54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UU</text:p>
          </table:table-cell>
          <table:table-cell office:value-type="float" office:value="0.537998957052172" calcext:value-type="float">
            <text:p>0.5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E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string" calcext:value-type="string">
            <text:p>KE</text:p>
          </table:table-cell>
          <table:table-cell office:value-type="float" office:value="0.533253886501963" calcext:value-type="float">
            <text:p>0.5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I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  <table:table-cell table:style-name="ce339" office:value-type="string" calcext:value-type="string">
            <text:p>EI</text:p>
          </table:table-cell>
          <table:table-cell office:value-type="float" office:value="0.524774196754187" calcext:value-type="float">
            <text:p>0.5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O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0.524632418502035" calcext:value-type="float">
            <text:p>0.5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M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0.512535132875928" calcext:value-type="float">
            <text:p>0.5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N</text:p>
          </table:table-cell>
          <table:table-cell office:value-type="float" office:value="0.394" calcext:value-type="float">
            <text:p>0.394</text:p>
          </table:table-cell>
          <table:table-cell table:number-columns-repeated="2"/>
          <table:table-cell office:value-type="string" calcext:value-type="string">
            <text:p>UN</text:p>
          </table:table-cell>
          <table:table-cell office:value-type="float" office:value="0.506256381709183" calcext:value-type="float">
            <text:p>0.5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S</text:p>
          </table:table-cell>
          <table:table-cell office:value-type="float" office:value="0.29" calcext:value-type="float">
            <text:p>0.290</text:p>
          </table:table-cell>
          <table:table-cell table:number-columns-repeated="2"/>
          <table:table-cell office:value-type="string" calcext:value-type="string">
            <text:p>OS</text:p>
          </table:table-cell>
          <table:table-cell office:value-type="float" office:value="0.4917398640027" calcext:value-type="float">
            <text:p>0.4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E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table:style-name="ce339" office:value-type="string" calcext:value-type="string">
            <text:p>IE</text:p>
          </table:table-cell>
          <table:table-cell office:value-type="float" office:value="0.470596900844431" calcext:value-type="float">
            <text:p>0.47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V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  <table:table-cell office:value-type="string" calcext:value-type="string">
            <text:p>AV</text:p>
          </table:table-cell>
          <table:table-cell office:value-type="float" office:value="0.463760038462864" calcext:value-type="float">
            <text:p>0.46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O</text:p>
          </table:table-cell>
          <table:table-cell office:value-type="float" office:value="0.465" calcext:value-type="float">
            <text:p>0.46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0.463084903928806" calcext:value-type="float">
            <text:p>0.46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A</text:p>
          </table:table-cell>
          <table:table-cell office:value-type="float" office:value="0.686" calcext:value-type="float">
            <text:p>0.686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float" office:value="0.453292077512286" calcext:value-type="float">
            <text:p>0.4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E</text:p>
          </table:table-cell>
          <table:table-cell office:value-type="float" office:value="0.765" calcext:value-type="float">
            <text:p>0.765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float" office:value="0.447680584310035" calcext:value-type="float">
            <text:p>0.4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U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string" calcext:value-type="string">
            <text:p>LU</text:p>
          </table:table-cell>
          <table:table-cell office:value-type="float" office:value="0.439209896356047" calcext:value-type="float">
            <text:p>0.4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E</text:p>
          </table:table-cell>
          <table:table-cell office:value-type="float" office:value="0.793" calcext:value-type="float">
            <text:p>0.793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float" office:value="0.436018760458397" calcext:value-type="float">
            <text:p>0.436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Ä</text:p>
          </table:table-cell>
          <table:table-cell office:value-type="float" office:value="0.425142343114713" calcext:value-type="float">
            <text:p>0.4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A</text:p>
          </table:table-cell>
          <table:table-cell office:value-type="float" office:value="0.324" calcext:value-type="float">
            <text:p>0.324</text:p>
          </table:table-cell>
          <table:table-cell table:number-columns-repeated="2"/>
          <table:table-cell office:value-type="string" calcext:value-type="string">
            <text:p>PA</text:p>
          </table:table-cell>
          <table:table-cell office:value-type="float" office:value="0.398474529019398" calcext:value-type="float">
            <text:p>0.39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U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  <table:table-cell office:value-type="string" calcext:value-type="string">
            <text:p>SU</text:p>
          </table:table-cell>
          <table:table-cell office:value-type="float" office:value="0.395088729331094" calcext:value-type="float">
            <text:p>0.39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Y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string" calcext:value-type="string">
            <text:p>TY</text:p>
          </table:table-cell>
          <table:table-cell office:value-type="float" office:value="0.394181798607008" calcext:value-type="float">
            <text:p>0.39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V</text:p>
          </table:table-cell>
          <table:table-cell office:value-type="float" office:value="0.288" calcext:value-type="float">
            <text:p>0.288</text:p>
          </table:table-cell>
          <table:table-cell table:number-columns-repeated="2"/>
          <table:table-cell office:value-type="string" calcext:value-type="string">
            <text:p>IV</text:p>
          </table:table-cell>
          <table:table-cell office:value-type="float" office:value="0.380535079225237" calcext:value-type="float">
            <text:p>0.3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T</text:p>
          </table:table-cell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string" calcext:value-type="string">
            <text:p>OT</text:p>
          </table:table-cell>
          <table:table-cell office:value-type="float" office:value="0.380253773169379" calcext:value-type="float">
            <text:p>0.3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K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UK</text:p>
          </table:table-cell>
          <table:table-cell office:value-type="float" office:value="0.376723944780476" calcext:value-type="float">
            <text:p>0.37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I</text:p>
          </table:table-cell>
          <table:table-cell office:value-type="float" office:value="0.27" calcext:value-type="float">
            <text:p>0.270</text:p>
          </table:table-cell>
          <table:table-cell table:number-columns-repeated="2"/>
          <table:table-cell office:value-type="string" calcext:value-type="string">
            <text:p>VI</text:p>
          </table:table-cell>
          <table:table-cell office:value-type="float" office:value="0.375686488046473" calcext:value-type="float">
            <text:p>0.37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J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NJ</text:p>
          </table:table-cell>
          <table:table-cell office:value-type="float" office:value="0.372717021320839" calcext:value-type="float">
            <text:p>0.37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P</text:p>
          </table:table-cell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string" calcext:value-type="string">
            <text:p>AP</text:p>
          </table:table-cell>
          <table:table-cell office:value-type="float" office:value="0.365329924294014" calcext:value-type="float">
            <text:p>0.3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M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float" office:value="0.356707331069862" calcext:value-type="float">
            <text:p>0.35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L</text:p>
          </table:table-cell>
          <table:table-cell office:value-type="float" office:value="0.346" calcext:value-type="float">
            <text:p>0.346</text:p>
          </table:table-cell>
          <table:table-cell table:number-columns-repeated="2"/>
          <table:table-cell office:value-type="string" calcext:value-type="string">
            <text:p>UL</text:p>
          </table:table-cell>
          <table:table-cell office:value-type="float" office:value="0.356087332522752" calcext:value-type="float">
            <text:p>0.3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U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  <table:table-cell table:style-name="ce339" office:value-type="string" calcext:value-type="string">
            <text:p>AU</text:p>
          </table:table-cell>
          <table:table-cell office:value-type="float" office:value="0.346536429314269" calcext:value-type="float">
            <text:p>0.3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U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float" office:value="0.346220241307485" calcext:value-type="float">
            <text:p>0.34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SÄ</text:p>
          </table:table-cell>
          <table:table-cell office:value-type="float" office:value="0.342387727602479" calcext:value-type="float">
            <text:p>0.34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P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float" office:value="0.337384980705105" calcext:value-type="float">
            <text:p>0.3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K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0.33733096994238" calcext:value-type="float">
            <text:p>0.3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V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float" office:value="0.335424840107888" calcext:value-type="float">
            <text:p>0.33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LÄ</text:p>
          </table:table-cell>
          <table:table-cell office:value-type="float" office:value="0.33052898951174" calcext:value-type="float">
            <text:p>0.3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K</text:p>
          </table:table-cell>
          <table:table-cell office:value-type="float" office:value="0.328814147795231" calcext:value-type="float">
            <text:p>0.32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O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339" office:value-type="string" calcext:value-type="string">
            <text:p>IO</text:p>
          </table:table-cell>
          <table:table-cell office:value-type="float" office:value="0.315293453526484" calcext:value-type="float">
            <text:p>0.3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I</text:p>
          </table:table-cell>
          <table:table-cell office:value-type="float" office:value="0.123" calcext:value-type="float">
            <text:p>0.123</text:p>
          </table:table-cell>
          <table:table-cell table:number-columns-repeated="2"/>
          <table:table-cell office:value-type="string" calcext:value-type="string">
            <text:p>PI</text:p>
          </table:table-cell>
          <table:table-cell office:value-type="float" office:value="0.313777776497523" calcext:value-type="float">
            <text:p>0.3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E</text:p>
          </table:table-cell>
          <table:table-cell office:value-type="float" office:value="3.075" calcext:value-type="float">
            <text:p>3.075</text:p>
          </table:table-cell>
          <table:table-cell table:number-columns-repeated="2"/>
          <table:table-cell office:value-type="string" calcext:value-type="string">
            <text:p>HE</text:p>
          </table:table-cell>
          <table:table-cell office:value-type="float" office:value="0.312175457203357" calcext:value-type="float">
            <text:p>0.3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  <table:table-cell office:value-type="string" calcext:value-type="string">
            <text:p>LO</text:p>
          </table:table-cell>
          <table:table-cell office:value-type="float" office:value="0.306674235975003" calcext:value-type="float">
            <text:p>0.3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K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string" calcext:value-type="string">
            <text:p>SK</text:p>
          </table:table-cell>
          <table:table-cell office:value-type="float" office:value="0.299065469776162" calcext:value-type="float">
            <text:p>0.2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O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table:style-name="ce339" office:value-type="string" calcext:value-type="string">
            <text:p>AO</text:p>
          </table:table-cell>
          <table:table-cell office:value-type="float" office:value="0.291370061312118" calcext:value-type="float">
            <text:p>0.29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M</text:p>
          </table:table-cell>
          <table:table-cell office:value-type="float" office:value="0.546" calcext:value-type="float">
            <text:p>0.546</text:p>
          </table:table-cell>
          <table:table-cell table:number-columns-repeated="2"/>
          <table:table-cell office:value-type="string" calcext:value-type="string">
            <text:p>OM</text:p>
          </table:table-cell>
          <table:table-cell office:value-type="float" office:value="0.29128229382269" calcext:value-type="float">
            <text:p>0.29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H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0.287025570585451" calcext:value-type="float">
            <text:p>0.28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U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VU</text:p>
          </table:table-cell>
          <table:table-cell office:value-type="float" office:value="0.286575480896078" calcext:value-type="float">
            <text:p>0.28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R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float" office:value="0.281262172113037" calcext:value-type="float">
            <text:p>0.2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T</text:p>
          </table:table-cell>
          <table:table-cell office:value-type="float" office:value="0.13" calcext:value-type="float">
            <text:p>0.130</text:p>
          </table:table-cell>
          <table:table-cell table:number-columns-repeated="2"/>
          <table:table-cell office:value-type="string" calcext:value-type="string">
            <text:p>HT</text:p>
          </table:table-cell>
          <table:table-cell office:value-type="float" office:value="0.280634296996362" calcext:value-type="float">
            <text:p>0.2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R</text:p>
          </table:table-cell>
          <table:table-cell office:value-type="float" office:value="0.543" calcext:value-type="float">
            <text:p>0.543</text:p>
          </table:table-cell>
          <table:table-cell table:number-columns-repeated="2"/>
          <table:table-cell office:value-type="string" calcext:value-type="string">
            <text:p>UR</text:p>
          </table:table-cell>
          <table:table-cell office:value-type="float" office:value="0.278438984536449" calcext:value-type="float">
            <text:p>0.27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O</text:p>
          </table:table-cell>
          <table:table-cell office:value-type="float" office:value="0.398" calcext:value-type="float">
            <text:p>0.398</text:p>
          </table:table-cell>
          <table:table-cell table:number-columns-repeated="2"/>
          <table:table-cell office:value-type="string" calcext:value-type="string">
            <text:p>SO</text:p>
          </table:table-cell>
          <table:table-cell office:value-type="float" office:value="0.268383980875869" calcext:value-type="float">
            <text:p>0.2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M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EM</text:p>
          </table:table-cell>
          <table:table-cell office:value-type="float" office:value="0.266257307093585" calcext:value-type="float">
            <text:p>0.2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E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  <table:table-cell office:value-type="string" calcext:value-type="string">
            <text:p>PE</text:p>
          </table:table-cell>
          <table:table-cell office:value-type="float" office:value="0.263994481180265" calcext:value-type="float">
            <text:p>0.26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K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EK</text:p>
          </table:table-cell>
          <table:table-cell office:value-type="float" office:value="0.261527989682504" calcext:value-type="float">
            <text:p>0.2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A</text:p>
          </table:table-cell>
          <table:table-cell office:value-type="float" office:value="0.926" calcext:value-type="float">
            <text:p>0.926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float" office:value="0.260645813891334" calcext:value-type="float">
            <text:p>0.26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R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float" office:value="0.259957176666594" calcext:value-type="float">
            <text:p>0.26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U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string" calcext:value-type="string">
            <text:p>PU</text:p>
          </table:table-cell>
          <table:table-cell office:value-type="float" office:value="0.256663645364612" calcext:value-type="float">
            <text:p>0.25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KÄ</text:p>
          </table:table-cell>
          <table:table-cell office:value-type="float" office:value="0.25552829412317" calcext:value-type="float">
            <text:p>0.25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T</text:p>
          </table:table-cell>
          <table:table-cell office:value-type="float" office:value="0.251857812706338" calcext:value-type="float">
            <text:p>0.2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T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  <table:table-cell office:value-type="string" calcext:value-type="string">
            <text:p>LT</text:p>
          </table:table-cell>
          <table:table-cell office:value-type="float" office:value="0.251052152162361" calcext:value-type="float">
            <text:p>0.2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I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string" calcext:value-type="string">
            <text:p>UI</text:p>
          </table:table-cell>
          <table:table-cell office:value-type="float" office:value="0.249456584213536" calcext:value-type="float">
            <text:p>0.2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L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string" calcext:value-type="string">
            <text:p>NL</text:p>
          </table:table-cell>
          <table:table-cell office:value-type="float" office:value="0.246454485985422" calcext:value-type="float">
            <text:p>0.24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M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0.244070135855972" calcext:value-type="float">
            <text:p>0.24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VÄ</text:p>
          </table:table-cell>
          <table:table-cell office:value-type="float" office:value="0.243867595495754" calcext:value-type="float">
            <text:p>0.24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Ä</text:p>
          </table:table-cell>
          <table:table-cell office:value-type="float" office:value="0.240881250406768" calcext:value-type="float">
            <text:p>0.24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O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0.238882852185955" calcext:value-type="float">
            <text:p>0.2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T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YT</text:p>
          </table:table-cell>
          <table:table-cell office:value-type="float" office:value="0.235996652052855" calcext:value-type="float">
            <text:p>0.2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J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IJ</text:p>
          </table:table-cell>
          <table:table-cell office:value-type="float" office:value="0.230709223426952" calcext:value-type="float">
            <text:p>0.2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E</text:p>
          </table:table-cell>
          <table:table-cell office:value-type="float" office:value="1.854" calcext:value-type="float">
            <text:p>1.854</text:p>
          </table:table-cell>
          <table:table-cell table:number-columns-repeated="2"/>
          <table:table-cell office:value-type="string" calcext:value-type="string">
            <text:p>RE</text:p>
          </table:table-cell>
          <table:table-cell office:value-type="float" office:value="0.227818522396958" calcext:value-type="float">
            <text:p>0.22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K</text:p>
          </table:table-cell>
          <table:table-cell office:value-type="float" office:value="0.224991959147699" calcext:value-type="float">
            <text:p>0.22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HÄ</text:p>
          </table:table-cell>
          <table:table-cell office:value-type="float" office:value="0.223199476959774" calcext:value-type="float">
            <text:p>0.2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S</text:p>
          </table:table-cell>
          <table:table-cell office:value-type="float" office:value="0.337" calcext:value-type="float">
            <text:p>0.337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float" office:value="0.221494762261276" calcext:value-type="float">
            <text:p>0.22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S</text:p>
          </table:table-cell>
          <table:table-cell office:value-type="float" office:value="0.221174073357598" calcext:value-type="float">
            <text:p>0.22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I</text:p>
          </table:table-cell>
          <table:table-cell office:value-type="float" office:value="0.218552300917004" calcext:value-type="float">
            <text:p>0.21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L</text:p>
          </table:table-cell>
          <table:table-cell office:value-type="float" office:value="0.215658224214339" calcext:value-type="float">
            <text:p>0.2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H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IH</text:p>
          </table:table-cell>
          <table:table-cell office:value-type="float" office:value="0.214899823087747" calcext:value-type="float">
            <text:p>0.21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JÄ</text:p>
          </table:table-cell>
          <table:table-cell office:value-type="float" office:value="0.214744542144913" calcext:value-type="float">
            <text:p>0.2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M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LM</text:p>
          </table:table-cell>
          <table:table-cell office:value-type="float" office:value="0.211065058934294" calcext:value-type="float">
            <text:p>0.2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K</text:p>
          </table:table-cell>
          <table:table-cell office:value-type="float" office:value="0.207986445458987" calcext:value-type="float">
            <text:p>0.2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H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float" office:value="0.205042858890491" calcext:value-type="float">
            <text:p>0.2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K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RK</text:p>
          </table:table-cell>
          <table:table-cell office:value-type="float" office:value="0.202993825579623" calcext:value-type="float">
            <text:p>0.20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M</text:p>
          </table:table-cell>
          <table:table-cell office:value-type="float" office:value="0.202005878711451" calcext:value-type="float">
            <text:p>0.2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D</text:p>
          </table:table-cell>
          <table:table-cell office:value-type="float" office:value="0.296" calcext:value-type="float">
            <text:p>0.296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float" office:value="0.201693066377337" calcext:value-type="float">
            <text:p>0.2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P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  <table:table-cell office:value-type="string" calcext:value-type="string">
            <text:p>OP</text:p>
          </table:table-cell>
          <table:table-cell office:value-type="float" office:value="0.19961815290933" calcext:value-type="float">
            <text:p>0.2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E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  <table:table-cell office:value-type="string" calcext:value-type="string">
            <text:p>VE</text:p>
          </table:table-cell>
          <table:table-cell office:value-type="float" office:value="0.199162437098841" calcext:value-type="float">
            <text:p>0.1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U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string" calcext:value-type="string">
            <text:p>NU</text:p>
          </table:table-cell>
          <table:table-cell office:value-type="float" office:value="0.198838372522493" calcext:value-type="float">
            <text:p>0.1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K</text:p>
          </table:table-cell>
          <table:table-cell office:value-type="float" office:value="0.02" calcext:value-type="float">
            <text:p>0.020</text:p>
          </table:table-cell>
          <table:table-cell table:number-columns-repeated="2"/>
          <table:table-cell office:value-type="string" calcext:value-type="string">
            <text:p>LK</text:p>
          </table:table-cell>
          <table:table-cell office:value-type="float" office:value="0.195509959269584" calcext:value-type="float">
            <text:p>0.19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E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table:style-name="ce339" office:value-type="string" calcext:value-type="string">
            <text:p>AE</text:p>
          </table:table-cell>
          <table:table-cell office:value-type="float" office:value="0.194251958587788" calcext:value-type="float">
            <text:p>0.19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Ö</text:p>
          </table:table-cell>
          <table:table-cell office:value-type="float" office:value="0.191764087829782" calcext:value-type="float">
            <text:p>0.19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NÄ</text:p>
          </table:table-cell>
          <table:table-cell office:value-type="float" office:value="0.189995235350548" calcext:value-type="float">
            <text:p>0.19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O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office:value-type="string" calcext:value-type="string">
            <text:p>VO</text:p>
          </table:table-cell>
          <table:table-cell office:value-type="float" office:value="0.188838504848861" calcext:value-type="float">
            <text:p>0.18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Y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float" office:value="0.186242612565406" calcext:value-type="float">
            <text:p>0.18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I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float" office:value="0.182634018480863" calcext:value-type="float">
            <text:p>0.18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O</text:p>
          </table:table-cell>
          <table:table-cell office:value-type="float" office:value="0.21" calcext:value-type="float">
            <text:p>0.210</text:p>
          </table:table-cell>
          <table:table-cell table:number-columns-repeated="2"/>
          <table:table-cell office:value-type="string" calcext:value-type="string">
            <text:p>OO</text:p>
          </table:table-cell>
          <table:table-cell office:value-type="float" office:value="0.176743469671201" calcext:value-type="float">
            <text:p>0.17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H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string" calcext:value-type="string">
            <text:p>OH</text:p>
          </table:table-cell>
          <table:table-cell office:value-type="float" office:value="0.172594767959411" calcext:value-type="float">
            <text:p>0.17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V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UV</text:p>
          </table:table-cell>
          <table:table-cell office:value-type="float" office:value="0.16774055065953" calcext:value-type="float">
            <text:p>0.1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YH</text:p>
          </table:table-cell>
          <table:table-cell office:value-type="float" office:value="0.166945017133564" calcext:value-type="float">
            <text:p>0.16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T</text:p>
          </table:table-cell>
          <table:table-cell office:value-type="float" office:value="0.362" calcext:value-type="float">
            <text:p>0.362</text:p>
          </table:table-cell>
          <table:table-cell table:number-columns-repeated="2"/>
          <table:table-cell office:value-type="string" calcext:value-type="string">
            <text:p>RT</text:p>
          </table:table-cell>
          <table:table-cell office:value-type="float" office:value="0.163415188744661" calcext:value-type="float">
            <text:p>0.16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V</text:p>
          </table:table-cell>
          <table:table-cell office:value-type="float" office:value="0.163005607127332" calcext:value-type="float">
            <text:p>0.16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O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  <table:table-cell office:value-type="string" calcext:value-type="string">
            <text:p>PO</text:p>
          </table:table-cell>
          <table:table-cell office:value-type="float" office:value="0.161560819224447" calcext:value-type="float">
            <text:p>0.16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R</text:p>
          </table:table-cell>
          <table:table-cell office:value-type="float" office:value="0.160567246235157" calcext:value-type="float">
            <text:p>0.16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H</text:p>
          </table:table-cell>
          <table:table-cell office:value-type="float" office:value="0.159408265285023" calcext:value-type="float">
            <text:p>0.1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V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0.158907540505597" calcext:value-type="float">
            <text:p>0.1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P</text:p>
          </table:table-cell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float" office:value="0.158795018083253" calcext:value-type="float">
            <text:p>0.1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O</text:p>
          </table:table-cell>
          <table:table-cell office:value-type="float" office:value="0.337" calcext:value-type="float">
            <text:p>0.337</text:p>
          </table:table-cell>
          <table:table-cell table:number-columns-repeated="2"/>
          <table:table-cell office:value-type="string" calcext:value-type="string">
            <text:p>MO</text:p>
          </table:table-cell>
          <table:table-cell office:value-type="float" office:value="0.158250409559113" calcext:value-type="float">
            <text:p>0.15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S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YS</text:p>
          </table:table-cell>
          <table:table-cell office:value-type="float" office:value="0.157483006638733" calcext:value-type="float">
            <text:p>0.15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U</text:p>
          </table:table-cell>
          <table:table-cell office:value-type="float" office:value="0.87" calcext:value-type="float">
            <text:p>0.870</text:p>
          </table:table-cell>
          <table:table-cell table:number-columns-repeated="2"/>
          <table:table-cell table:style-name="ce339" office:value-type="string" calcext:value-type="string">
            <text:p>OU</text:p>
          </table:table-cell>
          <table:table-cell office:value-type="float" office:value="0.155473356175685" calcext:value-type="float">
            <text:p>0.1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Y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MY</text:p>
          </table:table-cell>
          <table:table-cell office:value-type="float" office:value="0.154447151683916" calcext:value-type="float">
            <text:p>0.15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J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J</text:p>
          </table:table-cell>
          <table:table-cell office:value-type="float" office:value="0.153396192259231" calcext:value-type="float">
            <text:p>0.153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Y</text:p>
          </table:table-cell>
          <table:table-cell office:value-type="float" office:value="0.153049623198415" calcext:value-type="float">
            <text:p>0.1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U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string" calcext:value-type="string">
            <text:p>RU</text:p>
          </table:table-cell>
          <table:table-cell office:value-type="float" office:value="0.152548898418988" calcext:value-type="float">
            <text:p>0.1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U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style-name="ce339" office:value-type="string" calcext:value-type="string">
            <text:p>EU</text:p>
          </table:table-cell>
          <table:table-cell office:value-type="float" office:value="0.151859135970025" calcext:value-type="float">
            <text:p>0.1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D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HD</text:p>
          </table:table-cell>
          <table:table-cell office:value-type="float" office:value="0.151625089331551" calcext:value-type="float">
            <text:p>0.1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G</text:p>
          </table:table-cell>
          <table:table-cell office:value-type="float" office:value="0.953" calcext:value-type="float">
            <text:p>0.953</text:p>
          </table:table-cell>
          <table:table-cell table:number-columns-repeated="2"/>
          <table:table-cell table:style-name="ce337" office:value-type="string" calcext:value-type="string">
            <text:p>NG</text:p>
          </table:table-cell>
          <table:table-cell office:value-type="float" office:value="0.150836307150926" calcext:value-type="float">
            <text:p>0.1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E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JE</text:p>
          </table:table-cell>
          <table:table-cell office:value-type="float" office:value="0.150145419477739" calcext:value-type="float">
            <text:p>0.1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M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office:value-type="string" calcext:value-type="string">
            <text:p>UM</text:p>
          </table:table-cell>
          <table:table-cell office:value-type="float" office:value="0.149326256243082" calcext:value-type="float">
            <text:p>0.1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H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EH</text:p>
          </table:table-cell>
          <table:table-cell office:value-type="float" office:value="0.14915184648845" calcext:value-type="float">
            <text:p>0.1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I</text:p>
          </table:table-cell>
          <table:table-cell office:value-type="float" office:value="0.493" calcext:value-type="float">
            <text:p>0.493</text:p>
          </table:table-cell>
          <table:table-cell table:number-columns-repeated="2"/>
          <table:table-cell office:value-type="string" calcext:value-type="string">
            <text:p>DI</text:p>
          </table:table-cell>
          <table:table-cell office:value-type="float" office:value="0.148779397270494" calcext:value-type="float">
            <text:p>0.14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Ä</text:p>
          </table:table-cell>
          <table:table-cell office:value-type="float" office:value="0.147983863744528" calcext:value-type="float">
            <text:p>0.1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K</text:p>
          </table:table-cell>
          <table:table-cell office:value-type="float" office:value="0.147223212169489" calcext:value-type="float">
            <text:p>0.1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V</text:p>
          </table:table-cell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string" calcext:value-type="string">
            <text:p>OV</text:p>
          </table:table-cell>
          <table:table-cell office:value-type="float" office:value="0.140757673781654" calcext:value-type="float">
            <text:p>0.14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J</text:p>
          </table:table-cell>
          <table:table-cell office:value-type="float" office:value="0.139885625008495" calcext:value-type="float">
            <text:p>0.1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L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YL</text:p>
          </table:table-cell>
          <table:table-cell office:value-type="float" office:value="0.138105520287028" calcext:value-type="float">
            <text:p>0.1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D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0.133186039982187" calcext:value-type="float">
            <text:p>0.13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S</text:p>
          </table:table-cell>
          <table:table-cell office:value-type="float" office:value="0.131905534815923" calcext:value-type="float">
            <text:p>0.1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D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office:value-type="string" calcext:value-type="string">
            <text:p>OD</text:p>
          </table:table-cell>
          <table:table-cell office:value-type="float" office:value="0.13006804365906" calcext:value-type="float">
            <text:p>0.1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J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OJ</text:p>
          </table:table-cell>
          <table:table-cell office:value-type="float" office:value="0.129784487154755" calcext:value-type="float">
            <text:p>0.1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A</text:p>
          </table:table-cell>
          <table:table-cell office:value-type="float" office:value="0.688" calcext:value-type="float">
            <text:p>0.688</text:p>
          </table:table-cell>
          <table:table-cell table:number-columns-repeated="2"/>
          <table:table-cell table:style-name="ce339" office:value-type="string" calcext:value-type="string">
            <text:p>EA</text:p>
          </table:table-cell>
          <table:table-cell office:value-type="float" office:value="0.127852477163124" calcext:value-type="float">
            <text:p>0.12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R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NR</text:p>
          </table:table-cell>
          <table:table-cell office:value-type="float" office:value="0.12549963331193" calcext:value-type="float">
            <text:p>0.1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Y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SY</text:p>
          </table:table-cell>
          <table:table-cell office:value-type="float" office:value="0.120845705923819" calcext:value-type="float">
            <text:p>0.1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P</text:p>
          </table:table-cell>
          <table:table-cell office:value-type="float" office:value="0.239" calcext:value-type="float">
            <text:p>0.239</text:p>
          </table:table-cell>
          <table:table-cell table:number-columns-repeated="2"/>
          <table:table-cell office:value-type="string" calcext:value-type="string">
            <text:p>MP</text:p>
          </table:table-cell>
          <table:table-cell office:value-type="float" office:value="0.119826252777391" calcext:value-type="float">
            <text:p>0.1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P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  <table:table-cell office:value-type="string" calcext:value-type="string">
            <text:p>PP</text:p>
          </table:table-cell>
          <table:table-cell office:value-type="float" office:value="0.119439175644531" calcext:value-type="float">
            <text:p>0.1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O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style-name="ce339" office:value-type="string" calcext:value-type="string">
            <text:p>EO</text:p>
          </table:table-cell>
          <table:table-cell office:value-type="float" office:value="0.118987960730935" calcext:value-type="float">
            <text:p>0.1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A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string" calcext:value-type="string">
            <text:p>DA</text:p>
          </table:table-cell>
          <table:table-cell office:value-type="float" office:value="0.118711155571971" calcext:value-type="float">
            <text:p>0.1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O</text:p>
          </table:table-cell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float" office:value="0.117801974399439" calcext:value-type="float">
            <text:p>0.1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N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0.114605212380671" calcext:value-type="float">
            <text:p>0.1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Y</text:p>
          </table:table-cell>
          <table:table-cell office:value-type="float" office:value="0.112613565505198" calcext:value-type="float">
            <text:p>0.1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E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string" calcext:value-type="string">
            <text:p>UE</text:p>
          </table:table-cell>
          <table:table-cell office:value-type="float" office:value="0.11164024655193" calcext:value-type="float">
            <text:p>0.1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string" calcext:value-type="string">
            <text:p>UP</text:p>
          </table:table-cell>
          <table:table-cell office:value-type="float" office:value="0.110049179499999" calcext:value-type="float">
            <text:p>0.11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O</text:p>
          </table:table-cell>
          <table:table-cell office:value-type="float" office:value="0.108509872762345" calcext:value-type="float">
            <text:p>0.1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U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JU</text:p>
          </table:table-cell>
          <table:table-cell office:value-type="float" office:value="0.107946135426406" calcext:value-type="float">
            <text:p>0.1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O</text:p>
          </table:table-cell>
          <table:table-cell office:value-type="float" office:value="0.485" calcext:value-type="float">
            <text:p>0.485</text:p>
          </table:table-cell>
          <table:table-cell table:number-columns-repeated="2"/>
          <table:table-cell office:value-type="string" calcext:value-type="string">
            <text:p>HO</text:p>
          </table:table-cell>
          <table:table-cell office:value-type="float" office:value="0.106778152682485" calcext:value-type="float">
            <text:p>0.1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</text:p>
          </table:table-cell>
          <table:table-cell office:value-type="float" office:value="0.426" calcext:value-type="float">
            <text:p>0.426</text:p>
          </table:table-cell>
          <table:table-cell table:number-columns-repeated="2"/>
          <table:table-cell table:style-name="ce337" office:value-type="string" calcext:value-type="string">
            <text:p>TR</text:p>
          </table:table-cell>
          <table:table-cell office:value-type="float" office:value="0.104544582598975" calcext:value-type="float">
            <text:p>0.1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D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  <table:table-cell office:value-type="string" calcext:value-type="string">
            <text:p>ED</text:p>
          </table:table-cell>
          <table:table-cell office:value-type="float" office:value="0.103840192235107" calcext:value-type="float">
            <text:p>0.1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A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string" calcext:value-type="string">
            <text:p>UA</text:p>
          </table:table-cell>
          <table:table-cell office:value-type="float" office:value="0.102914132699223" calcext:value-type="float">
            <text:p>0.1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Y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float" office:value="0.10211634872481" calcext:value-type="float">
            <text:p>0.102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IÄ</text:p>
          </table:table-cell>
          <table:table-cell office:value-type="float" office:value="0.0973408971205692" calcext:value-type="float">
            <text:p>0.09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UH</text:p>
          </table:table-cell>
          <table:table-cell office:value-type="float" office:value="0.0948305218780947" calcext:value-type="float">
            <text:p>0.09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A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OA</text:p>
          </table:table-cell>
          <table:table-cell office:value-type="float" office:value="0.094311793511093" calcext:value-type="float">
            <text:p>0.09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I</text:p>
          </table:table-cell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string" calcext:value-type="string">
            <text:p>GI</text:p>
          </table:table-cell>
          <table:table-cell office:value-type="float" office:value="0.092622831951723" calcext:value-type="float">
            <text:p>0.09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I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string" calcext:value-type="string">
            <text:p>YI</text:p>
          </table:table-cell>
          <table:table-cell office:value-type="float" office:value="0.0921367350872008" calcext:value-type="float">
            <text:p>0.0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0.0918430515648853" calcext:value-type="float">
            <text:p>0.0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D</text:p>
          </table:table-cell>
          <table:table-cell office:value-type="float" office:value="1.352" calcext:value-type="float">
            <text:p>1.352</text:p>
          </table:table-cell>
          <table:table-cell table:number-columns-repeated="2"/>
          <table:table-cell table:style-name="ce337" office:value-type="string" calcext:value-type="string">
            <text:p>ND</text:p>
          </table:table-cell>
          <table:table-cell office:value-type="float" office:value="0.0905873013315363" calcext:value-type="float">
            <text:p>0.09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J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EJ</text:p>
          </table:table-cell>
          <table:table-cell office:value-type="float" office:value="0.0888409533367714" calcext:value-type="float">
            <text:p>0.08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TÖ</text:p>
          </table:table-cell>
          <table:table-cell office:value-type="float" office:value="0.087510938304676" calcext:value-type="float">
            <text:p>0.08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V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SV</text:p>
          </table:table-cell>
          <table:table-cell office:value-type="float" office:value="0.0841836502759905" calcext:value-type="float">
            <text:p>0.08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P</text:p>
          </table:table-cell>
          <table:table-cell office:value-type="float" office:value="0.0836908020661277" calcext:value-type="float">
            <text:p>0.08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V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  <table:table-cell office:value-type="string" calcext:value-type="string">
            <text:p>RV</text:p>
          </table:table-cell>
          <table:table-cell office:value-type="float" office:value="0.0823911680880649" calcext:value-type="float">
            <text:p>0.082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E</text:p>
          </table:table-cell>
          <table:table-cell office:value-type="float" office:value="0.0806920795106841" calcext:value-type="float">
            <text:p>0.0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H</text:p>
          </table:table-cell>
          <table:table-cell office:value-type="float" office:value="3.556" calcext:value-type="float">
            <text:p>3.556</text:p>
          </table:table-cell>
          <table:table-cell table:number-columns-repeated="2"/>
          <table:table-cell table:style-name="ce337" office:value-type="string" calcext:value-type="string">
            <text:p>TH</text:p>
          </table:table-cell>
          <table:table-cell office:value-type="float" office:value="0.0804141491274966" calcext:value-type="float">
            <text:p>0.0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M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YM</text:p>
          </table:table-cell>
          <table:table-cell office:value-type="float" office:value="0.0798425352219937" calcext:value-type="float">
            <text:p>0.0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U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HU</text:p>
          </table:table-cell>
          <table:table-cell office:value-type="float" office:value="0.0789187261345568" calcext:value-type="float">
            <text:p>0.07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S</text:p>
          </table:table-cell>
          <table:table-cell office:value-type="float" office:value="0.397" calcext:value-type="float">
            <text:p>0.397</text:p>
          </table:table-cell>
          <table:table-cell table:number-columns-repeated="2"/>
          <table:table-cell table:style-name="ce337" office:value-type="string" calcext:value-type="string">
            <text:p>RS</text:p>
          </table:table-cell>
          <table:table-cell office:value-type="float" office:value="0.0739159792371826" calcext:value-type="float">
            <text:p>0.07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P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0.0735851633154939" calcext:value-type="float">
            <text:p>0.07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Y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  <table:table-cell table:style-name="ce339" office:value-type="string" calcext:value-type="string">
            <text:p>AY</text:p>
          </table:table-cell>
          <table:table-cell office:value-type="float" office:value="0.0722731518709733" calcext:value-type="float">
            <text:p>0.07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R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float" office:value="0.0713155860568336" calcext:value-type="float">
            <text:p>0.07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J</text:p>
          </table:table-cell>
          <table:table-cell office:value-type="float" office:value="0.0686758100286644" calcext:value-type="float">
            <text:p>0.06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M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TM</text:p>
          </table:table-cell>
          <table:table-cell office:value-type="float" office:value="0.068567788503215" calcext:value-type="float">
            <text:p>0.06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P</text:p>
          </table:table-cell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string" calcext:value-type="string">
            <text:p>EP</text:p>
          </table:table-cell>
          <table:table-cell office:value-type="float" office:value="0.0681638330070033" calcext:value-type="float">
            <text:p>0.0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M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SM</text:p>
          </table:table-cell>
          <table:table-cell office:value-type="float" office:value="0.0681300762803004" calcext:value-type="float">
            <text:p>0.06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RÄ</text:p>
          </table:table-cell>
          <table:table-cell office:value-type="float" office:value="0.0673998057592937" calcext:value-type="float">
            <text:p>0.06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Y</text:p>
          </table:table-cell>
          <table:table-cell office:value-type="float" office:value="0.425" calcext:value-type="float">
            <text:p>0.425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float" office:value="0.0669947250388585" calcext:value-type="float">
            <text:p>0.06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A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0.0664512417389413" calcext:value-type="float">
            <text:p>0.0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J</text:p>
          </table:table-cell>
          <table:table-cell office:value-type="float" office:value="0.06582111617382" calcext:value-type="float">
            <text:p>0.0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Y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string" calcext:value-type="string">
            <text:p>HY</text:p>
          </table:table-cell>
          <table:table-cell office:value-type="float" office:value="0.0652776328739028" calcext:value-type="float">
            <text:p>0.0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M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string" calcext:value-type="string">
            <text:p>RM</text:p>
          </table:table-cell>
          <table:table-cell office:value-type="float" office:value="0.0623993093103663" calcext:value-type="float">
            <text:p>0.0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V</text:p>
          </table:table-cell>
          <table:table-cell office:value-type="float" office:value="0.0622023950712659" calcext:value-type="float">
            <text:p>0.0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J</text:p>
          </table:table-cell>
          <table:table-cell office:value-type="float" office:value="0.0607193495447838" calcext:value-type="float">
            <text:p>0.06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E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float" office:value="0.0605505659112691" calcext:value-type="float">
            <text:p>0.06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V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TV</text:p>
          </table:table-cell>
          <table:table-cell office:value-type="float" office:value="0.0601319825001528" calcext:value-type="float">
            <text:p>0.06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A</text:p>
          </table:table-cell>
          <table:table-cell office:value-type="float" office:value="0.0582854895495025" calcext:value-type="float">
            <text:p>0.05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N</text:p>
          </table:table-cell>
          <table:table-cell office:value-type="float" office:value="0.057062370818633" calcext:value-type="float">
            <text:p>0.05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J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UJ</text:p>
          </table:table-cell>
          <table:table-cell office:value-type="float" office:value="0.0559337709225317" calcext:value-type="float">
            <text:p>0.0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H</text:p>
          </table:table-cell>
          <table:table-cell office:value-type="float" office:value="0.598" calcext:value-type="float">
            <text:p>0.598</text:p>
          </table:table-cell>
          <table:table-cell table:number-columns-repeated="2"/>
          <table:table-cell table:style-name="ce337" office:value-type="string" calcext:value-type="string">
            <text:p>CH</text:p>
          </table:table-cell>
          <table:table-cell office:value-type="float" office:value="0.0557503593741125" calcext:value-type="float">
            <text:p>0.0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L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office:value-type="string" calcext:value-type="string">
            <text:p>SL</text:p>
          </table:table-cell>
          <table:table-cell office:value-type="float" office:value="0.0553329011872196" calcext:value-type="float">
            <text:p>0.0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R</text:p>
          </table:table-cell>
          <table:table-cell office:value-type="float" office:value="0.474" calcext:value-type="float">
            <text:p>0.474</text:p>
          </table:table-cell>
          <table:table-cell table:number-columns-repeated="2"/>
          <table:table-cell table:style-name="ce337" office:value-type="string" calcext:value-type="string">
            <text:p>PR</text:p>
          </table:table-cell>
          <table:table-cell office:value-type="float" office:value="0.0549446988301359" calcext:value-type="float">
            <text:p>0.0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B</text:p>
          </table:table-cell>
          <table:table-cell office:value-type="float" office:value="0.23" calcext:value-type="float">
            <text:p>0.230</text:p>
          </table:table-cell>
          <table:table-cell table:number-columns-repeated="2"/>
          <table:table-cell office:value-type="string" calcext:value-type="string">
            <text:p>AB</text:p>
          </table:table-cell>
          <table:table-cell office:value-type="float" office:value="0.0547646629543869" calcext:value-type="float">
            <text:p>0.0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C</text:p>
          </table:table-cell>
          <table:table-cell office:value-type="float" office:value="0.448" calcext:value-type="float">
            <text:p>0.448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0.0534875334607927" calcext:value-type="float">
            <text:p>0.0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H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string" calcext:value-type="string">
            <text:p>SH</text:p>
          </table:table-cell>
          <table:table-cell office:value-type="float" office:value="0.0528967907434915" calcext:value-type="float">
            <text:p>0.0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P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TP</text:p>
          </table:table-cell>
          <table:table-cell office:value-type="float" office:value="0.052243035469678" calcext:value-type="float">
            <text:p>0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U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IU</text:p>
          </table:table-cell>
          <table:table-cell office:value-type="float" office:value="0.0519369744809048" calcext:value-type="float">
            <text:p>0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J</text:p>
          </table:table-cell>
          <table:table-cell office:value-type="float" office:value="0.0515724018325132" calcext:value-type="float">
            <text:p>0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M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HM</text:p>
          </table:table-cell>
          <table:table-cell office:value-type="float" office:value="0.0506463422966294" calcext:value-type="float">
            <text:p>0.0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A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float" office:value="0.0504167965550495" calcext:value-type="float">
            <text:p>0.0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0.794" calcext:value-type="float">
            <text:p>0.794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float" office:value="0.0493399569732261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R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R</text:p>
          </table:table-cell>
          <table:table-cell office:value-type="float" office:value="0.0492836957620545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V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office:value-type="string" calcext:value-type="string">
            <text:p>LV</text:p>
          </table:table-cell>
          <table:table-cell office:value-type="float" office:value="0.0491981787210738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G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float" office:value="0.0488201033820009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C</text:p>
          </table:table-cell>
          <table:table-cell office:value-type="float" office:value="0.699" calcext:value-type="float">
            <text:p>0.699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float" office:value="0.0487570908254888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</text:p>
          </table:table-cell>
          <table:table-cell office:value-type="float" office:value="0.576" calcext:value-type="float">
            <text:p>0.576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float" office:value="0.04865582064538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R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YR</text:p>
          </table:table-cell>
          <table:table-cell office:value-type="float" office:value="0.0483745145895223" calcext:value-type="float">
            <text:p>0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H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RH</text:p>
          </table:table-cell>
          <table:table-cell office:value-type="float" office:value="0.047546349561077" calcext:value-type="float">
            <text:p>0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U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DU</text:p>
          </table:table-cell>
          <table:table-cell office:value-type="float" office:value="0.0474304514660637" calcext:value-type="float">
            <text:p>0.0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L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TL</text:p>
          </table:table-cell>
          <table:table-cell office:value-type="float" office:value="0.047342683976636" calcext:value-type="float">
            <text:p>0.0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Y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PY</text:p>
          </table:table-cell>
          <table:table-cell office:value-type="float" office:value="0.0467463151382176" calcext:value-type="float">
            <text:p>0.0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I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FI</text:p>
          </table:table-cell>
          <table:table-cell office:value-type="float" office:value="0.0454219262272393" calcext:value-type="float">
            <text:p>0.04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Y</text:p>
          </table:table-cell>
          <table:table-cell office:value-type="float" office:value="0.248" calcext:value-type="float">
            <text:p>0.248</text:p>
          </table:table-cell>
          <table:table-cell table:number-columns-repeated="2"/>
          <table:table-cell office:value-type="string" calcext:value-type="string">
            <text:p>RY</text:p>
          </table:table-cell>
          <table:table-cell office:value-type="float" office:value="0.0429250536754459" calcext:value-type="float">
            <text:p>0.04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I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JI</text:p>
          </table:table-cell>
          <table:table-cell office:value-type="float" office:value="0.0424895919009781" calcext:value-type="float">
            <text:p>0.04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Y</text:p>
          </table:table-cell>
          <table:table-cell office:value-type="float" office:value="0.144" calcext:value-type="float">
            <text:p>0.144</text:p>
          </table:table-cell>
          <table:table-cell table:number-columns-repeated="2"/>
          <table:table-cell table:style-name="ce339" office:value-type="string" calcext:value-type="string">
            <text:p>EY</text:p>
          </table:table-cell>
          <table:table-cell office:value-type="float" office:value="0.0415657828135413" calcext:value-type="float">
            <text:p>0.04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A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0.0404158036571948" calcext:value-type="float">
            <text:p>0.0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N</text:p>
          </table:table-cell>
          <table:table-cell office:value-type="float" office:value="0.16" calcext:value-type="float">
            <text:p>0.160</text:p>
          </table:table-cell>
          <table:table-cell table:number-columns-repeated="2"/>
          <table:table-cell office:value-type="string" calcext:value-type="string">
            <text:p>RN</text:p>
          </table:table-cell>
          <table:table-cell office:value-type="float" office:value="0.0398138086976592" calcext:value-type="float">
            <text:p>0.0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E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  <table:table-cell office:value-type="string" calcext:value-type="string">
            <text:p>YE</text:p>
          </table:table-cell>
          <table:table-cell office:value-type="float" office:value="0.0396405241672508" calcext:value-type="float">
            <text:p>0.0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O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string" calcext:value-type="string">
            <text:p>GO</text:p>
          </table:table-cell>
          <table:table-cell office:value-type="float" office:value="0.0392815776399763" calcext:value-type="float">
            <text:p>0.03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LÖ</text:p>
          </table:table-cell>
          <table:table-cell office:value-type="float" office:value="0.0387200907524842" calcext:value-type="float">
            <text:p>0.0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Y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float" office:value="0.0383161352562725" calcext:value-type="float">
            <text:p>0.0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D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YD</text:p>
          </table:table-cell>
          <table:table-cell office:value-type="float" office:value="0.0378064086830583" calcext:value-type="float">
            <text:p>0.0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G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string" calcext:value-type="string">
            <text:p>IG</text:p>
          </table:table-cell>
          <table:table-cell office:value-type="float" office:value="0.0373979522899528" calcext:value-type="float">
            <text:p>0.0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E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string" calcext:value-type="string">
            <text:p>OE</text:p>
          </table:table-cell>
          <table:table-cell office:value-type="float" office:value="0.0373113100247486" calcext:value-type="float">
            <text:p>0.0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T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T</text:p>
          </table:table-cell>
          <table:table-cell office:value-type="float" office:value="0.0369006031831963" calcext:value-type="float">
            <text:p>0.03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I</text:p>
          </table:table-cell>
          <table:table-cell office:value-type="float" office:value="0.0363717477981837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IY</text:p>
          </table:table-cell>
          <table:table-cell office:value-type="float" office:value="0.0361365759354867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U</text:p>
          </table:table-cell>
          <table:table-cell office:value-type="float" office:value="0.185" calcext:value-type="float">
            <text:p>0.185</text:p>
          </table:table-cell>
          <table:table-cell table:number-columns-repeated="2"/>
          <table:table-cell office:value-type="string" calcext:value-type="string">
            <text:p>BU</text:p>
          </table:table-cell>
          <table:table-cell office:value-type="float" office:value="0.0361298245901461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C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table:style-name="ce337" office:value-type="string" calcext:value-type="string">
            <text:p>NC</text:p>
          </table:table-cell>
          <table:table-cell office:value-type="float" office:value="0.035617847568485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S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  <table:table-cell office:value-type="string" calcext:value-type="string">
            <text:p>LS</text:p>
          </table:table-cell>
          <table:table-cell office:value-type="float" office:value="0.0351103714437176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P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LP</text:p>
          </table:table-cell>
          <table:table-cell office:value-type="float" office:value="0.0350259796269603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O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float" office:value="0.0347311708804213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F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AF</text:p>
          </table:table-cell>
          <table:table-cell office:value-type="float" office:value="0.0347142925170699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D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float" office:value="0.0345635124711301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G</text:p>
          </table:table-cell>
          <table:table-cell office:value-type="float" office:value="0.1" calcext:value-type="float">
            <text:p>0.100</text:p>
          </table:table-cell>
          <table:table-cell table:number-columns-repeated="2"/>
          <table:table-cell office:value-type="string" calcext:value-type="string">
            <text:p>RG</text:p>
          </table:table-cell>
          <table:table-cell office:value-type="float" office:value="0.0343497198686782" calcext:value-type="float">
            <text:p>0.03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P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0.0325954953043493" calcext:value-type="float">
            <text:p>0.0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table:style-name="ce337" office:value-type="string" calcext:value-type="string">
            <text:p>BR</text:p>
          </table:table-cell>
          <table:table-cell office:value-type="float" office:value="0.0320913948522522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B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NB</text:p>
          </table:table-cell>
          <table:table-cell office:value-type="float" office:value="0.0320025021386012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I</text:p>
          </table:table-cell>
          <table:table-cell office:value-type="float" office:value="0.107" calcext:value-type="float">
            <text:p>0.107</text:p>
          </table:table-cell>
          <table:table-cell table:number-columns-repeated="2"/>
          <table:table-cell office:value-type="string" calcext:value-type="string">
            <text:p>BI</text:p>
          </table:table-cell>
          <table:table-cell office:value-type="float" office:value="0.0317301978765309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G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OG</text:p>
          </table:table-cell>
          <table:table-cell office:value-type="float" office:value="0.0316491817324438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Y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float" office:value="0.0312913604293928" calcext:value-type="float">
            <text:p>0.0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N</text:p>
          </table:table-cell>
          <table:table-cell office:value-type="float" office:value="0.01" calcext:value-type="float">
            <text:p>0.010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float" office:value="0.0310651903604831" calcext:value-type="float">
            <text:p>0.0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NF</text:p>
          </table:table-cell>
          <table:table-cell office:value-type="float" office:value="0.0298263184904856" calcext:value-type="float">
            <text:p>0.03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DÄ</text:p>
          </table:table-cell>
          <table:table-cell office:value-type="float" office:value="0.029289586535909" calcext:value-type="float">
            <text:p>0.02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K</text:p>
          </table:table-cell>
          <table:table-cell office:value-type="float" office:value="0.0289688976322312" calcext:value-type="float">
            <text:p>0.02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KÖ</text:p>
          </table:table-cell>
          <table:table-cell office:value-type="float" office:value="0.0288923823850379" calcext:value-type="float">
            <text:p>0.02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T</text:p>
          </table:table-cell>
          <table:table-cell office:value-type="float" office:value="0.0285851961720412" calcext:value-type="float">
            <text:p>0.02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K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  <table:table-cell table:style-name="ce337" office:value-type="string" calcext:value-type="string">
            <text:p>CK</text:p>
          </table:table-cell>
          <table:table-cell office:value-type="float" office:value="0.0279888273336228" calcext:value-type="float">
            <text:p>0.02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Ä</text:p>
          </table:table-cell>
          <table:table-cell office:value-type="float" office:value="0.02776490771316" calcext:value-type="float">
            <text:p>0.02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B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IB</text:p>
          </table:table-cell>
          <table:table-cell office:value-type="float" office:value="0.0277502797982554" calcext:value-type="float">
            <text:p>0.02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IÖ</text:p>
          </table:table-cell>
          <table:table-cell office:value-type="float" office:value="0.0272799360728612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L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RL</text:p>
          </table:table-cell>
          <table:table-cell office:value-type="float" office:value="0.0272202991890194" calcext:value-type="float">
            <text:p>0.027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EÄ</text:p>
          </table:table-cell>
          <table:table-cell office:value-type="float" office:value="0.0271021506455591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F</text:p>
          </table:table-cell>
          <table:table-cell office:value-type="float" office:value="1.175" calcext:value-type="float">
            <text:p>1.175</text:p>
          </table:table-cell>
          <table:table-cell table:number-columns-repeated="2"/>
          <table:table-cell office:value-type="string" calcext:value-type="string">
            <text:p>OF</text:p>
          </table:table-cell>
          <table:table-cell office:value-type="float" office:value="0.026835472504606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G</text:p>
          </table:table-cell>
          <table:table-cell office:value-type="float" office:value="0.12" calcext:value-type="float">
            <text:p>0.120</text:p>
          </table:table-cell>
          <table:table-cell table:number-columns-repeated="2"/>
          <table:table-cell office:value-type="string" calcext:value-type="string">
            <text:p>EG</text:p>
          </table:table-cell>
          <table:table-cell office:value-type="float" office:value="0.0267679590512001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L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string" calcext:value-type="string">
            <text:p>GL</text:p>
          </table:table-cell>
          <table:table-cell office:value-type="float" office:value="0.0265316619642796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K</text:p>
          </table:table-cell>
          <table:table-cell office:value-type="float" office:value="0.0261310821407382" calcext:value-type="float">
            <text:p>0.0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R</text:p>
          </table:table-cell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float" office:value="0.0260320624090763" calcext:value-type="float">
            <text:p>0.0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O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office:value-type="string" calcext:value-type="string">
            <text:p>FO</text:p>
          </table:table-cell>
          <table:table-cell office:value-type="float" office:value="0.0256629888637909" calcext:value-type="float">
            <text:p>0.0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C</text:p>
          </table:table-cell>
          <table:table-cell office:value-type="float" office:value="0.155" calcext:value-type="float">
            <text:p>0.155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float" office:value="0.0251093785458628" calcext:value-type="float">
            <text:p>0.0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S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0.0248922102707406" calcext:value-type="float">
            <text:p>0.0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N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float" office:value="0.0240370398609331" calcext:value-type="float">
            <text:p>0.0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I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float" office:value="0.0237771130653205" calcext:value-type="float">
            <text:p>0.0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E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string" calcext:value-type="string">
            <text:p>FE</text:p>
          </table:table-cell>
          <table:table-cell office:value-type="float" office:value="0.0237692364957565" calcext:value-type="float">
            <text:p>0.02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H</text:p>
          </table:table-cell>
          <table:table-cell office:value-type="float" office:value="0.0236454618311791" calcext:value-type="float">
            <text:p>0.0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float" office:value="0.0226935221381565" calcext:value-type="float">
            <text:p>0.0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B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LB</text:p>
          </table:table-cell>
          <table:table-cell office:value-type="float" office:value="0.022587751061154" calcext:value-type="float">
            <text:p>0.0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</text:p>
          </table:table-cell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string" calcext:value-type="string">
            <text:p>FR</text:p>
          </table:table-cell>
          <table:table-cell office:value-type="float" office:value="0.0225157367108544" calcext:value-type="float">
            <text:p>0.0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R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  <table:table-cell office:value-type="string" calcext:value-type="string">
            <text:p>DR</text:p>
          </table:table-cell>
          <table:table-cell office:value-type="float" office:value="0.021935121011564" calcext:value-type="float">
            <text:p>0.0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E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0.0218653571097113" calcext:value-type="float">
            <text:p>0.0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A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float" office:value="0.0218552300917004" calcext:value-type="float">
            <text:p>0.0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B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OB</text:p>
          </table:table-cell>
          <table:table-cell office:value-type="float" office:value="0.0213623818818376" calcext:value-type="float">
            <text:p>0.02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L</text:p>
          </table:table-cell>
          <table:table-cell office:value-type="float" office:value="0.0211452136067154" calcext:value-type="float">
            <text:p>0.0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A</text:p>
          </table:table-cell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float" office:value="0.0204982096782426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L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string" calcext:value-type="string">
            <text:p>PL</text:p>
          </table:table-cell>
          <table:table-cell office:value-type="float" office:value="0.0204959592297957" calcext:value-type="float">
            <text:p>0.02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Y</text:p>
          </table:table-cell>
          <table:table-cell office:value-type="float" office:value="0.0203901881527932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C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  <table:table-cell office:value-type="string" calcext:value-type="string">
            <text:p>EC</text:p>
          </table:table-cell>
          <table:table-cell office:value-type="float" office:value="0.0202101522770442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F</text:p>
          </table:table-cell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float" office:value="0.019830951713748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C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office:value-type="string" calcext:value-type="string">
            <text:p>OC</text:p>
          </table:table-cell>
          <table:table-cell office:value-type="float" office:value="0.0194382484597706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I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string" calcext:value-type="string">
            <text:p>CI</text:p>
          </table:table-cell>
          <table:table-cell office:value-type="float" office:value="0.0188024967735321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J</text:p>
          </table:table-cell>
          <table:table-cell office:value-type="float" office:value="0.0185864537226333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RP</text:p>
          </table:table-cell>
          <table:table-cell office:value-type="float" office:value="0.0185144393723337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O</text:p>
          </table:table-cell>
          <table:table-cell office:value-type="float" office:value="0.15" calcext:value-type="float">
            <text:p>0.150</text:p>
          </table:table-cell>
          <table:table-cell table:number-columns-repeated="2"/>
          <table:table-cell office:value-type="string" calcext:value-type="string">
            <text:p>YO</text:p>
          </table:table-cell>
          <table:table-cell office:value-type="float" office:value="0.0182623891462852" calcext:value-type="float">
            <text:p>0.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D</text:p>
          </table:table-cell>
          <table:table-cell office:value-type="float" office:value="0.253" calcext:value-type="float">
            <text:p>0.253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float" office:value="0.0177492869004006" calcext:value-type="float">
            <text:p>0.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B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0.017711029276804" calcext:value-type="float">
            <text:p>0.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L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KL</text:p>
          </table:table-cell>
          <table:table-cell office:value-type="float" office:value="0.0171585441830994" calcext:value-type="float">
            <text:p>0.0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A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YA</text:p>
          </table:table-cell>
          <table:table-cell office:value-type="float" office:value="0.0169368750110835" calcext:value-type="float">
            <text:p>0.0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T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string" calcext:value-type="string">
            <text:p>PT</text:p>
          </table:table-cell>
          <table:table-cell office:value-type="float" office:value="0.016724207632855" calcext:value-type="float">
            <text:p>0.01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R</text:p>
          </table:table-cell>
          <table:table-cell office:value-type="float" office:value="0.0165542987751169" calcext:value-type="float">
            <text:p>0.0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U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GU</text:p>
          </table:table-cell>
          <table:table-cell office:value-type="float" office:value="0.016463155613019" calcext:value-type="float">
            <text:p>0.01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NÖ</text:p>
          </table:table-cell>
          <table:table-cell office:value-type="float" office:value="0.0163416313968885" calcext:value-type="float">
            <text:p>0.0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B</text:p>
          </table:table-cell>
          <table:table-cell office:value-type="float" office:value="0.09" calcext:value-type="float">
            <text:p>0.090</text:p>
          </table:table-cell>
          <table:table-cell table:number-columns-repeated="2"/>
          <table:table-cell office:value-type="string" calcext:value-type="string">
            <text:p>MB</text:p>
          </table:table-cell>
          <table:table-cell office:value-type="float" office:value="0.0157227580740014" calcext:value-type="float">
            <text:p>0.0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Y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string" calcext:value-type="string">
            <text:p>OY</text:p>
          </table:table-cell>
          <table:table-cell office:value-type="float" office:value="0.0151297649082533" calcext:value-type="float">
            <text:p>0.0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F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float" office:value="0.0151162622175721" calcext:value-type="float">
            <text:p>0.0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W</text:p>
          </table:table-cell>
          <table:table-cell office:value-type="float" office:value="0.06" calcext:value-type="float">
            <text:p>0.060</text:p>
          </table:table-cell>
          <table:table-cell table:number-columns-repeated="2"/>
          <table:table-cell office:value-type="string" calcext:value-type="string">
            <text:p>AW</text:p>
          </table:table-cell>
          <table:table-cell office:value-type="float" office:value="0.0145930329536767" calcext:value-type="float">
            <text:p>0.0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S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float" office:value="0.0140956838469202" calcext:value-type="float">
            <text:p>0.01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M</text:p>
          </table:table-cell>
          <table:table-cell office:value-type="float" office:value="0.0140923081742499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N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HN</text:p>
          </table:table-cell>
          <table:table-cell office:value-type="float" office:value="0.014024794720844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N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string" calcext:value-type="string">
            <text:p>KN</text:p>
          </table:table-cell>
          <table:table-cell office:value-type="float" office:value="0.0139415281283101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R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float" office:value="0.013805375997275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L</text:p>
          </table:table-cell>
          <table:table-cell office:value-type="float" office:value="0.233" calcext:value-type="float">
            <text:p>0.233</text:p>
          </table:table-cell>
          <table:table-cell table:number-columns-repeated="2"/>
          <table:table-cell table:style-name="ce337" office:value-type="string" calcext:value-type="string">
            <text:p>BL</text:p>
          </table:table-cell>
          <table:table-cell office:value-type="float" office:value="0.0136804761084741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B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0.0136771004358038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G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string" calcext:value-type="string">
            <text:p>UG</text:p>
          </table:table-cell>
          <table:table-cell office:value-type="float" office:value="0.013429551106649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W</text:p>
          </table:table-cell>
          <table:table-cell office:value-type="float" office:value="0.33" calcext:value-type="float">
            <text:p>0.330</text:p>
          </table:table-cell>
          <table:table-cell table:number-columns-repeated="2"/>
          <table:table-cell office:value-type="string" calcext:value-type="string">
            <text:p>OW</text:p>
          </table:table-cell>
          <table:table-cell office:value-type="float" office:value="0.0132573918004641" calcext:value-type="float">
            <text:p>0.01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Ö</text:p>
          </table:table-cell>
          <table:table-cell office:value-type="float" office:value="0.0132551413520172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B</text:p>
          </table:table-cell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0.0132168837284206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L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HL</text:p>
          </table:table-cell>
          <table:table-cell office:value-type="float" office:value="0.0130312217315544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S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string" calcext:value-type="string">
            <text:p>DS</text:p>
          </table:table-cell>
          <table:table-cell office:value-type="float" office:value="0.0129794614172766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M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KM</text:p>
          </table:table-cell>
          <table:table-cell office:value-type="float" office:value="0.0126914040160783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E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  <table:table-cell office:value-type="string" calcext:value-type="string">
            <text:p>WE</text:p>
          </table:table-cell>
          <table:table-cell office:value-type="float" office:value="0.0123999709422097" calcext:value-type="float">
            <text:p>0.01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J</text:p>
          </table:table-cell>
          <table:table-cell office:value-type="float" office:value="0.0121220405590222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W</text:p>
          </table:table-cell>
          <table:table-cell office:value-type="float" office:value="0.117" calcext:value-type="float">
            <text:p>0.117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0.0120882838323193" calcext:value-type="float">
            <text:p>0.012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U</text:p>
          </table:table-cell>
          <table:table-cell office:value-type="float" office:value="0.0120612784509569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V</text:p>
          </table:table-cell>
          <table:table-cell office:value-type="float" office:value="0.0119498812528373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float" office:value="0.0117372138746088" calcext:value-type="float">
            <text:p>0.01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D</text:p>
          </table:table-cell>
          <table:table-cell office:value-type="float" office:value="0.0116663247485326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K</text:p>
          </table:table-cell>
          <table:table-cell office:value-type="float" office:value="0.0115402996355084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U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0.0109371794517494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N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0.0109124245188339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Z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float" office:value="0.0107470165579895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H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PH</text:p>
          </table:table-cell>
          <table:table-cell office:value-type="float" office:value="0.0105050933499518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0.0102462917785627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H</text:p>
          </table:table-cell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string" calcext:value-type="string">
            <text:p>GH</text:p>
          </table:table-cell>
          <table:table-cell office:value-type="float" office:value="0.0099008479419694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U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QU</text:p>
          </table:table-cell>
          <table:table-cell office:value-type="float" office:value="0.00979507686496688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R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table:style-name="ce337" office:value-type="string" calcext:value-type="string">
            <text:p>CR</text:p>
          </table:table-cell>
          <table:table-cell office:value-type="float" office:value="0.00977819850161542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H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H</text:p>
          </table:table-cell>
          <table:table-cell office:value-type="float" office:value="0.00950814468799198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A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ZA</text:p>
          </table:table-cell>
          <table:table-cell office:value-type="float" office:value="0.00945976004638444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L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table:style-name="ce337" office:value-type="string" calcext:value-type="string">
            <text:p>CL</text:p>
          </table:table-cell>
          <table:table-cell office:value-type="float" office:value="0.00943950601036268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F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float" office:value="0.00940124838676603" calcext:value-type="float">
            <text:p>0.00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Ö</text:p>
          </table:table-cell>
          <table:table-cell office:value-type="float" office:value="0.00923584042592167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L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0.00884876329306141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T</text:p>
          </table:table-cell>
          <table:table-cell office:value-type="float" office:value="0.461" calcext:value-type="float">
            <text:p>0.461</text:p>
          </table:table-cell>
          <table:table-cell table:number-columns-repeated="2"/>
          <table:table-cell table:style-name="ce337" office:value-type="string" calcext:value-type="string">
            <text:p>CT</text:p>
          </table:table-cell>
          <table:table-cell office:value-type="float" office:value="0.00883863627505053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W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SW</text:p>
          </table:table-cell>
          <table:table-cell office:value-type="float" office:value="0.00876774714897438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C</text:p>
          </table:table-cell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0.00869123190178107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I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ZI</text:p>
          </table:table-cell>
          <table:table-cell office:value-type="float" office:value="0.00865860039930157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W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float" office:value="0.00860684008502374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U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0.00844480779684968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G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LG</text:p>
          </table:table-cell>
          <table:table-cell office:value-type="float" office:value="0.00819050712235427" calcext:value-type="float">
            <text:p>0.00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Ä</text:p>
          </table:table-cell>
          <table:table-cell office:value-type="float" office:value="0.00818150532856682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H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LH</text:p>
          </table:table-cell>
          <table:table-cell office:value-type="float" office:value="0.00812861979006557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E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string" calcext:value-type="string">
            <text:p>ZE</text:p>
          </table:table-cell>
          <table:table-cell office:value-type="float" office:value="0.00803747662796765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F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  <table:table-cell office:value-type="string" calcext:value-type="string">
            <text:p>LF</text:p>
          </table:table-cell>
          <table:table-cell office:value-type="float" office:value="0.0079812154167961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D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float" office:value="0.00793283077518857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Y</text:p>
          </table:table-cell>
          <table:table-cell office:value-type="float" office:value="0.00793058032674171" calcext:value-type="float">
            <text:p>0.00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RÖ</text:p>
          </table:table-cell>
          <table:table-cell office:value-type="float" office:value="0.00792495420562456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O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string" calcext:value-type="string">
            <text:p>WO</text:p>
          </table:table-cell>
          <table:table-cell office:value-type="float" office:value="0.00785969120066556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Y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string" calcext:value-type="string">
            <text:p>BY</text:p>
          </table:table-cell>
          <table:table-cell office:value-type="float" office:value="0.00771341205161953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B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TB</text:p>
          </table:table-cell>
          <table:table-cell office:value-type="float" office:value="0.00766840308268229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L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float" office:value="0.00754800409077517" calcext:value-type="float">
            <text:p>0.00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B</text:p>
          </table:table-cell>
          <table:table-cell office:value-type="float" office:value="0.00742085375352746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C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TC</text:p>
          </table:table-cell>
          <table:table-cell office:value-type="float" office:value="0.00730495565851407" calcext:value-type="float">
            <text:p>0.00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P</text:p>
          </table:table-cell>
          <table:table-cell office:value-type="float" office:value="0.00721268727219273" calcext:value-type="float">
            <text:p>0.00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SÖ</text:p>
          </table:table-cell>
          <table:table-cell office:value-type="float" office:value="0.00705740632935925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0.0070484045355718" calcext:value-type="float">
            <text:p>0.00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V</text:p>
          </table:table-cell>
          <table:table-cell office:value-type="float" office:value="0.00692012897410067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X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float" office:value="0.00691562807720695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F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SF</text:p>
          </table:table-cell>
          <table:table-cell office:value-type="float" office:value="0.00679522908529983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D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0.00676259758282033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J</text:p>
          </table:table-cell>
          <table:table-cell office:value-type="float" office:value="0.00650042033876091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S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0.0064857924238563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float" office:value="0.00645091047292994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V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0.00617635576241278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N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MN</text:p>
          </table:table-cell>
          <table:table-cell office:value-type="float" office:value="0.00611784410279436" calcext:value-type="float">
            <text:p>0.006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AÄ</text:p>
          </table:table-cell>
          <table:table-cell office:value-type="float" office:value="0.00610434141211319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Z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NZ</text:p>
          </table:table-cell>
          <table:table-cell office:value-type="float" office:value="0.00599969555933411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Y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float" office:value="0.00576002279974331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L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DL</text:p>
          </table:table-cell>
          <table:table-cell office:value-type="float" office:value="0.00575214623017929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J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DJ</text:p>
          </table:table-cell>
          <table:table-cell office:value-type="float" office:value="0.00574201921216841" calcext:value-type="float">
            <text:p>0.00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O</text:p>
          </table:table-cell>
          <table:table-cell office:value-type="float" office:value="0.00572739129726381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T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float" office:value="0.00566325351652824" calcext:value-type="float">
            <text:p>0.00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JÖ</text:p>
          </table:table-cell>
          <table:table-cell office:value-type="float" office:value="0.0056475003774002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IW</text:p>
          </table:table-cell>
          <table:table-cell office:value-type="float" office:value="0.00563512291094246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F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TF</text:p>
          </table:table-cell>
          <table:table-cell office:value-type="float" office:value="0.00554735542151485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0.00551247347058848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V</text:p>
          </table:table-cell>
          <table:table-cell office:value-type="float" office:value="0.0054753410712152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Z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string" calcext:value-type="string">
            <text:p>IZ</text:p>
          </table:table-cell>
          <table:table-cell office:value-type="float" office:value="0.00545058613829978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S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table:style-name="ce337" office:value-type="string" calcext:value-type="string">
            <text:p>BS</text:p>
          </table:table-cell>
          <table:table-cell office:value-type="float" office:value="0.00544608524140605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Y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GY</text:p>
          </table:table-cell>
          <table:table-cell office:value-type="float" office:value="0.00541120329047969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F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RF</text:p>
          </table:table-cell>
          <table:table-cell office:value-type="float" office:value="0.00535831775197844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N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DN</text:p>
          </table:table-cell>
          <table:table-cell office:value-type="float" office:value="0.00526717458988053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G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float" office:value="0.0052502962265290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TD</text:p>
          </table:table-cell>
          <table:table-cell office:value-type="float" office:value="0.0052356683116244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Y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FY</text:p>
          </table:table-cell>
          <table:table-cell office:value-type="float" office:value="0.00509389005947215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F</text:p>
          </table:table-cell>
          <table:table-cell office:value-type="float" office:value="0.0050848882656847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C</text:p>
          </table:table-cell>
          <table:table-cell office:value-type="float" office:value="0.083" calcext:value-type="float">
            <text:p>0.083</text:p>
          </table:table-cell>
          <table:table-cell table:number-columns-repeated="2"/>
          <table:table-cell table:style-name="ce338" office:value-type="string" calcext:value-type="string">
            <text:p>CC</text:p>
          </table:table-cell>
          <table:table-cell office:value-type="float" office:value="0.0050398792967474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N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LN</text:p>
          </table:table-cell>
          <table:table-cell office:value-type="float" office:value="0.00501287391538512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O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ZO</text:p>
          </table:table-cell>
          <table:table-cell office:value-type="float" office:value="0.00495211180731984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M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string" calcext:value-type="string">
            <text:p>DM</text:p>
          </table:table-cell>
          <table:table-cell office:value-type="float" office:value="0.00491497940794662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G</text:p>
          </table:table-cell>
          <table:table-cell office:value-type="float" office:value="0.00488572357813742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B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table:style-name="ce338" office:value-type="string" calcext:value-type="string">
            <text:p>BB</text:p>
          </table:table-cell>
          <table:table-cell office:value-type="float" office:value="0.00480583265827381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H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DH</text:p>
          </table:table-cell>
          <table:table-cell office:value-type="float" office:value="0.00480133176138009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C</text:p>
          </table:table-cell>
          <table:table-cell office:value-type="float" office:value="0.00479908131293323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C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LC</text:p>
          </table:table-cell>
          <table:table-cell office:value-type="float" office:value="0.00477432638001775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C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MC</text:p>
          </table:table-cell>
          <table:table-cell office:value-type="float" office:value="0.00472369128996335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X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AX</text:p>
          </table:table-cell>
          <table:table-cell office:value-type="float" office:value="0.00470568770238845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D</text:p>
          </table:table-cell>
          <table:table-cell office:value-type="float" office:value="0.0046404246974294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X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IX</text:p>
          </table:table-cell>
          <table:table-cell office:value-type="float" office:value="0.00463367335208887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G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SG</text:p>
          </table:table-cell>
          <table:table-cell office:value-type="float" office:value="0.0046224211098545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M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337" office:value-type="string" calcext:value-type="string">
            <text:p>CM</text:p>
          </table:table-cell>
          <table:table-cell office:value-type="float" office:value="0.00456278422601272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W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  <table:table-cell office:value-type="string" calcext:value-type="string">
            <text:p>TW</text:p>
          </table:table-cell>
          <table:table-cell office:value-type="float" office:value="0.00456165900178929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Z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TZ</text:p>
          </table:table-cell>
          <table:table-cell office:value-type="float" office:value="0.00455828332911899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H</text:p>
          </table:table-cell>
          <table:table-cell office:value-type="float" office:value="0.0044963959968302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F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UF</text:p>
          </table:table-cell>
          <table:table-cell office:value-type="float" office:value="0.00435461774467798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M</text:p>
          </table:table-cell>
          <table:table-cell office:value-type="float" office:value="0.01" calcext:value-type="float">
            <text:p>0.010</text:p>
          </table:table-cell>
          <table:table-cell table:number-columns-repeated="2"/>
          <table:table-cell office:value-type="string" calcext:value-type="string">
            <text:p>GM</text:p>
          </table:table-cell>
          <table:table-cell office:value-type="float" office:value="0.0043388646055499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S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VS</text:p>
          </table:table-cell>
          <table:table-cell office:value-type="float" office:value="0.0042229665105365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R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float" office:value="0.00421171426830224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G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GG</text:p>
          </table:table-cell>
          <table:table-cell office:value-type="float" office:value="0.00418020799004618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Z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EZ</text:p>
          </table:table-cell>
          <table:table-cell office:value-type="float" office:value="0.0041700809720353" calcext:value-type="float">
            <text:p>0.00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HÖ</text:p>
          </table:table-cell>
          <table:table-cell office:value-type="float" office:value="0.004119445881980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S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office:value-type="string" calcext:value-type="string">
            <text:p>WS</text:p>
          </table:table-cell>
          <table:table-cell office:value-type="float" office:value="0.00405980899813906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GT</text:p>
          </table:table-cell>
          <table:table-cell office:value-type="float" office:value="0.00399679644162692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C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string" calcext:value-type="string">
            <text:p>YC</text:p>
          </table:table-cell>
          <table:table-cell office:value-type="float" office:value="0.0038651452074854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P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DP</text:p>
          </table:table-cell>
          <table:table-cell office:value-type="float" office:value="0.0038527677410277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S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HS</text:p>
          </table:table-cell>
          <table:table-cell office:value-type="float" office:value="0.0038212614627716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P</text:p>
          </table:table-cell>
          <table:table-cell office:value-type="float" office:value="0.0037413705429080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S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style-name="ce337" office:value-type="string" calcext:value-type="string">
            <text:p>CS</text:p>
          </table:table-cell>
          <table:table-cell office:value-type="float" office:value="0.00373236874912064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N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string" calcext:value-type="string">
            <text:p>WN</text:p>
          </table:table-cell>
          <table:table-cell office:value-type="float" office:value="0.00370648859198172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Z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ZZ</text:p>
          </table:table-cell>
          <table:table-cell office:value-type="float" office:value="0.0036839841075131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G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string" calcext:value-type="string">
            <text:p>DG</text:p>
          </table:table-cell>
          <table:table-cell office:value-type="float" office:value="0.0035984670665323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Y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float" office:value="0.00355570854604197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YU</text:p>
          </table:table-cell>
          <table:table-cell office:value-type="float" office:value="0.00355233287337168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J</text:p>
          </table:table-cell>
          <table:table-cell office:value-type="float" office:value="0.00353995540691394" calcext:value-type="float">
            <text:p>0.00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Ö</text:p>
          </table:table-cell>
          <table:table-cell office:value-type="float" office:value="0.003538830182690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B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YB</text:p>
          </table:table-cell>
          <table:table-cell office:value-type="float" office:value="0.0034600644870503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N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N</text:p>
          </table:table-cell>
          <table:table-cell office:value-type="float" office:value="0.00342855820879427" calcext:value-type="float">
            <text:p>0.00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A</text:p>
          </table:table-cell>
          <table:table-cell office:value-type="float" office:value="0.00322489262435325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B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0.00319338634609719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W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DW</text:p>
          </table:table-cell>
          <table:table-cell office:value-type="float" office:value="0.003172007085852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X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OX</text:p>
          </table:table-cell>
          <table:table-cell office:value-type="float" office:value="0.00316188006784112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Z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OZ</text:p>
          </table:table-cell>
          <table:table-cell office:value-type="float" office:value="0.00308761526909467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float" office:value="0.00308536482064781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C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0.0030369801790402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S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FS</text:p>
          </table:table-cell>
          <table:table-cell office:value-type="float" office:value="0.00300209822811392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R</text:p>
          </table:table-cell>
          <table:table-cell office:value-type="float" office:value="0.01" calcext:value-type="float">
            <text:p>0.010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float" office:value="0.0029615901560704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J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style-name="ce337" office:value-type="string" calcext:value-type="string">
            <text:p>BJ</text:p>
          </table:table-cell>
          <table:table-cell office:value-type="float" office:value="0.00290757939334571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D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337" office:value-type="string" calcext:value-type="string">
            <text:p>CD</text:p>
          </table:table-cell>
          <table:table-cell office:value-type="float" office:value="0.00289295147844111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J</text:p>
          </table:table-cell>
          <table:table-cell office:value-type="float" office:value="0.0028321893703758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0.00278605517721516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W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RW</text:p>
          </table:table-cell>
          <table:table-cell office:value-type="float" office:value="0.0027691768138637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float" office:value="0.0027613002442996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N</text:p>
          </table:table-cell>
          <table:table-cell office:value-type="float" office:value="0.00274329665672479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H</text:p>
          </table:table-cell>
          <table:table-cell office:value-type="float" office:value="0.379" calcext:value-type="float">
            <text:p>0.379</text:p>
          </table:table-cell>
          <table:table-cell table:number-columns-repeated="2"/>
          <table:table-cell table:style-name="ce337" office:value-type="string" calcext:value-type="string">
            <text:p>WH</text:p>
          </table:table-cell>
          <table:table-cell office:value-type="float" office:value="0.0026994129120109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X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UX</text:p>
          </table:table-cell>
          <table:table-cell office:value-type="float" office:value="0.00269266156667039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K</text:p>
          </table:table-cell>
          <table:table-cell office:value-type="float" office:value="0.0026724075306486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G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YG</text:p>
          </table:table-cell>
          <table:table-cell office:value-type="float" office:value="0.0026634057368611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Z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UZ</text:p>
          </table:table-cell>
          <table:table-cell office:value-type="float" office:value="0.0026251481132645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Y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float" office:value="0.00259926795612562" calcext:value-type="float">
            <text:p>0.00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E</text:p>
          </table:table-cell>
          <table:table-cell office:value-type="float" office:value="0.0025733877989867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N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CN</text:p>
          </table:table-cell>
          <table:table-cell office:value-type="float" office:value="0.0024676167219841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L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L</text:p>
          </table:table-cell>
          <table:table-cell office:value-type="float" office:value="0.0024282338741641" calcext:value-type="float">
            <text:p>0.00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Ä</text:p>
          </table:table-cell>
          <table:table-cell office:value-type="float" office:value="0.0024259834257172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A</text:p>
          </table:table-cell>
          <table:table-cell office:value-type="float" office:value="0.03" calcext:value-type="float">
            <text:p>0.030</text:p>
          </table:table-cell>
          <table:table-cell table:number-columns-repeated="2"/>
          <table:table-cell office:value-type="string" calcext:value-type="string">
            <text:p>XA</text:p>
          </table:table-cell>
          <table:table-cell office:value-type="float" office:value="0.0023854753536737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K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K</text:p>
          </table:table-cell>
          <table:table-cell office:value-type="float" office:value="0.0023618456449816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K</text:p>
          </table:table-cell>
          <table:table-cell office:value-type="float" office:value="0.0023562195238645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YF</text:p>
          </table:table-cell>
          <table:table-cell office:value-type="float" office:value="0.0021964376841373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XE</text:p>
          </table:table-cell>
          <table:table-cell office:value-type="float" office:value="0.0021863106661264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F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MF</text:p>
          </table:table-cell>
          <table:table-cell office:value-type="float" office:value="0.0021750584238921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U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ZU</text:p>
          </table:table-cell>
          <table:table-cell office:value-type="float" office:value="0.0021739331996687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D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GD</text:p>
          </table:table-cell>
          <table:table-cell office:value-type="float" office:value="0.0021300494549548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M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PM</text:p>
          </table:table-cell>
          <table:table-cell office:value-type="float" office:value="0.0021120458673799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R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VR</text:p>
          </table:table-cell>
          <table:table-cell office:value-type="float" office:value="0.0021064197462628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G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G</text:p>
          </table:table-cell>
          <table:table-cell office:value-type="float" office:value="0.00209741795247539" calcext:value-type="float">
            <text:p>0.00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W</text:p>
          </table:table-cell>
          <table:table-cell office:value-type="float" office:value="0.0020512837593147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W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YW</text:p>
          </table:table-cell>
          <table:table-cell office:value-type="float" office:value="0.0020197774810586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R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string" calcext:value-type="string">
            <text:p>WR</text:p>
          </table:table-cell>
          <table:table-cell office:value-type="float" office:value="0.0020006486692603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float" office:value="0.0019927720996963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float" office:value="0.0019320099916310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Q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AQ</text:p>
          </table:table-cell>
          <table:table-cell office:value-type="float" office:value="0.0019140064040561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T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float" office:value="0.0018993784891515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T</text:p>
          </table:table-cell>
          <table:table-cell office:value-type="float" office:value="0.0018892514711406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J</text:p>
          </table:table-cell>
          <table:table-cell office:value-type="float" office:value="0.0018723731077891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O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XO</text:p>
          </table:table-cell>
          <table:table-cell office:value-type="float" office:value="0.0018723731077891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F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float" office:value="0.0018701226593423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K</text:p>
          </table:table-cell>
          <table:table-cell office:value-type="float" office:value="0.00184986862332057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HC</text:p>
          </table:table-cell>
          <table:table-cell office:value-type="float" office:value="0.0017947326363724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N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337" office:value-type="string" calcext:value-type="string">
            <text:p>BN</text:p>
          </table:table-cell>
          <table:table-cell office:value-type="float" office:value="0.0017936074121490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N</text:p>
          </table:table-cell>
          <table:table-cell office:value-type="float" office:value="0.0017497236674352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Q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IQ</text:p>
          </table:table-cell>
          <table:table-cell office:value-type="float" office:value="0.0017452227705414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W</text:p>
          </table:table-cell>
          <table:table-cell office:value-type="float" office:value="0.0017305948556368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X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NX</text:p>
          </table:table-cell>
          <table:table-cell office:value-type="float" office:value="0.0017035894742745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Z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Z</text:p>
          </table:table-cell>
          <table:table-cell office:value-type="float" office:value="0.0017024642500511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J</text:p>
          </table:table-cell>
          <table:table-cell office:value-type="float" office:value="0.0016979633531573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CJ</text:p>
          </table:table-cell>
          <table:table-cell office:value-type="float" office:value="0.00167883454135906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C</text:p>
          </table:table-cell>
          <table:table-cell office:value-type="float" office:value="0.0016777093171356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K</text:p>
          </table:table-cell>
          <table:table-cell office:value-type="float" office:value="0.00165745528111387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CP</text:p>
          </table:table-cell>
          <table:table-cell office:value-type="float" office:value="0.0016304498997515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float" office:value="0.0016293246755280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G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G</text:p>
          </table:table-cell>
          <table:table-cell office:value-type="float" office:value="0.001593317500378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V</text:p>
          </table:table-cell>
          <table:table-cell office:value-type="float" office:value="0.0015888166034845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P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0.0015730634643565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BH</text:p>
          </table:table-cell>
          <table:table-cell office:value-type="float" office:value="0.0015573103252285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float" office:value="0.0015550598767816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B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HB</text:p>
          </table:table-cell>
          <table:table-cell office:value-type="float" office:value="0.0015258040469724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float" office:value="0.0014965482171632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M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float" office:value="0.0014886716475992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DÖ</text:p>
          </table:table-cell>
          <table:table-cell office:value-type="float" office:value="0.0014830455264820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Z</text:p>
          </table:table-cell>
          <table:table-cell office:value-type="float" office:value="0.0014830455264820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M</text:p>
          </table:table-cell>
          <table:table-cell office:value-type="float" office:value="0.0014774194053649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W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HW</text:p>
          </table:table-cell>
          <table:table-cell office:value-type="float" office:value="0.0014717932842477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D</text:p>
          </table:table-cell>
          <table:table-cell office:value-type="float" office:value="0.0014616662662368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Q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NQ</text:p>
          </table:table-cell>
          <table:table-cell office:value-type="float" office:value="0.0014549149208962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D</text:p>
          </table:table-cell>
          <table:table-cell office:value-type="float" office:value="0.00142115819419336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GÖ</text:p>
          </table:table-cell>
          <table:table-cell office:value-type="float" office:value="0.0014132816246293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W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LW</text:p>
          </table:table-cell>
          <table:table-cell office:value-type="float" office:value="0.0014031546066184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M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337" office:value-type="string" calcext:value-type="string">
            <text:p>BM</text:p>
          </table:table-cell>
          <table:table-cell office:value-type="float" office:value="0.001364896983021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W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KW</text:p>
          </table:table-cell>
          <table:table-cell office:value-type="float" office:value="0.0013626465345749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V</text:p>
          </table:table-cell>
          <table:table-cell office:value-type="float" office:value="0.0013570204134577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K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K</text:p>
          </table:table-cell>
          <table:table-cell office:value-type="float" office:value="0.0013525195165640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L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WL</text:p>
          </table:table-cell>
          <table:table-cell office:value-type="float" office:value="0.0013491438438937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S</text:p>
          </table:table-cell>
          <table:table-cell office:value-type="float" office:value="0.0013367663774360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T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table:style-name="ce337" office:value-type="string" calcext:value-type="string">
            <text:p>BT</text:p>
          </table:table-cell>
          <table:table-cell office:value-type="float" office:value="0.0013232636867548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float" office:value="0.0013153871171908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C</text:p>
          </table:table-cell>
          <table:table-cell office:value-type="float" office:value="0.0013063853234033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B</text:p>
          </table:table-cell>
          <table:table-cell office:value-type="float" office:value="0.0013007592022862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C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337" office:value-type="string" calcext:value-type="string">
            <text:p>BC</text:p>
          </table:table-cell>
          <table:table-cell office:value-type="float" office:value="0.001299633978062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J</text:p>
          </table:table-cell>
          <table:table-cell office:value-type="float" office:value="0.001299633978062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T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WT</text:p>
          </table:table-cell>
          <table:table-cell office:value-type="float" office:value="0.0012568754575724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R</text:p>
          </table:table-cell>
          <table:table-cell office:value-type="float" office:value="0.0012467484395615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H</text:p>
          </table:table-cell>
          <table:table-cell office:value-type="float" office:value="0.0012219935066460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J</text:p>
          </table:table-cell>
          <table:table-cell office:value-type="float" office:value="0.0012107412644117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K</text:p>
          </table:table-cell>
          <table:table-cell office:value-type="float" office:value="0.001205115143294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0.0012006142464008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D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337" office:value-type="string" calcext:value-type="string">
            <text:p>BD</text:p>
          </table:table-cell>
          <table:table-cell office:value-type="float" office:value="0.0011983637979540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ZH</text:p>
          </table:table-cell>
          <table:table-cell office:value-type="float" office:value="0.0011837358830494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CB</text:p>
          </table:table-cell>
          <table:table-cell office:value-type="float" office:value="0.0011792349861556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Q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SQ</text:p>
          </table:table-cell>
          <table:table-cell office:value-type="float" office:value="0.0011736088650385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KF</text:p>
          </table:table-cell>
          <table:table-cell office:value-type="float" office:value="0.001169107968144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X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X</text:p>
          </table:table-cell>
          <table:table-cell office:value-type="float" office:value="0.0011511043805699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S</text:p>
          </table:table-cell>
          <table:table-cell office:value-type="float" office:value="0.0011499791563464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0.0011466034836761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W</text:p>
          </table:table-cell>
          <table:table-cell office:value-type="float" office:value="0.0011387269141121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V</text:p>
          </table:table-cell>
          <table:table-cell office:value-type="float" office:value="0.0011353512414418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G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FG</text:p>
          </table:table-cell>
          <table:table-cell office:value-type="float" office:value="0.0011274746718778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Z</text:p>
          </table:table-cell>
          <table:table-cell office:value-type="float" office:value="0.00110834586007954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AÖ</text:p>
          </table:table-cell>
          <table:table-cell office:value-type="float" office:value="0.0011072206358561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Q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EQ</text:p>
          </table:table-cell>
          <table:table-cell office:value-type="float" office:value="0.0010700882364828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P</text:p>
          </table:table-cell>
          <table:table-cell office:value-type="float" office:value="0.0010464585277908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Y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ZY</text:p>
          </table:table-cell>
          <table:table-cell office:value-type="float" office:value="0.0010464585277908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GW</text:p>
          </table:table-cell>
          <table:table-cell office:value-type="float" office:value="0.0010363315097799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K</text:p>
          </table:table-cell>
          <table:table-cell office:value-type="float" office:value="0.0010318306128862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B</text:p>
          </table:table-cell>
          <table:table-cell office:value-type="float" office:value="0.001030705388662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F</text:p>
          </table:table-cell>
          <table:table-cell office:value-type="float" office:value="0.001012701801087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P</text:p>
          </table:table-cell>
          <table:table-cell office:value-type="float" office:value="0.00099694866195986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X</text:p>
          </table:table-cell>
          <table:table-cell office:value-type="float" office:value="0.00099357298928957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K</text:p>
          </table:table-cell>
          <table:table-cell office:value-type="float" office:value="0.0009755694017146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K</text:p>
          </table:table-cell>
          <table:table-cell office:value-type="float" office:value="0.00096769283215066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CV</text:p>
          </table:table-cell>
          <table:table-cell office:value-type="float" office:value="0.00096206671103350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0.00095869103836321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V</text:p>
          </table:table-cell>
          <table:table-cell office:value-type="float" office:value="0.00095756581413978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Z</text:p>
          </table:table-cell>
          <table:table-cell office:value-type="float" office:value="0.00095531536569292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C</text:p>
          </table:table-cell>
          <table:table-cell office:value-type="float" office:value="0.00093731177811802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M</text:p>
          </table:table-cell>
          <table:table-cell office:value-type="float" office:value="0.00092155863898999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L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ZL</text:p>
          </table:table-cell>
          <table:table-cell office:value-type="float" office:value="0.00091705774209626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BP</text:p>
          </table:table-cell>
          <table:table-cell office:value-type="float" office:value="0.00090130460296823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Ö</text:p>
          </table:table-cell>
          <table:table-cell office:value-type="float" office:value="0.00089230280918078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float" office:value="0.00088780191228706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T</text:p>
          </table:table-cell>
          <table:table-cell office:value-type="float" office:value="0.00088442623961676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D</text:p>
          </table:table-cell>
          <table:table-cell office:value-type="float" office:value="0.00087767489427618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XV</text:p>
          </table:table-cell>
          <table:table-cell office:value-type="float" office:value="0.00087654967005275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L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XL</text:p>
          </table:table-cell>
          <table:table-cell office:value-type="float" office:value="0.0008754244458293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J</text:p>
          </table:table-cell>
          <table:table-cell office:value-type="float" office:value="0.00087204877315902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B</text:p>
          </table:table-cell>
          <table:table-cell office:value-type="float" office:value="0.00085517040980756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W</text:p>
          </table:table-cell>
          <table:table-cell office:value-type="float" office:value="0.000838292046456097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FÄ</text:p>
          </table:table-cell>
          <table:table-cell office:value-type="float" office:value="0.00083716682223266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G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CG</text:p>
          </table:table-cell>
          <table:table-cell office:value-type="float" office:value="0.00083604159800923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M</text:p>
          </table:table-cell>
          <table:table-cell office:value-type="float" office:value="0.00083266592533894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J</text:p>
          </table:table-cell>
          <table:table-cell office:value-type="float" office:value="0.00080903621664689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C</text:p>
          </table:table-cell>
          <table:table-cell office:value-type="float" office:value="0.00080228487130630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CF</text:p>
          </table:table-cell>
          <table:table-cell office:value-type="float" office:value="0.00078765695640170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U</text:p>
          </table:table-cell>
          <table:table-cell office:value-type="float" office:value="0.00078765695640170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Ä</text:p>
          </table:table-cell>
          <table:table-cell office:value-type="float" office:value="0.00077077859305023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A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float" office:value="0.00075502545392220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WF</text:p>
          </table:table-cell>
          <table:table-cell office:value-type="float" office:value="0.00074939933280504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float" office:value="0.00072576962411299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Z</text:p>
          </table:table-cell>
          <table:table-cell office:value-type="float" office:value="0.00071901827877241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G</text:p>
          </table:table-cell>
          <table:table-cell office:value-type="float" office:value="0.0007066408123146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HF</text:p>
          </table:table-cell>
          <table:table-cell office:value-type="float" office:value="0.00070101469119751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X</text:p>
          </table:table-cell>
          <table:table-cell office:value-type="float" office:value="0.00069426334585692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S</text:p>
          </table:table-cell>
          <table:table-cell office:value-type="float" office:value="0.00069426334585692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I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I</text:p>
          </table:table-cell>
          <table:table-cell office:value-type="float" office:value="0.0006852615520694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G</text:p>
          </table:table-cell>
          <table:table-cell office:value-type="float" office:value="0.00068301110362261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XF</text:p>
          </table:table-cell>
          <table:table-cell office:value-type="float" office:value="0.00067851020672889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Q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table:style-name="ce337" office:value-type="string" calcext:value-type="string">
            <text:p>CQ</text:p>
          </table:table-cell>
          <table:table-cell office:value-type="float" office:value="0.00067513453405860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float" office:value="0.000670633637164878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Ä</text:p>
          </table:table-cell>
          <table:table-cell office:value-type="float" office:value="0.00065150482536655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X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float" office:value="0.00064812915269625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H</text:p>
          </table:table-cell>
          <table:table-cell office:value-type="float" office:value="0.00064587870424939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P</text:p>
          </table:table-cell>
          <table:table-cell office:value-type="float" office:value="0.00064025258313224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P</text:p>
          </table:table-cell>
          <table:table-cell office:value-type="float" office:value="0.00061887332288705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Ö</text:p>
          </table:table-cell>
          <table:table-cell office:value-type="float" office:value="0.00060649585642931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V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337" office:value-type="string" calcext:value-type="string">
            <text:p>BV</text:p>
          </table:table-cell>
          <table:table-cell office:value-type="float" office:value="0.00059524361419500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Y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float" office:value="0.00057611480239667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XC</text:p>
          </table:table-cell>
          <table:table-cell office:value-type="float" office:value="0.00057048868127951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0.000570488681279519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R</text:p>
          </table:table-cell>
          <table:table-cell office:value-type="float" office:value="0.00056486256016236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X</text:p>
          </table:table-cell>
          <table:table-cell office:value-type="float" office:value="0.00056373733593893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VÖ</text:p>
          </table:table-cell>
          <table:table-cell office:value-type="float" office:value="0.00056148688749207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XH</text:p>
          </table:table-cell>
          <table:table-cell office:value-type="float" office:value="0.00055361031792805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Z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337" office:value-type="string" calcext:value-type="string">
            <text:p>CZ</text:p>
          </table:table-cell>
          <table:table-cell office:value-type="float" office:value="0.00052210403967198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Q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Q</text:p>
          </table:table-cell>
          <table:table-cell office:value-type="float" office:value="0.0005164779185548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GÄ</text:p>
          </table:table-cell>
          <table:table-cell office:value-type="float" office:value="0.00051422747010796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W</text:p>
          </table:table-cell>
          <table:table-cell office:value-type="float" office:value="0.000513102245884537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Z</text:p>
          </table:table-cell>
          <table:table-cell office:value-type="float" office:value="0.00050747612476738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G</text:p>
          </table:table-cell>
          <table:table-cell office:value-type="float" office:value="0.00050410045209708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0.00050185000365022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F</text:p>
          </table:table-cell>
          <table:table-cell office:value-type="float" office:value="0.00049959955520336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V</text:p>
          </table:table-cell>
          <table:table-cell office:value-type="float" office:value="0.00049622388253307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CW</text:p>
          </table:table-cell>
          <table:table-cell office:value-type="float" office:value="0.00048722208874562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X</text:p>
          </table:table-cell>
          <table:table-cell office:value-type="float" office:value="0.000482721191851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W</text:p>
          </table:table-cell>
          <table:table-cell office:value-type="float" office:value="0.00047259417384102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M</text:p>
          </table:table-cell>
          <table:table-cell office:value-type="float" office:value="0.00047034372539415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V</text:p>
          </table:table-cell>
          <table:table-cell office:value-type="float" office:value="0.00046809327694729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Z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YZ</text:p>
          </table:table-cell>
          <table:table-cell office:value-type="float" office:value="0.00046359238005357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J</text:p>
          </table:table-cell>
          <table:table-cell office:value-type="float" office:value="0.00044446356825524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B</text:p>
          </table:table-cell>
          <table:table-cell office:value-type="float" office:value="0.00043996267136152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float" office:value="0.0004275852049037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D</text:p>
          </table:table-cell>
          <table:table-cell office:value-type="float" office:value="0.0004275852049037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G</text:p>
          </table:table-cell>
          <table:table-cell office:value-type="float" office:value="0.0004174581868929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G</text:p>
          </table:table-cell>
          <table:table-cell office:value-type="float" office:value="0.00041408251422260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Q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OQ</text:p>
          </table:table-cell>
          <table:table-cell office:value-type="float" office:value="0.00039832937509457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L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L</text:p>
          </table:table-cell>
          <table:table-cell office:value-type="float" office:value="0.00038257623596654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N</text:p>
          </table:table-cell>
          <table:table-cell office:value-type="float" office:value="0.000375824890625955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U</text:p>
          </table:table-cell>
          <table:table-cell office:value-type="float" office:value="0.000370198769508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R</text:p>
          </table:table-cell>
          <table:table-cell office:value-type="float" office:value="0.00036457264839164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C</text:p>
          </table:table-cell>
          <table:table-cell office:value-type="float" office:value="0.000352195181933904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F</text:p>
          </table:table-cell>
          <table:table-cell office:value-type="float" office:value="0.00035106995771047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P</text:p>
          </table:table-cell>
          <table:table-cell office:value-type="float" office:value="0.0003476942850401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D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WD</text:p>
          </table:table-cell>
          <table:table-cell office:value-type="float" office:value="0.00034319338814645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T</text:p>
          </table:table-cell>
          <table:table-cell office:value-type="float" office:value="0.00033981771547616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W</text:p>
          </table:table-cell>
          <table:table-cell office:value-type="float" office:value="0.00033306637013557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Q</text:p>
          </table:table-cell>
          <table:table-cell office:value-type="float" office:value="0.00032293935212469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D</text:p>
          </table:table-cell>
          <table:table-cell office:value-type="float" office:value="0.000318438455230974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FÖ</text:p>
          </table:table-cell>
          <table:table-cell office:value-type="float" office:value="0.00031731323100754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B</text:p>
          </table:table-cell>
          <table:table-cell office:value-type="float" office:value="0.00031731323100754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GÅ</text:p>
          </table:table-cell>
          <table:table-cell office:value-type="float" office:value="0.0003150627825606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C</text:p>
          </table:table-cell>
          <table:table-cell office:value-type="float" office:value="0.0003150627825606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Z</text:p>
          </table:table-cell>
          <table:table-cell office:value-type="float" office:value="0.0003139375583372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Z</text:p>
          </table:table-cell>
          <table:table-cell office:value-type="float" office:value="0.00031281233411381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W</text:p>
          </table:table-cell>
          <table:table-cell office:value-type="float" office:value="0.00030943666144352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RÅ</text:p>
          </table:table-cell>
          <table:table-cell office:value-type="float" office:value="0.0003049357645498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XU</text:p>
          </table:table-cell>
          <table:table-cell office:value-type="float" office:value="0.00030381054032637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W</text:p>
          </table:table-cell>
          <table:table-cell office:value-type="float" office:value="0.00029480874653892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float" office:value="0.00029368352231549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L</text:p>
          </table:table-cell>
          <table:table-cell office:value-type="float" office:value="0.00028693217697490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X</text:p>
          </table:table-cell>
          <table:table-cell office:value-type="float" office:value="0.000276805158964027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Q</text:p>
          </table:table-cell>
          <table:table-cell office:value-type="float" office:value="0.00027117903784687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D</text:p>
          </table:table-cell>
          <table:table-cell office:value-type="float" office:value="0.00026555291672971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Q</text:p>
          </table:table-cell>
          <table:table-cell office:value-type="float" office:value="0.00026105201983599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WÄ</text:p>
          </table:table-cell>
          <table:table-cell office:value-type="float" office:value="0.00026105201983599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K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S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H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Q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DQ</text:p>
          </table:table-cell>
          <table:table-cell office:value-type="float" office:value="0.00025317545027197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X</text:p>
          </table:table-cell>
          <table:table-cell office:value-type="float" office:value="0.00024979977760168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F</text:p>
          </table:table-cell>
          <table:table-cell office:value-type="float" office:value="0.00024529888070795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F</text:p>
          </table:table-cell>
          <table:table-cell office:value-type="float" office:value="0.00024417365648452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V</text:p>
          </table:table-cell>
          <table:table-cell office:value-type="float" office:value="0.000243048432261097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TÅ</text:p>
          </table:table-cell>
          <table:table-cell office:value-type="float" office:value="0.000232921414250218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C</text:p>
          </table:table-cell>
          <table:table-cell office:value-type="float" office:value="0.00022954574157992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Q</text:p>
          </table:table-cell>
          <table:table-cell office:value-type="float" office:value="0.00022842051735649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B</text:p>
          </table:table-cell>
          <table:table-cell office:value-type="float" office:value="0.0002194187235690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Z</text:p>
          </table:table-cell>
          <table:table-cell office:value-type="float" office:value="0.000218293499345615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B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X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Z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G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LÅ</text:p>
          </table:table-cell>
          <table:table-cell office:value-type="float" office:value="0.00020028991177071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L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L</text:p>
          </table:table-cell>
          <table:table-cell office:value-type="float" office:value="0.00019691423910042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H</text:p>
          </table:table-cell>
          <table:table-cell office:value-type="float" office:value="0.00019578901487699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G</text:p>
          </table:table-cell>
          <table:table-cell office:value-type="float" office:value="0.0001901628937598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C</text:p>
          </table:table-cell>
          <table:table-cell office:value-type="float" office:value="0.00018678722108954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O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O</text:p>
          </table:table-cell>
          <table:table-cell office:value-type="float" office:value="0.00018566199686611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F</text:p>
          </table:table-cell>
          <table:table-cell office:value-type="float" office:value="0.00018116109997239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float" office:value="0.000176660203078667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Å</text:p>
          </table:table-cell>
          <table:table-cell office:value-type="float" office:value="0.00017328453040837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Z</text:p>
          </table:table-cell>
          <table:table-cell office:value-type="float" office:value="0.00016315751239749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Z</text:p>
          </table:table-cell>
          <table:table-cell office:value-type="float" office:value="0.000163157512397495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EÖ</text:p>
          </table:table-cell>
          <table:table-cell office:value-type="float" office:value="0.00015978183972720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AÅ</text:p>
          </table:table-cell>
          <table:table-cell office:value-type="float" office:value="0.0001586566155037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KÅ</text:p>
          </table:table-cell>
          <table:table-cell office:value-type="float" office:value="0.0001586566155037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NÅ</text:p>
          </table:table-cell>
          <table:table-cell office:value-type="float" office:value="0.000155280942833478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W</text:p>
          </table:table-cell>
          <table:table-cell office:value-type="float" office:value="0.00015415571861004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T</text:p>
          </table:table-cell>
          <table:table-cell office:value-type="float" office:value="0.00014740437326946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X</text:p>
          </table:table-cell>
          <table:table-cell office:value-type="float" office:value="0.00014177825215230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X</text:p>
          </table:table-cell>
          <table:table-cell office:value-type="float" office:value="0.00014177825215230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EÅ</text:p>
          </table:table-cell>
          <table:table-cell office:value-type="float" office:value="0.00013952780370544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Q</text:p>
          </table:table-cell>
          <table:table-cell office:value-type="float" office:value="0.00013390168258828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G</text:p>
          </table:table-cell>
          <table:table-cell office:value-type="float" office:value="0.000128275561471134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Ö</text:p>
          </table:table-cell>
          <table:table-cell office:value-type="float" office:value="0.00012602511302427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CX</text:p>
          </table:table-cell>
          <table:table-cell office:value-type="float" office:value="0.000123774664577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S</text:p>
          </table:table-cell>
          <table:table-cell office:value-type="float" office:value="0.00011927376768368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SÅ</text:p>
          </table:table-cell>
          <table:table-cell office:value-type="float" office:value="0.00011027197389623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W</text:p>
          </table:table-cell>
          <table:table-cell office:value-type="float" office:value="0.00011027197389623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Q</text:p>
          </table:table-cell>
          <table:table-cell office:value-type="float" office:value="0.00010914674967280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E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E</text:p>
          </table:table-cell>
          <table:table-cell office:value-type="float" office:value="0.00010464585277908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VÅ</text:p>
          </table:table-cell>
          <table:table-cell office:value-type="float" office:value="0.00010352062855565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HÅ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N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Ö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G</text:p>
          </table:table-cell>
          <table:table-cell office:value-type="float" office:value="0.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float" office:value="0.00010014495588535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R</text:p>
          </table:table-cell>
          <table:table-cell office:value-type="float" office:value="0.000097894507438497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float" office:value="0.000097894507438497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Å</text:p>
          </table:table-cell>
          <table:table-cell office:value-type="float" office:value="0.000096769283215066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XÄ</text:p>
          </table:table-cell>
          <table:table-cell office:value-type="float" office:value="0.000096769283215066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M</text:p>
          </table:table-cell>
          <table:table-cell office:value-type="float" office:value="0.00009339361054477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Q</text:p>
          </table:table-cell>
          <table:table-cell office:value-type="float" office:value="0.000091143162097911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0.000086642265204187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IÅ</text:p>
          </table:table-cell>
          <table:table-cell office:value-type="float" office:value="0.000084391816757325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J</text:p>
          </table:table-cell>
          <table:table-cell office:value-type="float" office:value="0.00008214136831046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X</text:p>
          </table:table-cell>
          <table:table-cell office:value-type="float" office:value="0.000081016144087032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W</text:p>
          </table:table-cell>
          <table:table-cell office:value-type="float" office:value="0.000079890919863601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Z</text:p>
          </table:table-cell>
          <table:table-cell office:value-type="float" office:value="0.000079890919863601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Q</text:p>
          </table:table-cell>
          <table:table-cell office:value-type="float" office:value="0.000077640471416739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X</text:p>
          </table:table-cell>
          <table:table-cell office:value-type="float" office:value="0.000072014350299584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D</text:p>
          </table:table-cell>
          <table:table-cell office:value-type="float" office:value="0.00007088912607615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X</text:p>
          </table:table-cell>
          <table:table-cell office:value-type="float" office:value="0.00007088912607615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K</text:p>
          </table:table-cell>
          <table:table-cell office:value-type="float" office:value="0.000069763901852722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P</text:p>
          </table:table-cell>
          <table:table-cell office:value-type="float" office:value="0.000068638677629291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T</text:p>
          </table:table-cell>
          <table:table-cell office:value-type="float" office:value="0.000066388229182429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Z</text:p>
          </table:table-cell>
          <table:table-cell office:value-type="float" office:value="0.000063012556512136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X</text:p>
          </table:table-cell>
          <table:table-cell office:value-type="float" office:value="0.000057386435394981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M</text:p>
          </table:table-cell>
          <table:table-cell office:value-type="float" office:value="0.00005626121117155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B</text:p>
          </table:table-cell>
          <table:table-cell office:value-type="float" office:value="0.000055135986948119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O</text:p>
          </table:table-cell>
          <table:table-cell office:value-type="float" office:value="0.00004838464160753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W</text:p>
          </table:table-cell>
          <table:table-cell office:value-type="float" office:value="0.000047259417384102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0.000043883744713809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Å</text:p>
          </table:table-cell>
          <table:table-cell office:value-type="float" office:value="0.000041633296266947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D</text:p>
          </table:table-cell>
          <table:table-cell office:value-type="float" office:value="0.000039382847820085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Q</text:p>
          </table:table-cell>
          <table:table-cell office:value-type="float" office:value="0.00003825762359665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F</text:p>
          </table:table-cell>
          <table:table-cell office:value-type="float" office:value="0.00003825762359665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37" office:value-type="string" calcext:value-type="string">
            <text:p>BQ</text:p>
          </table:table-cell>
          <table:table-cell office:value-type="float" office:value="0.00003713239937322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FÅ</text:p>
          </table:table-cell>
          <table:table-cell office:value-type="float" office:value="0.000034881950926361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ÄÅ</text:p>
          </table:table-cell>
          <table:table-cell office:value-type="float" office:value="0.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CÄ</text:p>
          </table:table-cell>
          <table:table-cell office:value-type="float" office:value="0.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000032631502479499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Q</text:p>
          </table:table-cell>
          <table:table-cell office:value-type="float" office:value="0.00003150627825606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Q</text:p>
          </table:table-cell>
          <table:table-cell office:value-type="float" office:value="0.00003038105403263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WÖ</text:p>
          </table:table-cell>
          <table:table-cell office:value-type="float" office:value="0.00003038105403263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I</text:p>
          </table:table-cell>
          <table:table-cell office:value-type="float" office:value="0.000029255829809206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V</text:p>
          </table:table-cell>
          <table:table-cell office:value-type="float" office:value="0.000029255829809206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H</text:p>
          </table:table-cell>
          <table:table-cell office:value-type="float" office:value="0.000028130605585775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C</text:p>
          </table:table-cell>
          <table:table-cell office:value-type="float" office:value="0.00002700538136234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Q</text:p>
          </table:table-cell>
          <table:table-cell office:value-type="float" office:value="0.0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F</text:p>
          </table:table-cell>
          <table:table-cell office:value-type="float" office:value="0.00002475493291548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ZÄ</text:p>
          </table:table-cell>
          <table:table-cell office:value-type="float" office:value="0.00002475493291548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Z</text:p>
          </table:table-cell>
          <table:table-cell office:value-type="float" office:value="0.000023629708692051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X</text:p>
          </table:table-cell>
          <table:table-cell office:value-type="float" office:value="0.00002025403602175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Z</text:p>
          </table:table-cell>
          <table:table-cell office:value-type="float" office:value="0.000020254036021758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ZÖ</text:p>
          </table:table-cell>
          <table:table-cell office:value-type="float" office:value="0.00001912881179832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CÖ</text:p>
          </table:table-cell>
          <table:table-cell office:value-type="float" office:value="0.000018003587574896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Å</text:p>
          </table:table-cell>
          <table:table-cell office:value-type="float" office:value="0.000018003587574896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A</text:p>
          </table:table-cell>
          <table:table-cell office:value-type="float" office:value="0.00001575313912803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Y</text:p>
          </table:table-cell>
          <table:table-cell office:value-type="float" office:value="0.00001350269068117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J</text:p>
          </table:table-cell>
          <table:table-cell office:value-type="float" office:value="0.000011252242234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X</text:p>
          </table:table-cell>
          <table:table-cell office:value-type="float" office:value="0.000011252242234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DÅ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Q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WÅ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Å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G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Å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Ä</text:p>
          </table:table-cell>
          <table:table-cell office:value-type="float" office:value="0.000007876569564017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Q</text:p>
          </table:table-cell>
          <table:table-cell office:value-type="float" office:value="0.0000078765695640170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Å</text:p>
          </table:table-cell>
          <table:table-cell office:value-type="float" office:value="0.0000067513453405860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E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Q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Å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XÖ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P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Y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JÅ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X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Z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XÅ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C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39" office:value-type="string" calcext:value-type="string">
            <text:p>ÅU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Q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ZÅ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W</text:p>
          </table:table-cell>
          <table:table-cell office:value-type="float" office:value="0.000001125224223431" calcext:value-type="float">
            <text:p>0.000</text:p>
          </table:table-cell>
          <table:table-cell table:number-columns-repeated="1018"/>
        </table:table-row>
        <table:table-row table:style-name="ro6" table:number-rows-repeated="10477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BigramList.B1:BigramList.B1048576 BigramList.F1:BigramList.F1048576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Layout.AB2:Layout.AI35"/>
        <table:database-range table:name="__Anonymous_Sheet_DB__5" table:target-range-address="BigramList.A1:BigramList.F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4">
      <number:number number:decimal-places="1" number:min-decimal-places="1" number:min-integer-digits="1"/>
    </number:number-style>
    <number:number-style style:name="N133">
      <number:number number:decimal-places="0" number:min-decimal-places="0" number:min-integer-digits="0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style:font-name="Verdana" fo:font-family="Verdana" style:font-family-generic="swiss" style:font-pitch="variable" style:font-name-asian="Song" style:font-family-asian="Song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1" style:family="table-cell" style:parent-style-name="Default">
      <style:table-cell-properties fo:background-color="#ffff00"/>
    </style:style>
    <style:style style:name="Condition2" style:family="table-cell" style:parent-style-name="Condition1">
      <style:table-cell-properties fo:background-color="#ff950e"/>
    </style:style>
    <style:style style:name="Condition3" style:family="table-cell" style:parent-style-name="Condition2">
      <style:table-cell-properties fo:background-color="#b84700"/>
    </style:style>
    <style:style style:name="Condition0" style:family="table-cell" style:parent-style-name="Default">
      <style:table-cell-properties fo:background-color="#999999"/>
    </style:style>
  </office:styles>
  <office:automatic-styles>
    <style:page-layout style:name="Mpm1">
      <style:page-layout-properties fo:page-width="8.2681in" fo:page-height="11.6929in" style:num-format="1" style:print-orientation="portrait" style:first-page-number="continue" style:scale-to="2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9839in" fo:margin-bottom="0.9839in" fo:margin-left="0.748in" fo:margin-right="0.748in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shadow="none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eone</meta:initial-creator>
    <meta:creation-date>2007-04-11T23:18:52</meta:creation-date>
    <dc:date>2022-11-09T23:51:00.807246174</dc:date>
    <meta:editing-cycles>364</meta:editing-cycles>
    <meta:editing-duration>P48DT21H6M9S</meta:editing-duration>
    <meta:generator>LibreOffice/7.4.2.3$MacOSX_AARCH64 LibreOffice_project/382eef1f22670f7f4118c8c2dd222ec7ad009daf</meta:generator>
    <meta:document-statistic meta:table-count="6" meta:cell-count="8170" meta:object-count="0"/>
  </office:meta>
</office:document-meta>
</file>